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38.993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209cm"/>
    </style:style>
    <style:style style:name="Table1.C" style:family="table-column">
      <style:table-column-properties style:column-width="3.87cm"/>
    </style:style>
    <style:style style:name="Table1.D" style:family="table-column">
      <style:table-column-properties style:column-width="15.612cm"/>
    </style:style>
    <style:style style:name="Table1.E" style:family="table-column">
      <style:table-column-properties style:column-width="6.5cm"/>
    </style:style>
    <style:style style:name="Table1.F" style:family="table-column">
      <style:table-column-properties style:column-width="6.495cm"/>
    </style:style>
    <style:style style:name="Table1.A1" style:family="table-cell">
      <style:table-cell-properties style:vertical-align="bottom" fo:padding="0.097cm" fo:border-left="none" fo:border-right="none" fo:border-top="0.5pt solid #000000" fo:border-bottom="0.5pt solid #000000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E2" style:family="table-cell">
      <style:table-cell-properties fo:padding="0cm" fo:border="none"/>
    </style:style>
    <style:style style:name="Table1.F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ble1.E3" style:family="table-cell">
      <style:table-cell-properties fo:padding="0cm" fo:border="none"/>
    </style:style>
    <style:style style:name="Table1.F3" style:family="table-cell">
      <style:table-cell-properties fo:padding="0cm" fo:border="none"/>
    </style:style>
    <style:style style:name="Table1.A4" style:family="table-cell">
      <style:table-cell-properties fo:padding="0cm" fo:border="none"/>
    </style:style>
    <style:style style:name="Table1.B4" style:family="table-cell">
      <style:table-cell-properties fo:padding="0cm" fo:border="none"/>
    </style:style>
    <style:style style:name="Table1.C4" style:family="table-cell">
      <style:table-cell-properties fo:padding="0cm" fo:border="none"/>
    </style:style>
    <style:style style:name="Table1.D4" style:family="table-cell">
      <style:table-cell-properties fo:padding="0cm" fo:border="none"/>
    </style:style>
    <style:style style:name="Table1.E4" style:family="table-cell">
      <style:table-cell-properties fo:padding="0cm" fo:border="none"/>
    </style:style>
    <style:style style:name="Table1.F4" style:family="table-cell">
      <style:table-cell-properties fo:padding="0cm" fo:border="none"/>
    </style:style>
    <style:style style:name="Table1.A5" style:family="table-cell">
      <style:table-cell-properties fo:padding="0cm" fo:border="none"/>
    </style:style>
    <style:style style:name="Table1.B5" style:family="table-cell">
      <style:table-cell-properties fo:padding="0cm" fo:border="none"/>
    </style:style>
    <style:style style:name="Table1.C5" style:family="table-cell">
      <style:table-cell-properties fo:padding="0cm" fo:border="none"/>
    </style:style>
    <style:style style:name="Table1.D5" style:family="table-cell">
      <style:table-cell-properties fo:padding="0cm" fo:border="none"/>
    </style:style>
    <style:style style:name="Table1.E5" style:family="table-cell">
      <style:table-cell-properties fo:padding="0cm" fo:border="none"/>
    </style:style>
    <style:style style:name="Table1.F5" style:family="table-cell">
      <style:table-cell-properties fo:padding="0cm" fo:border="none"/>
    </style:style>
    <style:style style:name="Table1.A6" style:family="table-cell">
      <style:table-cell-properties fo:padding="0cm" fo:border="none"/>
    </style:style>
    <style:style style:name="Table1.B6" style:family="table-cell">
      <style:table-cell-properties fo:padding="0cm" fo:border="none"/>
    </style:style>
    <style:style style:name="Table1.C6" style:family="table-cell">
      <style:table-cell-properties fo:padding="0cm" fo:border="none"/>
    </style:style>
    <style:style style:name="Table1.D6" style:family="table-cell">
      <style:table-cell-properties fo:padding="0cm" fo:border="none"/>
    </style:style>
    <style:style style:name="Table1.E6" style:family="table-cell">
      <style:table-cell-properties fo:padding="0cm" fo:border="none"/>
    </style:style>
    <style:style style:name="Table1.F6" style:family="table-cell">
      <style:table-cell-properties fo:padding="0cm" fo:border="none"/>
    </style:style>
    <style:style style:name="Table1.A7" style:family="table-cell">
      <style:table-cell-properties fo:padding="0cm" fo:border="none"/>
    </style:style>
    <style:style style:name="Table1.B7" style:family="table-cell">
      <style:table-cell-properties fo:padding="0cm" fo:border="none"/>
    </style:style>
    <style:style style:name="Table1.C7" style:family="table-cell">
      <style:table-cell-properties fo:padding="0cm" fo:border="none"/>
    </style:style>
    <style:style style:name="Table1.D7" style:family="table-cell">
      <style:table-cell-properties fo:padding="0cm" fo:border="none"/>
    </style:style>
    <style:style style:name="Table1.E7" style:family="table-cell">
      <style:table-cell-properties fo:padding="0cm" fo:border="none"/>
    </style:style>
    <style:style style:name="Table1.F7" style:family="table-cell">
      <style:table-cell-properties fo:padding="0cm" fo:border="none"/>
    </style:style>
    <style:style style:name="Table1.A8" style:family="table-cell">
      <style:table-cell-properties fo:padding="0cm" fo:border="none"/>
    </style:style>
    <style:style style:name="Table1.B8" style:family="table-cell">
      <style:table-cell-properties fo:padding="0cm" fo:border="none"/>
    </style:style>
    <style:style style:name="Table1.C8" style:family="table-cell">
      <style:table-cell-properties fo:padding="0cm" fo:border="none"/>
    </style:style>
    <style:style style:name="Table1.D8" style:family="table-cell">
      <style:table-cell-properties fo:padding="0cm" fo:border="none"/>
    </style:style>
    <style:style style:name="Table1.E8" style:family="table-cell">
      <style:table-cell-properties fo:padding="0cm" fo:border="none"/>
    </style:style>
    <style:style style:name="Table1.F8" style:family="table-cell">
      <style:table-cell-properties fo:padding="0cm" fo:border="none"/>
    </style:style>
    <style:style style:name="Table1.A9" style:family="table-cell">
      <style:table-cell-properties fo:padding="0cm" fo:border="none"/>
    </style:style>
    <style:style style:name="Table1.B9" style:family="table-cell">
      <style:table-cell-properties fo:padding="0cm" fo:border="none"/>
    </style:style>
    <style:style style:name="Table1.C9" style:family="table-cell">
      <style:table-cell-properties fo:padding="0cm" fo:border="none"/>
    </style:style>
    <style:style style:name="Table1.D9" style:family="table-cell">
      <style:table-cell-properties fo:padding="0cm" fo:border="none"/>
    </style:style>
    <style:style style:name="Table1.E9" style:family="table-cell">
      <style:table-cell-properties fo:padding="0cm" fo:border="none"/>
    </style:style>
    <style:style style:name="Table1.F9" style:family="table-cell">
      <style:table-cell-properties fo:padding="0cm" fo:border="none"/>
    </style:style>
    <style:style style:name="Table1.A10" style:family="table-cell">
      <style:table-cell-properties fo:padding="0cm" fo:border="none"/>
    </style:style>
    <style:style style:name="Table1.B10" style:family="table-cell">
      <style:table-cell-properties fo:padding="0cm" fo:border="none"/>
    </style:style>
    <style:style style:name="Table1.C10" style:family="table-cell">
      <style:table-cell-properties fo:padding="0cm" fo:border="none"/>
    </style:style>
    <style:style style:name="Table1.D10" style:family="table-cell">
      <style:table-cell-properties fo:padding="0cm" fo:border="none"/>
    </style:style>
    <style:style style:name="Table1.E10" style:family="table-cell">
      <style:table-cell-properties fo:padding="0cm" fo:border="none"/>
    </style:style>
    <style:style style:name="Table1.F10" style:family="table-cell">
      <style:table-cell-properties fo:padding="0cm" fo:border="none"/>
    </style:style>
    <style:style style:name="Table1.A11" style:family="table-cell">
      <style:table-cell-properties fo:padding="0cm" fo:border="none"/>
    </style:style>
    <style:style style:name="Table1.B11" style:family="table-cell">
      <style:table-cell-properties fo:padding="0cm" fo:border="none"/>
    </style:style>
    <style:style style:name="Table1.C11" style:family="table-cell">
      <style:table-cell-properties fo:padding="0cm" fo:border="none"/>
    </style:style>
    <style:style style:name="Table1.D11" style:family="table-cell">
      <style:table-cell-properties fo:padding="0cm" fo:border="none"/>
    </style:style>
    <style:style style:name="Table1.E11" style:family="table-cell">
      <style:table-cell-properties fo:padding="0cm" fo:border="none"/>
    </style:style>
    <style:style style:name="Table1.F11" style:family="table-cell">
      <style:table-cell-properties fo:padding="0cm" fo:border="none"/>
    </style:style>
    <style:style style:name="Table1.A12" style:family="table-cell">
      <style:table-cell-properties fo:padding="0cm" fo:border="none"/>
    </style:style>
    <style:style style:name="Table1.B12" style:family="table-cell">
      <style:table-cell-properties fo:padding="0cm" fo:border="none"/>
    </style:style>
    <style:style style:name="Table1.C12" style:family="table-cell">
      <style:table-cell-properties fo:padding="0cm" fo:border="none"/>
    </style:style>
    <style:style style:name="Table1.D12" style:family="table-cell">
      <style:table-cell-properties fo:padding="0cm" fo:border="none"/>
    </style:style>
    <style:style style:name="Table1.E12" style:family="table-cell">
      <style:table-cell-properties fo:padding="0cm" fo:border="none"/>
    </style:style>
    <style:style style:name="Table1.F12" style:family="table-cell">
      <style:table-cell-properties fo:padding="0cm" fo:border="none"/>
    </style:style>
    <style:style style:name="Table1.A13" style:family="table-cell">
      <style:table-cell-properties fo:padding="0cm" fo:border="none"/>
    </style:style>
    <style:style style:name="Table1.B13" style:family="table-cell">
      <style:table-cell-properties fo:padding="0cm" fo:border="none"/>
    </style:style>
    <style:style style:name="Table1.C13" style:family="table-cell">
      <style:table-cell-properties fo:padding="0cm" fo:border="none"/>
    </style:style>
    <style:style style:name="Table1.D13" style:family="table-cell">
      <style:table-cell-properties fo:padding="0cm" fo:border="none"/>
    </style:style>
    <style:style style:name="Table1.E13" style:family="table-cell">
      <style:table-cell-properties fo:padding="0cm" fo:border="none"/>
    </style:style>
    <style:style style:name="Table1.F13" style:family="table-cell">
      <style:table-cell-properties fo:padding="0cm" fo:border="none"/>
    </style:style>
    <style:style style:name="Table1.A14" style:family="table-cell">
      <style:table-cell-properties fo:padding="0cm" fo:border="none"/>
    </style:style>
    <style:style style:name="Table1.B14" style:family="table-cell">
      <style:table-cell-properties fo:padding="0cm" fo:border="none"/>
    </style:style>
    <style:style style:name="Table1.C14" style:family="table-cell">
      <style:table-cell-properties fo:padding="0cm" fo:border="none"/>
    </style:style>
    <style:style style:name="Table1.D14" style:family="table-cell">
      <style:table-cell-properties fo:padding="0cm" fo:border="none"/>
    </style:style>
    <style:style style:name="Table1.E14" style:family="table-cell">
      <style:table-cell-properties fo:padding="0cm" fo:border="none"/>
    </style:style>
    <style:style style:name="Table1.F14" style:family="table-cell">
      <style:table-cell-properties fo:padding="0cm" fo:border="none"/>
    </style:style>
    <style:style style:name="Table1.A15" style:family="table-cell">
      <style:table-cell-properties fo:padding="0cm" fo:border="none"/>
    </style:style>
    <style:style style:name="Table1.B15" style:family="table-cell">
      <style:table-cell-properties fo:padding="0cm" fo:border="none"/>
    </style:style>
    <style:style style:name="Table1.C15" style:family="table-cell">
      <style:table-cell-properties fo:padding="0cm" fo:border="none"/>
    </style:style>
    <style:style style:name="Table1.D15" style:family="table-cell">
      <style:table-cell-properties fo:padding="0cm" fo:border="none"/>
    </style:style>
    <style:style style:name="Table1.E15" style:family="table-cell">
      <style:table-cell-properties fo:padding="0cm" fo:border="none"/>
    </style:style>
    <style:style style:name="Table1.F15" style:family="table-cell">
      <style:table-cell-properties fo:padding="0cm" fo:border="none"/>
    </style:style>
    <style:style style:name="Table1.A16" style:family="table-cell">
      <style:table-cell-properties fo:padding="0cm" fo:border="none"/>
    </style:style>
    <style:style style:name="Table1.B16" style:family="table-cell">
      <style:table-cell-properties fo:padding="0cm" fo:border="none"/>
    </style:style>
    <style:style style:name="Table1.C16" style:family="table-cell">
      <style:table-cell-properties fo:padding="0cm" fo:border="none"/>
    </style:style>
    <style:style style:name="Table1.D16" style:family="table-cell">
      <style:table-cell-properties fo:padding="0cm" fo:border="none"/>
    </style:style>
    <style:style style:name="Table1.E16" style:family="table-cell">
      <style:table-cell-properties fo:padding="0cm" fo:border="none"/>
    </style:style>
    <style:style style:name="Table1.F16" style:family="table-cell">
      <style:table-cell-properties fo:padding="0cm" fo:border="none"/>
    </style:style>
    <style:style style:name="Table1.A17" style:family="table-cell">
      <style:table-cell-properties fo:padding="0cm" fo:border="none"/>
    </style:style>
    <style:style style:name="Table1.B17" style:family="table-cell">
      <style:table-cell-properties fo:padding="0cm" fo:border="none"/>
    </style:style>
    <style:style style:name="Table1.C17" style:family="table-cell">
      <style:table-cell-properties fo:padding="0cm" fo:border="none"/>
    </style:style>
    <style:style style:name="Table1.D17" style:family="table-cell">
      <style:table-cell-properties fo:padding="0cm" fo:border="none"/>
    </style:style>
    <style:style style:name="Table1.E17" style:family="table-cell">
      <style:table-cell-properties fo:padding="0cm" fo:border="none"/>
    </style:style>
    <style:style style:name="Table1.F17" style:family="table-cell">
      <style:table-cell-properties fo:padding="0cm" fo:border="none"/>
    </style:style>
    <style:style style:name="Table1.A18" style:family="table-cell">
      <style:table-cell-properties fo:padding="0cm" fo:border="none"/>
    </style:style>
    <style:style style:name="Table1.B18" style:family="table-cell">
      <style:table-cell-properties fo:padding="0cm" fo:border="none"/>
    </style:style>
    <style:style style:name="Table1.C18" style:family="table-cell">
      <style:table-cell-properties fo:padding="0cm" fo:border="none"/>
    </style:style>
    <style:style style:name="Table1.D18" style:family="table-cell">
      <style:table-cell-properties fo:padding="0cm" fo:border="none"/>
    </style:style>
    <style:style style:name="Table1.E18" style:family="table-cell">
      <style:table-cell-properties fo:padding="0cm" fo:border="none"/>
    </style:style>
    <style:style style:name="Table1.F18" style:family="table-cell">
      <style:table-cell-properties fo:padding="0cm" fo:border="none"/>
    </style:style>
    <style:style style:name="Table1.A19" style:family="table-cell">
      <style:table-cell-properties fo:padding="0cm" fo:border="none"/>
    </style:style>
    <style:style style:name="Table1.B19" style:family="table-cell">
      <style:table-cell-properties fo:padding="0cm" fo:border="none"/>
    </style:style>
    <style:style style:name="Table1.C19" style:family="table-cell">
      <style:table-cell-properties fo:padding="0cm" fo:border="none"/>
    </style:style>
    <style:style style:name="Table1.D19" style:family="table-cell">
      <style:table-cell-properties fo:padding="0cm" fo:border="none"/>
    </style:style>
    <style:style style:name="Table1.E19" style:family="table-cell">
      <style:table-cell-properties fo:padding="0cm" fo:border="none"/>
    </style:style>
    <style:style style:name="Table1.F19" style:family="table-cell">
      <style:table-cell-properties fo:padding="0cm" fo:border="none"/>
    </style:style>
    <style:style style:name="Table1.A20" style:family="table-cell">
      <style:table-cell-properties fo:padding="0cm" fo:border="none"/>
    </style:style>
    <style:style style:name="Table1.B20" style:family="table-cell">
      <style:table-cell-properties fo:padding="0cm" fo:border="none"/>
    </style:style>
    <style:style style:name="Table1.C20" style:family="table-cell">
      <style:table-cell-properties fo:padding="0cm" fo:border="none"/>
    </style:style>
    <style:style style:name="Table1.D20" style:family="table-cell">
      <style:table-cell-properties fo:padding="0cm" fo:border="none"/>
    </style:style>
    <style:style style:name="Table1.E20" style:family="table-cell">
      <style:table-cell-properties fo:padding="0cm" fo:border="none"/>
    </style:style>
    <style:style style:name="Table1.F20" style:family="table-cell">
      <style:table-cell-properties fo:padding="0cm" fo:border="none"/>
    </style:style>
    <style:style style:name="Table1.A21" style:family="table-cell">
      <style:table-cell-properties fo:padding="0cm" fo:border="none"/>
    </style:style>
    <style:style style:name="Table1.B21" style:family="table-cell">
      <style:table-cell-properties fo:padding="0cm" fo:border="none"/>
    </style:style>
    <style:style style:name="Table1.C21" style:family="table-cell">
      <style:table-cell-properties fo:padding="0cm" fo:border="none"/>
    </style:style>
    <style:style style:name="Table1.D21" style:family="table-cell">
      <style:table-cell-properties fo:padding="0cm" fo:border="none"/>
    </style:style>
    <style:style style:name="Table1.E21" style:family="table-cell">
      <style:table-cell-properties fo:padding="0cm" fo:border="none"/>
    </style:style>
    <style:style style:name="Table1.F21" style:family="table-cell">
      <style:table-cell-properties fo:padding="0cm" fo:border="none"/>
    </style:style>
    <style:style style:name="Table1.A22" style:family="table-cell">
      <style:table-cell-properties fo:padding="0cm" fo:border="none"/>
    </style:style>
    <style:style style:name="Table1.B22" style:family="table-cell">
      <style:table-cell-properties fo:padding="0cm" fo:border="none"/>
    </style:style>
    <style:style style:name="Table1.C22" style:family="table-cell">
      <style:table-cell-properties fo:padding="0cm" fo:border="none"/>
    </style:style>
    <style:style style:name="Table1.D22" style:family="table-cell">
      <style:table-cell-properties fo:padding="0cm" fo:border="none"/>
    </style:style>
    <style:style style:name="Table1.E22" style:family="table-cell">
      <style:table-cell-properties fo:padding="0cm" fo:border="none"/>
    </style:style>
    <style:style style:name="Table1.F22" style:family="table-cell">
      <style:table-cell-properties fo:padding="0cm" fo:border="none"/>
    </style:style>
    <style:style style:name="Table1.A23" style:family="table-cell">
      <style:table-cell-properties fo:padding="0cm" fo:border="none"/>
    </style:style>
    <style:style style:name="Table1.B23" style:family="table-cell">
      <style:table-cell-properties fo:padding="0cm" fo:border="none"/>
    </style:style>
    <style:style style:name="Table1.C23" style:family="table-cell">
      <style:table-cell-properties fo:padding="0cm" fo:border="none"/>
    </style:style>
    <style:style style:name="Table1.D23" style:family="table-cell">
      <style:table-cell-properties fo:padding="0cm" fo:border="none"/>
    </style:style>
    <style:style style:name="Table1.E23" style:family="table-cell">
      <style:table-cell-properties fo:padding="0cm" fo:border="none"/>
    </style:style>
    <style:style style:name="Table1.F23" style:family="table-cell">
      <style:table-cell-properties fo:padding="0cm" fo:border="none"/>
    </style:style>
    <style:style style:name="Table1.A24" style:family="table-cell">
      <style:table-cell-properties fo:padding="0cm" fo:border="none"/>
    </style:style>
    <style:style style:name="Table1.B24" style:family="table-cell">
      <style:table-cell-properties fo:padding="0cm" fo:border="none"/>
    </style:style>
    <style:style style:name="Table1.C24" style:family="table-cell">
      <style:table-cell-properties fo:padding="0cm" fo:border="none"/>
    </style:style>
    <style:style style:name="Table1.D24" style:family="table-cell">
      <style:table-cell-properties fo:padding="0cm" fo:border="none"/>
    </style:style>
    <style:style style:name="Table1.E24" style:family="table-cell">
      <style:table-cell-properties fo:padding="0cm" fo:border="none"/>
    </style:style>
    <style:style style:name="Table1.F24" style:family="table-cell">
      <style:table-cell-properties fo:padding="0cm" fo:border="none"/>
    </style:style>
    <style:style style:name="Table1.A25" style:family="table-cell">
      <style:table-cell-properties fo:padding="0cm" fo:border="none"/>
    </style:style>
    <style:style style:name="Table1.B25" style:family="table-cell">
      <style:table-cell-properties fo:padding="0cm" fo:border="none"/>
    </style:style>
    <style:style style:name="Table1.C25" style:family="table-cell">
      <style:table-cell-properties fo:padding="0cm" fo:border="none"/>
    </style:style>
    <style:style style:name="Table1.D25" style:family="table-cell">
      <style:table-cell-properties fo:padding="0cm" fo:border="none"/>
    </style:style>
    <style:style style:name="Table1.E25" style:family="table-cell">
      <style:table-cell-properties fo:padding="0cm" fo:border="none"/>
    </style:style>
    <style:style style:name="Table1.F25" style:family="table-cell">
      <style:table-cell-properties fo:padding="0cm" fo:border="none"/>
    </style:style>
    <style:style style:name="Table1.A26" style:family="table-cell">
      <style:table-cell-properties fo:padding="0cm" fo:border="none"/>
    </style:style>
    <style:style style:name="Table1.B26" style:family="table-cell">
      <style:table-cell-properties fo:padding="0cm" fo:border="none"/>
    </style:style>
    <style:style style:name="Table1.C26" style:family="table-cell">
      <style:table-cell-properties fo:padding="0cm" fo:border="none"/>
    </style:style>
    <style:style style:name="Table1.D26" style:family="table-cell">
      <style:table-cell-properties fo:padding="0cm" fo:border="none"/>
    </style:style>
    <style:style style:name="Table1.E26" style:family="table-cell">
      <style:table-cell-properties fo:padding="0cm" fo:border="none"/>
    </style:style>
    <style:style style:name="Table1.F26" style:family="table-cell">
      <style:table-cell-properties fo:padding="0cm" fo:border="none"/>
    </style:style>
    <style:style style:name="Table1.A27" style:family="table-cell">
      <style:table-cell-properties fo:padding="0cm" fo:border="none"/>
    </style:style>
    <style:style style:name="Table1.B27" style:family="table-cell">
      <style:table-cell-properties fo:padding="0cm" fo:border="none"/>
    </style:style>
    <style:style style:name="Table1.C27" style:family="table-cell">
      <style:table-cell-properties fo:padding="0cm" fo:border="none"/>
    </style:style>
    <style:style style:name="Table1.D27" style:family="table-cell">
      <style:table-cell-properties fo:padding="0cm" fo:border="none"/>
    </style:style>
    <style:style style:name="Table1.E27" style:family="table-cell">
      <style:table-cell-properties fo:padding="0cm" fo:border="none"/>
    </style:style>
    <style:style style:name="Table1.F27" style:family="table-cell">
      <style:table-cell-properties fo:padding="0cm" fo:border="none"/>
    </style:style>
    <style:style style:name="Table1.A28" style:family="table-cell">
      <style:table-cell-properties fo:padding="0cm" fo:border="none"/>
    </style:style>
    <style:style style:name="Table1.B28" style:family="table-cell">
      <style:table-cell-properties fo:padding="0cm" fo:border="none"/>
    </style:style>
    <style:style style:name="Table1.C28" style:family="table-cell">
      <style:table-cell-properties fo:padding="0cm" fo:border="none"/>
    </style:style>
    <style:style style:name="Table1.D28" style:family="table-cell">
      <style:table-cell-properties fo:padding="0cm" fo:border="none"/>
    </style:style>
    <style:style style:name="Table1.E28" style:family="table-cell">
      <style:table-cell-properties fo:padding="0cm" fo:border="none"/>
    </style:style>
    <style:style style:name="Table1.F28" style:family="table-cell">
      <style:table-cell-properties fo:padding="0cm" fo:border="none"/>
    </style:style>
    <style:style style:name="Table1.A29" style:family="table-cell">
      <style:table-cell-properties fo:padding="0cm" fo:border="none"/>
    </style:style>
    <style:style style:name="Table1.B29" style:family="table-cell">
      <style:table-cell-properties fo:padding="0cm" fo:border="none"/>
    </style:style>
    <style:style style:name="Table1.C29" style:family="table-cell">
      <style:table-cell-properties fo:padding="0cm" fo:border="none"/>
    </style:style>
    <style:style style:name="Table1.D29" style:family="table-cell">
      <style:table-cell-properties fo:padding="0cm" fo:border="none"/>
    </style:style>
    <style:style style:name="Table1.E29" style:family="table-cell">
      <style:table-cell-properties fo:padding="0cm" fo:border="none"/>
    </style:style>
    <style:style style:name="Table1.F29" style:family="table-cell">
      <style:table-cell-properties fo:padding="0cm" fo:border="none"/>
    </style:style>
    <style:style style:name="Table1.A30" style:family="table-cell">
      <style:table-cell-properties fo:padding="0cm" fo:border="none"/>
    </style:style>
    <style:style style:name="Table1.B30" style:family="table-cell">
      <style:table-cell-properties fo:padding="0cm" fo:border="none"/>
    </style:style>
    <style:style style:name="Table1.C30" style:family="table-cell">
      <style:table-cell-properties fo:padding="0cm" fo:border="none"/>
    </style:style>
    <style:style style:name="Table1.D30" style:family="table-cell">
      <style:table-cell-properties fo:padding="0cm" fo:border="none"/>
    </style:style>
    <style:style style:name="Table1.E30" style:family="table-cell">
      <style:table-cell-properties fo:padding="0cm" fo:border="none"/>
    </style:style>
    <style:style style:name="Table1.F30" style:family="table-cell">
      <style:table-cell-properties fo:padding="0cm" fo:border="none"/>
    </style:style>
    <style:style style:name="Table1.A31" style:family="table-cell">
      <style:table-cell-properties fo:padding="0cm" fo:border="none"/>
    </style:style>
    <style:style style:name="Table1.B31" style:family="table-cell">
      <style:table-cell-properties fo:padding="0cm" fo:border="none"/>
    </style:style>
    <style:style style:name="Table1.C31" style:family="table-cell">
      <style:table-cell-properties fo:padding="0cm" fo:border="none"/>
    </style:style>
    <style:style style:name="Table1.D31" style:family="table-cell">
      <style:table-cell-properties fo:padding="0cm" fo:border="none"/>
    </style:style>
    <style:style style:name="Table1.E31" style:family="table-cell">
      <style:table-cell-properties fo:padding="0cm" fo:border="none"/>
    </style:style>
    <style:style style:name="Table1.F31" style:family="table-cell">
      <style:table-cell-properties fo:padding="0cm" fo:border="none"/>
    </style:style>
    <style:style style:name="Table1.A32" style:family="table-cell">
      <style:table-cell-properties fo:padding="0cm" fo:border="none"/>
    </style:style>
    <style:style style:name="Table1.B32" style:family="table-cell">
      <style:table-cell-properties fo:padding="0cm" fo:border="none"/>
    </style:style>
    <style:style style:name="Table1.C32" style:family="table-cell">
      <style:table-cell-properties fo:padding="0cm" fo:border="none"/>
    </style:style>
    <style:style style:name="Table1.D32" style:family="table-cell">
      <style:table-cell-properties fo:padding="0cm" fo:border="none"/>
    </style:style>
    <style:style style:name="Table1.E32" style:family="table-cell">
      <style:table-cell-properties fo:padding="0cm" fo:border="none"/>
    </style:style>
    <style:style style:name="Table1.F32" style:family="table-cell">
      <style:table-cell-properties fo:padding="0cm" fo:border="none"/>
    </style:style>
    <style:style style:name="Table1.A33" style:family="table-cell">
      <style:table-cell-properties fo:padding="0cm" fo:border="none"/>
    </style:style>
    <style:style style:name="Table1.B33" style:family="table-cell">
      <style:table-cell-properties fo:padding="0cm" fo:border="none"/>
    </style:style>
    <style:style style:name="Table1.C33" style:family="table-cell">
      <style:table-cell-properties fo:padding="0cm" fo:border="none"/>
    </style:style>
    <style:style style:name="Table1.D33" style:family="table-cell">
      <style:table-cell-properties fo:padding="0cm" fo:border="none"/>
    </style:style>
    <style:style style:name="Table1.E33" style:family="table-cell">
      <style:table-cell-properties fo:padding="0cm" fo:border="none"/>
    </style:style>
    <style:style style:name="Table1.F33" style:family="table-cell">
      <style:table-cell-properties fo:padding="0cm" fo:border="none"/>
    </style:style>
    <style:style style:name="Table1.A34" style:family="table-cell">
      <style:table-cell-properties fo:padding="0cm" fo:border="none"/>
    </style:style>
    <style:style style:name="Table1.B34" style:family="table-cell">
      <style:table-cell-properties fo:padding="0cm" fo:border="none"/>
    </style:style>
    <style:style style:name="Table1.C34" style:family="table-cell">
      <style:table-cell-properties fo:padding="0cm" fo:border="none"/>
    </style:style>
    <style:style style:name="Table1.D34" style:family="table-cell">
      <style:table-cell-properties fo:padding="0cm" fo:border="none"/>
    </style:style>
    <style:style style:name="Table1.E34" style:family="table-cell">
      <style:table-cell-properties fo:padding="0cm" fo:border="none"/>
    </style:style>
    <style:style style:name="Table1.F34" style:family="table-cell">
      <style:table-cell-properties fo:padding="0cm" fo:border="none"/>
    </style:style>
    <style:style style:name="Table1.A35" style:family="table-cell">
      <style:table-cell-properties fo:padding="0cm" fo:border="none"/>
    </style:style>
    <style:style style:name="Table1.B35" style:family="table-cell">
      <style:table-cell-properties fo:padding="0cm" fo:border="none"/>
    </style:style>
    <style:style style:name="Table1.C35" style:family="table-cell">
      <style:table-cell-properties fo:padding="0cm" fo:border="none"/>
    </style:style>
    <style:style style:name="Table1.D35" style:family="table-cell">
      <style:table-cell-properties fo:padding="0cm" fo:border="none"/>
    </style:style>
    <style:style style:name="Table1.E35" style:family="table-cell">
      <style:table-cell-properties fo:padding="0cm" fo:border="none"/>
    </style:style>
    <style:style style:name="Table1.F35" style:family="table-cell">
      <style:table-cell-properties fo:padding="0cm" fo:border="none"/>
    </style:style>
    <style:style style:name="Table1.A36" style:family="table-cell">
      <style:table-cell-properties fo:padding="0cm" fo:border="none"/>
    </style:style>
    <style:style style:name="Table1.B36" style:family="table-cell">
      <style:table-cell-properties fo:padding="0cm" fo:border="none"/>
    </style:style>
    <style:style style:name="Table1.C36" style:family="table-cell">
      <style:table-cell-properties fo:padding="0cm" fo:border="none"/>
    </style:style>
    <style:style style:name="Table1.D36" style:family="table-cell">
      <style:table-cell-properties fo:padding="0cm" fo:border="none"/>
    </style:style>
    <style:style style:name="Table1.E36" style:family="table-cell">
      <style:table-cell-properties fo:padding="0cm" fo:border="none"/>
    </style:style>
    <style:style style:name="Table1.F36" style:family="table-cell">
      <style:table-cell-properties fo:padding="0cm" fo:border="none"/>
    </style:style>
    <style:style style:name="Table1.A37" style:family="table-cell">
      <style:table-cell-properties fo:padding="0cm" fo:border="none"/>
    </style:style>
    <style:style style:name="Table1.B37" style:family="table-cell">
      <style:table-cell-properties fo:padding="0cm" fo:border="none"/>
    </style:style>
    <style:style style:name="Table1.C37" style:family="table-cell">
      <style:table-cell-properties fo:padding="0cm" fo:border="none"/>
    </style:style>
    <style:style style:name="Table1.D37" style:family="table-cell">
      <style:table-cell-properties fo:padding="0cm" fo:border="none"/>
    </style:style>
    <style:style style:name="Table1.E37" style:family="table-cell">
      <style:table-cell-properties fo:padding="0cm" fo:border="none"/>
    </style:style>
    <style:style style:name="Table1.F37" style:family="table-cell">
      <style:table-cell-properties fo:padding="0cm" fo:border="none"/>
    </style:style>
    <style:style style:name="Table1.A38" style:family="table-cell">
      <style:table-cell-properties fo:padding="0cm" fo:border="none"/>
    </style:style>
    <style:style style:name="Table1.B38" style:family="table-cell">
      <style:table-cell-properties fo:padding="0cm" fo:border="none"/>
    </style:style>
    <style:style style:name="Table1.C38" style:family="table-cell">
      <style:table-cell-properties fo:padding="0cm" fo:border="none"/>
    </style:style>
    <style:style style:name="Table1.D38" style:family="table-cell">
      <style:table-cell-properties fo:padding="0cm" fo:border="none"/>
    </style:style>
    <style:style style:name="Table1.E38" style:family="table-cell">
      <style:table-cell-properties fo:padding="0cm" fo:border="none"/>
    </style:style>
    <style:style style:name="Table1.F38" style:family="table-cell">
      <style:table-cell-properties fo:padding="0cm" fo:border="none"/>
    </style:style>
    <style:style style:name="Table1.A39" style:family="table-cell">
      <style:table-cell-properties fo:padding="0cm" fo:border="none"/>
    </style:style>
    <style:style style:name="Table1.B39" style:family="table-cell">
      <style:table-cell-properties fo:padding="0cm" fo:border="none"/>
    </style:style>
    <style:style style:name="Table1.C39" style:family="table-cell">
      <style:table-cell-properties fo:padding="0cm" fo:border="none"/>
    </style:style>
    <style:style style:name="Table1.D39" style:family="table-cell">
      <style:table-cell-properties fo:padding="0cm" fo:border="none"/>
    </style:style>
    <style:style style:name="Table1.E39" style:family="table-cell">
      <style:table-cell-properties fo:padding="0cm" fo:border="none"/>
    </style:style>
    <style:style style:name="Table1.F39" style:family="table-cell">
      <style:table-cell-properties fo:padding="0cm" fo:border="none"/>
    </style:style>
    <style:style style:name="Table1.A40" style:family="table-cell">
      <style:table-cell-properties fo:padding="0cm" fo:border="none"/>
    </style:style>
    <style:style style:name="Table1.B40" style:family="table-cell">
      <style:table-cell-properties fo:padding="0cm" fo:border="none"/>
    </style:style>
    <style:style style:name="Table1.C40" style:family="table-cell">
      <style:table-cell-properties fo:padding="0cm" fo:border="none"/>
    </style:style>
    <style:style style:name="Table1.D40" style:family="table-cell">
      <style:table-cell-properties fo:padding="0cm" fo:border="none"/>
    </style:style>
    <style:style style:name="Table1.E40" style:family="table-cell">
      <style:table-cell-properties fo:padding="0cm" fo:border="none"/>
    </style:style>
    <style:style style:name="Table1.F40" style:family="table-cell">
      <style:table-cell-properties fo:padding="0cm" fo:border="none"/>
    </style:style>
    <style:style style:name="Table1.A41" style:family="table-cell">
      <style:table-cell-properties fo:padding="0cm" fo:border="none"/>
    </style:style>
    <style:style style:name="Table1.B41" style:family="table-cell">
      <style:table-cell-properties fo:padding="0cm" fo:border="none"/>
    </style:style>
    <style:style style:name="Table1.C41" style:family="table-cell">
      <style:table-cell-properties fo:padding="0cm" fo:border="none"/>
    </style:style>
    <style:style style:name="Table1.D41" style:family="table-cell">
      <style:table-cell-properties fo:padding="0cm" fo:border="none"/>
    </style:style>
    <style:style style:name="Table1.E41" style:family="table-cell">
      <style:table-cell-properties fo:padding="0cm" fo:border="none"/>
    </style:style>
    <style:style style:name="Table1.F41" style:family="table-cell">
      <style:table-cell-properties fo:padding="0cm" fo:border="none"/>
    </style:style>
    <style:style style:name="Table1.A42" style:family="table-cell">
      <style:table-cell-properties fo:padding="0cm" fo:border="none"/>
    </style:style>
    <style:style style:name="Table1.B42" style:family="table-cell">
      <style:table-cell-properties fo:padding="0cm" fo:border="none"/>
    </style:style>
    <style:style style:name="Table1.C42" style:family="table-cell">
      <style:table-cell-properties fo:padding="0cm" fo:border="none"/>
    </style:style>
    <style:style style:name="Table1.D42" style:family="table-cell">
      <style:table-cell-properties fo:padding="0cm" fo:border="none"/>
    </style:style>
    <style:style style:name="Table1.E42" style:family="table-cell">
      <style:table-cell-properties fo:padding="0cm" fo:border="none"/>
    </style:style>
    <style:style style:name="Table1.F42" style:family="table-cell">
      <style:table-cell-properties fo:padding="0cm" fo:border="none"/>
    </style:style>
    <style:style style:name="Table1.A43" style:family="table-cell">
      <style:table-cell-properties fo:padding="0cm" fo:border="none"/>
    </style:style>
    <style:style style:name="Table1.B43" style:family="table-cell">
      <style:table-cell-properties fo:padding="0cm" fo:border="none"/>
    </style:style>
    <style:style style:name="Table1.C43" style:family="table-cell">
      <style:table-cell-properties fo:padding="0cm" fo:border="none"/>
    </style:style>
    <style:style style:name="Table1.D43" style:family="table-cell">
      <style:table-cell-properties fo:padding="0cm" fo:border="none"/>
    </style:style>
    <style:style style:name="Table1.E43" style:family="table-cell">
      <style:table-cell-properties fo:padding="0cm" fo:border="none"/>
    </style:style>
    <style:style style:name="Table1.F43" style:family="table-cell">
      <style:table-cell-properties fo:padding="0cm" fo:border="none"/>
    </style:style>
    <style:style style:name="Table1.A44" style:family="table-cell">
      <style:table-cell-properties fo:padding="0cm" fo:border="none"/>
    </style:style>
    <style:style style:name="Table1.B44" style:family="table-cell">
      <style:table-cell-properties fo:padding="0cm" fo:border="none"/>
    </style:style>
    <style:style style:name="Table1.C44" style:family="table-cell">
      <style:table-cell-properties fo:padding="0cm" fo:border="none"/>
    </style:style>
    <style:style style:name="Table1.D44" style:family="table-cell">
      <style:table-cell-properties fo:padding="0cm" fo:border="none"/>
    </style:style>
    <style:style style:name="Table1.E44" style:family="table-cell">
      <style:table-cell-properties fo:padding="0cm" fo:border="none"/>
    </style:style>
    <style:style style:name="Table1.F44" style:family="table-cell">
      <style:table-cell-properties fo:padding="0cm" fo:border="none"/>
    </style:style>
    <style:style style:name="Table1.A45" style:family="table-cell">
      <style:table-cell-properties fo:padding="0cm" fo:border="none"/>
    </style:style>
    <style:style style:name="Table1.B45" style:family="table-cell">
      <style:table-cell-properties fo:padding="0cm" fo:border="none"/>
    </style:style>
    <style:style style:name="Table1.C45" style:family="table-cell">
      <style:table-cell-properties fo:padding="0cm" fo:border="none"/>
    </style:style>
    <style:style style:name="Table1.D45" style:family="table-cell">
      <style:table-cell-properties fo:padding="0cm" fo:border="none"/>
    </style:style>
    <style:style style:name="Table1.E45" style:family="table-cell">
      <style:table-cell-properties fo:padding="0cm" fo:border="none"/>
    </style:style>
    <style:style style:name="Table1.F45" style:family="table-cell">
      <style:table-cell-properties fo:padding="0cm" fo:border="none"/>
    </style:style>
    <style:style style:name="Table1.A46" style:family="table-cell">
      <style:table-cell-properties fo:padding="0cm" fo:border="none"/>
    </style:style>
    <style:style style:name="Table1.B46" style:family="table-cell">
      <style:table-cell-properties fo:padding="0cm" fo:border="none"/>
    </style:style>
    <style:style style:name="Table1.C46" style:family="table-cell">
      <style:table-cell-properties fo:padding="0cm" fo:border="none"/>
    </style:style>
    <style:style style:name="Table1.D46" style:family="table-cell">
      <style:table-cell-properties fo:padding="0cm" fo:border="none"/>
    </style:style>
    <style:style style:name="Table1.E46" style:family="table-cell">
      <style:table-cell-properties fo:padding="0cm" fo:border="none"/>
    </style:style>
    <style:style style:name="Table1.F46" style:family="table-cell">
      <style:table-cell-properties fo:padding="0cm" fo:border="none"/>
    </style:style>
    <style:style style:name="Table1.A47" style:family="table-cell">
      <style:table-cell-properties fo:padding="0cm" fo:border="none"/>
    </style:style>
    <style:style style:name="Table1.B47" style:family="table-cell">
      <style:table-cell-properties fo:padding="0cm" fo:border="none"/>
    </style:style>
    <style:style style:name="Table1.C47" style:family="table-cell">
      <style:table-cell-properties fo:padding="0cm" fo:border="none"/>
    </style:style>
    <style:style style:name="Table1.D47" style:family="table-cell">
      <style:table-cell-properties fo:padding="0cm" fo:border="none"/>
    </style:style>
    <style:style style:name="Table1.E47" style:family="table-cell">
      <style:table-cell-properties fo:padding="0cm" fo:border="none"/>
    </style:style>
    <style:style style:name="Table1.F47" style:family="table-cell">
      <style:table-cell-properties fo:padding="0cm" fo:border="none"/>
    </style:style>
    <style:style style:name="Table1.A48" style:family="table-cell">
      <style:table-cell-properties fo:padding="0cm" fo:border="none"/>
    </style:style>
    <style:style style:name="Table1.B48" style:family="table-cell">
      <style:table-cell-properties fo:padding="0cm" fo:border="none"/>
    </style:style>
    <style:style style:name="Table1.C48" style:family="table-cell">
      <style:table-cell-properties fo:padding="0cm" fo:border="none"/>
    </style:style>
    <style:style style:name="Table1.D48" style:family="table-cell">
      <style:table-cell-properties fo:padding="0cm" fo:border="none"/>
    </style:style>
    <style:style style:name="Table1.E48" style:family="table-cell">
      <style:table-cell-properties fo:padding="0cm" fo:border="none"/>
    </style:style>
    <style:style style:name="Table1.F48" style:family="table-cell">
      <style:table-cell-properties fo:padding="0cm" fo:border="none"/>
    </style:style>
    <style:style style:name="Table1.A49" style:family="table-cell">
      <style:table-cell-properties fo:padding="0cm" fo:border="none"/>
    </style:style>
    <style:style style:name="Table1.B49" style:family="table-cell">
      <style:table-cell-properties fo:padding="0cm" fo:border="none"/>
    </style:style>
    <style:style style:name="Table1.C49" style:family="table-cell">
      <style:table-cell-properties fo:padding="0cm" fo:border="none"/>
    </style:style>
    <style:style style:name="Table1.D49" style:family="table-cell">
      <style:table-cell-properties fo:padding="0cm" fo:border="none"/>
    </style:style>
    <style:style style:name="Table1.E49" style:family="table-cell">
      <style:table-cell-properties fo:padding="0cm" fo:border="none"/>
    </style:style>
    <style:style style:name="Table1.F49" style:family="table-cell">
      <style:table-cell-properties fo:padding="0cm" fo:border="none"/>
    </style:style>
    <style:style style:name="Table1.A50" style:family="table-cell">
      <style:table-cell-properties fo:padding="0cm" fo:border="none"/>
    </style:style>
    <style:style style:name="Table1.B50" style:family="table-cell">
      <style:table-cell-properties fo:padding="0cm" fo:border="none"/>
    </style:style>
    <style:style style:name="Table1.C50" style:family="table-cell">
      <style:table-cell-properties fo:padding="0cm" fo:border="none"/>
    </style:style>
    <style:style style:name="Table1.D50" style:family="table-cell">
      <style:table-cell-properties fo:padding="0cm" fo:border="none"/>
    </style:style>
    <style:style style:name="Table1.E50" style:family="table-cell">
      <style:table-cell-properties fo:padding="0cm" fo:border="none"/>
    </style:style>
    <style:style style:name="Table1.F50" style:family="table-cell">
      <style:table-cell-properties fo:padding="0cm" fo:border="none"/>
    </style:style>
    <style:style style:name="Table1.A51" style:family="table-cell">
      <style:table-cell-properties fo:padding="0cm" fo:border="none"/>
    </style:style>
    <style:style style:name="Table1.B51" style:family="table-cell">
      <style:table-cell-properties fo:padding="0cm" fo:border="none"/>
    </style:style>
    <style:style style:name="Table1.C51" style:family="table-cell">
      <style:table-cell-properties fo:padding="0cm" fo:border="none"/>
    </style:style>
    <style:style style:name="Table1.D51" style:family="table-cell">
      <style:table-cell-properties fo:padding="0cm" fo:border="none"/>
    </style:style>
    <style:style style:name="Table1.E51" style:family="table-cell">
      <style:table-cell-properties fo:padding="0cm" fo:border="none"/>
    </style:style>
    <style:style style:name="Table1.F51" style:family="table-cell">
      <style:table-cell-properties fo:padding="0cm" fo:border="none"/>
    </style:style>
    <style:style style:name="Table1.A52" style:family="table-cell">
      <style:table-cell-properties fo:padding="0cm" fo:border="none"/>
    </style:style>
    <style:style style:name="Table1.B52" style:family="table-cell">
      <style:table-cell-properties fo:padding="0cm" fo:border="none"/>
    </style:style>
    <style:style style:name="Table1.C52" style:family="table-cell">
      <style:table-cell-properties fo:padding="0cm" fo:border="none"/>
    </style:style>
    <style:style style:name="Table1.D52" style:family="table-cell">
      <style:table-cell-properties fo:padding="0cm" fo:border="none"/>
    </style:style>
    <style:style style:name="Table1.E52" style:family="table-cell">
      <style:table-cell-properties fo:padding="0cm" fo:border="none"/>
    </style:style>
    <style:style style:name="Table1.F52" style:family="table-cell">
      <style:table-cell-properties fo:padding="0cm" fo:border="none"/>
    </style:style>
    <style:style style:name="Table1.A53" style:family="table-cell">
      <style:table-cell-properties fo:padding="0cm" fo:border="none"/>
    </style:style>
    <style:style style:name="Table1.B53" style:family="table-cell">
      <style:table-cell-properties fo:padding="0cm" fo:border="none"/>
    </style:style>
    <style:style style:name="Table1.C53" style:family="table-cell">
      <style:table-cell-properties fo:padding="0cm" fo:border="none"/>
    </style:style>
    <style:style style:name="Table1.D53" style:family="table-cell">
      <style:table-cell-properties fo:padding="0cm" fo:border="none"/>
    </style:style>
    <style:style style:name="Table1.E53" style:family="table-cell">
      <style:table-cell-properties fo:padding="0cm" fo:border="none"/>
    </style:style>
    <style:style style:name="Table1.F53" style:family="table-cell">
      <style:table-cell-properties fo:padding="0cm" fo:border="none"/>
    </style:style>
    <style:style style:name="Table1.A54" style:family="table-cell">
      <style:table-cell-properties fo:padding="0cm" fo:border="none"/>
    </style:style>
    <style:style style:name="Table1.B54" style:family="table-cell">
      <style:table-cell-properties fo:padding="0cm" fo:border="none"/>
    </style:style>
    <style:style style:name="Table1.C54" style:family="table-cell">
      <style:table-cell-properties fo:padding="0cm" fo:border="none"/>
    </style:style>
    <style:style style:name="Table1.D54" style:family="table-cell">
      <style:table-cell-properties fo:padding="0cm" fo:border="none"/>
    </style:style>
    <style:style style:name="Table1.E54" style:family="table-cell">
      <style:table-cell-properties fo:padding="0cm" fo:border="none"/>
    </style:style>
    <style:style style:name="Table1.F54" style:family="table-cell">
      <style:table-cell-properties fo:padding="0cm" fo:border="none"/>
    </style:style>
    <style:style style:name="Table1.A55" style:family="table-cell">
      <style:table-cell-properties fo:padding="0cm" fo:border="none"/>
    </style:style>
    <style:style style:name="Table1.B55" style:family="table-cell">
      <style:table-cell-properties fo:padding="0cm" fo:border="none"/>
    </style:style>
    <style:style style:name="Table1.C55" style:family="table-cell">
      <style:table-cell-properties fo:padding="0cm" fo:border="none"/>
    </style:style>
    <style:style style:name="Table1.D55" style:family="table-cell">
      <style:table-cell-properties fo:padding="0cm" fo:border="none"/>
    </style:style>
    <style:style style:name="Table1.E55" style:family="table-cell">
      <style:table-cell-properties fo:padding="0cm" fo:border="none"/>
    </style:style>
    <style:style style:name="Table1.F55" style:family="table-cell">
      <style:table-cell-properties fo:padding="0cm" fo:border="none"/>
    </style:style>
    <style:style style:name="Table1.A56" style:family="table-cell">
      <style:table-cell-properties fo:padding="0cm" fo:border="none"/>
    </style:style>
    <style:style style:name="Table1.B56" style:family="table-cell">
      <style:table-cell-properties fo:padding="0cm" fo:border="none"/>
    </style:style>
    <style:style style:name="Table1.C56" style:family="table-cell">
      <style:table-cell-properties fo:padding="0cm" fo:border="none"/>
    </style:style>
    <style:style style:name="Table1.D56" style:family="table-cell">
      <style:table-cell-properties fo:padding="0cm" fo:border="none"/>
    </style:style>
    <style:style style:name="Table1.E56" style:family="table-cell">
      <style:table-cell-properties fo:padding="0cm" fo:border="none"/>
    </style:style>
    <style:style style:name="Table1.F56" style:family="table-cell">
      <style:table-cell-properties fo:padding="0cm" fo:border="none"/>
    </style:style>
    <style:style style:name="Table1.A57" style:family="table-cell">
      <style:table-cell-properties fo:padding="0cm" fo:border="none"/>
    </style:style>
    <style:style style:name="Table1.B57" style:family="table-cell">
      <style:table-cell-properties fo:padding="0cm" fo:border="none"/>
    </style:style>
    <style:style style:name="Table1.C57" style:family="table-cell">
      <style:table-cell-properties fo:padding="0cm" fo:border="none"/>
    </style:style>
    <style:style style:name="Table1.D57" style:family="table-cell">
      <style:table-cell-properties fo:padding="0cm" fo:border="none"/>
    </style:style>
    <style:style style:name="Table1.E57" style:family="table-cell">
      <style:table-cell-properties fo:padding="0cm" fo:border="none"/>
    </style:style>
    <style:style style:name="Table1.F57" style:family="table-cell">
      <style:table-cell-properties fo:padding="0cm" fo:border="none"/>
    </style:style>
    <style:style style:name="Table1.A58" style:family="table-cell">
      <style:table-cell-properties fo:padding="0cm" fo:border="none"/>
    </style:style>
    <style:style style:name="Table1.B58" style:family="table-cell">
      <style:table-cell-properties fo:padding="0cm" fo:border="none"/>
    </style:style>
    <style:style style:name="Table1.C58" style:family="table-cell">
      <style:table-cell-properties fo:padding="0cm" fo:border="none"/>
    </style:style>
    <style:style style:name="Table1.D58" style:family="table-cell">
      <style:table-cell-properties fo:padding="0cm" fo:border="none"/>
    </style:style>
    <style:style style:name="Table1.E58" style:family="table-cell">
      <style:table-cell-properties fo:padding="0cm" fo:border="none"/>
    </style:style>
    <style:style style:name="Table1.F58" style:family="table-cell">
      <style:table-cell-properties fo:padding="0cm" fo:border="none"/>
    </style:style>
    <style:style style:name="Table1.A59" style:family="table-cell">
      <style:table-cell-properties fo:padding="0cm" fo:border="none"/>
    </style:style>
    <style:style style:name="Table1.B59" style:family="table-cell">
      <style:table-cell-properties fo:padding="0cm" fo:border="none"/>
    </style:style>
    <style:style style:name="Table1.C59" style:family="table-cell">
      <style:table-cell-properties fo:padding="0cm" fo:border="none"/>
    </style:style>
    <style:style style:name="Table1.D59" style:family="table-cell">
      <style:table-cell-properties fo:padding="0cm" fo:border="none"/>
    </style:style>
    <style:style style:name="Table1.E59" style:family="table-cell">
      <style:table-cell-properties fo:padding="0cm" fo:border="none"/>
    </style:style>
    <style:style style:name="Table1.F59" style:family="table-cell">
      <style:table-cell-properties fo:padding="0cm" fo:border="none"/>
    </style:style>
    <style:style style:name="Table1.A60" style:family="table-cell">
      <style:table-cell-properties fo:padding="0cm" fo:border="none"/>
    </style:style>
    <style:style style:name="Table1.B60" style:family="table-cell">
      <style:table-cell-properties fo:padding="0cm" fo:border="none"/>
    </style:style>
    <style:style style:name="Table1.C60" style:family="table-cell">
      <style:table-cell-properties fo:padding="0cm" fo:border="none"/>
    </style:style>
    <style:style style:name="Table1.D60" style:family="table-cell">
      <style:table-cell-properties fo:padding="0cm" fo:border="none"/>
    </style:style>
    <style:style style:name="Table1.E60" style:family="table-cell">
      <style:table-cell-properties fo:padding="0cm" fo:border="none"/>
    </style:style>
    <style:style style:name="Table1.F60" style:family="table-cell">
      <style:table-cell-properties fo:padding="0cm" fo:border="none"/>
    </style:style>
    <style:style style:name="Table1.A61" style:family="table-cell">
      <style:table-cell-properties fo:padding="0cm" fo:border="none"/>
    </style:style>
    <style:style style:name="Table1.B61" style:family="table-cell">
      <style:table-cell-properties fo:padding="0cm" fo:border="none"/>
    </style:style>
    <style:style style:name="Table1.C61" style:family="table-cell">
      <style:table-cell-properties fo:padding="0cm" fo:border="none"/>
    </style:style>
    <style:style style:name="Table1.D61" style:family="table-cell">
      <style:table-cell-properties fo:padding="0cm" fo:border="none"/>
    </style:style>
    <style:style style:name="Table1.E61" style:family="table-cell">
      <style:table-cell-properties fo:padding="0cm" fo:border="none"/>
    </style:style>
    <style:style style:name="Table1.F61" style:family="table-cell">
      <style:table-cell-properties fo:padding="0cm" fo:border="none"/>
    </style:style>
    <style:style style:name="Table1.A62" style:family="table-cell">
      <style:table-cell-properties fo:padding="0cm" fo:border="none"/>
    </style:style>
    <style:style style:name="Table1.B62" style:family="table-cell">
      <style:table-cell-properties fo:padding="0cm" fo:border="none"/>
    </style:style>
    <style:style style:name="Table1.C62" style:family="table-cell">
      <style:table-cell-properties fo:padding="0cm" fo:border="none"/>
    </style:style>
    <style:style style:name="Table1.D62" style:family="table-cell">
      <style:table-cell-properties fo:padding="0cm" fo:border="none"/>
    </style:style>
    <style:style style:name="Table1.E62" style:family="table-cell">
      <style:table-cell-properties fo:padding="0cm" fo:border="none"/>
    </style:style>
    <style:style style:name="Table1.F62" style:family="table-cell">
      <style:table-cell-properties fo:padding="0cm" fo:border="none"/>
    </style:style>
    <style:style style:name="Table1.A63" style:family="table-cell">
      <style:table-cell-properties fo:padding="0cm" fo:border="none"/>
    </style:style>
    <style:style style:name="Table1.B63" style:family="table-cell">
      <style:table-cell-properties fo:padding="0cm" fo:border="none"/>
    </style:style>
    <style:style style:name="Table1.C63" style:family="table-cell">
      <style:table-cell-properties fo:padding="0cm" fo:border="none"/>
    </style:style>
    <style:style style:name="Table1.D63" style:family="table-cell">
      <style:table-cell-properties fo:padding="0cm" fo:border="none"/>
    </style:style>
    <style:style style:name="Table1.E63" style:family="table-cell">
      <style:table-cell-properties fo:padding="0cm" fo:border="none"/>
    </style:style>
    <style:style style:name="Table1.F63" style:family="table-cell">
      <style:table-cell-properties fo:padding="0cm" fo:border="none"/>
    </style:style>
    <style:style style:name="Table1.A64" style:family="table-cell">
      <style:table-cell-properties fo:padding="0cm" fo:border="none"/>
    </style:style>
    <style:style style:name="Table1.B64" style:family="table-cell">
      <style:table-cell-properties fo:padding="0cm" fo:border="none"/>
    </style:style>
    <style:style style:name="Table1.C64" style:family="table-cell">
      <style:table-cell-properties fo:padding="0cm" fo:border="none"/>
    </style:style>
    <style:style style:name="Table1.D64" style:family="table-cell">
      <style:table-cell-properties fo:padding="0cm" fo:border="none"/>
    </style:style>
    <style:style style:name="Table1.E64" style:family="table-cell">
      <style:table-cell-properties fo:padding="0cm" fo:border="none"/>
    </style:style>
    <style:style style:name="Table1.F64" style:family="table-cell">
      <style:table-cell-properties fo:padding="0cm" fo:border="none"/>
    </style:style>
    <style:style style:name="Table1.A65" style:family="table-cell">
      <style:table-cell-properties fo:padding="0cm" fo:border="none"/>
    </style:style>
    <style:style style:name="Table1.B65" style:family="table-cell">
      <style:table-cell-properties fo:padding="0cm" fo:border="none"/>
    </style:style>
    <style:style style:name="Table1.C65" style:family="table-cell">
      <style:table-cell-properties fo:padding="0cm" fo:border="none"/>
    </style:style>
    <style:style style:name="Table1.D65" style:family="table-cell">
      <style:table-cell-properties fo:padding="0cm" fo:border="none"/>
    </style:style>
    <style:style style:name="Table1.E65" style:family="table-cell">
      <style:table-cell-properties fo:padding="0cm" fo:border="none"/>
    </style:style>
    <style:style style:name="Table1.F65" style:family="table-cell">
      <style:table-cell-properties fo:padding="0cm" fo:border="none"/>
    </style:style>
    <style:style style:name="Table1.A66" style:family="table-cell">
      <style:table-cell-properties fo:padding="0cm" fo:border="none"/>
    </style:style>
    <style:style style:name="Table1.B66" style:family="table-cell">
      <style:table-cell-properties fo:padding="0cm" fo:border="none"/>
    </style:style>
    <style:style style:name="Table1.C66" style:family="table-cell">
      <style:table-cell-properties fo:padding="0cm" fo:border="none"/>
    </style:style>
    <style:style style:name="Table1.D66" style:family="table-cell">
      <style:table-cell-properties fo:padding="0cm" fo:border="none"/>
    </style:style>
    <style:style style:name="Table1.E66" style:family="table-cell">
      <style:table-cell-properties fo:padding="0cm" fo:border="none"/>
    </style:style>
    <style:style style:name="Table1.F66" style:family="table-cell">
      <style:table-cell-properties fo:padding="0cm" fo:border="none"/>
    </style:style>
    <style:style style:name="Table1.A67" style:family="table-cell">
      <style:table-cell-properties fo:padding="0cm" fo:border="none"/>
    </style:style>
    <style:style style:name="Table1.B67" style:family="table-cell">
      <style:table-cell-properties fo:padding="0cm" fo:border="none"/>
    </style:style>
    <style:style style:name="Table1.C67" style:family="table-cell">
      <style:table-cell-properties fo:padding="0cm" fo:border="none"/>
    </style:style>
    <style:style style:name="Table1.D67" style:family="table-cell">
      <style:table-cell-properties fo:padding="0cm" fo:border="none"/>
    </style:style>
    <style:style style:name="Table1.E67" style:family="table-cell">
      <style:table-cell-properties fo:padding="0cm" fo:border="none"/>
    </style:style>
    <style:style style:name="Table1.F67" style:family="table-cell">
      <style:table-cell-properties fo:padding="0cm" fo:border="none"/>
    </style:style>
    <style:style style:name="Table1.A68" style:family="table-cell">
      <style:table-cell-properties fo:padding="0cm" fo:border="none"/>
    </style:style>
    <style:style style:name="Table1.B68" style:family="table-cell">
      <style:table-cell-properties fo:padding="0cm" fo:border="none"/>
    </style:style>
    <style:style style:name="Table1.C68" style:family="table-cell">
      <style:table-cell-properties fo:padding="0cm" fo:border="none"/>
    </style:style>
    <style:style style:name="Table1.D68" style:family="table-cell">
      <style:table-cell-properties fo:padding="0cm" fo:border="none"/>
    </style:style>
    <style:style style:name="Table1.E68" style:family="table-cell">
      <style:table-cell-properties fo:padding="0cm" fo:border="none"/>
    </style:style>
    <style:style style:name="Table1.F68" style:family="table-cell">
      <style:table-cell-properties fo:padding="0cm" fo:border="none"/>
    </style:style>
    <style:style style:name="Table1.A69" style:family="table-cell">
      <style:table-cell-properties fo:padding="0cm" fo:border="none"/>
    </style:style>
    <style:style style:name="Table1.B69" style:family="table-cell">
      <style:table-cell-properties fo:padding="0cm" fo:border="none"/>
    </style:style>
    <style:style style:name="Table1.C69" style:family="table-cell">
      <style:table-cell-properties fo:padding="0cm" fo:border="none"/>
    </style:style>
    <style:style style:name="Table1.D69" style:family="table-cell">
      <style:table-cell-properties fo:padding="0cm" fo:border="none"/>
    </style:style>
    <style:style style:name="Table1.E69" style:family="table-cell">
      <style:table-cell-properties fo:padding="0cm" fo:border="none"/>
    </style:style>
    <style:style style:name="Table1.F69" style:family="table-cell">
      <style:table-cell-properties fo:padding="0cm" fo:border="none"/>
    </style:style>
    <style:style style:name="Table1.A70" style:family="table-cell">
      <style:table-cell-properties fo:padding="0cm" fo:border="none"/>
    </style:style>
    <style:style style:name="Table1.B70" style:family="table-cell">
      <style:table-cell-properties fo:padding="0cm" fo:border="none"/>
    </style:style>
    <style:style style:name="Table1.C70" style:family="table-cell">
      <style:table-cell-properties fo:padding="0cm" fo:border="none"/>
    </style:style>
    <style:style style:name="Table1.D70" style:family="table-cell">
      <style:table-cell-properties fo:padding="0cm" fo:border="none"/>
    </style:style>
    <style:style style:name="Table1.E70" style:family="table-cell">
      <style:table-cell-properties fo:padding="0cm" fo:border="none"/>
    </style:style>
    <style:style style:name="Table1.F70" style:family="table-cell">
      <style:table-cell-properties fo:padding="0cm" fo:border="none"/>
    </style:style>
    <style:style style:name="Table1.A71" style:family="table-cell">
      <style:table-cell-properties fo:padding="0cm" fo:border="none"/>
    </style:style>
    <style:style style:name="Table1.B71" style:family="table-cell">
      <style:table-cell-properties fo:padding="0cm" fo:border="none"/>
    </style:style>
    <style:style style:name="Table1.C71" style:family="table-cell">
      <style:table-cell-properties fo:padding="0cm" fo:border="none"/>
    </style:style>
    <style:style style:name="Table1.D71" style:family="table-cell">
      <style:table-cell-properties fo:padding="0cm" fo:border="none"/>
    </style:style>
    <style:style style:name="Table1.E71" style:family="table-cell">
      <style:table-cell-properties fo:padding="0cm" fo:border="none"/>
    </style:style>
    <style:style style:name="Table1.F71" style:family="table-cell">
      <style:table-cell-properties fo:padding="0cm" fo:border="none"/>
    </style:style>
    <style:style style:name="Table1.A72" style:family="table-cell">
      <style:table-cell-properties fo:padding="0cm" fo:border="none"/>
    </style:style>
    <style:style style:name="Table1.B72" style:family="table-cell">
      <style:table-cell-properties fo:padding="0cm" fo:border="none"/>
    </style:style>
    <style:style style:name="Table1.C72" style:family="table-cell">
      <style:table-cell-properties fo:padding="0cm" fo:border="none"/>
    </style:style>
    <style:style style:name="Table1.D72" style:family="table-cell">
      <style:table-cell-properties fo:padding="0cm" fo:border="none"/>
    </style:style>
    <style:style style:name="Table1.E72" style:family="table-cell">
      <style:table-cell-properties fo:padding="0cm" fo:border="none"/>
    </style:style>
    <style:style style:name="Table1.F72" style:family="table-cell">
      <style:table-cell-properties fo:padding="0cm" fo:border="none"/>
    </style:style>
    <style:style style:name="Table1.A73" style:family="table-cell">
      <style:table-cell-properties fo:padding="0cm" fo:border="none"/>
    </style:style>
    <style:style style:name="Table1.B73" style:family="table-cell">
      <style:table-cell-properties fo:padding="0cm" fo:border="none"/>
    </style:style>
    <style:style style:name="Table1.C73" style:family="table-cell">
      <style:table-cell-properties fo:padding="0cm" fo:border="none"/>
    </style:style>
    <style:style style:name="Table1.D73" style:family="table-cell">
      <style:table-cell-properties fo:padding="0cm" fo:border="none"/>
    </style:style>
    <style:style style:name="Table1.E73" style:family="table-cell">
      <style:table-cell-properties fo:padding="0cm" fo:border="none"/>
    </style:style>
    <style:style style:name="Table1.F73" style:family="table-cell">
      <style:table-cell-properties fo:padding="0cm" fo:border="none"/>
    </style:style>
    <style:style style:name="Table1.A74" style:family="table-cell">
      <style:table-cell-properties fo:padding="0cm" fo:border="none"/>
    </style:style>
    <style:style style:name="Table1.B74" style:family="table-cell">
      <style:table-cell-properties fo:padding="0cm" fo:border="none"/>
    </style:style>
    <style:style style:name="Table1.C74" style:family="table-cell">
      <style:table-cell-properties fo:padding="0cm" fo:border="none"/>
    </style:style>
    <style:style style:name="Table1.D74" style:family="table-cell">
      <style:table-cell-properties fo:padding="0cm" fo:border="none"/>
    </style:style>
    <style:style style:name="Table1.E74" style:family="table-cell">
      <style:table-cell-properties fo:padding="0cm" fo:border="none"/>
    </style:style>
    <style:style style:name="Table1.F74" style:family="table-cell">
      <style:table-cell-properties fo:padding="0cm" fo:border="none"/>
    </style:style>
    <style:style style:name="Table1.A75" style:family="table-cell">
      <style:table-cell-properties fo:padding="0cm" fo:border="none"/>
    </style:style>
    <style:style style:name="Table1.B75" style:family="table-cell">
      <style:table-cell-properties fo:padding="0cm" fo:border="none"/>
    </style:style>
    <style:style style:name="Table1.C75" style:family="table-cell">
      <style:table-cell-properties fo:padding="0cm" fo:border="none"/>
    </style:style>
    <style:style style:name="Table1.D75" style:family="table-cell">
      <style:table-cell-properties fo:padding="0cm" fo:border="none"/>
    </style:style>
    <style:style style:name="Table1.E75" style:family="table-cell">
      <style:table-cell-properties fo:padding="0cm" fo:border="none"/>
    </style:style>
    <style:style style:name="Table1.F75" style:family="table-cell">
      <style:table-cell-properties fo:padding="0cm" fo:border="none"/>
    </style:style>
    <style:style style:name="Table1.A76" style:family="table-cell">
      <style:table-cell-properties fo:padding="0cm" fo:border="none"/>
    </style:style>
    <style:style style:name="Table1.B76" style:family="table-cell">
      <style:table-cell-properties fo:padding="0cm" fo:border="none"/>
    </style:style>
    <style:style style:name="Table1.C76" style:family="table-cell">
      <style:table-cell-properties fo:padding="0cm" fo:border="none"/>
    </style:style>
    <style:style style:name="Table1.D76" style:family="table-cell">
      <style:table-cell-properties fo:padding="0cm" fo:border="none"/>
    </style:style>
    <style:style style:name="Table1.E76" style:family="table-cell">
      <style:table-cell-properties fo:padding="0cm" fo:border="none"/>
    </style:style>
    <style:style style:name="Table1.F76" style:family="table-cell">
      <style:table-cell-properties fo:padding="0cm" fo:border="none"/>
    </style:style>
    <style:style style:name="Table1.A77" style:family="table-cell">
      <style:table-cell-properties fo:padding="0cm" fo:border="none"/>
    </style:style>
    <style:style style:name="Table1.B77" style:family="table-cell">
      <style:table-cell-properties fo:padding="0cm" fo:border="none"/>
    </style:style>
    <style:style style:name="Table1.C77" style:family="table-cell">
      <style:table-cell-properties fo:padding="0cm" fo:border="none"/>
    </style:style>
    <style:style style:name="Table1.D77" style:family="table-cell">
      <style:table-cell-properties fo:padding="0cm" fo:border="none"/>
    </style:style>
    <style:style style:name="Table1.E77" style:family="table-cell">
      <style:table-cell-properties fo:padding="0cm" fo:border="none"/>
    </style:style>
    <style:style style:name="Table1.F77" style:family="table-cell">
      <style:table-cell-properties fo:padding="0cm" fo:border="none"/>
    </style:style>
    <style:style style:name="Table1.A78" style:family="table-cell">
      <style:table-cell-properties fo:padding="0cm" fo:border="none"/>
    </style:style>
    <style:style style:name="Table1.B78" style:family="table-cell">
      <style:table-cell-properties fo:padding="0cm" fo:border="none"/>
    </style:style>
    <style:style style:name="Table1.C78" style:family="table-cell">
      <style:table-cell-properties fo:padding="0cm" fo:border="none"/>
    </style:style>
    <style:style style:name="Table1.D78" style:family="table-cell">
      <style:table-cell-properties fo:padding="0cm" fo:border="none"/>
    </style:style>
    <style:style style:name="Table1.E78" style:family="table-cell">
      <style:table-cell-properties fo:padding="0cm" fo:border="none"/>
    </style:style>
    <style:style style:name="Table1.F78" style:family="table-cell">
      <style:table-cell-properties fo:padding="0cm" fo:border="none"/>
    </style:style>
    <style:style style:name="Table1.A79" style:family="table-cell">
      <style:table-cell-properties fo:padding="0cm" fo:border="none"/>
    </style:style>
    <style:style style:name="Table1.B79" style:family="table-cell">
      <style:table-cell-properties fo:padding="0cm" fo:border="none"/>
    </style:style>
    <style:style style:name="Table1.C79" style:family="table-cell">
      <style:table-cell-properties fo:padding="0cm" fo:border="none"/>
    </style:style>
    <style:style style:name="Table1.D79" style:family="table-cell">
      <style:table-cell-properties fo:padding="0cm" fo:border="none"/>
    </style:style>
    <style:style style:name="Table1.E79" style:family="table-cell">
      <style:table-cell-properties fo:padding="0cm" fo:border="none"/>
    </style:style>
    <style:style style:name="Table1.F79" style:family="table-cell">
      <style:table-cell-properties fo:padding="0cm" fo:border="none"/>
    </style:style>
    <style:style style:name="Table1.A80" style:family="table-cell">
      <style:table-cell-properties fo:padding="0cm" fo:border="none"/>
    </style:style>
    <style:style style:name="Table1.B80" style:family="table-cell">
      <style:table-cell-properties fo:padding="0cm" fo:border="none"/>
    </style:style>
    <style:style style:name="Table1.C80" style:family="table-cell">
      <style:table-cell-properties fo:padding="0cm" fo:border="none"/>
    </style:style>
    <style:style style:name="Table1.D80" style:family="table-cell">
      <style:table-cell-properties fo:padding="0cm" fo:border="none"/>
    </style:style>
    <style:style style:name="Table1.E80" style:family="table-cell">
      <style:table-cell-properties fo:padding="0cm" fo:border="none"/>
    </style:style>
    <style:style style:name="Table1.F80" style:family="table-cell">
      <style:table-cell-properties fo:padding="0cm" fo:border="none"/>
    </style:style>
    <style:style style:name="Table1.A81" style:family="table-cell">
      <style:table-cell-properties fo:padding="0cm" fo:border="none"/>
    </style:style>
    <style:style style:name="Table1.B81" style:family="table-cell">
      <style:table-cell-properties fo:padding="0cm" fo:border="none"/>
    </style:style>
    <style:style style:name="Table1.C81" style:family="table-cell">
      <style:table-cell-properties fo:padding="0cm" fo:border="none"/>
    </style:style>
    <style:style style:name="Table1.D81" style:family="table-cell">
      <style:table-cell-properties fo:padding="0cm" fo:border="none"/>
    </style:style>
    <style:style style:name="Table1.E81" style:family="table-cell">
      <style:table-cell-properties fo:padding="0cm" fo:border="none"/>
    </style:style>
    <style:style style:name="Table1.F81" style:family="table-cell">
      <style:table-cell-properties fo:padding="0cm" fo:border="none"/>
    </style:style>
    <style:style style:name="Table1.A82" style:family="table-cell">
      <style:table-cell-properties fo:padding="0cm" fo:border="none"/>
    </style:style>
    <style:style style:name="Table1.B82" style:family="table-cell">
      <style:table-cell-properties fo:padding="0cm" fo:border="none"/>
    </style:style>
    <style:style style:name="Table1.C82" style:family="table-cell">
      <style:table-cell-properties fo:padding="0cm" fo:border="none"/>
    </style:style>
    <style:style style:name="Table1.D82" style:family="table-cell">
      <style:table-cell-properties fo:padding="0cm" fo:border="none"/>
    </style:style>
    <style:style style:name="Table1.E82" style:family="table-cell">
      <style:table-cell-properties fo:padding="0cm" fo:border="none"/>
    </style:style>
    <style:style style:name="Table1.F82" style:family="table-cell">
      <style:table-cell-properties fo:padding="0cm" fo:border="none"/>
    </style:style>
    <style:style style:name="Table1.A83" style:family="table-cell">
      <style:table-cell-properties fo:padding="0cm" fo:border="none"/>
    </style:style>
    <style:style style:name="Table1.B83" style:family="table-cell">
      <style:table-cell-properties fo:padding="0cm" fo:border="none"/>
    </style:style>
    <style:style style:name="Table1.C83" style:family="table-cell">
      <style:table-cell-properties fo:padding="0cm" fo:border="none"/>
    </style:style>
    <style:style style:name="Table1.D83" style:family="table-cell">
      <style:table-cell-properties fo:padding="0cm" fo:border="none"/>
    </style:style>
    <style:style style:name="Table1.E83" style:family="table-cell">
      <style:table-cell-properties fo:padding="0cm" fo:border="none"/>
    </style:style>
    <style:style style:name="Table1.F83" style:family="table-cell">
      <style:table-cell-properties fo:padding="0cm" fo:border="none"/>
    </style:style>
    <style:style style:name="Table1.A84" style:family="table-cell">
      <style:table-cell-properties fo:padding="0cm" fo:border="none"/>
    </style:style>
    <style:style style:name="Table1.B84" style:family="table-cell">
      <style:table-cell-properties fo:padding="0cm" fo:border="none"/>
    </style:style>
    <style:style style:name="Table1.C84" style:family="table-cell">
      <style:table-cell-properties fo:padding="0cm" fo:border="none"/>
    </style:style>
    <style:style style:name="Table1.D84" style:family="table-cell">
      <style:table-cell-properties fo:padding="0cm" fo:border="none"/>
    </style:style>
    <style:style style:name="Table1.E84" style:family="table-cell">
      <style:table-cell-properties fo:padding="0cm" fo:border="none"/>
    </style:style>
    <style:style style:name="Table1.F84" style:family="table-cell">
      <style:table-cell-properties fo:padding="0cm" fo:border="none"/>
    </style:style>
    <style:style style:name="Table1.A85" style:family="table-cell">
      <style:table-cell-properties fo:padding="0cm" fo:border="none"/>
    </style:style>
    <style:style style:name="Table1.B85" style:family="table-cell">
      <style:table-cell-properties fo:padding="0cm" fo:border="none"/>
    </style:style>
    <style:style style:name="Table1.C85" style:family="table-cell">
      <style:table-cell-properties fo:padding="0cm" fo:border="none"/>
    </style:style>
    <style:style style:name="Table1.D85" style:family="table-cell">
      <style:table-cell-properties fo:padding="0cm" fo:border="none"/>
    </style:style>
    <style:style style:name="Table1.E85" style:family="table-cell">
      <style:table-cell-properties fo:padding="0cm" fo:border="none"/>
    </style:style>
    <style:style style:name="Table1.F85" style:family="table-cell">
      <style:table-cell-properties fo:padding="0cm" fo:border="none"/>
    </style:style>
    <style:style style:name="Table1.A86" style:family="table-cell">
      <style:table-cell-properties fo:padding="0cm" fo:border="none"/>
    </style:style>
    <style:style style:name="Table1.B86" style:family="table-cell">
      <style:table-cell-properties fo:padding="0cm" fo:border="none"/>
    </style:style>
    <style:style style:name="Table1.C86" style:family="table-cell">
      <style:table-cell-properties fo:padding="0cm" fo:border="none"/>
    </style:style>
    <style:style style:name="Table1.D86" style:family="table-cell">
      <style:table-cell-properties fo:padding="0cm" fo:border="none"/>
    </style:style>
    <style:style style:name="Table1.E86" style:family="table-cell">
      <style:table-cell-properties fo:padding="0cm" fo:border="none"/>
    </style:style>
    <style:style style:name="Table1.F86" style:family="table-cell">
      <style:table-cell-properties fo:padding="0cm" fo:border="none"/>
    </style:style>
    <style:style style:name="Table1.A87" style:family="table-cell">
      <style:table-cell-properties fo:padding="0cm" fo:border="none"/>
    </style:style>
    <style:style style:name="Table1.B87" style:family="table-cell">
      <style:table-cell-properties fo:padding="0cm" fo:border="none"/>
    </style:style>
    <style:style style:name="Table1.C87" style:family="table-cell">
      <style:table-cell-properties fo:padding="0cm" fo:border="none"/>
    </style:style>
    <style:style style:name="Table1.D87" style:family="table-cell">
      <style:table-cell-properties fo:padding="0cm" fo:border="none"/>
    </style:style>
    <style:style style:name="Table1.E87" style:family="table-cell">
      <style:table-cell-properties fo:padding="0cm" fo:border="none"/>
    </style:style>
    <style:style style:name="Table1.F87" style:family="table-cell">
      <style:table-cell-properties fo:padding="0cm" fo:border="none"/>
    </style:style>
    <style:style style:name="Table1.A88" style:family="table-cell">
      <style:table-cell-properties fo:padding="0cm" fo:border="none"/>
    </style:style>
    <style:style style:name="Table1.B88" style:family="table-cell">
      <style:table-cell-properties fo:padding="0cm" fo:border="none"/>
    </style:style>
    <style:style style:name="Table1.C88" style:family="table-cell">
      <style:table-cell-properties fo:padding="0cm" fo:border="none"/>
    </style:style>
    <style:style style:name="Table1.D88" style:family="table-cell">
      <style:table-cell-properties fo:padding="0cm" fo:border="none"/>
    </style:style>
    <style:style style:name="Table1.E88" style:family="table-cell">
      <style:table-cell-properties fo:padding="0cm" fo:border="none"/>
    </style:style>
    <style:style style:name="Table1.F88" style:family="table-cell">
      <style:table-cell-properties fo:padding="0cm" fo:border="none"/>
    </style:style>
    <style:style style:name="Table1.A89" style:family="table-cell">
      <style:table-cell-properties fo:padding="0cm" fo:border="none"/>
    </style:style>
    <style:style style:name="Table1.B89" style:family="table-cell">
      <style:table-cell-properties fo:padding="0cm" fo:border="none"/>
    </style:style>
    <style:style style:name="Table1.C89" style:family="table-cell">
      <style:table-cell-properties fo:padding="0cm" fo:border="none"/>
    </style:style>
    <style:style style:name="Table1.D89" style:family="table-cell">
      <style:table-cell-properties fo:padding="0cm" fo:border="none"/>
    </style:style>
    <style:style style:name="Table1.E89" style:family="table-cell">
      <style:table-cell-properties fo:padding="0cm" fo:border="none"/>
    </style:style>
    <style:style style:name="Table1.F89" style:family="table-cell">
      <style:table-cell-properties fo:padding="0cm" fo:border="none"/>
    </style:style>
    <style:style style:name="Table1.A90" style:family="table-cell">
      <style:table-cell-properties fo:padding="0cm" fo:border="none"/>
    </style:style>
    <style:style style:name="Table1.B90" style:family="table-cell">
      <style:table-cell-properties fo:padding="0cm" fo:border="none"/>
    </style:style>
    <style:style style:name="Table1.C90" style:family="table-cell">
      <style:table-cell-properties fo:padding="0cm" fo:border="none"/>
    </style:style>
    <style:style style:name="Table1.D90" style:family="table-cell">
      <style:table-cell-properties fo:padding="0cm" fo:border="none"/>
    </style:style>
    <style:style style:name="Table1.E90" style:family="table-cell">
      <style:table-cell-properties fo:padding="0cm" fo:border="none"/>
    </style:style>
    <style:style style:name="Table1.F90" style:family="table-cell">
      <style:table-cell-properties fo:padding="0cm" fo:border="none"/>
    </style:style>
    <style:style style:name="Table1.A91" style:family="table-cell">
      <style:table-cell-properties fo:padding="0cm" fo:border="none"/>
    </style:style>
    <style:style style:name="Table1.B91" style:family="table-cell">
      <style:table-cell-properties fo:padding="0cm" fo:border="none"/>
    </style:style>
    <style:style style:name="Table1.C91" style:family="table-cell">
      <style:table-cell-properties fo:padding="0cm" fo:border="none"/>
    </style:style>
    <style:style style:name="Table1.D91" style:family="table-cell">
      <style:table-cell-properties fo:padding="0cm" fo:border="none"/>
    </style:style>
    <style:style style:name="Table1.E91" style:family="table-cell">
      <style:table-cell-properties fo:padding="0cm" fo:border="none"/>
    </style:style>
    <style:style style:name="Table1.F91" style:family="table-cell">
      <style:table-cell-properties fo:padding="0cm" fo:border="none"/>
    </style:style>
    <style:style style:name="Table1.A92" style:family="table-cell">
      <style:table-cell-properties fo:padding="0cm" fo:border="none"/>
    </style:style>
    <style:style style:name="Table1.B92" style:family="table-cell">
      <style:table-cell-properties fo:padding="0cm" fo:border="none"/>
    </style:style>
    <style:style style:name="Table1.C92" style:family="table-cell">
      <style:table-cell-properties fo:padding="0cm" fo:border="none"/>
    </style:style>
    <style:style style:name="Table1.D92" style:family="table-cell">
      <style:table-cell-properties fo:padding="0cm" fo:border="none"/>
    </style:style>
    <style:style style:name="Table1.E92" style:family="table-cell">
      <style:table-cell-properties fo:padding="0cm" fo:border="none"/>
    </style:style>
    <style:style style:name="Table1.F92" style:family="table-cell">
      <style:table-cell-properties fo:padding="0cm" fo:border="none"/>
    </style:style>
    <style:style style:name="Table1.A93" style:family="table-cell">
      <style:table-cell-properties fo:padding="0cm" fo:border="none"/>
    </style:style>
    <style:style style:name="Table1.B93" style:family="table-cell">
      <style:table-cell-properties fo:padding="0cm" fo:border="none"/>
    </style:style>
    <style:style style:name="Table1.C93" style:family="table-cell">
      <style:table-cell-properties fo:padding="0cm" fo:border="none"/>
    </style:style>
    <style:style style:name="Table1.D93" style:family="table-cell">
      <style:table-cell-properties fo:padding="0cm" fo:border="none"/>
    </style:style>
    <style:style style:name="Table1.E93" style:family="table-cell">
      <style:table-cell-properties fo:padding="0cm" fo:border="none"/>
    </style:style>
    <style:style style:name="Table1.F93" style:family="table-cell">
      <style:table-cell-properties fo:padding="0cm" fo:border="none"/>
    </style:style>
    <style:style style:name="Table1.A94" style:family="table-cell">
      <style:table-cell-properties fo:padding="0cm" fo:border="none"/>
    </style:style>
    <style:style style:name="Table1.B94" style:family="table-cell">
      <style:table-cell-properties fo:padding="0cm" fo:border="none"/>
    </style:style>
    <style:style style:name="Table1.C94" style:family="table-cell">
      <style:table-cell-properties fo:padding="0cm" fo:border="none"/>
    </style:style>
    <style:style style:name="Table1.D94" style:family="table-cell">
      <style:table-cell-properties fo:padding="0cm" fo:border="none"/>
    </style:style>
    <style:style style:name="Table1.E94" style:family="table-cell">
      <style:table-cell-properties fo:padding="0cm" fo:border="none"/>
    </style:style>
    <style:style style:name="Table1.F94" style:family="table-cell">
      <style:table-cell-properties fo:padding="0cm" fo:border="none"/>
    </style:style>
    <style:style style:name="Table1.A95" style:family="table-cell">
      <style:table-cell-properties fo:padding="0cm" fo:border="none"/>
    </style:style>
    <style:style style:name="Table1.B95" style:family="table-cell">
      <style:table-cell-properties fo:padding="0cm" fo:border="none"/>
    </style:style>
    <style:style style:name="Table1.C95" style:family="table-cell">
      <style:table-cell-properties fo:padding="0cm" fo:border="none"/>
    </style:style>
    <style:style style:name="Table1.D95" style:family="table-cell">
      <style:table-cell-properties fo:padding="0cm" fo:border="none"/>
    </style:style>
    <style:style style:name="Table1.E95" style:family="table-cell">
      <style:table-cell-properties fo:padding="0cm" fo:border="none"/>
    </style:style>
    <style:style style:name="Table1.F95" style:family="table-cell">
      <style:table-cell-properties fo:padding="0cm" fo:border="none"/>
    </style:style>
    <style:style style:name="Table1.A96" style:family="table-cell">
      <style:table-cell-properties fo:padding="0cm" fo:border="none"/>
    </style:style>
    <style:style style:name="Table1.B96" style:family="table-cell">
      <style:table-cell-properties fo:padding="0cm" fo:border="none"/>
    </style:style>
    <style:style style:name="Table1.C96" style:family="table-cell">
      <style:table-cell-properties fo:padding="0cm" fo:border="none"/>
    </style:style>
    <style:style style:name="Table1.D96" style:family="table-cell">
      <style:table-cell-properties fo:padding="0cm" fo:border="none"/>
    </style:style>
    <style:style style:name="Table1.E96" style:family="table-cell">
      <style:table-cell-properties fo:padding="0cm" fo:border="none"/>
    </style:style>
    <style:style style:name="Table1.F96" style:family="table-cell">
      <style:table-cell-properties fo:padding="0cm" fo:border="none"/>
    </style:style>
    <style:style style:name="Table1.A97" style:family="table-cell">
      <style:table-cell-properties fo:padding="0cm" fo:border="none"/>
    </style:style>
    <style:style style:name="Table1.B97" style:family="table-cell">
      <style:table-cell-properties fo:padding="0cm" fo:border="none"/>
    </style:style>
    <style:style style:name="Table1.C97" style:family="table-cell">
      <style:table-cell-properties fo:padding="0cm" fo:border="none"/>
    </style:style>
    <style:style style:name="Table1.D97" style:family="table-cell">
      <style:table-cell-properties fo:padding="0cm" fo:border="none"/>
    </style:style>
    <style:style style:name="Table1.E97" style:family="table-cell">
      <style:table-cell-properties fo:padding="0cm" fo:border="none"/>
    </style:style>
    <style:style style:name="Table1.F97" style:family="table-cell">
      <style:table-cell-properties fo:padding="0cm" fo:border="none"/>
    </style:style>
    <style:style style:name="Table1.A98" style:family="table-cell">
      <style:table-cell-properties fo:padding="0cm" fo:border="none"/>
    </style:style>
    <style:style style:name="Table1.B98" style:family="table-cell">
      <style:table-cell-properties fo:padding="0cm" fo:border="none"/>
    </style:style>
    <style:style style:name="Table1.C98" style:family="table-cell">
      <style:table-cell-properties fo:padding="0cm" fo:border="none"/>
    </style:style>
    <style:style style:name="Table1.D98" style:family="table-cell">
      <style:table-cell-properties fo:padding="0cm" fo:border="none"/>
    </style:style>
    <style:style style:name="Table1.E98" style:family="table-cell">
      <style:table-cell-properties fo:padding="0cm" fo:border="none"/>
    </style:style>
    <style:style style:name="Table1.F98" style:family="table-cell">
      <style:table-cell-properties fo:padding="0cm" fo:border="none"/>
    </style:style>
    <style:style style:name="Table1.A99" style:family="table-cell">
      <style:table-cell-properties fo:padding="0cm" fo:border="none"/>
    </style:style>
    <style:style style:name="Table1.B99" style:family="table-cell">
      <style:table-cell-properties fo:padding="0cm" fo:border="none"/>
    </style:style>
    <style:style style:name="Table1.C99" style:family="table-cell">
      <style:table-cell-properties fo:padding="0cm" fo:border="none"/>
    </style:style>
    <style:style style:name="Table1.D99" style:family="table-cell">
      <style:table-cell-properties fo:padding="0cm" fo:border="none"/>
    </style:style>
    <style:style style:name="Table1.E99" style:family="table-cell">
      <style:table-cell-properties fo:padding="0cm" fo:border="none"/>
    </style:style>
    <style:style style:name="Table1.F99" style:family="table-cell">
      <style:table-cell-properties fo:padding="0cm" fo:border="none"/>
    </style:style>
    <style:style style:name="Table1.A100" style:family="table-cell">
      <style:table-cell-properties fo:padding="0cm" fo:border="none"/>
    </style:style>
    <style:style style:name="Table1.B100" style:family="table-cell">
      <style:table-cell-properties fo:padding="0cm" fo:border="none"/>
    </style:style>
    <style:style style:name="Table1.C100" style:family="table-cell">
      <style:table-cell-properties fo:padding="0cm" fo:border="none"/>
    </style:style>
    <style:style style:name="Table1.D100" style:family="table-cell">
      <style:table-cell-properties fo:padding="0cm" fo:border="none"/>
    </style:style>
    <style:style style:name="Table1.E100" style:family="table-cell">
      <style:table-cell-properties fo:padding="0cm" fo:border="none"/>
    </style:style>
    <style:style style:name="Table1.F100" style:family="table-cell">
      <style:table-cell-properties fo:padding="0cm" fo:border="none"/>
    </style:style>
    <style:style style:name="Table1.A101" style:family="table-cell">
      <style:table-cell-properties fo:padding="0cm" fo:border="none"/>
    </style:style>
    <style:style style:name="Table1.B101" style:family="table-cell">
      <style:table-cell-properties fo:padding="0cm" fo:border="none"/>
    </style:style>
    <style:style style:name="Table1.C101" style:family="table-cell">
      <style:table-cell-properties fo:padding="0cm" fo:border="none"/>
    </style:style>
    <style:style style:name="Table1.D101" style:family="table-cell">
      <style:table-cell-properties fo:padding="0cm" fo:border="none"/>
    </style:style>
    <style:style style:name="Table1.E101" style:family="table-cell">
      <style:table-cell-properties fo:padding="0cm" fo:border="none"/>
    </style:style>
    <style:style style:name="Table1.F101" style:family="table-cell">
      <style:table-cell-properties fo:padding="0cm" fo:border="none"/>
    </style:style>
    <style:style style:name="Table1.A102" style:family="table-cell">
      <style:table-cell-properties fo:padding="0cm" fo:border="none"/>
    </style:style>
    <style:style style:name="Table1.B102" style:family="table-cell">
      <style:table-cell-properties fo:padding="0cm" fo:border="none"/>
    </style:style>
    <style:style style:name="Table1.C102" style:family="table-cell">
      <style:table-cell-properties fo:padding="0cm" fo:border="none"/>
    </style:style>
    <style:style style:name="Table1.D102" style:family="table-cell">
      <style:table-cell-properties fo:padding="0cm" fo:border="none"/>
    </style:style>
    <style:style style:name="Table1.E102" style:family="table-cell">
      <style:table-cell-properties fo:padding="0cm" fo:border="none"/>
    </style:style>
    <style:style style:name="Table1.F102" style:family="table-cell">
      <style:table-cell-properties fo:padding="0cm" fo:border="none"/>
    </style:style>
    <style:style style:name="Table1.A103" style:family="table-cell">
      <style:table-cell-properties fo:padding="0cm" fo:border="none"/>
    </style:style>
    <style:style style:name="Table1.B103" style:family="table-cell">
      <style:table-cell-properties fo:padding="0cm" fo:border="none"/>
    </style:style>
    <style:style style:name="Table1.C103" style:family="table-cell">
      <style:table-cell-properties fo:padding="0cm" fo:border="none"/>
    </style:style>
    <style:style style:name="Table1.D103" style:family="table-cell">
      <style:table-cell-properties fo:padding="0cm" fo:border="none"/>
    </style:style>
    <style:style style:name="Table1.E103" style:family="table-cell">
      <style:table-cell-properties fo:padding="0cm" fo:border="none"/>
    </style:style>
    <style:style style:name="Table1.F103" style:family="table-cell">
      <style:table-cell-properties fo:padding="0cm" fo:border="none"/>
    </style:style>
    <style:style style:name="Table1.A104" style:family="table-cell">
      <style:table-cell-properties fo:padding="0cm" fo:border="none"/>
    </style:style>
    <style:style style:name="Table1.B104" style:family="table-cell">
      <style:table-cell-properties fo:padding="0cm" fo:border="none"/>
    </style:style>
    <style:style style:name="Table1.C104" style:family="table-cell">
      <style:table-cell-properties fo:padding="0cm" fo:border="none"/>
    </style:style>
    <style:style style:name="Table1.D104" style:family="table-cell">
      <style:table-cell-properties fo:padding="0cm" fo:border="none"/>
    </style:style>
    <style:style style:name="Table1.E104" style:family="table-cell">
      <style:table-cell-properties fo:padding="0cm" fo:border="none"/>
    </style:style>
    <style:style style:name="Table1.F104" style:family="table-cell">
      <style:table-cell-properties fo:padding="0cm" fo:border="none"/>
    </style:style>
    <style:style style:name="Table1.A105" style:family="table-cell">
      <style:table-cell-properties fo:padding="0cm" fo:border="none"/>
    </style:style>
    <style:style style:name="Table1.B105" style:family="table-cell">
      <style:table-cell-properties fo:padding="0cm" fo:border="none"/>
    </style:style>
    <style:style style:name="Table1.C105" style:family="table-cell">
      <style:table-cell-properties fo:padding="0cm" fo:border="none"/>
    </style:style>
    <style:style style:name="Table1.D105" style:family="table-cell">
      <style:table-cell-properties fo:padding="0cm" fo:border="none"/>
    </style:style>
    <style:style style:name="Table1.E105" style:family="table-cell">
      <style:table-cell-properties fo:padding="0cm" fo:border="none"/>
    </style:style>
    <style:style style:name="Table1.F105" style:family="table-cell">
      <style:table-cell-properties fo:padding="0cm" fo:border="none"/>
    </style:style>
    <style:style style:name="Table1.A106" style:family="table-cell">
      <style:table-cell-properties fo:padding="0cm" fo:border="none"/>
    </style:style>
    <style:style style:name="Table1.B106" style:family="table-cell">
      <style:table-cell-properties fo:padding="0cm" fo:border="none"/>
    </style:style>
    <style:style style:name="Table1.C106" style:family="table-cell">
      <style:table-cell-properties fo:padding="0cm" fo:border="none"/>
    </style:style>
    <style:style style:name="Table1.D106" style:family="table-cell">
      <style:table-cell-properties fo:padding="0cm" fo:border="none"/>
    </style:style>
    <style:style style:name="Table1.E106" style:family="table-cell">
      <style:table-cell-properties fo:padding="0cm" fo:border="none"/>
    </style:style>
    <style:style style:name="Table1.F106" style:family="table-cell">
      <style:table-cell-properties fo:padding="0cm" fo:border="none"/>
    </style:style>
    <style:style style:name="Table1.A107" style:family="table-cell">
      <style:table-cell-properties fo:padding="0cm" fo:border="none"/>
    </style:style>
    <style:style style:name="Table1.B107" style:family="table-cell">
      <style:table-cell-properties fo:padding="0cm" fo:border="none"/>
    </style:style>
    <style:style style:name="Table1.C107" style:family="table-cell">
      <style:table-cell-properties fo:padding="0cm" fo:border="none"/>
    </style:style>
    <style:style style:name="Table1.D107" style:family="table-cell">
      <style:table-cell-properties fo:padding="0cm" fo:border="none"/>
    </style:style>
    <style:style style:name="Table1.E107" style:family="table-cell">
      <style:table-cell-properties fo:padding="0cm" fo:border="none"/>
    </style:style>
    <style:style style:name="Table1.F107" style:family="table-cell">
      <style:table-cell-properties fo:padding="0cm" fo:border="none"/>
    </style:style>
    <style:style style:name="Table1.A108" style:family="table-cell">
      <style:table-cell-properties fo:padding="0cm" fo:border="none"/>
    </style:style>
    <style:style style:name="Table1.B108" style:family="table-cell">
      <style:table-cell-properties fo:padding="0cm" fo:border="none"/>
    </style:style>
    <style:style style:name="Table1.C108" style:family="table-cell">
      <style:table-cell-properties fo:padding="0cm" fo:border="none"/>
    </style:style>
    <style:style style:name="Table1.D108" style:family="table-cell">
      <style:table-cell-properties fo:padding="0cm" fo:border="none"/>
    </style:style>
    <style:style style:name="Table1.E108" style:family="table-cell">
      <style:table-cell-properties fo:padding="0cm" fo:border="none"/>
    </style:style>
    <style:style style:name="Table1.F108" style:family="table-cell">
      <style:table-cell-properties fo:padding="0cm" fo:border="none"/>
    </style:style>
    <style:style style:name="Table1.A109" style:family="table-cell">
      <style:table-cell-properties fo:padding="0cm" fo:border="none"/>
    </style:style>
    <style:style style:name="Table1.B109" style:family="table-cell">
      <style:table-cell-properties fo:padding="0cm" fo:border="none"/>
    </style:style>
    <style:style style:name="Table1.C109" style:family="table-cell">
      <style:table-cell-properties fo:padding="0cm" fo:border="none"/>
    </style:style>
    <style:style style:name="Table1.D109" style:family="table-cell">
      <style:table-cell-properties fo:padding="0cm" fo:border="none"/>
    </style:style>
    <style:style style:name="Table1.E109" style:family="table-cell">
      <style:table-cell-properties fo:padding="0cm" fo:border="none"/>
    </style:style>
    <style:style style:name="Table1.F109" style:family="table-cell">
      <style:table-cell-properties fo:padding="0cm" fo:border="none"/>
    </style:style>
    <style:style style:name="Table1.A110" style:family="table-cell">
      <style:table-cell-properties fo:padding="0cm" fo:border="none"/>
    </style:style>
    <style:style style:name="Table1.B110" style:family="table-cell">
      <style:table-cell-properties fo:padding="0cm" fo:border="none"/>
    </style:style>
    <style:style style:name="Table1.C110" style:family="table-cell">
      <style:table-cell-properties fo:padding="0cm" fo:border="none"/>
    </style:style>
    <style:style style:name="Table1.D110" style:family="table-cell">
      <style:table-cell-properties fo:padding="0cm" fo:border="none"/>
    </style:style>
    <style:style style:name="Table1.E110" style:family="table-cell">
      <style:table-cell-properties fo:padding="0cm" fo:border="none"/>
    </style:style>
    <style:style style:name="Table1.F110" style:family="table-cell">
      <style:table-cell-properties fo:padding="0cm" fo:border="none"/>
    </style:style>
    <style:style style:name="Table1.A111" style:family="table-cell">
      <style:table-cell-properties fo:padding="0cm" fo:border="none"/>
    </style:style>
    <style:style style:name="Table1.B111" style:family="table-cell">
      <style:table-cell-properties fo:padding="0cm" fo:border="none"/>
    </style:style>
    <style:style style:name="Table1.C111" style:family="table-cell">
      <style:table-cell-properties fo:padding="0cm" fo:border="none"/>
    </style:style>
    <style:style style:name="Table1.D111" style:family="table-cell">
      <style:table-cell-properties fo:padding="0cm" fo:border="none"/>
    </style:style>
    <style:style style:name="Table1.E111" style:family="table-cell">
      <style:table-cell-properties fo:padding="0cm" fo:border="none"/>
    </style:style>
    <style:style style:name="Table1.F111" style:family="table-cell">
      <style:table-cell-properties fo:padding="0cm" fo:border="none"/>
    </style:style>
    <style:style style:name="Table1.A112" style:family="table-cell">
      <style:table-cell-properties fo:padding="0cm" fo:border="none"/>
    </style:style>
    <style:style style:name="Table1.B112" style:family="table-cell">
      <style:table-cell-properties fo:padding="0cm" fo:border="none"/>
    </style:style>
    <style:style style:name="Table1.C112" style:family="table-cell">
      <style:table-cell-properties fo:padding="0cm" fo:border="none"/>
    </style:style>
    <style:style style:name="Table1.D112" style:family="table-cell">
      <style:table-cell-properties fo:padding="0cm" fo:border="none"/>
    </style:style>
    <style:style style:name="Table1.E112" style:family="table-cell">
      <style:table-cell-properties fo:padding="0cm" fo:border="none"/>
    </style:style>
    <style:style style:name="Table1.F112" style:family="table-cell">
      <style:table-cell-properties fo:padding="0cm" fo:border="none"/>
    </style:style>
    <style:style style:name="Table1.A113" style:family="table-cell">
      <style:table-cell-properties fo:padding="0cm" fo:border="none"/>
    </style:style>
    <style:style style:name="Table1.B113" style:family="table-cell">
      <style:table-cell-properties fo:padding="0cm" fo:border="none"/>
    </style:style>
    <style:style style:name="Table1.C113" style:family="table-cell">
      <style:table-cell-properties fo:padding="0cm" fo:border="none"/>
    </style:style>
    <style:style style:name="Table1.D113" style:family="table-cell">
      <style:table-cell-properties fo:padding="0cm" fo:border="none"/>
    </style:style>
    <style:style style:name="Table1.E113" style:family="table-cell">
      <style:table-cell-properties fo:padding="0cm" fo:border="none"/>
    </style:style>
    <style:style style:name="Table1.F113" style:family="table-cell">
      <style:table-cell-properties fo:padding="0cm" fo:border="none"/>
    </style:style>
    <style:style style:name="Table1.A114" style:family="table-cell">
      <style:table-cell-properties fo:padding="0cm" fo:border="none"/>
    </style:style>
    <style:style style:name="Table1.B114" style:family="table-cell">
      <style:table-cell-properties fo:padding="0cm" fo:border="none"/>
    </style:style>
    <style:style style:name="Table1.C114" style:family="table-cell">
      <style:table-cell-properties fo:padding="0cm" fo:border="none"/>
    </style:style>
    <style:style style:name="Table1.D114" style:family="table-cell">
      <style:table-cell-properties fo:padding="0cm" fo:border="none"/>
    </style:style>
    <style:style style:name="Table1.E114" style:family="table-cell">
      <style:table-cell-properties fo:padding="0cm" fo:border="none"/>
    </style:style>
    <style:style style:name="Table1.F114" style:family="table-cell">
      <style:table-cell-properties fo:padding="0cm" fo:border="none"/>
    </style:style>
    <style:style style:name="Table1.A115" style:family="table-cell">
      <style:table-cell-properties fo:padding="0cm" fo:border="none"/>
    </style:style>
    <style:style style:name="Table1.B115" style:family="table-cell">
      <style:table-cell-properties fo:padding="0cm" fo:border="none"/>
    </style:style>
    <style:style style:name="Table1.C115" style:family="table-cell">
      <style:table-cell-properties fo:padding="0cm" fo:border="none"/>
    </style:style>
    <style:style style:name="Table1.D115" style:family="table-cell">
      <style:table-cell-properties fo:padding="0cm" fo:border="none"/>
    </style:style>
    <style:style style:name="Table1.E115" style:family="table-cell">
      <style:table-cell-properties fo:padding="0cm" fo:border="none"/>
    </style:style>
    <style:style style:name="Table1.F115" style:family="table-cell">
      <style:table-cell-properties fo:padding="0cm" fo:border="none"/>
    </style:style>
    <style:style style:name="Table1.A116" style:family="table-cell">
      <style:table-cell-properties fo:padding="0cm" fo:border="none"/>
    </style:style>
    <style:style style:name="Table1.B116" style:family="table-cell">
      <style:table-cell-properties fo:padding="0cm" fo:border="none"/>
    </style:style>
    <style:style style:name="Table1.C116" style:family="table-cell">
      <style:table-cell-properties fo:padding="0cm" fo:border="none"/>
    </style:style>
    <style:style style:name="Table1.D116" style:family="table-cell">
      <style:table-cell-properties fo:padding="0cm" fo:border="none"/>
    </style:style>
    <style:style style:name="Table1.E116" style:family="table-cell">
      <style:table-cell-properties fo:padding="0cm" fo:border="none"/>
    </style:style>
    <style:style style:name="Table1.F116" style:family="table-cell">
      <style:table-cell-properties fo:padding="0cm" fo:border="none"/>
    </style:style>
    <style:style style:name="Table1.A117" style:family="table-cell">
      <style:table-cell-properties fo:padding="0cm" fo:border="none"/>
    </style:style>
    <style:style style:name="Table1.B117" style:family="table-cell">
      <style:table-cell-properties fo:padding="0cm" fo:border="none"/>
    </style:style>
    <style:style style:name="Table1.C117" style:family="table-cell">
      <style:table-cell-properties fo:padding="0cm" fo:border="none"/>
    </style:style>
    <style:style style:name="Table1.D117" style:family="table-cell">
      <style:table-cell-properties fo:padding="0cm" fo:border="none"/>
    </style:style>
    <style:style style:name="Table1.E117" style:family="table-cell">
      <style:table-cell-properties fo:padding="0cm" fo:border="none"/>
    </style:style>
    <style:style style:name="Table1.F117" style:family="table-cell">
      <style:table-cell-properties fo:padding="0cm" fo:border="none"/>
    </style:style>
    <style:style style:name="Table1.A118" style:family="table-cell">
      <style:table-cell-properties fo:padding="0cm" fo:border="none"/>
    </style:style>
    <style:style style:name="Table1.B118" style:family="table-cell">
      <style:table-cell-properties fo:padding="0cm" fo:border="none"/>
    </style:style>
    <style:style style:name="Table1.C118" style:family="table-cell">
      <style:table-cell-properties fo:padding="0cm" fo:border="none"/>
    </style:style>
    <style:style style:name="Table1.D118" style:family="table-cell">
      <style:table-cell-properties fo:padding="0cm" fo:border="none"/>
    </style:style>
    <style:style style:name="Table1.E118" style:family="table-cell">
      <style:table-cell-properties fo:padding="0cm" fo:border="none"/>
    </style:style>
    <style:style style:name="Table1.F118" style:family="table-cell">
      <style:table-cell-properties fo:padding="0cm" fo:border="none"/>
    </style:style>
    <style:style style:name="Table1.A119" style:family="table-cell">
      <style:table-cell-properties fo:padding="0cm" fo:border="none"/>
    </style:style>
    <style:style style:name="Table1.B119" style:family="table-cell">
      <style:table-cell-properties fo:padding="0cm" fo:border="none"/>
    </style:style>
    <style:style style:name="Table1.C119" style:family="table-cell">
      <style:table-cell-properties fo:padding="0cm" fo:border="none"/>
    </style:style>
    <style:style style:name="Table1.D119" style:family="table-cell">
      <style:table-cell-properties fo:padding="0cm" fo:border="none"/>
    </style:style>
    <style:style style:name="Table1.E119" style:family="table-cell">
      <style:table-cell-properties fo:padding="0cm" fo:border="none"/>
    </style:style>
    <style:style style:name="Table1.F119" style:family="table-cell">
      <style:table-cell-properties fo:padding="0cm" fo:border="none"/>
    </style:style>
    <style:style style:name="Table1.A120" style:family="table-cell">
      <style:table-cell-properties fo:padding="0cm" fo:border="none"/>
    </style:style>
    <style:style style:name="Table1.B120" style:family="table-cell">
      <style:table-cell-properties fo:padding="0cm" fo:border="none"/>
    </style:style>
    <style:style style:name="Table1.C120" style:family="table-cell">
      <style:table-cell-properties fo:padding="0cm" fo:border="none"/>
    </style:style>
    <style:style style:name="Table1.D120" style:family="table-cell">
      <style:table-cell-properties fo:padding="0cm" fo:border="none"/>
    </style:style>
    <style:style style:name="Table1.E120" style:family="table-cell">
      <style:table-cell-properties fo:padding="0cm" fo:border="none"/>
    </style:style>
    <style:style style:name="Table1.F120" style:family="table-cell">
      <style:table-cell-properties fo:padding="0cm" fo:border="none"/>
    </style:style>
    <style:style style:name="Table1.A121" style:family="table-cell">
      <style:table-cell-properties fo:padding="0cm" fo:border="none"/>
    </style:style>
    <style:style style:name="Table1.B121" style:family="table-cell">
      <style:table-cell-properties fo:padding="0cm" fo:border="none"/>
    </style:style>
    <style:style style:name="Table1.C121" style:family="table-cell">
      <style:table-cell-properties fo:padding="0cm" fo:border="none"/>
    </style:style>
    <style:style style:name="Table1.D121" style:family="table-cell">
      <style:table-cell-properties fo:padding="0cm" fo:border="none"/>
    </style:style>
    <style:style style:name="Table1.E121" style:family="table-cell">
      <style:table-cell-properties fo:padding="0cm" fo:border="none"/>
    </style:style>
    <style:style style:name="Table1.F121" style:family="table-cell">
      <style:table-cell-properties fo:padding="0cm" fo:border="none"/>
    </style:style>
    <style:style style:name="Table1.A122" style:family="table-cell">
      <style:table-cell-properties fo:padding="0cm" fo:border="none"/>
    </style:style>
    <style:style style:name="Table1.B122" style:family="table-cell">
      <style:table-cell-properties fo:padding="0cm" fo:border="none"/>
    </style:style>
    <style:style style:name="Table1.C122" style:family="table-cell">
      <style:table-cell-properties fo:padding="0cm" fo:border="none"/>
    </style:style>
    <style:style style:name="Table1.D122" style:family="table-cell">
      <style:table-cell-properties fo:padding="0cm" fo:border="none"/>
    </style:style>
    <style:style style:name="Table1.E122" style:family="table-cell">
      <style:table-cell-properties fo:padding="0cm" fo:border="none"/>
    </style:style>
    <style:style style:name="Table1.F122" style:family="table-cell">
      <style:table-cell-properties fo:padding="0cm" fo:border="none"/>
    </style:style>
    <style:style style:name="Table1.A123" style:family="table-cell">
      <style:table-cell-properties fo:padding="0cm" fo:border="none"/>
    </style:style>
    <style:style style:name="Table1.B123" style:family="table-cell">
      <style:table-cell-properties fo:padding="0cm" fo:border="none"/>
    </style:style>
    <style:style style:name="Table1.C123" style:family="table-cell">
      <style:table-cell-properties fo:padding="0cm" fo:border="none"/>
    </style:style>
    <style:style style:name="Table1.D123" style:family="table-cell">
      <style:table-cell-properties fo:padding="0cm" fo:border="none"/>
    </style:style>
    <style:style style:name="Table1.E123" style:family="table-cell">
      <style:table-cell-properties fo:padding="0cm" fo:border="none"/>
    </style:style>
    <style:style style:name="Table1.F123" style:family="table-cell">
      <style:table-cell-properties fo:padding="0cm" fo:border="none"/>
    </style:style>
    <style:style style:name="Table1.A124" style:family="table-cell">
      <style:table-cell-properties fo:padding="0cm" fo:border="none"/>
    </style:style>
    <style:style style:name="Table1.B124" style:family="table-cell">
      <style:table-cell-properties fo:padding="0cm" fo:border="none"/>
    </style:style>
    <style:style style:name="Table1.C124" style:family="table-cell">
      <style:table-cell-properties fo:padding="0cm" fo:border="none"/>
    </style:style>
    <style:style style:name="Table1.D124" style:family="table-cell">
      <style:table-cell-properties fo:padding="0cm" fo:border="none"/>
    </style:style>
    <style:style style:name="Table1.E124" style:family="table-cell">
      <style:table-cell-properties fo:padding="0cm" fo:border="none"/>
    </style:style>
    <style:style style:name="Table1.F124" style:family="table-cell">
      <style:table-cell-properties fo:padding="0cm" fo:border="none"/>
    </style:style>
    <style:style style:name="Table1.A125" style:family="table-cell">
      <style:table-cell-properties fo:padding="0cm" fo:border="none"/>
    </style:style>
    <style:style style:name="Table1.B125" style:family="table-cell">
      <style:table-cell-properties fo:padding="0cm" fo:border="none"/>
    </style:style>
    <style:style style:name="Table1.C125" style:family="table-cell">
      <style:table-cell-properties fo:padding="0cm" fo:border="none"/>
    </style:style>
    <style:style style:name="Table1.D125" style:family="table-cell">
      <style:table-cell-properties fo:padding="0cm" fo:border="none"/>
    </style:style>
    <style:style style:name="Table1.E125" style:family="table-cell">
      <style:table-cell-properties fo:padding="0cm" fo:border="none"/>
    </style:style>
    <style:style style:name="Table1.F125" style:family="table-cell">
      <style:table-cell-properties fo:padding="0cm" fo:border="none"/>
    </style:style>
    <style:style style:name="Table1.A126" style:family="table-cell">
      <style:table-cell-properties fo:padding="0cm" fo:border="none"/>
    </style:style>
    <style:style style:name="Table1.B126" style:family="table-cell">
      <style:table-cell-properties fo:padding="0cm" fo:border="none"/>
    </style:style>
    <style:style style:name="Table1.C126" style:family="table-cell">
      <style:table-cell-properties fo:padding="0cm" fo:border="none"/>
    </style:style>
    <style:style style:name="Table1.D126" style:family="table-cell">
      <style:table-cell-properties fo:padding="0cm" fo:border="none"/>
    </style:style>
    <style:style style:name="Table1.E126" style:family="table-cell">
      <style:table-cell-properties fo:padding="0cm" fo:border="none"/>
    </style:style>
    <style:style style:name="Table1.F126" style:family="table-cell">
      <style:table-cell-properties fo:padding="0cm" fo:border="none"/>
    </style:style>
    <style:style style:name="Table1.A127" style:family="table-cell">
      <style:table-cell-properties fo:padding="0cm" fo:border="none"/>
    </style:style>
    <style:style style:name="Table1.B127" style:family="table-cell">
      <style:table-cell-properties fo:padding="0cm" fo:border="none"/>
    </style:style>
    <style:style style:name="Table1.C127" style:family="table-cell">
      <style:table-cell-properties fo:padding="0cm" fo:border="none"/>
    </style:style>
    <style:style style:name="Table1.D127" style:family="table-cell">
      <style:table-cell-properties fo:padding="0cm" fo:border="none"/>
    </style:style>
    <style:style style:name="Table1.E127" style:family="table-cell">
      <style:table-cell-properties fo:padding="0cm" fo:border="none"/>
    </style:style>
    <style:style style:name="Table1.F127" style:family="table-cell">
      <style:table-cell-properties fo:padding="0cm" fo:border="none"/>
    </style:style>
    <style:style style:name="Table1.A128" style:family="table-cell">
      <style:table-cell-properties fo:padding="0cm" fo:border="none"/>
    </style:style>
    <style:style style:name="Table1.B128" style:family="table-cell">
      <style:table-cell-properties fo:padding="0cm" fo:border="none"/>
    </style:style>
    <style:style style:name="Table1.C128" style:family="table-cell">
      <style:table-cell-properties fo:padding="0cm" fo:border="none"/>
    </style:style>
    <style:style style:name="Table1.D128" style:family="table-cell">
      <style:table-cell-properties fo:padding="0cm" fo:border="none"/>
    </style:style>
    <style:style style:name="Table1.E128" style:family="table-cell">
      <style:table-cell-properties fo:padding="0cm" fo:border="none"/>
    </style:style>
    <style:style style:name="Table1.F128" style:family="table-cell">
      <style:table-cell-properties fo:padding="0cm" fo:border="none"/>
    </style:style>
    <style:style style:name="Table1.A129" style:family="table-cell">
      <style:table-cell-properties fo:padding="0cm" fo:border="none"/>
    </style:style>
    <style:style style:name="Table1.B129" style:family="table-cell">
      <style:table-cell-properties fo:padding="0cm" fo:border="none"/>
    </style:style>
    <style:style style:name="Table1.C129" style:family="table-cell">
      <style:table-cell-properties fo:padding="0cm" fo:border="none"/>
    </style:style>
    <style:style style:name="Table1.D129" style:family="table-cell">
      <style:table-cell-properties fo:padding="0cm" fo:border="none"/>
    </style:style>
    <style:style style:name="Table1.E129" style:family="table-cell">
      <style:table-cell-properties fo:padding="0cm" fo:border="none"/>
    </style:style>
    <style:style style:name="Table1.F129" style:family="table-cell">
      <style:table-cell-properties fo:padding="0cm" fo:border="none"/>
    </style:style>
    <style:style style:name="Table1.A130" style:family="table-cell">
      <style:table-cell-properties fo:padding="0cm" fo:border="none"/>
    </style:style>
    <style:style style:name="Table1.B130" style:family="table-cell">
      <style:table-cell-properties fo:padding="0cm" fo:border="none"/>
    </style:style>
    <style:style style:name="Table1.C130" style:family="table-cell">
      <style:table-cell-properties fo:padding="0cm" fo:border="none"/>
    </style:style>
    <style:style style:name="Table1.D130" style:family="table-cell">
      <style:table-cell-properties fo:padding="0cm" fo:border="none"/>
    </style:style>
    <style:style style:name="Table1.E130" style:family="table-cell">
      <style:table-cell-properties fo:padding="0cm" fo:border="none"/>
    </style:style>
    <style:style style:name="Table1.F130" style:family="table-cell">
      <style:table-cell-properties fo:padding="0cm" fo:border="none"/>
    </style:style>
    <style:style style:name="Table1.A131" style:family="table-cell">
      <style:table-cell-properties fo:padding="0cm" fo:border="none"/>
    </style:style>
    <style:style style:name="Table1.B131" style:family="table-cell">
      <style:table-cell-properties fo:padding="0cm" fo:border="none"/>
    </style:style>
    <style:style style:name="Table1.C131" style:family="table-cell">
      <style:table-cell-properties fo:padding="0cm" fo:border="none"/>
    </style:style>
    <style:style style:name="Table1.D131" style:family="table-cell">
      <style:table-cell-properties fo:padding="0cm" fo:border="none"/>
    </style:style>
    <style:style style:name="Table1.E131" style:family="table-cell">
      <style:table-cell-properties fo:padding="0cm" fo:border="none"/>
    </style:style>
    <style:style style:name="Table1.F131" style:family="table-cell">
      <style:table-cell-properties fo:padding="0cm" fo:border="none"/>
    </style:style>
    <style:style style:name="Table1.A132" style:family="table-cell">
      <style:table-cell-properties fo:padding="0cm" fo:border="none"/>
    </style:style>
    <style:style style:name="Table1.B132" style:family="table-cell">
      <style:table-cell-properties fo:padding="0cm" fo:border="none"/>
    </style:style>
    <style:style style:name="Table1.C132" style:family="table-cell">
      <style:table-cell-properties fo:padding="0cm" fo:border="none"/>
    </style:style>
    <style:style style:name="Table1.D132" style:family="table-cell">
      <style:table-cell-properties fo:padding="0cm" fo:border="none"/>
    </style:style>
    <style:style style:name="Table1.E132" style:family="table-cell">
      <style:table-cell-properties fo:padding="0cm" fo:border="none"/>
    </style:style>
    <style:style style:name="Table1.F132" style:family="table-cell">
      <style:table-cell-properties fo:padding="0cm" fo:border="none"/>
    </style:style>
    <style:style style:name="Table1.A133" style:family="table-cell">
      <style:table-cell-properties fo:padding="0cm" fo:border="none"/>
    </style:style>
    <style:style style:name="Table1.B133" style:family="table-cell">
      <style:table-cell-properties fo:padding="0cm" fo:border="none"/>
    </style:style>
    <style:style style:name="Table1.C133" style:family="table-cell">
      <style:table-cell-properties fo:padding="0cm" fo:border="none"/>
    </style:style>
    <style:style style:name="Table1.D133" style:family="table-cell">
      <style:table-cell-properties fo:padding="0cm" fo:border="none"/>
    </style:style>
    <style:style style:name="Table1.E133" style:family="table-cell">
      <style:table-cell-properties fo:padding="0cm" fo:border="none"/>
    </style:style>
    <style:style style:name="Table1.F133" style:family="table-cell">
      <style:table-cell-properties fo:padding="0cm" fo:border="none"/>
    </style:style>
    <style:style style:name="Table1.A134" style:family="table-cell">
      <style:table-cell-properties fo:padding="0cm" fo:border="none"/>
    </style:style>
    <style:style style:name="Table1.B134" style:family="table-cell">
      <style:table-cell-properties fo:padding="0cm" fo:border="none"/>
    </style:style>
    <style:style style:name="Table1.C134" style:family="table-cell">
      <style:table-cell-properties fo:padding="0cm" fo:border="none"/>
    </style:style>
    <style:style style:name="Table1.D134" style:family="table-cell">
      <style:table-cell-properties fo:padding="0cm" fo:border="none"/>
    </style:style>
    <style:style style:name="Table1.E134" style:family="table-cell">
      <style:table-cell-properties fo:padding="0cm" fo:border="none"/>
    </style:style>
    <style:style style:name="Table1.F134" style:family="table-cell">
      <style:table-cell-properties fo:padding="0cm" fo:border="none"/>
    </style:style>
    <style:style style:name="Table1.A135" style:family="table-cell">
      <style:table-cell-properties fo:padding="0cm" fo:border="none"/>
    </style:style>
    <style:style style:name="Table1.B135" style:family="table-cell">
      <style:table-cell-properties fo:padding="0cm" fo:border="none"/>
    </style:style>
    <style:style style:name="Table1.C135" style:family="table-cell">
      <style:table-cell-properties fo:padding="0cm" fo:border="none"/>
    </style:style>
    <style:style style:name="Table1.D135" style:family="table-cell">
      <style:table-cell-properties fo:padding="0cm" fo:border="none"/>
    </style:style>
    <style:style style:name="Table1.E135" style:family="table-cell">
      <style:table-cell-properties fo:padding="0cm" fo:border="none"/>
    </style:style>
    <style:style style:name="Table1.F135" style:family="table-cell">
      <style:table-cell-properties fo:padding="0cm" fo:border="none"/>
    </style:style>
    <style:style style:name="Table1.A136" style:family="table-cell">
      <style:table-cell-properties fo:padding="0cm" fo:border="none"/>
    </style:style>
    <style:style style:name="Table1.B136" style:family="table-cell">
      <style:table-cell-properties fo:padding="0cm" fo:border="none"/>
    </style:style>
    <style:style style:name="Table1.C136" style:family="table-cell">
      <style:table-cell-properties fo:padding="0cm" fo:border="none"/>
    </style:style>
    <style:style style:name="Table1.D136" style:family="table-cell">
      <style:table-cell-properties fo:padding="0cm" fo:border="none"/>
    </style:style>
    <style:style style:name="Table1.E136" style:family="table-cell">
      <style:table-cell-properties fo:padding="0cm" fo:border="none"/>
    </style:style>
    <style:style style:name="Table1.F136" style:family="table-cell">
      <style:table-cell-properties fo:padding="0cm" fo:border="none"/>
    </style:style>
    <style:style style:name="Table1.A137" style:family="table-cell">
      <style:table-cell-properties fo:padding="0cm" fo:border="none"/>
    </style:style>
    <style:style style:name="Table1.B137" style:family="table-cell">
      <style:table-cell-properties fo:padding="0cm" fo:border="none"/>
    </style:style>
    <style:style style:name="Table1.C137" style:family="table-cell">
      <style:table-cell-properties fo:padding="0cm" fo:border="none"/>
    </style:style>
    <style:style style:name="Table1.D137" style:family="table-cell">
      <style:table-cell-properties fo:padding="0cm" fo:border="none"/>
    </style:style>
    <style:style style:name="Table1.E137" style:family="table-cell">
      <style:table-cell-properties fo:padding="0cm" fo:border="none"/>
    </style:style>
    <style:style style:name="Table1.F137" style:family="table-cell">
      <style:table-cell-properties fo:padding="0cm" fo:border="none"/>
    </style:style>
    <style:style style:name="Table1.A138" style:family="table-cell">
      <style:table-cell-properties fo:padding="0cm" fo:border="none"/>
    </style:style>
    <style:style style:name="Table1.B138" style:family="table-cell">
      <style:table-cell-properties fo:padding="0cm" fo:border="none"/>
    </style:style>
    <style:style style:name="Table1.C138" style:family="table-cell">
      <style:table-cell-properties fo:padding="0cm" fo:border="none"/>
    </style:style>
    <style:style style:name="Table1.D138" style:family="table-cell">
      <style:table-cell-properties fo:padding="0cm" fo:border="none"/>
    </style:style>
    <style:style style:name="Table1.E138" style:family="table-cell">
      <style:table-cell-properties fo:padding="0cm" fo:border="none"/>
    </style:style>
    <style:style style:name="Table1.F138" style:family="table-cell">
      <style:table-cell-properties fo:padding="0cm" fo:border="none"/>
    </style:style>
    <style:style style:name="Table1.A139" style:family="table-cell">
      <style:table-cell-properties fo:padding="0cm" fo:border="none"/>
    </style:style>
    <style:style style:name="Table1.B139" style:family="table-cell">
      <style:table-cell-properties fo:padding="0cm" fo:border="none"/>
    </style:style>
    <style:style style:name="Table1.C139" style:family="table-cell">
      <style:table-cell-properties fo:padding="0cm" fo:border="none"/>
    </style:style>
    <style:style style:name="Table1.D139" style:family="table-cell">
      <style:table-cell-properties fo:padding="0cm" fo:border="none"/>
    </style:style>
    <style:style style:name="Table1.E139" style:family="table-cell">
      <style:table-cell-properties fo:padding="0cm" fo:border="none"/>
    </style:style>
    <style:style style:name="Table1.F139" style:family="table-cell">
      <style:table-cell-properties fo:padding="0cm" fo:border="none"/>
    </style:style>
    <style:style style:name="Table1.A140" style:family="table-cell">
      <style:table-cell-properties fo:padding="0cm" fo:border="none"/>
    </style:style>
    <style:style style:name="Table1.B140" style:family="table-cell">
      <style:table-cell-properties fo:padding="0cm" fo:border="none"/>
    </style:style>
    <style:style style:name="Table1.C140" style:family="table-cell">
      <style:table-cell-properties fo:padding="0cm" fo:border="none"/>
    </style:style>
    <style:style style:name="Table1.D140" style:family="table-cell">
      <style:table-cell-properties fo:padding="0cm" fo:border="none"/>
    </style:style>
    <style:style style:name="Table1.E140" style:family="table-cell">
      <style:table-cell-properties fo:padding="0cm" fo:border="none"/>
    </style:style>
    <style:style style:name="Table1.F140" style:family="table-cell">
      <style:table-cell-properties fo:padding="0cm" fo:border="none"/>
    </style:style>
    <style:style style:name="Table1.A141" style:family="table-cell">
      <style:table-cell-properties fo:padding="0cm" fo:border="none"/>
    </style:style>
    <style:style style:name="Table1.B141" style:family="table-cell">
      <style:table-cell-properties fo:padding="0cm" fo:border="none"/>
    </style:style>
    <style:style style:name="Table1.C141" style:family="table-cell">
      <style:table-cell-properties fo:padding="0cm" fo:border="none"/>
    </style:style>
    <style:style style:name="Table1.D141" style:family="table-cell">
      <style:table-cell-properties fo:padding="0cm" fo:border="none"/>
    </style:style>
    <style:style style:name="Table1.E141" style:family="table-cell">
      <style:table-cell-properties fo:padding="0cm" fo:border="none"/>
    </style:style>
    <style:style style:name="Table1.F141" style:family="table-cell">
      <style:table-cell-properties fo:padding="0cm" fo:border="none"/>
    </style:style>
    <style:style style:name="Table1.A142" style:family="table-cell">
      <style:table-cell-properties fo:padding="0cm" fo:border="none"/>
    </style:style>
    <style:style style:name="Table1.B142" style:family="table-cell">
      <style:table-cell-properties fo:padding="0cm" fo:border="none"/>
    </style:style>
    <style:style style:name="Table1.C142" style:family="table-cell">
      <style:table-cell-properties fo:padding="0cm" fo:border="none"/>
    </style:style>
    <style:style style:name="Table1.D142" style:family="table-cell">
      <style:table-cell-properties fo:padding="0cm" fo:border="none"/>
    </style:style>
    <style:style style:name="Table1.E142" style:family="table-cell">
      <style:table-cell-properties fo:padding="0cm" fo:border="none"/>
    </style:style>
    <style:style style:name="Table1.F142" style:family="table-cell">
      <style:table-cell-properties fo:padding="0cm" fo:border="none"/>
    </style:style>
    <style:style style:name="Table1.A143" style:family="table-cell">
      <style:table-cell-properties fo:padding="0cm" fo:border="none"/>
    </style:style>
    <style:style style:name="Table1.B143" style:family="table-cell">
      <style:table-cell-properties fo:padding="0cm" fo:border="none"/>
    </style:style>
    <style:style style:name="Table1.C143" style:family="table-cell">
      <style:table-cell-properties fo:padding="0cm" fo:border="none"/>
    </style:style>
    <style:style style:name="Table1.D143" style:family="table-cell">
      <style:table-cell-properties fo:padding="0cm" fo:border="none"/>
    </style:style>
    <style:style style:name="Table1.E143" style:family="table-cell">
      <style:table-cell-properties fo:padding="0cm" fo:border="none"/>
    </style:style>
    <style:style style:name="Table1.F143" style:family="table-cell">
      <style:table-cell-properties fo:padding="0cm" fo:border="none"/>
    </style:style>
    <style:style style:name="Table1.A144" style:family="table-cell">
      <style:table-cell-properties fo:padding="0cm" fo:border="none"/>
    </style:style>
    <style:style style:name="Table1.B144" style:family="table-cell">
      <style:table-cell-properties fo:padding="0cm" fo:border="none"/>
    </style:style>
    <style:style style:name="Table1.C144" style:family="table-cell">
      <style:table-cell-properties fo:padding="0cm" fo:border="none"/>
    </style:style>
    <style:style style:name="Table1.D144" style:family="table-cell">
      <style:table-cell-properties fo:padding="0cm" fo:border="none"/>
    </style:style>
    <style:style style:name="Table1.E144" style:family="table-cell">
      <style:table-cell-properties fo:padding="0cm" fo:border="none"/>
    </style:style>
    <style:style style:name="Table1.F144" style:family="table-cell">
      <style:table-cell-properties fo:padding="0cm" fo:border="none"/>
    </style:style>
    <style:style style:name="Table1.A145" style:family="table-cell">
      <style:table-cell-properties fo:padding="0cm" fo:border="none"/>
    </style:style>
    <style:style style:name="Table1.B145" style:family="table-cell">
      <style:table-cell-properties fo:padding="0cm" fo:border="none"/>
    </style:style>
    <style:style style:name="Table1.C145" style:family="table-cell">
      <style:table-cell-properties fo:padding="0cm" fo:border="none"/>
    </style:style>
    <style:style style:name="Table1.D145" style:family="table-cell">
      <style:table-cell-properties fo:padding="0cm" fo:border="none"/>
    </style:style>
    <style:style style:name="Table1.E145" style:family="table-cell">
      <style:table-cell-properties fo:padding="0cm" fo:border="none"/>
    </style:style>
    <style:style style:name="Table1.F145" style:family="table-cell">
      <style:table-cell-properties fo:padding="0cm" fo:border="none"/>
    </style:style>
    <style:style style:name="Table1.A146" style:family="table-cell">
      <style:table-cell-properties fo:padding="0cm" fo:border="none"/>
    </style:style>
    <style:style style:name="Table1.B146" style:family="table-cell">
      <style:table-cell-properties fo:padding="0cm" fo:border="none"/>
    </style:style>
    <style:style style:name="Table1.C146" style:family="table-cell">
      <style:table-cell-properties fo:padding="0cm" fo:border="none"/>
    </style:style>
    <style:style style:name="Table1.D146" style:family="table-cell">
      <style:table-cell-properties fo:padding="0cm" fo:border="none"/>
    </style:style>
    <style:style style:name="Table1.E146" style:family="table-cell">
      <style:table-cell-properties fo:padding="0cm" fo:border="none"/>
    </style:style>
    <style:style style:name="Table1.F146" style:family="table-cell">
      <style:table-cell-properties fo:padding="0cm" fo:border="none"/>
    </style:style>
    <style:style style:name="Table1.A147" style:family="table-cell">
      <style:table-cell-properties fo:padding="0cm" fo:border="none"/>
    </style:style>
    <style:style style:name="Table1.B147" style:family="table-cell">
      <style:table-cell-properties fo:padding="0cm" fo:border="none"/>
    </style:style>
    <style:style style:name="Table1.C147" style:family="table-cell">
      <style:table-cell-properties fo:padding="0cm" fo:border="none"/>
    </style:style>
    <style:style style:name="Table1.D147" style:family="table-cell">
      <style:table-cell-properties fo:padding="0cm" fo:border="none"/>
    </style:style>
    <style:style style:name="Table1.E147" style:family="table-cell">
      <style:table-cell-properties fo:padding="0cm" fo:border="none"/>
    </style:style>
    <style:style style:name="Table1.F147" style:family="table-cell">
      <style:table-cell-properties fo:padding="0cm" fo:border="none"/>
    </style:style>
    <style:style style:name="Table1.A148" style:family="table-cell">
      <style:table-cell-properties fo:padding="0cm" fo:border="none"/>
    </style:style>
    <style:style style:name="Table1.B148" style:family="table-cell">
      <style:table-cell-properties fo:padding="0cm" fo:border="none"/>
    </style:style>
    <style:style style:name="Table1.C148" style:family="table-cell">
      <style:table-cell-properties fo:padding="0cm" fo:border="none"/>
    </style:style>
    <style:style style:name="Table1.D148" style:family="table-cell">
      <style:table-cell-properties fo:padding="0cm" fo:border="none"/>
    </style:style>
    <style:style style:name="Table1.E148" style:family="table-cell">
      <style:table-cell-properties fo:padding="0cm" fo:border="none"/>
    </style:style>
    <style:style style:name="Table1.F148" style:family="table-cell">
      <style:table-cell-properties fo:padding="0cm" fo:border="none"/>
    </style:style>
    <style:style style:name="Table1.A149" style:family="table-cell">
      <style:table-cell-properties fo:padding="0cm" fo:border="none"/>
    </style:style>
    <style:style style:name="Table1.B149" style:family="table-cell">
      <style:table-cell-properties fo:padding="0cm" fo:border="none"/>
    </style:style>
    <style:style style:name="Table1.C149" style:family="table-cell">
      <style:table-cell-properties fo:padding="0cm" fo:border="none"/>
    </style:style>
    <style:style style:name="Table1.D149" style:family="table-cell">
      <style:table-cell-properties fo:padding="0cm" fo:border="none"/>
    </style:style>
    <style:style style:name="Table1.E149" style:family="table-cell">
      <style:table-cell-properties fo:padding="0cm" fo:border="none"/>
    </style:style>
    <style:style style:name="Table1.F149" style:family="table-cell">
      <style:table-cell-properties fo:padding="0cm" fo:border="none"/>
    </style:style>
    <style:style style:name="Table1.A150" style:family="table-cell">
      <style:table-cell-properties fo:padding="0cm" fo:border="none"/>
    </style:style>
    <style:style style:name="Table1.B150" style:family="table-cell">
      <style:table-cell-properties fo:padding="0cm" fo:border="none"/>
    </style:style>
    <style:style style:name="Table1.C150" style:family="table-cell">
      <style:table-cell-properties fo:padding="0cm" fo:border="none"/>
    </style:style>
    <style:style style:name="Table1.D150" style:family="table-cell">
      <style:table-cell-properties fo:padding="0cm" fo:border="none"/>
    </style:style>
    <style:style style:name="Table1.E150" style:family="table-cell">
      <style:table-cell-properties fo:padding="0cm" fo:border="none"/>
    </style:style>
    <style:style style:name="Table1.F150" style:family="table-cell">
      <style:table-cell-properties fo:padding="0cm" fo:border="none"/>
    </style:style>
    <style:style style:name="Table1.A151" style:family="table-cell">
      <style:table-cell-properties fo:padding="0cm" fo:border="none"/>
    </style:style>
    <style:style style:name="Table1.B151" style:family="table-cell">
      <style:table-cell-properties fo:padding="0cm" fo:border="none"/>
    </style:style>
    <style:style style:name="Table1.C151" style:family="table-cell">
      <style:table-cell-properties fo:padding="0cm" fo:border="none"/>
    </style:style>
    <style:style style:name="Table1.D151" style:family="table-cell">
      <style:table-cell-properties fo:padding="0cm" fo:border="none"/>
    </style:style>
    <style:style style:name="Table1.E151" style:family="table-cell">
      <style:table-cell-properties fo:padding="0cm" fo:border="none"/>
    </style:style>
    <style:style style:name="Table1.F151" style:family="table-cell">
      <style:table-cell-properties fo:padding="0cm" fo:border="none"/>
    </style:style>
    <style:style style:name="Table1.A152" style:family="table-cell">
      <style:table-cell-properties fo:padding="0cm" fo:border="none"/>
    </style:style>
    <style:style style:name="Table1.B152" style:family="table-cell">
      <style:table-cell-properties fo:padding="0cm" fo:border="none"/>
    </style:style>
    <style:style style:name="Table1.C152" style:family="table-cell">
      <style:table-cell-properties fo:padding="0cm" fo:border="none"/>
    </style:style>
    <style:style style:name="Table1.D152" style:family="table-cell">
      <style:table-cell-properties fo:padding="0cm" fo:border="none"/>
    </style:style>
    <style:style style:name="Table1.E152" style:family="table-cell">
      <style:table-cell-properties fo:padding="0cm" fo:border="none"/>
    </style:style>
    <style:style style:name="Table1.F152" style:family="table-cell">
      <style:table-cell-properties fo:padding="0cm" fo:border="none"/>
    </style:style>
    <style:style style:name="Table1.A153" style:family="table-cell">
      <style:table-cell-properties fo:padding="0cm" fo:border="none"/>
    </style:style>
    <style:style style:name="Table1.B153" style:family="table-cell">
      <style:table-cell-properties fo:padding="0cm" fo:border="none"/>
    </style:style>
    <style:style style:name="Table1.C153" style:family="table-cell">
      <style:table-cell-properties fo:padding="0cm" fo:border="none"/>
    </style:style>
    <style:style style:name="Table1.D153" style:family="table-cell">
      <style:table-cell-properties fo:padding="0cm" fo:border="none"/>
    </style:style>
    <style:style style:name="Table1.E153" style:family="table-cell">
      <style:table-cell-properties fo:padding="0cm" fo:border="none"/>
    </style:style>
    <style:style style:name="Table1.F153" style:family="table-cell">
      <style:table-cell-properties fo:padding="0cm" fo:border="none"/>
    </style:style>
    <style:style style:name="Table1.A154" style:family="table-cell">
      <style:table-cell-properties fo:padding="0cm" fo:border="none"/>
    </style:style>
    <style:style style:name="Table1.B154" style:family="table-cell">
      <style:table-cell-properties fo:padding="0cm" fo:border="none"/>
    </style:style>
    <style:style style:name="Table1.C154" style:family="table-cell">
      <style:table-cell-properties fo:padding="0cm" fo:border="none"/>
    </style:style>
    <style:style style:name="Table1.D154" style:family="table-cell">
      <style:table-cell-properties fo:padding="0cm" fo:border="none"/>
    </style:style>
    <style:style style:name="Table1.E154" style:family="table-cell">
      <style:table-cell-properties fo:padding="0cm" fo:border="none"/>
    </style:style>
    <style:style style:name="Table1.F154" style:family="table-cell">
      <style:table-cell-properties fo:padding="0cm" fo:border="none"/>
    </style:style>
    <style:style style:name="Table1.A155" style:family="table-cell">
      <style:table-cell-properties fo:padding="0cm" fo:border="none"/>
    </style:style>
    <style:style style:name="Table1.B155" style:family="table-cell">
      <style:table-cell-properties fo:padding="0cm" fo:border="none"/>
    </style:style>
    <style:style style:name="Table1.C155" style:family="table-cell">
      <style:table-cell-properties fo:padding="0cm" fo:border="none"/>
    </style:style>
    <style:style style:name="Table1.D155" style:family="table-cell">
      <style:table-cell-properties fo:padding="0cm" fo:border="none"/>
    </style:style>
    <style:style style:name="Table1.E155" style:family="table-cell">
      <style:table-cell-properties fo:padding="0cm" fo:border="none"/>
    </style:style>
    <style:style style:name="Table1.F155" style:family="table-cell">
      <style:table-cell-properties fo:padding="0cm" fo:border="none"/>
    </style:style>
    <style:style style:name="Table1.A156" style:family="table-cell">
      <style:table-cell-properties fo:padding="0cm" fo:border="none"/>
    </style:style>
    <style:style style:name="Table1.B156" style:family="table-cell">
      <style:table-cell-properties fo:padding="0cm" fo:border="none"/>
    </style:style>
    <style:style style:name="Table1.C156" style:family="table-cell">
      <style:table-cell-properties fo:padding="0cm" fo:border="none"/>
    </style:style>
    <style:style style:name="Table1.D156" style:family="table-cell">
      <style:table-cell-properties fo:padding="0cm" fo:border="none"/>
    </style:style>
    <style:style style:name="Table1.E156" style:family="table-cell">
      <style:table-cell-properties fo:padding="0cm" fo:border="none"/>
    </style:style>
    <style:style style:name="Table1.F156" style:family="table-cell">
      <style:table-cell-properties fo:padding="0cm" fo:border="none"/>
    </style:style>
    <style:style style:name="Table1.A157" style:family="table-cell">
      <style:table-cell-properties fo:padding="0cm" fo:border="none"/>
    </style:style>
    <style:style style:name="Table1.B157" style:family="table-cell">
      <style:table-cell-properties fo:padding="0cm" fo:border="none"/>
    </style:style>
    <style:style style:name="Table1.C157" style:family="table-cell">
      <style:table-cell-properties fo:padding="0cm" fo:border="none"/>
    </style:style>
    <style:style style:name="Table1.D157" style:family="table-cell">
      <style:table-cell-properties fo:padding="0cm" fo:border="none"/>
    </style:style>
    <style:style style:name="Table1.E157" style:family="table-cell">
      <style:table-cell-properties fo:padding="0cm" fo:border="none"/>
    </style:style>
    <style:style style:name="Table1.F157" style:family="table-cell">
      <style:table-cell-properties fo:padding="0cm" fo:border="none"/>
    </style:style>
    <style:style style:name="Table1.A158" style:family="table-cell">
      <style:table-cell-properties fo:padding="0cm" fo:border="none"/>
    </style:style>
    <style:style style:name="Table1.B158" style:family="table-cell">
      <style:table-cell-properties fo:padding="0cm" fo:border="none"/>
    </style:style>
    <style:style style:name="Table1.C158" style:family="table-cell">
      <style:table-cell-properties fo:padding="0cm" fo:border="none"/>
    </style:style>
    <style:style style:name="Table1.D158" style:family="table-cell">
      <style:table-cell-properties fo:padding="0cm" fo:border="none"/>
    </style:style>
    <style:style style:name="Table1.E158" style:family="table-cell">
      <style:table-cell-properties fo:padding="0cm" fo:border="none"/>
    </style:style>
    <style:style style:name="Table1.F158" style:family="table-cell">
      <style:table-cell-properties fo:padding="0cm" fo:border="none"/>
    </style:style>
    <style:style style:name="Table1.A159" style:family="table-cell">
      <style:table-cell-properties fo:padding="0cm" fo:border="none"/>
    </style:style>
    <style:style style:name="Table1.B159" style:family="table-cell">
      <style:table-cell-properties fo:padding="0cm" fo:border="none"/>
    </style:style>
    <style:style style:name="Table1.C159" style:family="table-cell">
      <style:table-cell-properties fo:padding="0cm" fo:border="none"/>
    </style:style>
    <style:style style:name="Table1.D159" style:family="table-cell">
      <style:table-cell-properties fo:padding="0cm" fo:border="none"/>
    </style:style>
    <style:style style:name="Table1.E159" style:family="table-cell">
      <style:table-cell-properties fo:padding="0cm" fo:border="none"/>
    </style:style>
    <style:style style:name="Table1.F159" style:family="table-cell">
      <style:table-cell-properties fo:padding="0cm" fo:border="none"/>
    </style:style>
    <style:style style:name="Table1.A160" style:family="table-cell">
      <style:table-cell-properties fo:padding="0cm" fo:border="none"/>
    </style:style>
    <style:style style:name="Table1.B160" style:family="table-cell">
      <style:table-cell-properties fo:padding="0cm" fo:border="none"/>
    </style:style>
    <style:style style:name="Table1.C160" style:family="table-cell">
      <style:table-cell-properties fo:padding="0cm" fo:border="none"/>
    </style:style>
    <style:style style:name="Table1.D160" style:family="table-cell">
      <style:table-cell-properties fo:padding="0cm" fo:border="none"/>
    </style:style>
    <style:style style:name="Table1.E160" style:family="table-cell">
      <style:table-cell-properties fo:padding="0cm" fo:border="none"/>
    </style:style>
    <style:style style:name="Table1.F160" style:family="table-cell">
      <style:table-cell-properties fo:padding="0cm" fo:border="none"/>
    </style:style>
    <style:style style:name="Table1.A161" style:family="table-cell">
      <style:table-cell-properties fo:padding="0cm" fo:border="none"/>
    </style:style>
    <style:style style:name="Table1.B161" style:family="table-cell">
      <style:table-cell-properties fo:padding="0cm" fo:border="none"/>
    </style:style>
    <style:style style:name="Table1.C161" style:family="table-cell">
      <style:table-cell-properties fo:padding="0cm" fo:border="none"/>
    </style:style>
    <style:style style:name="Table1.D161" style:family="table-cell">
      <style:table-cell-properties fo:padding="0cm" fo:border="none"/>
    </style:style>
    <style:style style:name="Table1.E161" style:family="table-cell">
      <style:table-cell-properties fo:padding="0cm" fo:border="none"/>
    </style:style>
    <style:style style:name="Table1.F161" style:family="table-cell">
      <style:table-cell-properties fo:padding="0cm" fo:border="none"/>
    </style:style>
    <style:style style:name="Table1.A162" style:family="table-cell">
      <style:table-cell-properties fo:padding="0cm" fo:border="none"/>
    </style:style>
    <style:style style:name="Table1.B162" style:family="table-cell">
      <style:table-cell-properties fo:padding="0cm" fo:border="none"/>
    </style:style>
    <style:style style:name="Table1.C162" style:family="table-cell">
      <style:table-cell-properties fo:padding="0cm" fo:border="none"/>
    </style:style>
    <style:style style:name="Table1.D162" style:family="table-cell">
      <style:table-cell-properties fo:padding="0cm" fo:border="none"/>
    </style:style>
    <style:style style:name="Table1.E162" style:family="table-cell">
      <style:table-cell-properties fo:padding="0cm" fo:border="none"/>
    </style:style>
    <style:style style:name="Table1.F162" style:family="table-cell">
      <style:table-cell-properties fo:padding="0cm" fo:border="none"/>
    </style:style>
    <style:style style:name="Table1.A163" style:family="table-cell">
      <style:table-cell-properties fo:padding="0cm" fo:border="none"/>
    </style:style>
    <style:style style:name="Table1.B163" style:family="table-cell">
      <style:table-cell-properties fo:padding="0cm" fo:border="none"/>
    </style:style>
    <style:style style:name="Table1.C163" style:family="table-cell">
      <style:table-cell-properties fo:padding="0cm" fo:border="none"/>
    </style:style>
    <style:style style:name="Table1.D163" style:family="table-cell">
      <style:table-cell-properties fo:padding="0cm" fo:border="none"/>
    </style:style>
    <style:style style:name="Table1.E163" style:family="table-cell">
      <style:table-cell-properties fo:padding="0cm" fo:border="none"/>
    </style:style>
    <style:style style:name="Table1.F163" style:family="table-cell">
      <style:table-cell-properties fo:padding="0cm" fo:border="none"/>
    </style:style>
    <style:style style:name="Table1.A164" style:family="table-cell">
      <style:table-cell-properties fo:padding="0cm" fo:border="none"/>
    </style:style>
    <style:style style:name="Table1.B164" style:family="table-cell">
      <style:table-cell-properties fo:padding="0cm" fo:border="none"/>
    </style:style>
    <style:style style:name="Table1.C164" style:family="table-cell">
      <style:table-cell-properties fo:padding="0cm" fo:border="none"/>
    </style:style>
    <style:style style:name="Table1.D164" style:family="table-cell">
      <style:table-cell-properties fo:padding="0cm" fo:border="none"/>
    </style:style>
    <style:style style:name="Table1.E164" style:family="table-cell">
      <style:table-cell-properties fo:padding="0cm" fo:border="none"/>
    </style:style>
    <style:style style:name="Table1.F164" style:family="table-cell">
      <style:table-cell-properties fo:padding="0cm" fo:border="none"/>
    </style:style>
    <style:style style:name="Table1.A165" style:family="table-cell">
      <style:table-cell-properties fo:padding="0cm" fo:border="none"/>
    </style:style>
    <style:style style:name="Table1.B165" style:family="table-cell">
      <style:table-cell-properties fo:padding="0cm" fo:border="none"/>
    </style:style>
    <style:style style:name="Table1.C165" style:family="table-cell">
      <style:table-cell-properties fo:padding="0cm" fo:border="none"/>
    </style:style>
    <style:style style:name="Table1.D165" style:family="table-cell">
      <style:table-cell-properties fo:padding="0cm" fo:border="none"/>
    </style:style>
    <style:style style:name="Table1.E165" style:family="table-cell">
      <style:table-cell-properties fo:padding="0cm" fo:border="none"/>
    </style:style>
    <style:style style:name="Table1.F165" style:family="table-cell">
      <style:table-cell-properties fo:padding="0cm" fo:border="none"/>
    </style:style>
    <style:style style:name="Table1.A166" style:family="table-cell">
      <style:table-cell-properties fo:padding="0cm" fo:border="none"/>
    </style:style>
    <style:style style:name="Table1.B166" style:family="table-cell">
      <style:table-cell-properties fo:padding="0cm" fo:border="none"/>
    </style:style>
    <style:style style:name="Table1.C166" style:family="table-cell">
      <style:table-cell-properties fo:padding="0cm" fo:border="none"/>
    </style:style>
    <style:style style:name="Table1.D166" style:family="table-cell">
      <style:table-cell-properties fo:padding="0cm" fo:border="none"/>
    </style:style>
    <style:style style:name="Table1.E166" style:family="table-cell">
      <style:table-cell-properties fo:padding="0cm" fo:border="none"/>
    </style:style>
    <style:style style:name="Table1.F166" style:family="table-cell">
      <style:table-cell-properties fo:padding="0cm" fo:border="none"/>
    </style:style>
    <style:style style:name="Table1.A167" style:family="table-cell">
      <style:table-cell-properties fo:padding="0cm" fo:border="none"/>
    </style:style>
    <style:style style:name="Table1.B167" style:family="table-cell">
      <style:table-cell-properties fo:padding="0cm" fo:border="none"/>
    </style:style>
    <style:style style:name="Table1.C167" style:family="table-cell">
      <style:table-cell-properties fo:padding="0cm" fo:border="none"/>
    </style:style>
    <style:style style:name="Table1.D167" style:family="table-cell">
      <style:table-cell-properties fo:padding="0cm" fo:border="none"/>
    </style:style>
    <style:style style:name="Table1.E167" style:family="table-cell">
      <style:table-cell-properties fo:padding="0cm" fo:border="none"/>
    </style:style>
    <style:style style:name="Table1.F167" style:family="table-cell">
      <style:table-cell-properties fo:padding="0cm" fo:border="none"/>
    </style:style>
    <style:style style:name="Table1.A168" style:family="table-cell">
      <style:table-cell-properties fo:padding="0cm" fo:border="none"/>
    </style:style>
    <style:style style:name="Table1.B168" style:family="table-cell">
      <style:table-cell-properties fo:padding="0cm" fo:border="none"/>
    </style:style>
    <style:style style:name="Table1.C168" style:family="table-cell">
      <style:table-cell-properties fo:padding="0cm" fo:border="none"/>
    </style:style>
    <style:style style:name="Table1.D168" style:family="table-cell">
      <style:table-cell-properties fo:padding="0cm" fo:border="none"/>
    </style:style>
    <style:style style:name="Table1.E168" style:family="table-cell">
      <style:table-cell-properties fo:padding="0cm" fo:border="none"/>
    </style:style>
    <style:style style:name="Table1.F168" style:family="table-cell">
      <style:table-cell-properties fo:padding="0cm" fo:border="none"/>
    </style:style>
    <style:style style:name="Table1.A169" style:family="table-cell">
      <style:table-cell-properties fo:padding="0cm" fo:border="none"/>
    </style:style>
    <style:style style:name="Table1.B169" style:family="table-cell">
      <style:table-cell-properties fo:padding="0cm" fo:border="none"/>
    </style:style>
    <style:style style:name="Table1.C169" style:family="table-cell">
      <style:table-cell-properties fo:padding="0cm" fo:border="none"/>
    </style:style>
    <style:style style:name="Table1.D169" style:family="table-cell">
      <style:table-cell-properties fo:padding="0cm" fo:border="none"/>
    </style:style>
    <style:style style:name="Table1.E169" style:family="table-cell">
      <style:table-cell-properties fo:padding="0cm" fo:border="none"/>
    </style:style>
    <style:style style:name="Table1.F169" style:family="table-cell">
      <style:table-cell-properties fo:padding="0cm" fo:border="none"/>
    </style:style>
    <style:style style:name="Table1.A170" style:family="table-cell">
      <style:table-cell-properties fo:padding="0cm" fo:border="none"/>
    </style:style>
    <style:style style:name="Table1.B170" style:family="table-cell">
      <style:table-cell-properties fo:padding="0cm" fo:border="none"/>
    </style:style>
    <style:style style:name="Table1.C170" style:family="table-cell">
      <style:table-cell-properties fo:padding="0cm" fo:border="none"/>
    </style:style>
    <style:style style:name="Table1.D170" style:family="table-cell">
      <style:table-cell-properties fo:padding="0cm" fo:border="none"/>
    </style:style>
    <style:style style:name="Table1.E170" style:family="table-cell">
      <style:table-cell-properties fo:padding="0cm" fo:border="none"/>
    </style:style>
    <style:style style:name="Table1.F170" style:family="table-cell">
      <style:table-cell-properties fo:padding="0cm" fo:border="none"/>
    </style:style>
    <style:style style:name="Table1.A171" style:family="table-cell">
      <style:table-cell-properties fo:padding="0cm" fo:border="none"/>
    </style:style>
    <style:style style:name="Table1.B171" style:family="table-cell">
      <style:table-cell-properties fo:padding="0cm" fo:border="none"/>
    </style:style>
    <style:style style:name="Table1.C171" style:family="table-cell">
      <style:table-cell-properties fo:padding="0cm" fo:border="none"/>
    </style:style>
    <style:style style:name="Table1.D171" style:family="table-cell">
      <style:table-cell-properties fo:padding="0cm" fo:border="none"/>
    </style:style>
    <style:style style:name="Table1.E171" style:family="table-cell">
      <style:table-cell-properties fo:padding="0cm" fo:border="none"/>
    </style:style>
    <style:style style:name="Table1.F171" style:family="table-cell">
      <style:table-cell-properties fo:padding="0cm" fo:border="none"/>
    </style:style>
    <style:style style:name="Table1.A172" style:family="table-cell">
      <style:table-cell-properties fo:padding="0cm" fo:border="none"/>
    </style:style>
    <style:style style:name="Table1.B172" style:family="table-cell">
      <style:table-cell-properties fo:padding="0cm" fo:border="none"/>
    </style:style>
    <style:style style:name="Table1.C172" style:family="table-cell">
      <style:table-cell-properties fo:padding="0cm" fo:border="none"/>
    </style:style>
    <style:style style:name="Table1.D172" style:family="table-cell">
      <style:table-cell-properties fo:padding="0cm" fo:border="none"/>
    </style:style>
    <style:style style:name="Table1.E172" style:family="table-cell">
      <style:table-cell-properties fo:padding="0cm" fo:border="none"/>
    </style:style>
    <style:style style:name="Table1.F172" style:family="table-cell">
      <style:table-cell-properties fo:padding="0cm" fo:border="none"/>
    </style:style>
    <style:style style:name="Table1.A173" style:family="table-cell">
      <style:table-cell-properties fo:padding="0cm" fo:border="none"/>
    </style:style>
    <style:style style:name="Table1.B173" style:family="table-cell">
      <style:table-cell-properties fo:padding="0cm" fo:border="none"/>
    </style:style>
    <style:style style:name="Table1.C173" style:family="table-cell">
      <style:table-cell-properties fo:padding="0cm" fo:border="none"/>
    </style:style>
    <style:style style:name="Table1.D173" style:family="table-cell">
      <style:table-cell-properties fo:padding="0cm" fo:border="none"/>
    </style:style>
    <style:style style:name="Table1.E173" style:family="table-cell">
      <style:table-cell-properties fo:padding="0cm" fo:border="none"/>
    </style:style>
    <style:style style:name="Table1.F173" style:family="table-cell">
      <style:table-cell-properties fo:padding="0cm" fo:border="none"/>
    </style:style>
    <style:style style:name="Table1.A174" style:family="table-cell">
      <style:table-cell-properties fo:padding="0cm" fo:border="none"/>
    </style:style>
    <style:style style:name="Table1.B174" style:family="table-cell">
      <style:table-cell-properties fo:padding="0cm" fo:border="none"/>
    </style:style>
    <style:style style:name="Table1.C174" style:family="table-cell">
      <style:table-cell-properties fo:padding="0cm" fo:border="none"/>
    </style:style>
    <style:style style:name="Table1.D174" style:family="table-cell">
      <style:table-cell-properties fo:padding="0cm" fo:border="none"/>
    </style:style>
    <style:style style:name="Table1.E174" style:family="table-cell">
      <style:table-cell-properties fo:padding="0cm" fo:border="none"/>
    </style:style>
    <style:style style:name="Table1.F174" style:family="table-cell">
      <style:table-cell-properties fo:padding="0cm" fo:border="none"/>
    </style:style>
    <style:style style:name="Table1.A175" style:family="table-cell">
      <style:table-cell-properties fo:padding="0cm" fo:border="none"/>
    </style:style>
    <style:style style:name="Table1.B175" style:family="table-cell">
      <style:table-cell-properties fo:padding="0cm" fo:border="none"/>
    </style:style>
    <style:style style:name="Table1.C175" style:family="table-cell">
      <style:table-cell-properties fo:padding="0cm" fo:border="none"/>
    </style:style>
    <style:style style:name="Table1.D175" style:family="table-cell">
      <style:table-cell-properties fo:padding="0cm" fo:border="none"/>
    </style:style>
    <style:style style:name="Table1.E175" style:family="table-cell">
      <style:table-cell-properties fo:padding="0cm" fo:border="none"/>
    </style:style>
    <style:style style:name="Table1.F175" style:family="table-cell">
      <style:table-cell-properties fo:padding="0cm" fo:border="none"/>
    </style:style>
    <style:style style:name="Table1.A176" style:family="table-cell">
      <style:table-cell-properties fo:padding="0cm" fo:border="none"/>
    </style:style>
    <style:style style:name="Table1.B176" style:family="table-cell">
      <style:table-cell-properties fo:padding="0cm" fo:border="none"/>
    </style:style>
    <style:style style:name="Table1.C176" style:family="table-cell">
      <style:table-cell-properties fo:padding="0cm" fo:border="none"/>
    </style:style>
    <style:style style:name="Table1.D176" style:family="table-cell">
      <style:table-cell-properties fo:padding="0cm" fo:border="none"/>
    </style:style>
    <style:style style:name="Table1.E176" style:family="table-cell">
      <style:table-cell-properties fo:padding="0cm" fo:border="none"/>
    </style:style>
    <style:style style:name="Table1.F176" style:family="table-cell">
      <style:table-cell-properties fo:padding="0cm" fo:border="none"/>
    </style:style>
    <style:style style:name="Table1.A177" style:family="table-cell">
      <style:table-cell-properties fo:padding="0cm" fo:border="none"/>
    </style:style>
    <style:style style:name="Table1.B177" style:family="table-cell">
      <style:table-cell-properties fo:padding="0cm" fo:border="none"/>
    </style:style>
    <style:style style:name="Table1.C177" style:family="table-cell">
      <style:table-cell-properties fo:padding="0cm" fo:border="none"/>
    </style:style>
    <style:style style:name="Table1.D177" style:family="table-cell">
      <style:table-cell-properties fo:padding="0cm" fo:border="none"/>
    </style:style>
    <style:style style:name="Table1.E177" style:family="table-cell">
      <style:table-cell-properties fo:padding="0cm" fo:border="none"/>
    </style:style>
    <style:style style:name="Table1.F177" style:family="table-cell">
      <style:table-cell-properties fo:padding="0cm" fo:border="none"/>
    </style:style>
    <style:style style:name="Table1.A178" style:family="table-cell">
      <style:table-cell-properties fo:padding="0cm" fo:border="none"/>
    </style:style>
    <style:style style:name="Table1.B178" style:family="table-cell">
      <style:table-cell-properties fo:padding="0cm" fo:border="none"/>
    </style:style>
    <style:style style:name="Table1.C178" style:family="table-cell">
      <style:table-cell-properties fo:padding="0cm" fo:border="none"/>
    </style:style>
    <style:style style:name="Table1.D178" style:family="table-cell">
      <style:table-cell-properties fo:padding="0cm" fo:border="none"/>
    </style:style>
    <style:style style:name="Table1.E178" style:family="table-cell">
      <style:table-cell-properties fo:padding="0cm" fo:border="none"/>
    </style:style>
    <style:style style:name="Table1.F178" style:family="table-cell">
      <style:table-cell-properties fo:padding="0cm" fo:border="none"/>
    </style:style>
    <style:style style:name="Table1.A179" style:family="table-cell">
      <style:table-cell-properties fo:padding="0cm" fo:border="none"/>
    </style:style>
    <style:style style:name="Table1.B179" style:family="table-cell">
      <style:table-cell-properties fo:padding="0cm" fo:border="none"/>
    </style:style>
    <style:style style:name="Table1.C179" style:family="table-cell">
      <style:table-cell-properties fo:padding="0cm" fo:border="none"/>
    </style:style>
    <style:style style:name="Table1.D179" style:family="table-cell">
      <style:table-cell-properties fo:padding="0cm" fo:border="none"/>
    </style:style>
    <style:style style:name="Table1.E179" style:family="table-cell">
      <style:table-cell-properties fo:padding="0cm" fo:border="none"/>
    </style:style>
    <style:style style:name="Table1.F179" style:family="table-cell">
      <style:table-cell-properties fo:padding="0cm" fo:border="none"/>
    </style:style>
    <style:style style:name="Table1.A180" style:family="table-cell">
      <style:table-cell-properties fo:padding="0cm" fo:border="none"/>
    </style:style>
    <style:style style:name="Table1.B180" style:family="table-cell">
      <style:table-cell-properties fo:padding="0cm" fo:border="none"/>
    </style:style>
    <style:style style:name="Table1.C180" style:family="table-cell">
      <style:table-cell-properties fo:padding="0cm" fo:border="none"/>
    </style:style>
    <style:style style:name="Table1.D180" style:family="table-cell">
      <style:table-cell-properties fo:padding="0cm" fo:border="none"/>
    </style:style>
    <style:style style:name="Table1.E180" style:family="table-cell">
      <style:table-cell-properties fo:padding="0cm" fo:border="none"/>
    </style:style>
    <style:style style:name="Table1.F180" style:family="table-cell">
      <style:table-cell-properties fo:padding="0cm" fo:border="none"/>
    </style:style>
    <style:style style:name="Table1.A181" style:family="table-cell">
      <style:table-cell-properties fo:padding="0cm" fo:border="none"/>
    </style:style>
    <style:style style:name="Table1.B181" style:family="table-cell">
      <style:table-cell-properties fo:padding="0cm" fo:border="none"/>
    </style:style>
    <style:style style:name="Table1.C181" style:family="table-cell">
      <style:table-cell-properties fo:padding="0cm" fo:border="none"/>
    </style:style>
    <style:style style:name="Table1.D181" style:family="table-cell">
      <style:table-cell-properties fo:padding="0cm" fo:border="none"/>
    </style:style>
    <style:style style:name="Table1.E181" style:family="table-cell">
      <style:table-cell-properties fo:padding="0cm" fo:border="none"/>
    </style:style>
    <style:style style:name="Table1.F181" style:family="table-cell">
      <style:table-cell-properties fo:padding="0cm" fo:border="none"/>
    </style:style>
    <style:style style:name="Table1.A182" style:family="table-cell">
      <style:table-cell-properties fo:padding="0cm" fo:border="none"/>
    </style:style>
    <style:style style:name="Table1.B182" style:family="table-cell">
      <style:table-cell-properties fo:padding="0cm" fo:border="none"/>
    </style:style>
    <style:style style:name="Table1.C182" style:family="table-cell">
      <style:table-cell-properties fo:padding="0cm" fo:border="none"/>
    </style:style>
    <style:style style:name="Table1.D182" style:family="table-cell">
      <style:table-cell-properties fo:padding="0cm" fo:border="none"/>
    </style:style>
    <style:style style:name="Table1.E182" style:family="table-cell">
      <style:table-cell-properties fo:padding="0cm" fo:border="none"/>
    </style:style>
    <style:style style:name="Table1.F182" style:family="table-cell">
      <style:table-cell-properties fo:padding="0cm" fo:border="none"/>
    </style:style>
    <style:style style:name="Table1.A183" style:family="table-cell">
      <style:table-cell-properties fo:padding="0cm" fo:border="none"/>
    </style:style>
    <style:style style:name="Table1.B183" style:family="table-cell">
      <style:table-cell-properties fo:padding="0cm" fo:border="none"/>
    </style:style>
    <style:style style:name="Table1.C183" style:family="table-cell">
      <style:table-cell-properties fo:padding="0cm" fo:border="none"/>
    </style:style>
    <style:style style:name="Table1.D183" style:family="table-cell">
      <style:table-cell-properties fo:padding="0cm" fo:border="none"/>
    </style:style>
    <style:style style:name="Table1.E183" style:family="table-cell">
      <style:table-cell-properties fo:padding="0cm" fo:border="none"/>
    </style:style>
    <style:style style:name="Table1.F183" style:family="table-cell">
      <style:table-cell-properties fo:padding="0cm" fo:border="none"/>
    </style:style>
    <style:style style:name="Table1.A184" style:family="table-cell">
      <style:table-cell-properties fo:padding="0cm" fo:border="none"/>
    </style:style>
    <style:style style:name="Table1.B184" style:family="table-cell">
      <style:table-cell-properties fo:padding="0cm" fo:border="none"/>
    </style:style>
    <style:style style:name="Table1.C184" style:family="table-cell">
      <style:table-cell-properties fo:padding="0cm" fo:border="none"/>
    </style:style>
    <style:style style:name="Table1.D184" style:family="table-cell">
      <style:table-cell-properties fo:padding="0cm" fo:border="none"/>
    </style:style>
    <style:style style:name="Table1.E184" style:family="table-cell">
      <style:table-cell-properties fo:padding="0cm" fo:border="none"/>
    </style:style>
    <style:style style:name="Table1.F184" style:family="table-cell">
      <style:table-cell-properties fo:padding="0cm" fo:border="none"/>
    </style:style>
    <style:style style:name="Table1.A185" style:family="table-cell">
      <style:table-cell-properties fo:padding="0cm" fo:border="none"/>
    </style:style>
    <style:style style:name="Table1.B185" style:family="table-cell">
      <style:table-cell-properties fo:padding="0cm" fo:border="none"/>
    </style:style>
    <style:style style:name="Table1.C185" style:family="table-cell">
      <style:table-cell-properties fo:padding="0cm" fo:border="none"/>
    </style:style>
    <style:style style:name="Table1.D185" style:family="table-cell">
      <style:table-cell-properties fo:padding="0cm" fo:border="none"/>
    </style:style>
    <style:style style:name="Table1.E185" style:family="table-cell">
      <style:table-cell-properties fo:padding="0cm" fo:border="none"/>
    </style:style>
    <style:style style:name="Table1.F185" style:family="table-cell">
      <style:table-cell-properties fo:padding="0cm" fo:border="none"/>
    </style:style>
    <style:style style:name="Table1.A186" style:family="table-cell">
      <style:table-cell-properties fo:padding="0cm" fo:border="none"/>
    </style:style>
    <style:style style:name="Table1.B186" style:family="table-cell">
      <style:table-cell-properties fo:padding="0cm" fo:border="none"/>
    </style:style>
    <style:style style:name="Table1.C186" style:family="table-cell">
      <style:table-cell-properties fo:padding="0cm" fo:border="none"/>
    </style:style>
    <style:style style:name="Table1.D186" style:family="table-cell">
      <style:table-cell-properties fo:padding="0cm" fo:border="none"/>
    </style:style>
    <style:style style:name="Table1.E186" style:family="table-cell">
      <style:table-cell-properties fo:padding="0cm" fo:border="none"/>
    </style:style>
    <style:style style:name="Table1.F186" style:family="table-cell">
      <style:table-cell-properties fo:padding="0cm" fo:border="none"/>
    </style:style>
    <style:style style:name="Table1.A187" style:family="table-cell">
      <style:table-cell-properties fo:padding="0cm" fo:border="none"/>
    </style:style>
    <style:style style:name="Table1.B187" style:family="table-cell">
      <style:table-cell-properties fo:padding="0cm" fo:border="none"/>
    </style:style>
    <style:style style:name="Table1.C187" style:family="table-cell">
      <style:table-cell-properties fo:padding="0cm" fo:border="none"/>
    </style:style>
    <style:style style:name="Table1.D187" style:family="table-cell">
      <style:table-cell-properties fo:padding="0cm" fo:border="none"/>
    </style:style>
    <style:style style:name="Table1.E187" style:family="table-cell">
      <style:table-cell-properties fo:padding="0cm" fo:border="none"/>
    </style:style>
    <style:style style:name="Table1.F187" style:family="table-cell">
      <style:table-cell-properties fo:padding="0cm" fo:border="none"/>
    </style:style>
    <style:style style:name="Table1.A188" style:family="table-cell">
      <style:table-cell-properties fo:padding="0cm" fo:border="none"/>
    </style:style>
    <style:style style:name="Table1.B188" style:family="table-cell">
      <style:table-cell-properties fo:padding="0cm" fo:border="none"/>
    </style:style>
    <style:style style:name="Table1.C188" style:family="table-cell">
      <style:table-cell-properties fo:padding="0cm" fo:border="none"/>
    </style:style>
    <style:style style:name="Table1.D188" style:family="table-cell">
      <style:table-cell-properties fo:padding="0cm" fo:border="none"/>
    </style:style>
    <style:style style:name="Table1.E188" style:family="table-cell">
      <style:table-cell-properties fo:padding="0cm" fo:border="none"/>
    </style:style>
    <style:style style:name="Table1.F188" style:family="table-cell">
      <style:table-cell-properties fo:padding="0cm" fo:border="none"/>
    </style:style>
    <style:style style:name="Table1.A189" style:family="table-cell">
      <style:table-cell-properties fo:padding="0cm" fo:border="none"/>
    </style:style>
    <style:style style:name="Table1.B189" style:family="table-cell">
      <style:table-cell-properties fo:padding="0cm" fo:border="none"/>
    </style:style>
    <style:style style:name="Table1.C189" style:family="table-cell">
      <style:table-cell-properties fo:padding="0cm" fo:border="none"/>
    </style:style>
    <style:style style:name="Table1.D189" style:family="table-cell">
      <style:table-cell-properties fo:padding="0cm" fo:border="none"/>
    </style:style>
    <style:style style:name="Table1.E189" style:family="table-cell">
      <style:table-cell-properties fo:padding="0cm" fo:border="none"/>
    </style:style>
    <style:style style:name="Table1.F189" style:family="table-cell">
      <style:table-cell-properties fo:padding="0cm" fo:border="none"/>
    </style:style>
    <style:style style:name="Table1.A190" style:family="table-cell">
      <style:table-cell-properties fo:padding="0cm" fo:border="none"/>
    </style:style>
    <style:style style:name="Table1.B190" style:family="table-cell">
      <style:table-cell-properties fo:padding="0cm" fo:border="none"/>
    </style:style>
    <style:style style:name="Table1.C190" style:family="table-cell">
      <style:table-cell-properties fo:padding="0cm" fo:border="none"/>
    </style:style>
    <style:style style:name="Table1.D190" style:family="table-cell">
      <style:table-cell-properties fo:padding="0cm" fo:border="none"/>
    </style:style>
    <style:style style:name="Table1.E190" style:family="table-cell">
      <style:table-cell-properties fo:padding="0cm" fo:border="none"/>
    </style:style>
    <style:style style:name="Table1.F190" style:family="table-cell">
      <style:table-cell-properties fo:padding="0cm" fo:border="none"/>
    </style:style>
    <style:style style:name="Table1.A191" style:family="table-cell">
      <style:table-cell-properties fo:padding="0cm" fo:border="none"/>
    </style:style>
    <style:style style:name="Table1.B191" style:family="table-cell">
      <style:table-cell-properties fo:padding="0cm" fo:border="none"/>
    </style:style>
    <style:style style:name="Table1.C191" style:family="table-cell">
      <style:table-cell-properties fo:padding="0cm" fo:border="none"/>
    </style:style>
    <style:style style:name="Table1.D191" style:family="table-cell">
      <style:table-cell-properties fo:padding="0cm" fo:border="none"/>
    </style:style>
    <style:style style:name="Table1.E191" style:family="table-cell">
      <style:table-cell-properties fo:padding="0cm" fo:border="none"/>
    </style:style>
    <style:style style:name="Table1.F191" style:family="table-cell">
      <style:table-cell-properties fo:padding="0cm" fo:border="none"/>
    </style:style>
    <style:style style:name="Table1.A192" style:family="table-cell">
      <style:table-cell-properties fo:padding="0cm" fo:border="none"/>
    </style:style>
    <style:style style:name="Table1.B192" style:family="table-cell">
      <style:table-cell-properties fo:padding="0cm" fo:border="none"/>
    </style:style>
    <style:style style:name="Table1.C192" style:family="table-cell">
      <style:table-cell-properties fo:padding="0cm" fo:border="none"/>
    </style:style>
    <style:style style:name="Table1.D192" style:family="table-cell">
      <style:table-cell-properties fo:padding="0cm" fo:border="none"/>
    </style:style>
    <style:style style:name="Table1.E192" style:family="table-cell">
      <style:table-cell-properties fo:padding="0cm" fo:border="none"/>
    </style:style>
    <style:style style:name="Table1.F192" style:family="table-cell">
      <style:table-cell-properties fo:padding="0cm" fo:border="none"/>
    </style:style>
    <style:style style:name="Table1.A193" style:family="table-cell">
      <style:table-cell-properties fo:padding="0cm" fo:border="none"/>
    </style:style>
    <style:style style:name="Table1.B193" style:family="table-cell">
      <style:table-cell-properties fo:padding="0cm" fo:border="none"/>
    </style:style>
    <style:style style:name="Table1.C193" style:family="table-cell">
      <style:table-cell-properties fo:padding="0cm" fo:border="none"/>
    </style:style>
    <style:style style:name="Table1.D193" style:family="table-cell">
      <style:table-cell-properties fo:padding="0cm" fo:border="none"/>
    </style:style>
    <style:style style:name="Table1.E193" style:family="table-cell">
      <style:table-cell-properties fo:padding="0cm" fo:border="none"/>
    </style:style>
    <style:style style:name="Table1.F193" style:family="table-cell">
      <style:table-cell-properties fo:padding="0cm" fo:border="none"/>
    </style:style>
    <style:style style:name="Table1.A194" style:family="table-cell">
      <style:table-cell-properties fo:padding="0cm" fo:border="none"/>
    </style:style>
    <style:style style:name="Table1.B194" style:family="table-cell">
      <style:table-cell-properties fo:padding="0cm" fo:border="none"/>
    </style:style>
    <style:style style:name="Table1.C194" style:family="table-cell">
      <style:table-cell-properties fo:padding="0cm" fo:border="none"/>
    </style:style>
    <style:style style:name="Table1.D194" style:family="table-cell">
      <style:table-cell-properties fo:padding="0cm" fo:border="none"/>
    </style:style>
    <style:style style:name="Table1.E194" style:family="table-cell">
      <style:table-cell-properties fo:padding="0cm" fo:border="none"/>
    </style:style>
    <style:style style:name="Table1.F194" style:family="table-cell">
      <style:table-cell-properties fo:padding="0cm" fo:border="none"/>
    </style:style>
    <style:style style:name="Table1.A195" style:family="table-cell">
      <style:table-cell-properties fo:padding="0cm" fo:border="none"/>
    </style:style>
    <style:style style:name="Table1.B195" style:family="table-cell">
      <style:table-cell-properties fo:padding="0cm" fo:border="none"/>
    </style:style>
    <style:style style:name="Table1.C195" style:family="table-cell">
      <style:table-cell-properties fo:padding="0cm" fo:border="none"/>
    </style:style>
    <style:style style:name="Table1.D195" style:family="table-cell">
      <style:table-cell-properties fo:padding="0cm" fo:border="none"/>
    </style:style>
    <style:style style:name="Table1.E195" style:family="table-cell">
      <style:table-cell-properties fo:padding="0cm" fo:border="none"/>
    </style:style>
    <style:style style:name="Table1.F195" style:family="table-cell">
      <style:table-cell-properties fo:padding="0cm" fo:border="none"/>
    </style:style>
    <style:style style:name="Tabelle1" style:family="table">
      <style:table-properties style:width="9.592cm" table:align="left"/>
    </style:style>
    <style:style style:name="Tabelle1.A" style:family="table-column">
      <style:table-column-properties style:column-width="1.686cm"/>
    </style:style>
    <style:style style:name="Tabelle1.B" style:family="table-column">
      <style:table-column-properties style:column-width="7.906cm"/>
    </style:style>
    <style:style style:name="Tabelle1.A1" style:family="table-cell">
      <style:table-cell-properties style:vertical-align="bottom" fo:padding="0.097cm" fo:border-left="none" fo:border-right="none" fo:border-top="0.5pt solid #000000" fo:border-bottom="0.5pt solid #000000"/>
    </style:style>
    <style:style style:name="Tabelle1.A2" style:family="table-cell">
      <style:table-cell-properties fo:padding="0cm" fo:border="none"/>
    </style:style>
    <style:style style:name="Tabelle1.B2" style:family="table-cell">
      <style:table-cell-properties fo:padding="0cm" fo:border="none"/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A4" style:family="table-cell">
      <style:table-cell-properties fo:padding="0cm" fo:border="none"/>
    </style:style>
    <style:style style:name="Tabelle1.B4" style:family="table-cell">
      <style:table-cell-properties fo:padding="0cm" fo:border="none"/>
    </style:style>
    <style:style style:name="Tabelle1.A5" style:family="table-cell">
      <style:table-cell-properties fo:padding="0cm" fo:border="none"/>
    </style:style>
    <style:style style:name="Tabelle1.B5" style:family="table-cell">
      <style:table-cell-properties fo:padding="0cm" fo:border="none"/>
    </style:style>
    <style:style style:name="Tabelle1.A6" style:family="table-cell">
      <style:table-cell-properties fo:padding="0cm" fo:border="none"/>
    </style:style>
    <style:style style:name="Tabelle1.B6" style:family="table-cell">
      <style:table-cell-properties fo:padding="0cm" fo:border="none"/>
    </style:style>
    <style:style style:name="Tabelle1.A7" style:family="table-cell">
      <style:table-cell-properties fo:padding="0cm" fo:border="none"/>
    </style:style>
    <style:style style:name="Tabelle1.B7" style:family="table-cell">
      <style:table-cell-properties fo:padding="0cm" fo:border="none"/>
    </style:style>
    <style:style style:name="Tabelle1.A8" style:family="table-cell">
      <style:table-cell-properties fo:padding="0cm" fo:border="none"/>
    </style:style>
    <style:style style:name="Tabelle1.B8" style:family="table-cell">
      <style:table-cell-properties fo:padding="0cm" fo:border="none"/>
    </style:style>
    <style:style style:name="Tabelle1.A9" style:family="table-cell">
      <style:table-cell-properties fo:padding="0cm" fo:border="none"/>
    </style:style>
    <style:style style:name="Tabelle1.B9" style:family="table-cell">
      <style:table-cell-properties fo:padding="0cm" fo:border="none"/>
    </style:style>
    <style:style style:name="Tabelle1.A10" style:family="table-cell">
      <style:table-cell-properties fo:padding="0cm" fo:border="none"/>
    </style:style>
    <style:style style:name="Tabelle1.B10" style:family="table-cell">
      <style:table-cell-properties fo:padding="0cm" fo:border="none"/>
    </style:style>
    <style:style style:name="Tabelle1.A11" style:family="table-cell">
      <style:table-cell-properties fo:padding="0cm" fo:border="none"/>
    </style:style>
    <style:style style:name="Tabelle1.B11" style:family="table-cell">
      <style:table-cell-properties fo:padding="0cm" fo:border="none"/>
    </style:style>
    <style:style style:name="Tabelle1.A12" style:family="table-cell">
      <style:table-cell-properties fo:padding="0cm" fo:border="none"/>
    </style:style>
    <style:style style:name="Tabelle1.B12" style:family="table-cell">
      <style:table-cell-properties fo:padding="0cm" fo:border="none"/>
    </style:style>
    <style:style style:name="Tabelle1.A13" style:family="table-cell">
      <style:table-cell-properties fo:padding="0cm" fo:border="none"/>
    </style:style>
    <style:style style:name="Tabelle1.B13" style:family="table-cell">
      <style:table-cell-properties fo:padding="0cm" fo:border="none"/>
    </style:style>
    <style:style style:name="Tabelle1.A14" style:family="table-cell">
      <style:table-cell-properties fo:padding="0cm" fo:border="none"/>
    </style:style>
    <style:style style:name="Tabelle1.B14" style:family="table-cell">
      <style:table-cell-properties fo:padding="0cm" fo:border="none"/>
    </style:style>
    <style:style style:name="Tabelle1.A15" style:family="table-cell">
      <style:table-cell-properties fo:padding="0cm" fo:border="none"/>
    </style:style>
    <style:style style:name="Tabelle1.B15" style:family="table-cell">
      <style:table-cell-properties fo:padding="0cm" fo:border="none"/>
    </style:style>
    <style:style style:name="Tabelle1.A16" style:family="table-cell">
      <style:table-cell-properties fo:padding="0cm" fo:border="none"/>
    </style:style>
    <style:style style:name="Tabelle1.B16" style:family="table-cell">
      <style:table-cell-properties fo:padding="0cm" fo:border="none"/>
    </style:style>
    <style:style style:name="Tabelle1.A17" style:family="table-cell">
      <style:table-cell-properties fo:padding="0cm" fo:border="none"/>
    </style:style>
    <style:style style:name="Tabelle1.B17" style:family="table-cell">
      <style:table-cell-properties fo:padding="0cm" fo:border="none"/>
    </style:style>
    <style:style style:name="Tabelle1.A18" style:family="table-cell">
      <style:table-cell-properties fo:padding="0cm" fo:border="none"/>
    </style:style>
    <style:style style:name="Tabelle1.B18" style:family="table-cell">
      <style:table-cell-properties fo:padding="0cm" fo:border="none"/>
    </style:style>
    <style:style style:name="Tabelle1.A19" style:family="table-cell">
      <style:table-cell-properties fo:padding="0cm" fo:border="none"/>
    </style:style>
    <style:style style:name="Tabelle1.B19" style:family="table-cell">
      <style:table-cell-properties fo:padding="0cm" fo:border="none"/>
    </style:style>
    <style:style style:name="Tabelle1.A20" style:family="table-cell">
      <style:table-cell-properties fo:padding="0cm" fo:border="none"/>
    </style:style>
    <style:style style:name="Tabelle1.B20" style:family="table-cell">
      <style:table-cell-properties fo:padding="0cm" fo:border="none"/>
    </style:style>
    <style:style style:name="Tabelle1.A21" style:family="table-cell">
      <style:table-cell-properties fo:padding="0cm" fo:border="none"/>
    </style:style>
    <style:style style:name="Tabelle1.B21" style:family="table-cell">
      <style:table-cell-properties fo:padding="0cm" fo:border="none"/>
    </style:style>
    <style:style style:name="Tabelle1.A22" style:family="table-cell">
      <style:table-cell-properties fo:padding="0cm" fo:border="none"/>
    </style:style>
    <style:style style:name="Tabelle1.B22" style:family="table-cell">
      <style:table-cell-properties fo:padding="0cm" fo:border="none"/>
    </style:style>
    <style:style style:name="Tabelle1.A23" style:family="table-cell">
      <style:table-cell-properties fo:padding="0cm" fo:border="none"/>
    </style:style>
    <style:style style:name="Tabelle1.B23" style:family="table-cell">
      <style:table-cell-properties fo:padding="0cm" fo:border="none"/>
    </style:style>
    <style:style style:name="Tabelle1.A24" style:family="table-cell">
      <style:table-cell-properties fo:padding="0cm" fo:border="none"/>
    </style:style>
    <style:style style:name="Tabelle1.B24" style:family="table-cell">
      <style:table-cell-properties fo:padding="0cm" fo:border="none"/>
    </style:style>
    <style:style style:name="Tabelle1.A25" style:family="table-cell">
      <style:table-cell-properties fo:padding="0cm" fo:border="none"/>
    </style:style>
    <style:style style:name="Tabelle1.B25" style:family="table-cell">
      <style:table-cell-properties fo:padding="0cm" fo:border="none"/>
    </style:style>
    <style:style style:name="Tabelle1.A26" style:family="table-cell">
      <style:table-cell-properties fo:padding="0cm" fo:border="none"/>
    </style:style>
    <style:style style:name="Tabelle1.B26" style:family="table-cell">
      <style:table-cell-properties fo:padding="0cm" fo:border="none"/>
    </style:style>
    <style:style style:name="Tabelle1.A27" style:family="table-cell">
      <style:table-cell-properties fo:padding="0cm" fo:border="none"/>
    </style:style>
    <style:style style:name="Tabelle1.B27" style:family="table-cell">
      <style:table-cell-properties fo:padding="0cm" fo:border="none"/>
    </style:style>
    <style:style style:name="Tabelle1.A28" style:family="table-cell">
      <style:table-cell-properties fo:padding="0cm" fo:border="none"/>
    </style:style>
    <style:style style:name="Tabelle1.B28" style:family="table-cell">
      <style:table-cell-properties fo:padding="0cm" fo:border="none"/>
    </style:style>
    <style:style style:name="Tabelle1.A29" style:family="table-cell">
      <style:table-cell-properties fo:padding="0cm" fo:border="none"/>
    </style:style>
    <style:style style:name="Tabelle1.B29" style:family="table-cell">
      <style:table-cell-properties fo:padding="0cm" fo:border="none"/>
    </style:style>
    <style:style style:name="Tabelle1.A30" style:family="table-cell">
      <style:table-cell-properties fo:padding="0cm" fo:border="none"/>
    </style:style>
    <style:style style:name="Tabelle1.B30" style:family="table-cell">
      <style:table-cell-properties fo:padding="0cm" fo:border="none"/>
    </style:style>
    <style:style style:name="Tabelle1.A31" style:family="table-cell">
      <style:table-cell-properties fo:padding="0cm" fo:border="none"/>
    </style:style>
    <style:style style:name="Tabelle1.B31" style:family="table-cell">
      <style:table-cell-properties fo:padding="0cm" fo:border="none"/>
    </style:style>
    <style:style style:name="Tabelle1.A32" style:family="table-cell">
      <style:table-cell-properties fo:padding="0cm" fo:border="none"/>
    </style:style>
    <style:style style:name="Tabelle1.B32" style:family="table-cell">
      <style:table-cell-properties fo:padding="0cm" fo:border="none"/>
    </style:style>
    <style:style style:name="Tabelle1.A33" style:family="table-cell">
      <style:table-cell-properties fo:padding="0cm" fo:border="none"/>
    </style:style>
    <style:style style:name="Tabelle1.B33" style:family="table-cell">
      <style:table-cell-properties fo:padding="0cm" fo:border="none"/>
    </style:style>
    <style:style style:name="Tabelle1.A34" style:family="table-cell">
      <style:table-cell-properties fo:padding="0cm" fo:border="none"/>
    </style:style>
    <style:style style:name="Tabelle1.B34" style:family="table-cell">
      <style:table-cell-properties fo:padding="0cm" fo:border="none"/>
    </style:style>
    <style:style style:name="Tabelle1.A35" style:family="table-cell">
      <style:table-cell-properties fo:padding="0cm" fo:border="none"/>
    </style:style>
    <style:style style:name="Tabelle1.B35" style:family="table-cell">
      <style:table-cell-properties fo:padding="0cm" fo:border="none"/>
    </style:style>
    <style:style style:name="Tabelle1.A36" style:family="table-cell">
      <style:table-cell-properties fo:padding="0cm" fo:border="none"/>
    </style:style>
    <style:style style:name="Tabelle1.B36" style:family="table-cell">
      <style:table-cell-properties fo:padding="0cm" fo:border="none"/>
    </style:style>
    <style:style style:name="Tabelle1.A37" style:family="table-cell">
      <style:table-cell-properties fo:padding="0cm" fo:border="none"/>
    </style:style>
    <style:style style:name="Tabelle1.B37" style:family="table-cell">
      <style:table-cell-properties fo:padding="0cm" fo:border="none"/>
    </style:style>
    <style:style style:name="Tabelle1.A38" style:family="table-cell">
      <style:table-cell-properties fo:padding="0cm" fo:border="none"/>
    </style:style>
    <style:style style:name="Tabelle1.B38" style:family="table-cell">
      <style:table-cell-properties fo:padding="0cm" fo:border="none"/>
    </style:style>
    <style:style style:name="Tabelle1.A39" style:family="table-cell">
      <style:table-cell-properties fo:padding="0cm" fo:border="none"/>
    </style:style>
    <style:style style:name="Tabelle1.B39" style:family="table-cell">
      <style:table-cell-properties fo:padding="0cm" fo:border="none"/>
    </style:style>
    <style:style style:name="Tabelle1.A40" style:family="table-cell">
      <style:table-cell-properties fo:padding="0cm" fo:border="none"/>
    </style:style>
    <style:style style:name="Tabelle1.B40" style:family="table-cell">
      <style:table-cell-properties fo:padding="0cm" fo:border="none"/>
    </style:style>
    <style:style style:name="Tabelle1.A41" style:family="table-cell">
      <style:table-cell-properties fo:padding="0cm" fo:border="none"/>
    </style:style>
    <style:style style:name="Tabelle1.B41" style:family="table-cell">
      <style:table-cell-properties fo:padding="0cm" fo:border="none"/>
    </style:style>
    <style:style style:name="Tabelle1.A42" style:family="table-cell">
      <style:table-cell-properties fo:padding="0cm" fo:border="none"/>
    </style:style>
    <style:style style:name="Tabelle1.B42" style:family="table-cell">
      <style:table-cell-properties fo:padding="0cm" fo:border="none"/>
    </style:style>
    <style:style style:name="Tabelle1.A43" style:family="table-cell">
      <style:table-cell-properties fo:padding="0cm" fo:border="none"/>
    </style:style>
    <style:style style:name="Tabelle1.B43" style:family="table-cell">
      <style:table-cell-properties fo:padding="0cm" fo:border="none"/>
    </style:style>
    <style:style style:name="Tabelle1.A44" style:family="table-cell">
      <style:table-cell-properties fo:padding="0cm" fo:border="none"/>
    </style:style>
    <style:style style:name="Tabelle1.B44" style:family="table-cell">
      <style:table-cell-properties fo:padding="0cm" fo:border="none"/>
    </style:style>
    <style:style style:name="Tabelle1.A45" style:family="table-cell">
      <style:table-cell-properties fo:padding="0cm" fo:border="none"/>
    </style:style>
    <style:style style:name="Tabelle1.B45" style:family="table-cell">
      <style:table-cell-properties fo:padding="0cm" fo:border="none"/>
    </style:style>
    <style:style style:name="Tabelle1.A46" style:family="table-cell">
      <style:table-cell-properties fo:padding="0cm" fo:border="none"/>
    </style:style>
    <style:style style:name="Tabelle1.B46" style:family="table-cell">
      <style:table-cell-properties fo:padding="0cm" fo:border="none"/>
    </style:style>
    <style:style style:name="Tabelle1.A47" style:family="table-cell">
      <style:table-cell-properties fo:padding="0cm" fo:border="none"/>
    </style:style>
    <style:style style:name="Tabelle1.B47" style:family="table-cell">
      <style:table-cell-properties fo:padding="0cm" fo:border="none"/>
    </style:style>
    <style:style style:name="Tabelle1.A48" style:family="table-cell">
      <style:table-cell-properties fo:padding="0cm" fo:border="none"/>
    </style:style>
    <style:style style:name="Tabelle1.B48" style:family="table-cell">
      <style:table-cell-properties fo:padding="0cm" fo:border="none"/>
    </style:style>
    <style:style style:name="Tabelle1.A49" style:family="table-cell">
      <style:table-cell-properties fo:padding="0cm" fo:border="none"/>
    </style:style>
    <style:style style:name="Tabelle1.B49" style:family="table-cell">
      <style:table-cell-properties fo:padding="0cm" fo:border="none"/>
    </style:style>
    <style:style style:name="Tabelle1.A50" style:family="table-cell">
      <style:table-cell-properties fo:padding="0cm" fo:border="none"/>
    </style:style>
    <style:style style:name="Tabelle1.B50" style:family="table-cell">
      <style:table-cell-properties fo:padding="0cm" fo:border="none"/>
    </style:style>
    <style:style style:name="Tabelle1.A51" style:family="table-cell">
      <style:table-cell-properties fo:padding="0cm" fo:border="none"/>
    </style:style>
    <style:style style:name="Tabelle1.B51" style:family="table-cell">
      <style:table-cell-properties fo:padding="0cm" fo:border="none"/>
    </style:style>
    <style:style style:name="Tabelle1.A52" style:family="table-cell">
      <style:table-cell-properties fo:padding="0cm" fo:border="none"/>
    </style:style>
    <style:style style:name="Tabelle1.B52" style:family="table-cell">
      <style:table-cell-properties fo:padding="0cm" fo:border="none"/>
    </style:style>
    <style:style style:name="Tabelle1.A53" style:family="table-cell">
      <style:table-cell-properties fo:padding="0cm" fo:border="none"/>
    </style:style>
    <style:style style:name="Tabelle1.B53" style:family="table-cell">
      <style:table-cell-properties fo:padding="0cm" fo:border="none"/>
    </style:style>
    <style:style style:name="Tabelle1.A54" style:family="table-cell">
      <style:table-cell-properties fo:padding="0cm" fo:border="none"/>
    </style:style>
    <style:style style:name="Tabelle1.B54" style:family="table-cell">
      <style:table-cell-properties fo:padding="0cm" fo:border="none"/>
    </style:style>
    <style:style style:name="Tabelle1.A55" style:family="table-cell">
      <style:table-cell-properties fo:padding="0cm" fo:border="none"/>
    </style:style>
    <style:style style:name="Tabelle1.B55" style:family="table-cell">
      <style:table-cell-properties fo:padding="0cm" fo:border="none"/>
    </style:style>
    <style:style style:name="Tabelle1.A56" style:family="table-cell">
      <style:table-cell-properties fo:padding="0cm" fo:border="none"/>
    </style:style>
    <style:style style:name="Tabelle1.B56" style:family="table-cell">
      <style:table-cell-properties fo:padding="0cm" fo:border="none"/>
    </style:style>
    <style:style style:name="Tabelle1.A57" style:family="table-cell">
      <style:table-cell-properties fo:padding="0cm" fo:border="none"/>
    </style:style>
    <style:style style:name="Tabelle1.B57" style:family="table-cell">
      <style:table-cell-properties fo:padding="0cm" fo:border="none"/>
    </style:style>
    <style:style style:name="Tabelle1.A58" style:family="table-cell">
      <style:table-cell-properties fo:padding="0cm" fo:border="none"/>
    </style:style>
    <style:style style:name="Tabelle1.B58" style:family="table-cell">
      <style:table-cell-properties fo:padding="0cm" fo:border="none"/>
    </style:style>
    <style:style style:name="Tabelle1.A59" style:family="table-cell">
      <style:table-cell-properties fo:padding="0cm" fo:border="none"/>
    </style:style>
    <style:style style:name="Tabelle1.B59" style:family="table-cell">
      <style:table-cell-properties fo:padding="0cm" fo:border="none"/>
    </style:style>
    <style:style style:name="Tabelle1.A60" style:family="table-cell">
      <style:table-cell-properties fo:padding="0cm" fo:border="none"/>
    </style:style>
    <style:style style:name="Tabelle1.B60" style:family="table-cell">
      <style:table-cell-properties fo:padding="0cm" fo:border="none"/>
    </style:style>
    <style:style style:name="Tabelle1.A61" style:family="table-cell">
      <style:table-cell-properties fo:padding="0cm" fo:border="none"/>
    </style:style>
    <style:style style:name="Tabelle1.B61" style:family="table-cell">
      <style:table-cell-properties fo:padding="0cm" fo:border="none"/>
    </style:style>
    <style:style style:name="Tabelle1.A62" style:family="table-cell">
      <style:table-cell-properties fo:padding="0cm" fo:border="none"/>
    </style:style>
    <style:style style:name="Tabelle1.B62" style:family="table-cell">
      <style:table-cell-properties fo:padding="0cm" fo:border="none"/>
    </style:style>
    <style:style style:name="Tabelle1.A63" style:family="table-cell">
      <style:table-cell-properties fo:padding="0cm" fo:border="none"/>
    </style:style>
    <style:style style:name="Tabelle1.B63" style:family="table-cell">
      <style:table-cell-properties fo:padding="0cm" fo:border="none"/>
    </style:style>
    <style:style style:name="Tabelle1.A64" style:family="table-cell">
      <style:table-cell-properties fo:padding="0cm" fo:border="none"/>
    </style:style>
    <style:style style:name="Tabelle1.B64" style:family="table-cell">
      <style:table-cell-properties fo:padding="0cm" fo:border="none"/>
    </style:style>
    <style:style style:name="Tabelle1.A65" style:family="table-cell">
      <style:table-cell-properties fo:padding="0cm" fo:border="none"/>
    </style:style>
    <style:style style:name="Tabelle1.B65" style:family="table-cell">
      <style:table-cell-properties fo:padding="0cm" fo:border="none"/>
    </style:style>
    <style:style style:name="Tabelle1.A66" style:family="table-cell">
      <style:table-cell-properties fo:padding="0cm" fo:border="none"/>
    </style:style>
    <style:style style:name="Tabelle1.B66" style:family="table-cell">
      <style:table-cell-properties fo:padding="0cm" fo:border="none"/>
    </style:style>
    <style:style style:name="Tabelle1.A67" style:family="table-cell">
      <style:table-cell-properties fo:padding="0cm" fo:border="none"/>
    </style:style>
    <style:style style:name="Tabelle1.B67" style:family="table-cell">
      <style:table-cell-properties fo:padding="0cm" fo:border="none"/>
    </style:style>
    <style:style style:name="Tabelle1.A68" style:family="table-cell">
      <style:table-cell-properties fo:padding="0cm" fo:border="none"/>
    </style:style>
    <style:style style:name="Tabelle1.B68" style:family="table-cell">
      <style:table-cell-properties fo:padding="0cm" fo:border="none"/>
    </style:style>
    <style:style style:name="Tabelle1.A69" style:family="table-cell">
      <style:table-cell-properties fo:padding="0cm" fo:border="none"/>
    </style:style>
    <style:style style:name="Tabelle1.B69" style:family="table-cell">
      <style:table-cell-properties fo:padding="0cm" fo:border="none"/>
    </style:style>
    <style:style style:name="Tabelle1.A70" style:family="table-cell">
      <style:table-cell-properties fo:padding="0cm" fo:border="none"/>
    </style:style>
    <style:style style:name="Tabelle1.B70" style:family="table-cell">
      <style:table-cell-properties fo:padding="0cm" fo:border="none"/>
    </style:style>
    <style:style style:name="Tabelle1.A71" style:family="table-cell">
      <style:table-cell-properties fo:padding="0cm" fo:border="none"/>
    </style:style>
    <style:style style:name="Tabelle1.B71" style:family="table-cell">
      <style:table-cell-properties fo:padding="0cm" fo:border="none"/>
    </style:style>
    <style:style style:name="Tabelle1.A72" style:family="table-cell">
      <style:table-cell-properties fo:padding="0cm" fo:border="none"/>
    </style:style>
    <style:style style:name="Tabelle1.B72" style:family="table-cell">
      <style:table-cell-properties fo:padding="0cm" fo:border="none"/>
    </style:style>
    <style:style style:name="Tabelle1.A73" style:family="table-cell">
      <style:table-cell-properties fo:padding="0cm" fo:border="none"/>
    </style:style>
    <style:style style:name="Tabelle1.B73" style:family="table-cell">
      <style:table-cell-properties fo:padding="0cm" fo:border="none"/>
    </style:style>
    <style:style style:name="Tabelle1.A74" style:family="table-cell">
      <style:table-cell-properties fo:padding="0cm" fo:border="none"/>
    </style:style>
    <style:style style:name="Tabelle1.B74" style:family="table-cell">
      <style:table-cell-properties fo:padding="0cm" fo:border="none"/>
    </style:style>
    <style:style style:name="Tabelle1.A75" style:family="table-cell">
      <style:table-cell-properties fo:padding="0cm" fo:border="none"/>
    </style:style>
    <style:style style:name="Tabelle1.B75" style:family="table-cell">
      <style:table-cell-properties fo:padding="0cm" fo:border="none"/>
    </style:style>
    <style:style style:name="Tabelle1.A76" style:family="table-cell">
      <style:table-cell-properties fo:padding="0cm" fo:border="none"/>
    </style:style>
    <style:style style:name="Tabelle1.B76" style:family="table-cell">
      <style:table-cell-properties fo:padding="0cm" fo:border="none"/>
    </style:style>
    <style:style style:name="Tabelle1.A77" style:family="table-cell">
      <style:table-cell-properties fo:padding="0cm" fo:border="none"/>
    </style:style>
    <style:style style:name="Tabelle1.B77" style:family="table-cell">
      <style:table-cell-properties fo:padding="0cm" fo:border="none"/>
    </style:style>
    <style:style style:name="Tabelle1.A78" style:family="table-cell">
      <style:table-cell-properties fo:padding="0cm" fo:border="none"/>
    </style:style>
    <style:style style:name="Tabelle1.B78" style:family="table-cell">
      <style:table-cell-properties fo:padding="0cm" fo:border="none"/>
    </style:style>
    <style:style style:name="Tabelle1.A79" style:family="table-cell">
      <style:table-cell-properties fo:padding="0cm" fo:border="none"/>
    </style:style>
    <style:style style:name="Tabelle1.B79" style:family="table-cell">
      <style:table-cell-properties fo:padding="0cm" fo:border="none"/>
    </style:style>
    <style:style style:name="Tabelle1.A80" style:family="table-cell">
      <style:table-cell-properties fo:padding="0cm" fo:border="none"/>
    </style:style>
    <style:style style:name="Tabelle1.B80" style:family="table-cell">
      <style:table-cell-properties fo:padding="0cm" fo:border="none"/>
    </style:style>
    <style:style style:name="Tabelle1.A81" style:family="table-cell">
      <style:table-cell-properties fo:padding="0cm" fo:border="none"/>
    </style:style>
    <style:style style:name="Tabelle1.B81" style:family="table-cell">
      <style:table-cell-properties fo:padding="0cm" fo:border="none"/>
    </style:style>
    <style:style style:name="Tabelle1.A82" style:family="table-cell">
      <style:table-cell-properties fo:padding="0cm" fo:border="none"/>
    </style:style>
    <style:style style:name="Tabelle1.B82" style:family="table-cell">
      <style:table-cell-properties fo:padding="0cm" fo:border="none"/>
    </style:style>
    <style:style style:name="Tabelle1.A83" style:family="table-cell">
      <style:table-cell-properties fo:padding="0cm" fo:border="none"/>
    </style:style>
    <style:style style:name="Tabelle1.B83" style:family="table-cell">
      <style:table-cell-properties fo:padding="0cm" fo:border="none"/>
    </style:style>
    <style:style style:name="Tabelle1.A84" style:family="table-cell">
      <style:table-cell-properties fo:padding="0cm" fo:border="none"/>
    </style:style>
    <style:style style:name="Tabelle1.B84" style:family="table-cell">
      <style:table-cell-properties fo:padding="0cm" fo:border="none"/>
    </style:style>
    <style:style style:name="Tabelle1.A85" style:family="table-cell">
      <style:table-cell-properties fo:padding="0cm" fo:border="none"/>
    </style:style>
    <style:style style:name="Tabelle1.B85" style:family="table-cell">
      <style:table-cell-properties fo:padding="0cm" fo:border="none"/>
    </style:style>
    <style:style style:name="Tabelle1.A86" style:family="table-cell">
      <style:table-cell-properties fo:padding="0cm" fo:border="none"/>
    </style:style>
    <style:style style:name="Tabelle1.B86" style:family="table-cell">
      <style:table-cell-properties fo:padding="0cm" fo:border="none"/>
    </style:style>
    <style:style style:name="Tabelle1.A87" style:family="table-cell">
      <style:table-cell-properties fo:padding="0cm" fo:border="none"/>
    </style:style>
    <style:style style:name="Tabelle1.B87" style:family="table-cell">
      <style:table-cell-properties fo:padding="0cm" fo:border="none"/>
    </style:style>
    <style:style style:name="Tabelle1.A88" style:family="table-cell">
      <style:table-cell-properties fo:padding="0cm" fo:border="none"/>
    </style:style>
    <style:style style:name="Tabelle1.B88" style:family="table-cell">
      <style:table-cell-properties fo:padding="0cm" fo:border="none"/>
    </style:style>
    <style:style style:name="Tabelle1.A89" style:family="table-cell">
      <style:table-cell-properties fo:padding="0cm" fo:border="none"/>
    </style:style>
    <style:style style:name="Tabelle1.B89" style:family="table-cell">
      <style:table-cell-properties fo:padding="0cm" fo:border="none"/>
    </style:style>
    <style:style style:name="Tabelle1.A90" style:family="table-cell">
      <style:table-cell-properties fo:padding="0cm" fo:border="none"/>
    </style:style>
    <style:style style:name="Tabelle1.B90" style:family="table-cell">
      <style:table-cell-properties fo:padding="0cm" fo:border="none"/>
    </style:style>
    <style:style style:name="Tabelle1.A91" style:family="table-cell">
      <style:table-cell-properties fo:padding="0cm" fo:border="none"/>
    </style:style>
    <style:style style:name="Tabelle1.B91" style:family="table-cell">
      <style:table-cell-properties fo:padding="0cm" fo:border="none"/>
    </style:style>
    <style:style style:name="Tabelle1.A92" style:family="table-cell">
      <style:table-cell-properties fo:padding="0cm" fo:border="none"/>
    </style:style>
    <style:style style:name="Tabelle1.B92" style:family="table-cell">
      <style:table-cell-properties fo:padding="0cm" fo:border="none"/>
    </style:style>
    <style:style style:name="Tabelle1.A93" style:family="table-cell">
      <style:table-cell-properties fo:padding="0cm" fo:border="none"/>
    </style:style>
    <style:style style:name="Tabelle1.B93" style:family="table-cell">
      <style:table-cell-properties fo:padding="0cm" fo:border="none"/>
    </style:style>
    <style:style style:name="Tabelle1.A94" style:family="table-cell">
      <style:table-cell-properties fo:padding="0cm" fo:border="none"/>
    </style:style>
    <style:style style:name="Tabelle1.B94" style:family="table-cell">
      <style:table-cell-properties fo:padding="0cm" fo:border="none"/>
    </style:style>
    <style:style style:name="Tabelle1.A95" style:family="table-cell">
      <style:table-cell-properties fo:padding="0cm" fo:border="none"/>
    </style:style>
    <style:style style:name="Tabelle1.B95" style:family="table-cell">
      <style:table-cell-properties fo:padding="0cm" fo:border="none"/>
    </style:style>
    <style:style style:name="Tabelle1.A96" style:family="table-cell">
      <style:table-cell-properties fo:padding="0cm" fo:border="none"/>
    </style:style>
    <style:style style:name="Tabelle1.B96" style:family="table-cell">
      <style:table-cell-properties fo:padding="0cm" fo:border="none"/>
    </style:style>
    <style:style style:name="Tabelle1.A97" style:family="table-cell">
      <style:table-cell-properties fo:padding="0cm" fo:border="none"/>
    </style:style>
    <style:style style:name="Tabelle1.B97" style:family="table-cell">
      <style:table-cell-properties fo:padding="0cm" fo:border="none"/>
    </style:style>
    <style:style style:name="Tabelle1.A98" style:family="table-cell">
      <style:table-cell-properties fo:padding="0cm" fo:border="none"/>
    </style:style>
    <style:style style:name="Tabelle1.B98" style:family="table-cell">
      <style:table-cell-properties fo:padding="0cm" fo:border="none"/>
    </style:style>
    <style:style style:name="Tabelle1.A99" style:family="table-cell">
      <style:table-cell-properties fo:padding="0cm" fo:border="none"/>
    </style:style>
    <style:style style:name="Tabelle1.B99" style:family="table-cell">
      <style:table-cell-properties fo:padding="0cm" fo:border="none"/>
    </style:style>
    <style:style style:name="Tabelle1.A100" style:family="table-cell">
      <style:table-cell-properties fo:padding="0cm" fo:border="none"/>
    </style:style>
    <style:style style:name="Tabelle1.B100" style:family="table-cell">
      <style:table-cell-properties fo:padding="0cm" fo:border="none"/>
    </style:style>
    <style:style style:name="Tabelle1.A101" style:family="table-cell">
      <style:table-cell-properties fo:padding="0cm" fo:border="none"/>
    </style:style>
    <style:style style:name="Tabelle1.B101" style:family="table-cell">
      <style:table-cell-properties fo:padding="0cm" fo:border="none"/>
    </style:style>
    <style:style style:name="Tabelle1.A102" style:family="table-cell">
      <style:table-cell-properties fo:padding="0cm" fo:border="none"/>
    </style:style>
    <style:style style:name="Tabelle1.B102" style:family="table-cell">
      <style:table-cell-properties fo:padding="0cm" fo:border="none"/>
    </style:style>
    <style:style style:name="Tabelle1.A103" style:family="table-cell">
      <style:table-cell-properties fo:padding="0cm" fo:border="none"/>
    </style:style>
    <style:style style:name="Tabelle1.B103" style:family="table-cell">
      <style:table-cell-properties fo:padding="0cm" fo:border="none"/>
    </style:style>
    <style:style style:name="Tabelle1.A104" style:family="table-cell">
      <style:table-cell-properties fo:padding="0cm" fo:border="none"/>
    </style:style>
    <style:style style:name="Tabelle1.B104" style:family="table-cell">
      <style:table-cell-properties fo:padding="0cm" fo:border="none"/>
    </style:style>
    <style:style style:name="Tabelle1.A105" style:family="table-cell">
      <style:table-cell-properties fo:padding="0cm" fo:border="none"/>
    </style:style>
    <style:style style:name="Tabelle1.B105" style:family="table-cell">
      <style:table-cell-properties fo:padding="0cm" fo:border="none"/>
    </style:style>
    <style:style style:name="Tabelle1.A106" style:family="table-cell">
      <style:table-cell-properties fo:padding="0cm" fo:border="none"/>
    </style:style>
    <style:style style:name="Tabelle1.B106" style:family="table-cell">
      <style:table-cell-properties fo:padding="0cm" fo:border="none"/>
    </style:style>
    <style:style style:name="Tabelle1.A107" style:family="table-cell">
      <style:table-cell-properties fo:padding="0cm" fo:border="none"/>
    </style:style>
    <style:style style:name="Tabelle1.B107" style:family="table-cell">
      <style:table-cell-properties fo:padding="0cm" fo:border="none"/>
    </style:style>
    <style:style style:name="Tabelle1.A108" style:family="table-cell">
      <style:table-cell-properties fo:padding="0cm" fo:border="none"/>
    </style:style>
    <style:style style:name="Tabelle1.B108" style:family="table-cell">
      <style:table-cell-properties fo:padding="0cm" fo:border="none"/>
    </style:style>
    <style:style style:name="Tabelle1.A109" style:family="table-cell">
      <style:table-cell-properties fo:padding="0cm" fo:border="none"/>
    </style:style>
    <style:style style:name="Tabelle1.B109" style:family="table-cell">
      <style:table-cell-properties fo:padding="0cm" fo:border="none"/>
    </style:style>
    <style:style style:name="Tabelle1.A110" style:family="table-cell">
      <style:table-cell-properties fo:padding="0cm" fo:border="none"/>
    </style:style>
    <style:style style:name="Tabelle1.B110" style:family="table-cell">
      <style:table-cell-properties fo:padding="0cm" fo:border="none"/>
    </style:style>
    <style:style style:name="Tabelle1.A111" style:family="table-cell">
      <style:table-cell-properties fo:padding="0cm" fo:border="none"/>
    </style:style>
    <style:style style:name="Tabelle1.B111" style:family="table-cell">
      <style:table-cell-properties fo:padding="0cm" fo:border="none"/>
    </style:style>
    <style:style style:name="Tabelle1.A112" style:family="table-cell">
      <style:table-cell-properties fo:padding="0cm" fo:border="none"/>
    </style:style>
    <style:style style:name="Tabelle1.B112" style:family="table-cell">
      <style:table-cell-properties fo:padding="0cm" fo:border="none"/>
    </style:style>
    <style:style style:name="Tabelle1.A113" style:family="table-cell">
      <style:table-cell-properties fo:padding="0cm" fo:border="none"/>
    </style:style>
    <style:style style:name="Tabelle1.B113" style:family="table-cell">
      <style:table-cell-properties fo:padding="0cm" fo:border="none"/>
    </style:style>
    <style:style style:name="Tabelle1.A114" style:family="table-cell">
      <style:table-cell-properties fo:padding="0cm" fo:border="none"/>
    </style:style>
    <style:style style:name="Tabelle1.B114" style:family="table-cell">
      <style:table-cell-properties fo:padding="0cm" fo:border="none"/>
    </style:style>
    <style:style style:name="Tabelle1.A115" style:family="table-cell">
      <style:table-cell-properties fo:padding="0cm" fo:border="none"/>
    </style:style>
    <style:style style:name="Tabelle1.B115" style:family="table-cell">
      <style:table-cell-properties fo:padding="0cm" fo:border="none"/>
    </style:style>
    <style:style style:name="Tabelle1.A116" style:family="table-cell">
      <style:table-cell-properties fo:padding="0cm" fo:border="none"/>
    </style:style>
    <style:style style:name="Tabelle1.B116" style:family="table-cell">
      <style:table-cell-properties fo:padding="0cm" fo:border="none"/>
    </style:style>
    <style:style style:name="Tabelle1.A117" style:family="table-cell">
      <style:table-cell-properties fo:padding="0cm" fo:border="none"/>
    </style:style>
    <style:style style:name="Tabelle1.B117" style:family="table-cell">
      <style:table-cell-properties fo:padding="0cm" fo:border="none"/>
    </style:style>
    <style:style style:name="Tabelle1.A118" style:family="table-cell">
      <style:table-cell-properties fo:padding="0cm" fo:border="none"/>
    </style:style>
    <style:style style:name="Tabelle1.B118" style:family="table-cell">
      <style:table-cell-properties fo:padding="0cm" fo:border="none"/>
    </style:style>
    <style:style style:name="Tabelle1.A119" style:family="table-cell">
      <style:table-cell-properties fo:padding="0cm" fo:border="none"/>
    </style:style>
    <style:style style:name="Tabelle1.B119" style:family="table-cell">
      <style:table-cell-properties fo:padding="0cm" fo:border="none"/>
    </style:style>
    <style:style style:name="Tabelle1.A120" style:family="table-cell">
      <style:table-cell-properties fo:padding="0cm" fo:border="none"/>
    </style:style>
    <style:style style:name="Tabelle1.B120" style:family="table-cell">
      <style:table-cell-properties fo:padding="0cm" fo:border="none"/>
    </style:style>
    <style:style style:name="Tabelle1.A121" style:family="table-cell">
      <style:table-cell-properties fo:padding="0cm" fo:border="none"/>
    </style:style>
    <style:style style:name="Tabelle1.B121" style:family="table-cell">
      <style:table-cell-properties fo:padding="0cm" fo:border="none"/>
    </style:style>
    <style:style style:name="Tabelle1.A122" style:family="table-cell">
      <style:table-cell-properties fo:padding="0cm" fo:border="none"/>
    </style:style>
    <style:style style:name="Tabelle1.B122" style:family="table-cell">
      <style:table-cell-properties fo:padding="0cm" fo:border="none"/>
    </style:style>
    <style:style style:name="Tabelle1.A123" style:family="table-cell">
      <style:table-cell-properties fo:padding="0cm" fo:border="none"/>
    </style:style>
    <style:style style:name="Tabelle1.B123" style:family="table-cell">
      <style:table-cell-properties fo:padding="0cm" fo:border="none"/>
    </style:style>
    <style:style style:name="Tabelle1.A124" style:family="table-cell">
      <style:table-cell-properties fo:padding="0cm" fo:border="none"/>
    </style:style>
    <style:style style:name="Tabelle1.B124" style:family="table-cell">
      <style:table-cell-properties fo:padding="0cm" fo:border="none"/>
    </style:style>
    <style:style style:name="Tabelle1.A125" style:family="table-cell">
      <style:table-cell-properties fo:padding="0cm" fo:border="none"/>
    </style:style>
    <style:style style:name="Tabelle1.B125" style:family="table-cell">
      <style:table-cell-properties fo:padding="0cm" fo:border="none"/>
    </style:style>
    <style:style style:name="Tabelle1.A126" style:family="table-cell">
      <style:table-cell-properties fo:padding="0cm" fo:border="none"/>
    </style:style>
    <style:style style:name="Tabelle1.B126" style:family="table-cell">
      <style:table-cell-properties fo:padding="0cm" fo:border="none"/>
    </style:style>
    <style:style style:name="Tabelle1.A127" style:family="table-cell">
      <style:table-cell-properties fo:padding="0cm" fo:border="none"/>
    </style:style>
    <style:style style:name="Tabelle1.B127" style:family="table-cell">
      <style:table-cell-properties fo:padding="0cm" fo:border="none"/>
    </style:style>
    <style:style style:name="Tabelle1.A128" style:family="table-cell">
      <style:table-cell-properties fo:padding="0cm" fo:border="none"/>
    </style:style>
    <style:style style:name="Tabelle1.B128" style:family="table-cell">
      <style:table-cell-properties fo:padding="0cm" fo:border="none"/>
    </style:style>
    <style:style style:name="Tabelle1.A129" style:family="table-cell">
      <style:table-cell-properties fo:padding="0cm" fo:border="none"/>
    </style:style>
    <style:style style:name="Tabelle1.B129" style:family="table-cell">
      <style:table-cell-properties fo:padding="0cm" fo:border="none"/>
    </style:style>
    <style:style style:name="Tabelle1.A130" style:family="table-cell">
      <style:table-cell-properties fo:padding="0cm" fo:border="none"/>
    </style:style>
    <style:style style:name="Tabelle1.B130" style:family="table-cell">
      <style:table-cell-properties fo:padding="0cm" fo:border="none"/>
    </style:style>
    <style:style style:name="Tabelle1.A131" style:family="table-cell">
      <style:table-cell-properties fo:padding="0cm" fo:border="none"/>
    </style:style>
    <style:style style:name="Tabelle1.B131" style:family="table-cell">
      <style:table-cell-properties fo:padding="0cm" fo:border="none"/>
    </style:style>
    <style:style style:name="Tabelle1.A132" style:family="table-cell">
      <style:table-cell-properties fo:padding="0cm" fo:border="none"/>
    </style:style>
    <style:style style:name="Tabelle1.B132" style:family="table-cell">
      <style:table-cell-properties fo:padding="0cm" fo:border="none"/>
    </style:style>
    <style:style style:name="Tabelle1.A133" style:family="table-cell">
      <style:table-cell-properties fo:padding="0cm" fo:border="none"/>
    </style:style>
    <style:style style:name="Tabelle1.B133" style:family="table-cell">
      <style:table-cell-properties fo:padding="0cm" fo:border="none"/>
    </style:style>
    <style:style style:name="Tabelle1.A134" style:family="table-cell">
      <style:table-cell-properties fo:padding="0cm" fo:border="none"/>
    </style:style>
    <style:style style:name="Tabelle1.B134" style:family="table-cell">
      <style:table-cell-properties fo:padding="0cm" fo:border="none"/>
    </style:style>
    <style:style style:name="Tabelle1.A135" style:family="table-cell">
      <style:table-cell-properties fo:padding="0cm" fo:border="none"/>
    </style:style>
    <style:style style:name="Tabelle1.B135" style:family="table-cell">
      <style:table-cell-properties fo:padding="0cm" fo:border="none"/>
    </style:style>
    <style:style style:name="Tabelle1.A136" style:family="table-cell">
      <style:table-cell-properties fo:padding="0cm" fo:border="none"/>
    </style:style>
    <style:style style:name="Tabelle1.B136" style:family="table-cell">
      <style:table-cell-properties fo:padding="0cm" fo:border="none"/>
    </style:style>
    <style:style style:name="Tabelle1.A137" style:family="table-cell">
      <style:table-cell-properties fo:padding="0cm" fo:border="none"/>
    </style:style>
    <style:style style:name="Tabelle1.B137" style:family="table-cell">
      <style:table-cell-properties fo:padding="0cm" fo:border="none"/>
    </style:style>
    <style:style style:name="Tabelle1.A138" style:family="table-cell">
      <style:table-cell-properties fo:padding="0cm" fo:border="none"/>
    </style:style>
    <style:style style:name="Tabelle1.B138" style:family="table-cell">
      <style:table-cell-properties fo:padding="0cm" fo:border="none"/>
    </style:style>
    <style:style style:name="Tabelle1.A139" style:family="table-cell">
      <style:table-cell-properties fo:padding="0cm" fo:border="none"/>
    </style:style>
    <style:style style:name="Tabelle1.B139" style:family="table-cell">
      <style:table-cell-properties fo:padding="0cm" fo:border="none"/>
    </style:style>
    <style:style style:name="Tabelle1.A140" style:family="table-cell">
      <style:table-cell-properties fo:padding="0cm" fo:border="none"/>
    </style:style>
    <style:style style:name="Tabelle1.B140" style:family="table-cell">
      <style:table-cell-properties fo:padding="0cm" fo:border="none"/>
    </style:style>
    <style:style style:name="Tabelle1.A141" style:family="table-cell">
      <style:table-cell-properties fo:padding="0cm" fo:border="none"/>
    </style:style>
    <style:style style:name="Tabelle1.B141" style:family="table-cell">
      <style:table-cell-properties fo:padding="0cm" fo:border="none"/>
    </style:style>
    <style:style style:name="Tabelle1.A142" style:family="table-cell">
      <style:table-cell-properties fo:padding="0cm" fo:border="none"/>
    </style:style>
    <style:style style:name="Tabelle1.B142" style:family="table-cell">
      <style:table-cell-properties fo:padding="0cm" fo:border="none"/>
    </style:style>
    <style:style style:name="Tabelle1.A143" style:family="table-cell">
      <style:table-cell-properties fo:padding="0cm" fo:border="none"/>
    </style:style>
    <style:style style:name="Tabelle1.B143" style:family="table-cell">
      <style:table-cell-properties fo:padding="0cm" fo:border="none"/>
    </style:style>
    <style:style style:name="Tabelle1.A144" style:family="table-cell">
      <style:table-cell-properties fo:padding="0cm" fo:border="none"/>
    </style:style>
    <style:style style:name="Tabelle1.B144" style:family="table-cell">
      <style:table-cell-properties fo:padding="0cm" fo:border="none"/>
    </style:style>
    <style:style style:name="Tabelle1.A145" style:family="table-cell">
      <style:table-cell-properties fo:padding="0cm" fo:border="none"/>
    </style:style>
    <style:style style:name="Tabelle1.B145" style:family="table-cell">
      <style:table-cell-properties fo:padding="0cm" fo:border="none"/>
    </style:style>
    <style:style style:name="Tabelle1.A146" style:family="table-cell">
      <style:table-cell-properties fo:padding="0cm" fo:border="none"/>
    </style:style>
    <style:style style:name="Tabelle1.B146" style:family="table-cell">
      <style:table-cell-properties fo:padding="0cm" fo:border="none"/>
    </style:style>
    <style:style style:name="Tabelle1.A147" style:family="table-cell">
      <style:table-cell-properties fo:padding="0cm" fo:border="none"/>
    </style:style>
    <style:style style:name="Tabelle1.B147" style:family="table-cell">
      <style:table-cell-properties fo:padding="0cm" fo:border="none"/>
    </style:style>
    <style:style style:name="Tabelle1.A148" style:family="table-cell">
      <style:table-cell-properties fo:padding="0cm" fo:border="none"/>
    </style:style>
    <style:style style:name="Tabelle1.B148" style:family="table-cell">
      <style:table-cell-properties fo:padding="0cm" fo:border="none"/>
    </style:style>
    <style:style style:name="Tabelle1.A149" style:family="table-cell">
      <style:table-cell-properties fo:padding="0cm" fo:border="none"/>
    </style:style>
    <style:style style:name="Tabelle1.B149" style:family="table-cell">
      <style:table-cell-properties fo:padding="0cm" fo:border="none"/>
    </style:style>
    <style:style style:name="Tabelle1.A150" style:family="table-cell">
      <style:table-cell-properties fo:padding="0cm" fo:border="none"/>
    </style:style>
    <style:style style:name="Tabelle1.B150" style:family="table-cell">
      <style:table-cell-properties fo:padding="0cm" fo:border="none"/>
    </style:style>
    <style:style style:name="Tabelle1.A151" style:family="table-cell">
      <style:table-cell-properties fo:padding="0cm" fo:border="none"/>
    </style:style>
    <style:style style:name="Tabelle1.B151" style:family="table-cell">
      <style:table-cell-properties fo:padding="0cm" fo:border="none"/>
    </style:style>
    <style:style style:name="Tabelle1.A152" style:family="table-cell">
      <style:table-cell-properties fo:padding="0cm" fo:border="none"/>
    </style:style>
    <style:style style:name="Tabelle1.B152" style:family="table-cell">
      <style:table-cell-properties fo:padding="0cm" fo:border="none"/>
    </style:style>
    <style:style style:name="Tabelle1.A153" style:family="table-cell">
      <style:table-cell-properties fo:padding="0cm" fo:border="none"/>
    </style:style>
    <style:style style:name="Tabelle1.B153" style:family="table-cell">
      <style:table-cell-properties fo:padding="0cm" fo:border="none"/>
    </style:style>
    <style:style style:name="Tabelle1.A154" style:family="table-cell">
      <style:table-cell-properties fo:padding="0cm" fo:border="none"/>
    </style:style>
    <style:style style:name="Tabelle1.B154" style:family="table-cell">
      <style:table-cell-properties fo:padding="0cm" fo:border="none"/>
    </style:style>
    <style:style style:name="Tabelle1.A155" style:family="table-cell">
      <style:table-cell-properties fo:padding="0cm" fo:border="none"/>
    </style:style>
    <style:style style:name="Tabelle1.B155" style:family="table-cell">
      <style:table-cell-properties fo:padding="0cm" fo:border="none"/>
    </style:style>
    <style:style style:name="Tabelle1.A156" style:family="table-cell">
      <style:table-cell-properties fo:padding="0cm" fo:border="none"/>
    </style:style>
    <style:style style:name="Tabelle1.B156" style:family="table-cell">
      <style:table-cell-properties fo:padding="0cm" fo:border="none"/>
    </style:style>
    <style:style style:name="Tabelle1.A157" style:family="table-cell">
      <style:table-cell-properties fo:padding="0cm" fo:border="none"/>
    </style:style>
    <style:style style:name="Tabelle1.B157" style:family="table-cell">
      <style:table-cell-properties fo:padding="0cm" fo:border="none"/>
    </style:style>
    <style:style style:name="Tabelle1.A158" style:family="table-cell">
      <style:table-cell-properties fo:padding="0cm" fo:border="none"/>
    </style:style>
    <style:style style:name="Tabelle1.B158" style:family="table-cell">
      <style:table-cell-properties fo:padding="0cm" fo:border="none"/>
    </style:style>
    <style:style style:name="Tabelle1.A159" style:family="table-cell">
      <style:table-cell-properties fo:padding="0cm" fo:border="none"/>
    </style:style>
    <style:style style:name="Tabelle1.B159" style:family="table-cell">
      <style:table-cell-properties fo:padding="0cm" fo:border="none"/>
    </style:style>
    <style:style style:name="Tabelle1.A160" style:family="table-cell">
      <style:table-cell-properties fo:padding="0cm" fo:border="none"/>
    </style:style>
    <style:style style:name="Tabelle1.B160" style:family="table-cell">
      <style:table-cell-properties fo:padding="0cm" fo:border="none"/>
    </style:style>
    <style:style style:name="Tabelle1.A161" style:family="table-cell">
      <style:table-cell-properties fo:padding="0cm" fo:border="none"/>
    </style:style>
    <style:style style:name="Tabelle1.B161" style:family="table-cell">
      <style:table-cell-properties fo:padding="0cm" fo:border="none"/>
    </style:style>
    <style:style style:name="Tabelle1.A162" style:family="table-cell">
      <style:table-cell-properties fo:padding="0cm" fo:border="none"/>
    </style:style>
    <style:style style:name="Tabelle1.B162" style:family="table-cell">
      <style:table-cell-properties fo:padding="0cm" fo:border="none"/>
    </style:style>
    <style:style style:name="Tabelle1.A163" style:family="table-cell">
      <style:table-cell-properties fo:padding="0cm" fo:border="none"/>
    </style:style>
    <style:style style:name="Tabelle1.B163" style:family="table-cell">
      <style:table-cell-properties fo:padding="0cm" fo:border="none"/>
    </style:style>
    <style:style style:name="Tabelle1.A164" style:family="table-cell">
      <style:table-cell-properties fo:padding="0cm" fo:border="none"/>
    </style:style>
    <style:style style:name="Tabelle1.B164" style:family="table-cell">
      <style:table-cell-properties fo:padding="0cm" fo:border="none"/>
    </style:style>
    <style:style style:name="Tabelle1.A165" style:family="table-cell">
      <style:table-cell-properties fo:padding="0cm" fo:border="none"/>
    </style:style>
    <style:style style:name="Tabelle1.B165" style:family="table-cell">
      <style:table-cell-properties fo:padding="0cm" fo:border="none"/>
    </style:style>
    <style:style style:name="Tabelle1.A166" style:family="table-cell">
      <style:table-cell-properties fo:padding="0cm" fo:border="none"/>
    </style:style>
    <style:style style:name="Tabelle1.B166" style:family="table-cell">
      <style:table-cell-properties fo:padding="0cm" fo:border="none"/>
    </style:style>
    <style:style style:name="Tabelle1.A167" style:family="table-cell">
      <style:table-cell-properties fo:padding="0cm" fo:border="none"/>
    </style:style>
    <style:style style:name="Tabelle1.B167" style:family="table-cell">
      <style:table-cell-properties fo:padding="0cm" fo:border="none"/>
    </style:style>
    <style:style style:name="Tabelle1.A168" style:family="table-cell">
      <style:table-cell-properties fo:padding="0cm" fo:border="none"/>
    </style:style>
    <style:style style:name="Tabelle1.B168" style:family="table-cell">
      <style:table-cell-properties fo:padding="0cm" fo:border="none"/>
    </style:style>
    <style:style style:name="Tabelle1.A169" style:family="table-cell">
      <style:table-cell-properties fo:padding="0cm" fo:border="none"/>
    </style:style>
    <style:style style:name="Tabelle1.B169" style:family="table-cell">
      <style:table-cell-properties fo:padding="0cm" fo:border="none"/>
    </style:style>
    <style:style style:name="Tabelle1.A170" style:family="table-cell">
      <style:table-cell-properties fo:padding="0cm" fo:border="none"/>
    </style:style>
    <style:style style:name="Tabelle1.B170" style:family="table-cell">
      <style:table-cell-properties fo:padding="0cm" fo:border="none"/>
    </style:style>
    <style:style style:name="Tabelle1.A171" style:family="table-cell">
      <style:table-cell-properties fo:padding="0cm" fo:border="none"/>
    </style:style>
    <style:style style:name="Tabelle1.B171" style:family="table-cell">
      <style:table-cell-properties fo:padding="0cm" fo:border="none"/>
    </style:style>
    <style:style style:name="Tabelle1.A172" style:family="table-cell">
      <style:table-cell-properties fo:padding="0cm" fo:border="none"/>
    </style:style>
    <style:style style:name="Tabelle1.B172" style:family="table-cell">
      <style:table-cell-properties fo:padding="0cm" fo:border="none"/>
    </style:style>
    <style:style style:name="Tabelle1.A173" style:family="table-cell">
      <style:table-cell-properties fo:padding="0cm" fo:border="none"/>
    </style:style>
    <style:style style:name="Tabelle1.B173" style:family="table-cell">
      <style:table-cell-properties fo:padding="0cm" fo:border="none"/>
    </style:style>
    <style:style style:name="Tabelle1.A174" style:family="table-cell">
      <style:table-cell-properties fo:padding="0cm" fo:border="none"/>
    </style:style>
    <style:style style:name="Tabelle1.B174" style:family="table-cell">
      <style:table-cell-properties fo:padding="0cm" fo:border="none"/>
    </style:style>
    <style:style style:name="Tabelle1.A175" style:family="table-cell">
      <style:table-cell-properties fo:padding="0cm" fo:border="none"/>
    </style:style>
    <style:style style:name="Tabelle1.B175" style:family="table-cell">
      <style:table-cell-properties fo:padding="0cm" fo:border="none"/>
    </style:style>
    <style:style style:name="Tabelle1.A176" style:family="table-cell">
      <style:table-cell-properties fo:padding="0cm" fo:border="none"/>
    </style:style>
    <style:style style:name="Tabelle1.B176" style:family="table-cell">
      <style:table-cell-properties fo:padding="0cm" fo:border="none"/>
    </style:style>
    <style:style style:name="Tabelle1.A177" style:family="table-cell">
      <style:table-cell-properties fo:padding="0cm" fo:border="none"/>
    </style:style>
    <style:style style:name="Tabelle1.B177" style:family="table-cell">
      <style:table-cell-properties fo:padding="0cm" fo:border="none"/>
    </style:style>
    <style:style style:name="Tabelle1.A178" style:family="table-cell">
      <style:table-cell-properties fo:padding="0cm" fo:border="none"/>
    </style:style>
    <style:style style:name="Tabelle1.B178" style:family="table-cell">
      <style:table-cell-properties fo:padding="0cm" fo:border="none"/>
    </style:style>
    <style:style style:name="Tabelle1.A179" style:family="table-cell">
      <style:table-cell-properties fo:padding="0cm" fo:border="none"/>
    </style:style>
    <style:style style:name="Tabelle1.B179" style:family="table-cell">
      <style:table-cell-properties fo:padding="0cm" fo:border="none"/>
    </style:style>
    <style:style style:name="Tabelle1.A180" style:family="table-cell">
      <style:table-cell-properties fo:padding="0cm" fo:border="none"/>
    </style:style>
    <style:style style:name="Tabelle1.B180" style:family="table-cell">
      <style:table-cell-properties fo:padding="0cm" fo:border="none"/>
    </style:style>
    <style:style style:name="Tabelle1.A181" style:family="table-cell">
      <style:table-cell-properties fo:padding="0cm" fo:border="none"/>
    </style:style>
    <style:style style:name="Tabelle1.B181" style:family="table-cell">
      <style:table-cell-properties fo:padding="0cm" fo:border="none"/>
    </style:style>
    <style:style style:name="Tabelle1.A182" style:family="table-cell">
      <style:table-cell-properties fo:padding="0cm" fo:border="none"/>
    </style:style>
    <style:style style:name="Tabelle1.B182" style:family="table-cell">
      <style:table-cell-properties fo:padding="0cm" fo:border="none"/>
    </style:style>
    <style:style style:name="Tabelle1.A183" style:family="table-cell">
      <style:table-cell-properties fo:padding="0cm" fo:border="none"/>
    </style:style>
    <style:style style:name="Tabelle1.B183" style:family="table-cell">
      <style:table-cell-properties fo:padding="0cm" fo:border="none"/>
    </style:style>
    <style:style style:name="Tabelle1.A184" style:family="table-cell">
      <style:table-cell-properties fo:padding="0cm" fo:border="none"/>
    </style:style>
    <style:style style:name="Tabelle1.B184" style:family="table-cell">
      <style:table-cell-properties fo:padding="0cm" fo:border="none"/>
    </style:style>
    <style:style style:name="Tabelle1.A185" style:family="table-cell">
      <style:table-cell-properties fo:padding="0cm" fo:border="none"/>
    </style:style>
    <style:style style:name="Tabelle1.B185" style:family="table-cell">
      <style:table-cell-properties fo:padding="0cm" fo:border="none"/>
    </style:style>
    <style:style style:name="Tabelle1.A186" style:family="table-cell">
      <style:table-cell-properties fo:padding="0cm" fo:border="none"/>
    </style:style>
    <style:style style:name="Tabelle1.B186" style:family="table-cell">
      <style:table-cell-properties fo:padding="0cm" fo:border="none"/>
    </style:style>
    <style:style style:name="Tabelle1.A187" style:family="table-cell">
      <style:table-cell-properties fo:padding="0cm" fo:border="none"/>
    </style:style>
    <style:style style:name="Tabelle1.B187" style:family="table-cell">
      <style:table-cell-properties fo:padding="0cm" fo:border="none"/>
    </style:style>
    <style:style style:name="Tabelle1.A188" style:family="table-cell">
      <style:table-cell-properties fo:padding="0cm" fo:border="none"/>
    </style:style>
    <style:style style:name="Tabelle1.B188" style:family="table-cell">
      <style:table-cell-properties fo:padding="0cm" fo:border="none"/>
    </style:style>
    <style:style style:name="Tabelle1.A189" style:family="table-cell">
      <style:table-cell-properties fo:padding="0cm" fo:border="none"/>
    </style:style>
    <style:style style:name="Tabelle1.B189" style:family="table-cell">
      <style:table-cell-properties fo:padding="0cm" fo:border="none"/>
    </style:style>
    <style:style style:name="Tabelle1.A190" style:family="table-cell">
      <style:table-cell-properties fo:padding="0cm" fo:border="none"/>
    </style:style>
    <style:style style:name="Tabelle1.B190" style:family="table-cell">
      <style:table-cell-properties fo:padding="0cm" fo:border="none"/>
    </style:style>
    <style:style style:name="Tabelle1.A191" style:family="table-cell">
      <style:table-cell-properties fo:padding="0cm" fo:border="none"/>
    </style:style>
    <style:style style:name="Tabelle1.B191" style:family="table-cell">
      <style:table-cell-properties fo:padding="0cm" fo:border="none"/>
    </style:style>
    <style:style style:name="Tabelle1.A192" style:family="table-cell">
      <style:table-cell-properties fo:padding="0cm" fo:border="none"/>
    </style:style>
    <style:style style:name="Tabelle1.B192" style:family="table-cell">
      <style:table-cell-properties fo:padding="0cm" fo:border="none"/>
    </style:style>
    <style:style style:name="Tabelle1.A193" style:family="table-cell">
      <style:table-cell-properties fo:padding="0cm" fo:border="none"/>
    </style:style>
    <style:style style:name="Tabelle1.B193" style:family="table-cell">
      <style:table-cell-properties fo:padding="0cm" fo:border="none"/>
    </style:style>
    <style:style style:name="Tabelle1.A194" style:family="table-cell">
      <style:table-cell-properties fo:padding="0cm" fo:border="none"/>
    </style:style>
    <style:style style:name="Tabelle1.B194" style:family="table-cell">
      <style:table-cell-properties fo:padding="0cm" fo:border="none"/>
    </style:style>
    <style:style style:name="Tabelle1.A195" style:family="table-cell">
      <style:table-cell-properties fo:padding="0cm" fo:border="none"/>
    </style:style>
    <style:style style:name="Tabelle1.B195" style:family="table-cell">
      <style:table-cell-properties fo:padding="0cm" fo:border="none"/>
    </style:style>
    <style:style style:name="Tabelle1.A196" style:family="table-cell">
      <style:table-cell-properties fo:padding="0cm" fo:border="none"/>
    </style:style>
    <style:style style:name="Tabelle1.B196" style:family="table-cell">
      <style:table-cell-properties fo:padding="0cm" fo:border="none"/>
    </style:style>
    <style:style style:name="Tabelle1.A197" style:family="table-cell">
      <style:table-cell-properties fo:padding="0cm" fo:border="none"/>
    </style:style>
    <style:style style:name="Tabelle1.B197" style:family="table-cell">
      <style:table-cell-properties fo:padding="0cm" fo:border="none"/>
    </style:style>
    <style:style style:name="Tabelle1.A198" style:family="table-cell">
      <style:table-cell-properties fo:padding="0cm" fo:border="none"/>
    </style:style>
    <style:style style:name="Tabelle1.B198" style:family="table-cell">
      <style:table-cell-properties fo:padding="0cm" fo:border="none"/>
    </style:style>
    <style:style style:name="Tabelle1.A199" style:family="table-cell">
      <style:table-cell-properties fo:padding="0cm" fo:border="none"/>
    </style:style>
    <style:style style:name="Tabelle1.B199" style:family="table-cell">
      <style:table-cell-properties fo:padding="0cm" fo:border="none"/>
    </style:style>
    <style:style style:name="Tabelle1.A200" style:family="table-cell">
      <style:table-cell-properties fo:padding="0cm" fo:border="none"/>
    </style:style>
    <style:style style:name="Tabelle1.B200" style:family="table-cell">
      <style:table-cell-properties fo:padding="0cm" fo:border="none"/>
    </style:style>
    <style:style style:name="Tabelle1.A201" style:family="table-cell">
      <style:table-cell-properties fo:padding="0cm" fo:border="none"/>
    </style:style>
    <style:style style:name="Tabelle1.B201" style:family="table-cell">
      <style:table-cell-properties fo:padding="0cm" fo:border="none"/>
    </style:style>
    <style:style style:name="Tabelle1.A202" style:family="table-cell">
      <style:table-cell-properties fo:padding="0cm" fo:border="none"/>
    </style:style>
    <style:style style:name="Tabelle1.B202" style:family="table-cell">
      <style:table-cell-properties fo:padding="0cm" fo:border="none"/>
    </style:style>
    <style:style style:name="Tabelle1.A203" style:family="table-cell">
      <style:table-cell-properties fo:padding="0cm" fo:border="none"/>
    </style:style>
    <style:style style:name="Tabelle1.B203" style:family="table-cell">
      <style:table-cell-properties fo:padding="0cm" fo:border="none"/>
    </style:style>
    <style:style style:name="Tabelle1.A204" style:family="table-cell">
      <style:table-cell-properties fo:padding="0cm" fo:border="none"/>
    </style:style>
    <style:style style:name="Tabelle1.B204" style:family="table-cell">
      <style:table-cell-properties fo:padding="0cm" fo:border="none"/>
    </style:style>
    <style:style style:name="Tabelle1.A205" style:family="table-cell">
      <style:table-cell-properties fo:padding="0cm" fo:border="none"/>
    </style:style>
    <style:style style:name="Tabelle1.B205" style:family="table-cell">
      <style:table-cell-properties fo:padding="0cm" fo:border="none"/>
    </style:style>
    <style:style style:name="Tabelle1.A206" style:family="table-cell">
      <style:table-cell-properties fo:padding="0cm" fo:border="none"/>
    </style:style>
    <style:style style:name="Tabelle1.B206" style:family="table-cell">
      <style:table-cell-properties fo:padding="0cm" fo:border="none"/>
    </style:style>
    <style:style style:name="Tabelle1.A207" style:family="table-cell">
      <style:table-cell-properties fo:padding="0cm" fo:border="none"/>
    </style:style>
    <style:style style:name="Tabelle1.B207" style:family="table-cell">
      <style:table-cell-properties fo:padding="0cm" fo:border="none"/>
    </style:style>
    <style:style style:name="Tabelle1.A208" style:family="table-cell">
      <style:table-cell-properties fo:padding="0cm" fo:border="none"/>
    </style:style>
    <style:style style:name="Tabelle1.B208" style:family="table-cell">
      <style:table-cell-properties fo:padding="0cm" fo:border="none"/>
    </style:style>
    <style:style style:name="Tabelle1.A209" style:family="table-cell">
      <style:table-cell-properties fo:padding="0cm" fo:border="none"/>
    </style:style>
    <style:style style:name="Tabelle1.B209" style:family="table-cell">
      <style:table-cell-properties fo:padding="0cm" fo:border="none"/>
    </style:style>
    <style:style style:name="Tabelle1.A210" style:family="table-cell">
      <style:table-cell-properties fo:padding="0cm" fo:border="none"/>
    </style:style>
    <style:style style:name="Tabelle1.B210" style:family="table-cell">
      <style:table-cell-properties fo:padding="0cm" fo:border="none"/>
    </style:style>
    <style:style style:name="Tabelle1.A211" style:family="table-cell">
      <style:table-cell-properties fo:padding="0cm" fo:border="none"/>
    </style:style>
    <style:style style:name="Tabelle1.B211" style:family="table-cell">
      <style:table-cell-properties fo:padding="0cm" fo:border="none"/>
    </style:style>
    <style:style style:name="Tabelle1.A212" style:family="table-cell">
      <style:table-cell-properties fo:padding="0cm" fo:border="none"/>
    </style:style>
    <style:style style:name="Tabelle1.B212" style:family="table-cell">
      <style:table-cell-properties fo:padding="0cm" fo:border="none"/>
    </style:style>
    <style:style style:name="Tabelle1.A213" style:family="table-cell">
      <style:table-cell-properties fo:padding="0cm" fo:border="none"/>
    </style:style>
    <style:style style:name="Tabelle1.B213" style:family="table-cell">
      <style:table-cell-properties fo:padding="0cm" fo:border="none"/>
    </style:style>
    <style:style style:name="Tabelle1.A214" style:family="table-cell">
      <style:table-cell-properties fo:padding="0cm" fo:border="none"/>
    </style:style>
    <style:style style:name="Tabelle1.B214" style:family="table-cell">
      <style:table-cell-properties fo:padding="0cm" fo:border="none"/>
    </style:style>
    <style:style style:name="Tabelle1.A215" style:family="table-cell">
      <style:table-cell-properties fo:padding="0cm" fo:border="none"/>
    </style:style>
    <style:style style:name="Tabelle1.B215" style:family="table-cell">
      <style:table-cell-properties fo:padding="0cm" fo:border="none"/>
    </style:style>
    <style:style style:name="Tabelle1.A216" style:family="table-cell">
      <style:table-cell-properties fo:padding="0cm" fo:border="none"/>
    </style:style>
    <style:style style:name="Tabelle1.B216" style:family="table-cell">
      <style:table-cell-properties fo:padding="0cm" fo:border="none"/>
    </style:style>
    <style:style style:name="Tabelle1.A217" style:family="table-cell">
      <style:table-cell-properties fo:padding="0cm" fo:border="none"/>
    </style:style>
    <style:style style:name="Tabelle1.B217" style:family="table-cell">
      <style:table-cell-properties fo:padding="0cm" fo:border="none"/>
    </style:style>
    <style:style style:name="Tabelle1.A218" style:family="table-cell">
      <style:table-cell-properties fo:padding="0cm" fo:border="none"/>
    </style:style>
    <style:style style:name="Tabelle1.B218" style:family="table-cell">
      <style:table-cell-properties fo:padding="0cm" fo:border="none"/>
    </style:style>
    <style:style style:name="Tabelle1.A219" style:family="table-cell">
      <style:table-cell-properties fo:padding="0cm" fo:border="none"/>
    </style:style>
    <style:style style:name="Tabelle1.B219" style:family="table-cell">
      <style:table-cell-properties fo:padding="0cm" fo:border="none"/>
    </style:style>
    <style:style style:name="Tabelle1.A220" style:family="table-cell">
      <style:table-cell-properties fo:padding="0cm" fo:border="none"/>
    </style:style>
    <style:style style:name="Tabelle1.B220" style:family="table-cell">
      <style:table-cell-properties fo:padding="0cm" fo:border="none"/>
    </style:style>
    <style:style style:name="Tabelle1.A221" style:family="table-cell">
      <style:table-cell-properties fo:padding="0cm" fo:border="none"/>
    </style:style>
    <style:style style:name="Tabelle1.B221" style:family="table-cell">
      <style:table-cell-properties fo:padding="0cm" fo:border="none"/>
    </style:style>
    <style:style style:name="Tabelle1.A222" style:family="table-cell">
      <style:table-cell-properties fo:padding="0cm" fo:border="none"/>
    </style:style>
    <style:style style:name="Tabelle1.B222" style:family="table-cell">
      <style:table-cell-properties fo:padding="0cm" fo:border="none"/>
    </style:style>
    <style:style style:name="Tabelle1.A223" style:family="table-cell">
      <style:table-cell-properties fo:padding="0cm" fo:border="none"/>
    </style:style>
    <style:style style:name="Tabelle1.B223" style:family="table-cell">
      <style:table-cell-properties fo:padding="0cm" fo:border="none"/>
    </style:style>
    <style:style style:name="Tabelle1.A224" style:family="table-cell">
      <style:table-cell-properties fo:padding="0cm" fo:border="none"/>
    </style:style>
    <style:style style:name="Tabelle1.B224" style:family="table-cell">
      <style:table-cell-properties fo:padding="0cm" fo:border="none"/>
    </style:style>
    <style:style style:name="Tabelle1.A225" style:family="table-cell">
      <style:table-cell-properties fo:padding="0cm" fo:border="none"/>
    </style:style>
    <style:style style:name="Tabelle1.B225" style:family="table-cell">
      <style:table-cell-properties fo:padding="0cm" fo:border="none"/>
    </style:style>
    <style:style style:name="Tabelle1.A226" style:family="table-cell">
      <style:table-cell-properties fo:padding="0cm" fo:border="none"/>
    </style:style>
    <style:style style:name="Tabelle1.B226" style:family="table-cell">
      <style:table-cell-properties fo:padding="0cm" fo:border="none"/>
    </style:style>
    <style:style style:name="Tabelle1.A227" style:family="table-cell">
      <style:table-cell-properties fo:padding="0cm" fo:border="none"/>
    </style:style>
    <style:style style:name="Tabelle1.B227" style:family="table-cell">
      <style:table-cell-properties fo:padding="0cm" fo:border="none"/>
    </style:style>
    <style:style style:name="Tabelle1.A228" style:family="table-cell">
      <style:table-cell-properties fo:padding="0cm" fo:border="none"/>
    </style:style>
    <style:style style:name="Tabelle1.B228" style:family="table-cell">
      <style:table-cell-properties fo:padding="0cm" fo:border="none"/>
    </style:style>
    <style:style style:name="Tabelle1.A229" style:family="table-cell">
      <style:table-cell-properties fo:padding="0cm" fo:border="none"/>
    </style:style>
    <style:style style:name="Tabelle1.B229" style:family="table-cell">
      <style:table-cell-properties fo:padding="0cm" fo:border="none"/>
    </style:style>
    <style:style style:name="Tabelle1.A230" style:family="table-cell">
      <style:table-cell-properties fo:padding="0cm" fo:border="none"/>
    </style:style>
    <style:style style:name="Tabelle1.B230" style:family="table-cell">
      <style:table-cell-properties fo:padding="0cm" fo:border="none"/>
    </style:style>
    <style:style style:name="Tabelle1.A231" style:family="table-cell">
      <style:table-cell-properties fo:padding="0cm" fo:border="none"/>
    </style:style>
    <style:style style:name="Tabelle1.B231" style:family="table-cell">
      <style:table-cell-properties fo:padding="0cm" fo:border="none"/>
    </style:style>
    <style:style style:name="Tabelle1.A232" style:family="table-cell">
      <style:table-cell-properties fo:padding="0cm" fo:border="none"/>
    </style:style>
    <style:style style:name="Tabelle1.B232" style:family="table-cell">
      <style:table-cell-properties fo:padding="0cm" fo:border="none"/>
    </style:style>
    <style:style style:name="Tabelle1.A233" style:family="table-cell">
      <style:table-cell-properties fo:padding="0cm" fo:border="none"/>
    </style:style>
    <style:style style:name="Tabelle1.B233" style:family="table-cell">
      <style:table-cell-properties fo:padding="0cm" fo:border="none"/>
    </style:style>
    <style:style style:name="Tabelle1.A234" style:family="table-cell">
      <style:table-cell-properties fo:padding="0cm" fo:border="none"/>
    </style:style>
    <style:style style:name="Tabelle1.B234" style:family="table-cell">
      <style:table-cell-properties fo:padding="0cm" fo:border="none"/>
    </style:style>
    <style:style style:name="Tabelle1.A235" style:family="table-cell">
      <style:table-cell-properties fo:padding="0cm" fo:border="none"/>
    </style:style>
    <style:style style:name="Tabelle1.B235" style:family="table-cell">
      <style:table-cell-properties fo:padding="0cm" fo:border="none"/>
    </style:style>
    <style:style style:name="Tabelle1.A236" style:family="table-cell">
      <style:table-cell-properties fo:padding="0cm" fo:border="none"/>
    </style:style>
    <style:style style:name="Tabelle1.B236" style:family="table-cell">
      <style:table-cell-properties fo:padding="0cm" fo:border="none"/>
    </style:style>
    <style:style style:name="Tabelle1.A237" style:family="table-cell">
      <style:table-cell-properties fo:padding="0cm" fo:border="none"/>
    </style:style>
    <style:style style:name="Tabelle1.B237" style:family="table-cell">
      <style:table-cell-properties fo:padding="0cm" fo:border="none"/>
    </style:style>
    <style:style style:name="Tabelle1.A238" style:family="table-cell">
      <style:table-cell-properties fo:padding="0cm" fo:border="none"/>
    </style:style>
    <style:style style:name="Tabelle1.B238" style:family="table-cell">
      <style:table-cell-properties fo:padding="0cm" fo:border="none"/>
    </style:style>
    <style:style style:name="Tabelle1.A239" style:family="table-cell">
      <style:table-cell-properties fo:padding="0cm" fo:border="none"/>
    </style:style>
    <style:style style:name="Tabelle1.B239" style:family="table-cell">
      <style:table-cell-properties fo:padding="0cm" fo:border="none"/>
    </style:style>
    <style:style style:name="Tabelle1.A240" style:family="table-cell">
      <style:table-cell-properties fo:padding="0cm" fo:border="none"/>
    </style:style>
    <style:style style:name="Tabelle1.B240" style:family="table-cell">
      <style:table-cell-properties fo:padding="0cm" fo:border="none"/>
    </style:style>
    <style:style style:name="Tabelle1.A241" style:family="table-cell">
      <style:table-cell-properties fo:padding="0cm" fo:border="none"/>
    </style:style>
    <style:style style:name="Tabelle1.B241" style:family="table-cell">
      <style:table-cell-properties fo:padding="0cm" fo:border="none"/>
    </style:style>
    <style:style style:name="Tabelle1.A242" style:family="table-cell">
      <style:table-cell-properties fo:padding="0cm" fo:border="none"/>
    </style:style>
    <style:style style:name="Tabelle1.B242" style:family="table-cell">
      <style:table-cell-properties fo:padding="0cm" fo:border="none"/>
    </style:style>
    <style:style style:name="Tabelle1.A243" style:family="table-cell">
      <style:table-cell-properties fo:padding="0cm" fo:border="none"/>
    </style:style>
    <style:style style:name="Tabelle1.B243" style:family="table-cell">
      <style:table-cell-properties fo:padding="0cm" fo:border="none"/>
    </style:style>
    <style:style style:name="Tabelle1.A244" style:family="table-cell">
      <style:table-cell-properties fo:padding="0cm" fo:border="none"/>
    </style:style>
    <style:style style:name="Tabelle1.B244" style:family="table-cell">
      <style:table-cell-properties fo:padding="0cm" fo:border="none"/>
    </style:style>
    <style:style style:name="Tabelle1.A245" style:family="table-cell">
      <style:table-cell-properties fo:padding="0cm" fo:border="none"/>
    </style:style>
    <style:style style:name="Tabelle1.B245" style:family="table-cell">
      <style:table-cell-properties fo:padding="0cm" fo:border="none"/>
    </style:style>
    <style:style style:name="Tabelle1.A246" style:family="table-cell">
      <style:table-cell-properties fo:padding="0cm" fo:border="none"/>
    </style:style>
    <style:style style:name="Tabelle1.B246" style:family="table-cell">
      <style:table-cell-properties fo:padding="0cm" fo:border="none"/>
    </style:style>
    <style:style style:name="Tabelle1.A247" style:family="table-cell">
      <style:table-cell-properties fo:padding="0cm" fo:border="none"/>
    </style:style>
    <style:style style:name="Tabelle1.B247" style:family="table-cell">
      <style:table-cell-properties fo:padding="0cm" fo:border="none"/>
    </style:style>
    <style:style style:name="Tabelle1.A248" style:family="table-cell">
      <style:table-cell-properties fo:padding="0cm" fo:border="none"/>
    </style:style>
    <style:style style:name="Tabelle1.B248" style:family="table-cell">
      <style:table-cell-properties fo:padding="0cm" fo:border="none"/>
    </style:style>
    <style:style style:name="Tabelle1.A249" style:family="table-cell">
      <style:table-cell-properties fo:padding="0cm" fo:border="none"/>
    </style:style>
    <style:style style:name="Tabelle1.B249" style:family="table-cell">
      <style:table-cell-properties fo:padding="0cm" fo:border="none"/>
    </style:style>
    <style:style style:name="Tabelle1.A250" style:family="table-cell">
      <style:table-cell-properties fo:padding="0cm" fo:border="none"/>
    </style:style>
    <style:style style:name="Tabelle1.B250" style:family="table-cell">
      <style:table-cell-properties fo:padding="0cm" fo:border="none"/>
    </style:style>
    <style:style style:name="Tabelle1.A251" style:family="table-cell">
      <style:table-cell-properties fo:padding="0cm" fo:border="none"/>
    </style:style>
    <style:style style:name="Tabelle1.B251" style:family="table-cell">
      <style:table-cell-properties fo:padding="0cm" fo:border="none"/>
    </style:style>
    <style:style style:name="Tabelle1.A252" style:family="table-cell">
      <style:table-cell-properties fo:padding="0cm" fo:border="none"/>
    </style:style>
    <style:style style:name="Tabelle1.B252" style:family="table-cell">
      <style:table-cell-properties fo:padding="0cm" fo:border="none"/>
    </style:style>
    <style:style style:name="Tabelle1.A253" style:family="table-cell">
      <style:table-cell-properties fo:padding="0cm" fo:border="none"/>
    </style:style>
    <style:style style:name="Tabelle1.B253" style:family="table-cell">
      <style:table-cell-properties fo:padding="0cm" fo:border="none"/>
    </style:style>
    <style:style style:name="Tabelle1.A254" style:family="table-cell">
      <style:table-cell-properties fo:padding="0cm" fo:border="none"/>
    </style:style>
    <style:style style:name="Tabelle1.B254" style:family="table-cell">
      <style:table-cell-properties fo:padding="0cm" fo:border="none"/>
    </style:style>
    <style:style style:name="Tabelle1.A255" style:family="table-cell">
      <style:table-cell-properties fo:padding="0cm" fo:border="none"/>
    </style:style>
    <style:style style:name="Tabelle1.B255" style:family="table-cell">
      <style:table-cell-properties fo:padding="0cm" fo:border="none"/>
    </style:style>
    <style:style style:name="Tabelle1.A256" style:family="table-cell">
      <style:table-cell-properties fo:padding="0cm" fo:border="none"/>
    </style:style>
    <style:style style:name="Tabelle1.B256" style:family="table-cell">
      <style:table-cell-properties fo:padding="0cm" fo:border="none"/>
    </style:style>
    <style:style style:name="Tabelle1.A257" style:family="table-cell">
      <style:table-cell-properties fo:padding="0cm" fo:border="none"/>
    </style:style>
    <style:style style:name="Tabelle1.B257" style:family="table-cell">
      <style:table-cell-properties fo:padding="0cm" fo:border="none"/>
    </style:style>
    <style:style style:name="Tabelle1.A258" style:family="table-cell">
      <style:table-cell-properties fo:padding="0cm" fo:border="none"/>
    </style:style>
    <style:style style:name="Tabelle1.B258" style:family="table-cell">
      <style:table-cell-properties fo:padding="0cm" fo:border="none"/>
    </style:style>
    <style:style style:name="Tabelle1.A259" style:family="table-cell">
      <style:table-cell-properties fo:padding="0cm" fo:border="none"/>
    </style:style>
    <style:style style:name="Tabelle1.B259" style:family="table-cell">
      <style:table-cell-properties fo:padding="0cm" fo:border="none"/>
    </style:style>
    <style:style style:name="Tabelle1.A260" style:family="table-cell">
      <style:table-cell-properties fo:padding="0cm" fo:border="none"/>
    </style:style>
    <style:style style:name="Tabelle1.B260" style:family="table-cell">
      <style:table-cell-properties fo:padding="0cm" fo:border="none"/>
    </style:style>
    <style:style style:name="Tabelle1.A261" style:family="table-cell">
      <style:table-cell-properties fo:padding="0cm" fo:border="none"/>
    </style:style>
    <style:style style:name="Tabelle1.B261" style:family="table-cell">
      <style:table-cell-properties fo:padding="0cm" fo:border="none"/>
    </style:style>
    <style:style style:name="Tabelle1.A262" style:family="table-cell">
      <style:table-cell-properties fo:padding="0cm" fo:border="none"/>
    </style:style>
    <style:style style:name="Tabelle1.B262" style:family="table-cell">
      <style:table-cell-properties fo:padding="0cm" fo:border="none"/>
    </style:style>
    <style:style style:name="Tabelle1.A263" style:family="table-cell">
      <style:table-cell-properties fo:padding="0cm" fo:border="none"/>
    </style:style>
    <style:style style:name="Tabelle1.B263" style:family="table-cell">
      <style:table-cell-properties fo:padding="0cm" fo:border="none"/>
    </style:style>
    <style:style style:name="Tabelle1.A264" style:family="table-cell">
      <style:table-cell-properties fo:padding="0cm" fo:border="none"/>
    </style:style>
    <style:style style:name="Tabelle1.B264" style:family="table-cell">
      <style:table-cell-properties fo:padding="0cm" fo:border="none"/>
    </style:style>
    <style:style style:name="Tabelle1.A265" style:family="table-cell">
      <style:table-cell-properties fo:padding="0cm" fo:border="none"/>
    </style:style>
    <style:style style:name="Tabelle1.B265" style:family="table-cell">
      <style:table-cell-properties fo:padding="0cm" fo:border="none"/>
    </style:style>
    <style:style style:name="Tabelle1.A266" style:family="table-cell">
      <style:table-cell-properties fo:padding="0cm" fo:border="none"/>
    </style:style>
    <style:style style:name="Tabelle1.B266" style:family="table-cell">
      <style:table-cell-properties fo:padding="0cm" fo:border="none"/>
    </style:style>
    <style:style style:name="Tabelle1.A267" style:family="table-cell">
      <style:table-cell-properties fo:padding="0cm" fo:border="none"/>
    </style:style>
    <style:style style:name="Tabelle1.B267" style:family="table-cell">
      <style:table-cell-properties fo:padding="0cm" fo:border="none"/>
    </style:style>
    <style:style style:name="Tabelle1.A268" style:family="table-cell">
      <style:table-cell-properties fo:padding="0cm" fo:border="none"/>
    </style:style>
    <style:style style:name="Tabelle1.B268" style:family="table-cell">
      <style:table-cell-properties fo:padding="0cm" fo:border="none"/>
    </style:style>
    <style:style style:name="Tabelle1.A269" style:family="table-cell">
      <style:table-cell-properties fo:padding="0cm" fo:border="none"/>
    </style:style>
    <style:style style:name="Tabelle1.B269" style:family="table-cell">
      <style:table-cell-properties fo:padding="0cm" fo:border="none"/>
    </style:style>
    <style:style style:name="Tabelle1.A270" style:family="table-cell">
      <style:table-cell-properties fo:padding="0cm" fo:border="none"/>
    </style:style>
    <style:style style:name="Tabelle1.B270" style:family="table-cell">
      <style:table-cell-properties fo:padding="0cm" fo:border="none"/>
    </style:style>
    <style:style style:name="Tabelle1.A271" style:family="table-cell">
      <style:table-cell-properties fo:padding="0cm" fo:border="none"/>
    </style:style>
    <style:style style:name="Tabelle1.B271" style:family="table-cell">
      <style:table-cell-properties fo:padding="0cm" fo:border="none"/>
    </style:style>
    <style:style style:name="Tabelle1.A272" style:family="table-cell">
      <style:table-cell-properties fo:padding="0cm" fo:border="none"/>
    </style:style>
    <style:style style:name="Tabelle1.B272" style:family="table-cell">
      <style:table-cell-properties fo:padding="0cm" fo:border="none"/>
    </style:style>
    <style:style style:name="Tabelle1.A273" style:family="table-cell">
      <style:table-cell-properties fo:padding="0cm" fo:border="none"/>
    </style:style>
    <style:style style:name="Tabelle1.B273" style:family="table-cell">
      <style:table-cell-properties fo:padding="0cm" fo:border="none"/>
    </style:style>
    <style:style style:name="Tabelle1.A274" style:family="table-cell">
      <style:table-cell-properties fo:padding="0cm" fo:border="none"/>
    </style:style>
    <style:style style:name="Tabelle1.B274" style:family="table-cell">
      <style:table-cell-properties fo:padding="0cm" fo:border="none"/>
    </style:style>
    <style:style style:name="Tabelle1.A275" style:family="table-cell">
      <style:table-cell-properties fo:padding="0cm" fo:border="none"/>
    </style:style>
    <style:style style:name="Tabelle1.B275" style:family="table-cell">
      <style:table-cell-properties fo:padding="0cm" fo:border="none"/>
    </style:style>
    <style:style style:name="Tabelle1.A276" style:family="table-cell">
      <style:table-cell-properties fo:padding="0cm" fo:border="none"/>
    </style:style>
    <style:style style:name="Tabelle1.B276" style:family="table-cell">
      <style:table-cell-properties fo:padding="0cm" fo:border="none"/>
    </style:style>
    <style:style style:name="Tabelle1.A277" style:family="table-cell">
      <style:table-cell-properties fo:padding="0cm" fo:border="none"/>
    </style:style>
    <style:style style:name="Tabelle1.B277" style:family="table-cell">
      <style:table-cell-properties fo:padding="0cm" fo:border="none"/>
    </style:style>
    <style:style style:name="Tabelle1.A278" style:family="table-cell">
      <style:table-cell-properties fo:padding="0cm" fo:border="none"/>
    </style:style>
    <style:style style:name="Tabelle1.B278" style:family="table-cell">
      <style:table-cell-properties fo:padding="0cm" fo:border="none"/>
    </style:style>
    <style:style style:name="Tabelle1.A279" style:family="table-cell">
      <style:table-cell-properties fo:padding="0cm" fo:border="none"/>
    </style:style>
    <style:style style:name="Tabelle1.B279" style:family="table-cell">
      <style:table-cell-properties fo:padding="0cm" fo:border="none"/>
    </style:style>
    <style:style style:name="Tabelle1.A280" style:family="table-cell">
      <style:table-cell-properties fo:padding="0cm" fo:border="none"/>
    </style:style>
    <style:style style:name="Tabelle1.B280" style:family="table-cell">
      <style:table-cell-properties fo:padding="0cm" fo:border="none"/>
    </style:style>
    <style:style style:name="Tabelle1.A281" style:family="table-cell">
      <style:table-cell-properties fo:padding="0cm" fo:border="none"/>
    </style:style>
    <style:style style:name="Tabelle1.B281" style:family="table-cell">
      <style:table-cell-properties fo:padding="0cm" fo:border="none"/>
    </style:style>
    <style:style style:name="Tabelle1.A282" style:family="table-cell">
      <style:table-cell-properties fo:padding="0cm" fo:border="none"/>
    </style:style>
    <style:style style:name="Tabelle1.B282" style:family="table-cell">
      <style:table-cell-properties fo:padding="0cm" fo:border="none"/>
    </style:style>
    <style:style style:name="Tabelle1.A283" style:family="table-cell">
      <style:table-cell-properties fo:padding="0cm" fo:border="none"/>
    </style:style>
    <style:style style:name="Tabelle1.B283" style:family="table-cell">
      <style:table-cell-properties fo:padding="0cm" fo:border="none"/>
    </style:style>
    <style:style style:name="Tabelle1.A284" style:family="table-cell">
      <style:table-cell-properties fo:padding="0cm" fo:border="none"/>
    </style:style>
    <style:style style:name="Tabelle1.B284" style:family="table-cell">
      <style:table-cell-properties fo:padding="0cm" fo:border="none"/>
    </style:style>
    <style:style style:name="Tabelle1.A285" style:family="table-cell">
      <style:table-cell-properties fo:padding="0cm" fo:border="none"/>
    </style:style>
    <style:style style:name="Tabelle1.B285" style:family="table-cell">
      <style:table-cell-properties fo:padding="0cm" fo:border="none"/>
    </style:style>
    <style:style style:name="Tabelle1.A286" style:family="table-cell">
      <style:table-cell-properties fo:padding="0cm" fo:border="none"/>
    </style:style>
    <style:style style:name="Tabelle1.B286" style:family="table-cell">
      <style:table-cell-properties fo:padding="0cm" fo:border="none"/>
    </style:style>
    <style:style style:name="Tabelle1.A287" style:family="table-cell">
      <style:table-cell-properties fo:padding="0cm" fo:border="none"/>
    </style:style>
    <style:style style:name="Tabelle1.B287" style:family="table-cell">
      <style:table-cell-properties fo:padding="0cm" fo:border="none"/>
    </style:style>
    <style:style style:name="Tabelle1.A288" style:family="table-cell">
      <style:table-cell-properties fo:padding="0cm" fo:border="none"/>
    </style:style>
    <style:style style:name="Tabelle1.B288" style:family="table-cell">
      <style:table-cell-properties fo:padding="0cm" fo:border="none"/>
    </style:style>
    <style:style style:name="Tabelle1.A289" style:family="table-cell">
      <style:table-cell-properties fo:padding="0cm" fo:border="none"/>
    </style:style>
    <style:style style:name="Tabelle1.B289" style:family="table-cell">
      <style:table-cell-properties fo:padding="0cm" fo:border="none"/>
    </style:style>
    <style:style style:name="Tabelle1.A290" style:family="table-cell">
      <style:table-cell-properties fo:padding="0cm" fo:border="none"/>
    </style:style>
    <style:style style:name="Tabelle1.B290" style:family="table-cell">
      <style:table-cell-properties fo:padding="0cm" fo:border="none"/>
    </style:style>
    <style:style style:name="Tabelle1.A291" style:family="table-cell">
      <style:table-cell-properties fo:padding="0cm" fo:border="none"/>
    </style:style>
    <style:style style:name="Tabelle1.B291" style:family="table-cell">
      <style:table-cell-properties fo:padding="0cm" fo:border="none"/>
    </style:style>
    <style:style style:name="Tabelle1.A292" style:family="table-cell">
      <style:table-cell-properties fo:padding="0cm" fo:border="none"/>
    </style:style>
    <style:style style:name="Tabelle1.B292" style:family="table-cell">
      <style:table-cell-properties fo:padding="0cm" fo:border="none"/>
    </style:style>
    <style:style style:name="Tabelle1.A293" style:family="table-cell">
      <style:table-cell-properties fo:padding="0cm" fo:border="none"/>
    </style:style>
    <style:style style:name="Tabelle1.B293" style:family="table-cell">
      <style:table-cell-properties fo:padding="0cm" fo:border="none"/>
    </style:style>
    <style:style style:name="Tabelle1.A294" style:family="table-cell">
      <style:table-cell-properties fo:padding="0cm" fo:border="none"/>
    </style:style>
    <style:style style:name="Tabelle1.B294" style:family="table-cell">
      <style:table-cell-properties fo:padding="0cm" fo:border="none"/>
    </style:style>
    <style:style style:name="Tabelle1.A295" style:family="table-cell">
      <style:table-cell-properties fo:padding="0cm" fo:border="none"/>
    </style:style>
    <style:style style:name="Tabelle1.B295" style:family="table-cell">
      <style:table-cell-properties fo:padding="0cm" fo:border="none"/>
    </style:style>
    <style:style style:name="Tabelle1.A296" style:family="table-cell">
      <style:table-cell-properties fo:padding="0cm" fo:border="none"/>
    </style:style>
    <style:style style:name="Tabelle1.B296" style:family="table-cell">
      <style:table-cell-properties fo:padding="0cm" fo:border="none"/>
    </style:style>
    <style:style style:name="Tabelle1.A297" style:family="table-cell">
      <style:table-cell-properties fo:padding="0cm" fo:border="none"/>
    </style:style>
    <style:style style:name="Tabelle1.B297" style:family="table-cell">
      <style:table-cell-properties fo:padding="0cm" fo:border="none"/>
    </style:style>
    <style:style style:name="Tabelle1.A298" style:family="table-cell">
      <style:table-cell-properties fo:padding="0cm" fo:border="none"/>
    </style:style>
    <style:style style:name="Tabelle1.B298" style:family="table-cell">
      <style:table-cell-properties fo:padding="0cm" fo:border="none"/>
    </style:style>
    <style:style style:name="Tabelle1.A299" style:family="table-cell">
      <style:table-cell-properties fo:padding="0cm" fo:border="none"/>
    </style:style>
    <style:style style:name="Tabelle1.B299" style:family="table-cell">
      <style:table-cell-properties fo:padding="0cm" fo:border="none"/>
    </style:style>
    <style:style style:name="Tabelle1.A300" style:family="table-cell">
      <style:table-cell-properties fo:padding="0cm" fo:border="none"/>
    </style:style>
    <style:style style:name="Tabelle1.B300" style:family="table-cell">
      <style:table-cell-properties fo:padding="0cm" fo:border="none"/>
    </style:style>
    <style:style style:name="Tabelle1.A301" style:family="table-cell">
      <style:table-cell-properties fo:padding="0cm" fo:border="none"/>
    </style:style>
    <style:style style:name="Tabelle1.B301" style:family="table-cell">
      <style:table-cell-properties fo:padding="0cm" fo:border="none"/>
    </style:style>
    <style:style style:name="Tabelle1.A302" style:family="table-cell">
      <style:table-cell-properties fo:padding="0cm" fo:border="none"/>
    </style:style>
    <style:style style:name="Tabelle1.B302" style:family="table-cell">
      <style:table-cell-properties fo:padding="0cm" fo:border="none"/>
    </style:style>
    <style:style style:name="Tabelle1.A303" style:family="table-cell">
      <style:table-cell-properties fo:padding="0cm" fo:border="none"/>
    </style:style>
    <style:style style:name="Tabelle1.B303" style:family="table-cell">
      <style:table-cell-properties fo:padding="0cm" fo:border="none"/>
    </style:style>
    <style:style style:name="Tabelle1.A304" style:family="table-cell">
      <style:table-cell-properties fo:padding="0cm" fo:border="none"/>
    </style:style>
    <style:style style:name="Tabelle1.B304" style:family="table-cell">
      <style:table-cell-properties fo:padding="0cm" fo:border="none"/>
    </style:style>
    <style:style style:name="Tabelle1.A305" style:family="table-cell">
      <style:table-cell-properties fo:padding="0cm" fo:border="none"/>
    </style:style>
    <style:style style:name="Tabelle1.B305" style:family="table-cell">
      <style:table-cell-properties fo:padding="0cm" fo:border="none"/>
    </style:style>
    <style:style style:name="Tabelle1.A306" style:family="table-cell">
      <style:table-cell-properties fo:padding="0cm" fo:border="none"/>
    </style:style>
    <style:style style:name="Tabelle1.B306" style:family="table-cell">
      <style:table-cell-properties fo:padding="0cm" fo:border="none"/>
    </style:style>
    <style:style style:name="Tabelle1.A307" style:family="table-cell">
      <style:table-cell-properties fo:padding="0cm" fo:border="none"/>
    </style:style>
    <style:style style:name="Tabelle1.B307" style:family="table-cell">
      <style:table-cell-properties fo:padding="0cm" fo:border="none"/>
    </style:style>
    <style:style style:name="Tabelle1.A308" style:family="table-cell">
      <style:table-cell-properties fo:padding="0cm" fo:border="none"/>
    </style:style>
    <style:style style:name="Tabelle1.B308" style:family="table-cell">
      <style:table-cell-properties fo:padding="0cm" fo:border="none"/>
    </style:style>
    <style:style style:name="Tabelle1.A309" style:family="table-cell">
      <style:table-cell-properties fo:padding="0cm" fo:border="none"/>
    </style:style>
    <style:style style:name="Tabelle1.B309" style:family="table-cell">
      <style:table-cell-properties fo:padding="0cm" fo:border="none"/>
    </style:style>
    <style:style style:name="Tabelle1.A310" style:family="table-cell">
      <style:table-cell-properties fo:padding="0cm" fo:border="none"/>
    </style:style>
    <style:style style:name="Tabelle1.B310" style:family="table-cell">
      <style:table-cell-properties fo:padding="0cm" fo:border="none"/>
    </style:style>
    <style:style style:name="Tabelle1.A311" style:family="table-cell">
      <style:table-cell-properties fo:padding="0cm" fo:border="none"/>
    </style:style>
    <style:style style:name="Tabelle1.B311" style:family="table-cell">
      <style:table-cell-properties fo:padding="0cm" fo:border="none"/>
    </style:style>
    <style:style style:name="Tabelle1.A312" style:family="table-cell">
      <style:table-cell-properties fo:padding="0cm" fo:border="none"/>
    </style:style>
    <style:style style:name="Tabelle1.B312" style:family="table-cell">
      <style:table-cell-properties fo:padding="0cm" fo:border="none"/>
    </style:style>
    <style:style style:name="Tabelle1.A313" style:family="table-cell">
      <style:table-cell-properties fo:padding="0cm" fo:border="none"/>
    </style:style>
    <style:style style:name="Tabelle1.B313" style:family="table-cell">
      <style:table-cell-properties fo:padding="0cm" fo:border="none"/>
    </style:style>
    <style:style style:name="Tabelle1.A314" style:family="table-cell">
      <style:table-cell-properties fo:padding="0cm" fo:border="none"/>
    </style:style>
    <style:style style:name="Tabelle1.B314" style:family="table-cell">
      <style:table-cell-properties fo:padding="0cm" fo:border="none"/>
    </style:style>
    <style:style style:name="Tabelle1.A315" style:family="table-cell">
      <style:table-cell-properties fo:padding="0cm" fo:border="none"/>
    </style:style>
    <style:style style:name="Tabelle1.B315" style:family="table-cell">
      <style:table-cell-properties fo:padding="0cm" fo:border="none"/>
    </style:style>
    <style:style style:name="Tabelle1.A316" style:family="table-cell">
      <style:table-cell-properties fo:padding="0cm" fo:border="none"/>
    </style:style>
    <style:style style:name="Tabelle1.B316" style:family="table-cell">
      <style:table-cell-properties fo:padding="0cm" fo:border="none"/>
    </style:style>
    <style:style style:name="Tabelle1.A317" style:family="table-cell">
      <style:table-cell-properties fo:padding="0cm" fo:border="none"/>
    </style:style>
    <style:style style:name="Tabelle1.B317" style:family="table-cell">
      <style:table-cell-properties fo:padding="0cm" fo:border="none"/>
    </style:style>
    <style:style style:name="Tabelle1.A318" style:family="table-cell">
      <style:table-cell-properties fo:padding="0cm" fo:border="none"/>
    </style:style>
    <style:style style:name="Tabelle1.B318" style:family="table-cell">
      <style:table-cell-properties fo:padding="0cm" fo:border="none"/>
    </style:style>
    <style:style style:name="Tabelle1.A319" style:family="table-cell">
      <style:table-cell-properties fo:padding="0cm" fo:border="none"/>
    </style:style>
    <style:style style:name="Tabelle1.B319" style:family="table-cell">
      <style:table-cell-properties fo:padding="0cm" fo:border="none"/>
    </style:style>
    <style:style style:name="Tabelle1.A320" style:family="table-cell">
      <style:table-cell-properties fo:padding="0cm" fo:border="none"/>
    </style:style>
    <style:style style:name="Tabelle1.B320" style:family="table-cell">
      <style:table-cell-properties fo:padding="0cm" fo:border="none"/>
    </style:style>
    <style:style style:name="Tabelle1.A321" style:family="table-cell">
      <style:table-cell-properties fo:padding="0cm" fo:border="none"/>
    </style:style>
    <style:style style:name="Tabelle1.B321" style:family="table-cell">
      <style:table-cell-properties fo:padding="0cm" fo:border="none"/>
    </style:style>
    <style:style style:name="Tabelle1.A322" style:family="table-cell">
      <style:table-cell-properties fo:padding="0cm" fo:border="none"/>
    </style:style>
    <style:style style:name="Tabelle1.B322" style:family="table-cell">
      <style:table-cell-properties fo:padding="0cm" fo:border="none"/>
    </style:style>
    <style:style style:name="Tabelle1.A323" style:family="table-cell">
      <style:table-cell-properties fo:padding="0cm" fo:border="none"/>
    </style:style>
    <style:style style:name="Tabelle1.B323" style:family="table-cell">
      <style:table-cell-properties fo:padding="0cm" fo:border="none"/>
    </style:style>
    <style:style style:name="Tabelle1.A324" style:family="table-cell">
      <style:table-cell-properties fo:padding="0cm" fo:border="none"/>
    </style:style>
    <style:style style:name="Tabelle1.B324" style:family="table-cell">
      <style:table-cell-properties fo:padding="0cm" fo:border="none"/>
    </style:style>
    <style:style style:name="Tabelle1.A325" style:family="table-cell">
      <style:table-cell-properties fo:padding="0cm" fo:border="none"/>
    </style:style>
    <style:style style:name="Tabelle1.B325" style:family="table-cell">
      <style:table-cell-properties fo:padding="0cm" fo:border="none"/>
    </style:style>
    <style:style style:name="Tabelle1.A326" style:family="table-cell">
      <style:table-cell-properties fo:padding="0cm" fo:border="none"/>
    </style:style>
    <style:style style:name="Tabelle1.B326" style:family="table-cell">
      <style:table-cell-properties fo:padding="0cm" fo:border="none"/>
    </style:style>
    <style:style style:name="Tabelle1.A327" style:family="table-cell">
      <style:table-cell-properties fo:padding="0cm" fo:border="none"/>
    </style:style>
    <style:style style:name="Tabelle1.B327" style:family="table-cell">
      <style:table-cell-properties fo:padding="0cm" fo:border="none"/>
    </style:style>
    <style:style style:name="Tabelle1.A328" style:family="table-cell">
      <style:table-cell-properties fo:padding="0cm" fo:border="none"/>
    </style:style>
    <style:style style:name="Tabelle1.B328" style:family="table-cell">
      <style:table-cell-properties fo:padding="0cm" fo:border="none"/>
    </style:style>
    <style:style style:name="Tabelle1.A329" style:family="table-cell">
      <style:table-cell-properties fo:padding="0cm" fo:border="none"/>
    </style:style>
    <style:style style:name="Tabelle1.B329" style:family="table-cell">
      <style:table-cell-properties fo:padding="0cm" fo:border="none"/>
    </style:style>
    <style:style style:name="Tabelle1.A330" style:family="table-cell">
      <style:table-cell-properties fo:padding="0cm" fo:border="none"/>
    </style:style>
    <style:style style:name="Tabelle1.B330" style:family="table-cell">
      <style:table-cell-properties fo:padding="0cm" fo:border="none"/>
    </style:style>
    <style:style style:name="Tabelle1.A331" style:family="table-cell">
      <style:table-cell-properties fo:padding="0cm" fo:border="none"/>
    </style:style>
    <style:style style:name="Tabelle1.B331" style:family="table-cell">
      <style:table-cell-properties fo:padding="0cm" fo:border="none"/>
    </style:style>
    <style:style style:name="Tabelle1.A332" style:family="table-cell">
      <style:table-cell-properties fo:padding="0cm" fo:border="none"/>
    </style:style>
    <style:style style:name="Tabelle1.B332" style:family="table-cell">
      <style:table-cell-properties fo:padding="0cm" fo:border="none"/>
    </style:style>
    <style:style style:name="Tabelle1.A333" style:family="table-cell">
      <style:table-cell-properties fo:padding="0cm" fo:border="none"/>
    </style:style>
    <style:style style:name="Tabelle1.B333" style:family="table-cell">
      <style:table-cell-properties fo:padding="0cm" fo:border="none"/>
    </style:style>
    <style:style style:name="Tabelle1.A334" style:family="table-cell">
      <style:table-cell-properties fo:padding="0cm" fo:border="none"/>
    </style:style>
    <style:style style:name="Tabelle1.B334" style:family="table-cell">
      <style:table-cell-properties fo:padding="0cm" fo:border="none"/>
    </style:style>
    <style:style style:name="Tabelle1.A335" style:family="table-cell">
      <style:table-cell-properties fo:padding="0cm" fo:border="none"/>
    </style:style>
    <style:style style:name="Tabelle1.B335" style:family="table-cell">
      <style:table-cell-properties fo:padding="0cm" fo:border="none"/>
    </style:style>
    <style:style style:name="Tabelle1.A336" style:family="table-cell">
      <style:table-cell-properties fo:padding="0cm" fo:border="none"/>
    </style:style>
    <style:style style:name="Tabelle1.B336" style:family="table-cell">
      <style:table-cell-properties fo:padding="0cm" fo:border="none"/>
    </style:style>
    <style:style style:name="Tabelle1.A337" style:family="table-cell">
      <style:table-cell-properties fo:padding="0cm" fo:border="none"/>
    </style:style>
    <style:style style:name="Tabelle1.B337" style:family="table-cell">
      <style:table-cell-properties fo:padding="0cm" fo:border="none"/>
    </style:style>
    <style:style style:name="Tabelle1.A338" style:family="table-cell">
      <style:table-cell-properties fo:padding="0cm" fo:border="none"/>
    </style:style>
    <style:style style:name="Tabelle1.B338" style:family="table-cell">
      <style:table-cell-properties fo:padding="0cm" fo:border="none"/>
    </style:style>
    <style:style style:name="Tabelle1.A339" style:family="table-cell">
      <style:table-cell-properties fo:padding="0cm" fo:border="none"/>
    </style:style>
    <style:style style:name="Tabelle1.B339" style:family="table-cell">
      <style:table-cell-properties fo:padding="0cm" fo:border="none"/>
    </style:style>
    <style:style style:name="Tabelle1.A340" style:family="table-cell">
      <style:table-cell-properties fo:padding="0cm" fo:border="none"/>
    </style:style>
    <style:style style:name="Tabelle1.B340" style:family="table-cell">
      <style:table-cell-properties fo:padding="0cm" fo:border="none"/>
    </style:style>
    <style:style style:name="Tabelle1.A341" style:family="table-cell">
      <style:table-cell-properties fo:padding="0cm" fo:border="none"/>
    </style:style>
    <style:style style:name="Tabelle1.B341" style:family="table-cell">
      <style:table-cell-properties fo:padding="0cm" fo:border="none"/>
    </style:style>
    <style:style style:name="Tabelle1.A342" style:family="table-cell">
      <style:table-cell-properties fo:padding="0cm" fo:border="none"/>
    </style:style>
    <style:style style:name="Tabelle1.B342" style:family="table-cell">
      <style:table-cell-properties fo:padding="0cm" fo:border="none"/>
    </style:style>
    <style:style style:name="Tabelle1.A343" style:family="table-cell">
      <style:table-cell-properties fo:padding="0cm" fo:border="none"/>
    </style:style>
    <style:style style:name="Tabelle1.B343" style:family="table-cell">
      <style:table-cell-properties fo:padding="0cm" fo:border="none"/>
    </style:style>
    <style:style style:name="Tabelle1.A344" style:family="table-cell">
      <style:table-cell-properties fo:padding="0cm" fo:border="none"/>
    </style:style>
    <style:style style:name="Tabelle1.B344" style:family="table-cell">
      <style:table-cell-properties fo:padding="0cm" fo:border="none"/>
    </style:style>
    <style:style style:name="Tabelle1.A345" style:family="table-cell">
      <style:table-cell-properties fo:padding="0cm" fo:border="none"/>
    </style:style>
    <style:style style:name="Tabelle1.B345" style:family="table-cell">
      <style:table-cell-properties fo:padding="0cm" fo:border="none"/>
    </style:style>
    <style:style style:name="Tabelle1.A346" style:family="table-cell">
      <style:table-cell-properties fo:padding="0cm" fo:border="none"/>
    </style:style>
    <style:style style:name="Tabelle1.B346" style:family="table-cell">
      <style:table-cell-properties fo:padding="0cm" fo:border="none"/>
    </style:style>
    <style:style style:name="Tabelle1.A347" style:family="table-cell">
      <style:table-cell-properties fo:padding="0cm" fo:border="none"/>
    </style:style>
    <style:style style:name="Tabelle1.B347" style:family="table-cell">
      <style:table-cell-properties fo:padding="0cm" fo:border="none"/>
    </style:style>
    <style:style style:name="Tabelle1.A348" style:family="table-cell">
      <style:table-cell-properties fo:padding="0cm" fo:border="none"/>
    </style:style>
    <style:style style:name="Tabelle1.B348" style:family="table-cell">
      <style:table-cell-properties fo:padding="0cm" fo:border="none"/>
    </style:style>
    <style:style style:name="Tabelle1.A349" style:family="table-cell">
      <style:table-cell-properties fo:padding="0cm" fo:border="none"/>
    </style:style>
    <style:style style:name="Tabelle1.B349" style:family="table-cell">
      <style:table-cell-properties fo:padding="0cm" fo:border="none"/>
    </style:style>
    <style:style style:name="Tabelle1.A350" style:family="table-cell">
      <style:table-cell-properties fo:padding="0cm" fo:border="none"/>
    </style:style>
    <style:style style:name="Tabelle1.B350" style:family="table-cell">
      <style:table-cell-properties fo:padding="0cm" fo:border="none"/>
    </style:style>
    <style:style style:name="Tabelle1.A351" style:family="table-cell">
      <style:table-cell-properties fo:padding="0cm" fo:border="none"/>
    </style:style>
    <style:style style:name="Tabelle1.B351" style:family="table-cell">
      <style:table-cell-properties fo:padding="0cm" fo:border="none"/>
    </style:style>
    <style:style style:name="Tabelle1.A352" style:family="table-cell">
      <style:table-cell-properties fo:padding="0cm" fo:border="none"/>
    </style:style>
    <style:style style:name="Tabelle1.B352" style:family="table-cell">
      <style:table-cell-properties fo:padding="0cm" fo:border="none"/>
    </style:style>
    <style:style style:name="Tabelle1.A353" style:family="table-cell">
      <style:table-cell-properties fo:padding="0cm" fo:border="none"/>
    </style:style>
    <style:style style:name="Tabelle1.B353" style:family="table-cell">
      <style:table-cell-properties fo:padding="0cm" fo:border="none"/>
    </style:style>
    <style:style style:name="Tabelle1.A354" style:family="table-cell">
      <style:table-cell-properties fo:padding="0cm" fo:border="none"/>
    </style:style>
    <style:style style:name="Tabelle1.B354" style:family="table-cell">
      <style:table-cell-properties fo:padding="0cm" fo:border="none"/>
    </style:style>
    <style:style style:name="Tabelle1.A355" style:family="table-cell">
      <style:table-cell-properties fo:padding="0cm" fo:border="none"/>
    </style:style>
    <style:style style:name="Tabelle1.B355" style:family="table-cell">
      <style:table-cell-properties fo:padding="0cm" fo:border="none"/>
    </style:style>
    <style:style style:name="Tabelle1.A356" style:family="table-cell">
      <style:table-cell-properties fo:padding="0cm" fo:border="none"/>
    </style:style>
    <style:style style:name="Tabelle1.B356" style:family="table-cell">
      <style:table-cell-properties fo:padding="0cm" fo:border="none"/>
    </style:style>
    <style:style style:name="Tabelle1.A357" style:family="table-cell">
      <style:table-cell-properties fo:padding="0cm" fo:border="none"/>
    </style:style>
    <style:style style:name="Tabelle1.B357" style:family="table-cell">
      <style:table-cell-properties fo:padding="0cm" fo:border="none"/>
    </style:style>
    <style:style style:name="Tabelle1.A358" style:family="table-cell">
      <style:table-cell-properties fo:padding="0cm" fo:border="none"/>
    </style:style>
    <style:style style:name="Tabelle1.B358" style:family="table-cell">
      <style:table-cell-properties fo:padding="0cm" fo:border="none"/>
    </style:style>
    <style:style style:name="Tabelle1.A359" style:family="table-cell">
      <style:table-cell-properties fo:padding="0cm" fo:border="none"/>
    </style:style>
    <style:style style:name="Tabelle1.B359" style:family="table-cell">
      <style:table-cell-properties fo:padding="0cm" fo:border="none"/>
    </style:style>
    <style:style style:name="Tabelle1.A360" style:family="table-cell">
      <style:table-cell-properties fo:padding="0cm" fo:border="none"/>
    </style:style>
    <style:style style:name="Tabelle1.B360" style:family="table-cell">
      <style:table-cell-properties fo:padding="0cm" fo:border="none"/>
    </style:style>
    <style:style style:name="Tabelle1.A361" style:family="table-cell">
      <style:table-cell-properties fo:padding="0cm" fo:border="none"/>
    </style:style>
    <style:style style:name="Tabelle1.B361" style:family="table-cell">
      <style:table-cell-properties fo:padding="0cm" fo:border="none"/>
    </style:style>
    <style:style style:name="Tabelle1.A362" style:family="table-cell">
      <style:table-cell-properties fo:padding="0cm" fo:border="none"/>
    </style:style>
    <style:style style:name="Tabelle1.B362" style:family="table-cell">
      <style:table-cell-properties fo:padding="0cm" fo:border="none"/>
    </style:style>
    <style:style style:name="Tabelle1.A363" style:family="table-cell">
      <style:table-cell-properties fo:padding="0cm" fo:border="none"/>
    </style:style>
    <style:style style:name="Tabelle1.B363" style:family="table-cell">
      <style:table-cell-properties fo:padding="0cm" fo:border="none"/>
    </style:style>
    <style:style style:name="Tabelle1.A364" style:family="table-cell">
      <style:table-cell-properties fo:padding="0cm" fo:border="none"/>
    </style:style>
    <style:style style:name="Tabelle1.B364" style:family="table-cell">
      <style:table-cell-properties fo:padding="0cm" fo:border="none"/>
    </style:style>
    <style:style style:name="Tabelle1.A365" style:family="table-cell">
      <style:table-cell-properties fo:padding="0cm" fo:border="none"/>
    </style:style>
    <style:style style:name="Tabelle1.B365" style:family="table-cell">
      <style:table-cell-properties fo:padding="0cm" fo:border="none"/>
    </style:style>
    <style:style style:name="Tabelle1.A366" style:family="table-cell">
      <style:table-cell-properties fo:padding="0cm" fo:border="none"/>
    </style:style>
    <style:style style:name="Tabelle1.B366" style:family="table-cell">
      <style:table-cell-properties fo:padding="0cm" fo:border="none"/>
    </style:style>
    <style:style style:name="Tabelle1.A367" style:family="table-cell">
      <style:table-cell-properties fo:padding="0cm" fo:border="none"/>
    </style:style>
    <style:style style:name="Tabelle1.B367" style:family="table-cell">
      <style:table-cell-properties fo:padding="0cm" fo:border="none"/>
    </style:style>
    <style:style style:name="Tabelle1.A368" style:family="table-cell">
      <style:table-cell-properties fo:padding="0cm" fo:border="none"/>
    </style:style>
    <style:style style:name="Tabelle1.B368" style:family="table-cell">
      <style:table-cell-properties fo:padding="0cm" fo:border="none"/>
    </style:style>
    <style:style style:name="Tabelle1.A369" style:family="table-cell">
      <style:table-cell-properties fo:padding="0cm" fo:border="none"/>
    </style:style>
    <style:style style:name="Tabelle1.B369" style:family="table-cell">
      <style:table-cell-properties fo:padding="0cm" fo:border="none"/>
    </style:style>
    <style:style style:name="Tabelle1.A370" style:family="table-cell">
      <style:table-cell-properties fo:padding="0cm" fo:border="none"/>
    </style:style>
    <style:style style:name="Tabelle1.B370" style:family="table-cell">
      <style:table-cell-properties fo:padding="0cm" fo:border="none"/>
    </style:style>
    <style:style style:name="Tabelle1.A371" style:family="table-cell">
      <style:table-cell-properties fo:padding="0cm" fo:border="none"/>
    </style:style>
    <style:style style:name="Tabelle1.B371" style:family="table-cell">
      <style:table-cell-properties fo:padding="0cm" fo:border="none"/>
    </style:style>
    <style:style style:name="Tabelle1.A372" style:family="table-cell">
      <style:table-cell-properties fo:padding="0cm" fo:border="none"/>
    </style:style>
    <style:style style:name="Tabelle1.B372" style:family="table-cell">
      <style:table-cell-properties fo:padding="0cm" fo:border="none"/>
    </style:style>
    <style:style style:name="Tabelle1.A373" style:family="table-cell">
      <style:table-cell-properties fo:padding="0cm" fo:border="none"/>
    </style:style>
    <style:style style:name="Tabelle1.B373" style:family="table-cell">
      <style:table-cell-properties fo:padding="0cm" fo:border="none"/>
    </style:style>
    <style:style style:name="Tabelle1.A374" style:family="table-cell">
      <style:table-cell-properties fo:padding="0cm" fo:border="none"/>
    </style:style>
    <style:style style:name="Tabelle1.B374" style:family="table-cell">
      <style:table-cell-properties fo:padding="0cm" fo:border="none"/>
    </style:style>
    <style:style style:name="Tabelle1.A375" style:family="table-cell">
      <style:table-cell-properties fo:padding="0cm" fo:border="none"/>
    </style:style>
    <style:style style:name="Tabelle1.B375" style:family="table-cell">
      <style:table-cell-properties fo:padding="0cm" fo:border="none"/>
    </style:style>
    <style:style style:name="Tabelle1.A376" style:family="table-cell">
      <style:table-cell-properties fo:padding="0cm" fo:border="none"/>
    </style:style>
    <style:style style:name="Tabelle1.B376" style:family="table-cell">
      <style:table-cell-properties fo:padding="0cm" fo:border="none"/>
    </style:style>
    <style:style style:name="Tabelle1.A377" style:family="table-cell">
      <style:table-cell-properties fo:padding="0cm" fo:border="none"/>
    </style:style>
    <style:style style:name="Tabelle1.B377" style:family="table-cell">
      <style:table-cell-properties fo:padding="0cm" fo:border="none"/>
    </style:style>
    <style:style style:name="Tabelle1.A378" style:family="table-cell">
      <style:table-cell-properties fo:padding="0cm" fo:border="none"/>
    </style:style>
    <style:style style:name="Tabelle1.B378" style:family="table-cell">
      <style:table-cell-properties fo:padding="0cm" fo:border="none"/>
    </style:style>
    <style:style style:name="Tabelle1.A379" style:family="table-cell">
      <style:table-cell-properties fo:padding="0cm" fo:border="none"/>
    </style:style>
    <style:style style:name="Tabelle1.B379" style:family="table-cell">
      <style:table-cell-properties fo:padding="0cm" fo:border="none"/>
    </style:style>
    <style:style style:name="Tabelle1.A380" style:family="table-cell">
      <style:table-cell-properties fo:padding="0cm" fo:border="none"/>
    </style:style>
    <style:style style:name="Tabelle1.B380" style:family="table-cell">
      <style:table-cell-properties fo:padding="0cm" fo:border="none"/>
    </style:style>
    <style:style style:name="Tabelle1.A381" style:family="table-cell">
      <style:table-cell-properties fo:padding="0cm" fo:border="none"/>
    </style:style>
    <style:style style:name="Tabelle1.B381" style:family="table-cell">
      <style:table-cell-properties fo:padding="0cm" fo:border="none"/>
    </style:style>
    <style:style style:name="Tabelle1.A382" style:family="table-cell">
      <style:table-cell-properties fo:padding="0cm" fo:border="none"/>
    </style:style>
    <style:style style:name="Tabelle1.B382" style:family="table-cell">
      <style:table-cell-properties fo:padding="0cm" fo:border="none"/>
    </style:style>
    <style:style style:name="Tabelle1.A383" style:family="table-cell">
      <style:table-cell-properties fo:padding="0cm" fo:border="none"/>
    </style:style>
    <style:style style:name="Tabelle1.B383" style:family="table-cell">
      <style:table-cell-properties fo:padding="0cm" fo:border="none"/>
    </style:style>
    <style:style style:name="Tabelle1.A384" style:family="table-cell">
      <style:table-cell-properties fo:padding="0cm" fo:border="none"/>
    </style:style>
    <style:style style:name="Tabelle1.B384" style:family="table-cell">
      <style:table-cell-properties fo:padding="0cm" fo:border="none"/>
    </style:style>
    <style:style style:name="Tabelle1.A385" style:family="table-cell">
      <style:table-cell-properties fo:padding="0cm" fo:border="none"/>
    </style:style>
    <style:style style:name="Tabelle1.B385" style:family="table-cell">
      <style:table-cell-properties fo:padding="0cm" fo:border="none"/>
    </style:style>
    <style:style style:name="Tabelle1.A386" style:family="table-cell">
      <style:table-cell-properties fo:padding="0cm" fo:border="none"/>
    </style:style>
    <style:style style:name="Tabelle1.B386" style:family="table-cell">
      <style:table-cell-properties fo:padding="0cm" fo:border="none"/>
    </style:style>
    <style:style style:name="Tabelle1.A387" style:family="table-cell">
      <style:table-cell-properties fo:padding="0cm" fo:border="none"/>
    </style:style>
    <style:style style:name="Tabelle1.B387" style:family="table-cell">
      <style:table-cell-properties fo:padding="0cm" fo:border="none"/>
    </style:style>
    <style:style style:name="Tabelle1.A388" style:family="table-cell">
      <style:table-cell-properties fo:padding="0cm" fo:border="none"/>
    </style:style>
    <style:style style:name="Tabelle1.B388" style:family="table-cell">
      <style:table-cell-properties fo:padding="0cm" fo:border="none"/>
    </style:style>
    <style:style style:name="Tabelle1.A389" style:family="table-cell">
      <style:table-cell-properties fo:padding="0cm" fo:border="none"/>
    </style:style>
    <style:style style:name="Tabelle1.B389" style:family="table-cell">
      <style:table-cell-properties fo:padding="0cm" fo:border="none"/>
    </style:style>
    <style:style style:name="Tabelle1.A390" style:family="table-cell">
      <style:table-cell-properties fo:padding="0cm" fo:border="none"/>
    </style:style>
    <style:style style:name="Tabelle1.B390" style:family="table-cell">
      <style:table-cell-properties fo:padding="0cm" fo:border="none"/>
    </style:style>
    <style:style style:name="Tabelle1.A391" style:family="table-cell">
      <style:table-cell-properties fo:padding="0cm" fo:border="none"/>
    </style:style>
    <style:style style:name="Tabelle1.B391" style:family="table-cell">
      <style:table-cell-properties fo:padding="0cm" fo:border="none"/>
    </style:style>
    <style:style style:name="Tabelle1.A392" style:family="table-cell">
      <style:table-cell-properties fo:padding="0cm" fo:border="none"/>
    </style:style>
    <style:style style:name="Tabelle1.B392" style:family="table-cell">
      <style:table-cell-properties fo:padding="0cm" fo:border="none"/>
    </style:style>
    <style:style style:name="Tabelle1.A393" style:family="table-cell">
      <style:table-cell-properties fo:padding="0cm" fo:border="none"/>
    </style:style>
    <style:style style:name="Tabelle1.B393" style:family="table-cell">
      <style:table-cell-properties fo:padding="0cm" fo:border="none"/>
    </style:style>
    <style:style style:name="Tabelle1.A394" style:family="table-cell">
      <style:table-cell-properties fo:padding="0cm" fo:border="none"/>
    </style:style>
    <style:style style:name="Tabelle1.B394" style:family="table-cell">
      <style:table-cell-properties fo:padding="0cm" fo:border="none"/>
    </style:style>
    <style:style style:name="Tabelle1.A395" style:family="table-cell">
      <style:table-cell-properties fo:padding="0cm" fo:border="none"/>
    </style:style>
    <style:style style:name="Tabelle1.B395" style:family="table-cell">
      <style:table-cell-properties fo:padding="0cm" fo:border="none"/>
    </style:style>
    <style:style style:name="Tabelle1.A396" style:family="table-cell">
      <style:table-cell-properties fo:padding="0cm" fo:border="none"/>
    </style:style>
    <style:style style:name="Tabelle1.B396" style:family="table-cell">
      <style:table-cell-properties fo:padding="0cm" fo:border="none"/>
    </style:style>
    <style:style style:name="Tabelle1.A397" style:family="table-cell">
      <style:table-cell-properties fo:padding="0cm" fo:border="none"/>
    </style:style>
    <style:style style:name="Tabelle1.B397" style:family="table-cell">
      <style:table-cell-properties fo:padding="0cm" fo:border="none"/>
    </style:style>
    <style:style style:name="Tabelle1.A398" style:family="table-cell">
      <style:table-cell-properties fo:padding="0cm" fo:border="none"/>
    </style:style>
    <style:style style:name="Tabelle1.B398" style:family="table-cell">
      <style:table-cell-properties fo:padding="0cm" fo:border="none"/>
    </style:style>
    <style:style style:name="Tabelle1.A399" style:family="table-cell">
      <style:table-cell-properties fo:padding="0cm" fo:border="none"/>
    </style:style>
    <style:style style:name="Tabelle1.B399" style:family="table-cell">
      <style:table-cell-properties fo:padding="0cm" fo:border="none"/>
    </style:style>
    <style:style style:name="Tabelle1.A400" style:family="table-cell">
      <style:table-cell-properties fo:padding="0cm" fo:border="none"/>
    </style:style>
    <style:style style:name="Tabelle1.B400" style:family="table-cell">
      <style:table-cell-properties fo:padding="0cm" fo:border="none"/>
    </style:style>
    <style:style style:name="Tabelle1.A401" style:family="table-cell">
      <style:table-cell-properties fo:padding="0cm" fo:border="none"/>
    </style:style>
    <style:style style:name="Tabelle1.B401" style:family="table-cell">
      <style:table-cell-properties fo:padding="0cm" fo:border="none"/>
    </style:style>
    <style:style style:name="Tabelle1.A402" style:family="table-cell">
      <style:table-cell-properties fo:padding="0cm" fo:border="none"/>
    </style:style>
    <style:style style:name="Tabelle1.B402" style:family="table-cell">
      <style:table-cell-properties fo:padding="0cm" fo:border="none"/>
    </style:style>
    <style:style style:name="Tabelle1.A403" style:family="table-cell">
      <style:table-cell-properties fo:padding="0cm" fo:border="none"/>
    </style:style>
    <style:style style:name="Tabelle1.B403" style:family="table-cell">
      <style:table-cell-properties fo:padding="0cm" fo:border="none"/>
    </style:style>
    <style:style style:name="Tabelle1.A404" style:family="table-cell">
      <style:table-cell-properties fo:padding="0cm" fo:border="none"/>
    </style:style>
    <style:style style:name="Tabelle1.B404" style:family="table-cell">
      <style:table-cell-properties fo:padding="0cm" fo:border="none"/>
    </style:style>
    <style:style style:name="Tabelle1.A405" style:family="table-cell">
      <style:table-cell-properties fo:padding="0cm" fo:border="none"/>
    </style:style>
    <style:style style:name="Tabelle1.B405" style:family="table-cell">
      <style:table-cell-properties fo:padding="0cm" fo:border="none"/>
    </style:style>
    <style:style style:name="Tabelle1.A406" style:family="table-cell">
      <style:table-cell-properties fo:padding="0cm" fo:border="none"/>
    </style:style>
    <style:style style:name="Tabelle1.B406" style:family="table-cell">
      <style:table-cell-properties fo:padding="0cm" fo:border="none"/>
    </style:style>
    <style:style style:name="Tabelle1.A407" style:family="table-cell">
      <style:table-cell-properties fo:padding="0cm" fo:border="none"/>
    </style:style>
    <style:style style:name="Tabelle1.B407" style:family="table-cell">
      <style:table-cell-properties fo:padding="0cm" fo:border="none"/>
    </style:style>
    <style:style style:name="Tabelle1.A408" style:family="table-cell">
      <style:table-cell-properties fo:padding="0cm" fo:border="none"/>
    </style:style>
    <style:style style:name="Tabelle1.B408" style:family="table-cell">
      <style:table-cell-properties fo:padding="0cm" fo:border="none"/>
    </style:style>
    <style:style style:name="Tabelle1.A409" style:family="table-cell">
      <style:table-cell-properties fo:padding="0cm" fo:border="none"/>
    </style:style>
    <style:style style:name="Tabelle1.B409" style:family="table-cell">
      <style:table-cell-properties fo:padding="0cm" fo:border="none"/>
    </style:style>
    <style:style style:name="Tabelle1.A410" style:family="table-cell">
      <style:table-cell-properties fo:padding="0cm" fo:border="none"/>
    </style:style>
    <style:style style:name="Tabelle1.B410" style:family="table-cell">
      <style:table-cell-properties fo:padding="0cm" fo:border="none"/>
    </style:style>
    <style:style style:name="Tabelle1.A411" style:family="table-cell">
      <style:table-cell-properties fo:padding="0cm" fo:border="none"/>
    </style:style>
    <style:style style:name="Tabelle1.B411" style:family="table-cell">
      <style:table-cell-properties fo:padding="0cm" fo:border="none"/>
    </style:style>
    <style:style style:name="Tabelle1.A412" style:family="table-cell">
      <style:table-cell-properties fo:padding="0cm" fo:border="none"/>
    </style:style>
    <style:style style:name="Tabelle1.B412" style:family="table-cell">
      <style:table-cell-properties fo:padding="0cm" fo:border="none"/>
    </style:style>
    <style:style style:name="Tabelle1.A413" style:family="table-cell">
      <style:table-cell-properties fo:padding="0cm" fo:border="none"/>
    </style:style>
    <style:style style:name="Tabelle1.B413" style:family="table-cell">
      <style:table-cell-properties fo:padding="0cm" fo:border="none"/>
    </style:style>
    <style:style style:name="Tabelle1.A414" style:family="table-cell">
      <style:table-cell-properties fo:padding="0cm" fo:border="none"/>
    </style:style>
    <style:style style:name="Tabelle1.B414" style:family="table-cell">
      <style:table-cell-properties fo:padding="0cm" fo:border="none"/>
    </style:style>
    <style:style style:name="Tabelle1.A415" style:family="table-cell">
      <style:table-cell-properties fo:padding="0cm" fo:border="none"/>
    </style:style>
    <style:style style:name="Tabelle1.B415" style:family="table-cell">
      <style:table-cell-properties fo:padding="0cm" fo:border="none"/>
    </style:style>
    <style:style style:name="Tabelle1.A416" style:family="table-cell">
      <style:table-cell-properties fo:padding="0cm" fo:border="none"/>
    </style:style>
    <style:style style:name="Tabelle1.B416" style:family="table-cell">
      <style:table-cell-properties fo:padding="0cm" fo:border="none"/>
    </style:style>
    <style:style style:name="Tabelle1.A417" style:family="table-cell">
      <style:table-cell-properties fo:padding="0cm" fo:border="none"/>
    </style:style>
    <style:style style:name="Tabelle1.B417" style:family="table-cell">
      <style:table-cell-properties fo:padding="0cm" fo:border="none"/>
    </style:style>
    <style:style style:name="Tabelle1.A418" style:family="table-cell">
      <style:table-cell-properties fo:padding="0cm" fo:border="none"/>
    </style:style>
    <style:style style:name="Tabelle1.B418" style:family="table-cell">
      <style:table-cell-properties fo:padding="0cm" fo:border="none"/>
    </style:style>
    <style:style style:name="Tabelle1.A419" style:family="table-cell">
      <style:table-cell-properties fo:padding="0cm" fo:border="none"/>
    </style:style>
    <style:style style:name="Tabelle1.B419" style:family="table-cell">
      <style:table-cell-properties fo:padding="0cm" fo:border="none"/>
    </style:style>
    <style:style style:name="Tabelle1.A420" style:family="table-cell">
      <style:table-cell-properties fo:padding="0cm" fo:border="none"/>
    </style:style>
    <style:style style:name="Tabelle1.B420" style:family="table-cell">
      <style:table-cell-properties fo:padding="0cm" fo:border="none"/>
    </style:style>
    <style:style style:name="Tabelle1.A421" style:family="table-cell">
      <style:table-cell-properties fo:padding="0cm" fo:border="none"/>
    </style:style>
    <style:style style:name="Tabelle1.B421" style:family="table-cell">
      <style:table-cell-properties fo:padding="0cm" fo:border="none"/>
    </style:style>
    <style:style style:name="Tabelle1.A422" style:family="table-cell">
      <style:table-cell-properties fo:padding="0cm" fo:border="none"/>
    </style:style>
    <style:style style:name="Tabelle1.B422" style:family="table-cell">
      <style:table-cell-properties fo:padding="0cm" fo:border="none"/>
    </style:style>
    <style:style style:name="Tabelle1.A423" style:family="table-cell">
      <style:table-cell-properties fo:padding="0cm" fo:border="none"/>
    </style:style>
    <style:style style:name="Tabelle1.B423" style:family="table-cell">
      <style:table-cell-properties fo:padding="0cm" fo:border="none"/>
    </style:style>
    <style:style style:name="Tabelle1.A424" style:family="table-cell">
      <style:table-cell-properties fo:padding="0cm" fo:border="none"/>
    </style:style>
    <style:style style:name="Tabelle1.B424" style:family="table-cell">
      <style:table-cell-properties fo:padding="0cm" fo:border="none"/>
    </style:style>
    <style:style style:name="Tabelle1.A425" style:family="table-cell">
      <style:table-cell-properties fo:padding="0cm" fo:border="none"/>
    </style:style>
    <style:style style:name="Tabelle1.B425" style:family="table-cell">
      <style:table-cell-properties fo:padding="0cm" fo:border="none"/>
    </style:style>
    <style:style style:name="Tabelle1.A426" style:family="table-cell">
      <style:table-cell-properties fo:padding="0cm" fo:border="none"/>
    </style:style>
    <style:style style:name="Tabelle1.B426" style:family="table-cell">
      <style:table-cell-properties fo:padding="0cm" fo:border="none"/>
    </style:style>
    <style:style style:name="Tabelle1.A427" style:family="table-cell">
      <style:table-cell-properties fo:padding="0cm" fo:border="none"/>
    </style:style>
    <style:style style:name="Tabelle1.B427" style:family="table-cell">
      <style:table-cell-properties fo:padding="0cm" fo:border="none"/>
    </style:style>
    <style:style style:name="Tabelle1.A428" style:family="table-cell">
      <style:table-cell-properties fo:padding="0cm" fo:border="none"/>
    </style:style>
    <style:style style:name="Tabelle1.B428" style:family="table-cell">
      <style:table-cell-properties fo:padding="0cm" fo:border="none"/>
    </style:style>
    <style:style style:name="Tabelle1.A429" style:family="table-cell">
      <style:table-cell-properties fo:padding="0cm" fo:border="none"/>
    </style:style>
    <style:style style:name="Tabelle1.B429" style:family="table-cell">
      <style:table-cell-properties fo:padding="0cm" fo:border="none"/>
    </style:style>
    <style:style style:name="Tabelle1.A430" style:family="table-cell">
      <style:table-cell-properties fo:padding="0cm" fo:border="none"/>
    </style:style>
    <style:style style:name="Tabelle1.B430" style:family="table-cell">
      <style:table-cell-properties fo:padding="0cm" fo:border="none"/>
    </style:style>
    <style:style style:name="Tabelle1.A431" style:family="table-cell">
      <style:table-cell-properties fo:padding="0cm" fo:border="none"/>
    </style:style>
    <style:style style:name="Tabelle1.B431" style:family="table-cell">
      <style:table-cell-properties fo:padding="0cm" fo:border="none"/>
    </style:style>
    <style:style style:name="Tabelle1.A432" style:family="table-cell">
      <style:table-cell-properties fo:padding="0cm" fo:border="none"/>
    </style:style>
    <style:style style:name="Tabelle1.B432" style:family="table-cell">
      <style:table-cell-properties fo:padding="0cm" fo:border="none"/>
    </style:style>
    <style:style style:name="Tabelle1.A433" style:family="table-cell">
      <style:table-cell-properties fo:padding="0cm" fo:border="none"/>
    </style:style>
    <style:style style:name="Tabelle1.B433" style:family="table-cell">
      <style:table-cell-properties fo:padding="0cm" fo:border="none"/>
    </style:style>
    <style:style style:name="Tabelle1.A434" style:family="table-cell">
      <style:table-cell-properties fo:padding="0cm" fo:border="none"/>
    </style:style>
    <style:style style:name="Tabelle1.B434" style:family="table-cell">
      <style:table-cell-properties fo:padding="0cm" fo:border="none"/>
    </style:style>
    <style:style style:name="Tabelle1.A435" style:family="table-cell">
      <style:table-cell-properties fo:padding="0cm" fo:border="none"/>
    </style:style>
    <style:style style:name="Tabelle1.B435" style:family="table-cell">
      <style:table-cell-properties fo:padding="0cm" fo:border="none"/>
    </style:style>
    <style:style style:name="Tabelle1.A436" style:family="table-cell">
      <style:table-cell-properties fo:padding="0cm" fo:border="none"/>
    </style:style>
    <style:style style:name="Tabelle1.B436" style:family="table-cell">
      <style:table-cell-properties fo:padding="0cm" fo:border="none"/>
    </style:style>
    <style:style style:name="Tabelle1.A437" style:family="table-cell">
      <style:table-cell-properties fo:padding="0cm" fo:border="none"/>
    </style:style>
    <style:style style:name="Tabelle1.B437" style:family="table-cell">
      <style:table-cell-properties fo:padding="0cm" fo:border="none"/>
    </style:style>
    <style:style style:name="Tabelle1.A438" style:family="table-cell">
      <style:table-cell-properties fo:padding="0cm" fo:border="none"/>
    </style:style>
    <style:style style:name="Tabelle1.B438" style:family="table-cell">
      <style:table-cell-properties fo:padding="0cm" fo:border="none"/>
    </style:style>
    <style:style style:name="Tabelle1.A439" style:family="table-cell">
      <style:table-cell-properties fo:padding="0cm" fo:border="none"/>
    </style:style>
    <style:style style:name="Tabelle1.B439" style:family="table-cell">
      <style:table-cell-properties fo:padding="0cm" fo:border="none"/>
    </style:style>
    <style:style style:name="Tabelle1.A440" style:family="table-cell">
      <style:table-cell-properties fo:padding="0cm" fo:border="none"/>
    </style:style>
    <style:style style:name="Tabelle1.B440" style:family="table-cell">
      <style:table-cell-properties fo:padding="0cm" fo:border="none"/>
    </style:style>
    <style:style style:name="Tabelle1.A441" style:family="table-cell">
      <style:table-cell-properties fo:padding="0cm" fo:border="none"/>
    </style:style>
    <style:style style:name="Tabelle1.B441" style:family="table-cell">
      <style:table-cell-properties fo:padding="0cm" fo:border="none"/>
    </style:style>
    <style:style style:name="Tabelle1.A442" style:family="table-cell">
      <style:table-cell-properties fo:padding="0cm" fo:border="none"/>
    </style:style>
    <style:style style:name="Tabelle1.B442" style:family="table-cell">
      <style:table-cell-properties fo:padding="0cm" fo:border="none"/>
    </style:style>
    <style:style style:name="Tabelle1.A443" style:family="table-cell">
      <style:table-cell-properties fo:padding="0cm" fo:border="none"/>
    </style:style>
    <style:style style:name="Tabelle1.B443" style:family="table-cell">
      <style:table-cell-properties fo:padding="0cm" fo:border="none"/>
    </style:style>
    <style:style style:name="Tabelle1.A444" style:family="table-cell">
      <style:table-cell-properties fo:padding="0cm" fo:border="none"/>
    </style:style>
    <style:style style:name="Tabelle1.B444" style:family="table-cell">
      <style:table-cell-properties fo:padding="0cm" fo:border="none"/>
    </style:style>
    <style:style style:name="Tabelle1.A445" style:family="table-cell">
      <style:table-cell-properties fo:padding="0cm" fo:border="none"/>
    </style:style>
    <style:style style:name="Tabelle1.B445" style:family="table-cell">
      <style:table-cell-properties fo:padding="0cm" fo:border="none"/>
    </style:style>
    <style:style style:name="Tabelle1.A446" style:family="table-cell">
      <style:table-cell-properties fo:padding="0cm" fo:border="none"/>
    </style:style>
    <style:style style:name="Tabelle1.B446" style:family="table-cell">
      <style:table-cell-properties fo:padding="0cm" fo:border="none"/>
    </style:style>
    <style:style style:name="Tabelle1.A447" style:family="table-cell">
      <style:table-cell-properties fo:padding="0cm" fo:border="none"/>
    </style:style>
    <style:style style:name="Tabelle1.B447" style:family="table-cell">
      <style:table-cell-properties fo:padding="0cm" fo:border="none"/>
    </style:style>
    <style:style style:name="Tabelle1.A448" style:family="table-cell">
      <style:table-cell-properties fo:padding="0cm" fo:border="none"/>
    </style:style>
    <style:style style:name="Tabelle1.B448" style:family="table-cell">
      <style:table-cell-properties fo:padding="0cm" fo:border="none"/>
    </style:style>
    <style:style style:name="Tabelle1.A449" style:family="table-cell">
      <style:table-cell-properties fo:padding="0cm" fo:border="none"/>
    </style:style>
    <style:style style:name="Tabelle1.B449" style:family="table-cell">
      <style:table-cell-properties fo:padding="0cm" fo:border="none"/>
    </style:style>
    <style:style style:name="Tabelle1.A450" style:family="table-cell">
      <style:table-cell-properties fo:padding="0cm" fo:border="none"/>
    </style:style>
    <style:style style:name="Tabelle1.B450" style:family="table-cell">
      <style:table-cell-properties fo:padding="0cm" fo:border="none"/>
    </style:style>
    <style:style style:name="Tabelle1.A451" style:family="table-cell">
      <style:table-cell-properties fo:padding="0cm" fo:border="none"/>
    </style:style>
    <style:style style:name="Tabelle1.B451" style:family="table-cell">
      <style:table-cell-properties fo:padding="0cm" fo:border="none"/>
    </style:style>
    <style:style style:name="Tabelle1.A452" style:family="table-cell">
      <style:table-cell-properties fo:padding="0cm" fo:border="none"/>
    </style:style>
    <style:style style:name="Tabelle1.B452" style:family="table-cell">
      <style:table-cell-properties fo:padding="0cm" fo:border="none"/>
    </style:style>
    <style:style style:name="Tabelle1.A453" style:family="table-cell">
      <style:table-cell-properties fo:padding="0cm" fo:border="none"/>
    </style:style>
    <style:style style:name="Tabelle1.B453" style:family="table-cell">
      <style:table-cell-properties fo:padding="0cm" fo:border="none"/>
    </style:style>
    <style:style style:name="Tabelle1.A454" style:family="table-cell">
      <style:table-cell-properties fo:padding="0cm" fo:border="none"/>
    </style:style>
    <style:style style:name="Tabelle1.B454" style:family="table-cell">
      <style:table-cell-properties fo:padding="0cm" fo:border="none"/>
    </style:style>
    <style:style style:name="Tabelle1.A455" style:family="table-cell">
      <style:table-cell-properties fo:padding="0cm" fo:border="none"/>
    </style:style>
    <style:style style:name="Tabelle1.B455" style:family="table-cell">
      <style:table-cell-properties fo:padding="0cm" fo:border="none"/>
    </style:style>
    <style:style style:name="Tabelle1.A456" style:family="table-cell">
      <style:table-cell-properties fo:padding="0cm" fo:border="none"/>
    </style:style>
    <style:style style:name="Tabelle1.B456" style:family="table-cell">
      <style:table-cell-properties fo:padding="0cm" fo:border="none"/>
    </style:style>
    <style:style style:name="Tabelle1.A457" style:family="table-cell">
      <style:table-cell-properties fo:padding="0cm" fo:border="none"/>
    </style:style>
    <style:style style:name="Tabelle1.B457" style:family="table-cell">
      <style:table-cell-properties fo:padding="0cm" fo:border="none"/>
    </style:style>
    <style:style style:name="Tabelle1.A458" style:family="table-cell">
      <style:table-cell-properties fo:padding="0cm" fo:border="none"/>
    </style:style>
    <style:style style:name="Tabelle1.B458" style:family="table-cell">
      <style:table-cell-properties fo:padding="0cm" fo:border="none"/>
    </style:style>
    <style:style style:name="Tabelle1.A459" style:family="table-cell">
      <style:table-cell-properties fo:padding="0cm" fo:border="none"/>
    </style:style>
    <style:style style:name="Tabelle1.B459" style:family="table-cell">
      <style:table-cell-properties fo:padding="0cm" fo:border="none"/>
    </style:style>
    <style:style style:name="Tabelle1.A460" style:family="table-cell">
      <style:table-cell-properties fo:padding="0cm" fo:border="none"/>
    </style:style>
    <style:style style:name="Tabelle1.B460" style:family="table-cell">
      <style:table-cell-properties fo:padding="0cm" fo:border="none"/>
    </style:style>
    <style:style style:name="Tabelle1.A461" style:family="table-cell">
      <style:table-cell-properties fo:padding="0cm" fo:border="none"/>
    </style:style>
    <style:style style:name="Tabelle1.B461" style:family="table-cell">
      <style:table-cell-properties fo:padding="0cm" fo:border="none"/>
    </style:style>
    <style:style style:name="Tabelle1.A462" style:family="table-cell">
      <style:table-cell-properties fo:padding="0cm" fo:border="none"/>
    </style:style>
    <style:style style:name="Tabelle1.B462" style:family="table-cell">
      <style:table-cell-properties fo:padding="0cm" fo:border="none"/>
    </style:style>
    <style:style style:name="Tabelle1.A463" style:family="table-cell">
      <style:table-cell-properties fo:padding="0cm" fo:border="none"/>
    </style:style>
    <style:style style:name="Tabelle1.B463" style:family="table-cell">
      <style:table-cell-properties fo:padding="0cm" fo:border="none"/>
    </style:style>
    <style:style style:name="Tabelle1.A464" style:family="table-cell">
      <style:table-cell-properties fo:padding="0cm" fo:border="none"/>
    </style:style>
    <style:style style:name="Tabelle1.B464" style:family="table-cell">
      <style:table-cell-properties fo:padding="0cm" fo:border="none"/>
    </style:style>
    <style:style style:name="Tabelle1.A465" style:family="table-cell">
      <style:table-cell-properties fo:padding="0cm" fo:border="none"/>
    </style:style>
    <style:style style:name="Tabelle1.B465" style:family="table-cell">
      <style:table-cell-properties fo:padding="0cm" fo:border="none"/>
    </style:style>
    <style:style style:name="Tabelle1.A466" style:family="table-cell">
      <style:table-cell-properties fo:padding="0cm" fo:border="none"/>
    </style:style>
    <style:style style:name="Tabelle1.B466" style:family="table-cell">
      <style:table-cell-properties fo:padding="0cm" fo:border="none"/>
    </style:style>
    <style:style style:name="Tabelle1.A467" style:family="table-cell">
      <style:table-cell-properties fo:padding="0cm" fo:border="none"/>
    </style:style>
    <style:style style:name="Tabelle1.B467" style:family="table-cell">
      <style:table-cell-properties fo:padding="0cm" fo:border="none"/>
    </style:style>
    <style:style style:name="Tabelle1.A468" style:family="table-cell">
      <style:table-cell-properties fo:padding="0cm" fo:border="none"/>
    </style:style>
    <style:style style:name="Tabelle1.B468" style:family="table-cell">
      <style:table-cell-properties fo:padding="0cm" fo:border="none"/>
    </style:style>
    <style:style style:name="Tabelle1.A469" style:family="table-cell">
      <style:table-cell-properties fo:padding="0cm" fo:border="none"/>
    </style:style>
    <style:style style:name="Tabelle1.B469" style:family="table-cell">
      <style:table-cell-properties fo:padding="0cm" fo:border="none"/>
    </style:style>
    <style:style style:name="Tabelle1.A470" style:family="table-cell">
      <style:table-cell-properties fo:padding="0cm" fo:border="none"/>
    </style:style>
    <style:style style:name="Tabelle1.B470" style:family="table-cell">
      <style:table-cell-properties fo:padding="0cm" fo:border="none"/>
    </style:style>
    <style:style style:name="Tabelle1.A471" style:family="table-cell">
      <style:table-cell-properties fo:padding="0cm" fo:border="none"/>
    </style:style>
    <style:style style:name="Tabelle1.B471" style:family="table-cell">
      <style:table-cell-properties fo:padding="0cm" fo:border="none"/>
    </style:style>
    <style:style style:name="Tabelle1.A472" style:family="table-cell">
      <style:table-cell-properties fo:padding="0cm" fo:border="none"/>
    </style:style>
    <style:style style:name="Tabelle1.B472" style:family="table-cell">
      <style:table-cell-properties fo:padding="0cm" fo:border="none"/>
    </style:style>
    <style:style style:name="Tabelle1.A473" style:family="table-cell">
      <style:table-cell-properties fo:padding="0cm" fo:border="none"/>
    </style:style>
    <style:style style:name="Tabelle1.B473" style:family="table-cell">
      <style:table-cell-properties fo:padding="0cm" fo:border="none"/>
    </style:style>
    <style:style style:name="Tabelle1.A474" style:family="table-cell">
      <style:table-cell-properties fo:padding="0cm" fo:border="none"/>
    </style:style>
    <style:style style:name="Tabelle1.B474" style:family="table-cell">
      <style:table-cell-properties fo:padding="0cm" fo:border="none"/>
    </style:style>
    <style:style style:name="Tabelle1.A475" style:family="table-cell">
      <style:table-cell-properties fo:padding="0cm" fo:border="none"/>
    </style:style>
    <style:style style:name="Tabelle1.B475" style:family="table-cell">
      <style:table-cell-properties fo:padding="0cm" fo:border="none"/>
    </style:style>
    <style:style style:name="Tabelle1.A476" style:family="table-cell">
      <style:table-cell-properties fo:padding="0cm" fo:border="none"/>
    </style:style>
    <style:style style:name="Tabelle1.B476" style:family="table-cell">
      <style:table-cell-properties fo:padding="0cm" fo:border="none"/>
    </style:style>
    <style:style style:name="Tabelle1.A477" style:family="table-cell">
      <style:table-cell-properties fo:padding="0cm" fo:border="none"/>
    </style:style>
    <style:style style:name="Tabelle1.B477" style:family="table-cell">
      <style:table-cell-properties fo:padding="0cm" fo:border="none"/>
    </style:style>
    <style:style style:name="Tabelle1.A478" style:family="table-cell">
      <style:table-cell-properties fo:padding="0cm" fo:border="none"/>
    </style:style>
    <style:style style:name="Tabelle1.B478" style:family="table-cell">
      <style:table-cell-properties fo:padding="0cm" fo:border="none"/>
    </style:style>
    <style:style style:name="Tabelle1.A479" style:family="table-cell">
      <style:table-cell-properties fo:padding="0cm" fo:border="none"/>
    </style:style>
    <style:style style:name="Tabelle1.B479" style:family="table-cell">
      <style:table-cell-properties fo:padding="0cm" fo:border="none"/>
    </style:style>
    <style:style style:name="Tabelle1.A480" style:family="table-cell">
      <style:table-cell-properties fo:padding="0cm" fo:border="none"/>
    </style:style>
    <style:style style:name="Tabelle1.B480" style:family="table-cell">
      <style:table-cell-properties fo:padding="0cm" fo:border="none"/>
    </style:style>
    <style:style style:name="Tabelle1.A481" style:family="table-cell">
      <style:table-cell-properties fo:padding="0cm" fo:border="none"/>
    </style:style>
    <style:style style:name="Tabelle1.B481" style:family="table-cell">
      <style:table-cell-properties fo:padding="0cm" fo:border="none"/>
    </style:style>
    <style:style style:name="Tabelle1.A482" style:family="table-cell">
      <style:table-cell-properties fo:padding="0cm" fo:border="none"/>
    </style:style>
    <style:style style:name="Tabelle1.B482" style:family="table-cell">
      <style:table-cell-properties fo:padding="0cm" fo:border="none"/>
    </style:style>
    <style:style style:name="Tabelle1.A483" style:family="table-cell">
      <style:table-cell-properties fo:padding="0cm" fo:border="none"/>
    </style:style>
    <style:style style:name="Tabelle1.B483" style:family="table-cell">
      <style:table-cell-properties fo:padding="0cm" fo:border="none"/>
    </style:style>
    <style:style style:name="Tabelle1.A484" style:family="table-cell">
      <style:table-cell-properties fo:padding="0cm" fo:border="none"/>
    </style:style>
    <style:style style:name="Tabelle1.B484" style:family="table-cell">
      <style:table-cell-properties fo:padding="0cm" fo:border="none"/>
    </style:style>
    <style:style style:name="Tabelle1.A485" style:family="table-cell">
      <style:table-cell-properties fo:padding="0cm" fo:border="none"/>
    </style:style>
    <style:style style:name="Tabelle1.B485" style:family="table-cell">
      <style:table-cell-properties fo:padding="0cm" fo:border="none"/>
    </style:style>
    <style:style style:name="Tabelle1.A486" style:family="table-cell">
      <style:table-cell-properties fo:padding="0cm" fo:border="none"/>
    </style:style>
    <style:style style:name="Tabelle1.B486" style:family="table-cell">
      <style:table-cell-properties fo:padding="0cm" fo:border="none"/>
    </style:style>
    <style:style style:name="Tabelle1.A487" style:family="table-cell">
      <style:table-cell-properties fo:padding="0cm" fo:border="none"/>
    </style:style>
    <style:style style:name="Tabelle1.B487" style:family="table-cell">
      <style:table-cell-properties fo:padding="0cm" fo:border="none"/>
    </style:style>
    <style:style style:name="Tabelle1.A488" style:family="table-cell">
      <style:table-cell-properties fo:padding="0cm" fo:border="none"/>
    </style:style>
    <style:style style:name="Tabelle1.B488" style:family="table-cell">
      <style:table-cell-properties fo:padding="0cm" fo:border="none"/>
    </style:style>
    <style:style style:name="Tabelle1.A489" style:family="table-cell">
      <style:table-cell-properties fo:padding="0cm" fo:border="none"/>
    </style:style>
    <style:style style:name="Tabelle1.B489" style:family="table-cell">
      <style:table-cell-properties fo:padding="0cm" fo:border="none"/>
    </style:style>
    <style:style style:name="Tabelle1.A490" style:family="table-cell">
      <style:table-cell-properties fo:padding="0cm" fo:border="none"/>
    </style:style>
    <style:style style:name="Tabelle1.B490" style:family="table-cell">
      <style:table-cell-properties fo:padding="0cm" fo:border="none"/>
    </style:style>
    <style:style style:name="Tabelle1.A491" style:family="table-cell">
      <style:table-cell-properties fo:padding="0cm" fo:border="none"/>
    </style:style>
    <style:style style:name="Tabelle1.B491" style:family="table-cell">
      <style:table-cell-properties fo:padding="0cm" fo:border="none"/>
    </style:style>
    <style:style style:name="Tabelle1.A492" style:family="table-cell">
      <style:table-cell-properties fo:padding="0cm" fo:border="none"/>
    </style:style>
    <style:style style:name="Tabelle1.B492" style:family="table-cell">
      <style:table-cell-properties fo:padding="0cm" fo:border="none"/>
    </style:style>
    <style:style style:name="Tabelle1.A493" style:family="table-cell">
      <style:table-cell-properties fo:padding="0cm" fo:border="none"/>
    </style:style>
    <style:style style:name="Tabelle1.B493" style:family="table-cell">
      <style:table-cell-properties fo:padding="0cm" fo:border="none"/>
    </style:style>
    <style:style style:name="Tabelle1.A494" style:family="table-cell">
      <style:table-cell-properties fo:padding="0cm" fo:border="none"/>
    </style:style>
    <style:style style:name="Tabelle1.B494" style:family="table-cell">
      <style:table-cell-properties fo:padding="0cm" fo:border="none"/>
    </style:style>
    <style:style style:name="Tabelle1.A495" style:family="table-cell">
      <style:table-cell-properties fo:padding="0cm" fo:border="none"/>
    </style:style>
    <style:style style:name="Tabelle1.B495" style:family="table-cell">
      <style:table-cell-properties fo:padding="0cm" fo:border="none"/>
    </style:style>
    <style:style style:name="Tabelle1.A496" style:family="table-cell">
      <style:table-cell-properties fo:padding="0cm" fo:border="none"/>
    </style:style>
    <style:style style:name="Tabelle1.B496" style:family="table-cell">
      <style:table-cell-properties fo:padding="0cm" fo:border="none"/>
    </style:style>
    <style:style style:name="Tabelle1.A497" style:family="table-cell">
      <style:table-cell-properties fo:padding="0cm" fo:border="none"/>
    </style:style>
    <style:style style:name="Tabelle1.B497" style:family="table-cell">
      <style:table-cell-properties fo:padding="0cm" fo:border="none"/>
    </style:style>
    <style:style style:name="Tabelle1.A498" style:family="table-cell">
      <style:table-cell-properties fo:padding="0cm" fo:border="none"/>
    </style:style>
    <style:style style:name="Tabelle1.B498" style:family="table-cell">
      <style:table-cell-properties fo:padding="0cm" fo:border="none"/>
    </style:style>
    <style:style style:name="Tabelle1.A499" style:family="table-cell">
      <style:table-cell-properties fo:padding="0cm" fo:border="none"/>
    </style:style>
    <style:style style:name="Tabelle1.B499" style:family="table-cell">
      <style:table-cell-properties fo:padding="0cm" fo:border="none"/>
    </style:style>
    <style:style style:name="Tabelle1.A500" style:family="table-cell">
      <style:table-cell-properties fo:padding="0cm" fo:border="none"/>
    </style:style>
    <style:style style:name="Tabelle1.B500" style:family="table-cell">
      <style:table-cell-properties fo:padding="0cm" fo:border="none"/>
    </style:style>
    <style:style style:name="Tabelle1.A501" style:family="table-cell">
      <style:table-cell-properties fo:padding="0cm" fo:border="none"/>
    </style:style>
    <style:style style:name="Tabelle1.B501" style:family="table-cell">
      <style:table-cell-properties fo:padding="0cm" fo:border="none"/>
    </style:style>
    <style:style style:name="Tabelle1.A502" style:family="table-cell">
      <style:table-cell-properties fo:padding="0cm" fo:border="none"/>
    </style:style>
    <style:style style:name="Tabelle1.B502" style:family="table-cell">
      <style:table-cell-properties fo:padding="0cm" fo:border="none"/>
    </style:style>
    <style:style style:name="Tabelle1.A503" style:family="table-cell">
      <style:table-cell-properties fo:padding="0cm" fo:border="none"/>
    </style:style>
    <style:style style:name="Tabelle1.B503" style:family="table-cell">
      <style:table-cell-properties fo:padding="0cm" fo:border="none"/>
    </style:style>
    <style:style style:name="Tabelle1.A504" style:family="table-cell">
      <style:table-cell-properties fo:padding="0cm" fo:border="none"/>
    </style:style>
    <style:style style:name="Tabelle1.B504" style:family="table-cell">
      <style:table-cell-properties fo:padding="0cm" fo:border="none"/>
    </style:style>
    <style:style style:name="Tabelle1.A505" style:family="table-cell">
      <style:table-cell-properties fo:padding="0cm" fo:border="none"/>
    </style:style>
    <style:style style:name="Tabelle1.B505" style:family="table-cell">
      <style:table-cell-properties fo:padding="0cm" fo:border="none"/>
    </style:style>
    <style:style style:name="Tabelle1.A506" style:family="table-cell">
      <style:table-cell-properties fo:padding="0cm" fo:border="none"/>
    </style:style>
    <style:style style:name="Tabelle1.B506" style:family="table-cell">
      <style:table-cell-properties fo:padding="0cm" fo:border="none"/>
    </style:style>
    <style:style style:name="Tabelle1.A507" style:family="table-cell">
      <style:table-cell-properties fo:padding="0cm" fo:border="none"/>
    </style:style>
    <style:style style:name="Tabelle1.B507" style:family="table-cell">
      <style:table-cell-properties fo:padding="0cm" fo:border="none"/>
    </style:style>
    <style:style style:name="Tabelle1.A508" style:family="table-cell">
      <style:table-cell-properties fo:padding="0cm" fo:border="none"/>
    </style:style>
    <style:style style:name="Tabelle1.B508" style:family="table-cell">
      <style:table-cell-properties fo:padding="0cm" fo:border="none"/>
    </style:style>
    <style:style style:name="Tabelle1.A509" style:family="table-cell">
      <style:table-cell-properties fo:padding="0cm" fo:border="none"/>
    </style:style>
    <style:style style:name="Tabelle1.B509" style:family="table-cell">
      <style:table-cell-properties fo:padding="0cm" fo:border="none"/>
    </style:style>
    <style:style style:name="Tabelle1.A510" style:family="table-cell">
      <style:table-cell-properties fo:padding="0cm" fo:border="none"/>
    </style:style>
    <style:style style:name="Tabelle1.B510" style:family="table-cell">
      <style:table-cell-properties fo:padding="0cm" fo:border="none"/>
    </style:style>
    <style:style style:name="Tabelle1.A511" style:family="table-cell">
      <style:table-cell-properties fo:padding="0cm" fo:border="none"/>
    </style:style>
    <style:style style:name="Tabelle1.B511" style:family="table-cell">
      <style:table-cell-properties fo:padding="0cm" fo:border="none"/>
    </style:style>
    <style:style style:name="Tabelle1.A512" style:family="table-cell">
      <style:table-cell-properties fo:padding="0cm" fo:border="none"/>
    </style:style>
    <style:style style:name="Tabelle1.B512" style:family="table-cell">
      <style:table-cell-properties fo:padding="0cm" fo:border="none"/>
    </style:style>
    <style:style style:name="Tabelle1.A513" style:family="table-cell">
      <style:table-cell-properties fo:padding="0cm" fo:border="none"/>
    </style:style>
    <style:style style:name="Tabelle1.B513" style:family="table-cell">
      <style:table-cell-properties fo:padding="0cm" fo:border="none"/>
    </style:style>
    <style:style style:name="Tabelle1.A514" style:family="table-cell">
      <style:table-cell-properties fo:padding="0cm" fo:border="none"/>
    </style:style>
    <style:style style:name="Tabelle1.B514" style:family="table-cell">
      <style:table-cell-properties fo:padding="0cm" fo:border="none"/>
    </style:style>
    <style:style style:name="Tabelle1.A515" style:family="table-cell">
      <style:table-cell-properties fo:padding="0cm" fo:border="none"/>
    </style:style>
    <style:style style:name="Tabelle1.B515" style:family="table-cell">
      <style:table-cell-properties fo:padding="0cm" fo:border="none"/>
    </style:style>
    <style:style style:name="Tabelle1.A516" style:family="table-cell">
      <style:table-cell-properties fo:padding="0cm" fo:border="none"/>
    </style:style>
    <style:style style:name="Tabelle1.B516" style:family="table-cell">
      <style:table-cell-properties fo:padding="0cm" fo:border="none"/>
    </style:style>
    <style:style style:name="Tabelle1.A517" style:family="table-cell">
      <style:table-cell-properties fo:padding="0cm" fo:border="none"/>
    </style:style>
    <style:style style:name="Tabelle1.B517" style:family="table-cell">
      <style:table-cell-properties fo:padding="0cm" fo:border="none"/>
    </style:style>
    <style:style style:name="Tabelle1.A518" style:family="table-cell">
      <style:table-cell-properties fo:padding="0cm" fo:border="none"/>
    </style:style>
    <style:style style:name="Tabelle1.B518" style:family="table-cell">
      <style:table-cell-properties fo:padding="0cm" fo:border="none"/>
    </style:style>
    <style:style style:name="Tabelle1.A519" style:family="table-cell">
      <style:table-cell-properties fo:padding="0cm" fo:border="none"/>
    </style:style>
    <style:style style:name="Tabelle1.B519" style:family="table-cell">
      <style:table-cell-properties fo:padding="0cm" fo:border="none"/>
    </style:style>
    <style:style style:name="Tabelle1.A520" style:family="table-cell">
      <style:table-cell-properties fo:padding="0cm" fo:border="none"/>
    </style:style>
    <style:style style:name="Tabelle1.B520" style:family="table-cell">
      <style:table-cell-properties fo:padding="0cm" fo:border="none"/>
    </style:style>
    <style:style style:name="Tabelle1.A521" style:family="table-cell">
      <style:table-cell-properties fo:padding="0cm" fo:border="none"/>
    </style:style>
    <style:style style:name="Tabelle1.B521" style:family="table-cell">
      <style:table-cell-properties fo:padding="0cm" fo:border="none"/>
    </style:style>
    <style:style style:name="Tabelle1.A522" style:family="table-cell">
      <style:table-cell-properties fo:padding="0cm" fo:border="none"/>
    </style:style>
    <style:style style:name="Tabelle1.B522" style:family="table-cell">
      <style:table-cell-properties fo:padding="0cm" fo:border="none"/>
    </style:style>
    <style:style style:name="Tabelle1.A523" style:family="table-cell">
      <style:table-cell-properties fo:padding="0cm" fo:border="none"/>
    </style:style>
    <style:style style:name="Tabelle1.B523" style:family="table-cell">
      <style:table-cell-properties fo:padding="0cm" fo:border="none"/>
    </style:style>
    <style:style style:name="Tabelle1.A524" style:family="table-cell">
      <style:table-cell-properties fo:padding="0cm" fo:border="none"/>
    </style:style>
    <style:style style:name="Tabelle1.B524" style:family="table-cell">
      <style:table-cell-properties fo:padding="0cm" fo:border="none"/>
    </style:style>
    <style:style style:name="Tabelle1.A525" style:family="table-cell">
      <style:table-cell-properties fo:padding="0cm" fo:border="none"/>
    </style:style>
    <style:style style:name="Tabelle1.B525" style:family="table-cell">
      <style:table-cell-properties fo:padding="0cm" fo:border="none"/>
    </style:style>
    <style:style style:name="Tabelle1.A526" style:family="table-cell">
      <style:table-cell-properties fo:padding="0cm" fo:border="none"/>
    </style:style>
    <style:style style:name="Tabelle1.B526" style:family="table-cell">
      <style:table-cell-properties fo:padding="0cm" fo:border="none"/>
    </style:style>
    <style:style style:name="Tabelle1.A527" style:family="table-cell">
      <style:table-cell-properties fo:padding="0cm" fo:border="none"/>
    </style:style>
    <style:style style:name="Tabelle1.B527" style:family="table-cell">
      <style:table-cell-properties fo:padding="0cm" fo:border="none"/>
    </style:style>
    <style:style style:name="Tabelle1.A528" style:family="table-cell">
      <style:table-cell-properties fo:padding="0cm" fo:border="none"/>
    </style:style>
    <style:style style:name="Tabelle1.B528" style:family="table-cell">
      <style:table-cell-properties fo:padding="0cm" fo:border="none"/>
    </style:style>
    <style:style style:name="Tabelle1.A529" style:family="table-cell">
      <style:table-cell-properties fo:padding="0cm" fo:border="none"/>
    </style:style>
    <style:style style:name="Tabelle1.B529" style:family="table-cell">
      <style:table-cell-properties fo:padding="0cm" fo:border="none"/>
    </style:style>
    <style:style style:name="Tabelle1.A530" style:family="table-cell">
      <style:table-cell-properties fo:padding="0cm" fo:border="none"/>
    </style:style>
    <style:style style:name="Tabelle1.B530" style:family="table-cell">
      <style:table-cell-properties fo:padding="0cm" fo:border="none"/>
    </style:style>
    <style:style style:name="Tabelle1.A531" style:family="table-cell">
      <style:table-cell-properties fo:padding="0cm" fo:border="none"/>
    </style:style>
    <style:style style:name="Tabelle1.B531" style:family="table-cell">
      <style:table-cell-properties fo:padding="0cm" fo:border="none"/>
    </style:style>
    <style:style style:name="Tabelle1.A532" style:family="table-cell">
      <style:table-cell-properties fo:padding="0cm" fo:border="none"/>
    </style:style>
    <style:style style:name="Tabelle1.B532" style:family="table-cell">
      <style:table-cell-properties fo:padding="0cm" fo:border="none"/>
    </style:style>
    <style:style style:name="Tabelle1.A533" style:family="table-cell">
      <style:table-cell-properties fo:padding="0cm" fo:border="none"/>
    </style:style>
    <style:style style:name="Tabelle1.B533" style:family="table-cell">
      <style:table-cell-properties fo:padding="0cm" fo:border="none"/>
    </style:style>
    <style:style style:name="Tabelle1.A534" style:family="table-cell">
      <style:table-cell-properties fo:padding="0cm" fo:border="none"/>
    </style:style>
    <style:style style:name="Tabelle1.B534" style:family="table-cell">
      <style:table-cell-properties fo:padding="0cm" fo:border="none"/>
    </style:style>
    <style:style style:name="Tabelle1.A535" style:family="table-cell">
      <style:table-cell-properties fo:padding="0cm" fo:border="none"/>
    </style:style>
    <style:style style:name="Tabelle1.B535" style:family="table-cell">
      <style:table-cell-properties fo:padding="0cm" fo:border="none"/>
    </style:style>
    <style:style style:name="Tabelle1.A536" style:family="table-cell">
      <style:table-cell-properties fo:padding="0cm" fo:border="none"/>
    </style:style>
    <style:style style:name="Tabelle1.B536" style:family="table-cell">
      <style:table-cell-properties fo:padding="0cm" fo:border="none"/>
    </style:style>
    <style:style style:name="Tabelle1.A537" style:family="table-cell">
      <style:table-cell-properties fo:padding="0cm" fo:border="none"/>
    </style:style>
    <style:style style:name="Tabelle1.B537" style:family="table-cell">
      <style:table-cell-properties fo:padding="0cm" fo:border="none"/>
    </style:style>
    <style:style style:name="Tabelle1.A538" style:family="table-cell">
      <style:table-cell-properties fo:padding="0cm" fo:border="none"/>
    </style:style>
    <style:style style:name="Tabelle1.B538" style:family="table-cell">
      <style:table-cell-properties fo:padding="0cm" fo:border="none"/>
    </style:style>
    <style:style style:name="Tabelle1.A539" style:family="table-cell">
      <style:table-cell-properties fo:padding="0cm" fo:border="none"/>
    </style:style>
    <style:style style:name="Tabelle1.B539" style:family="table-cell">
      <style:table-cell-properties fo:padding="0cm" fo:border="none"/>
    </style:style>
    <style:style style:name="Tabelle1.A540" style:family="table-cell">
      <style:table-cell-properties fo:padding="0cm" fo:border="none"/>
    </style:style>
    <style:style style:name="Tabelle1.B540" style:family="table-cell">
      <style:table-cell-properties fo:padding="0cm" fo:border="none"/>
    </style:style>
    <style:style style:name="Tabelle1.A541" style:family="table-cell">
      <style:table-cell-properties fo:padding="0cm" fo:border="none"/>
    </style:style>
    <style:style style:name="Tabelle1.B54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2b8102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style="italic" officeooo:paragraph-rsid="002b8102" style:font-style-asian="italic" style:font-style-complex="italic"/>
    </style:style>
    <style:style style:name="P5" style:family="paragraph" style:parent-style-name="Table_20_Contents">
      <style:text-properties officeooo:rsid="00284363" officeooo:paragraph-rsid="00284363"/>
    </style:style>
    <style:style style:name="P6" style:family="paragraph" style:parent-style-name="Table_20_Contents">
      <style:text-properties officeooo:rsid="00294564" officeooo:paragraph-rsid="00294564"/>
    </style:style>
    <style:style style:name="P7" style:family="paragraph" style:parent-style-name="Table_20_Contents">
      <style:text-properties officeooo:paragraph-rsid="002b8102"/>
    </style:style>
    <style:style style:name="P8" style:family="paragraph" style:parent-style-name="Table_20_Heading">
      <style:text-properties officeooo:paragraph-rsid="002b8102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officeooo:paragraph-rsid="00277bd9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officeooo:rsid="00294564" officeooo:paragraph-rsid="00294564"/>
    </style:style>
    <style:style style:name="P11" style:family="paragraph" style:parent-style-name="Text_20_body">
      <style:text-properties officeooo:rsid="002ac906" officeooo:paragraph-rsid="002ac906"/>
    </style:style>
    <style:style style:name="P12" style:family="paragraph" style:parent-style-name="Text_20_body">
      <style:text-properties officeooo:paragraph-rsid="002b8102"/>
    </style:style>
    <style:style style:name="P13" style:family="paragraph" style:parent-style-name="Text_20_body">
      <style:text-properties officeooo:paragraph-rsid="002cf00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small-caps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officeooo:rsid="00277bd9"/>
    </style:style>
    <style:style style:name="T7" style:family="text">
      <style:text-properties fo:font-size="10pt"/>
    </style:style>
    <style:style style:name="T8" style:family="text">
      <style:text-properties officeooo:rsid="00294564"/>
    </style:style>
    <style:style style:name="T9" style:family="text">
      <style:text-properties officeooo:rsid="002b8102"/>
    </style:style>
    <style:style style:name="T10" style:family="text">
      <style:text-properties officeooo:rsid="002cf004"/>
    </style:style>
    <style:style style:name="T11" style:family="text">
      <style:text-properties officeooo:rsid="002ea976"/>
    </style:style>
    <style:style style:name="T12" style:family="text">
      <style:text-properties officeooo:rsid="002ec7b6"/>
    </style:style>
    <style:style style:name="Sect1" style:family="section">
      <style:section-properties text:dont-balance-text-columns="false" style:editable="false">
        <style:columns fo:column-count="4" fo:column-gap="0.198cm">
          <style:column style:rel-width="16383*" fo:start-indent="0cm" fo:end-indent="0.099cm"/>
          <style:column style:rel-width="16383*" fo:start-indent="0.099cm" fo:end-indent="0.099cm"/>
          <style:column style:rel-width="16383*" fo:start-indent="0.099cm" fo:end-indent="0.099cm"/>
          <style:column style:rel-width="16386*" fo:start-indent="0.099cm" fo:end-indent="0cm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Volltextsuche „staunen“ aus Grimm-Wörterbuch (27. Nebelmonat (November) 2022)</text:h>
      <text:p text:style-name="Text_20_body">Liste <text:span text:style-name="T8">leicht </text:span>überarbeitet (es könn<text:span text:style-name="T6">t</text:span>en auch Wörter enthalten sein, die nichts mit der Abfrage <text:span text:style-name="T1">staunen</text:span> zu tun haben)<text:span text:style-name="T6">:</text:span></text:p>
      <text:list xml:id="list919229796" text:style-name="L2">
        <text:list-item>
          <text:p text:style-name="P9"><text:span text:style-name="T6">viele „be“ Fundstellen entfernt</text:span></text:p>
        </text:list-item>
        <text:list-item>
          <text:p text:style-name="P10"><text:span text:style-name="T10">wenige</text:span> <text:span text:style-name="T10">themenfremde </text:span>Wörter entfernt (<text:span text:style-name="T10">nicht voll umfänglich durchgesehen</text:span>)</text:p>
        </text:list-item>
      </text:list>
      <text:p text:style-name="Text_20_body"><text:span text:style-name="T1">Schottel (1663)</text:span> ist Justus Georg Schottels Riesenwerk über „<text:span text:style-name="T1">Ausführliche Arbeit Von der Teutschen HaubtSprache …</text:span>“; Bücher 1-2: <text:a xlink:type="simple" xlink:href="https://mdz-nbn-resolving.de/urn:nbn:de:bvb:12-bsb11346534-1" text:style-name="Internet_20_link" text:visited-style-name="Visited_20_Internet_20_Link"><text:span text:style-name="Definition">https://mdz-nbn-resolving.de/urn:nbn:de:bvb:12-bsb11346534-1</text:span></text:a>; Bücher 3-5: <text:a xlink:type="simple" xlink:href="https://mdz-nbn-resolving.de/urn:nbn:de:bvb:12-bsb11346535-6" text:style-name="Internet_20_link" text:visited-style-name="Visited_20_Internet_20_Link"><text:span text:style-name="Definition">https://mdz-nbn-resolving.de/urn:nbn:de:bvb:12-bsb11346535-6</text:span></text:a></text:p>
      <text:p text:style-name="P13"><text:span text:style-name="Definition">Siehe auch das </text:span><text:a xlink:type="simple" xlink:href="#sec-GRIMM_Abkuerzungen" text:style-name="Internet_20_link" text:visited-style-name="Visited_20_Internet_20_Link"><text:span text:style-name="Definition">Abkürzungsverzeichnis</text:span></text:a><text:span text:style-name="Definition">.</text:span></text:p>
      <text:p text:style-name="Text_20_body">Man beachte die Formatierungen der Fundstellen im DWB1: <text:span text:style-name="T1">schräge Schrift</text:span> deutet meistens auf Erklärungen, Beschreibungen der GRIMMs selbst, während nicht-schräge (aufrechte Schrift) entweder ein Lemma (Wort im Wörterbuch) <text:span text:style-name="T11">ist</text:span>, oder meistens Beispiele aus Literatur sind (Textstellen zitierter Literatur oft auch Quellenangabe, Gedichtzeilentext u.ä.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Wort</text:p>
            </table:table-cell>
            <table:table-cell table:style-name="Table1.A1" office:value-type="string">
              <text:p text:style-name="Table_20_Heading">Grammatik<text:line-break/>(<text:span text:style-name="T1">Grimm</text:span>)</text:p>
            </table:table-cell>
            <table:table-cell table:style-name="Table1.A1" office:value-type="string">
              <text:p text:style-name="Table_20_Heading">Sprachkunst, Sprachlehre<text:line-break/>(s. a. <text:span text:style-name="T1">Schottel 1663</text:span>)</text:p>
            </table:table-cell>
            <table:table-cell table:style-name="Table1.A1" office:value-type="string">
              <text:p text:style-name="Table_20_Heading">Fundstelle (gekürzt)</text:p>
            </table:table-cell>
            <table:table-cell table:style-name="Table1.A1" office:value-type="string">
              <text:p text:style-name="Table_20_Heading">Haupteintrag</text:p>
            </table:table-cell>
            <table:table-cell table:style-name="Table1.A1" office:value-type="string">
              <text:p text:style-name="Table_20_Heading">Verknüpfung Textstelle</text:p>
            </table:table-cell>
          </table:table-row>
        </table:table-header-rows>
        <table:table-row>
          <table:table-cell table:style-name="Table1.A2" office:value-type="string">
            <text:p text:style-name="Table_20_Contents">ah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  <table:table-cell table:style-name="Table1.D2" office:value-type="string">
            <text:p text:style-name="Table_20_Contents">»ah, <text:span text:style-name="T1">ein gemildertes</text:span> ach, <text:span text:style-name="T1">nicht mehr für den schmerz, nur für freude und</text:span> <text:span text:style-name="T2">staunen</text:span> <text:span text:style-name="T1">geltend, vielleicht oft dem franz.</text:span> ah <text:span text:style-name="T1">nachgeahmt, denn wo wir</text:span> ah <text:span text:style-name="T1">brauchen, dürfte auch</text:span> ach <text:span text:style-name="T1">stehn, verwöhnten ohren nur gemeiner</text:span>«</text:p>
          </table:table-cell>
          <table:table-cell table:style-name="Table1.E2" office:value-type="string">
            <text:p text:style-name="Table_20_Contents"><text:a xlink:type="simple" xlink:href="https://woerterbuchnetz.de/?sigle=DWB&amp;lemid=A02226" text:style-name="Internet_20_link" text:visited-style-name="Visited_20_Internet_20_Link"><text:span text:style-name="Definition"><text:span text:style-name="T7">https://woerterbuchnetz.de/DWB/ah</text:span></text:span></text:a></text:p>
          </table:table-cell>
          <table:table-cell table:style-name="Table1.F2" office:value-type="string">
            <text:p text:style-name="Table_20_Contents"><text:a xlink:type="simple" xlink:href="https://woerterbuchnetz.de/?sigle=DWB&amp;lemid=A02226&amp;textid=170307" text:style-name="Internet_20_link" text:visited-style-name="Visited_20_Internet_20_Link"><text:span text:style-name="Definition"><text:span text:style-name="T7">https://woerterbuchnetz.de/?sigle=DWB&amp;lemid=A02226&amp;textid=170307</text:span></text:span></text:a></text:p>
          </table:table-cell>
        </table:table-row>
        <table:table-row>
          <table:table-cell table:style-name="Table1.A2" office:value-type="string">
            <text:p text:style-name="Table_20_Contents">au</text:p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Table_20_Contents">»… <text:span text:style-name="T1">welche consonanten auch nachfolgen mögen:</text:span> bau, sau, faul, gaul, maul, kaum, raum, schaum, daume, gaume, pflaume, braun, zaun, laune, raunen, <text:span text:style-name="T2">staunen,</text:span> auer, bauer, lauer, mauer, sauer, schauer, trauer, haube, taube, traube, klaube, auf, haufe, saufe, sauge, bauch, brauch, hauch, strauch, schlauch,«</text:p>
          </table:table-cell>
          <table:table-cell table:style-name="Table1.E3" office:value-type="string">
            <text:p text:style-name="Table_20_Contents"><text:a xlink:type="simple" xlink:href="https://woerterbuchnetz.de/?sigle=DWB&amp;lemid=A05982" text:style-name="Internet_20_link" text:visited-style-name="Visited_20_Internet_20_Link"><text:span text:style-name="Definition"><text:span text:style-name="T7">https://woerterbuchnetz.de/DWB/au</text:span></text:span></text:a></text:p>
          </table:table-cell>
          <table:table-cell table:style-name="Table1.F3" office:value-type="string">
            <text:p text:style-name="Table_20_Contents"><text:a xlink:type="simple" xlink:href="https://woerterbuchnetz.de/?sigle=DWB&amp;lemid=A05982&amp;textid=551839" text:style-name="Internet_20_link" text:visited-style-name="Visited_20_Internet_20_Link"><text:span text:style-name="Definition"><text:span text:style-name="T7">https://woerterbuchnetz.de/?sigle=DWB&amp;lemid=A05982&amp;textid=551839</text:span></text:span></text:a></text:p>
          </table:table-cell>
        </table:table-row>
        <table:table-row>
          <table:table-cell table:style-name="Table1.A2" office:value-type="string">
            <text:p text:style-name="Table_20_Contents">auferbauen</text:p>
          </table:table-cell>
          <table:table-cell table:style-name="Table1.B4" office:value-type="string">
            <text:p text:style-name="Standard"/>
          </table:table-cell>
          <table:table-cell table:style-name="Table1.C4" office:value-type="string">
            <text:p text:style-name="Standard"/>
          </table:table-cell>
          <table:table-cell table:style-name="Table1.D4" office:value-type="string">
            <text:p text:style-name="Table_20_Contents">»… <text:span text:style-name="T1">ihm volle anerkennung,</text:span> <text:span text:style-name="T3">Göthe</text:span> <text:span text:style-name="T1">hat ihm aber seinen stempel aufgedrückt:</text:span> wer gott vertraut ist schon auferbaut. 2, 227; wenn andre <text:span text:style-name="T2">staunen,</text:span> wenn verwirrt sie beben, da fühl ich mich von grund aus auferbaut. 4, 23; so wird der beste trank gebraut,«</text:p>
          </table:table-cell>
          <table:table-cell table:style-name="Table1.E4" office:value-type="string">
            <text:p text:style-name="Table_20_Contents"><text:a xlink:type="simple" xlink:href="https://woerterbuchnetz.de/?sigle=DWB&amp;lemid=A06188" text:style-name="Internet_20_link" text:visited-style-name="Visited_20_Internet_20_Link"><text:span text:style-name="Definition"><text:span text:style-name="T7">https://woerterbuchnetz.de/DWB/auferbauen</text:span></text:span></text:a></text:p>
          </table:table-cell>
          <table:table-cell table:style-name="Table1.F4" office:value-type="string">
            <text:p text:style-name="Table_20_Contents"><text:a xlink:type="simple" xlink:href="https://woerterbuchnetz.de/?sigle=DWB&amp;lemid=A06188&amp;textid=590082" text:style-name="Internet_20_link" text:visited-style-name="Visited_20_Internet_20_Link"><text:span text:style-name="Definition"><text:span text:style-name="T7">https://woerterbuchnetz.de/?sigle=DWB&amp;lemid=A06188&amp;textid=590082</text:span></text:span></text:a></text:p>
          </table:table-cell>
        </table:table-row>
        <table:table-row>
          <table:table-cell table:style-name="Table1.A2" office:value-type="string">
            <text:p text:style-name="Table_20_Contents">ausbrausen</text:p>
          </table:table-cell>
          <table:table-cell table:style-name="Table1.B5" office:value-type="string">
            <text:p text:style-name="Standard"/>
          </table:table-cell>
          <table:table-cell table:style-name="Table1.C5" office:value-type="string">
            <text:p text:style-name="Standard"/>
          </table:table-cell>
          <table:table-cell table:style-name="Table1.D5" office:value-type="string">
            <text:p text:style-name="Table_20_Contents">»… zeit, bis die gährung, wovon diese begebenheiten theils die ursache, theils die folge waren, ausgebrauset hatte. <text:span text:style-name="T3">Wieland</text:span> 8, 192; sie <text:span text:style-name="T2">staunen</text:span> Strephon? sehn sie denn nicht, dasz der mann ausgebraust, ausgelebt hat? <text:span text:style-name="T3">Lenz</text:span> 1, 243; laszt ihm nur seine wildheit, all«</text:p>
          </table:table-cell>
          <table:table-cell table:style-name="Table1.E5" office:value-type="string">
            <text:p text:style-name="Table_20_Contents"><text:a xlink:type="simple" xlink:href="https://woerterbuchnetz.de/?sigle=DWB&amp;lemid=A07815" text:style-name="Internet_20_link" text:visited-style-name="Visited_20_Internet_20_Link"><text:span text:style-name="Definition"><text:span text:style-name="T7">https://woerterbuchnetz.de/DWB/ausbrausen</text:span></text:span></text:a></text:p>
          </table:table-cell>
          <table:table-cell table:style-name="Table1.F5" office:value-type="string">
            <text:p text:style-name="Table_20_Contents"><text:a xlink:type="simple" xlink:href="https://woerterbuchnetz.de/?sigle=DWB&amp;lemid=A07815&amp;textid=772278" text:style-name="Internet_20_link" text:visited-style-name="Visited_20_Internet_20_Link"><text:span text:style-name="Definition"><text:span text:style-name="T7">https://woerterbuchnetz.de/?sigle=DWB&amp;lemid=A07815&amp;textid=772278</text:span></text:span></text:a></text:p>
          </table:table-cell>
        </table:table-row>
        <table:table-row>
          <table:table-cell table:style-name="Table1.A2" office:value-type="string">
            <text:p text:style-name="Table_20_Contents">be</text:p>
          </table:table-cell>
          <table:table-cell table:style-name="Table1.B6" office:value-type="string">
            <text:p text:style-name="Standard"/>
          </table:table-cell>
          <table:table-cell table:style-name="Table1.C6" office:value-type="string">
            <text:p text:style-name="Standard"/>
          </table:table-cell>
          <table:table-cell table:style-name="Table1.D6" office:value-type="string">
            <text:p text:style-name="Table_20_Contents">»be <text:span text:style-name="T2">staunen,</text:span> <text:span text:style-name="T1">s. theil</text:span> 1, 1659. <text:span text:style-name="T1">ungewöhnlicher:</text:span> dabei fanden sie an diesem kinde mehr herumzustaunen als an den schönsten obstbäumen <text:span text:style-name="T3">Zahn</text:span> <text:span text:style-name="T1">Luk.</text:span>«</text:p>
          </table:table-cell>
          <table:table-cell table:style-name="Table1.E6" office:value-type="string">
            <text:p text:style-name="Table_20_Contents"><text:a xlink:type="simple" xlink:href="https://woerterbuchnetz.de/?sigle=DWB&amp;lemid=S41743" text:style-name="Internet_20_link" text:visited-style-name="Visited_20_Internet_20_Link"><text:span text:style-name="Definition"><text:span text:style-name="T7">https://woerterbuchnetz.de/DWB/be</text:span></text:span></text:a></text:p>
          </table:table-cell>
          <table:table-cell table:style-name="Table1.F6" office:value-type="string">
            <text:p text:style-name="Table_20_Contents"><text:a xlink:type="simple" xlink:href="https://woerterbuchnetz.de/?sigle=DWB&amp;lemid=S41743&amp;textid=36833204" text:style-name="Internet_20_link" text:visited-style-name="Visited_20_Internet_20_Link"><text:span text:style-name="Definition"><text:span text:style-name="T7">https://woerterbuchnetz.de/?sigle=DWB&amp;lemid=S41743&amp;textid=36833204</text:span></text:span></text:a></text:p>
          </table:table-cell>
        </table:table-row>
        <table:table-row>
          <table:table-cell table:style-name="Table1.A2" office:value-type="string">
            <text:p text:style-name="P5">be</text:p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D7" office:value-type="string">
            <text:p text:style-name="P5">…</text:p>
          </table:table-cell>
          <table:table-cell table:style-name="Table1.E7" office:value-type="string">
            <text:p text:style-name="P5">…</text:p>
          </table:table-cell>
          <table:table-cell table:style-name="Table1.F7" office:value-type="string">
            <text:p text:style-name="P5">…</text:p>
          </table:table-cell>
        </table:table-row>
        <table:table-row>
          <table:table-cell table:style-name="Table1.A2" office:value-type="string">
            <text:p text:style-name="Table_20_Contents">bild</text:p>
          </table:table-cell>
          <table:table-cell table:style-name="Table1.B7" office:value-type="string">
            <text:p text:style-name="Standard"/>
          </table:table-cell>
          <table:table-cell table:style-name="Table1.C7" office:value-type="string">
            <text:p text:style-name="Standard"/>
          </table:table-cell>
          <table:table-cell table:style-name="Table1.D7" office:value-type="string">
            <text:p text:style-name="Table_20_Contents">»… vergleichen. <text:span text:style-name="T3">Göthe</text:span> 2, 6; die kraft die in des ringers muskel schwillt, musz in des gottes schönheit lieblich schweigen, das <text:span text:style-name="T2">staunen</text:span> seiner zeit, das stolze Jovisbild im tempel zu Olympia sich neigen. <text:span text:style-name="T3">Schiller</text:span> 24<text:span text:style-name="T4">b</text:span>; wo (<text:span text:style-name="T1">in der rotonde</text:span>) ein verschleiert«</text:p>
          </table:table-cell>
          <table:table-cell table:style-name="Table1.E7" office:value-type="string">
            <text:p text:style-name="Table_20_Contents"><text:a xlink:type="simple" xlink:href="https://woerterbuchnetz.de/?sigle=DWB&amp;lemid=B07111" text:style-name="Internet_20_link" text:visited-style-name="Visited_20_Internet_20_Link"><text:span text:style-name="Definition"><text:span text:style-name="T7">https://woerterbuchnetz.de/DWB/bild</text:span></text:span></text:a></text:p>
          </table:table-cell>
          <table:table-cell table:style-name="Table1.F7" office:value-type="string">
            <text:p text:style-name="Table_20_Contents"><text:a xlink:type="simple" xlink:href="https://woerterbuchnetz.de/?sigle=DWB&amp;lemid=B07111&amp;textid=1719557" text:style-name="Internet_20_link" text:visited-style-name="Visited_20_Internet_20_Link"><text:span text:style-name="Definition"><text:span text:style-name="T7">https://woerterbuchnetz.de/?sigle=DWB&amp;lemid=B07111&amp;textid=1719557</text:span></text:span></text:a></text:p>
          </table:table-cell>
        </table:table-row>
        <table:table-row>
          <table:table-cell table:style-name="Table1.A2" office:value-type="string">
            <text:p text:style-name="Table_20_Contents">eh</text:p>
          </table:table-cell>
          <table:table-cell table:style-name="Table1.B9" office:value-type="string">
            <text:p text:style-name="Standard"/>
          </table:table-cell>
          <table:table-cell table:style-name="Table1.C9" office:value-type="string">
            <text:p text:style-name="Standard"/>
          </table:table-cell>
          <table:table-cell table:style-name="Table1.D9" office:value-type="string">
            <text:p text:style-name="Table_20_Contents">»eh , <text:span text:style-name="T1">eine noch in kein wörterbuch gelassene, auffordern oder leichtes</text:span> <text:span text:style-name="T2">staunen</text:span> <text:span text:style-name="T1">ausdrückende interjection, die uns aus dem französischen zugeführt wurde und an die bedeutungen von</text:span> ei <text:span text:style-name="T1">und</text:span> he <text:span text:style-name="T1">erinnert; doch ist</text:span>«</text:p>
          </table:table-cell>
          <table:table-cell table:style-name="Table1.E9" office:value-type="string">
            <text:p text:style-name="Table_20_Contents"><text:a xlink:type="simple" xlink:href="https://woerterbuchnetz.de/?sigle=DWB&amp;lemid=E00324" text:style-name="Internet_20_link" text:visited-style-name="Visited_20_Internet_20_Link"><text:span text:style-name="Definition"><text:span text:style-name="T7">https://woerterbuchnetz.de/DWB/eh</text:span></text:span></text:a></text:p>
          </table:table-cell>
          <table:table-cell table:style-name="Table1.F9" office:value-type="string">
            <text:p text:style-name="Table_20_Contents"><text:a xlink:type="simple" xlink:href="https://woerterbuchnetz.de/?sigle=DWB&amp;lemid=E00324&amp;textid=3465720" text:style-name="Internet_20_link" text:visited-style-name="Visited_20_Internet_20_Link"><text:span text:style-name="Definition"><text:span text:style-name="T7">https://woerterbuchnetz.de/?sigle=DWB&amp;lemid=E00324&amp;textid=3465720</text:span></text:span></text:a></text:p>
          </table:table-cell>
        </table:table-row>
        <table:table-row>
          <table:table-cell table:style-name="Table1.A2" office:value-type="string">
            <text:p text:style-name="Table_20_Contents">ei</text:p>
          </table:table-cell>
          <table:table-cell table:style-name="Table1.B10" office:value-type="string">
            <text:p text:style-name="Standard"/>
          </table:table-cell>
          <table:table-cell table:style-name="Table1.C10" office:value-type="string">
            <text:p text:style-name="Standard"/>
          </table:table-cell>
          <table:table-cell table:style-name="Table1.D10" office:value-type="string">
            <text:p text:style-name="Table_20_Contents">»… die rechte!); ei, wär das geld nur da, ich fragte gern nicht mehr! <text:span text:style-name="T3">Göthe</text:span> 7, 85. <text:span text:style-name="T2">7)</text:span> ei, <text:span text:style-name="T1">wenn verwunderung,</text:span> <text:span text:style-name="T2">staunen,</text:span> <text:span text:style-name="T1">kosen, freude ausgedrückt wird:</text:span> ei, wol mir wart, <text:span text:style-name="T1">evax! interj. laetitiae. voc. theut.</text:span> 1482 f 7<text:span text:style-name="T4">a</text:span> (<text:span text:style-name="T1">bei</text:span> <text:span text:style-name="T3">Diefenbach</text:span> 212«</text:p>
          </table:table-cell>
          <table:table-cell table:style-name="Table1.E10" office:value-type="string">
            <text:p text:style-name="Table_20_Contents"><text:a xlink:type="simple" xlink:href="https://woerterbuchnetz.de/?sigle=DWB&amp;lemid=E00867" text:style-name="Internet_20_link" text:visited-style-name="Visited_20_Internet_20_Link"><text:span text:style-name="Definition"><text:span text:style-name="T7">https://woerterbuchnetz.de/DWB/ei</text:span></text:span></text:a></text:p>
          </table:table-cell>
          <table:table-cell table:style-name="Table1.F10" office:value-type="string">
            <text:p text:style-name="Table_20_Contents"><text:a xlink:type="simple" xlink:href="https://woerterbuchnetz.de/?sigle=DWB&amp;lemid=E00867&amp;textid=3504175" text:style-name="Internet_20_link" text:visited-style-name="Visited_20_Internet_20_Link"><text:span text:style-name="Definition"><text:span text:style-name="T7">https://woerterbuchnetz.de/?sigle=DWB&amp;lemid=E00867&amp;textid=3504175</text:span></text:span></text:a></text:p>
          </table:table-cell>
        </table:table-row>
        <table:table-row>
          <table:table-cell table:style-name="Table1.A2" office:value-type="string">
            <text:p text:style-name="Table_20_Contents">einprägen</text:p>
          </table:table-cell>
          <table:table-cell table:style-name="Table1.B11" office:value-type="string">
            <text:p text:style-name="Standard"/>
          </table:table-cell>
          <table:table-cell table:style-name="Table1.C11" office:value-type="string">
            <text:p text:style-name="Standard"/>
          </table:table-cell>
          <table:table-cell table:style-name="Table1.D11" office:value-type="string">
            <text:p text:style-name="Table_20_Contents">»… das christenthum wol ein. 1, 219; der tempel, der pallast, das grabmal, jener hain, freund, alles prägt dem geist geheimes <text:span text:style-name="T2">staunen</text:span> ein. <text:span text:style-name="T3">Gotter</text:span> 2, 41. «</text:p>
          </table:table-cell>
          <table:table-cell table:style-name="Table1.E11" office:value-type="string">
            <text:p text:style-name="Table_20_Contents"><text:a xlink:type="simple" xlink:href="https://woerterbuchnetz.de/?sigle=DWB&amp;lemid=E02343" text:style-name="Internet_20_link" text:visited-style-name="Visited_20_Internet_20_Link"><text:span text:style-name="Definition"><text:span text:style-name="T7">https://woerterbuchnetz.de/DWB/einprägen</text:span></text:span></text:a></text:p>
          </table:table-cell>
          <table:table-cell table:style-name="Table1.F11" office:value-type="string">
            <text:p text:style-name="Table_20_Contents"><text:a xlink:type="simple" xlink:href="https://woerterbuchnetz.de/?sigle=DWB&amp;lemid=E02343&amp;textid=3664612" text:style-name="Internet_20_link" text:visited-style-name="Visited_20_Internet_20_Link"><text:span text:style-name="Definition"><text:span text:style-name="T7">https://woerterbuchnetz.de/?sigle=DWB&amp;lemid=E02343&amp;textid=3664612</text:span></text:span></text:a></text:p>
          </table:table-cell>
        </table:table-row>
        <table:table-row>
          <table:table-cell table:style-name="Table1.A2" office:value-type="string">
            <text:p text:style-name="Table_20_Contents">entglühen</text:p>
          </table:table-cell>
          <table:table-cell table:style-name="Table1.B12" office:value-type="string">
            <text:p text:style-name="Standard"/>
          </table:table-cell>
          <table:table-cell table:style-name="Table1.C12" office:value-type="string">
            <text:p text:style-name="Standard"/>
          </table:table-cell>
          <table:table-cell table:style-name="Table1.D12" office:value-type="string">
            <text:p text:style-name="Table_20_Contents">»… erkaltet, die erstorben war, entgluht. <text:span text:style-name="T3">Bürger</text:span> 1<text:span text:style-name="T4">a</text:span>; sein herz entglüht für eine neue tugend. <text:span text:style-name="T3">Schiller</text:span> 265<text:span text:style-name="T4">b</text:span>; wie sie <text:span text:style-name="T2">staunen,</text:span> von nie empfundenen gefühlen entglühen werden. 317<text:span text:style-name="T4">b</text:span>; das mädchen entglühete hochroth. J. P. <text:span text:style-name="T1">Katzenb.</text:span> 1, 9. «</text:p>
          </table:table-cell>
          <table:table-cell table:style-name="Table1.E12" office:value-type="string">
            <text:p text:style-name="Table_20_Contents"><text:a xlink:type="simple" xlink:href="https://woerterbuchnetz.de/?sigle=DWB&amp;lemid=E05071" text:style-name="Internet_20_link" text:visited-style-name="Visited_20_Internet_20_Link"><text:span text:style-name="Definition"><text:span text:style-name="T7">https://woerterbuchnetz.de/DWB/entglühen</text:span></text:span></text:a></text:p>
          </table:table-cell>
          <table:table-cell table:style-name="Table1.F12" office:value-type="string">
            <text:p text:style-name="Table_20_Contents"><text:a xlink:type="simple" xlink:href="https://woerterbuchnetz.de/?sigle=DWB&amp;lemid=E05071&amp;textid=3948122" text:style-name="Internet_20_link" text:visited-style-name="Visited_20_Internet_20_Link"><text:span text:style-name="Definition"><text:span text:style-name="T7">https://woerterbuchnetz.de/?sigle=DWB&amp;lemid=E05071&amp;textid=3948122</text:span></text:span></text:a></text:p>
          </table:table-cell>
        </table:table-row>
        <table:table-row>
          <table:table-cell table:style-name="Table1.A2" office:value-type="string">
            <text:p text:style-name="Table_20_Contents">entsetzlich</text:p>
          </table:table-cell>
          <table:table-cell table:style-name="Table1.B13" office:value-type="string">
            <text:p text:style-name="Standard"/>
          </table:table-cell>
          <table:table-cell table:style-name="Table1.C13" office:value-type="string">
            <text:p text:style-name="Standard"/>
          </table:table-cell>
          <table:table-cell table:style-name="Table1.D13" office:value-type="string">
            <text:p text:style-name="Table_20_Contents">»… und silber. <text:span text:style-name="T1">Felsenburg</text:span> 4, 238, <text:span text:style-name="T1">wie es auch heiszt</text:span> schreckliche, stupende, horrende reichthümer, <text:span text:style-name="T1">nicht sowol die man verabscheut, als die</text:span> <text:span text:style-name="T2">staunen</text:span> <text:span text:style-name="T1">machen.</text:span> Krüger ist ein entsetzlicher (= <text:span text:style-name="T1">erstaunlicher</text:span>) windbeutel, sein ballet soll nicht übel sein. <text:span text:style-name="T3">Göthe</text:span> <text:span text:style-name="T1">an Schiller</text:span> 464. <text:span text:style-name="T1">vgl. das folgende.</text:span>«</text:p>
          </table:table-cell>
          <table:table-cell table:style-name="Table1.E13" office:value-type="string">
            <text:p text:style-name="Table_20_Contents"><text:a xlink:type="simple" xlink:href="https://woerterbuchnetz.de/?sigle=DWB&amp;lemid=E05609" text:style-name="Internet_20_link" text:visited-style-name="Visited_20_Internet_20_Link"><text:span text:style-name="Definition"><text:span text:style-name="T7">https://woerterbuchnetz.de/DWB/entsetzlich</text:span></text:span></text:a></text:p>
          </table:table-cell>
          <table:table-cell table:style-name="Table1.F13" office:value-type="string">
            <text:p text:style-name="Table_20_Contents"><text:a xlink:type="simple" xlink:href="https://woerterbuchnetz.de/?sigle=DWB&amp;lemid=E05609&amp;textid=4022747" text:style-name="Internet_20_link" text:visited-style-name="Visited_20_Internet_20_Link"><text:span text:style-name="Definition"><text:span text:style-name="T7">https://woerterbuchnetz.de/?sigle=DWB&amp;lemid=E05609&amp;textid=4022747</text:span></text:span></text:a></text:p>
          </table:table-cell>
        </table:table-row>
        <table:table-row>
          <table:table-cell table:style-name="Table1.A2" office:value-type="string">
            <text:p text:style-name="Table_20_Contents">ergreifen</text:p>
          </table:table-cell>
          <table:table-cell table:style-name="Table1.B14" office:value-type="string">
            <text:p text:style-name="Standard"/>
          </table:table-cell>
          <table:table-cell table:style-name="Table1.C14" office:value-type="string">
            <text:p text:style-name="Standard"/>
          </table:table-cell>
          <table:table-cell table:style-name="Table1.D14" office:value-type="string">
            <text:p text:style-name="Table_20_Contents">»… ergreift. <text:span text:style-name="T3">Schiller</text:span> 411<text:span text:style-name="T4">a</text:span>; mich hat ergriffen die elende zeit. <text:span text:style-name="T1">Hiob</text:span> 30, 16. <text:span text:style-name="T1">aber auch</text:span> <text:soft-page-break/>wonne, freude, lust, verlangen, wehmut, <text:span text:style-name="T2">staunen:</text:span> freude und wonne werden sie ergreifen und schmerz und seufzen wird weg müssen. <text:span text:style-name="T1">Es.</text:span> 35, 10; mich ergreift, ich weisz«</text:p>
          </table:table-cell>
          <table:table-cell table:style-name="Table1.E14" office:value-type="string">
            <text:p text:style-name="Table_20_Contents"><text:a xlink:type="simple" xlink:href="https://woerterbuchnetz.de/?sigle=DWB&amp;lemid=E07593" text:style-name="Internet_20_link" text:visited-style-name="Visited_20_Internet_20_Link"><text:span text:style-name="Definition"><text:span text:style-name="T7">https://woerterbuchnetz.de/DWB/ergreifen</text:span></text:span></text:a></text:p>
          </table:table-cell>
          <table:table-cell table:style-name="Table1.F14" office:value-type="string">
            <text:p text:style-name="Table_20_Contents"><text:a xlink:type="simple" xlink:href="https://woerterbuchnetz.de/?sigle=DWB&amp;lemid=E07593&amp;textid=4220224" text:style-name="Internet_20_link" text:visited-style-name="Visited_20_Internet_20_Link"><text:span text:style-name="Definition"><text:span text:style-name="T7">https://woerterbuchnetz.de/?</text:span></text:span></text:a><text:soft-page-break/><text:a xlink:type="simple" xlink:href="https://woerterbuchnetz.de/?sigle=DWB&amp;lemid=E07593&amp;textid=4220224" text:style-name="Internet_20_link" text:visited-style-name="Visited_20_Internet_20_Link"><text:span text:style-name="Definition"><text:span text:style-name="T7">sigle=DWB&amp;lemid=E07593&amp;textid=4220224</text:span></text:span></text:a></text:p>
          </table:table-cell>
        </table:table-row>
        <table:table-row>
          <table:table-cell table:style-name="Table1.A2" office:value-type="string">
            <text:p text:style-name="Table_20_Contents">ergreifen</text:p>
          </table:table-cell>
          <table:table-cell table:style-name="Table1.B15" office:value-type="string">
            <text:p text:style-name="Standard"/>
          </table:table-cell>
          <table:table-cell table:style-name="Table1.C15" office:value-type="string">
            <text:p text:style-name="Standard"/>
          </table:table-cell>
          <table:table-cell table:style-name="Table1.D15" office:value-type="string">
            <text:p text:style-name="Table_20_Contents">»… geist ergreift in, so schreiet er alsbald und reiszet, das er scheumet (<text:span text:style-name="T1">goth.</text:span> ahma nimiþ ina unhrains). <text:span text:style-name="T1">Luc.</text:span> 9, 39; <text:span text:style-name="T2">staunen</text:span> ergrif alle, <text:span text:style-name="T1">stupor incessit omnes.</text:span> wut, wahnsinn; desto eher und heftiger von seiner gewöhnlichen ungeduld ergriffen ward. <text:span text:style-name="T3">Göthe</text:span> 31, 229«</text:p>
          </table:table-cell>
          <table:table-cell table:style-name="Table1.E15" office:value-type="string">
            <text:p text:style-name="Table_20_Contents"><text:a xlink:type="simple" xlink:href="https://woerterbuchnetz.de/?sigle=DWB&amp;lemid=E07593" text:style-name="Internet_20_link" text:visited-style-name="Visited_20_Internet_20_Link"><text:span text:style-name="Definition"><text:span text:style-name="T7">https://woerterbuchnetz.de/DWB/ergreifen</text:span></text:span></text:a></text:p>
          </table:table-cell>
          <table:table-cell table:style-name="Table1.F15" office:value-type="string">
            <text:p text:style-name="Table_20_Contents"><text:a xlink:type="simple" xlink:href="https://woerterbuchnetz.de/?sigle=DWB&amp;lemid=E07593&amp;textid=4220384" text:style-name="Internet_20_link" text:visited-style-name="Visited_20_Internet_20_Link"><text:span text:style-name="Definition"><text:span text:style-name="T7">https://woerterbuchnetz.de/?sigle=DWB&amp;lemid=E07593&amp;textid=4220384</text:span></text:span></text:a></text:p>
          </table:table-cell>
        </table:table-row>
        <table:table-row>
          <table:table-cell table:style-name="Table1.A2" office:value-type="string">
            <text:p text:style-name="Table_20_Contents">erstaunen</text:p>
          </table:table-cell>
          <table:table-cell table:style-name="Table1.B16" office:value-type="string">
            <text:p text:style-name="Standard"/>
          </table:table-cell>
          <table:table-cell table:style-name="Table1.C16" office:value-type="string">
            <text:p text:style-name="Standard"/>
          </table:table-cell>
          <table:table-cell table:style-name="Table1.D16" office:value-type="string">
            <text:p text:style-name="Table_20_Contents">»erstaunen , <text:span text:style-name="T1">stupere, admirari, gleich dem einfachen</text:span> <text:span text:style-name="T2">staunen;</text:span> <text:span text:style-name="T1">bisher weder ahd. noch mhd. aufzuweisen. da indessen schon ein ags.</text:span> stunian <text:span text:style-name="T1">impingere, obtundere, allidere, engl.</text:span> stun <text:span text:style-name="T1">betäuben, ferner ein</text:span>«</text:p>
          </table:table-cell>
          <table:table-cell table:style-name="Table1.E16" office:value-type="string">
            <text:p text:style-name="Table_20_Contents"><text:a xlink:type="simple" xlink:href="https://woerterbuchnetz.de/?sigle=DWB&amp;lemid=E08745" text:style-name="Internet_20_link" text:visited-style-name="Visited_20_Internet_20_Link"><text:span text:style-name="Definition"><text:span text:style-name="T7">https://woerterbuchnetz.de/DWB/erstaunen</text:span></text:span></text:a></text:p>
          </table:table-cell>
          <table:table-cell table:style-name="Table1.F16" office:value-type="string">
            <text:p text:style-name="Table_20_Contents"><text:a xlink:type="simple" xlink:href="https://woerterbuchnetz.de/?sigle=DWB&amp;lemid=E08745&amp;textid=4388575" text:style-name="Internet_20_link" text:visited-style-name="Visited_20_Internet_20_Link"><text:span text:style-name="Definition"><text:span text:style-name="T7">https://woerterbuchnetz.de/?sigle=DWB&amp;lemid=E08745&amp;textid=4388575</text:span></text:span></text:a></text:p>
          </table:table-cell>
        </table:table-row>
        <table:table-row>
          <table:table-cell table:style-name="Table1.A2" office:value-type="string">
            <text:p text:style-name="Table_20_Contents">erstaunen</text:p>
          </table:table-cell>
          <table:table-cell table:style-name="Table1.B17" office:value-type="string">
            <text:p text:style-name="Standard"/>
          </table:table-cell>
          <table:table-cell table:style-name="Table1.C17" office:value-type="string">
            <text:p text:style-name="Standard"/>
          </table:table-cell>
          <table:table-cell table:style-name="Table1.D17" office:value-type="string">
            <text:p text:style-name="Table_20_Contents">»… eine rose sitzen, so erstaunen und erstarren sie. <text:span text:style-name="T1">lustg.</text:span> 671. <text:span text:style-name="T3">Maaler</text:span> 118<text:span text:style-name="T4">c</text:span> <text:span text:style-name="T1">führt blosz</text:span> erstaunen <text:span text:style-name="T1">obstupere, nicht das einfache</text:span> <text:span text:style-name="T2">staunen</text:span> <text:span text:style-name="T1">an, nhd. sind</text:span> staunen, anstaunen, erstaunen <text:span text:style-name="T1">geläufige wörter. vielleicht darf man</text:span> staunen <text:span text:style-name="T1">als fortbildung von</text:span> stauen <text:span text:style-name="T1">ansehen, zusammenhang zwischen</text:span> erstaunen«</text:p>
          </table:table-cell>
          <table:table-cell table:style-name="Table1.E17" office:value-type="string">
            <text:p text:style-name="Table_20_Contents"><text:a xlink:type="simple" xlink:href="https://woerterbuchnetz.de/?sigle=DWB&amp;lemid=E08745" text:style-name="Internet_20_link" text:visited-style-name="Visited_20_Internet_20_Link"><text:span text:style-name="Definition"><text:span text:style-name="T7">https://woerterbuchnetz.de/DWB/erstaunen</text:span></text:span></text:a></text:p>
          </table:table-cell>
          <table:table-cell table:style-name="Table1.F17" office:value-type="string">
            <text:p text:style-name="Table_20_Contents"><text:a xlink:type="simple" xlink:href="https://woerterbuchnetz.de/?sigle=DWB&amp;lemid=E08745&amp;textid=4388845" text:style-name="Internet_20_link" text:visited-style-name="Visited_20_Internet_20_Link"><text:span text:style-name="Definition"><text:span text:style-name="T7">https://woerterbuchnetz.de/?sigle=DWB&amp;lemid=E08745&amp;textid=4388845</text:span></text:span></text:a></text:p>
          </table:table-cell>
        </table:table-row>
        <table:table-row>
          <table:table-cell table:style-name="Table1.A2" office:value-type="string">
            <text:p text:style-name="Table_20_Contents">erstaunen</text:p>
          </table:table-cell>
          <table:table-cell table:style-name="Table1.B18" office:value-type="string">
            <text:p text:style-name="Standard"/>
          </table:table-cell>
          <table:table-cell table:style-name="Table1.C18" office:value-type="string">
            <text:p text:style-name="Standard"/>
          </table:table-cell>
          <table:table-cell table:style-name="Table1.D18" office:value-type="string">
            <text:p text:style-name="Table_20_Contents">»… erstaunen und erstarren sie. <text:span text:style-name="T1">lustg.</text:span> 671. <text:span text:style-name="T3">Maaler</text:span> 118<text:span text:style-name="T4">c</text:span> <text:span text:style-name="T1">führt blosz</text:span> erstaunen <text:span text:style-name="T1">obstupere, nicht das einfache</text:span> staunen <text:span text:style-name="T1">an, nhd. sind</text:span> <text:span text:style-name="T2">staunen,</text:span> anstaunen, erstaunen <text:span text:style-name="T1">geläufige wörter. vielleicht darf man</text:span> staunen <text:span text:style-name="T1">als fortbildung von</text:span> stauen <text:span text:style-name="T1">ansehen, zusammenhang zwischen</text:span> erstaunen <text:span text:style-name="T1">und franz.</text:span> étonner, <text:span text:style-name="T1">lat.</text:span>«</text:p>
          </table:table-cell>
          <table:table-cell table:style-name="Table1.E18" office:value-type="string">
            <text:p text:style-name="Table_20_Contents"><text:a xlink:type="simple" xlink:href="https://woerterbuchnetz.de/?sigle=DWB&amp;lemid=E08745" text:style-name="Internet_20_link" text:visited-style-name="Visited_20_Internet_20_Link"><text:span text:style-name="Definition"><text:span text:style-name="T7">https://woerterbuchnetz.de/DWB/erstaunen</text:span></text:span></text:a></text:p>
          </table:table-cell>
          <table:table-cell table:style-name="Table1.F18" office:value-type="string">
            <text:p text:style-name="Table_20_Contents"><text:a xlink:type="simple" xlink:href="https://woerterbuchnetz.de/?sigle=DWB&amp;lemid=E08745&amp;textid=4388850" text:style-name="Internet_20_link" text:visited-style-name="Visited_20_Internet_20_Link"><text:span text:style-name="Definition"><text:span text:style-name="T7">https://woerterbuchnetz.de/?sigle=DWB&amp;lemid=E08745&amp;textid=4388850</text:span></text:span></text:a></text:p>
          </table:table-cell>
        </table:table-row>
        <table:table-row>
          <table:table-cell table:style-name="Table1.A2" office:value-type="string">
            <text:p text:style-name="Table_20_Contents">erstaunen</text:p>
          </table:table-cell>
          <table:table-cell table:style-name="Table1.B19" office:value-type="string">
            <text:p text:style-name="Standard"/>
          </table:table-cell>
          <table:table-cell table:style-name="Table1.C19" office:value-type="string">
            <text:p text:style-name="Standard"/>
          </table:table-cell>
          <table:table-cell table:style-name="Table1.D19" office:value-type="string">
            <text:p text:style-name="Table_20_Contents">»<text:span text:style-name="T4">c</text:span> <text:span text:style-name="T1">führt blosz</text:span> erstaunen <text:span text:style-name="T1">obstupere, nicht das einfache</text:span> staunen <text:span text:style-name="T1">an, nhd. sind</text:span> staunen, anstaunen, erstaunen <text:span text:style-name="T1">geläufige wörter. vielleicht darf man</text:span> <text:span text:style-name="T2">staunen</text:span> <text:span text:style-name="T1">als fortbildung von</text:span> stauen <text:span text:style-name="T1">ansehen, zusammenhang zwischen</text:span> erstaunen <text:span text:style-name="T1">und franz.</text:span> étonner, <text:span text:style-name="T1">lat.</text:span> attonare, <text:span text:style-name="T1">zwischen</text:span> erstaunt <text:span text:style-name="T1">und</text:span> attonitus, <text:span text:style-name="T1">engl.</text:span> astonished <text:span text:style-name="T1">ist</text:span>«</text:p>
          </table:table-cell>
          <table:table-cell table:style-name="Table1.E19" office:value-type="string">
            <text:p text:style-name="Table_20_Contents"><text:a xlink:type="simple" xlink:href="https://woerterbuchnetz.de/?sigle=DWB&amp;lemid=E08745" text:style-name="Internet_20_link" text:visited-style-name="Visited_20_Internet_20_Link"><text:span text:style-name="Definition"><text:span text:style-name="T7">https://woerterbuchnetz.de/DWB/erstaunen</text:span></text:span></text:a></text:p>
          </table:table-cell>
          <table:table-cell table:style-name="Table1.F19" office:value-type="string">
            <text:p text:style-name="Table_20_Contents"><text:a xlink:type="simple" xlink:href="https://woerterbuchnetz.de/?sigle=DWB&amp;lemid=E08745&amp;textid=4388859" text:style-name="Internet_20_link" text:visited-style-name="Visited_20_Internet_20_Link"><text:span text:style-name="Definition"><text:span text:style-name="T7">https://woerterbuchnetz.de/?sigle=DWB&amp;lemid=E08745&amp;textid=4388859</text:span></text:span></text:a></text:p>
          </table:table-cell>
        </table:table-row>
        <table:table-row>
          <table:table-cell table:style-name="Table1.A2" office:value-type="string">
            <text:p text:style-name="Table_20_Contents">erstaunen</text:p>
          </table:table-cell>
          <table:table-cell table:style-name="Table1.B20" office:value-type="string">
            <text:p text:style-name="Standard"/>
          </table:table-cell>
          <table:table-cell table:style-name="Table1.C20" office:value-type="string">
            <text:p text:style-name="Standard"/>
          </table:table-cell>
          <table:table-cell table:style-name="Table1.D20" office:value-type="string">
            <text:p text:style-name="Table_20_Contents">»… erstaunten dem zeichen. <text:span text:style-name="T2">2)</text:span> <text:span text:style-name="T1">tr.</text:span> erstaunen: das erstaunt mich, <text:span text:style-name="T1">verwundert mich, setzt mich in erstaunen, macht mich erstaunt, macht mich</text:span> <text:span text:style-name="T2">staunen;</text:span> mich erstaunt ihr muth. <text:span text:style-name="T3">Göthe</text:span> 10, 142; daher kommt diese übereinstimmung, die einen jeden erstaunen musz. 16, 295; das erstaunte«</text:p>
          </table:table-cell>
          <table:table-cell table:style-name="Table1.E20" office:value-type="string">
            <text:p text:style-name="Table_20_Contents"><text:a xlink:type="simple" xlink:href="https://woerterbuchnetz.de/?sigle=DWB&amp;lemid=E08745" text:style-name="Internet_20_link" text:visited-style-name="Visited_20_Internet_20_Link"><text:span text:style-name="Definition"><text:span text:style-name="T7">https://woerterbuchnetz.de/DWB/erstaunen</text:span></text:span></text:a></text:p>
          </table:table-cell>
          <table:table-cell table:style-name="Table1.F20" office:value-type="string">
            <text:p text:style-name="Table_20_Contents"><text:a xlink:type="simple" xlink:href="https://woerterbuchnetz.de/?sigle=DWB&amp;lemid=E08745&amp;textid=4389145" text:style-name="Internet_20_link" text:visited-style-name="Visited_20_Internet_20_Link"><text:span text:style-name="Definition"><text:span text:style-name="T7">https://woerterbuchnetz.de/?sigle=DWB&amp;lemid=E08745&amp;textid=4389145</text:span></text:span></text:a></text:p>
          </table:table-cell>
        </table:table-row>
        <table:table-row>
          <table:table-cell table:style-name="Table1.A2" office:value-type="string">
            <text:p text:style-name="Table_20_Contents">feiern</text:p>
          </table:table-cell>
          <table:table-cell table:style-name="Table1.B21" office:value-type="string">
            <text:p text:style-name="Standard"/>
          </table:table-cell>
          <table:table-cell table:style-name="Table1.C21" office:value-type="string">
            <text:p text:style-name="Standard"/>
          </table:table-cell>
          <table:table-cell table:style-name="Table1.D21" office:value-type="string">
            <text:p text:style-name="Table_20_Contents">»… dir feiren, dir halleluja der ewigkeit singen. 5, 795; sie standen feiernd. 8, 272; schaut die himmel umher mit welchem <text:span text:style-name="T2">staunen</text:span> sie feiren. 8, 441; er, bei dessen geburt schon die himmlischen feirten. 10, 614; <text:span text:style-name="T1">und oft noch, obwol in einigen</text:span>«</text:p>
          </table:table-cell>
          <table:table-cell table:style-name="Table1.E21" office:value-type="string">
            <text:p text:style-name="Table_20_Contents"><text:a xlink:type="simple" xlink:href="https://woerterbuchnetz.de/?sigle=DWB&amp;lemid=F02012" text:style-name="Internet_20_link" text:visited-style-name="Visited_20_Internet_20_Link"><text:span text:style-name="Definition"><text:span text:style-name="T7">https://woerterbuchnetz.de/DWB/feiern</text:span></text:span></text:a></text:p>
          </table:table-cell>
          <table:table-cell table:style-name="Table1.F21" office:value-type="string">
            <text:p text:style-name="Table_20_Contents"><text:a xlink:type="simple" xlink:href="https://woerterbuchnetz.de/?sigle=DWB&amp;lemid=F02012&amp;textid=4825536" text:style-name="Internet_20_link" text:visited-style-name="Visited_20_Internet_20_Link"><text:span text:style-name="Definition"><text:span text:style-name="T7">https://woerterbuchnetz.de/?sigle=DWB&amp;lemid=F02012&amp;textid=4825536</text:span></text:span></text:a></text:p>
          </table:table-cell>
        </table:table-row>
        <table:table-row>
          <table:table-cell table:style-name="Table1.A2" office:value-type="string">
            <text:p text:style-name="Table_20_Contents">fortreiszen</text:p>
          </table:table-cell>
          <table:table-cell table:style-name="Table1.B22" office:value-type="string">
            <text:p text:style-name="Standard"/>
          </table:table-cell>
          <table:table-cell table:style-name="Table1.C22" office:value-type="string">
            <text:p text:style-name="Standard"/>
          </table:table-cell>
          <table:table-cell table:style-name="Table1.D22" office:value-type="string">
            <text:p text:style-name="Table_20_Contents">»… 547<text:span text:style-name="T4">a</text:span>; die strömende flut risz alles mit sich fort; die menschen lassen sich durch ihre leidenschaften fort reiszen; zum <text:span text:style-name="T2">staunen</text:span> fortgerissen werden, <text:span text:style-name="T1">in stuporem rapi.</text:span> «</text:p>
          </table:table-cell>
          <table:table-cell table:style-name="Table1.E22" office:value-type="string">
            <text:p text:style-name="Table_20_Contents"><text:a xlink:type="simple" xlink:href="https://woerterbuchnetz.de/?sigle=DWB&amp;lemid=F07521" text:style-name="Internet_20_link" text:visited-style-name="Visited_20_Internet_20_Link"><text:span text:style-name="Definition"><text:span text:style-name="T7">https://woerterbuchnetz.de/DWB/fortreiszen</text:span></text:span></text:a></text:p>
          </table:table-cell>
          <table:table-cell table:style-name="Table1.F22" office:value-type="string">
            <text:p text:style-name="Table_20_Contents"><text:a xlink:type="simple" xlink:href="https://woerterbuchnetz.de/?sigle=DWB&amp;lemid=F07521&amp;textid=5309586" text:style-name="Internet_20_link" text:visited-style-name="Visited_20_Internet_20_Link"><text:span text:style-name="Definition"><text:span text:style-name="T7">https://woerterbuchnetz.de/?sigle=DWB&amp;lemid=F07521&amp;textid=5309586</text:span></text:span></text:a></text:p>
          </table:table-cell>
        </table:table-row>
        <table:table-row>
          <table:table-cell table:style-name="Table1.A2" office:value-type="string">
            <text:p text:style-name="Table_20_Contents">freudeblick</text:p>
          </table:table-cell>
          <table:table-cell table:style-name="Table1.B23" office:value-type="string">
            <text:p text:style-name="Standard"/>
          </table:table-cell>
          <table:table-cell table:style-name="Table1.C23" office:value-type="string">
            <text:p text:style-name="Standard"/>
          </table:table-cell>
          <table:table-cell table:style-name="Table1.D23" office:value-type="string">
            <text:p text:style-name="Table_20_Contents">»freudeblick, <text:span text:style-name="T1">m. froher blick:</text:span> das bange <text:span text:style-name="T2">staunen</text:span> in freudeblick und lauten dank verwandelt. <text:span text:style-name="T3">Göthe</text:span> 9, 60; mit heitrem, festtagssonnenhaftem freudeblick. 11, 258. «</text:p>
          </table:table-cell>
          <table:table-cell table:style-name="Table1.E23" office:value-type="string">
            <text:p text:style-name="Table_20_Contents"><text:a xlink:type="simple" xlink:href="https://woerterbuchnetz.de/?sigle=DWB&amp;lemid=F08755" text:style-name="Internet_20_link" text:visited-style-name="Visited_20_Internet_20_Link"><text:span text:style-name="Definition"><text:span text:style-name="T7">https://woerterbuchnetz.de/DWB/freudeblick</text:span></text:span></text:a></text:p>
          </table:table-cell>
          <table:table-cell table:style-name="Table1.F23" office:value-type="string">
            <text:p text:style-name="Table_20_Contents"><text:a xlink:type="simple" xlink:href="https://woerterbuchnetz.de/?sigle=DWB&amp;lemid=F08755&amp;textid=5423027" text:style-name="Internet_20_link" text:visited-style-name="Visited_20_Internet_20_Link"><text:span text:style-name="Definition"><text:span text:style-name="T7">https://woerterbuchnetz.de/?sigle=DWB&amp;lemid=F08755&amp;textid=5423027</text:span></text:span></text:a></text:p>
          </table:table-cell>
        </table:table-row>
        <table:table-row>
          <table:table-cell table:style-name="Table1.A2" office:value-type="string">
            <text:p text:style-name="Table_20_Contents">geben</text:p>
          </table:table-cell>
          <table:table-cell table:style-name="Table1.B24" office:value-type="string">
            <text:p text:style-name="Standard"/>
          </table:table-cell>
          <table:table-cell table:style-name="Table1.C24" office:value-type="string">
            <text:p text:style-name="Standard"/>
          </table:table-cell>
          <table:table-cell table:style-name="Table1.D24" office:value-type="string">
            <text:p text:style-name="Table_20_Contents">»… <text:span text:style-name="T1">eine verwechselung beider in</text:span> wunder geben <text:span text:style-name="T1">für</text:span> wunder nehmen; <text:span text:style-name="T1">denn es hiesz ursprünglich mhd.</text:span> mich nimet wunder, <text:span text:style-name="T1">mich erfaszt verwunderung,</text:span> <text:span text:style-name="T2">staunen,</text:span> <text:span text:style-name="T1">dann mit gen.</text:span> mit nimt es wunder, <text:span text:style-name="T1">das</text:span> es <text:span text:style-name="T1">aber später als nom. verstanden</text:span> es <text:span text:style-name="T1">oder</text:span> das nimmt mich wunder,«</text:p>
          </table:table-cell>
          <table:table-cell table:style-name="Table1.E24" office:value-type="string">
            <text:p text:style-name="Table_20_Contents"><text:a xlink:type="simple" xlink:href="https://woerterbuchnetz.de/?sigle=DWB&amp;lemid=G02643" text:style-name="Internet_20_link" text:visited-style-name="Visited_20_Internet_20_Link"><text:span text:style-name="Definition"><text:span text:style-name="T7">https://woerterbuchnetz.de/DWB/geben</text:span></text:span></text:a></text:p>
          </table:table-cell>
          <table:table-cell table:style-name="Table1.F24" office:value-type="string">
            <text:p text:style-name="Table_20_Contents"><text:a xlink:type="simple" xlink:href="https://woerterbuchnetz.de/?sigle=DWB&amp;lemid=G02643&amp;textid=6959483" text:style-name="Internet_20_link" text:visited-style-name="Visited_20_Internet_20_Link"><text:span text:style-name="Definition"><text:span text:style-name="T7">https://woerterbuchnetz.de/?sigle=DWB&amp;lemid=G02643&amp;textid=6959483</text:span></text:span></text:a></text:p>
          </table:table-cell>
        </table:table-row>
        <table:table-row>
          <table:table-cell table:style-name="Table1.A2" office:value-type="string">
            <text:p text:style-name="Table_20_Contents">gehen</text:p>
          </table:table-cell>
          <table:table-cell table:style-name="Table1.B25" office:value-type="string">
            <text:p text:style-name="Standard"/>
          </table:table-cell>
          <table:table-cell table:style-name="Table1.C25" office:value-type="string">
            <text:p text:style-name="Standard"/>
          </table:table-cell>
          <table:table-cell table:style-name="Table1.D25" office:value-type="string">
            <text:p text:style-name="Table_20_Contents">»… 186. <text:span text:style-name="T1">appenz.</text:span> i gôna <text:span text:style-name="T1">gehe</text:span> <text:span text:style-name="T3">Tobler</text:span> 231<text:span text:style-name="T4">b</text:span>, gônig, '<text:span text:style-name="T1">gehenig</text:span>', <text:span text:style-name="T1">im schwange gehend</text:span> 233<text:span text:style-name="T4">b</text:span>. <text:span text:style-name="T1">auch nd.: westf.</text:span> gaunen (<text:span text:style-name="T1">wie</text:span> <text:span text:style-name="T2">staunen</text:span> <text:span text:style-name="T1">für</text:span> stân, slaunen <text:span text:style-name="T1">für</text:span> slân, dônen <text:span text:style-name="T1">für</text:span> dôn) <text:span text:style-name="T3">Diefenb.</text:span> <text:span text:style-name="T1">goth. wb.</text:span> 2, 372; <text:span text:style-name="T1">vgl. mnd.</text:span> ganden 14. <text:span text:style-name="T1">jh.</text:span> <text:span text:style-name="T3">Sch.</text:span> <text:span text:style-name="T1">u.</text:span>«</text:p>
          </table:table-cell>
          <table:table-cell table:style-name="Table1.E25" office:value-type="string">
            <text:p text:style-name="Table_20_Contents"><text:a xlink:type="simple" xlink:href="https://woerterbuchnetz.de/?sigle=DWB&amp;lemid=G04937" text:style-name="Internet_20_link" text:visited-style-name="Visited_20_Internet_20_Link"><text:span text:style-name="Definition"><text:span text:style-name="T7">https://woerterbuchnetz.de/DWB/gehen</text:span></text:span></text:a></text:p>
          </table:table-cell>
          <table:table-cell table:style-name="Table1.F25" office:value-type="string">
            <text:p text:style-name="Table_20_Contents"><text:a xlink:type="simple" xlink:href="https://woerterbuchnetz.de/?sigle=DWB&amp;lemid=G04937&amp;textid=7704347" text:style-name="Internet_20_link" text:visited-style-name="Visited_20_Internet_20_Link"><text:span text:style-name="Definition"><text:span text:style-name="T7">https://woerterbuchnetz.de/?sigle=DWB&amp;lemid=G04937&amp;textid=7704347</text:span></text:span></text:a></text:p>
          </table:table-cell>
        </table:table-row>
        <table:table-row>
          <table:table-cell table:style-name="Table1.A2" office:value-type="string">
            <text:p text:style-name="Table_20_Contents">gesegnen</text:p>
          </table:table-cell>
          <table:table-cell table:style-name="Table1.B26" office:value-type="string">
            <text:p text:style-name="Standard"/>
          </table:table-cell>
          <table:table-cell table:style-name="Table1.C26" office:value-type="string">
            <text:p text:style-name="Standard"/>
          </table:table-cell>
          <table:table-cell table:style-name="Table1.D26" office:value-type="string">
            <text:p text:style-name="Table_20_Contents">»… gott schütze mich: herre got, gesegene, wie swîgent dise degene sô wunderlîchen schiere! <text:span text:style-name="T1">Lanzelet</text:span> 905; diu muoter segente sich (<text:span text:style-name="T1">vor</text:span> <text:span text:style-name="T2">staunen</text:span> <text:span text:style-name="T1">und überraschung</text:span>): got, sprach si, der gesegene mich! <text:span text:style-name="T1">Tristan</text:span> 10628. <text:span text:style-name="T1">als segenswunsch beim abschied: valere,</text:span> gesengen, <text:span text:style-name="T1">vale,</text:span> got gesengt dich.«</text:p>
          </table:table-cell>
          <table:table-cell table:style-name="Table1.E26" office:value-type="string">
            <text:p text:style-name="Table_20_Contents"><text:a xlink:type="simple" xlink:href="https://woerterbuchnetz.de/?sigle=DWB&amp;lemid=G10934" text:style-name="Internet_20_link" text:visited-style-name="Visited_20_Internet_20_Link"><text:span text:style-name="Definition"><text:span text:style-name="T7">https://woerterbuchnetz.de/DWB/gesegnen</text:span></text:span></text:a></text:p>
          </table:table-cell>
          <table:table-cell table:style-name="Table1.F26" office:value-type="string">
            <text:p text:style-name="Table_20_Contents"><text:a xlink:type="simple" xlink:href="https://woerterbuchnetz.de/?sigle=DWB&amp;lemid=G10934&amp;textid=9332942" text:style-name="Internet_20_link" text:visited-style-name="Visited_20_Internet_20_Link"><text:span text:style-name="Definition"><text:span text:style-name="T7">https://woerterbuchnetz.de/?sigle=DWB&amp;lemid=G10934&amp;textid=9332942</text:span></text:span></text:a></text:p>
          </table:table-cell>
        </table:table-row>
        <table:table-row>
          <table:table-cell table:style-name="Table1.A2" office:value-type="string">
            <text:p text:style-name="Table_20_Contents">gewogen</text:p>
          </table:table-cell>
          <table:table-cell table:style-name="Table1.B27" office:value-type="string">
            <text:p text:style-name="Standard"/>
          </table:table-cell>
          <table:table-cell table:style-name="Table1.C27" office:value-type="string">
            <text:p text:style-name="Standard"/>
          </table:table-cell>
          <table:table-cell table:style-name="Table1.D27" office:value-type="string">
            <text:p text:style-name="Table_20_Contents">»… gewogen und erkannt, find' ich mich wieder unter diesen bäumen. <text:span text:style-name="T3">Grillparzer</text:span> (<text:span text:style-name="T1">jugenderinn. im grünen</text:span>); dieser prophetenblick, dieses durchschauende ehrfurcht erregende <text:span text:style-name="T2">staunen!</text:span> ... dieses stille, kräftige geben weniger, gewogener goldworte <text:span text:style-name="T3">Herder</text:span> (<text:span text:style-name="T1">in Lavaters physiognom. fragm.</text:span>) 9, 472; so lange dies einfache grosze gesetz«</text:p>
          </table:table-cell>
          <table:table-cell table:style-name="Table1.E27" office:value-type="string">
            <text:p text:style-name="Table_20_Contents"><text:a xlink:type="simple" xlink:href="https://woerterbuchnetz.de/?sigle=DWB&amp;lemid=G15105" text:style-name="Internet_20_link" text:visited-style-name="Visited_20_Internet_20_Link"><text:span text:style-name="Definition"><text:span text:style-name="T7">https://woerterbuchnetz.de/DWB/gewogen</text:span></text:span></text:a></text:p>
          </table:table-cell>
          <table:table-cell table:style-name="Table1.F27" office:value-type="string">
            <text:p text:style-name="Table_20_Contents"><text:a xlink:type="simple" xlink:href="https://woerterbuchnetz.de/?sigle=DWB&amp;lemid=G15105&amp;textid=11508480" text:style-name="Internet_20_link" text:visited-style-name="Visited_20_Internet_20_Link"><text:span text:style-name="Definition"><text:span text:style-name="T7">https://woerterbuchnetz.de/?sigle=DWB&amp;lemid=G15105&amp;textid=11508480</text:span></text:span></text:a></text:p>
          </table:table-cell>
        </table:table-row>
        <table:table-row>
          <table:table-cell table:style-name="Table1.A2" office:value-type="string">
            <text:p text:style-name="Table_20_Contents">kommen</text:p>
          </table:table-cell>
          <table:table-cell table:style-name="Table1.B28" office:value-type="string">
            <text:p text:style-name="Standard"/>
          </table:table-cell>
          <table:table-cell table:style-name="Table1.C28" office:value-type="string">
            <text:p text:style-name="Standard"/>
          </table:table-cell>
          <table:table-cell table:style-name="Table1.D28" office:value-type="string">
            <text:p text:style-name="Table_20_Contents">»; sie kommt zu sich! (<text:span text:style-name="T1">aus der ohnmacht</text:span>). <text:span text:style-name="T3">A.</text:span> <text:span text:style-name="T3">Gryphius</text:span> 1, 164; ich kann gar nicht zu mir selbst kommen (<text:span text:style-name="T1">vor</text:span> <text:span text:style-name="T2">staunen</text:span>). <text:span text:style-name="T3">Weisze</text:span> <text:span text:style-name="T1">kom. opern</text:span> (1777) 2, 61; lassen sie mich doch nur <text:soft-page-break/>von meiner bestürzung zu mir selber kommen. <text:span text:style-name="T3">Gellert</text:span> <text:span text:style-name="T1">betschw.</text:span>«</text:p>
          </table:table-cell>
          <table:table-cell table:style-name="Table1.E28" office:value-type="string">
            <text:p text:style-name="Table_20_Contents"><text:a xlink:type="simple" xlink:href="https://woerterbuchnetz.de/?sigle=DWB&amp;lemid=K10381" text:style-name="Internet_20_link" text:visited-style-name="Visited_20_Internet_20_Link"><text:span text:style-name="Definition"><text:span text:style-name="T7">https://woerterbuchnetz.de/DWB/kommen</text:span></text:span></text:a></text:p>
          </table:table-cell>
          <table:table-cell table:style-name="Table1.F28" office:value-type="string">
            <text:p text:style-name="Table_20_Contents"><text:a xlink:type="simple" xlink:href="https://woerterbuchnetz.de/?sigle=DWB&amp;lemid=K10381&amp;textid=20655146" text:style-name="Internet_20_link" text:visited-style-name="Visited_20_Internet_20_Link"><text:span text:style-name="Definition"><text:span text:style-name="T7">https://woerterbuchnetz.de/?sigle=DWB&amp;lemid=K10381&amp;textid=20655</text:span></text:span></text:a><text:soft-page-break/><text:a xlink:type="simple" xlink:href="https://woerterbuchnetz.de/?sigle=DWB&amp;lemid=K10381&amp;textid=20655146" text:style-name="Internet_20_link" text:visited-style-name="Visited_20_Internet_20_Link"><text:span text:style-name="Definition"><text:span text:style-name="T7">146</text:span></text:span></text:a></text:p>
          </table:table-cell>
        </table:table-row>
        <table:table-row>
          <table:table-cell table:style-name="Table1.A2" office:value-type="string">
            <text:p text:style-name="Table_20_Contents">schlummer</text:p>
          </table:table-cell>
          <table:table-cell table:style-name="Table1.B29" office:value-type="string">
            <text:p text:style-name="Standard"/>
          </table:table-cell>
          <table:table-cell table:style-name="Table1.C29" office:value-type="string">
            <text:p text:style-name="Standard"/>
          </table:table-cell>
          <table:table-cell table:style-name="Table1.D29" office:value-type="string">
            <text:p text:style-name="Table_20_Contents">»… (in deinen glücklichen träumen <text:span text:style-name="T3">Klinger</text:span> <text:span text:style-name="T1">werke</text:span> 4, 21); kommt diesem Amor nicht zu nah, und stört ihn nicht in seinem <text:span text:style-name="T2">staunen!</text:span> <text:span text:style-name="T3">Lessing</text:span> 1, 18, 71; ach, freundin, ich habe dich gestört in deinem verborgenen weinen <text:span text:style-name="T3">Lenau</text:span> 209 <text:span text:style-name="T1">Barthel;</text:span> denn wenn man«</text:p>
          </table:table-cell>
          <table:table-cell table:style-name="Table1.E29" office:value-type="string">
            <text:p text:style-name="Table_20_Contents"><text:a xlink:type="simple" xlink:href="https://woerterbuchnetz.de/?sigle=DWB&amp;lemid=S49174" text:style-name="Internet_20_link" text:visited-style-name="Visited_20_Internet_20_Link"><text:span text:style-name="Definition"><text:span text:style-name="T7">https://woerterbuchnetz.de/DWB/schlummer</text:span></text:span></text:a></text:p>
          </table:table-cell>
          <table:table-cell table:style-name="Table1.F29" office:value-type="string">
            <text:p text:style-name="Table_20_Contents"><text:a xlink:type="simple" xlink:href="https://woerterbuchnetz.de/?sigle=DWB&amp;lemid=S49174&amp;textid=39096747" text:style-name="Internet_20_link" text:visited-style-name="Visited_20_Internet_20_Link"><text:span text:style-name="Definition"><text:span text:style-name="T7">https://woerterbuchnetz.de/?sigle=DWB&amp;lemid=S49174&amp;textid=39096747</text:span></text:span></text:a></text:p>
          </table:table-cell>
        </table:table-row>
        <table:table-row>
          <table:table-cell table:style-name="Table1.A2" office:value-type="string">
            <text:p text:style-name="Table_20_Contents">selb</text:p>
          </table:table-cell>
          <table:table-cell table:style-name="Table1.B30" office:value-type="string">
            <text:p text:style-name="Standard"/>
          </table:table-cell>
          <table:table-cell table:style-name="Table1.C30" office:value-type="string">
            <text:p text:style-name="Standard"/>
          </table:table-cell>
          <table:table-cell table:style-name="Table1.D30" office:value-type="string">
            <text:p text:style-name="Table_20_Contents">»… selb nicht bewuszt. (1882) 5, 321; dasz schönheit in sich selb beschrieben hat einen kreis. 326; als Aurora selb mit <text:span text:style-name="T2">staunen</text:span> niedersah vom morgenroth. 7, 266; ach, was half es, dasz ich einer nebenbuhlin dich entzog, wenn ich selb dadurch auf«</text:p>
          </table:table-cell>
          <table:table-cell table:style-name="Table1.E30" office:value-type="string">
            <text:p text:style-name="Table_20_Contents"><text:a xlink:type="simple" xlink:href="https://woerterbuchnetz.de/?sigle=DWB&amp;lemid=S25772" text:style-name="Internet_20_link" text:visited-style-name="Visited_20_Internet_20_Link"><text:span text:style-name="Definition"><text:span text:style-name="T7">https://woerterbuchnetz.de/DWB/selb</text:span></text:span></text:a></text:p>
          </table:table-cell>
          <table:table-cell table:style-name="Table1.F30" office:value-type="string">
            <text:p text:style-name="Table_20_Contents"><text:a xlink:type="simple" xlink:href="https://woerterbuchnetz.de/?sigle=DWB&amp;lemid=S25772&amp;textid=33298521" text:style-name="Internet_20_link" text:visited-style-name="Visited_20_Internet_20_Link"><text:span text:style-name="Definition"><text:span text:style-name="T7">https://woerterbuchnetz.de/?sigle=DWB&amp;lemid=S25772&amp;textid=33298521</text:span></text:span></text:a></text:p>
          </table:table-cell>
        </table:table-row>
        <table:table-row>
          <table:table-cell table:style-name="Table1.A2" office:value-type="string">
            <text:p text:style-name="Table_20_Contents">sinken</text:p>
          </table:table-cell>
          <table:table-cell table:style-name="Table1.B31" office:value-type="string">
            <text:p text:style-name="Standard"/>
          </table:table-cell>
          <table:table-cell table:style-name="Table1.C31" office:value-type="string">
            <text:p text:style-name="Standard"/>
          </table:table-cell>
          <table:table-cell table:style-name="Table1.D31" office:value-type="string">
            <text:p text:style-name="Table_20_Contents">»… sinkt denn der balsamische schlaf auch auf die augen der schelmen? <text:span text:style-name="T3">Schiller</text:span> <text:span text:style-name="T1">räuber</text:span> 4, 5 <text:span text:style-name="T1">schausp.;</text:span> so sinkt ein freudiges <text:span text:style-name="T2">staunen</text:span> auf mich. <text:span text:style-name="T3">J.</text:span> <text:span text:style-name="T3">Paul</text:span> <text:span text:style-name="T1">uns. loge</text:span> 3, 6; sank je ein schlaf auf meine augenlider. <text:span text:style-name="T3">Schiller</text:span> <text:span text:style-name="T1">dom Karlos</text:span> 2, 6«</text:p>
          </table:table-cell>
          <table:table-cell table:style-name="Table1.E31" office:value-type="string">
            <text:p text:style-name="Table_20_Contents"><text:a xlink:type="simple" xlink:href="https://woerterbuchnetz.de/?sigle=DWB&amp;lemid=S29352" text:style-name="Internet_20_link" text:visited-style-name="Visited_20_Internet_20_Link"><text:span text:style-name="Definition"><text:span text:style-name="T7">https://woerterbuchnetz.de/DWB/sinken</text:span></text:span></text:a></text:p>
          </table:table-cell>
          <table:table-cell table:style-name="Table1.F31" office:value-type="string">
            <text:p text:style-name="Table_20_Contents"><text:a xlink:type="simple" xlink:href="https://woerterbuchnetz.de/?sigle=DWB&amp;lemid=S29352&amp;textid=33982786" text:style-name="Internet_20_link" text:visited-style-name="Visited_20_Internet_20_Link"><text:span text:style-name="Definition"><text:span text:style-name="T7">https://woerterbuchnetz.de/?sigle=DWB&amp;lemid=S29352&amp;textid=33982786</text:span></text:span></text:a></text:p>
          </table:table-cell>
        </table:table-row>
        <table:table-row>
          <table:table-cell table:style-name="Table1.A2" office:value-type="string">
            <text:p text:style-name="Table_20_Contents">wegblassen</text:p>
          </table:table-cell>
          <table:table-cell table:style-name="Table1.B32" office:value-type="string">
            <text:p text:style-name="Standard"/>
          </table:table-cell>
          <table:table-cell table:style-name="Table1.C32" office:value-type="string">
            <text:p text:style-name="Standard"/>
          </table:table-cell>
          <table:table-cell table:style-name="Table1.D32" office:value-type="string">
            <text:p text:style-name="Table_20_Contents">»wegblassen, <text:span text:style-name="T1">sterben:</text:span> ihre freundinnen <text:span text:style-name="T2">staunen</text:span> verwundernd sie an; weggeblaszt in des todes armen wähnten alle sie schon <text:span text:style-name="T3">Fr.</text:span> <text:span text:style-name="T3">Müller</text:span> 1, 61. wegbleiben, <text:span text:style-name="T1">von einem orte</text:span>«</text:p>
          </table:table-cell>
          <table:table-cell table:style-name="Table1.E32" office:value-type="string">
            <text:p text:style-name="Table_20_Contents"><text:a xlink:type="simple" xlink:href="https://woerterbuchnetz.de/?sigle=DWB&amp;lemid=W10910" text:style-name="Internet_20_link" text:visited-style-name="Visited_20_Internet_20_Link"><text:span text:style-name="Definition"><text:span text:style-name="T7">https://woerterbuchnetz.de/DWB/wegblassen</text:span></text:span></text:a></text:p>
          </table:table-cell>
          <table:table-cell table:style-name="Table1.F32" office:value-type="string">
            <text:p text:style-name="Table_20_Contents"><text:a xlink:type="simple" xlink:href="https://woerterbuchnetz.de/?sigle=DWB&amp;lemid=W10910&amp;textid=56106784" text:style-name="Internet_20_link" text:visited-style-name="Visited_20_Internet_20_Link"><text:span text:style-name="Definition"><text:span text:style-name="T7">https://woerterbuchnetz.de/?sigle=DWB&amp;lemid=W10910&amp;textid=56106784</text:span></text:span></text:a></text:p>
          </table:table-cell>
        </table:table-row>
        <table:table-row>
          <table:table-cell table:style-name="Table1.A2" office:value-type="string">
            <text:p text:style-name="Table_20_Contents">gewahr</text:p>
          </table:table-cell>
          <table:table-cell table:style-name="Table1.B33" office:value-type="string">
            <text:p text:style-name="Table_20_Contents">adj.</text:p>
          </table:table-cell>
          <table:table-cell table:style-name="Table1.C33" office:value-type="string">
            <text:p text:style-name="Table_20_Contents">Eigenschaftswort, Beiwort</text:p>
          </table:table-cell>
          <table:table-cell table:style-name="Table1.D33" office:value-type="string">
            <text:p text:style-name="Table_20_Contents">»… <text:span text:style-name="T1">einer weit entwickelten wahrnehmung an</text:span> (<text:span text:style-name="T1">vgl. dazu sp.</text:span> 4776 <text:span text:style-name="T1">u.</text:span> 4781): die erste zeit eines hiesigen aufenthalts geht ohnedies unter <text:span text:style-name="T2">staunen</text:span> und bewundrung hin, bisz man nach und nach mit den gegenständen bekannter und sich selbst gleichsam erst gewahr wird. <text:span text:style-name="T3">Göthe</text:span>«</text:p>
          </table:table-cell>
          <table:table-cell table:style-name="Table1.E33" office:value-type="string">
            <text:p text:style-name="Table_20_Contents"><text:a xlink:type="simple" xlink:href="https://woerterbuchnetz.de/?sigle=DWB&amp;lemid=G13150" text:style-name="Internet_20_link" text:visited-style-name="Visited_20_Internet_20_Link"><text:span text:style-name="Definition"><text:span text:style-name="T7">https://woerterbuchnetz.de/DWB/gewahr</text:span></text:span></text:a></text:p>
          </table:table-cell>
          <table:table-cell table:style-name="Table1.F33" office:value-type="string">
            <text:p text:style-name="Table_20_Contents"><text:a xlink:type="simple" xlink:href="https://woerterbuchnetz.de/?sigle=DWB&amp;lemid=G13150&amp;textid=10049490" text:style-name="Internet_20_link" text:visited-style-name="Visited_20_Internet_20_Link"><text:span text:style-name="Definition"><text:span text:style-name="T7">https://woerterbuchnetz.de/?sigle=DWB&amp;lemid=G13150&amp;textid=10049490</text:span></text:span></text:a></text:p>
          </table:table-cell>
        </table:table-row>
        <table:table-row>
          <table:table-cell table:style-name="Table1.A2" office:value-type="string">
            <text:p text:style-name="Table_20_Contents">grosz</text:p>
          </table:table-cell>
          <table:table-cell table:style-name="Table1.B34" office:value-type="string">
            <text:p text:style-name="Table_20_Contents">adj.</text:p>
          </table:table-cell>
          <table:table-cell table:style-name="Table1.C34" office:value-type="string">
            <text:p text:style-name="Table_20_Contents">Eigenschaftswort, Beiwort</text:p>
          </table:table-cell>
          <table:table-cell table:style-name="Table1.D34" office:value-type="string">
            <text:p text:style-name="Table_20_Contents">»… <text:span text:style-name="T1">auf ganz bestimmte syntaktische fügungen:</text:span> wer bekümmerte sich grosz umb den armen Lazarum? <text:span text:style-name="T3">Schupp</text:span> <text:span text:style-name="T1">schr.</text:span> 427; wie sollen wir grosz <text:span text:style-name="T2">staunen</text:span> <text:span text:style-name="T3">Brentano</text:span> 4, 121; was würde es dem ursprung der lügen grosz geschadet haben <text:span text:style-name="T3">Lohenstein</text:span> <text:span text:style-name="T1">Armin.</text:span> 2, 1606<text:span text:style-name="T4">b</text:span>; ach! sagte«</text:p>
          </table:table-cell>
          <table:table-cell table:style-name="Table1.E34" office:value-type="string">
            <text:p text:style-name="Table_20_Contents"><text:a xlink:type="simple" xlink:href="https://woerterbuchnetz.de/?sigle=DWB&amp;lemid=G28941" text:style-name="Internet_20_link" text:visited-style-name="Visited_20_Internet_20_Link"><text:span text:style-name="Definition"><text:span text:style-name="T7">https://woerterbuchnetz.de/DWB/grosz</text:span></text:span></text:a></text:p>
          </table:table-cell>
          <table:table-cell table:style-name="Table1.F34" office:value-type="string">
            <text:p text:style-name="Table_20_Contents"><text:a xlink:type="simple" xlink:href="https://woerterbuchnetz.de/?sigle=DWB&amp;lemid=G28941&amp;textid=15625194" text:style-name="Internet_20_link" text:visited-style-name="Visited_20_Internet_20_Link"><text:span text:style-name="Definition"><text:span text:style-name="T7">https://woerterbuchnetz.de/?sigle=DWB&amp;lemid=G28941&amp;textid=15625194</text:span></text:span></text:a></text:p>
          </table:table-cell>
        </table:table-row>
        <table:table-row>
          <table:table-cell table:style-name="Table1.A2" office:value-type="string">
            <text:p text:style-name="Table_20_Contents">staunenerregend</text:p>
          </table:table-cell>
          <table:table-cell table:style-name="Table1.B35" office:value-type="string">
            <text:p text:style-name="Table_20_Contents">adj.</text:p>
          </table:table-cell>
          <table:table-cell table:style-name="Table1.C35" office:value-type="string">
            <text:p text:style-name="Table_20_Contents">Eigenschaftswort, Beiwort</text:p>
          </table:table-cell>
          <table:table-cell table:style-name="Table1.D35" office:value-type="string">
            <text:p text:style-name="Table_20_Contents">»staunenerregend, <text:span text:style-name="T1">adj.</text:span>, <text:span text:style-name="T1">vgl.</text:span><text:span text:style-name="T2">staunen</text:span> 6, <text:span text:style-name="T1">b:</text:span> dazu gab das mächtige zeitalter ... allen unternehmungen einen reiz, der unserem gelehrten zeitalter in den jetzt so vielfach«</text:p>
          </table:table-cell>
          <table:table-cell table:style-name="Table1.E35" office:value-type="string">
            <text:p text:style-name="Table_20_Contents"><text:a xlink:type="simple" xlink:href="https://woerterbuchnetz.de/?sigle=DWB&amp;lemid=S41745" text:style-name="Internet_20_link" text:visited-style-name="Visited_20_Internet_20_Link"><text:span text:style-name="Definition"><text:span text:style-name="T7">https://woerterbuchnetz.de/DWB/staunenerregend</text:span></text:span></text:a></text:p>
          </table:table-cell>
          <table:table-cell table:style-name="Table1.F35" office:value-type="string">
            <text:p text:style-name="Table_20_Contents"><text:a xlink:type="simple" xlink:href="https://woerterbuchnetz.de/?sigle=DWB&amp;lemid=S41745&amp;textid=36838697" text:style-name="Internet_20_link" text:visited-style-name="Visited_20_Internet_20_Link"><text:span text:style-name="Definition"><text:span text:style-name="T7">https://woerterbuchnetz.de/?sigle=DWB&amp;lemid=S41745&amp;textid=36838697</text:span></text:span></text:a></text:p>
          </table:table-cell>
        </table:table-row>
        <table:table-row>
          <table:table-cell table:style-name="Table1.A2" office:value-type="string">
            <text:p text:style-name="Table_20_Contents">staunensoffen</text:p>
          </table:table-cell>
          <table:table-cell table:style-name="Table1.B36" office:value-type="string">
            <text:p text:style-name="Table_20_Contents">adj.</text:p>
          </table:table-cell>
          <table:table-cell table:style-name="Table1.C36" office:value-type="string">
            <text:p text:style-name="Table_20_Contents">Eigenschaftswort, Beiwort</text:p>
          </table:table-cell>
          <table:table-cell table:style-name="Table1.D36" office:value-type="string">
            <text:p text:style-name="Table_20_Contents">»staunensoffen, <text:span text:style-name="T1">adj.</text:span>, <text:span text:style-name="T1">vom mund, den man beim</text:span> <text:span text:style-name="T2">staunen</text:span> <text:span text:style-name="T1">öffnet:</text:span> da sah ich, wie im hintergrund bereits mit staunensoffnem mund zukunft und nachwelt standen. <text:span text:style-name="T3">Rückert</text:span> (1882) 7, 252. «</text:p>
          </table:table-cell>
          <table:table-cell table:style-name="Table1.E36" office:value-type="string">
            <text:p text:style-name="Table_20_Contents"><text:a xlink:type="simple" xlink:href="https://woerterbuchnetz.de/?sigle=DWB&amp;lemid=S41747" text:style-name="Internet_20_link" text:visited-style-name="Visited_20_Internet_20_Link"><text:span text:style-name="Definition"><text:span text:style-name="T7">https://woerterbuchnetz.de/DWB/staunensoffen</text:span></text:span></text:a></text:p>
          </table:table-cell>
          <table:table-cell table:style-name="Table1.F36" office:value-type="string">
            <text:p text:style-name="Table_20_Contents"><text:a xlink:type="simple" xlink:href="https://woerterbuchnetz.de/?sigle=DWB&amp;lemid=S41747&amp;textid=36838839" text:style-name="Internet_20_link" text:visited-style-name="Visited_20_Internet_20_Link"><text:span text:style-name="Definition"><text:span text:style-name="T7">https://woerterbuchnetz.de/?sigle=DWB&amp;lemid=S41747&amp;textid=36838839</text:span></text:span></text:a></text:p>
          </table:table-cell>
        </table:table-row>
        <table:table-row>
          <table:table-cell table:style-name="Table1.A2" office:value-type="string">
            <text:p text:style-name="Table_20_Contents">staunenswert</text:p>
          </table:table-cell>
          <table:table-cell table:style-name="Table1.B37" office:value-type="string">
            <text:p text:style-name="Table_20_Contents">adj.</text:p>
          </table:table-cell>
          <table:table-cell table:style-name="Table1.C37" office:value-type="string">
            <text:p text:style-name="Table_20_Contents">Eigenschaftswort, Beiwort</text:p>
          </table:table-cell>
          <table:table-cell table:style-name="Table1.D37" office:value-type="string">
            <text:p text:style-name="Table_20_Contents">»staunenswert, <text:span text:style-name="T1">adj.</text:span>, <text:span text:style-name="T1">vgl.</text:span><text:span text:style-name="T2">staunen</text:span> 6, <text:span text:style-name="T1">a und</text:span> staunenswürdig; <text:span text:style-name="T1">zuerst bei</text:span> <text:span text:style-name="T3">Kinderling</text:span> 428 <text:span text:style-name="T1">gebucht</text:span> (<text:span text:style-name="T1">mit verweis auf die</text:span> <text:span text:style-name="T3">Karschin</text:span>), <text:span text:style-name="T1">vgl. zeitschr f. d. wortf.</text:span> 11,«</text:p>
          </table:table-cell>
          <table:table-cell table:style-name="Table1.E37" office:value-type="string">
            <text:p text:style-name="Table_20_Contents"><text:a xlink:type="simple" xlink:href="https://woerterbuchnetz.de/?sigle=DWB&amp;lemid=S41749" text:style-name="Internet_20_link" text:visited-style-name="Visited_20_Internet_20_Link"><text:span text:style-name="Definition"><text:span text:style-name="T7">https://woerterbuchnetz.de/DWB/staunenswert</text:span></text:span></text:a></text:p>
          </table:table-cell>
          <table:table-cell table:style-name="Table1.F37" office:value-type="string">
            <text:p text:style-name="Table_20_Contents"><text:a xlink:type="simple" xlink:href="https://woerterbuchnetz.de/?sigle=DWB&amp;lemid=S41749&amp;textid=36838948" text:style-name="Internet_20_link" text:visited-style-name="Visited_20_Internet_20_Link"><text:span text:style-name="Definition"><text:span text:style-name="T7">https://woerterbuchnetz.de/?sigle=DWB&amp;lemid=S41749&amp;textid=36838948</text:span></text:span></text:a></text:p>
          </table:table-cell>
        </table:table-row>
        <table:table-row>
          <table:table-cell table:style-name="Table1.A2" office:value-type="string">
            <text:p text:style-name="Table_20_Contents">staunenvoll</text:p>
          </table:table-cell>
          <table:table-cell table:style-name="Table1.B38" office:value-type="string">
            <text:p text:style-name="Table_20_Contents">adj.</text:p>
          </table:table-cell>
          <table:table-cell table:style-name="Table1.C38" office:value-type="string">
            <text:p text:style-name="Table_20_Contents">Eigenschaftswort, Beiwort</text:p>
          </table:table-cell>
          <table:table-cell table:style-name="Table1.D38" office:value-type="string">
            <text:p text:style-name="Table_20_Contents">»staunenvoll, <text:span text:style-name="T1">adj.</text:span> '<text:span text:style-name="T1">voll staunens, von</text:span> <text:span text:style-name="T2">staunen</text:span> <text:span text:style-name="T1">erfüllt; wie auch, von groszem staunen zeugend</text:span>' <text:span text:style-name="T3">Campe</text:span>; <text:span text:style-name="T1">nicht mehr üblich. staunenerregend:</text:span> beyder arbeit (<text:span text:style-name="T1">des seiltänzers und des transcendentalphilosophen</text:span>) ... gewähren«</text:p>
          </table:table-cell>
          <table:table-cell table:style-name="Table1.E38" office:value-type="string">
            <text:p text:style-name="Table_20_Contents"><text:a xlink:type="simple" xlink:href="https://woerterbuchnetz.de/?sigle=DWB&amp;lemid=S41752" text:style-name="Internet_20_link" text:visited-style-name="Visited_20_Internet_20_Link"><text:span text:style-name="Definition"><text:span text:style-name="T7">https://woerterbuchnetz.de/DWB/staunenvoll</text:span></text:span></text:a></text:p>
          </table:table-cell>
          <table:table-cell table:style-name="Table1.F38" office:value-type="string">
            <text:p text:style-name="Table_20_Contents"><text:a xlink:type="simple" xlink:href="https://woerterbuchnetz.de/?sigle=DWB&amp;lemid=S41752&amp;textid=36839548" text:style-name="Internet_20_link" text:visited-style-name="Visited_20_Internet_20_Link"><text:span text:style-name="Definition"><text:span text:style-name="T7">https://woerterbuchnetz.de/?sigle=DWB&amp;lemid=S41752&amp;textid=36839548</text:span></text:span></text:a></text:p>
          </table:table-cell>
        </table:table-row>
        <table:table-row>
          <table:table-cell table:style-name="Table1.A2" office:value-type="string">
            <text:p text:style-name="Table_20_Contents">staunenvoll</text:p>
          </table:table-cell>
          <table:table-cell table:style-name="Table1.B39" office:value-type="string">
            <text:p text:style-name="Table_20_Contents">adj.</text:p>
          </table:table-cell>
          <table:table-cell table:style-name="Table1.C39" office:value-type="string">
            <text:p text:style-name="Table_20_Contents">Eigenschaftswort, Beiwort</text:p>
          </table:table-cell>
          <table:table-cell table:style-name="Table1.D39" office:value-type="string">
            <text:p text:style-name="Table_20_Contents">»staunenvoll, <text:span text:style-name="T1">adj.</text:span> '<text:span text:style-name="T1">voll staunens, von staunen erfüllt; wie auch, von groszem</text:span> <text:span text:style-name="T2">staunen</text:span> <text:span text:style-name="T1">zeugend</text:span>' <text:span text:style-name="T3">Campe</text:span>; <text:span text:style-name="T1">nicht mehr üblich. staunenerregend:</text:span> beyder arbeit (<text:span text:style-name="T1">des seiltänzers und des transcendentalphilosophen</text:span>) ... gewähren ein wunderbares, staunenvolles, manchmal gleichen schauder«</text:p>
          </table:table-cell>
          <table:table-cell table:style-name="Table1.E39" office:value-type="string">
            <text:p text:style-name="Table_20_Contents"><text:a xlink:type="simple" xlink:href="https://woerterbuchnetz.de/?sigle=DWB&amp;lemid=S41752" text:style-name="Internet_20_link" text:visited-style-name="Visited_20_Internet_20_Link"><text:span text:style-name="Definition"><text:span text:style-name="T7">https://woerterbuchnetz.de/DWB/staunenvoll</text:span></text:span></text:a></text:p>
          </table:table-cell>
          <table:table-cell table:style-name="Table1.F39" office:value-type="string">
            <text:p text:style-name="Table_20_Contents"><text:a xlink:type="simple" xlink:href="https://woerterbuchnetz.de/?sigle=DWB&amp;lemid=S41752&amp;textid=36839554" text:style-name="Internet_20_link" text:visited-style-name="Visited_20_Internet_20_Link"><text:span text:style-name="Definition"><text:span text:style-name="T7">https://woerterbuchnetz.de/?sigle=DWB&amp;lemid=S41752&amp;textid=36839554</text:span></text:span></text:a></text:p>
          </table:table-cell>
        </table:table-row>
        <table:table-row>
          <table:table-cell table:style-name="Table1.A2" office:value-type="string">
            <text:p text:style-name="Table_20_Contents">staunenvoll</text:p>
          </table:table-cell>
          <table:table-cell table:style-name="Table1.B40" office:value-type="string">
            <text:p text:style-name="Table_20_Contents">adj.</text:p>
          </table:table-cell>
          <table:table-cell table:style-name="Table1.C40" office:value-type="string">
            <text:p text:style-name="Table_20_Contents">Eigenschaftswort, Beiwort</text:p>
          </table:table-cell>
          <table:table-cell table:style-name="Table1.D40" office:value-type="string">
            <text:p text:style-name="Table_20_Contents">»… <text:span text:style-name="T1">staunenerregend:</text:span> beyder arbeit (<text:span text:style-name="T1">des seiltänzers und des transcendentalphilosophen</text:span>) ... gewähren ein wunderbares, staunenvolles, manchmal gleichen schauder erregendes schauspiel <text:span text:style-name="T3">Klinger</text:span> 11, 214. <text:span text:style-name="T2">staunen</text:span> <text:span text:style-name="T1">ausdrückend</text:span> (<text:span text:style-name="T1">vgl.</text:span>staunen 4, <text:span text:style-name="T1">c,</text:span> <text:span text:style-name="T1">γ</text:span>): der heide sieht mit staunenvollem gaffen. <text:span text:style-name="T3">Gries</text:span> <text:span text:style-name="T1">bei</text:span> <text:span text:style-name="T3">Campe.</text:span> <text:span text:style-name="T1">s. auch</text:span> staunensvoll <text:span text:style-name="T1">und</text:span> staunvoll.«</text:p>
          </table:table-cell>
          <table:table-cell table:style-name="Table1.E40" office:value-type="string">
            <text:p text:style-name="Table_20_Contents"><text:a xlink:type="simple" xlink:href="https://woerterbuchnetz.de/?sigle=DWB&amp;lemid=S41752" text:style-name="Internet_20_link" text:visited-style-name="Visited_20_Internet_20_Link"><text:span text:style-name="Definition"><text:span text:style-name="T7">https://woerterbuchnetz.de/DWB/staunenvoll</text:span></text:span></text:a></text:p>
          </table:table-cell>
          <table:table-cell table:style-name="Table1.F40" office:value-type="string">
            <text:p text:style-name="Table_20_Contents"><text:a xlink:type="simple" xlink:href="https://woerterbuchnetz.de/?sigle=DWB&amp;lemid=S41752&amp;textid=36839595" text:style-name="Internet_20_link" text:visited-style-name="Visited_20_Internet_20_Link"><text:span text:style-name="Definition"><text:span text:style-name="T7">https://woerterbuchnetz.de/?sigle=DWB&amp;lemid=S41752&amp;textid=36839595</text:span></text:span></text:a></text:p>
          </table:table-cell>
        </table:table-row>
        <table:table-row>
          <table:table-cell table:style-name="Table1.A2" office:value-type="string">
            <text:p text:style-name="Table_20_Contents">staunenvoll</text:p>
          </table:table-cell>
          <table:table-cell table:style-name="Table1.B41" office:value-type="string">
            <text:p text:style-name="Table_20_Contents">adj.</text:p>
          </table:table-cell>
          <table:table-cell table:style-name="Table1.C41" office:value-type="string">
            <text:p text:style-name="Table_20_Contents">Eigenschaftswort, Beiwort</text:p>
          </table:table-cell>
          <table:table-cell table:style-name="Table1.D41" office:value-type="string">
            <text:p text:style-name="Table_20_Contents">»… (<text:span text:style-name="T1">des seiltänzers und des transcendentalphilosophen</text:span>) ... gewähren ein wunderbares, staunenvolles, manchmal gleichen schauder erregendes schauspiel <text:span text:style-name="T3">Klinger</text:span> 11, 214. <text:span text:style-name="T1">staunen ausdrückend</text:span> (<text:span text:style-name="T1">vgl.</text:span><text:span text:style-name="T2">staunen</text:span> 4, <text:span text:style-name="T1">c,</text:span> <text:span text:style-name="T1">γ</text:span>): der heide sieht mit staunenvollem gaffen. <text:span text:style-name="T3">Gries</text:span> <text:span text:style-name="T1">bei</text:span> <text:span text:style-name="T3">Campe.</text:span> <text:span text:style-name="T1">s. auch</text:span> staunensvoll <text:span text:style-name="T1">und</text:span> staunvoll. «</text:p>
          </table:table-cell>
          <table:table-cell table:style-name="Table1.E41" office:value-type="string">
            <text:p text:style-name="Table_20_Contents"><text:a xlink:type="simple" xlink:href="https://woerterbuchnetz.de/?sigle=DWB&amp;lemid=S41752" text:style-name="Internet_20_link" text:visited-style-name="Visited_20_Internet_20_Link"><text:span text:style-name="Definition"><text:span text:style-name="T7">https://woerterbuchnetz.de/DWB/staunenvoll</text:span></text:span></text:a></text:p>
          </table:table-cell>
          <table:table-cell table:style-name="Table1.F41" office:value-type="string">
            <text:p text:style-name="Table_20_Contents"><text:a xlink:type="simple" xlink:href="https://woerterbuchnetz.de/?sigle=DWB&amp;lemid=S41752&amp;textid=36839600" text:style-name="Internet_20_link" text:visited-style-name="Visited_20_Internet_20_Link"><text:span text:style-name="Definition"><text:span text:style-name="T7">https://woerterbuchnetz.de/?sigle=DWB&amp;lemid=S41752&amp;textid=36839600</text:span></text:span></text:a></text:p>
          </table:table-cell>
        </table:table-row>
        <table:table-row>
          <table:table-cell table:style-name="Table1.A2" office:value-type="string">
            <text:p text:style-name="Table_20_Contents">staunig</text:p>
          </table:table-cell>
          <table:table-cell table:style-name="Table1.B42" office:value-type="string">
            <text:p text:style-name="Table_20_Contents">adj.</text:p>
          </table:table-cell>
          <table:table-cell table:style-name="Table1.C42" office:value-type="string">
            <text:p text:style-name="Table_20_Contents">Eigenschaftswort, Beiwort</text:p>
          </table:table-cell>
          <table:table-cell table:style-name="Table1.D42" office:value-type="string">
            <text:p text:style-name="Table_20_Contents">»staunig, <text:span text:style-name="T1">adj.</text:span> <text:span text:style-name="T1">staunend; alem. bildung,</text:span> zu <text:span text:style-name="T2">staunen</text:span> 3 <text:span text:style-name="T1">oder</text:span> 4; <text:span text:style-name="T1">in Basel</text:span> stunig <text:span text:style-name="T1">staunend</text:span> (<text:span text:style-name="T1">wol</text:span> = <text:span text:style-name="T1">träumend</text:span>), <text:span text:style-name="T1">nachdenklich, vgl.</text:span> der stuni '<text:span text:style-name="T1">wer vor tiefen gedanken oder zerstreuung nicht</text:span>«</text:p>
          </table:table-cell>
          <table:table-cell table:style-name="Table1.E42" office:value-type="string">
            <text:p text:style-name="Table_20_Contents"><text:a xlink:type="simple" xlink:href="https://woerterbuchnetz.de/?sigle=DWB&amp;lemid=S41755" text:style-name="Internet_20_link" text:visited-style-name="Visited_20_Internet_20_Link"><text:span text:style-name="Definition"><text:span text:style-name="T7">https://woerterbuchnetz.de/DWB/staunig</text:span></text:span></text:a></text:p>
          </table:table-cell>
          <table:table-cell table:style-name="Table1.F42" office:value-type="string">
            <text:p text:style-name="Table_20_Contents"><text:a xlink:type="simple" xlink:href="https://woerterbuchnetz.de/?sigle=DWB&amp;lemid=S41755&amp;textid=36839815" text:style-name="Internet_20_link" text:visited-style-name="Visited_20_Internet_20_Link"><text:span text:style-name="Definition"><text:span text:style-name="T7">https://woerterbuchnetz.de/?sigle=DWB&amp;lemid=S41755&amp;textid=36839815</text:span></text:span></text:a></text:p>
          </table:table-cell>
        </table:table-row>
        <table:table-row>
          <table:table-cell table:style-name="Table1.A2" office:value-type="string">
            <text:p text:style-name="Table_20_Contents">steif</text:p>
          </table:table-cell>
          <table:table-cell table:style-name="Table1.B43" office:value-type="string">
            <text:p text:style-name="Table_20_Contents">adj.</text:p>
          </table:table-cell>
          <table:table-cell table:style-name="Table1.C43" office:value-type="string">
            <text:p text:style-name="Table_20_Contents">Eigenschaftswort, Beiwort</text:p>
          </table:table-cell>
          <table:table-cell table:style-name="Table1.D43" office:value-type="string">
            <text:p text:style-name="Table_20_Contents">»… und ungläubig glotzt alles volk den jungen und das krüppelchen an <text:span text:style-name="T3">Federer</text:span> <text:span text:style-name="T1">a. a. o.</text:span> 92; die schauenden waren vor <text:span text:style-name="T2">staunen</text:span> steif <text:span text:style-name="T3">Rückert</text:span> <text:span text:style-name="T1">Firdosi</text:span> 2, 469. <text:span text:style-name="T1">so in Leipzig:</text:span> er war ganz steif, <text:span text:style-name="T1">auszer sich, vor erstaunen, schreck u. s. w.</text:span>«</text:p>
          </table:table-cell>
          <table:table-cell table:style-name="Table1.E43" office:value-type="string">
            <text:p text:style-name="Table_20_Contents"><text:a xlink:type="simple" xlink:href="https://woerterbuchnetz.de/?sigle=DWB&amp;lemid=S42350" text:style-name="Internet_20_link" text:visited-style-name="Visited_20_Internet_20_Link"><text:span text:style-name="Definition"><text:span text:style-name="T7">https://woerterbuchnetz.de/DWB/steif</text:span></text:span></text:a></text:p>
          </table:table-cell>
          <table:table-cell table:style-name="Table1.F43" office:value-type="string">
            <text:p text:style-name="Table_20_Contents"><text:a xlink:type="simple" xlink:href="https://woerterbuchnetz.de/?sigle=DWB&amp;lemid=S42350&amp;textid=37399726" text:style-name="Internet_20_link" text:visited-style-name="Visited_20_Internet_20_Link"><text:span text:style-name="Definition"><text:span text:style-name="T7">https://woerterbuchnetz.de/?sigle=DWB&amp;lemid=S42350&amp;textid=37399726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steif</text:p>
          </table:table-cell>
          <table:table-cell table:style-name="Table1.B44" office:value-type="string">
            <text:p text:style-name="Table_20_Contents">adj.</text:p>
          </table:table-cell>
          <table:table-cell table:style-name="Table1.C44" office:value-type="string">
            <text:p text:style-name="Table_20_Contents">Eigenschaftswort, Beiwort</text:p>
          </table:table-cell>
          <table:table-cell table:style-name="Table1.D44" office:value-type="string">
            <text:p text:style-name="Table_20_Contents">»… nest, hatten ruhig ein die pallst <text:span text:style-name="T3">Fischart</text:span> 1, 232 <text:span text:style-name="T1">Hauffen</text:span> (<text:span text:style-name="T1">jesuiterhütl.</text:span> 71). <text:span text:style-name="T1">ähnlich noch:</text:span> die vöglein fliegen darauf zu und <text:span text:style-name="T2">staunen,</text:span> wie sich solch loser vogel mag gewöhnen, so still und steif im grünen auszudauern <text:span text:style-name="T3">W.</text:span> <text:span text:style-name="T3">Müller</text:span> <text:span text:style-name="T1">ged.</text:span> 252 <text:span text:style-name="T1">Hatfield.</text:span> <text:span text:style-name="T1">doch</text:span>«</text:p>
          </table:table-cell>
          <table:table-cell table:style-name="Table1.E44" office:value-type="string">
            <text:p text:style-name="Table_20_Contents"><text:a xlink:type="simple" xlink:href="https://woerterbuchnetz.de/?sigle=DWB&amp;lemid=S42350" text:style-name="Internet_20_link" text:visited-style-name="Visited_20_Internet_20_Link"><text:span text:style-name="Definition"><text:span text:style-name="T7">https://woerterbuchnetz.de/DWB/steif</text:span></text:span></text:a></text:p>
          </table:table-cell>
          <table:table-cell table:style-name="Table1.F44" office:value-type="string">
            <text:p text:style-name="Table_20_Contents"><text:a xlink:type="simple" xlink:href="https://woerterbuchnetz.de/?sigle=DWB&amp;lemid=S42350&amp;textid=37406329" text:style-name="Internet_20_link" text:visited-style-name="Visited_20_Internet_20_Link"><text:span text:style-name="Definition"><text:span text:style-name="T7">https://woerterbuchnetz.de/?sigle=DWB&amp;lemid=S42350&amp;textid=37406329</text:span></text:span></text:a></text:p>
          </table:table-cell>
        </table:table-row>
        <table:table-row>
          <table:table-cell table:style-name="Table1.A2" office:value-type="string">
            <text:p text:style-name="Table_20_Contents">still</text:p>
          </table:table-cell>
          <table:table-cell table:style-name="Table1.B45" office:value-type="string">
            <text:p text:style-name="Table_20_Contents">adj.</text:p>
          </table:table-cell>
          <table:table-cell table:style-name="Table1.C45" office:value-type="string">
            <text:p text:style-name="Table_20_Contents">Eigenschaftswort, Beiwort</text:p>
          </table:table-cell>
          <table:table-cell table:style-name="Table1.D45" office:value-type="string">
            <text:p text:style-name="Table_20_Contents">»… <text:span text:style-name="T1">W.;</text:span> ruhig laszt das spiel beginnen, gönnet uns ein stilles ohr <text:span text:style-name="T3">Tieck</text:span> <text:span text:style-name="T1">schr.</text:span> (1828) 1, 39; vor lauter lauschen und <text:span text:style-name="T2">staunen</text:span> sei still, du mein tief tiefes leben <text:span text:style-name="T3">R.</text:span> <text:span text:style-name="T3">M.</text:span> <text:span text:style-name="T3">Rilke</text:span> <text:span text:style-name="T1">ges. w.</text:span> (1927) 1, 271. <text:span text:style-name="T2">b)</text:span> <text:span text:style-name="T1">häufig in fester verbindung</text:span>«</text:p>
          </table:table-cell>
          <table:table-cell table:style-name="Table1.E45" office:value-type="string">
            <text:p text:style-name="Table_20_Contents"><text:a xlink:type="simple" xlink:href="https://woerterbuchnetz.de/?sigle=DWB&amp;lemid=S47147" text:style-name="Internet_20_link" text:visited-style-name="Visited_20_Internet_20_Link"><text:span text:style-name="Definition"><text:span text:style-name="T7">https://woerterbuchnetz.de/DWB/still</text:span></text:span></text:a></text:p>
          </table:table-cell>
          <table:table-cell table:style-name="Table1.F45" office:value-type="string">
            <text:p text:style-name="Table_20_Contents"><text:a xlink:type="simple" xlink:href="https://woerterbuchnetz.de/?sigle=DWB&amp;lemid=S47147&amp;textid=38506239" text:style-name="Internet_20_link" text:visited-style-name="Visited_20_Internet_20_Link"><text:span text:style-name="Definition"><text:span text:style-name="T7">https://woerterbuchnetz.de/?sigle=DWB&amp;lemid=S47147&amp;textid=38506239</text:span></text:span></text:a></text:p>
          </table:table-cell>
        </table:table-row>
        <table:table-row>
          <table:table-cell table:style-name="Table1.A2" office:value-type="string">
            <text:p text:style-name="Table_20_Contents">still</text:p>
          </table:table-cell>
          <table:table-cell table:style-name="Table1.B46" office:value-type="string">
            <text:p text:style-name="Table_20_Contents">adj.</text:p>
          </table:table-cell>
          <table:table-cell table:style-name="Table1.C46" office:value-type="string">
            <text:p text:style-name="Table_20_Contents">Eigenschaftswort, Beiwort</text:p>
          </table:table-cell>
          <table:table-cell table:style-name="Table1.D46" office:value-type="string">
            <text:p text:style-name="Table_20_Contents">»… macht es mich stille und traurig ... dasz du das schöne nicht sehen sollst IV 8, 54. still <text:span text:style-name="T1">vor ehrfurcht oder</text:span> <text:span text:style-name="T2">staunen:</text:span> vor ihm ward Satan zur nacht! so schreckt ihn der gottmensch. und ihn sahe der abgrund und blieb vor bewundrung«</text:p>
          </table:table-cell>
          <table:table-cell table:style-name="Table1.E46" office:value-type="string">
            <text:p text:style-name="Table_20_Contents"><text:a xlink:type="simple" xlink:href="https://woerterbuchnetz.de/?sigle=DWB&amp;lemid=S47147" text:style-name="Internet_20_link" text:visited-style-name="Visited_20_Internet_20_Link"><text:span text:style-name="Definition"><text:span text:style-name="T7">https://woerterbuchnetz.de/DWB/still</text:span></text:span></text:a></text:p>
          </table:table-cell>
          <table:table-cell table:style-name="Table1.F46" office:value-type="string">
            <text:p text:style-name="Table_20_Contents"><text:a xlink:type="simple" xlink:href="https://woerterbuchnetz.de/?sigle=DWB&amp;lemid=S47147&amp;textid=38507357" text:style-name="Internet_20_link" text:visited-style-name="Visited_20_Internet_20_Link"><text:span text:style-name="Definition"><text:span text:style-name="T7">https://woerterbuchnetz.de/?sigle=DWB&amp;lemid=S47147&amp;textid=38507357</text:span></text:span></text:a></text:p>
          </table:table-cell>
        </table:table-row>
        <table:table-row>
          <table:table-cell table:style-name="Table1.A2" office:value-type="string">
            <text:p text:style-name="Table_20_Contents">stumm</text:p>
          </table:table-cell>
          <table:table-cell table:style-name="Table1.B47" office:value-type="string">
            <text:p text:style-name="Table_20_Contents">adj.</text:p>
          </table:table-cell>
          <table:table-cell table:style-name="Table1.C47" office:value-type="string">
            <text:p text:style-name="Table_20_Contents">Eigenschaftswort, Beiwort</text:p>
          </table:table-cell>
          <table:table-cell table:style-name="Table1.D47" office:value-type="string">
            <text:p text:style-name="Table_20_Contents">»… 3, 39; <text:span text:style-name="T1">wie neben</text:span> stock <text:span text:style-name="T1">steht</text:span> stumm, <text:span text:style-name="T1">besonders in der jüngeren literatur, gerne neben den mit ihm stabreimenden</text:span> starr (<text:span text:style-name="T1">β</text:span>), <text:span text:style-name="T2">staunen</text:span> (D), steif (<text:span text:style-name="T1">β</text:span>), still (C), stumpf (f) <text:span text:style-name="T1">u. a. in freierer anwendung:</text:span> von dergleichen stummen gemüthern der unteren volksklassen <text:span text:style-name="T3">Hegel</text:span>«</text:p>
          </table:table-cell>
          <table:table-cell table:style-name="Table1.E47" office:value-type="string">
            <text:p text:style-name="Table_20_Contents"><text:a xlink:type="simple" xlink:href="https://woerterbuchnetz.de/?sigle=DWB&amp;lemid=S54390" text:style-name="Internet_20_link" text:visited-style-name="Visited_20_Internet_20_Link"><text:span text:style-name="Definition"><text:span text:style-name="T7">https://woerterbuchnetz.de/DWB/stumm</text:span></text:span></text:a></text:p>
          </table:table-cell>
          <table:table-cell table:style-name="Table1.F47" office:value-type="string">
            <text:p text:style-name="Table_20_Contents"><text:a xlink:type="simple" xlink:href="https://woerterbuchnetz.de/?sigle=DWB&amp;lemid=S54390&amp;textid=40623064" text:style-name="Internet_20_link" text:visited-style-name="Visited_20_Internet_20_Link"><text:span text:style-name="Definition"><text:span text:style-name="T7">https://woerterbuchnetz.de/?sigle=DWB&amp;lemid=S54390&amp;textid=40623064</text:span></text:span></text:a></text:p>
          </table:table-cell>
        </table:table-row>
        <table:table-row>
          <table:table-cell table:style-name="Table1.A2" office:value-type="string">
            <text:p text:style-name="Table_20_Contents">umfahrbar</text:p>
          </table:table-cell>
          <table:table-cell table:style-name="Table1.B48" office:value-type="string">
            <text:p text:style-name="Table_20_Contents">adj.</text:p>
          </table:table-cell>
          <table:table-cell table:style-name="Table1.C48" office:value-type="string">
            <text:p text:style-name="Table_20_Contents">Eigenschaftswort, Beiwort</text:p>
          </table:table-cell>
          <table:table-cell table:style-name="Table1.D48" office:value-type="string">
            <text:p text:style-name="Table_20_Contents">»umfahrbar, <text:span text:style-name="T1">adj.</text:span>, <text:span text:style-name="T1">vgl.</text:span>umfahren B 1: mit <text:span text:style-name="T2">staunen</text:span> sah man Afrika zu einer umfahrbaren spitze sich verengen <text:span text:style-name="T1">allgem. weltgesch.</text:span> (1886) 7, 7. «</text:p>
          </table:table-cell>
          <table:table-cell table:style-name="Table1.E48" office:value-type="string">
            <text:p text:style-name="Table_20_Contents"><text:a xlink:type="simple" xlink:href="https://woerterbuchnetz.de/?sigle=DWB&amp;lemid=U03506" text:style-name="Internet_20_link" text:visited-style-name="Visited_20_Internet_20_Link"><text:span text:style-name="Definition"><text:span text:style-name="T7">https://woerterbuchnetz.de/DWB/umfahrbar</text:span></text:span></text:a></text:p>
          </table:table-cell>
          <table:table-cell table:style-name="Table1.F48" office:value-type="string">
            <text:p text:style-name="Table_20_Contents"><text:a xlink:type="simple" xlink:href="https://woerterbuchnetz.de/?sigle=DWB&amp;lemid=U03506&amp;textid=45877371" text:style-name="Internet_20_link" text:visited-style-name="Visited_20_Internet_20_Link"><text:span text:style-name="Definition"><text:span text:style-name="T7">https://woerterbuchnetz.de/?sigle=DWB&amp;lemid=U03506&amp;textid=45877371</text:span></text:span></text:a></text:p>
          </table:table-cell>
        </table:table-row>
        <table:table-row>
          <table:table-cell table:style-name="Table1.A2" office:value-type="string">
            <text:p text:style-name="Table_20_Contents">wollüstig</text:p>
          </table:table-cell>
          <table:table-cell table:style-name="Table1.B49" office:value-type="string">
            <text:p text:style-name="Table_20_Contents">adj.</text:p>
          </table:table-cell>
          <table:table-cell table:style-name="Table1.C49" office:value-type="string">
            <text:p text:style-name="Table_20_Contents">Eigenschaftswort, Beiwort</text:p>
          </table:table-cell>
          <table:table-cell table:style-name="Table1.D49" office:value-type="string">
            <text:p text:style-name="Table_20_Contents">»… <text:span text:style-name="T1">einsamk.</text:span> (1784) 4, 126. <text:span text:style-name="T2">c)</text:span> <text:span text:style-name="T1">besonders in oxymorischen verbindungen, s.</text:span> wollust B 3 c, d: er sank in ein angenehmes <text:span text:style-name="T2">staunen,</text:span> unfreywillige seufzer entflohen seiner brust, und wollüstige trähnen rollten über seine wangen herab <text:span text:style-name="T3">Wieland</text:span> <text:span text:style-name="T1">Agathon</text:span> (1766) 1, 194; die ... wälder«</text:p>
          </table:table-cell>
          <table:table-cell table:style-name="Table1.E49" office:value-type="string">
            <text:p text:style-name="Table_20_Contents"><text:a xlink:type="simple" xlink:href="https://woerterbuchnetz.de/?sigle=DWB&amp;lemid=W26698" text:style-name="Internet_20_link" text:visited-style-name="Visited_20_Internet_20_Link"><text:span text:style-name="Definition"><text:span text:style-name="T7">https://woerterbuchnetz.de/DWB/wollüstig</text:span></text:span></text:a></text:p>
          </table:table-cell>
          <table:table-cell table:style-name="Table1.F49" office:value-type="string">
            <text:p text:style-name="Table_20_Contents"><text:a xlink:type="simple" xlink:href="https://woerterbuchnetz.de/?sigle=DWB&amp;lemid=W26698&amp;textid=60737282" text:style-name="Internet_20_link" text:visited-style-name="Visited_20_Internet_20_Link"><text:span text:style-name="Definition"><text:span text:style-name="T7">https://woerterbuchnetz.de/?sigle=DWB&amp;lemid=W26698&amp;textid=60737282</text:span></text:span></text:a></text:p>
          </table:table-cell>
        </table:table-row>
        <table:table-row>
          <table:table-cell table:style-name="Table1.A2" office:value-type="string">
            <text:p text:style-name="Table_20_Contents">wonnetrunken</text:p>
          </table:table-cell>
          <table:table-cell table:style-name="Table1.B50" office:value-type="string">
            <text:p text:style-name="Table_20_Contents">adj.</text:p>
          </table:table-cell>
          <table:table-cell table:style-name="Table1.C50" office:value-type="string">
            <text:p text:style-name="Table_20_Contents">Eigenschaftswort, Beiwort</text:p>
          </table:table-cell>
          <table:table-cell table:style-name="Table1.D50" office:value-type="string">
            <text:p text:style-name="Table_20_Contents">»… menschlichkeit, mein wonnetrunknes auge <text:span text:style-name="T3">Klopstock</text:span> <text:span text:style-name="T1">oden</text:span> 2, 163 <text:span text:style-name="T1">M.-P.;</text:span> meine wonnetrunkene seele <text:span text:style-name="T3">Pfeffel</text:span> <text:span text:style-name="T1">pros. vers.</text:span> (1810) 5, 91; in wonnetrunknem <text:span text:style-name="T2">staunen</text:span> <text:span text:style-name="T3">Nicolai</text:span> <text:span text:style-name="T1">Seb. Nothanker</text:span> (1773) 3, 108; ins leben wonnetrunkner lust stürzt ich hinein <text:span text:style-name="T3">Leuthold</text:span> <text:span text:style-name="T1">ged.</text:span> <text:span text:style-name="T4">4</text:span>48. <text:span text:style-name="T1">das oxymorische streifend:</text:span>«</text:p>
          </table:table-cell>
          <table:table-cell table:style-name="Table1.E50" office:value-type="string">
            <text:p text:style-name="Table_20_Contents"><text:a xlink:type="simple" xlink:href="https://woerterbuchnetz.de/?sigle=DWB&amp;lemid=W26858" text:style-name="Internet_20_link" text:visited-style-name="Visited_20_Internet_20_Link"><text:span text:style-name="Definition"><text:span text:style-name="T7">https://woerterbuchnetz.de/DWB/wonnetrunken</text:span></text:span></text:a></text:p>
          </table:table-cell>
          <table:table-cell table:style-name="Table1.F50" office:value-type="string">
            <text:p text:style-name="Table_20_Contents"><text:a xlink:type="simple" xlink:href="https://woerterbuchnetz.de/?sigle=DWB&amp;lemid=W26858&amp;textid=60777397" text:style-name="Internet_20_link" text:visited-style-name="Visited_20_Internet_20_Link"><text:span text:style-name="Definition"><text:span text:style-name="T7">https://woerterbuchnetz.de/?sigle=DWB&amp;lemid=W26858&amp;textid=60777397</text:span></text:span></text:a></text:p>
          </table:table-cell>
        </table:table-row>
        <table:table-row>
          <table:table-cell table:style-name="Table1.A2" office:value-type="string">
            <text:p text:style-name="Table_20_Contents">wunderlich</text:p>
          </table:table-cell>
          <table:table-cell table:style-name="Table1.B51" office:value-type="string">
            <text:p text:style-name="Table_20_Contents">adj.</text:p>
          </table:table-cell>
          <table:table-cell table:style-name="Table1.C51" office:value-type="string">
            <text:p text:style-name="Table_20_Contents">Eigenschaftswort, Beiwort</text:p>
          </table:table-cell>
          <table:table-cell table:style-name="Table1.D51" office:value-type="string">
            <text:p text:style-name="Table_20_Contents">»… <text:span text:style-name="T1">in der bedeutung</text:span> '<text:span text:style-name="T1">sonderbar</text:span>' (<text:span text:style-name="T1">s. u.</text:span> A 4) <text:span text:style-name="T1">entschiedenen vorrang läszt.</text:span> <text:span text:style-name="T2">A.</text:span> wunderlich <text:span text:style-name="T1">bedeutet fast ausschlieszlich,</text:span> wunder II <text:span text:style-name="T1">entsprechend,</text:span> '<text:span text:style-name="T1">verwunderung,</text:span> <text:span text:style-name="T2">staunen</text:span> <text:span text:style-name="T1">erregend</text:span>', <text:span text:style-name="T1">prägt sich aber in den verschiedensten richtungen selbständig aus.</text:span> <text:span text:style-name="T2">1)</text:span> <text:span text:style-name="T1">in religiöser,</text:span> wunder II A <text:span text:style-name="T1">entsprechender anwendung vom ahd.</text:span>«</text:p>
          </table:table-cell>
          <table:table-cell table:style-name="Table1.E51" office:value-type="string">
            <text:p text:style-name="Table_20_Contents"><text:a xlink:type="simple" xlink:href="https://woerterbuchnetz.de/?sigle=DWB&amp;lemid=W28428" text:style-name="Internet_20_link" text:visited-style-name="Visited_20_Internet_20_Link"><text:span text:style-name="Definition"><text:span text:style-name="T7">https://woerterbuchnetz.de/DWB/wunderlich</text:span></text:span></text:a></text:p>
          </table:table-cell>
          <table:table-cell table:style-name="Table1.F51" office:value-type="string">
            <text:p text:style-name="Table_20_Contents"><text:a xlink:type="simple" xlink:href="https://woerterbuchnetz.de/?sigle=DWB&amp;lemid=W28428&amp;textid=61178117" text:style-name="Internet_20_link" text:visited-style-name="Visited_20_Internet_20_Link"><text:span text:style-name="Definition"><text:span text:style-name="T7">https://woerterbuchnetz.de/?sigle=DWB&amp;lemid=W28428&amp;textid=61178117</text:span></text:span></text:a></text:p>
          </table:table-cell>
        </table:table-row>
        <table:table-row>
          <table:table-cell table:style-name="Table1.A2" office:value-type="string">
            <text:p text:style-name="Table_20_Contents">wundernsvoll</text:p>
          </table:table-cell>
          <table:table-cell table:style-name="Table1.B52" office:value-type="string">
            <text:p text:style-name="Table_20_Contents">adj.</text:p>
          </table:table-cell>
          <table:table-cell table:style-name="Table1.C52" office:value-type="string">
            <text:p text:style-name="Table_20_Contents">Eigenschaftswort, Beiwort</text:p>
          </table:table-cell>
          <table:table-cell table:style-name="Table1.D52" office:value-type="string">
            <text:p text:style-name="Table_20_Contents">», <text:span text:style-name="T1">adj.</text:span>, <text:span text:style-name="T1">von</text:span> wundern, <text:span text:style-name="T1">vb., her gebildet, seit dem späten</text:span> 17., <text:span text:style-name="T1">aber nicht über die mitte des</text:span> 18. <text:span text:style-name="T1">jhs. hinaus.</text:span> '<text:span text:style-name="T1">voller</text:span> <text:span text:style-name="T2">staunen,</text:span> <text:span text:style-name="T1">verwundert</text:span>', <text:span text:style-name="T1">in gleicher und gleichzeitiger anwendung neben</text:span> wundervoll (<text:span text:style-name="T1">s. d.</text:span> 7). <text:span text:style-name="T1">durchweg auf wörter verbalen charakters bezogen:</text:span> er sah mich«</text:p>
          </table:table-cell>
          <table:table-cell table:style-name="Table1.E52" office:value-type="string">
            <text:p text:style-name="Table_20_Contents"><text:a xlink:type="simple" xlink:href="https://woerterbuchnetz.de/?sigle=DWB&amp;lemid=W28453" text:style-name="Internet_20_link" text:visited-style-name="Visited_20_Internet_20_Link"><text:span text:style-name="Definition"><text:span text:style-name="T7">https://woerterbuchnetz.de/DWB/wundernsvoll</text:span></text:span></text:a></text:p>
          </table:table-cell>
          <table:table-cell table:style-name="Table1.F52" office:value-type="string">
            <text:p text:style-name="Table_20_Contents"><text:a xlink:type="simple" xlink:href="https://woerterbuchnetz.de/?sigle=DWB&amp;lemid=W28453&amp;textid=61212139" text:style-name="Internet_20_link" text:visited-style-name="Visited_20_Internet_20_Link"><text:span text:style-name="Definition"><text:span text:style-name="T7">https://woerterbuchnetz.de/?sigle=DWB&amp;lemid=W28453&amp;textid=61212139</text:span></text:span></text:a></text:p>
          </table:table-cell>
        </table:table-row>
        <table:table-row>
          <table:table-cell table:style-name="Table1.A2" office:value-type="string">
            <text:p text:style-name="Table_20_Contents">zuckericht</text:p>
          </table:table-cell>
          <table:table-cell table:style-name="Table1.B53" office:value-type="string">
            <text:p text:style-name="Table_20_Contents">adj.</text:p>
          </table:table-cell>
          <table:table-cell table:style-name="Table1.C53" office:value-type="string">
            <text:p text:style-name="Table_20_Contents">Eigenschaftswort, Beiwort</text:p>
          </table:table-cell>
          <table:table-cell table:style-name="Table1.D53" office:value-type="string">
            <text:p text:style-name="Table_20_Contents">»… <text:span text:style-name="T3">Fr.</text:span> <text:span text:style-name="T3">Th.</text:span> <text:span text:style-name="T3">Vischer</text:span> <text:span text:style-name="T1">auch einer</text:span><text:span text:style-name="T4">8</text:span> 2, 39; die zeiten, wo man über eine zuckerige figur (<text:span text:style-name="T1">in der musik</text:span>) ... in <text:span text:style-name="T2">staunen</text:span> gerieth <text:span text:style-name="T3">R.</text:span> <text:span text:style-name="T3">Schumann</text:span> <text:span text:style-name="T1">ges. schr.</text:span> 2, 51; zuckerig tuen, umgên <text:span text:style-name="T1">mit einer person oder sache, so viel wie</text:span> '<text:span text:style-name="T1">schonsam, vorsichtig</text:span>«</text:p>
          </table:table-cell>
          <table:table-cell table:style-name="Table1.E53" office:value-type="string">
            <text:p text:style-name="Table_20_Contents"><text:a xlink:type="simple" xlink:href="https://woerterbuchnetz.de/?sigle=DWB&amp;lemid=Z08996" text:style-name="Internet_20_link" text:visited-style-name="Visited_20_Internet_20_Link"><text:span text:style-name="Definition"><text:span text:style-name="T7">https://woerterbuchnetz.de/DWB/zuckericht</text:span></text:span></text:a></text:p>
          </table:table-cell>
          <table:table-cell table:style-name="Table1.F53" office:value-type="string">
            <text:p text:style-name="Table_20_Contents"><text:a xlink:type="simple" xlink:href="https://woerterbuchnetz.de/?sigle=DWB&amp;lemid=Z08996&amp;textid=63781421" text:style-name="Internet_20_link" text:visited-style-name="Visited_20_Internet_20_Link"><text:span text:style-name="Definition"><text:span text:style-name="T7">https://woerterbuchnetz.de/?sigle=DWB&amp;lemid=Z08996&amp;textid=63781421</text:span></text:span></text:a></text:p>
          </table:table-cell>
        </table:table-row>
        <table:table-row>
          <table:table-cell table:style-name="Table1.A2" office:value-type="string">
            <text:p text:style-name="Table_20_Contents">ungeheuer</text:p>
          </table:table-cell>
          <table:table-cell table:style-name="Table1.B54" office:value-type="string">
            <text:p text:style-name="Table_20_Contents">adj. adv.</text:p>
          </table:table-cell>
          <table:table-cell table:style-name="Table1.C54" office:value-type="string">
            <text:p text:style-name="Table_20_Contents">Eigenschaftswort, Beiwort und Zuwort, Umstandswort</text:p>
          </table:table-cell>
          <table:table-cell table:style-name="Table1.D54" office:value-type="string">
            <text:p text:style-name="Table_20_Contents">»… so hohen grade übermäszig oder übertrieben ist, dasz es alle unsere begriffe von einem dinge seiner art übersteigt und daher <text:span text:style-name="T2">staunen</text:span> oder schrecken und grausen erregt, ist ungeheuer <text:span text:style-name="T3">Eberhard-Lyon</text:span> 845. <text:span text:style-name="T2">6)</text:span> <text:span text:style-name="T1">allgemein gradsteigernd bis zur inhaltslosigkeit verflüchtigt. nach</text:span> <text:span text:style-name="T3">Adelung</text:span>s (ungeheuer«</text:p>
          </table:table-cell>
          <table:table-cell table:style-name="Table1.E54" office:value-type="string">
            <text:p text:style-name="Table_20_Contents"><text:a xlink:type="simple" xlink:href="https://woerterbuchnetz.de/?sigle=DWB&amp;lemid=U06944" text:style-name="Internet_20_link" text:visited-style-name="Visited_20_Internet_20_Link"><text:span text:style-name="Definition"><text:span text:style-name="T7">https://woerterbuchnetz.de/DWB/ungeheuer</text:span></text:span></text:a></text:p>
          </table:table-cell>
          <table:table-cell table:style-name="Table1.F54" office:value-type="string">
            <text:p text:style-name="Table_20_Contents"><text:a xlink:type="simple" xlink:href="https://woerterbuchnetz.de/?sigle=DWB&amp;lemid=U06944&amp;textid=46948897" text:style-name="Internet_20_link" text:visited-style-name="Visited_20_Internet_20_Link"><text:span text:style-name="Definition"><text:span text:style-name="T7">https://woerterbuchnetz.de/?sigle=DWB&amp;lemid=U06944&amp;textid=46948897</text:span></text:span></text:a></text:p>
          </table:table-cell>
        </table:table-row>
        <table:table-row>
          <table:table-cell table:style-name="Table1.A2" office:value-type="string">
            <text:p text:style-name="Table_20_Contents">unglaublich</text:p>
          </table:table-cell>
          <table:table-cell table:style-name="Table1.B55" office:value-type="string">
            <text:p text:style-name="Table_20_Contents">adj. adv.</text:p>
          </table:table-cell>
          <table:table-cell table:style-name="Table1.C55" office:value-type="string">
            <text:p text:style-name="Table_20_Contents">Eigenschaftswort, Beiwort und Zuwort, Umstandswort</text:p>
          </table:table-cell>
          <table:table-cell table:style-name="Table1.D55" office:value-type="string">
            <text:p text:style-name="Table_20_Contents">»… <text:span text:style-name="T2">a)</text:span> <text:span text:style-name="T1">activ:</text:span> folgen, die den nichtarzt unglaublich an dem ganzen vorgeben machen <text:span text:style-name="T3">Hufeland</text:span> <text:span text:style-name="T1">makrobiotik</text:span> (1823) X; <text:span text:style-name="T3">Staub-Tobler</text:span> 2, 589, 2; <text:span text:style-name="T2">staunen</text:span> sie mich ungläublich an <text:span text:style-name="T3">Holtei</text:span> <text:span text:style-name="T1">erz. schr.</text:span> 24, 79. '<text:span text:style-name="T1">misztrauisch</text:span>': warumb die alten vil unglaublicher und kärger seyen dann die«</text:p>
          </table:table-cell>
          <table:table-cell table:style-name="Table1.E55" office:value-type="string">
            <text:p text:style-name="Table_20_Contents"><text:a xlink:type="simple" xlink:href="https://woerterbuchnetz.de/?sigle=DWB&amp;lemid=U07722" text:style-name="Internet_20_link" text:visited-style-name="Visited_20_Internet_20_Link"><text:span text:style-name="Definition"><text:span text:style-name="T7">https://woerterbuchnetz.de/DWB/unglaublich</text:span></text:span></text:a></text:p>
          </table:table-cell>
          <table:table-cell table:style-name="Table1.F55" office:value-type="string">
            <text:p text:style-name="Table_20_Contents"><text:a xlink:type="simple" xlink:href="https://woerterbuchnetz.de/?sigle=DWB&amp;lemid=U07722&amp;textid=47223783" text:style-name="Internet_20_link" text:visited-style-name="Visited_20_Internet_20_Link"><text:span text:style-name="Definition"><text:span text:style-name="T7">https://woerterbuchnetz.de/?sigle=DWB&amp;lemid=U07722&amp;textid=47223783</text:span></text:span></text:a></text:p>
          </table:table-cell>
        </table:table-row>
        <table:table-row>
          <table:table-cell table:style-name="Table1.A2" office:value-type="string">
            <text:p text:style-name="Table_20_Contents">unwillig</text:p>
          </table:table-cell>
          <table:table-cell table:style-name="Table1.B56" office:value-type="string">
            <text:p text:style-name="Table_20_Contents">adj. adv.</text:p>
          </table:table-cell>
          <table:table-cell table:style-name="Table1.C56" office:value-type="string">
            <text:p text:style-name="Table_20_Contents">Eigenschaftswort, Beiwort und Zuwort, Umstandswort</text:p>
          </table:table-cell>
          <table:table-cell table:style-name="Table1.D56" office:value-type="string">
            <text:p text:style-name="Table_20_Contents">»… <text:span text:style-name="T1">ndr.;</text:span> <text:span text:style-name="T3">Grimmelshausen</text:span> <text:span text:style-name="T1">vogelnest</text:span> 2, 438 <text:span text:style-name="T1">Keller;</text:span> <text:span text:style-name="T3">Bodmer</text:span> <text:span text:style-name="T1">Noah</text:span> 1, 87; unwillige dankbarkeit, gedanke, blick, besitz, gemurmel, bewegung, geschrei, zugeständnisz, achtung, <text:span text:style-name="T2">staunen,</text:span> verwunderung <text:span text:style-name="T1">u. s. f.</text:span> <text:span text:style-name="T3">Abbt</text:span> 6, 1, 3; <text:span text:style-name="T3">Laroche</text:span> <text:span text:style-name="T1">frl. v. Sternheim</text:span> 1, 99; <text:span text:style-name="T3">Kortum</text:span> <text:span text:style-name="T1">Jobsiade</text:span> 1, 42; <text:span text:style-name="T3">Göthe</text:span> 40,«</text:p>
          </table:table-cell>
          <table:table-cell table:style-name="Table1.E56" office:value-type="string">
            <text:p text:style-name="Table_20_Contents"><text:a xlink:type="simple" xlink:href="https://woerterbuchnetz.de/?sigle=DWB&amp;lemid=U13049" text:style-name="Internet_20_link" text:visited-style-name="Visited_20_Internet_20_Link"><text:span text:style-name="Definition"><text:span text:style-name="T7">https://woerterbuchnetz.de/DWB/unwillig</text:span></text:span></text:a></text:p>
          </table:table-cell>
          <table:table-cell table:style-name="Table1.F56" office:value-type="string">
            <text:p text:style-name="Table_20_Contents"><text:a xlink:type="simple" xlink:href="https://woerterbuchnetz.de/?sigle=DWB&amp;lemid=U13049&amp;textid=48576625" text:style-name="Internet_20_link" text:visited-style-name="Visited_20_Internet_20_Link"><text:span text:style-name="Definition"><text:span text:style-name="T7">https://woerterbuchnetz.de/?sigle=DWB&amp;lemid=U13049&amp;textid=48576625</text:span></text:span></text:a></text:p>
          </table:table-cell>
        </table:table-row>
        <table:table-row>
          <table:table-cell table:style-name="Table1.A2" office:value-type="string">
            <text:p text:style-name="Table_20_Contents">gierig</text:p>
          </table:table-cell>
          <table:table-cell table:style-name="Table1.B57" office:value-type="string">
            <text:p text:style-name="Table_20_Contents">adj. und adv.</text:p>
          </table:table-cell>
          <table:table-cell table:style-name="Table1.C57" office:value-type="string">
            <text:p text:style-name="Table_20_Contents">Eigenschaftswort, Beiwort und Zuwort, <text:soft-page-break/>Umstandswort</text:p>
          </table:table-cell>
          <table:table-cell table:style-name="Table1.D57" office:value-type="string">
            <text:p text:style-name="Table_20_Contents">»… die prächtigsten schlösser in die luft gebaut <text:span text:style-name="T3">Zimmermann</text:span> <text:span text:style-name="T1">fragm. üb. Friedr. d. Gr.</text:span> (1790) 3, 33; derhalb darf man nicht <text:span text:style-name="T2">staunen,</text:span> dasz man ein bild jener sittlichen <text:soft-page-break/>corruption ... mit einem gewissen gierigen genusz betrachtete <text:span text:style-name="T3">O.</text:span> <text:span text:style-name="T3">Jahn</text:span> <text:span text:style-name="T1">Mozart</text:span> (1856) 4, 206. «</text:p>
          </table:table-cell>
          <table:table-cell table:style-name="Table1.E57" office:value-type="string">
            <text:p text:style-name="Table_20_Contents"><text:a xlink:type="simple" xlink:href="https://woerterbuchnetz.de/?sigle=DWB&amp;lemid=G16163" text:style-name="Internet_20_link" text:visited-style-name="Visited_20_Internet_20_Link"><text:span text:style-name="Definition"><text:span text:style-name="T7">https://woerterbuchnetz.de/DWB/gierig</text:span></text:span></text:a></text:p>
          </table:table-cell>
          <table:table-cell table:style-name="Table1.F57" office:value-type="string">
            <text:p text:style-name="Table_20_Contents"><text:a xlink:type="simple" xlink:href="https://woerterbuchnetz.de/?sigle=DWB&amp;lemid=G16163&amp;textid=12314683" text:style-name="Internet_20_link" text:visited-style-name="Visited_20_Internet_20_Link"><text:span text:style-name="Definition"><text:span text:style-name="T7">https://woerterbuchnetz.de/?sigle=DWB&amp;lemid=G16163&amp;textid=12314683</text:span></text:span></text:a></text:p>
          </table:table-cell>
        </table:table-row>
        <table:table-row>
          <table:table-cell table:style-name="Table1.A2" office:value-type="string">
            <text:p text:style-name="Table_20_Contents">mannhaft</text:p>
          </table:table-cell>
          <table:table-cell table:style-name="Table1.B58" office:value-type="string">
            <text:p text:style-name="Table_20_Contents">adj. und adv.</text:p>
          </table:table-cell>
          <table:table-cell table:style-name="Table1.C58" office:value-type="string">
            <text:p text:style-name="Table_20_Contents">Eigenschaftswort, Beiwort und Zuwort, Umstandswort</text:p>
          </table:table-cell>
          <table:table-cell table:style-name="Table1.D58" office:value-type="string">
            <text:p text:style-name="Table_20_Contents">»… <text:span text:style-name="T1">debilitari, succumbere, dolore frangi.</text:span> <text:span text:style-name="T3">Stieler</text:span> 1238; könig der alten manhaften Cimbern und Teuthonen. <text:span text:style-name="T3">Zinkgref</text:span> <text:span text:style-name="T1">apophth.</text:span> 1, 440; mit niedergeschlagener bewunderung <text:span text:style-name="T2">staunen</text:span> wir jetzt diese riesenbilder an, wie ein entnervter greis die mannhaften spiele der jugend. <text:span text:style-name="T3">Schiller</text:span> 775<text:span text:style-name="T4">a</text:span>; da durchwühlt es«</text:p>
          </table:table-cell>
          <table:table-cell table:style-name="Table1.E58" office:value-type="string">
            <text:p text:style-name="Table_20_Contents"><text:a xlink:type="simple" xlink:href="https://woerterbuchnetz.de/?sigle=DWB&amp;lemid=M01148" text:style-name="Internet_20_link" text:visited-style-name="Visited_20_Internet_20_Link"><text:span text:style-name="Definition"><text:span text:style-name="T7">https://woerterbuchnetz.de/DWB/mannhaft</text:span></text:span></text:a></text:p>
          </table:table-cell>
          <table:table-cell table:style-name="Table1.F58" office:value-type="string">
            <text:p text:style-name="Table_20_Contents"><text:a xlink:type="simple" xlink:href="https://woerterbuchnetz.de/?sigle=DWB&amp;lemid=M01148&amp;textid=23510013" text:style-name="Internet_20_link" text:visited-style-name="Visited_20_Internet_20_Link"><text:span text:style-name="Definition"><text:span text:style-name="T7">https://woerterbuchnetz.de/?sigle=DWB&amp;lemid=M01148&amp;textid=23510013</text:span></text:span></text:a></text:p>
          </table:table-cell>
        </table:table-row>
        <table:table-row>
          <table:table-cell table:style-name="Table1.A2" office:value-type="string">
            <text:p text:style-name="Table_20_Contents">theilnahmlos</text:p>
          </table:table-cell>
          <table:table-cell table:style-name="Table1.B59" office:value-type="string">
            <text:p text:style-name="Table_20_Contents">adj. und adv.</text:p>
          </table:table-cell>
          <table:table-cell table:style-name="Table1.C59" office:value-type="string">
            <text:p text:style-name="Table_20_Contents">Eigenschaftswort, Beiwort und Zuwort, Umstandswort</text:p>
          </table:table-cell>
          <table:table-cell table:style-name="Table1.D59" office:value-type="string">
            <text:p text:style-name="Table_20_Contents">»theilnahmlos, <text:span text:style-name="T1">adj. und adv.</text:span> <text:span text:style-name="T1">ohne theilnahme, vgl.</text:span> theilnehmungslos: theilnahmloses <text:span text:style-name="T2">staunen.</text:span> <text:span text:style-name="T3">Schlosser</text:span> <text:span text:style-name="T1">weltg.</text:span> 3, 96; die schienen ihr gespräch und ihr geschäft zu treiben für sich, doch theilnahmlos umher auch nicht«</text:p>
          </table:table-cell>
          <table:table-cell table:style-name="Table1.E59" office:value-type="string">
            <text:p text:style-name="Table_20_Contents"><text:a xlink:type="simple" xlink:href="https://woerterbuchnetz.de/?sigle=DWB&amp;lemid=T03306" text:style-name="Internet_20_link" text:visited-style-name="Visited_20_Internet_20_Link"><text:span text:style-name="Definition"><text:span text:style-name="T7">https://woerterbuchnetz.de/DWB/theilnahmlos</text:span></text:span></text:a></text:p>
          </table:table-cell>
          <table:table-cell table:style-name="Table1.F59" office:value-type="string">
            <text:p text:style-name="Table_20_Contents"><text:a xlink:type="simple" xlink:href="https://woerterbuchnetz.de/?sigle=DWB&amp;lemid=T03306&amp;textid=41967370" text:style-name="Internet_20_link" text:visited-style-name="Visited_20_Internet_20_Link"><text:span text:style-name="Definition"><text:span text:style-name="T7">https://woerterbuchnetz.de/?sigle=DWB&amp;lemid=T03306&amp;textid=41967370</text:span></text:span></text:a></text:p>
          </table:table-cell>
        </table:table-row>
        <table:table-row>
          <table:table-cell table:style-name="Table1.A2" office:value-type="string">
            <text:p text:style-name="Table_20_Contents">darob</text:p>
          </table:table-cell>
          <table:table-cell table:style-name="Table1.B60" office:value-type="string">
            <text:p text:style-name="Table_20_Contents">adv.</text:p>
          </table:table-cell>
          <table:table-cell table:style-name="Table1.C60" office:value-type="string">
            <text:p text:style-name="Table_20_Contents">Zuwort, Umstandswort</text:p>
          </table:table-cell>
          <table:table-cell table:style-name="Table1.D60" office:value-type="string">
            <text:p text:style-name="Table_20_Contents">»… sich 3, 123. viele frauen hast und ruh im haus, werth dasz man darob das paradies gewinnt 5, 254. wir <text:span text:style-name="T2">staunen</text:span> drob 41, 226. darob entbrennt in Roberts brust, des jägers, giftger groll <text:span text:style-name="T3">Schiller</text:span> 67<text:span text:style-name="T4">b</text:span>. der exjesuit schien darob noch«</text:p>
          </table:table-cell>
          <table:table-cell table:style-name="Table1.E60" office:value-type="string">
            <text:p text:style-name="Table_20_Contents"><text:a xlink:type="simple" xlink:href="https://woerterbuchnetz.de/?sigle=DWB&amp;lemid=D00724" text:style-name="Internet_20_link" text:visited-style-name="Visited_20_Internet_20_Link"><text:span text:style-name="Definition"><text:span text:style-name="T7">https://woerterbuchnetz.de/DWB/darob</text:span></text:span></text:a></text:p>
          </table:table-cell>
          <table:table-cell table:style-name="Table1.F60" office:value-type="string">
            <text:p text:style-name="Table_20_Contents"><text:a xlink:type="simple" xlink:href="https://woerterbuchnetz.de/?sigle=DWB&amp;lemid=D00724&amp;textid=2468724" text:style-name="Internet_20_link" text:visited-style-name="Visited_20_Internet_20_Link"><text:span text:style-name="Definition"><text:span text:style-name="T7">https://woerterbuchnetz.de/?sigle=DWB&amp;lemid=D00724&amp;textid=2468724</text:span></text:span></text:a></text:p>
          </table:table-cell>
        </table:table-row>
        <table:table-row>
          <table:table-cell table:style-name="Table1.A2" office:value-type="string">
            <text:p text:style-name="Table_20_Contents">hinauf</text:p>
          </table:table-cell>
          <table:table-cell table:style-name="Table1.B61" office:value-type="string">
            <text:p text:style-name="Table_20_Contents">adv.</text:p>
          </table:table-cell>
          <table:table-cell table:style-name="Table1.C61" office:value-type="string">
            <text:p text:style-name="Table_20_Contents">Zuwort, Umstandswort</text:p>
          </table:table-cell>
          <table:table-cell table:style-name="Table1.D61" office:value-type="string">
            <text:p text:style-name="Table_20_Contents">»… stündest du für mich (<text:span text:style-name="T1">auf dem balkone</text:span>) ... wie glücklich wär ich da! wie schnell spräng ich hinauf! <text:span text:style-name="T3">Göthe</text:span> 2, 98. <text:span text:style-name="T2">staunen:</text:span> dann auf die knie vor dem sarge niederstürzte und andächtig entzückt zu der herrin hinauf staunte. <text:span text:style-name="T3">Göthe</text:span> 17, 407. steigen:«</text:p>
          </table:table-cell>
          <table:table-cell table:style-name="Table1.E61" office:value-type="string">
            <text:p text:style-name="Table_20_Contents"><text:a xlink:type="simple" xlink:href="https://woerterbuchnetz.de/?sigle=DWB&amp;lemid=H08873" text:style-name="Internet_20_link" text:visited-style-name="Visited_20_Internet_20_Link"><text:span text:style-name="Definition"><text:span text:style-name="T7">https://woerterbuchnetz.de/DWB/hinauf</text:span></text:span></text:a></text:p>
          </table:table-cell>
          <table:table-cell table:style-name="Table1.F61" office:value-type="string">
            <text:p text:style-name="Table_20_Contents"><text:a xlink:type="simple" xlink:href="https://woerterbuchnetz.de/?sigle=DWB&amp;lemid=H08873&amp;textid=17926835" text:style-name="Internet_20_link" text:visited-style-name="Visited_20_Internet_20_Link"><text:span text:style-name="Definition"><text:span text:style-name="T7">https://woerterbuchnetz.de/?sigle=DWB&amp;lemid=H08873&amp;textid=17926835</text:span></text:span></text:a></text:p>
          </table:table-cell>
        </table:table-row>
        <table:table-row>
          <table:table-cell table:style-name="Table1.A2" office:value-type="string">
            <text:p text:style-name="Table_20_Contents">jetzt</text:p>
          </table:table-cell>
          <table:table-cell table:style-name="Table1.B62" office:value-type="string">
            <text:p text:style-name="Table_20_Contents">adv.</text:p>
          </table:table-cell>
          <table:table-cell table:style-name="Table1.C62" office:value-type="string">
            <text:p text:style-name="Table_20_Contents">Zuwort, Umstandswort</text:p>
          </table:table-cell>
          <table:table-cell table:style-name="Table1.D62" office:value-type="string">
            <text:p text:style-name="Table_20_Contents">»… kreisz. <text:span text:style-name="T3">J.</text:span> <text:span text:style-name="T3">Ayrer</text:span> 439<text:span text:style-name="T4">c</text:span> (2208, 13 <text:span text:style-name="T1">Keller</text:span>); <text:span text:style-name="T1">und dann ähnlich auch anderweit:</text:span> nicht lange lässest du, mein kind, ihn <text:span text:style-name="T2">staunen;</text:span> du fährst so fort, mit frostgen eisesblicken ihn wegzustoszen ... itzt hebst du an zu weinen. <text:span text:style-name="T3">Schiller</text:span> <text:span text:style-name="T1">Semele v.</text:span> 222. <text:span text:style-name="T2">7)</text:span>«</text:p>
          </table:table-cell>
          <table:table-cell table:style-name="Table1.E62" office:value-type="string">
            <text:p text:style-name="Table_20_Contents"><text:a xlink:type="simple" xlink:href="https://woerterbuchnetz.de/?sigle=DWB&amp;lemid=J00853" text:style-name="Internet_20_link" text:visited-style-name="Visited_20_Internet_20_Link"><text:span text:style-name="Definition"><text:span text:style-name="T7">https://woerterbuchnetz.de/DWB/jetzt</text:span></text:span></text:a></text:p>
          </table:table-cell>
          <table:table-cell table:style-name="Table1.F62" office:value-type="string">
            <text:p text:style-name="Table_20_Contents"><text:a xlink:type="simple" xlink:href="https://woerterbuchnetz.de/?sigle=DWB&amp;lemid=J00853&amp;textid=18834597" text:style-name="Internet_20_link" text:visited-style-name="Visited_20_Internet_20_Link"><text:span text:style-name="Definition"><text:span text:style-name="T7">https://woerterbuchnetz.de/?sigle=DWB&amp;lemid=J00853&amp;textid=18834597</text:span></text:span></text:a></text:p>
          </table:table-cell>
        </table:table-row>
        <table:table-row>
          <table:table-cell table:style-name="Table1.A2" office:value-type="string">
            <text:p text:style-name="Table_20_Contents">nur</text:p>
          </table:table-cell>
          <table:table-cell table:style-name="Table1.B63" office:value-type="string">
            <text:p text:style-name="Table_20_Contents">adv.</text:p>
          </table:table-cell>
          <table:table-cell table:style-name="Table1.C63" office:value-type="string">
            <text:p text:style-name="Table_20_Contents">Zuwort, Umstandswort</text:p>
          </table:table-cell>
          <table:table-cell table:style-name="Table1.D63" office:value-type="string">
            <text:p text:style-name="Table_20_Contents">»… kann das .. .. auch nur wollen. <text:span text:style-name="T3">Lessing</text:span> 2, 348; soll der bach nur immer rauschen? <text:span text:style-name="T3">Gökingk</text:span> 3, 95; ich konnte nur <text:span text:style-name="T2">staunen</text:span> und bewundern. <text:span text:style-name="T3">Göthe</text:span> 16, 218; sie spaszten nur, nicht wahr, mein vater? <text:span text:style-name="T3">Klinger</text:span> <text:span text:style-name="T1">theater</text:span> 2, 75; er murmelt nur, der«</text:p>
          </table:table-cell>
          <table:table-cell table:style-name="Table1.E63" office:value-type="string">
            <text:p text:style-name="Table_20_Contents"><text:a xlink:type="simple" xlink:href="https://woerterbuchnetz.de/?sigle=DWB&amp;lemid=N06583" text:style-name="Internet_20_link" text:visited-style-name="Visited_20_Internet_20_Link"><text:span text:style-name="Definition"><text:span text:style-name="T7">https://woerterbuchnetz.de/DWB/nur</text:span></text:span></text:a></text:p>
          </table:table-cell>
          <table:table-cell table:style-name="Table1.F63" office:value-type="string">
            <text:p text:style-name="Table_20_Contents"><text:a xlink:type="simple" xlink:href="https://woerterbuchnetz.de/?sigle=DWB&amp;lemid=N06583&amp;textid=25790819" text:style-name="Internet_20_link" text:visited-style-name="Visited_20_Internet_20_Link"><text:span text:style-name="Definition"><text:span text:style-name="T7">https://woerterbuchnetz.de/?sigle=DWB&amp;lemid=N06583&amp;textid=25790819</text:span></text:span></text:a></text:p>
          </table:table-cell>
        </table:table-row>
        <table:table-row>
          <table:table-cell table:style-name="Table1.A2" office:value-type="string">
            <text:p text:style-name="Table_20_Contents">weg</text:p>
          </table:table-cell>
          <table:table-cell table:style-name="Table1.B64" office:value-type="string">
            <text:p text:style-name="Table_20_Contents">adv.</text:p>
          </table:table-cell>
          <table:table-cell table:style-name="Table1.C64" office:value-type="string">
            <text:p text:style-name="Table_20_Contents">Zuwort, Umstandswort</text:p>
          </table:table-cell>
          <table:table-cell table:style-name="Table1.D64" office:value-type="string">
            <text:p text:style-name="Table_20_Contents">»… <text:span text:style-name="T1">nach langen schreien und wüten; betrunken</text:span> (<text:span text:style-name="T3">Lichtenberg</text:span> 3, 74. 75, <text:span text:style-name="T1">neben</text:span> er ist fertig, ist hin); <text:span text:style-name="T1">auszer sich vor aufregung,</text:span> <text:span text:style-name="T2">staunen,</text:span> <text:span text:style-name="T1">aus dem seelischen gleichgewicht. litterarisch nicht häufig:</text:span> der zorn der himmlischen verweigert uns die winde. gleich bist du (<text:span text:style-name="T1">Agamemnon</text:span>) weg.«</text:p>
          </table:table-cell>
          <table:table-cell table:style-name="Table1.E64" office:value-type="string">
            <text:p text:style-name="Table_20_Contents"><text:a xlink:type="simple" xlink:href="https://woerterbuchnetz.de/?sigle=DWB&amp;lemid=W10891" text:style-name="Internet_20_link" text:visited-style-name="Visited_20_Internet_20_Link"><text:span text:style-name="Definition"><text:span text:style-name="T7">https://woerterbuchnetz.de/DWB/weg</text:span></text:span></text:a></text:p>
          </table:table-cell>
          <table:table-cell table:style-name="Table1.F64" office:value-type="string">
            <text:p text:style-name="Table_20_Contents"><text:a xlink:type="simple" xlink:href="https://woerterbuchnetz.de/?sigle=DWB&amp;lemid=W10891&amp;textid=56098158" text:style-name="Internet_20_link" text:visited-style-name="Visited_20_Internet_20_Link"><text:span text:style-name="Definition"><text:span text:style-name="T7">https://woerterbuchnetz.de/?sigle=DWB&amp;lemid=W10891&amp;textid=56098158</text:span></text:span></text:a></text:p>
          </table:table-cell>
        </table:table-row>
        <table:table-row>
          <table:table-cell table:style-name="Table1.A2" office:value-type="string">
            <text:p text:style-name="Table_20_Contents">Demut, die</text:p>
          </table:table-cell>
          <table:table-cell table:style-name="Table1.B65" office:value-type="string">
            <text:p text:style-name="Table_20_Contents">f.</text:p>
          </table:table-cell>
          <table:table-cell table:style-name="Table1.C65" office:value-type="string">
            <text:p text:style-name="Table_20_Contents">Nennwort, weiblich</text:p>
          </table:table-cell>
          <table:table-cell table:style-name="Table1.D65" office:value-type="string">
            <text:p text:style-name="Table_20_Contents">»… kraft doppelte palme zugleich 82<text:span text:style-name="T4">b</text:span>. wenn Philipp (<text:span text:style-name="T1">der könig</text:span>) sich in demut beugt <text:span text:style-name="T1">sagt der groszinquisitor</text:span> 307<text:span text:style-name="T4">b</text:span>. dein <text:span text:style-name="T2">staunen</text:span> lob ich und dein sittsam schweigen: schamhafte demut ist der reize krone 499<text:span text:style-name="T4">b</text:span>. herr, wir küssen in demut deine«</text:p>
          </table:table-cell>
          <table:table-cell table:style-name="Table1.E65" office:value-type="string">
            <text:p text:style-name="Table_20_Contents"><text:a xlink:type="simple" xlink:href="https://woerterbuchnetz.de/?sigle=DWB&amp;lemid=D01507" text:style-name="Internet_20_link" text:visited-style-name="Visited_20_Internet_20_Link"><text:span text:style-name="Definition"><text:span text:style-name="T7">https://woerterbuchnetz.de/DWB/demut</text:span></text:span></text:a></text:p>
          </table:table-cell>
          <table:table-cell table:style-name="Table1.F65" office:value-type="string">
            <text:p text:style-name="Table_20_Contents"><text:a xlink:type="simple" xlink:href="https://woerterbuchnetz.de/?sigle=DWB&amp;lemid=D01507&amp;textid=2599912" text:style-name="Internet_20_link" text:visited-style-name="Visited_20_Internet_20_Link"><text:span text:style-name="Definition"><text:span text:style-name="T7">https://woerterbuchnetz.de/?sigle=DWB&amp;lemid=D01507&amp;textid=2599912</text:span></text:span></text:a></text:p>
          </table:table-cell>
        </table:table-row>
        <table:table-row>
          <table:table-cell table:style-name="Table1.A2" office:value-type="string">
            <text:p text:style-name="Table_20_Contents">Endlichkeit, die</text:p>
          </table:table-cell>
          <table:table-cell table:style-name="Table1.B66" office:value-type="string">
            <text:p text:style-name="Table_20_Contents">f.</text:p>
          </table:table-cell>
          <table:table-cell table:style-name="Table1.C66" office:value-type="string">
            <text:p text:style-name="Table_20_Contents">Nennwort, weiblich</text:p>
          </table:table-cell>
          <table:table-cell table:style-name="Table1.D66" office:value-type="string">
            <text:p text:style-name="Table_20_Contents">»<text:span text:style-name="T4">a</text:span>. <text:span text:style-name="T2">2)</text:span> <text:span text:style-name="T1">natura finita:</text:span> der endlichkeiten erbalter stärket ihn, dasz er nicht selbst hinsank. <text:span text:style-name="T1">Messias</text:span> 10, 999; der sich, das <text:span text:style-name="T2">staunen</text:span> der endlichkeiten, freigehorsam dem mittlertod hingab. 10, 1043; heilige schauer, fahrt fort aus meiner endlichkeit grenzen mich hinüber zu tragen«</text:p>
          </table:table-cell>
          <table:table-cell table:style-name="Table1.E66" office:value-type="string">
            <text:p text:style-name="Table_20_Contents"><text:a xlink:type="simple" xlink:href="https://woerterbuchnetz.de/?sigle=DWB&amp;lemid=E04275" text:style-name="Internet_20_link" text:visited-style-name="Visited_20_Internet_20_Link"><text:span text:style-name="Definition"><text:span text:style-name="T7">https://woerterbuchnetz.de/DWB/endlichkeit</text:span></text:span></text:a></text:p>
          </table:table-cell>
          <table:table-cell table:style-name="Table1.F66" office:value-type="string">
            <text:p text:style-name="Table_20_Contents"><text:a xlink:type="simple" xlink:href="https://woerterbuchnetz.de/?sigle=DWB&amp;lemid=E04275&amp;textid=3871245" text:style-name="Internet_20_link" text:visited-style-name="Visited_20_Internet_20_Link"><text:span text:style-name="Definition"><text:span text:style-name="T7">https://woerterbuchnetz.de/?sigle=DWB&amp;lemid=E04275&amp;textid=3871245</text:span></text:span></text:a></text:p>
          </table:table-cell>
        </table:table-row>
        <table:table-row>
          <table:table-cell table:style-name="Table1.A2" office:value-type="string">
            <text:p text:style-name="Table_20_Contents">Jugendfülle, die</text:p>
          </table:table-cell>
          <table:table-cell table:style-name="Table1.B67" office:value-type="string">
            <text:p text:style-name="Table_20_Contents">f.</text:p>
          </table:table-cell>
          <table:table-cell table:style-name="Table1.C67" office:value-type="string">
            <text:p text:style-name="Table_20_Contents">Nennwort, weiblich</text:p>
          </table:table-cell>
          <table:table-cell table:style-name="Table1.D67" office:value-type="string">
            <text:p text:style-name="Table_20_Contents">»… augenblickes schmerz die frische kraft der jugendfülle nieder. <text:span text:style-name="T3">Körner</text:span> 2, 127; in der laube sitzt die stille (<text:span text:style-name="T1">jungfrau</text:span>), die mit <text:span text:style-name="T2">staunen</text:span> jeder sieht, die in solcher jugendfülle heut zum ersten male blüht. <text:span text:style-name="T3">Uhland</text:span> <text:span text:style-name="T1">ged.</text:span> 249; da tritt mit eins im vollen«</text:p>
          </table:table-cell>
          <table:table-cell table:style-name="Table1.E67" office:value-type="string">
            <text:p text:style-name="Table_20_Contents"><text:a xlink:type="simple" xlink:href="https://woerterbuchnetz.de/?sigle=DWB&amp;lemid=J01229" text:style-name="Internet_20_link" text:visited-style-name="Visited_20_Internet_20_Link"><text:span text:style-name="Definition"><text:span text:style-name="T7">https://woerterbuchnetz.de/DWB/jugendfülle</text:span></text:span></text:a></text:p>
          </table:table-cell>
          <table:table-cell table:style-name="Table1.F67" office:value-type="string">
            <text:p text:style-name="Table_20_Contents"><text:a xlink:type="simple" xlink:href="https://woerterbuchnetz.de/?sigle=DWB&amp;lemid=J01229&amp;textid=18877011" text:style-name="Internet_20_link" text:visited-style-name="Visited_20_Internet_20_Link"><text:span text:style-name="Definition"><text:span text:style-name="T7">https://woerterbuchnetz.de/?sigle=DWB&amp;lemid=J01229&amp;textid=18877011</text:span></text:span></text:a></text:p>
          </table:table-cell>
        </table:table-row>
        <table:table-row>
          <table:table-cell table:style-name="Table1.A2" office:value-type="string">
            <text:p text:style-name="Table_20_Contents">Kuh, die</text:p>
          </table:table-cell>
          <table:table-cell table:style-name="Table1.B68" office:value-type="string">
            <text:p text:style-name="Table_20_Contents">f.</text:p>
          </table:table-cell>
          <table:table-cell table:style-name="Table1.C68" office:value-type="string">
            <text:p text:style-name="Table_20_Contents">Nennwort, weiblich</text:p>
          </table:table-cell>
          <table:table-cell table:style-name="Table1.D68" office:value-type="string">
            <text:p text:style-name="Table_20_Contents">»… die kuh vom kalender. <text:span text:style-name="T3">Schöpf</text:span> <text:span text:style-name="T1">tir. id.</text:span> 349. <text:span text:style-name="T1">aber ihr hofthor, das scheunenthor u. ä. kennt sie genau und ihr</text:span> <text:span text:style-name="T2">staunen</text:span> <text:span text:style-name="T1">über ein neues thor ist sprichw. viel gebraucht:</text:span> und laufen gleich dem wirtshaus zu, dann sein thor kent ein jede«</text:p>
          </table:table-cell>
          <table:table-cell table:style-name="Table1.E68" office:value-type="string">
            <text:p text:style-name="Table_20_Contents"><text:a xlink:type="simple" xlink:href="https://woerterbuchnetz.de/?sigle=DWB&amp;lemid=K15716" text:style-name="Internet_20_link" text:visited-style-name="Visited_20_Internet_20_Link"><text:span text:style-name="Definition"><text:span text:style-name="T7">https://woerterbuchnetz.de/DWB/kuh</text:span></text:span></text:a></text:p>
          </table:table-cell>
          <table:table-cell table:style-name="Table1.F68" office:value-type="string">
            <text:p text:style-name="Table_20_Contents"><text:a xlink:type="simple" xlink:href="https://woerterbuchnetz.de/?sigle=DWB&amp;lemid=K15716&amp;textid=21564600" text:style-name="Internet_20_link" text:visited-style-name="Visited_20_Internet_20_Link"><text:span text:style-name="Definition"><text:span text:style-name="T7">https://woerterbuchnetz.de/?sigle=DWB&amp;lemid=K15716&amp;textid=21564600</text:span></text:span></text:a></text:p>
          </table:table-cell>
        </table:table-row>
        <table:table-row>
          <table:table-cell table:style-name="Table1.A2" office:value-type="string">
            <text:p text:style-name="Table_20_Contents">Nachwelt, die</text:p>
          </table:table-cell>
          <table:table-cell table:style-name="Table1.B69" office:value-type="string">
            <text:p text:style-name="Table_20_Contents">f.</text:p>
          </table:table-cell>
          <table:table-cell table:style-name="Table1.C69" office:value-type="string">
            <text:p text:style-name="Table_20_Contents">Nennwort, weiblich</text:p>
          </table:table-cell>
          <table:table-cell table:style-name="Table1.D69" office:value-type="string">
            <text:p text:style-name="Table_20_Contents">»… deutsch! 2, 295; verklagt die mitwelt bei der nachwelt nicht. <text:span text:style-name="T3">Chamisso</text:span> (1872) 2, 157; <text:span text:style-name="T1">plural:</text:span> jene, an deren grab nachwelten <text:span text:style-name="T2">staunen.</text:span> <text:span text:style-name="T3">F.</text:span> <text:span text:style-name="T3">L.</text:span> <text:span text:style-name="T3">Stolberg</text:span> 1, 19. <text:span text:style-name="T1">übertragen von der thierwelt:</text:span> hier füttert die mutter (<text:span text:style-name="T1">die taube</text:span>) ihre kinder, dort brütet die«</text:p>
          </table:table-cell>
          <table:table-cell table:style-name="Table1.E69" office:value-type="string">
            <text:p text:style-name="Table_20_Contents"><text:a xlink:type="simple" xlink:href="https://woerterbuchnetz.de/?sigle=DWB&amp;lemid=N01906" text:style-name="Internet_20_link" text:visited-style-name="Visited_20_Internet_20_Link"><text:span text:style-name="Definition"><text:span text:style-name="T7">https://woerterbuchnetz.de/DWB/nachwelt</text:span></text:span></text:a></text:p>
          </table:table-cell>
          <table:table-cell table:style-name="Table1.F69" office:value-type="string">
            <text:p text:style-name="Table_20_Contents"><text:a xlink:type="simple" xlink:href="https://woerterbuchnetz.de/?sigle=DWB&amp;lemid=N01906&amp;textid=24970200" text:style-name="Internet_20_link" text:visited-style-name="Visited_20_Internet_20_Link"><text:span text:style-name="Definition"><text:span text:style-name="T7">https://woerterbuchnetz.de/?sigle=DWB&amp;lemid=N01906&amp;textid=24970200</text:span></text:span></text:a></text:p>
          </table:table-cell>
        </table:table-row>
        <table:table-row>
          <table:table-cell table:style-name="Table1.A2" office:value-type="string">
            <text:p text:style-name="Table_20_Contents">Pflanzenart, die</text:p>
          </table:table-cell>
          <table:table-cell table:style-name="Table1.B70" office:value-type="string">
            <text:p text:style-name="Table_20_Contents">f.</text:p>
          </table:table-cell>
          <table:table-cell table:style-name="Table1.C70" office:value-type="string">
            <text:p text:style-name="Table_20_Contents">Nennwort, weiblich</text:p>
          </table:table-cell>
          <table:table-cell table:style-name="Table1.D70" office:value-type="string">
            <text:p text:style-name="Table_20_Contents">»… feuchten orten wächst. <text:span text:style-name="T3">Göthe</text:span> 58, 31; hier sah man .. alle baum- und pflanzenarten der gegend. 29, 325; Damajanti gewahrt mit <text:span text:style-name="T2">staunen</text:span> in der wüste den himmelsgarten, geschmückt mit blumen- und pflanzenarten. <text:span text:style-name="T3">Rückert</text:span> <text:span text:style-name="T1">Nal</text:span> (1862) 120. «</text:p>
          </table:table-cell>
          <table:table-cell table:style-name="Table1.E70" office:value-type="string">
            <text:p text:style-name="Table_20_Contents"><text:a xlink:type="simple" xlink:href="https://woerterbuchnetz.de/?sigle=DWB&amp;lemid=P03777" text:style-name="Internet_20_link" text:visited-style-name="Visited_20_Internet_20_Link"><text:span text:style-name="Definition"><text:span text:style-name="T7">https://woerterbuchnetz.de/DWB/pflanzenart</text:span></text:span></text:a></text:p>
          </table:table-cell>
          <table:table-cell table:style-name="Table1.F70" office:value-type="string">
            <text:p text:style-name="Table_20_Contents"><text:a xlink:type="simple" xlink:href="https://woerterbuchnetz.de/?sigle=DWB&amp;lemid=P03777&amp;textid=26549137" text:style-name="Internet_20_link" text:visited-style-name="Visited_20_Internet_20_Link"><text:span text:style-name="Definition"><text:span text:style-name="T7">https://woerterbuchnetz.de/?sigle=DWB&amp;lemid=P03777&amp;textid=26549137</text:span></text:span></text:a></text:p>
          </table:table-cell>
        </table:table-row>
        <table:table-row>
          <table:table-cell table:style-name="Table1.A2" office:value-type="string">
            <text:p text:style-name="Table_20_Contents">Schöngeisterei, die</text:p>
          </table:table-cell>
          <table:table-cell table:style-name="Table1.B71" office:value-type="string">
            <text:p text:style-name="Table_20_Contents">f.</text:p>
          </table:table-cell>
          <table:table-cell table:style-name="Table1.C71" office:value-type="string">
            <text:p text:style-name="Table_20_Contents">Nennwort, weiblich</text:p>
          </table:table-cell>
          <table:table-cell table:style-name="Table1.D71" office:value-type="string">
            <text:p text:style-name="Table_20_Contents">»… 278. <text:span text:style-name="T1">im plur. von einzelnen äuszerungen schöngeistigen wesens:</text:span> die nachwelt wird an solchen schöngeistereien von werk und theorie stehen und <text:span text:style-name="T2">staunen.</text:span> <text:span text:style-name="T3">Herder</text:span> 8, 34 <text:span text:style-name="T1">Suphan.</text:span> «</text:p>
          </table:table-cell>
          <table:table-cell table:style-name="Table1.E71" office:value-type="string">
            <text:p text:style-name="Table_20_Contents"><text:a xlink:type="simple" xlink:href="https://woerterbuchnetz.de/?sigle=DWB&amp;lemid=S16206" text:style-name="Internet_20_link" text:visited-style-name="Visited_20_Internet_20_Link"><text:span text:style-name="Definition"><text:span text:style-name="T7">https://woerterbuchnetz.de/DWB/schöngeisterei</text:span></text:span></text:a></text:p>
          </table:table-cell>
          <table:table-cell table:style-name="Table1.F71" office:value-type="string">
            <text:p text:style-name="Table_20_Contents"><text:a xlink:type="simple" xlink:href="https://woerterbuchnetz.de/?sigle=DWB&amp;lemid=S16206&amp;textid=31458277" text:style-name="Internet_20_link" text:visited-style-name="Visited_20_Internet_20_Link"><text:span text:style-name="Definition"><text:span text:style-name="T7">https://woerterbuchnetz.de/?sigle=DWB&amp;lemid=S16206&amp;textid=31458277</text:span></text:span></text:a></text:p>
          </table:table-cell>
        </table:table-row>
        <table:table-row>
          <table:table-cell table:style-name="Table1.A2" office:value-type="string">
            <text:p text:style-name="Table_20_Contents">Schnelle, die</text:p>
          </table:table-cell>
          <table:table-cell table:style-name="Table1.B72" office:value-type="string">
            <text:p text:style-name="Table_20_Contents">f.</text:p>
          </table:table-cell>
          <table:table-cell table:style-name="Table1.C72" office:value-type="string">
            <text:p text:style-name="Table_20_Contents">Nennwort, weiblich</text:p>
          </table:table-cell>
          <table:table-cell table:style-name="Table1.D72" office:value-type="string">
            <text:p text:style-name="Table_20_Contents">»… (<text:span text:style-name="T1">der hund</text:span>) der selbige noch, an gestalt zugleich und an thaten, wie ihn Odysseus einst, gen Troja fahrend, daheim liesz, <text:span text:style-name="T2">staunen</text:span> solltest du bald, anschauend die kraft und die <text:soft-page-break/>schnelle! <text:span text:style-name="T3">Voss</text:span> <text:span text:style-name="T1">Odyss.</text:span> 17, 315; eines wagens flug zu überhohlen den die«</text:p>
          </table:table-cell>
          <table:table-cell table:style-name="Table1.E72" office:value-type="string">
            <text:p text:style-name="Table_20_Contents"><text:a xlink:type="simple" xlink:href="https://woerterbuchnetz.de/?sigle=DWB&amp;lemid=S15131" text:style-name="Internet_20_link" text:visited-style-name="Visited_20_Internet_20_Link"><text:span text:style-name="Definition"><text:span text:style-name="T7">https://woerterbuchnetz.de/DWB/schnelle</text:span></text:span></text:a></text:p>
          </table:table-cell>
          <table:table-cell table:style-name="Table1.F72" office:value-type="string">
            <text:p text:style-name="Table_20_Contents"><text:a xlink:type="simple" xlink:href="https://woerterbuchnetz.de/?sigle=DWB&amp;lemid=S15131&amp;textid=31235211" text:style-name="Internet_20_link" text:visited-style-name="Visited_20_Internet_20_Link"><text:span text:style-name="Definition"><text:span text:style-name="T7">https://woerterbuchnetz.de/?sigle=DWB&amp;lemid=S15131&amp;textid=31235</text:span></text:span></text:a><text:soft-page-break/><text:a xlink:type="simple" xlink:href="https://woerterbuchnetz.de/?sigle=DWB&amp;lemid=S15131&amp;textid=31235211" text:style-name="Internet_20_link" text:visited-style-name="Visited_20_Internet_20_Link"><text:span text:style-name="Definition"><text:span text:style-name="T7">211</text:span></text:span></text:a></text:p>
          </table:table-cell>
        </table:table-row>
        <table:table-row>
          <table:table-cell table:style-name="Table1.A2" office:value-type="string">
            <text:p text:style-name="Table_20_Contents">Seele, die</text:p>
          </table:table-cell>
          <table:table-cell table:style-name="Table1.B73" office:value-type="string">
            <text:p text:style-name="Table_20_Contents">f.</text:p>
          </table:table-cell>
          <table:table-cell table:style-name="Table1.C73" office:value-type="string">
            <text:p text:style-name="Table_20_Contents">Nennwort, weiblich</text:p>
          </table:table-cell>
          <table:table-cell table:style-name="Table1.D73" office:value-type="string">
            <text:p text:style-name="Table_20_Contents">»… könnte aus meinen augen meine seele weinen! <text:span text:style-name="T1">Shakesp. Jul. Cäsar</text:span> 4, 3. <text:span text:style-name="T1">das gewöhnliche</text:span> sich die seele aus dem kopfe <text:span text:style-name="T2">staunen</text:span> <text:span text:style-name="T1">besagt dagegen weniger</text:span> '<text:span text:style-name="T1">sich zu tode staunen</text:span>', <text:span text:style-name="T1">als vielmehr</text:span> '<text:span text:style-name="T1">sich dumm und stumm staunen</text:span>', <text:span text:style-name="T1">weil der heftig erstaunte wie starr</text:span>«</text:p>
          </table:table-cell>
          <table:table-cell table:style-name="Table1.E73" office:value-type="string">
            <text:p text:style-name="Table_20_Contents"><text:a xlink:type="simple" xlink:href="https://woerterbuchnetz.de/?sigle=DWB&amp;lemid=S23665" text:style-name="Internet_20_link" text:visited-style-name="Visited_20_Internet_20_Link"><text:span text:style-name="Definition"><text:span text:style-name="T7">https://woerterbuchnetz.de/DWB/seele</text:span></text:span></text:a></text:p>
          </table:table-cell>
          <table:table-cell table:style-name="Table1.F73" office:value-type="string">
            <text:p text:style-name="Table_20_Contents"><text:a xlink:type="simple" xlink:href="https://woerterbuchnetz.de/?sigle=DWB&amp;lemid=S23665&amp;textid=32857741" text:style-name="Internet_20_link" text:visited-style-name="Visited_20_Internet_20_Link"><text:span text:style-name="Definition"><text:span text:style-name="T7">https://woerterbuchnetz.de/?sigle=DWB&amp;lemid=S23665&amp;textid=32857741</text:span></text:span></text:a></text:p>
          </table:table-cell>
        </table:table-row>
        <table:table-row>
          <table:table-cell table:style-name="Table1.A2" office:value-type="string">
            <text:p text:style-name="Table_20_Contents">Seele, die</text:p>
          </table:table-cell>
          <table:table-cell table:style-name="Table1.B74" office:value-type="string">
            <text:p text:style-name="Table_20_Contents">f.</text:p>
          </table:table-cell>
          <table:table-cell table:style-name="Table1.C74" office:value-type="string">
            <text:p text:style-name="Table_20_Contents">Nennwort, weiblich</text:p>
          </table:table-cell>
          <table:table-cell table:style-name="Table1.D74" office:value-type="string">
            <text:p text:style-name="Table_20_Contents">»… <text:span text:style-name="T1">Shakesp. Jul. Cäsar</text:span> 4, 3. <text:span text:style-name="T1">das gewöhnliche</text:span> sich die seele aus dem kopfe staunen <text:span text:style-name="T1">besagt dagegen weniger</text:span> '<text:span text:style-name="T1">sich zu tode</text:span> <text:span text:style-name="T2">staunen</text:span>', <text:span text:style-name="T1">als vielmehr</text:span> '<text:span text:style-name="T1">sich dumm und stumm staunen</text:span>', <text:span text:style-name="T1">weil der heftig erstaunte wie starr und versteinert, ohne geist und seele erscheint:</text:span>«</text:p>
          </table:table-cell>
          <table:table-cell table:style-name="Table1.E74" office:value-type="string">
            <text:p text:style-name="Table_20_Contents"><text:a xlink:type="simple" xlink:href="https://woerterbuchnetz.de/?sigle=DWB&amp;lemid=S23665" text:style-name="Internet_20_link" text:visited-style-name="Visited_20_Internet_20_Link"><text:span text:style-name="Definition"><text:span text:style-name="T7">https://woerterbuchnetz.de/DWB/seele</text:span></text:span></text:a></text:p>
          </table:table-cell>
          <table:table-cell table:style-name="Table1.F74" office:value-type="string">
            <text:p text:style-name="Table_20_Contents"><text:a xlink:type="simple" xlink:href="https://woerterbuchnetz.de/?sigle=DWB&amp;lemid=S23665&amp;textid=32857750" text:style-name="Internet_20_link" text:visited-style-name="Visited_20_Internet_20_Link"><text:span text:style-name="Definition"><text:span text:style-name="T7">https://woerterbuchnetz.de/?sigle=DWB&amp;lemid=S23665&amp;textid=32857750</text:span></text:span></text:a></text:p>
          </table:table-cell>
        </table:table-row>
        <table:table-row>
          <table:table-cell table:style-name="Table1.A2" office:value-type="string">
            <text:p text:style-name="Table_20_Contents">Seele, die</text:p>
          </table:table-cell>
          <table:table-cell table:style-name="Table1.B75" office:value-type="string">
            <text:p text:style-name="Table_20_Contents">f.</text:p>
          </table:table-cell>
          <table:table-cell table:style-name="Table1.C75" office:value-type="string">
            <text:p text:style-name="Table_20_Contents">Nennwort, weiblich</text:p>
          </table:table-cell>
          <table:table-cell table:style-name="Table1.D75" office:value-type="string">
            <text:p text:style-name="Table_20_Contents">»… sich die seele aus dem kopfe staunen <text:span text:style-name="T1">besagt dagegen weniger</text:span> '<text:span text:style-name="T1">sich zu tode staunen</text:span>', <text:span text:style-name="T1">als vielmehr</text:span> '<text:span text:style-name="T1">sich dumm und stumm</text:span> <text:span text:style-name="T2">staunen</text:span>', <text:span text:style-name="T1">weil der heftig erstaunte wie starr und versteinert, ohne geist und seele erscheint:</text:span> (<text:span text:style-name="T1">die leute</text:span>) werden sich die seele aus«</text:p>
          </table:table-cell>
          <table:table-cell table:style-name="Table1.E75" office:value-type="string">
            <text:p text:style-name="Table_20_Contents"><text:a xlink:type="simple" xlink:href="https://woerterbuchnetz.de/?sigle=DWB&amp;lemid=S23665" text:style-name="Internet_20_link" text:visited-style-name="Visited_20_Internet_20_Link"><text:span text:style-name="Definition"><text:span text:style-name="T7">https://woerterbuchnetz.de/DWB/seele</text:span></text:span></text:a></text:p>
          </table:table-cell>
          <table:table-cell table:style-name="Table1.F75" office:value-type="string">
            <text:p text:style-name="Table_20_Contents"><text:a xlink:type="simple" xlink:href="https://woerterbuchnetz.de/?sigle=DWB&amp;lemid=S23665&amp;textid=32857760" text:style-name="Internet_20_link" text:visited-style-name="Visited_20_Internet_20_Link"><text:span text:style-name="Definition"><text:span text:style-name="T7">https://woerterbuchnetz.de/?sigle=DWB&amp;lemid=S23665&amp;textid=32857760</text:span></text:span></text:a></text:p>
          </table:table-cell>
        </table:table-row>
        <table:table-row>
          <table:table-cell table:style-name="Table1.A2" office:value-type="string">
            <text:p text:style-name="Table_20_Contents">Seele, die</text:p>
          </table:table-cell>
          <table:table-cell table:style-name="Table1.B76" office:value-type="string">
            <text:p text:style-name="Table_20_Contents">f.</text:p>
          </table:table-cell>
          <table:table-cell table:style-name="Table1.C76" office:value-type="string">
            <text:p text:style-name="Table_20_Contents">Nennwort, weiblich</text:p>
          </table:table-cell>
          <table:table-cell table:style-name="Table1.D76" office:value-type="string">
            <text:p text:style-name="Table_20_Contents">»… <text:span text:style-name="T1">heftig erstaunte wie starr und versteinert, ohne geist und seele erscheint:</text:span> (<text:span text:style-name="T1">die leute</text:span>) werden sich die seele aus dem kopf <text:span text:style-name="T2">staunen,</text:span> wer das von ihnen wissen könne. <text:span text:style-name="T3">Gotthelf</text:span> 1, 341 <text:span text:style-name="T1">Vetter.</text:span> <text:span text:style-name="T2">h)</text:span> <text:span text:style-name="T1">anderes für sterben:</text:span> ich .. bin auch nichts anders vermuthend«</text:p>
          </table:table-cell>
          <table:table-cell table:style-name="Table1.E76" office:value-type="string">
            <text:p text:style-name="Table_20_Contents"><text:a xlink:type="simple" xlink:href="https://woerterbuchnetz.de/?sigle=DWB&amp;lemid=S23665" text:style-name="Internet_20_link" text:visited-style-name="Visited_20_Internet_20_Link"><text:span text:style-name="Definition"><text:span text:style-name="T7">https://woerterbuchnetz.de/DWB/seele</text:span></text:span></text:a></text:p>
          </table:table-cell>
          <table:table-cell table:style-name="Table1.F76" office:value-type="string">
            <text:p text:style-name="Table_20_Contents"><text:a xlink:type="simple" xlink:href="https://woerterbuchnetz.de/?sigle=DWB&amp;lemid=S23665&amp;textid=32857787" text:style-name="Internet_20_link" text:visited-style-name="Visited_20_Internet_20_Link"><text:span text:style-name="Definition"><text:span text:style-name="T7">https://woerterbuchnetz.de/?sigle=DWB&amp;lemid=S23665&amp;textid=32857787</text:span></text:span></text:a></text:p>
          </table:table-cell>
        </table:table-row>
        <table:table-row>
          <table:table-cell table:style-name="Table1.A2" office:value-type="string">
            <text:p text:style-name="Table_20_Contents">Spracheinigung, die</text:p>
          </table:table-cell>
          <table:table-cell table:style-name="Table1.B77" office:value-type="string">
            <text:p text:style-name="Table_20_Contents">f.</text:p>
          </table:table-cell>
          <table:table-cell table:style-name="Table1.C77" office:value-type="string">
            <text:p text:style-name="Table_20_Contents">Nennwort, weiblich</text:p>
          </table:table-cell>
          <table:table-cell table:style-name="Table1.D77" office:value-type="string">
            <text:p text:style-name="Table_20_Contents">»spracheinigung, <text:span text:style-name="T1">f.</text:span>: wer die wunderbare geschichte unserer spracheinigung ... etwas genauer kennt, der steht da mit <text:span text:style-name="T2">staunen</text:span> vor der erscheinung, wie diese einigung ... möglich geworden ist bei voller freiheit. <text:span text:style-name="T3">Hildebrand</text:span> <text:span text:style-name="T1">sprachunterr.</text:span><text:span text:style-name="T4">8</text:span> <text:span text:style-name="T1">s.</text:span> 63, <text:span text:style-name="T1">anm.</text:span> «</text:p>
          </table:table-cell>
          <table:table-cell table:style-name="Table1.E77" office:value-type="string">
            <text:p text:style-name="Table_20_Contents"><text:a xlink:type="simple" xlink:href="https://woerterbuchnetz.de/?sigle=DWB&amp;lemid=S36308" text:style-name="Internet_20_link" text:visited-style-name="Visited_20_Internet_20_Link"><text:span text:style-name="Definition"><text:span text:style-name="T7">https://woerterbuchnetz.de/DWB/spracheinigung</text:span></text:span></text:a></text:p>
          </table:table-cell>
          <table:table-cell table:style-name="Table1.F77" office:value-type="string">
            <text:p text:style-name="Table_20_Contents"><text:a xlink:type="simple" xlink:href="https://woerterbuchnetz.de/?sigle=DWB&amp;lemid=S36308&amp;textid=35627921" text:style-name="Internet_20_link" text:visited-style-name="Visited_20_Internet_20_Link"><text:span text:style-name="Definition"><text:span text:style-name="T7">https://woerterbuchnetz.de/?sigle=DWB&amp;lemid=S36308&amp;textid=35627921</text:span></text:span></text:a></text:p>
          </table:table-cell>
        </table:table-row>
        <table:table-row>
          <table:table-cell table:style-name="Table1.A2" office:value-type="string">
            <text:p text:style-name="Table_20_Contents">Staunung, die</text:p>
          </table:table-cell>
          <table:table-cell table:style-name="Table1.B78" office:value-type="string">
            <text:p text:style-name="Table_20_Contents">f.</text:p>
          </table:table-cell>
          <table:table-cell table:style-name="Table1.C78" office:value-type="string">
            <text:p text:style-name="Table_20_Contents">Nennwort, weiblich</text:p>
          </table:table-cell>
          <table:table-cell table:style-name="Table1.D78" office:value-type="string">
            <text:p text:style-name="Table_20_Contents">»staunung, <text:span text:style-name="T1">f.</text:span>, <text:span text:style-name="T1">seltnes verbalabstr. zu</text:span> <text:span text:style-name="T2">staunen:</text:span> O dieser Marinell, wie fein, wie wundersam er aug' und ohr zur staunung brachte, sobald er auf den schauplatz kam!«</text:p>
          </table:table-cell>
          <table:table-cell table:style-name="Table1.E78" office:value-type="string">
            <text:p text:style-name="Table_20_Contents"><text:a xlink:type="simple" xlink:href="https://woerterbuchnetz.de/?sigle=DWB&amp;lemid=S41757" text:style-name="Internet_20_link" text:visited-style-name="Visited_20_Internet_20_Link"><text:span text:style-name="Definition"><text:span text:style-name="T7">https://woerterbuchnetz.de/DWB/staunung</text:span></text:span></text:a></text:p>
          </table:table-cell>
          <table:table-cell table:style-name="Table1.F78" office:value-type="string">
            <text:p text:style-name="Table_20_Contents"><text:a xlink:type="simple" xlink:href="https://woerterbuchnetz.de/?sigle=DWB&amp;lemid=S41757&amp;textid=36840032" text:style-name="Internet_20_link" text:visited-style-name="Visited_20_Internet_20_Link"><text:span text:style-name="Definition"><text:span text:style-name="T7">https://woerterbuchnetz.de/?sigle=DWB&amp;lemid=S41757&amp;textid=36840032</text:span></text:span></text:a></text:p>
          </table:table-cell>
        </table:table-row>
        <table:table-row>
          <table:table-cell table:style-name="Table1.A2" office:value-type="string">
            <text:p text:style-name="Table_20_Contents">Stoffanhäufung, die</text:p>
          </table:table-cell>
          <table:table-cell table:style-name="Table1.B79" office:value-type="string">
            <text:p text:style-name="Table_20_Contents">f.</text:p>
          </table:table-cell>
          <table:table-cell table:style-name="Table1.C79" office:value-type="string">
            <text:p text:style-name="Table_20_Contents">Nennwort, weiblich</text:p>
          </table:table-cell>
          <table:table-cell table:style-name="Table1.D79" office:value-type="string">
            <text:p text:style-name="Table_20_Contents">»stoffanhäufung, <text:span text:style-name="T1">f.</text:span>, <text:span text:style-name="T1">zum vorigen:</text:span> die gelehrsamkeit des sechzehnten und siebzehnten jahrhunderts bestand in einer oft <text:span text:style-name="T2">staunen</text:span> erregenden stoffanhäufung <text:span text:style-name="T3">Gutzkow</text:span> <text:span text:style-name="T1">werke</text:span> 8, 448 — «</text:p>
          </table:table-cell>
          <table:table-cell table:style-name="Table1.E79" office:value-type="string">
            <text:p text:style-name="Table_20_Contents"><text:a xlink:type="simple" xlink:href="https://woerterbuchnetz.de/?sigle=DWB&amp;lemid=S48349" text:style-name="Internet_20_link" text:visited-style-name="Visited_20_Internet_20_Link"><text:span text:style-name="Definition"><text:span text:style-name="T7">https://woerterbuchnetz.de/DWB/stoffanhäufung</text:span></text:span></text:a></text:p>
          </table:table-cell>
          <table:table-cell table:style-name="Table1.F79" office:value-type="string">
            <text:p text:style-name="Table_20_Contents"><text:a xlink:type="simple" xlink:href="https://woerterbuchnetz.de/?sigle=DWB&amp;lemid=S48349&amp;textid=38878045" text:style-name="Internet_20_link" text:visited-style-name="Visited_20_Internet_20_Link"><text:span text:style-name="Definition"><text:span text:style-name="T7">https://woerterbuchnetz.de/?sigle=DWB&amp;lemid=S48349&amp;textid=38878045</text:span></text:span></text:a></text:p>
          </table:table-cell>
        </table:table-row>
        <table:table-row>
          <table:table-cell table:style-name="Table1.A2" office:value-type="string">
            <text:p text:style-name="Table_20_Contents">Streitbarkeit, die</text:p>
          </table:table-cell>
          <table:table-cell table:style-name="Table1.B80" office:value-type="string">
            <text:p text:style-name="Table_20_Contents">f.</text:p>
          </table:table-cell>
          <table:table-cell table:style-name="Table1.C80" office:value-type="string">
            <text:p text:style-name="Table_20_Contents">Nennwort, weiblich</text:p>
          </table:table-cell>
          <table:table-cell table:style-name="Table1.D80" office:value-type="string">
            <text:p text:style-name="Table_20_Contents">»… landpferde den tartarischen an mut und streitbarkeit gantz nicht zu gleichen waren <text:span text:style-name="T3">Francisci</text:span> <text:span text:style-name="T1">d. alleredelste pferd</text:span> (1670) 168; wohl, brüder, <text:span text:style-name="T2">staunen</text:span> wir ob Hektors muth und streitbarkeit <text:span text:style-name="T3">Bürger</text:span> <text:span text:style-name="T1">s. w.</text:span> 165 <text:span text:style-name="T1">Bohtz;</text:span> die Nervier, eines der zahlreichsten und trotzigsten völker, deren«</text:p>
          </table:table-cell>
          <table:table-cell table:style-name="Table1.E80" office:value-type="string">
            <text:p text:style-name="Table_20_Contents"><text:a xlink:type="simple" xlink:href="https://woerterbuchnetz.de/?sigle=DWB&amp;lemid=S51960" text:style-name="Internet_20_link" text:visited-style-name="Visited_20_Internet_20_Link"><text:span text:style-name="Definition"><text:span text:style-name="T7">https://woerterbuchnetz.de/DWB/streitbarkeit</text:span></text:span></text:a></text:p>
          </table:table-cell>
          <table:table-cell table:style-name="Table1.F80" office:value-type="string">
            <text:p text:style-name="Table_20_Contents"><text:a xlink:type="simple" xlink:href="https://woerterbuchnetz.de/?sigle=DWB&amp;lemid=S51960&amp;textid=39962331" text:style-name="Internet_20_link" text:visited-style-name="Visited_20_Internet_20_Link"><text:span text:style-name="Definition"><text:span text:style-name="T7">https://woerterbuchnetz.de/?sigle=DWB&amp;lemid=S51960&amp;textid=39962331</text:span></text:span></text:a></text:p>
          </table:table-cell>
        </table:table-row>
        <table:table-row>
          <table:table-cell table:style-name="Table1.A2" office:value-type="string">
            <text:p text:style-name="Table_20_Contents">Trefflichkeit, die</text:p>
          </table:table-cell>
          <table:table-cell table:style-name="Table1.B81" office:value-type="string">
            <text:p text:style-name="Table_20_Contents">f.</text:p>
          </table:table-cell>
          <table:table-cell table:style-name="Table1.C81" office:value-type="string">
            <text:p text:style-name="Table_20_Contents">Nennwort, weiblich</text:p>
          </table:table-cell>
          <table:table-cell table:style-name="Table1.D81" office:value-type="string">
            <text:p text:style-name="Table_20_Contents">»… gleichen? <text:span text:style-name="T3">Gottsched</text:span> <text:span text:style-name="T1">deutsche schaubühne</text:span> 5, 17; er (<text:span text:style-name="T1">der held</text:span>) bracht es nun in wenig tagen zu solcher hohen trefflichkeit, dasz <text:span text:style-name="T2">staunen,</text:span> schrecken, angst und zagen ergriff die ganze christenheit <text:span text:style-name="T3">Hoffmann</text:span> <text:span text:style-name="T3">v.</text:span> <text:span text:style-name="T3">Fallersleben</text:span> <text:span text:style-name="T1">ges. w.</text:span> 4, 23. <text:span text:style-name="T1">in beliebter personifizierung:</text:span> wofern ich«</text:p>
          </table:table-cell>
          <table:table-cell table:style-name="Table1.E81" office:value-type="string">
            <text:p text:style-name="Table_20_Contents"><text:a xlink:type="simple" xlink:href="https://woerterbuchnetz.de/?sigle=DWB&amp;lemid=T09463" text:style-name="Internet_20_link" text:visited-style-name="Visited_20_Internet_20_Link"><text:span text:style-name="Definition"><text:span text:style-name="T7">https://woerterbuchnetz.de/DWB/trefflichkeit</text:span></text:span></text:a></text:p>
          </table:table-cell>
          <table:table-cell table:style-name="Table1.F81" office:value-type="string">
            <text:p text:style-name="Table_20_Contents"><text:a xlink:type="simple" xlink:href="https://woerterbuchnetz.de/?sigle=DWB&amp;lemid=T09463&amp;textid=43248840" text:style-name="Internet_20_link" text:visited-style-name="Visited_20_Internet_20_Link"><text:span text:style-name="Definition"><text:span text:style-name="T7">https://woerterbuchnetz.de/?sigle=DWB&amp;lemid=T09463&amp;textid=43248840</text:span></text:span></text:a></text:p>
          </table:table-cell>
        </table:table-row>
        <table:table-row>
          <table:table-cell table:style-name="Table1.A2" office:value-type="string">
            <text:p text:style-name="Table_20_Contents">Ungewohntheit, die</text:p>
          </table:table-cell>
          <table:table-cell table:style-name="Table1.B82" office:value-type="string">
            <text:p text:style-name="Table_20_Contents">f.</text:p>
          </table:table-cell>
          <table:table-cell table:style-name="Table1.C82" office:value-type="string">
            <text:p text:style-name="Table_20_Contents">Nennwort, weiblich</text:p>
          </table:table-cell>
          <table:table-cell table:style-name="Table1.D82" office:value-type="string">
            <text:p text:style-name="Table_20_Contents">»… durch u. ... hervorstechen <text:span text:style-name="T3">Fichte</text:span> 2, 558; des meeres u. <text:span text:style-name="T3">Simrock</text:span> <text:span text:style-name="T1">Gudrun</text:span> 116: die u. des gehens <text:span text:style-name="T3">Pückler</text:span> <text:span text:style-name="T1">briefw.</text:span> 2, 164; <text:span text:style-name="T2">staunen</text:span> der u. <text:span text:style-name="T3">R.</text:span> <text:span text:style-name="T3">Wagner</text:span> 8, 283; lange kriegerische u. <text:span text:style-name="T3">Häusser</text:span> <text:span text:style-name="T1">d. gesch.</text:span> 1, 273, 4; kriegsungewohntheit <text:span text:style-name="T3">Sanders</text:span> 2, 1653<text:span text:style-name="T4">a</text:span>«</text:p>
          </table:table-cell>
          <table:table-cell table:style-name="Table1.E82" office:value-type="string">
            <text:p text:style-name="Table_20_Contents"><text:a xlink:type="simple" xlink:href="https://woerterbuchnetz.de/?sigle=DWB&amp;lemid=U07633" text:style-name="Internet_20_link" text:visited-style-name="Visited_20_Internet_20_Link"><text:span text:style-name="Definition"><text:span text:style-name="T7">https://woerterbuchnetz.de/DWB/ungewohntheit</text:span></text:span></text:a></text:p>
          </table:table-cell>
          <table:table-cell table:style-name="Table1.F82" office:value-type="string">
            <text:p text:style-name="Table_20_Contents"><text:a xlink:type="simple" xlink:href="https://woerterbuchnetz.de/?sigle=DWB&amp;lemid=U07633&amp;textid=47195777" text:style-name="Internet_20_link" text:visited-style-name="Visited_20_Internet_20_Link"><text:span text:style-name="Definition"><text:span text:style-name="T7">https://woerterbuchnetz.de/?sigle=DWB&amp;lemid=U07633&amp;textid=47195777</text:span></text:span></text:a></text:p>
          </table:table-cell>
        </table:table-row>
        <table:table-row>
          <table:table-cell table:style-name="Table1.A2" office:value-type="string">
            <text:p text:style-name="Table_20_Contents">Unterstaunung, die</text:p>
          </table:table-cell>
          <table:table-cell table:style-name="Table1.B83" office:value-type="string">
            <text:p text:style-name="Table_20_Contents">f.</text:p>
          </table:table-cell>
          <table:table-cell table:style-name="Table1.C83" office:value-type="string">
            <text:p text:style-name="Table_20_Contents">Nennwort, weiblich</text:p>
          </table:table-cell>
          <table:table-cell table:style-name="Table1.D83" office:value-type="string">
            <text:p text:style-name="Table_20_Contents">»: zu fürkommung und u. (<text:span text:style-name="T1">hemmung, verhütung</text:span>) künftiger daraus erwachsenden irrungen (1602) <text:span text:style-name="T3">Lori</text:span> <text:span text:style-name="T1">bergrecht</text:span> 371 <text:span text:style-name="T1">bestätigt die von Göthe gebrauchte nebenform</text:span> <text:span text:style-name="T2">staunen</text:span> = stauen (<text:span text:style-name="T1">th.</text:span> 10, 2, 1191, 7 <text:span text:style-name="T1">b</text:span>). «</text:p>
          </table:table-cell>
          <table:table-cell table:style-name="Table1.E83" office:value-type="string">
            <text:p text:style-name="Table_20_Contents"><text:a xlink:type="simple" xlink:href="https://woerterbuchnetz.de/?sigle=DWB&amp;lemid=U11633" text:style-name="Internet_20_link" text:visited-style-name="Visited_20_Internet_20_Link"><text:span text:style-name="Definition"><text:span text:style-name="T7">https://woerterbuchnetz.de/DWB/unterstaunung</text:span></text:span></text:a></text:p>
          </table:table-cell>
          <table:table-cell table:style-name="Table1.F83" office:value-type="string">
            <text:p text:style-name="Table_20_Contents"><text:a xlink:type="simple" xlink:href="https://woerterbuchnetz.de/?sigle=DWB&amp;lemid=U11633&amp;textid=48147045" text:style-name="Internet_20_link" text:visited-style-name="Visited_20_Internet_20_Link"><text:span text:style-name="Definition"><text:span text:style-name="T7">https://woerterbuchnetz.de/?sigle=DWB&amp;lemid=U11633&amp;textid=48147045</text:span></text:span></text:a></text:p>
          </table:table-cell>
        </table:table-row>
        <table:table-row>
          <table:table-cell table:style-name="Table1.A2" office:value-type="string">
            <text:p text:style-name="Table_20_Contents">Verödung, die</text:p>
          </table:table-cell>
          <table:table-cell table:style-name="Table1.B84" office:value-type="string">
            <text:p text:style-name="Table_20_Contents">f.</text:p>
          </table:table-cell>
          <table:table-cell table:style-name="Table1.C84" office:value-type="string">
            <text:p text:style-name="Table_20_Contents">Nennwort, weiblich</text:p>
          </table:table-cell>
          <table:table-cell table:style-name="Table1.D84" office:value-type="string">
            <text:p text:style-name="Table_20_Contents">»… <text:span text:style-name="T1">Ober- und Niederbaiern</text:span> 55<text:span text:style-name="T4">b</text:span> (1516); die weiten himmelsräume gehören einem weltgemälde an, in dem die grösze der massen .. unser <text:span text:style-name="T2">staunen</text:span> erregen, dem wir uns aber bei scheinbarer verödung, bei völligem mangel an dem unmittelbaren eindruck eines organischen lebens wie entfremdet«</text:p>
          </table:table-cell>
          <table:table-cell table:style-name="Table1.E84" office:value-type="string">
            <text:p text:style-name="Table_20_Contents"><text:a xlink:type="simple" xlink:href="https://woerterbuchnetz.de/?sigle=DWB&amp;lemid=V03058" text:style-name="Internet_20_link" text:visited-style-name="Visited_20_Internet_20_Link"><text:span text:style-name="Definition"><text:span text:style-name="T7">https://woerterbuchnetz.de/DWB/verödung</text:span></text:span></text:a></text:p>
          </table:table-cell>
          <table:table-cell table:style-name="Table1.F84" office:value-type="string">
            <text:p text:style-name="Table_20_Contents"><text:a xlink:type="simple" xlink:href="https://woerterbuchnetz.de/?sigle=DWB&amp;lemid=V03058&amp;textid=49878835" text:style-name="Internet_20_link" text:visited-style-name="Visited_20_Internet_20_Link"><text:span text:style-name="Definition"><text:span text:style-name="T7">https://woerterbuchnetz.de/?sigle=DWB&amp;lemid=V03058&amp;textid=49878835</text:span></text:span></text:a></text:p>
          </table:table-cell>
        </table:table-row>
        <table:table-row>
          <table:table-cell table:style-name="Table1.A2" office:value-type="string">
            <text:p text:style-name="Table_20_Contents">Vergessenheit, die</text:p>
          </table:table-cell>
          <table:table-cell table:style-name="Table1.B85" office:value-type="string">
            <text:p text:style-name="Table_20_Contents">f.</text:p>
          </table:table-cell>
          <table:table-cell table:style-name="Table1.C85" office:value-type="string">
            <text:p text:style-name="Table_20_Contents">Nennwort, weiblich</text:p>
          </table:table-cell>
          <table:table-cell table:style-name="Table1.D85" office:value-type="string">
            <text:p text:style-name="Table_20_Contents">»… verkennung aller rechte, die vergessenheit aller pflichten gegen wilde völker. <text:span text:style-name="T3">Garve</text:span> <text:span text:style-name="T1">anm. zu Cic. off.</text:span> 3, 168; er verbisz das <text:span text:style-name="T2">staunen</text:span> und sagte aus vergessenheit oder bosheit, wer er sei. <text:span text:style-name="T3">J.</text:span> <text:span text:style-name="T3">Paul</text:span> 20, 172; vergessenheit <text:span text:style-name="T1">personificiert:</text:span> der drang, den krieg uns«</text:p>
          </table:table-cell>
          <table:table-cell table:style-name="Table1.E85" office:value-type="string">
            <text:p text:style-name="Table_20_Contents"><text:a xlink:type="simple" xlink:href="https://woerterbuchnetz.de/?sigle=DWB&amp;lemid=V01425" text:style-name="Internet_20_link" text:visited-style-name="Visited_20_Internet_20_Link"><text:span text:style-name="Definition"><text:span text:style-name="T7">https://woerterbuchnetz.de/DWB/vergessenheit</text:span></text:span></text:a></text:p>
          </table:table-cell>
          <table:table-cell table:style-name="Table1.F85" office:value-type="string">
            <text:p text:style-name="Table_20_Contents"><text:a xlink:type="simple" xlink:href="https://woerterbuchnetz.de/?sigle=DWB&amp;lemid=V01425&amp;textid=49383545" text:style-name="Internet_20_link" text:visited-style-name="Visited_20_Internet_20_Link"><text:span text:style-name="Definition"><text:span text:style-name="T7">https://woerterbuchnetz.de/?sigle=DWB&amp;lemid=V01425&amp;textid=49383545</text:span></text:span></text:a></text:p>
          </table:table-cell>
        </table:table-row>
        <table:table-row>
          <table:table-cell table:style-name="Table1.A2" office:value-type="string">
            <text:p text:style-name="Table_20_Contents">Verwunderung, die</text:p>
          </table:table-cell>
          <table:table-cell table:style-name="Table1.B86" office:value-type="string">
            <text:p text:style-name="Table_20_Contents">f.</text:p>
          </table:table-cell>
          <table:table-cell table:style-name="Table1.C86" office:value-type="string">
            <text:p text:style-name="Table_20_Contents">Nennwort, weiblich</text:p>
          </table:table-cell>
          <table:table-cell table:style-name="Table1.D86" office:value-type="string">
            <text:p text:style-name="Table_20_Contents">»… <text:span text:style-name="T1">zuschrift</text:span> 7; der hasz gegen ihn verwandelte sich in verwunderung <text:span text:style-name="T3">Lohenstein</text:span> <text:span text:style-name="T1">Arminius</text:span> (1689) 1, 6. <text:span text:style-name="T1">ähnlich, doch mit dem nebensinn</text:span> '<text:span text:style-name="T2">staunen,</text:span> <text:span text:style-name="T1">ergriffenheit</text:span>' (<text:span text:style-name="T1">vgl.</text:span> 2): zu meiner groszen erbauung habe bey dieser gelegenheit mich um Leonardo's lebensgeschichte und den inhalt seiner schriften«</text:p>
          </table:table-cell>
          <table:table-cell table:style-name="Table1.E86" office:value-type="string">
            <text:p text:style-name="Table_20_Contents"><text:a xlink:type="simple" xlink:href="https://woerterbuchnetz.de/?sigle=DWB&amp;lemid=V06553" text:style-name="Internet_20_link" text:visited-style-name="Visited_20_Internet_20_Link"><text:span text:style-name="Definition"><text:span text:style-name="T7">https://woerterbuchnetz.de/DWB/verwunderung</text:span></text:span></text:a></text:p>
          </table:table-cell>
          <table:table-cell table:style-name="Table1.F86" office:value-type="string">
            <text:p text:style-name="Table_20_Contents"><text:a xlink:type="simple" xlink:href="https://woerterbuchnetz.de/?sigle=DWB&amp;lemid=V06553&amp;textid=51175120" text:style-name="Internet_20_link" text:visited-style-name="Visited_20_Internet_20_Link"><text:span text:style-name="Definition"><text:span text:style-name="T7">https://woerterbuchnetz.de/?sigle=DWB&amp;lemid=V06553&amp;textid=51175120</text:span></text:span></text:a></text:p>
          </table:table-cell>
        </table:table-row>
        <table:table-row>
          <table:table-cell table:style-name="Table1.A2" office:value-type="string">
            <text:p text:style-name="Table_20_Contents">Verwunderung, die</text:p>
          </table:table-cell>
          <table:table-cell table:style-name="Table1.B87" office:value-type="string">
            <text:p text:style-name="Table_20_Contents">f.</text:p>
          </table:table-cell>
          <table:table-cell table:style-name="Table1.C87" office:value-type="string">
            <text:p text:style-name="Table_20_Contents">Nennwort, weiblich</text:p>
          </table:table-cell>
          <table:table-cell table:style-name="Table1.D87" office:value-type="string">
            <text:p text:style-name="Table_20_Contents">»… bekümmert, da man denn mit immer neuer verwunderung dieses auszerordentliche talent betrachten lernt <text:span text:style-name="T3">Göthe</text:span> IV 29, 65 <text:span text:style-name="T1">W.</text:span> <text:span text:style-name="T2">2)</text:span> <text:span text:style-name="T1">als</text:span> '<text:span text:style-name="T2">staunen,</text:span> <text:span text:style-name="T1">erstaunen</text:span>'; 'verwunderung <text:span text:style-name="T1">ist </text:span><text:soft-page-break/><text:span text:style-name="T1">das bei dem eintreten irgend eines unerwarteten, überraschenden ereignisses entstehende eigenthümliche gefühl, bei welchem der verstand nicht</text:span>«</text:p>
          </table:table-cell>
          <table:table-cell table:style-name="Table1.E87" office:value-type="string">
            <text:p text:style-name="Table_20_Contents"><text:a xlink:type="simple" xlink:href="https://woerterbuchnetz.de/?sigle=DWB&amp;lemid=V06553" text:style-name="Internet_20_link" text:visited-style-name="Visited_20_Internet_20_Link"><text:span text:style-name="Definition"><text:span text:style-name="T7">https://woerterbuchnetz.de/DWB/verwunderung</text:span></text:span></text:a></text:p>
          </table:table-cell>
          <table:table-cell table:style-name="Table1.F87" office:value-type="string">
            <text:p text:style-name="Table_20_Contents"><text:a xlink:type="simple" xlink:href="https://woerterbuchnetz.de/?sigle=DWB&amp;lemid=V06553&amp;textid=51175177" text:style-name="Internet_20_link" text:visited-style-name="Visited_20_Internet_20_Link"><text:span text:style-name="Definition"><text:span text:style-name="T7">https://woerterbuchnetz.de/?sigle=DWB&amp;lemid=V06553&amp;textid=51175177</text:span></text:span></text:a></text:p>
          </table:table-cell>
        </table:table-row>
        <table:table-row>
          <table:table-cell table:style-name="Table1.A2" office:value-type="string">
            <text:p text:style-name="Table_20_Contents">Weisheit, die</text:p>
          </table:table-cell>
          <table:table-cell table:style-name="Table1.B88" office:value-type="string">
            <text:p text:style-name="Table_20_Contents">f.</text:p>
          </table:table-cell>
          <table:table-cell table:style-name="Table1.C88" office:value-type="string">
            <text:p text:style-name="Table_20_Contents">Nennwort, weiblich</text:p>
          </table:table-cell>
          <table:table-cell table:style-name="Table1.D88" office:value-type="string">
            <text:p text:style-name="Table_20_Contents">»… <text:span text:style-name="T3">Luther</text:span> die weisheit Salomos <text:span text:style-name="T1">genannt</text:span>; zwar dürfen wir lächeln, wenn weisheit als ein gegensatz zum offenbarungsglauben gepriesen wird, ja wir <text:span text:style-name="T2">staunen,</text:span> da ein heiliges buch der christen den eigenen namen 'weisheit' führt, und die 'sapientia' eine erlauchte bedeutung hat <text:span text:style-name="T3">Th.</text:span> <text:span text:style-name="T3">Haecker</text:span>«</text:p>
          </table:table-cell>
          <table:table-cell table:style-name="Table1.E88" office:value-type="string">
            <text:p text:style-name="Table_20_Contents"><text:a xlink:type="simple" xlink:href="https://woerterbuchnetz.de/?sigle=DWB&amp;lemid=W15115" text:style-name="Internet_20_link" text:visited-style-name="Visited_20_Internet_20_Link"><text:span text:style-name="Definition"><text:span text:style-name="T7">https://woerterbuchnetz.de/DWB/weisheit</text:span></text:span></text:a></text:p>
          </table:table-cell>
          <table:table-cell table:style-name="Table1.F88" office:value-type="string">
            <text:p text:style-name="Table_20_Contents"><text:a xlink:type="simple" xlink:href="https://woerterbuchnetz.de/?sigle=DWB&amp;lemid=W15115&amp;textid=57411411" text:style-name="Internet_20_link" text:visited-style-name="Visited_20_Internet_20_Link"><text:span text:style-name="Definition"><text:span text:style-name="T7">https://woerterbuchnetz.de/?sigle=DWB&amp;lemid=W15115&amp;textid=57411411</text:span></text:span></text:a></text:p>
          </table:table-cell>
        </table:table-row>
        <table:table-row>
          <table:table-cell table:style-name="Table1.A2" office:value-type="string">
            <text:p text:style-name="Table_20_Contents">Wende, die</text:p>
          </table:table-cell>
          <table:table-cell table:style-name="Table1.B89" office:value-type="string">
            <text:p text:style-name="Table_20_Contents">f.</text:p>
          </table:table-cell>
          <table:table-cell table:style-name="Table1.C89" office:value-type="string">
            <text:p text:style-name="Table_20_Contents">Nennwort, weiblich</text:p>
          </table:table-cell>
          <table:table-cell table:style-name="Table1.D89" office:value-type="string">
            <text:p text:style-name="Table_20_Contents">»… <text:span text:style-name="T1">d. falsche Nero</text:span> (1947) 137; <text:span text:style-name="T1">zuweilen auch sonst mit bestimmungsergänzungen verschiedener art:</text:span> doch wartet! ich bin gleich zu ende, und <text:span text:style-name="T2">staunen</text:span> werdet ihr am schlusz, welch eine wunderbare wende von meiner fahrt ich melden musz <text:span text:style-name="T3">Wolff</text:span> <text:span text:style-name="T1">d. fahr. schüler</text:span> (1900) 66«</text:p>
          </table:table-cell>
          <table:table-cell table:style-name="Table1.E89" office:value-type="string">
            <text:p text:style-name="Table_20_Contents"><text:a xlink:type="simple" xlink:href="https://woerterbuchnetz.de/?sigle=DWB&amp;lemid=W17097" text:style-name="Internet_20_link" text:visited-style-name="Visited_20_Internet_20_Link"><text:span text:style-name="Definition"><text:span text:style-name="T7">https://woerterbuchnetz.de/DWB/wende</text:span></text:span></text:a></text:p>
          </table:table-cell>
          <table:table-cell table:style-name="Table1.F89" office:value-type="string">
            <text:p text:style-name="Table_20_Contents"><text:a xlink:type="simple" xlink:href="https://woerterbuchnetz.de/?sigle=DWB&amp;lemid=W17097&amp;textid=57946732" text:style-name="Internet_20_link" text:visited-style-name="Visited_20_Internet_20_Link"><text:span text:style-name="Definition"><text:span text:style-name="T7">https://woerterbuchnetz.de/?sigle=DWB&amp;lemid=W17097&amp;textid=57946732</text:span></text:span></text:a></text:p>
          </table:table-cell>
        </table:table-row>
        <table:table-row>
          <table:table-cell table:style-name="Table1.A2" office:value-type="string">
            <text:p text:style-name="Table_20_Contents">Zugkraft, die</text:p>
          </table:table-cell>
          <table:table-cell table:style-name="Table1.B90" office:value-type="string">
            <text:p text:style-name="Table_20_Contents">f.</text:p>
          </table:table-cell>
          <table:table-cell table:style-name="Table1.C90" office:value-type="string">
            <text:p text:style-name="Table_20_Contents">Nennwort, weiblich</text:p>
          </table:table-cell>
          <table:table-cell table:style-name="Table1.D90" office:value-type="string">
            <text:p text:style-name="Table_20_Contents">»… sind, die nöthige zugkraft zu erhalten und zu beschäftigen <text:span text:style-name="T3">Stüve</text:span> <text:span text:style-name="T1">wesen u. verfassung d. landgem. in Niedersachsen</text:span> 229. <text:span text:style-name="T1">scherzhaft:</text:span> sie <text:span text:style-name="T2">staunen</text:span> über meine zugkraft beim trinken! <text:span text:style-name="T3">H.</text:span> <text:span text:style-name="T3">Eulenberg</text:span> <text:span text:style-name="T1">neue bilder</text:span> 65. 3) <text:span text:style-name="T1">aus der bühnensprache hervorgegangen, was beim publicum</text:span> '<text:span text:style-name="T1">zieht</text:span>': es«</text:p>
          </table:table-cell>
          <table:table-cell table:style-name="Table1.E90" office:value-type="string">
            <text:p text:style-name="Table_20_Contents"><text:a xlink:type="simple" xlink:href="https://woerterbuchnetz.de/?sigle=DWB&amp;lemid=Z09639" text:style-name="Internet_20_link" text:visited-style-name="Visited_20_Internet_20_Link"><text:span text:style-name="Definition"><text:span text:style-name="T7">https://woerterbuchnetz.de/DWB/zugkraft</text:span></text:span></text:a></text:p>
          </table:table-cell>
          <table:table-cell table:style-name="Table1.F90" office:value-type="string">
            <text:p text:style-name="Table_20_Contents"><text:a xlink:type="simple" xlink:href="https://woerterbuchnetz.de/?sigle=DWB&amp;lemid=Z09639&amp;textid=63895541" text:style-name="Internet_20_link" text:visited-style-name="Visited_20_Internet_20_Link"><text:span text:style-name="Definition"><text:span text:style-name="T7">https://woerterbuchnetz.de/?sigle=DWB&amp;lemid=Z09639&amp;textid=63895541</text:span></text:span></text:a></text:p>
          </table:table-cell>
        </table:table-row>
        <table:table-row>
          <table:table-cell table:style-name="Table1.A2" office:value-type="string">
            <text:p text:style-name="Table_20_Contents">weh</text:p>
          </table:table-cell>
          <table:table-cell table:style-name="Table1.B91" office:value-type="string">
            <text:p text:style-name="Table_20_Contents">interj.</text:p>
          </table:table-cell>
          <table:table-cell table:style-name="Table1.C91" office:value-type="string">
            <text:p text:style-name="Table_20_Contents">Zwischenwort</text:p>
          </table:table-cell>
          <table:table-cell table:style-name="Table1.D91" office:value-type="string">
            <text:p text:style-name="Table_20_Contents">»… <text:span text:style-name="T1">abwehrend stehen:</text:span> 'dû redest sam eʒ sî dîn spot'. wê, nein eʒ, durch got <text:span text:style-name="T3">Hartm.</text:span> <text:span text:style-name="T3">v.</text:span> <text:span text:style-name="T3">Aue</text:span> <text:span text:style-name="T1">Erec</text:span> 7512. <text:span text:style-name="T1">auch</text:span> <text:span text:style-name="T2">staunen</text:span> <text:span text:style-name="T1">drückt es aus:</text:span> er meinet aber niht die tugent, daʒ etelîche liute tugent heiʒent. sô einer eine botschaft hovelîchen gewerben«</text:p>
          </table:table-cell>
          <table:table-cell table:style-name="Table1.E91" office:value-type="string">
            <text:p text:style-name="Table_20_Contents"><text:a xlink:type="simple" xlink:href="https://woerterbuchnetz.de/?sigle=DWB&amp;lemid=W11710" text:style-name="Internet_20_link" text:visited-style-name="Visited_20_Internet_20_Link"><text:span text:style-name="Definition"><text:span text:style-name="T7">https://woerterbuchnetz.de/DWB/weh</text:span></text:span></text:a></text:p>
          </table:table-cell>
          <table:table-cell table:style-name="Table1.F91" office:value-type="string">
            <text:p text:style-name="Table_20_Contents"><text:a xlink:type="simple" xlink:href="https://woerterbuchnetz.de/?sigle=DWB&amp;lemid=W11710&amp;textid=56313495" text:style-name="Internet_20_link" text:visited-style-name="Visited_20_Internet_20_Link"><text:span text:style-name="Definition"><text:span text:style-name="T7">https://woerterbuchnetz.de/?sigle=DWB&amp;lemid=W11710&amp;textid=56313495</text:span></text:span></text:a></text:p>
          </table:table-cell>
        </table:table-row>
        <table:table-row>
          <table:table-cell table:style-name="Table1.A2" office:value-type="string">
            <text:p text:style-name="Table_20_Contents">verstriezeln</text:p>
          </table:table-cell>
          <table:table-cell table:style-name="Table1.B92" office:value-type="string">
            <text:p text:style-name="Table_20_Contents">intrans.</text:p>
          </table:table-cell>
          <table:table-cell table:style-name="Table1.C92" office:value-type="string">
            <text:p text:style-name="Table_20_Contents">?</text:p>
          </table:table-cell>
          <table:table-cell table:style-name="Table1.D92" office:value-type="string">
            <text:p text:style-name="Table_20_Contents">»verstriezeln, verstrützeln, <text:span text:style-name="T1">intrans.</text:span> <text:span text:style-name="T1">verb.,</text:span> '<text:span text:style-name="T1">zu einem</text:span> striezel (<text:span text:style-name="T1">wulstartigen gebäck, übertragen auf einen steifen menschen</text:span>) <text:span text:style-name="T1">werden</text:span>'. <text:span text:style-name="T1">schles.</text:span> verstriezelt '<text:span text:style-name="T1">starr vor</text:span> <text:span text:style-name="T2">staunen,</text:span> <text:span text:style-name="T1">überraschung, schrecken</text:span>' <text:span text:style-name="T3">Weinhold</text:span> 95<text:span text:style-name="T4">b</text:span>; <text:span text:style-name="T1">in Posen</text:span> <text:span text:style-name="T3">Bernd</text:span> 338; er packte den bäckermeister beim kragen und drehte ihn wie einen«</text:p>
          </table:table-cell>
          <table:table-cell table:style-name="Table1.E92" office:value-type="string">
            <text:p text:style-name="Table_20_Contents"><text:a xlink:type="simple" xlink:href="https://woerterbuchnetz.de/?sigle=DWB&amp;lemid=V05078" text:style-name="Internet_20_link" text:visited-style-name="Visited_20_Internet_20_Link"><text:span text:style-name="Definition"><text:span text:style-name="T7">https://woerterbuchnetz.de/DWB/verstriezeln</text:span></text:span></text:a></text:p>
          </table:table-cell>
          <table:table-cell table:style-name="Table1.F92" office:value-type="string">
            <text:p text:style-name="Table_20_Contents"><text:a xlink:type="simple" xlink:href="https://woerterbuchnetz.de/?sigle=DWB&amp;lemid=V05078&amp;textid=50663638" text:style-name="Internet_20_link" text:visited-style-name="Visited_20_Internet_20_Link"><text:span text:style-name="Definition"><text:span text:style-name="T7">https://woerterbuchnetz.de/?sigle=DWB&amp;lemid=V05078&amp;textid=50663638</text:span></text:span></text:a></text:p>
          </table:table-cell>
        </table:table-row>
        <table:table-row>
          <table:table-cell table:style-name="Table1.A2" office:value-type="string">
            <text:p text:style-name="Table_20_Contents">Fall, der</text:p>
          </table:table-cell>
          <table:table-cell table:style-name="Table1.B93" office:value-type="string">
            <text:p text:style-name="Table_20_Contents">m.</text:p>
          </table:table-cell>
          <table:table-cell table:style-name="Table1.C93" office:value-type="string">
            <text:p text:style-name="Table_20_Contents">Nennwort, männlich</text:p>
          </table:table-cell>
          <table:table-cell table:style-name="Table1.D93" office:value-type="string">
            <text:p text:style-name="Table_20_Contents">»… ehestand lebender mann sich gelüsten lassen, eine ledige dirne zu falle zu bringen. <text:span text:style-name="T1">Felsenb.</text:span> 2, 56; der mohr verstummt, in <text:span text:style-name="T2">staunen</text:span> ganz verloren, dasz eine jungfrau ihn zu fall gebracht (<text:span text:style-name="T1">mit dem speer gefällt</text:span>). <text:span text:style-name="T3">Gries</text:span> <text:span text:style-name="T1">Ar.</text:span> 35, 50. (di maraviglia il«</text:p>
          </table:table-cell>
          <table:table-cell table:style-name="Table1.E93" office:value-type="string">
            <text:p text:style-name="Table_20_Contents"><text:a xlink:type="simple" xlink:href="https://woerterbuchnetz.de/?sigle=DWB&amp;lemid=F00476" text:style-name="Internet_20_link" text:visited-style-name="Visited_20_Internet_20_Link"><text:span text:style-name="Definition"><text:span text:style-name="T7">https://woerterbuchnetz.de/DWB/fall</text:span></text:span></text:a></text:p>
          </table:table-cell>
          <table:table-cell table:style-name="Table1.F93" office:value-type="string">
            <text:p text:style-name="Table_20_Contents"><text:a xlink:type="simple" xlink:href="https://woerterbuchnetz.de/?sigle=DWB&amp;lemid=F00476&amp;textid=4662994" text:style-name="Internet_20_link" text:visited-style-name="Visited_20_Internet_20_Link"><text:span text:style-name="Definition"><text:span text:style-name="T7">https://woerterbuchnetz.de/?sigle=DWB&amp;lemid=F00476&amp;textid=4662994</text:span></text:span></text:a></text:p>
          </table:table-cell>
        </table:table-row>
        <table:table-row>
          <table:table-cell table:style-name="Table1.A2" office:value-type="string">
            <text:p text:style-name="Table_20_Contents">Fehl, der</text:p>
          </table:table-cell>
          <table:table-cell table:style-name="Table1.B94" office:value-type="string">
            <text:p text:style-name="Table_20_Contents">m.</text:p>
          </table:table-cell>
          <table:table-cell table:style-name="Table1.C94" office:value-type="string">
            <text:p text:style-name="Table_20_Contents">Nennwort, männlich</text:p>
          </table:table-cell>
          <table:table-cell table:style-name="Table1.D94" office:value-type="string">
            <text:p text:style-name="Table_20_Contents">»… <text:span text:style-name="T3">Voss</text:span> 4, 278; bruderliebe sühnt des schwachen irrungen, seinen fehlen donnert kein richter. <text:span text:style-name="T3">Stolberg</text:span> 1, 33; nie, männer, will ich <text:span text:style-name="T2">staunen,</text:span> wenn ein mann von niederm samen solchen fehl begeht. 14, 228; welches ziel die rüge wähle, o so trift sie«</text:p>
          </table:table-cell>
          <table:table-cell table:style-name="Table1.E94" office:value-type="string">
            <text:p text:style-name="Table_20_Contents"><text:a xlink:type="simple" xlink:href="https://woerterbuchnetz.de/?sigle=DWB&amp;lemid=F01863" text:style-name="Internet_20_link" text:visited-style-name="Visited_20_Internet_20_Link"><text:span text:style-name="Definition"><text:span text:style-name="T7">https://woerterbuchnetz.de/DWB/fehl</text:span></text:span></text:a></text:p>
          </table:table-cell>
          <table:table-cell table:style-name="Table1.F94" office:value-type="string">
            <text:p text:style-name="Table_20_Contents"><text:a xlink:type="simple" xlink:href="https://woerterbuchnetz.de/?sigle=DWB&amp;lemid=F01863&amp;textid=4808759" text:style-name="Internet_20_link" text:visited-style-name="Visited_20_Internet_20_Link"><text:span text:style-name="Definition"><text:span text:style-name="T7">https://woerterbuchnetz.de/?sigle=DWB&amp;lemid=F01863&amp;textid=4808759</text:span></text:span></text:a></text:p>
          </table:table-cell>
        </table:table-row>
        <table:table-row>
          <table:table-cell table:style-name="Table1.A2" office:value-type="string">
            <text:p text:style-name="Table_20_Contents">Flaum, der</text:p>
          </table:table-cell>
          <table:table-cell table:style-name="Table1.B95" office:value-type="string">
            <text:p text:style-name="Table_20_Contents">m.</text:p>
          </table:table-cell>
          <table:table-cell table:style-name="Table1.C95" office:value-type="string">
            <text:p text:style-name="Table_20_Contents">Nennwort, männlich</text:p>
          </table:table-cell>
          <table:table-cell table:style-name="Table1.D95" office:value-type="string">
            <text:p text:style-name="Table_20_Contents">»… streichle jemand ihm die haut mit pflaum. <text:span text:style-name="T1">musenalm.</text:span> 1795. 46; hingestreckt auf flaumen (<text:span text:style-name="T1">pl.</text:span>) oder moos. <text:span text:style-name="T3">Bürger</text:span> ...; ich sah mit <text:span text:style-name="T2">staunen</text:span> und vergnügen eine pfauenfeder im coran liegen. an dir, wie an des himmels sternen ist gottes grösze im kleinen zu«</text:p>
          </table:table-cell>
          <table:table-cell table:style-name="Table1.E95" office:value-type="string">
            <text:p text:style-name="Table_20_Contents"><text:a xlink:type="simple" xlink:href="https://woerterbuchnetz.de/?sigle=DWB&amp;lemid=F05360" text:style-name="Internet_20_link" text:visited-style-name="Visited_20_Internet_20_Link"><text:span text:style-name="Definition"><text:span text:style-name="T7">https://woerterbuchnetz.de/DWB/flaum</text:span></text:span></text:a></text:p>
          </table:table-cell>
          <table:table-cell table:style-name="Table1.F95" office:value-type="string">
            <text:p text:style-name="Table_20_Contents"><text:a xlink:type="simple" xlink:href="https://woerterbuchnetz.de/?sigle=DWB&amp;lemid=F05360&amp;textid=5117852" text:style-name="Internet_20_link" text:visited-style-name="Visited_20_Internet_20_Link"><text:span text:style-name="Definition"><text:span text:style-name="T7">https://woerterbuchnetz.de/?sigle=DWB&amp;lemid=F05360&amp;textid=5117852</text:span></text:span></text:a></text:p>
          </table:table-cell>
        </table:table-row>
        <table:table-row>
          <table:table-cell table:style-name="Table1.A2" office:value-type="string">
            <text:p text:style-name="Table_20_Contents">Geist, der</text:p>
          </table:table-cell>
          <table:table-cell table:style-name="Table1.B96" office:value-type="string">
            <text:p text:style-name="Table_20_Contents">m.</text:p>
          </table:table-cell>
          <table:table-cell table:style-name="Table1.C96" office:value-type="string">
            <text:p text:style-name="Table_20_Contents">Nennwort, männlich</text:p>
          </table:table-cell>
          <table:table-cell table:style-name="Table1.D96" office:value-type="string">
            <text:p text:style-name="Table_20_Contents">»… voll davon, und dann folgt eine leere, weil der geist allein wirkt und seine verbindung mit dem herzen während dem <text:span text:style-name="T2">staunen</text:span> aufgelöst zu sein scheint .. der mensch ist froh, wenn er nach dieser bewunderung wieder auf etwas stöszt, wo sein herz«</text:p>
          </table:table-cell>
          <table:table-cell table:style-name="Table1.E96" office:value-type="string">
            <text:p text:style-name="Table_20_Contents"><text:a xlink:type="simple" xlink:href="https://woerterbuchnetz.de/?sigle=DWB&amp;lemid=G05379" text:style-name="Internet_20_link" text:visited-style-name="Visited_20_Internet_20_Link"><text:span text:style-name="Definition"><text:span text:style-name="T7">https://woerterbuchnetz.de/DWB/geist</text:span></text:span></text:a></text:p>
          </table:table-cell>
          <table:table-cell table:style-name="Table1.F96" office:value-type="string">
            <text:p text:style-name="Table_20_Contents"><text:a xlink:type="simple" xlink:href="https://woerterbuchnetz.de/?sigle=DWB&amp;lemid=G05379&amp;textid=7992016" text:style-name="Internet_20_link" text:visited-style-name="Visited_20_Internet_20_Link"><text:span text:style-name="Definition"><text:span text:style-name="T7">https://woerterbuchnetz.de/?sigle=DWB&amp;lemid=G05379&amp;textid=7992016</text:span></text:span></text:a></text:p>
          </table:table-cell>
        </table:table-row>
        <table:table-row>
          <table:table-cell table:style-name="Table1.A2" office:value-type="string">
            <text:p text:style-name="Table_20_Contents">Geist, der</text:p>
          </table:table-cell>
          <table:table-cell table:style-name="Table1.B97" office:value-type="string">
            <text:p text:style-name="Table_20_Contents">m.</text:p>
          </table:table-cell>
          <table:table-cell table:style-name="Table1.C97" office:value-type="string">
            <text:p text:style-name="Table_20_Contents">Nennwort, männlich</text:p>
          </table:table-cell>
          <table:table-cell table:style-name="Table1.D97" office:value-type="string">
            <text:p text:style-name="Table_20_Contents">»… <text:span text:style-name="T1">z. b.</text:span> 23, <text:span text:style-name="T1">f a. e.</text:span>), <text:span text:style-name="T1">auch</text:span> rasch <text:span text:style-name="T1">im folg. ist so gemeint, unruhig übereilt;</text:span> ich höre, Tasso, dich mit <text:span text:style-name="T2">staunen</text:span> an, so sehr ich weisz, wie leicht dein rascher geist von einer gränze (<text:span text:style-name="T1">extrem</text:span>) zu der andern schwankt. <text:span text:style-name="T3">Göthe</text:span> 9,«</text:p>
          </table:table-cell>
          <table:table-cell table:style-name="Table1.E97" office:value-type="string">
            <text:p text:style-name="Table_20_Contents"><text:a xlink:type="simple" xlink:href="https://woerterbuchnetz.de/?sigle=DWB&amp;lemid=G05379" text:style-name="Internet_20_link" text:visited-style-name="Visited_20_Internet_20_Link"><text:span text:style-name="Definition"><text:span text:style-name="T7">https://woerterbuchnetz.de/DWB/geist</text:span></text:span></text:a></text:p>
          </table:table-cell>
          <table:table-cell table:style-name="Table1.F97" office:value-type="string">
            <text:p text:style-name="Table_20_Contents"><text:a xlink:type="simple" xlink:href="https://woerterbuchnetz.de/?sigle=DWB&amp;lemid=G05379&amp;textid=8007399" text:style-name="Internet_20_link" text:visited-style-name="Visited_20_Internet_20_Link"><text:span text:style-name="Definition"><text:span text:style-name="T7">https://woerterbuchnetz.de/?sigle=DWB&amp;lemid=G05379&amp;textid=8007399</text:span></text:span></text:a></text:p>
          </table:table-cell>
        </table:table-row>
        <table:table-row>
          <table:table-cell table:style-name="Table1.A2" office:value-type="string">
            <text:p text:style-name="Table_20_Contents">Genusz, der</text:p>
          </table:table-cell>
          <table:table-cell table:style-name="Table1.B98" office:value-type="string">
            <text:p text:style-name="Table_20_Contents">m.</text:p>
          </table:table-cell>
          <table:table-cell table:style-name="Table1.C98" office:value-type="string">
            <text:p text:style-name="Table_20_Contents">Nennwort, männlich</text:p>
          </table:table-cell>
          <table:table-cell table:style-name="Table1.D98" office:value-type="string">
            <text:p text:style-name="Table_20_Contents">»… <text:span text:style-name="T1">der dichter ausspricht:</text:span> hoher genusz der schöpfung, wenn wir, von des denkens feuer entflammt, sie empfinden, sie erblicken, (<text:span text:style-name="T1">sie</text:span>) hören, <text:span text:style-name="T2">staunen</text:span> vor ihr, vor ihren blümchen und straszen des lichts! <text:span text:style-name="T3">Klopstock</text:span> <text:span text:style-name="T1">oden</text:span> 1, 312 (<text:span text:style-name="T1">der unterschied,</text:span> 1771); wer, was die schöpfung,«</text:p>
          </table:table-cell>
          <table:table-cell table:style-name="Table1.E98" office:value-type="string">
            <text:p text:style-name="Table_20_Contents"><text:a xlink:type="simple" xlink:href="https://woerterbuchnetz.de/?sigle=DWB&amp;lemid=G08070" text:style-name="Internet_20_link" text:visited-style-name="Visited_20_Internet_20_Link"><text:span text:style-name="Definition"><text:span text:style-name="T7">https://woerterbuchnetz.de/DWB/genusz</text:span></text:span></text:a></text:p>
          </table:table-cell>
          <table:table-cell table:style-name="Table1.F98" office:value-type="string">
            <text:p text:style-name="Table_20_Contents"><text:a xlink:type="simple" xlink:href="https://woerterbuchnetz.de/?sigle=DWB&amp;lemid=G08070&amp;textid=8841039" text:style-name="Internet_20_link" text:visited-style-name="Visited_20_Internet_20_Link"><text:span text:style-name="Definition"><text:span text:style-name="T7">https://woerterbuchnetz.de/?sigle=DWB&amp;lemid=G08070&amp;textid=8841039</text:span></text:span></text:a></text:p>
          </table:table-cell>
        </table:table-row>
        <table:table-row>
          <table:table-cell table:style-name="Table1.A2" office:value-type="string">
            <text:p text:style-name="Table_20_Contents">Kerl, der</text:p>
          </table:table-cell>
          <table:table-cell table:style-name="Table1.B99" office:value-type="string">
            <text:p text:style-name="Table_20_Contents">m.</text:p>
          </table:table-cell>
          <table:table-cell table:style-name="Table1.C99" office:value-type="string">
            <text:p text:style-name="Table_20_Contents">Nennwort, männlich</text:p>
          </table:table-cell>
          <table:table-cell table:style-name="Table1.D99" office:value-type="string">
            <text:p text:style-name="Table_20_Contents">»… <text:span text:style-name="T1">sah, vgl.</text:span> der gute kerl <text:span text:style-name="T1">sp.</text:span> 581 <text:span text:style-name="T1">gegen unten. bedauernd hiesz es im</text:span> 16. <text:span text:style-name="T1">jh. auch</text:span> armer held. <text:span text:style-name="T2">c)</text:span> <text:span text:style-name="T1">bei</text:span> <text:span text:style-name="T2">staunen,</text:span> <text:span text:style-name="T1">verwunderung in schlimmem sinne</text:span> (<text:span text:style-name="T1">wie in gutem</text:span> 2, <text:span text:style-name="T1">b</text:span>): der kerl musz toll sein!; der kerl ist von sinnen!; ist«</text:p>
          </table:table-cell>
          <table:table-cell table:style-name="Table1.E99" office:value-type="string">
            <text:p text:style-name="Table_20_Contents"><text:a xlink:type="simple" xlink:href="https://woerterbuchnetz.de/?sigle=DWB&amp;lemid=K03693" text:style-name="Internet_20_link" text:visited-style-name="Visited_20_Internet_20_Link"><text:span text:style-name="Definition"><text:span text:style-name="T7">https://woerterbuchnetz.de/DWB/kerl</text:span></text:span></text:a></text:p>
          </table:table-cell>
          <table:table-cell table:style-name="Table1.F99" office:value-type="string">
            <text:p text:style-name="Table_20_Contents"><text:a xlink:type="simple" xlink:href="https://woerterbuchnetz.de/?sigle=DWB&amp;lemid=K03693&amp;textid=19524613" text:style-name="Internet_20_link" text:visited-style-name="Visited_20_Internet_20_Link"><text:span text:style-name="Definition"><text:span text:style-name="T7">https://woerterbuchnetz.de/?sigle=DWB&amp;lemid=K03693&amp;textid=19524613</text:span></text:span></text:a></text:p>
          </table:table-cell>
        </table:table-row>
        <table:table-row>
          <table:table-cell table:style-name="Table1.A2" office:value-type="string">
            <text:p text:style-name="Table_20_Contents">Keulenschwinger, der</text:p>
          </table:table-cell>
          <table:table-cell table:style-name="Table1.B100" office:value-type="string">
            <text:p text:style-name="Table_20_Contents">m.</text:p>
          </table:table-cell>
          <table:table-cell table:style-name="Table1.C100" office:value-type="string">
            <text:p text:style-name="Table_20_Contents">Nennwort, männlich</text:p>
          </table:table-cell>
          <table:table-cell table:style-name="Table1.D100" office:value-type="string">
            <text:p text:style-name="Table_20_Contents">»… sohn, den der keulenschwinger in Arne Areïthoos zeugt'. <text:span text:style-name="T3">Voss</text:span> <text:span text:style-name="T1">Il.</text:span> 7, 9. lanzenschwinger, <text:span text:style-name="T1">m., s. theil</text:span> 6, 190: freunde, was <text:span text:style-name="T2">staunen</text:span> wir so dem verdienst des göttlichen Hektor, lanzenschwinger zu sein und unerschrockener krieger? 5, 602. pikenschwinger, <text:span text:style-name="T1">m., s. theil</text:span> 7,«</text:p>
          </table:table-cell>
          <table:table-cell table:style-name="Table1.E100" office:value-type="string">
            <text:p text:style-name="Table_20_Contents"><text:a xlink:type="simple" xlink:href="https://woerterbuchnetz.de/?sigle=DWB&amp;lemid=S22622" text:style-name="Internet_20_link" text:visited-style-name="Visited_20_Internet_20_Link"><text:span text:style-name="Definition"><text:span text:style-name="T7">https://woerterbuchnetz.de/DWB/keulenschwinger</text:span></text:span></text:a></text:p>
          </table:table-cell>
          <table:table-cell table:style-name="Table1.F100" office:value-type="string">
            <text:p text:style-name="Table_20_Contents"><text:a xlink:type="simple" xlink:href="https://woerterbuchnetz.de/?sigle=DWB&amp;lemid=S22622&amp;textid=32655891" text:style-name="Internet_20_link" text:visited-style-name="Visited_20_Internet_20_Link"><text:span text:style-name="Definition"><text:span text:style-name="T7">https://woerterbuchnetz.de/?sigle=DWB&amp;lemid=S22622&amp;textid=32655891</text:span></text:span></text:a></text:p>
          </table:table-cell>
        </table:table-row>
        <table:table-row>
          <table:table-cell table:style-name="Table1.A2" office:value-type="string">
            <text:p text:style-name="Table_20_Contents">Mittlertod, der</text:p>
          </table:table-cell>
          <table:table-cell table:style-name="Table1.B101" office:value-type="string">
            <text:p text:style-name="Table_20_Contents">m.</text:p>
          </table:table-cell>
          <table:table-cell table:style-name="Table1.C101" office:value-type="string">
            <text:p text:style-name="Table_20_Contents">Nennwort, männlich</text:p>
          </table:table-cell>
          <table:table-cell table:style-name="Table1.D101" office:value-type="string">
            <text:p text:style-name="Table_20_Contents">»mittlertod, <text:span text:style-name="T1">m.</text:span>: (<text:span text:style-name="T1">Christus</text:span>) der sich, das <text:span text:style-name="T2">staunen</text:span> der endlichkeiten, freigehorsam, dem mittlertod hingab. <text:span text:style-name="T3">Klopstock</text:span> 4, 251 (<text:span text:style-name="T1">Mess.</text:span> 10, 1044); Jesu Christi mittlertod, der uns mit <text:soft-page-break/>gott versöhnet«</text:p>
          </table:table-cell>
          <table:table-cell table:style-name="Table1.E101" office:value-type="string">
            <text:p text:style-name="Table_20_Contents"><text:a xlink:type="simple" xlink:href="https://woerterbuchnetz.de/?sigle=DWB&amp;lemid=M06334" text:style-name="Internet_20_link" text:visited-style-name="Visited_20_Internet_20_Link"><text:span text:style-name="Definition"><text:span text:style-name="T7">https://woerterbuchnetz.de/DWB/mittlertod</text:span></text:span></text:a></text:p>
          </table:table-cell>
          <table:table-cell table:style-name="Table1.F101" office:value-type="string">
            <text:p text:style-name="Table_20_Contents"><text:a xlink:type="simple" xlink:href="https://woerterbuchnetz.de/?sigle=DWB&amp;lemid=M06334&amp;textid=24319440" text:style-name="Internet_20_link" text:visited-style-name="Visited_20_Internet_20_Link"><text:span text:style-name="Definition"><text:span text:style-name="T7">https://woerterbuchnetz.de/?sigle=DWB&amp;lemid=M06334&amp;textid=24319</text:span></text:span></text:a><text:soft-page-break/><text:a xlink:type="simple" xlink:href="https://woerterbuchnetz.de/?sigle=DWB&amp;lemid=M06334&amp;textid=24319440" text:style-name="Internet_20_link" text:visited-style-name="Visited_20_Internet_20_Link"><text:span text:style-name="Definition"><text:span text:style-name="T7">440</text:span></text:span></text:a></text:p>
          </table:table-cell>
        </table:table-row>
        <table:table-row>
          <table:table-cell table:style-name="Table1.A2" office:value-type="string">
            <text:p text:style-name="Table_20_Contents">Riegel, der</text:p>
          </table:table-cell>
          <table:table-cell table:style-name="Table1.B102" office:value-type="string">
            <text:p text:style-name="Table_20_Contents">m.</text:p>
          </table:table-cell>
          <table:table-cell table:style-name="Table1.C102" office:value-type="string">
            <text:p text:style-name="Table_20_Contents">Nennwort, männlich</text:p>
          </table:table-cell>
          <table:table-cell table:style-name="Table1.D102" office:value-type="string">
            <text:p text:style-name="Table_20_Contents">»… kehrte die herrlichste kuh, so glatt und so blank wie ein spiegel, die stirne mit silbernem sternchen ihr zu, vor <text:span text:style-name="T2">staunen</text:span> entsank ihr der riegel. <text:span text:style-name="T3">Bürger</text:span> 65<text:span text:style-name="T4">b</text:span>; betaste mit dem zaubersiegel, Hekate, des gruftgewölbes riegel! <text:span text:style-name="T3">Schiller</text:span> 1, 342; ich gehe«</text:p>
          </table:table-cell>
          <table:table-cell table:style-name="Table1.E102" office:value-type="string">
            <text:p text:style-name="Table_20_Contents"><text:a xlink:type="simple" xlink:href="https://woerterbuchnetz.de/?sigle=DWB&amp;lemid=R05307" text:style-name="Internet_20_link" text:visited-style-name="Visited_20_Internet_20_Link"><text:span text:style-name="Definition"><text:span text:style-name="T7">https://woerterbuchnetz.de/DWB/riegel</text:span></text:span></text:a></text:p>
          </table:table-cell>
          <table:table-cell table:style-name="Table1.F102" office:value-type="string">
            <text:p text:style-name="Table_20_Contents"><text:a xlink:type="simple" xlink:href="https://woerterbuchnetz.de/?sigle=DWB&amp;lemid=R05307&amp;textid=28165469" text:style-name="Internet_20_link" text:visited-style-name="Visited_20_Internet_20_Link"><text:span text:style-name="Definition"><text:span text:style-name="T7">https://woerterbuchnetz.de/?sigle=DWB&amp;lemid=R05307&amp;textid=28165469</text:span></text:span></text:a></text:p>
          </table:table-cell>
        </table:table-row>
        <table:table-row>
          <table:table-cell table:style-name="Table1.A2" office:value-type="string">
            <text:p text:style-name="Table_20_Contents">Schneerücken, der</text:p>
          </table:table-cell>
          <table:table-cell table:style-name="Table1.B103" office:value-type="string">
            <text:p text:style-name="Table_20_Contents">m.</text:p>
          </table:table-cell>
          <table:table-cell table:style-name="Table1.C103" office:value-type="string">
            <text:p text:style-name="Table_20_Contents">Nennwort, männlich</text:p>
          </table:table-cell>
          <table:table-cell table:style-name="Table1.D103" office:value-type="string">
            <text:p text:style-name="Table_20_Contents">»schneerücken, <text:span text:style-name="T1">m.</text:span> <text:span text:style-name="T1">mit schnee bedeckter rücken eines berges:</text:span> der einschnitt stellte einen scharfen schneerücken dar. <text:span text:style-name="T3">Berlepsch</text:span> <text:span text:style-name="T1">alpen</text:span> 274; voll <text:span text:style-name="T2">staunen</text:span> sahn sie der insel fülle, sahn des berges schneerücken dastehn im rauch. <text:span text:style-name="T3">Platen</text:span> 133<text:span text:style-name="T4">a</text:span>. «</text:p>
          </table:table-cell>
          <table:table-cell table:style-name="Table1.E103" office:value-type="string">
            <text:p text:style-name="Table_20_Contents"><text:a xlink:type="simple" xlink:href="https://woerterbuchnetz.de/?sigle=DWB&amp;lemid=S14822" text:style-name="Internet_20_link" text:visited-style-name="Visited_20_Internet_20_Link"><text:span text:style-name="Definition"><text:span text:style-name="T7">https://woerterbuchnetz.de/DWB/schneerücken</text:span></text:span></text:a></text:p>
          </table:table-cell>
          <table:table-cell table:style-name="Table1.F103" office:value-type="string">
            <text:p text:style-name="Table_20_Contents"><text:a xlink:type="simple" xlink:href="https://woerterbuchnetz.de/?sigle=DWB&amp;lemid=S14822&amp;textid=31182568" text:style-name="Internet_20_link" text:visited-style-name="Visited_20_Internet_20_Link"><text:span text:style-name="Definition"><text:span text:style-name="T7">https://woerterbuchnetz.de/?sigle=DWB&amp;lemid=S14822&amp;textid=31182568</text:span></text:span></text:a></text:p>
          </table:table-cell>
        </table:table-row>
        <table:table-row>
          <table:table-cell table:style-name="Table1.A2" office:value-type="string">
            <text:p text:style-name="Table_20_Contents">Sinn, der</text:p>
          </table:table-cell>
          <table:table-cell table:style-name="Table1.B104" office:value-type="string">
            <text:p text:style-name="Table_20_Contents">m.</text:p>
          </table:table-cell>
          <table:table-cell table:style-name="Table1.C104" office:value-type="string">
            <text:p text:style-name="Table_20_Contents">Nennwort, männlich</text:p>
          </table:table-cell>
          <table:table-cell table:style-name="Table1.D104" office:value-type="string">
            <text:p text:style-name="Table_20_Contents">»… hei alda (<text:span text:style-name="T1">im traume</text:span>), dat de selve coninginne umb de mure van Colne geinc mit sinne. 3914; du betrachtest mit <text:span text:style-name="T2">staunen</text:span> die trümmern alter gebäude, und durchwandelst mit sinn diesen geheiligten raum. <text:span text:style-name="T3">Göthe</text:span> 1, 277; du vertheilst sie mit sinn, ich«</text:p>
          </table:table-cell>
          <table:table-cell table:style-name="Table1.E104" office:value-type="string">
            <text:p text:style-name="Table_20_Contents"><text:a xlink:type="simple" xlink:href="https://woerterbuchnetz.de/?sigle=DWB&amp;lemid=S29365" text:style-name="Internet_20_link" text:visited-style-name="Visited_20_Internet_20_Link"><text:span text:style-name="Definition"><text:span text:style-name="T7">https://woerterbuchnetz.de/DWB/sinn</text:span></text:span></text:a></text:p>
          </table:table-cell>
          <table:table-cell table:style-name="Table1.F104" office:value-type="string">
            <text:p text:style-name="Table_20_Contents"><text:a xlink:type="simple" xlink:href="https://woerterbuchnetz.de/?sigle=DWB&amp;lemid=S29365&amp;textid=34009504" text:style-name="Internet_20_link" text:visited-style-name="Visited_20_Internet_20_Link"><text:span text:style-name="Definition"><text:span text:style-name="T7">https://woerterbuchnetz.de/?sigle=DWB&amp;lemid=S29365&amp;textid=34009504</text:span></text:span></text:a></text:p>
          </table:table-cell>
        </table:table-row>
        <table:table-row>
          <table:table-cell table:style-name="Table1.A2" office:value-type="string">
            <text:p text:style-name="Table_20_Contents">Spritzkuchen, der</text:p>
          </table:table-cell>
          <table:table-cell table:style-name="Table1.B105" office:value-type="string">
            <text:p text:style-name="Table_20_Contents">m.</text:p>
          </table:table-cell>
          <table:table-cell table:style-name="Table1.C105" office:value-type="string">
            <text:p text:style-name="Table_20_Contents">Nennwort, männlich</text:p>
          </table:table-cell>
          <table:table-cell table:style-name="Table1.D105" office:value-type="string">
            <text:p text:style-name="Table_20_Contents">»… zucker zerstoszen und dazwischen laut mit der magd reden, die, einen spritzkuchen an einer langen gabel emporhaltend, nicht aus dem <text:span text:style-name="T2">staunen</text:span> über das ereignis herauskam. <text:span text:style-name="T3">Keller</text:span> 8, 155; gieb dem trompeter vom frischen .. spritzkuchen. <text:span text:style-name="T3">Arnim</text:span> <text:span text:style-name="T1">schaub.</text:span> 2, 292; <text:span text:style-name="T1">im vergleich:</text:span> das«</text:p>
          </table:table-cell>
          <table:table-cell table:style-name="Table1.E105" office:value-type="string">
            <text:p text:style-name="Table_20_Contents"><text:a xlink:type="simple" xlink:href="https://woerterbuchnetz.de/?sigle=DWB&amp;lemid=S37407" text:style-name="Internet_20_link" text:visited-style-name="Visited_20_Internet_20_Link"><text:span text:style-name="Definition"><text:span text:style-name="T7">https://woerterbuchnetz.de/DWB/spritzkuchen</text:span></text:span></text:a></text:p>
          </table:table-cell>
          <table:table-cell table:style-name="Table1.F105" office:value-type="string">
            <text:p text:style-name="Table_20_Contents"><text:a xlink:type="simple" xlink:href="https://woerterbuchnetz.de/?sigle=DWB&amp;lemid=S37407&amp;textid=35863984" text:style-name="Internet_20_link" text:visited-style-name="Visited_20_Internet_20_Link"><text:span text:style-name="Definition"><text:span text:style-name="T7">https://woerterbuchnetz.de/?sigle=DWB&amp;lemid=S37407&amp;textid=35863984</text:span></text:span></text:a></text:p>
          </table:table-cell>
        </table:table-row>
        <table:table-row>
          <table:table-cell table:style-name="Table1.A2" office:value-type="string">
            <text:p text:style-name="Table_20_Contents">Stab, der</text:p>
          </table:table-cell>
          <table:table-cell table:style-name="Table1.B106" office:value-type="string">
            <text:p text:style-name="Table_20_Contents">m.</text:p>
          </table:table-cell>
          <table:table-cell table:style-name="Table1.C106" office:value-type="string">
            <text:p text:style-name="Table_20_Contents">Nennwort, männlich</text:p>
          </table:table-cell>
          <table:table-cell table:style-name="Table1.D106" office:value-type="string">
            <text:p text:style-name="Table_20_Contents">»… stambas <text:span text:style-name="T1">kohlstrunk,</text:span> stambras <text:span text:style-name="T1">stengel; aslav.</text:span> stoborŭ <text:span text:style-name="T1">säule; lit.</text:span> stėbis, <text:span text:style-name="T1">inf.</text:span> stptis <text:span text:style-name="T1">sich hoch aufrichten, auf die zehen stellen,</text:span> stebis, stebtis <text:span text:style-name="T2">staunen,</text:span> stebinu <text:span text:style-name="T1">setze in erstaunen,</text:span> stabaũ, <text:span text:style-name="T1">inf.</text:span> stabýti <text:span text:style-name="T1">und</text:span> stabdaũ, stabdýti <text:span text:style-name="T1">aufhalten, stehen machen. diese zusammenstellungen weisen auf eine idg. wurzel</text:span>«</text:p>
          </table:table-cell>
          <table:table-cell table:style-name="Table1.E106" office:value-type="string">
            <text:p text:style-name="Table_20_Contents"><text:a xlink:type="simple" xlink:href="https://woerterbuchnetz.de/?sigle=DWB&amp;lemid=S38477" text:style-name="Internet_20_link" text:visited-style-name="Visited_20_Internet_20_Link"><text:span text:style-name="Definition"><text:span text:style-name="T7">https://woerterbuchnetz.de/DWB/stab</text:span></text:span></text:a></text:p>
          </table:table-cell>
          <table:table-cell table:style-name="Table1.F106" office:value-type="string">
            <text:p text:style-name="Table_20_Contents"><text:a xlink:type="simple" xlink:href="https://woerterbuchnetz.de/?sigle=DWB&amp;lemid=S38477&amp;textid=36049098" text:style-name="Internet_20_link" text:visited-style-name="Visited_20_Internet_20_Link"><text:span text:style-name="Definition"><text:span text:style-name="T7">https://woerterbuchnetz.de/?sigle=DWB&amp;lemid=S38477&amp;textid=36049098</text:span></text:span></text:a></text:p>
          </table:table-cell>
        </table:table-row>
        <table:table-row>
          <table:table-cell table:style-name="Table1.A2" office:value-type="string">
            <text:p text:style-name="Table_20_Contents">Stein, der</text:p>
          </table:table-cell>
          <table:table-cell table:style-name="Table1.B107" office:value-type="string">
            <text:p text:style-name="Table_20_Contents">m.</text:p>
          </table:table-cell>
          <table:table-cell table:style-name="Table1.C107" office:value-type="string">
            <text:p text:style-name="Table_20_Contents">Nennwort, männlich</text:p>
          </table:table-cell>
          <table:table-cell table:style-name="Table1.D107" office:value-type="string">
            <text:p text:style-name="Table_20_Contents">»… ihren hauch und anblasen alsofort in steine verwandele <text:span text:style-name="T3">Sperling</text:span> <text:span text:style-name="T1">Nicod.</text:span> 2, 575; <text:span text:style-name="T3">Wieland</text:span> <text:span text:style-name="T1">Agathon</text:span> 2, 76; den bauer verwandelt das <text:span text:style-name="T2">staunen</text:span> zu stein <text:span text:style-name="T3">Rückert</text:span> <text:span text:style-name="T1">w.</text:span> 1, 188. <text:span text:style-name="T2">b)</text:span> <text:span text:style-name="T1">stummes:</text:span> wann ob sy schwigen, die staine ruffent <text:span text:style-name="T1">erste dtsche bibel</text:span> 1, 299,«</text:p>
          </table:table-cell>
          <table:table-cell table:style-name="Table1.E107" office:value-type="string">
            <text:p text:style-name="Table_20_Contents"><text:a xlink:type="simple" xlink:href="https://woerterbuchnetz.de/?sigle=DWB&amp;lemid=S42787" text:style-name="Internet_20_link" text:visited-style-name="Visited_20_Internet_20_Link"><text:span text:style-name="Definition"><text:span text:style-name="T7">https://woerterbuchnetz.de/DWB/stein</text:span></text:span></text:a></text:p>
          </table:table-cell>
          <table:table-cell table:style-name="Table1.F107" office:value-type="string">
            <text:p text:style-name="Table_20_Contents"><text:a xlink:type="simple" xlink:href="https://woerterbuchnetz.de/?sigle=DWB&amp;lemid=S42787&amp;textid=37607454" text:style-name="Internet_20_link" text:visited-style-name="Visited_20_Internet_20_Link"><text:span text:style-name="Definition"><text:span text:style-name="T7">https://woerterbuchnetz.de/?sigle=DWB&amp;lemid=S42787&amp;textid=37607454</text:span></text:span></text:a></text:p>
          </table:table-cell>
        </table:table-row>
        <table:table-row>
          <table:table-cell table:style-name="Table1.A2" office:value-type="string">
            <text:p text:style-name="Table_20_Contents">Strecker, der</text:p>
          </table:table-cell>
          <table:table-cell table:style-name="Table1.B108" office:value-type="string">
            <text:p text:style-name="Table_20_Contents">m.</text:p>
          </table:table-cell>
          <table:table-cell table:style-name="Table1.C108" office:value-type="string">
            <text:p text:style-name="Table_20_Contents">Nennwort, männlich</text:p>
          </table:table-cell>
          <table:table-cell table:style-name="Table1.D108" office:value-type="string">
            <text:p text:style-name="Table_20_Contents">»… vorzüglich des gemüthes, drückt sich durch die brauen noch mehr aus als durch die lider; in expansiven affekten (freude, hoffnung, <text:span text:style-name="T2">staunen,</text:span> neugierde etc.) wirkt jener strecker der kopfhaut, in contractiven (schmerz, hasz, zorn, furcht) hingegen dieser zusammenzieher nach dem sympathischen affinitätsgesetze«</text:p>
          </table:table-cell>
          <table:table-cell table:style-name="Table1.E108" office:value-type="string">
            <text:p text:style-name="Table_20_Contents"><text:a xlink:type="simple" xlink:href="https://woerterbuchnetz.de/?sigle=DWB&amp;lemid=S51517" text:style-name="Internet_20_link" text:visited-style-name="Visited_20_Internet_20_Link"><text:span text:style-name="Definition"><text:span text:style-name="T7">https://woerterbuchnetz.de/DWB/strecker</text:span></text:span></text:a></text:p>
          </table:table-cell>
          <table:table-cell table:style-name="Table1.F108" office:value-type="string">
            <text:p text:style-name="Table_20_Contents"><text:a xlink:type="simple" xlink:href="https://woerterbuchnetz.de/?sigle=DWB&amp;lemid=S51517&amp;textid=39786325" text:style-name="Internet_20_link" text:visited-style-name="Visited_20_Internet_20_Link"><text:span text:style-name="Definition"><text:span text:style-name="T7">https://woerterbuchnetz.de/?sigle=DWB&amp;lemid=S51517&amp;textid=39786325</text:span></text:span></text:a></text:p>
          </table:table-cell>
        </table:table-row>
        <table:table-row>
          <table:table-cell table:style-name="Table1.A2" office:value-type="string">
            <text:p text:style-name="Table_20_Contents">Stutz, der</text:p>
          </table:table-cell>
          <table:table-cell table:style-name="Table1.B109" office:value-type="string">
            <text:p text:style-name="Table_20_Contents">m.</text:p>
          </table:table-cell>
          <table:table-cell table:style-name="Table1.C109" office:value-type="string">
            <text:p text:style-name="Table_20_Contents">Nennwort, männlich</text:p>
          </table:table-cell>
          <table:table-cell table:style-name="Table1.D109" office:value-type="string">
            <text:p text:style-name="Table_20_Contents">»… und stützlin, wie die zu strofen <text:span text:style-name="T1">hs. d.</text:span> 16. <text:span text:style-name="T1">jh. bei</text:span> <text:span text:style-name="T3">Bartsch</text:span> <text:span text:style-name="T1">Kolm. meisterl.</text:span> 2. — <text:span text:style-name="T1">anders, erst später von</text:span> stutzen '<text:span text:style-name="T2">staunen</text:span>' (<text:span text:style-name="T1">sp.</text:span> 763) <text:span text:style-name="T1">abgeleitet:</text:span> stutz '<text:span text:style-name="T1">staunen</text:span>' <text:span text:style-name="T3">Schmid</text:span> <text:span text:style-name="T1">schwäb.</text:span> 518; <text:span text:style-name="T3">Campe</text:span> 4, 742. <text:span text:style-name="T2">3)</text:span> '<text:span text:style-name="T1">trotz, starrsinn</text:span>', <text:span text:style-name="T1">wie</text:span> stutzen '<text:span text:style-name="T1">trotzen</text:span>' (<text:span text:style-name="T1">sp.</text:span> 759); <text:span text:style-name="T1">noch</text:span>«</text:p>
          </table:table-cell>
          <table:table-cell table:style-name="Table1.E109" office:value-type="string">
            <text:p text:style-name="Table_20_Contents"><text:a xlink:type="simple" xlink:href="https://woerterbuchnetz.de/?sigle=DWB&amp;lemid=S55586" text:style-name="Internet_20_link" text:visited-style-name="Visited_20_Internet_20_Link"><text:span text:style-name="Definition"><text:span text:style-name="T7">https://woerterbuchnetz.de/DWB/stutz</text:span></text:span></text:a></text:p>
          </table:table-cell>
          <table:table-cell table:style-name="Table1.F109" office:value-type="string">
            <text:p text:style-name="Table_20_Contents"><text:a xlink:type="simple" xlink:href="https://woerterbuchnetz.de/?sigle=DWB&amp;lemid=S55586&amp;textid=40937445" text:style-name="Internet_20_link" text:visited-style-name="Visited_20_Internet_20_Link"><text:span text:style-name="Definition"><text:span text:style-name="T7">https://woerterbuchnetz.de/?sigle=DWB&amp;lemid=S55586&amp;textid=40937445</text:span></text:span></text:a></text:p>
          </table:table-cell>
        </table:table-row>
        <table:table-row>
          <table:table-cell table:style-name="Table1.A2" office:value-type="string">
            <text:p text:style-name="Table_20_Contents">Stutz, der</text:p>
          </table:table-cell>
          <table:table-cell table:style-name="Table1.B110" office:value-type="string">
            <text:p text:style-name="Table_20_Contents">m.</text:p>
          </table:table-cell>
          <table:table-cell table:style-name="Table1.C110" office:value-type="string">
            <text:p text:style-name="Table_20_Contents">Nennwort, männlich</text:p>
          </table:table-cell>
          <table:table-cell table:style-name="Table1.D110" office:value-type="string">
            <text:p text:style-name="Table_20_Contents">»… strofen <text:span text:style-name="T1">hs. d.</text:span> 16. <text:span text:style-name="T1">jh. bei</text:span> <text:span text:style-name="T3">Bartsch</text:span> <text:span text:style-name="T1">Kolm. meisterl.</text:span> 2. — <text:span text:style-name="T1">anders, erst später von</text:span> stutzen '<text:span text:style-name="T1">staunen</text:span>' (<text:span text:style-name="T1">sp.</text:span> 763) <text:span text:style-name="T1">abgeleitet:</text:span> stutz '<text:span text:style-name="T2">staunen</text:span>' <text:span text:style-name="T3">Schmid</text:span> <text:span text:style-name="T1">schwäb.</text:span> 518; <text:span text:style-name="T3">Campe</text:span> 4, 742. <text:span text:style-name="T2">3)</text:span> '<text:span text:style-name="T1">trotz, starrsinn</text:span>', <text:span text:style-name="T1">wie</text:span> stutzen '<text:span text:style-name="T1">trotzen</text:span>' (<text:span text:style-name="T1">sp.</text:span> 759); <text:span text:style-name="T1">noch im obd., s.</text:span> <text:span text:style-name="T3">Schmeller-Fr.</text:span> 2,«</text:p>
          </table:table-cell>
          <table:table-cell table:style-name="Table1.E110" office:value-type="string">
            <text:p text:style-name="Table_20_Contents"><text:a xlink:type="simple" xlink:href="https://woerterbuchnetz.de/?sigle=DWB&amp;lemid=S55586" text:style-name="Internet_20_link" text:visited-style-name="Visited_20_Internet_20_Link"><text:span text:style-name="Definition"><text:span text:style-name="T7">https://woerterbuchnetz.de/DWB/stutz</text:span></text:span></text:a></text:p>
          </table:table-cell>
          <table:table-cell table:style-name="Table1.F110" office:value-type="string">
            <text:p text:style-name="Table_20_Contents"><text:a xlink:type="simple" xlink:href="https://woerterbuchnetz.de/?sigle=DWB&amp;lemid=S55586&amp;textid=40937454" text:style-name="Internet_20_link" text:visited-style-name="Visited_20_Internet_20_Link"><text:span text:style-name="Definition"><text:span text:style-name="T7">https://woerterbuchnetz.de/?sigle=DWB&amp;lemid=S55586&amp;textid=40937454</text:span></text:span></text:a></text:p>
          </table:table-cell>
        </table:table-row>
        <table:table-row>
          <table:table-cell table:style-name="Table1.A2" office:value-type="string">
            <text:p text:style-name="Table_20_Contents">Trübsinn, der</text:p>
          </table:table-cell>
          <table:table-cell table:style-name="Table1.B111" office:value-type="string">
            <text:p text:style-name="Table_20_Contents">m.</text:p>
          </table:table-cell>
          <table:table-cell table:style-name="Table1.C111" office:value-type="string">
            <text:p text:style-name="Table_20_Contents">Nennwort, männlich</text:p>
          </table:table-cell>
          <table:table-cell table:style-name="Table1.D111" office:value-type="string">
            <text:p text:style-name="Table_20_Contents">»… niederschlagenden eindrücke des jahres 1806 so schnell nicht <text:span text:style-name="T3">Treitschke</text:span> <text:span text:style-name="T1">dtsche gesch.</text:span> (1897) 1, 326. <text:span text:style-name="T1">als wesenszug des typischen melancholikers Hamlet:</text:span> <text:span text:style-name="T2">staunen</text:span> und trübsinn überfällt den einsamen; er wird bitter <text:span text:style-name="T3">Göthe</text:span> 22, 75 <text:span text:style-name="T1">W.;</text:span> wer die Mona Lisa lächeln sah, den begleitet«</text:p>
          </table:table-cell>
          <table:table-cell table:style-name="Table1.E111" office:value-type="string">
            <text:p text:style-name="Table_20_Contents"><text:a xlink:type="simple" xlink:href="https://woerterbuchnetz.de/?sigle=DWB&amp;lemid=T13103" text:style-name="Internet_20_link" text:visited-style-name="Visited_20_Internet_20_Link"><text:span text:style-name="Definition"><text:span text:style-name="T7">https://woerterbuchnetz.de/DWB/trübsinn</text:span></text:span></text:a></text:p>
          </table:table-cell>
          <table:table-cell table:style-name="Table1.F111" office:value-type="string">
            <text:p text:style-name="Table_20_Contents"><text:a xlink:type="simple" xlink:href="https://woerterbuchnetz.de/?sigle=DWB&amp;lemid=T13103&amp;textid=44353002" text:style-name="Internet_20_link" text:visited-style-name="Visited_20_Internet_20_Link"><text:span text:style-name="Definition"><text:span text:style-name="T7">https://woerterbuchnetz.de/?sigle=DWB&amp;lemid=T13103&amp;textid=44353002</text:span></text:span></text:a></text:p>
          </table:table-cell>
        </table:table-row>
        <table:table-row>
          <table:table-cell table:style-name="Table1.A2" office:value-type="string">
            <text:p text:style-name="Table_20_Contents">Vorhalt, der</text:p>
          </table:table-cell>
          <table:table-cell table:style-name="Table1.B112" office:value-type="string">
            <text:p text:style-name="Table_20_Contents">m.</text:p>
          </table:table-cell>
          <table:table-cell table:style-name="Table1.C112" office:value-type="string">
            <text:p text:style-name="Table_20_Contents">Nennwort, männlich</text:p>
          </table:table-cell>
          <table:table-cell table:style-name="Table1.D112" office:value-type="string">
            <text:p text:style-name="Table_20_Contents">»… so drückt er kampf und leiden aus <text:span text:style-name="T3">Heinse</text:span> 6, 27 <text:span text:style-name="T1">Sch.;</text:span> die zeiten, wo man über ... einen schmachtenden v. ... in <text:span text:style-name="T2">staunen</text:span> gerieth, sind vorbei <text:span text:style-name="T3">R.</text:span> <text:span text:style-name="T3">Schumann</text:span> <text:span text:style-name="T1">ges. schr.</text:span> (1854) 2, 51; dasz ohne den von Spontini in der 'Vestalin' erfundenen v.«</text:p>
          </table:table-cell>
          <table:table-cell table:style-name="Table1.E112" office:value-type="string">
            <text:p text:style-name="Table_20_Contents"><text:a xlink:type="simple" xlink:href="https://woerterbuchnetz.de/?sigle=DWB&amp;lemid=V13240" text:style-name="Internet_20_link" text:visited-style-name="Visited_20_Internet_20_Link"><text:span text:style-name="Definition"><text:span text:style-name="T7">https://woerterbuchnetz.de/DWB/vorhalt</text:span></text:span></text:a></text:p>
          </table:table-cell>
          <table:table-cell table:style-name="Table1.F112" office:value-type="string">
            <text:p text:style-name="Table_20_Contents"><text:a xlink:type="simple" xlink:href="https://woerterbuchnetz.de/?sigle=DWB&amp;lemid=V13240&amp;textid=52516104" text:style-name="Internet_20_link" text:visited-style-name="Visited_20_Internet_20_Link"><text:span text:style-name="Definition"><text:span text:style-name="T7">https://woerterbuchnetz.de/?sigle=DWB&amp;lemid=V13240&amp;textid=52516104</text:span></text:span></text:a></text:p>
          </table:table-cell>
        </table:table-row>
        <table:table-row>
          <table:table-cell table:style-name="Table1.A2" office:value-type="string">
            <text:p text:style-name="Table_20_Contents">Wein, der</text:p>
          </table:table-cell>
          <table:table-cell table:style-name="Table1.B113" office:value-type="string">
            <text:p text:style-name="Table_20_Contents">m.</text:p>
          </table:table-cell>
          <table:table-cell table:style-name="Table1.C113" office:value-type="string">
            <text:p text:style-name="Table_20_Contents">Nennwort, männlich</text:p>
          </table:table-cell>
          <table:table-cell table:style-name="Table1.D113" office:value-type="string">
            <text:p text:style-name="Table_20_Contents">»<text:span text:style-name="T1">jährigen kriegs fügt</text:span> <text:span text:style-name="T3">Schiller</text:span> <text:span text:style-name="T1">durchaus zutreffend den zug:</text:span> marketenderin schenkt wein 12, 13 <text:span text:style-name="T1">G.</text:span> <text:span text:style-name="T3">H.</text:span> <text:span text:style-name="T3">G.</text:span> <text:span text:style-name="T3">Koch</text:span> <text:span text:style-name="T1">läszt mit höchstem</text:span> <text:span text:style-name="T2">staunen</text:span> <text:span text:style-name="T1">fragen:</text:span> wie? speiset man bey euch zu lande nie mit weine? <text:span text:style-name="T1">samml. v. schausp.</text:span> 1 (<text:span text:style-name="T1">Wien</text:span> 1764) 5. <text:span text:style-name="T1">die weinlose</text:span>«</text:p>
          </table:table-cell>
          <table:table-cell table:style-name="Table1.E113" office:value-type="string">
            <text:p text:style-name="Table_20_Contents"><text:a xlink:type="simple" xlink:href="https://woerterbuchnetz.de/?sigle=DWB&amp;lemid=W14322" text:style-name="Internet_20_link" text:visited-style-name="Visited_20_Internet_20_Link"><text:span text:style-name="Definition"><text:span text:style-name="T7">https://woerterbuchnetz.de/DWB/wein</text:span></text:span></text:a></text:p>
          </table:table-cell>
          <table:table-cell table:style-name="Table1.F113" office:value-type="string">
            <text:p text:style-name="Table_20_Contents"><text:a xlink:type="simple" xlink:href="https://woerterbuchnetz.de/?sigle=DWB&amp;lemid=W14322&amp;textid=57121137" text:style-name="Internet_20_link" text:visited-style-name="Visited_20_Internet_20_Link"><text:span text:style-name="Definition"><text:span text:style-name="T7">https://woerterbuchnetz.de/?sigle=DWB&amp;lemid=W14322&amp;textid=57121137</text:span></text:span></text:a></text:p>
          </table:table-cell>
        </table:table-row>
        <table:table-row>
          <table:table-cell table:style-name="Table1.A2" office:value-type="string">
            <text:p text:style-name="Table_20_Contents">Weltflüchtling, der</text:p>
          </table:table-cell>
          <table:table-cell table:style-name="Table1.B114" office:value-type="string">
            <text:p text:style-name="Table_20_Contents">m.</text:p>
          </table:table-cell>
          <table:table-cell table:style-name="Table1.C114" office:value-type="string">
            <text:p text:style-name="Table_20_Contents">Nennwort, männlich</text:p>
          </table:table-cell>
          <table:table-cell table:style-name="Table1.D114" office:value-type="string">
            <text:p text:style-name="Table_20_Contents">»… <text:span text:style-name="T1">danske sprog</text:span> 26 [1952] 1216): ich ... bin aus dramen, selbstbiographie und aufzeichnungen aller art, die dieser weltflüchtling (<text:span text:style-name="T1">Grillparzer</text:span>) hinterlassen, mit <text:span text:style-name="T2">staunen</text:span> inne geworden, wie nützlich und fruchtbar eine solche zurückgezogenheit für die nachwelt werden kann (31. 12. 1872) <text:span text:style-name="T3">Jac.</text:span> <text:span text:style-name="T3">Burckhardt</text:span> <text:span text:style-name="T1">br.</text:span>«</text:p>
          </table:table-cell>
          <table:table-cell table:style-name="Table1.E114" office:value-type="string">
            <text:p text:style-name="Table_20_Contents"><text:a xlink:type="simple" xlink:href="https://woerterbuchnetz.de/?sigle=DWB&amp;lemid=W16913" text:style-name="Internet_20_link" text:visited-style-name="Visited_20_Internet_20_Link"><text:span text:style-name="Definition"><text:span text:style-name="T7">https://woerterbuchnetz.de/DWB/weltflüchtling</text:span></text:span></text:a></text:p>
          </table:table-cell>
          <table:table-cell table:style-name="Table1.F114" office:value-type="string">
            <text:p text:style-name="Table_20_Contents"><text:a xlink:type="simple" xlink:href="https://woerterbuchnetz.de/?sigle=DWB&amp;lemid=W16913&amp;textid=57808689" text:style-name="Internet_20_link" text:visited-style-name="Visited_20_Internet_20_Link"><text:span text:style-name="Definition"><text:span text:style-name="T7">https://woerterbuchnetz.de/?sigle=DWB&amp;lemid=W16913&amp;textid=57808689</text:span></text:span></text:a></text:p>
          </table:table-cell>
        </table:table-row>
        <table:table-row>
          <table:table-cell table:style-name="Table1.A2" office:value-type="string">
            <text:p text:style-name="Table_20_Contents">Wundermann, der</text:p>
          </table:table-cell>
          <table:table-cell table:style-name="Table1.B115" office:value-type="string">
            <text:p text:style-name="Table_20_Contents">m.</text:p>
          </table:table-cell>
          <table:table-cell table:style-name="Table1.C115" office:value-type="string">
            <text:p text:style-name="Table_20_Contents">Nennwort, männlich</text:p>
          </table:table-cell>
          <table:table-cell table:style-name="Table1.D115" office:value-type="string">
            <text:p text:style-name="Table_20_Contents">»… c): so zeigt er (<text:span text:style-name="T1">der evangelist</text:span>) sich eben damit nicht als geschichtlichen, sondern als wundererzähler, zu dessen styl das fortwährende <text:span text:style-name="T2">staunen</text:span> und nichtverstehen der dem wundermanne gegenüberstehenden menschen gehört <text:span text:style-name="T3">D.</text:span> <text:span text:style-name="T3">Fr.</text:span> <text:span text:style-name="T3">Strausz</text:span> <text:span text:style-name="T1">ges. schr.</text:span> (1876) 4, 90. <text:span text:style-name="T2">b)</text:span> <text:span text:style-name="T1">von groszen religiösen</text:span>«</text:p>
          </table:table-cell>
          <table:table-cell table:style-name="Table1.E115" office:value-type="string">
            <text:p text:style-name="Table_20_Contents"><text:a xlink:type="simple" xlink:href="https://woerterbuchnetz.de/?sigle=DWB&amp;lemid=W28443" text:style-name="Internet_20_link" text:visited-style-name="Visited_20_Internet_20_Link"><text:span text:style-name="Definition"><text:span text:style-name="T7">https://woerterbuchnetz.de/DWB/wundermann</text:span></text:span></text:a></text:p>
          </table:table-cell>
          <table:table-cell table:style-name="Table1.F115" office:value-type="string">
            <text:p text:style-name="Table_20_Contents"><text:a xlink:type="simple" xlink:href="https://woerterbuchnetz.de/?sigle=DWB&amp;lemid=W28443&amp;textid=61195958" text:style-name="Internet_20_link" text:visited-style-name="Visited_20_Internet_20_Link"><text:span text:style-name="Definition"><text:span text:style-name="T7">https://woerterbuchnetz.de/?sigle=DWB&amp;lemid=W28443&amp;textid=61195958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<text:span text:style-name="T8">N</text:span>erv<text:span text:style-name="T8">, der u. die</text:span></text:p>
          </table:table-cell>
          <table:table-cell table:style-name="Table1.B116" office:value-type="string">
            <text:p text:style-name="Table_20_Contents">m. und f.</text:p>
          </table:table-cell>
          <table:table-cell table:style-name="Table1.C116" office:value-type="string">
            <text:p text:style-name="P6">Nennwort, männlich u. weiblich</text:p>
          </table:table-cell>
          <table:table-cell table:style-name="Table1.D116" office:value-type="string">
            <text:p text:style-name="Table_20_Contents">»… besonders wieder gespannt und gereitzet wissen will. 7, 146; noch zittert ihr der schreck durch jede nerve. 2, 194; diesz <text:span text:style-name="T2">staunen,</text:span> welches durch jegliche nerve zittert. <text:span text:style-name="T3">Stolberg</text:span> 1, 12, 39; das hohngelächter der feinde und neider erschüttert jede nerve. <text:span text:style-name="T3">Knigge</text:span> <text:span text:style-name="T1">umg.</text:span>«</text:p>
          </table:table-cell>
          <table:table-cell table:style-name="Table1.E116" office:value-type="string">
            <text:p text:style-name="Table_20_Contents"><text:a xlink:type="simple" xlink:href="https://woerterbuchnetz.de/?sigle=DWB&amp;lemid=N04255" text:style-name="Internet_20_link" text:visited-style-name="Visited_20_Internet_20_Link"><text:span text:style-name="Definition"><text:span text:style-name="T7">https://woerterbuchnetz.de/DWB/nerv</text:span></text:span></text:a></text:p>
          </table:table-cell>
          <table:table-cell table:style-name="Table1.F116" office:value-type="string">
            <text:p text:style-name="Table_20_Contents"><text:a xlink:type="simple" xlink:href="https://woerterbuchnetz.de/?sigle=DWB&amp;lemid=N04255&amp;textid=25371154" text:style-name="Internet_20_link" text:visited-style-name="Visited_20_Internet_20_Link"><text:span text:style-name="Definition"><text:span text:style-name="T7">https://woerterbuchnetz.de/?sigle=DWB&amp;lemid=N04255&amp;textid=25371154</text:span></text:span></text:a></text:p>
          </table:table-cell>
        </table:table-row>
        <table:table-row>
          <table:table-cell table:style-name="Table1.A2" office:value-type="string">
            <text:p text:style-name="Table_20_Contents"><text:span text:style-name="T12">S</text:span>tauner<text:span text:style-name="T12">, der</text:span></text:p>
          </table:table-cell>
          <table:table-cell table:style-name="Table1.B117" office:value-type="string">
            <text:p text:style-name="Table_20_Contents">m._ nomen agentis</text:p>
          </table:table-cell>
          <table:table-cell table:style-name="Table1.C117" office:value-type="string">
            <text:p text:style-name="Table_20_Contents">Nennwort-Machender, männlich</text:p>
          </table:table-cell>
          <table:table-cell table:style-name="Table1.D117" office:value-type="string">
            <text:p text:style-name="Table_20_Contents">»stauner, <text:span text:style-name="T1">m., nomen agentis</text:span> <text:span text:style-name="T1">zu</text:span> <text:span text:style-name="T2">staunen,</text:span> <text:span text:style-name="T1">als vereinzelte gelegenheitsbildung bei dichtern:</text:span> so — deutet er: die weise mühe lohnt ein baares trinkgeld aus der stauner tasche. <text:span text:style-name="T1">Berliner</text:span>«</text:p>
          </table:table-cell>
          <table:table-cell table:style-name="Table1.E117" office:value-type="string">
            <text:p text:style-name="Table_20_Contents"><text:a xlink:type="simple" xlink:href="https://woerterbuchnetz.de/?sigle=DWB&amp;lemid=S41753" text:style-name="Internet_20_link" text:visited-style-name="Visited_20_Internet_20_Link"><text:span text:style-name="Definition"><text:span text:style-name="T7">https://woerterbuchnetz.de/DWB/stauner</text:span></text:span></text:a></text:p>
          </table:table-cell>
          <table:table-cell table:style-name="Table1.F117" office:value-type="string">
            <text:p text:style-name="Table_20_Contents"><text:a xlink:type="simple" xlink:href="https://woerterbuchnetz.de/?sigle=DWB&amp;lemid=S41753&amp;textid=36839650" text:style-name="Internet_20_link" text:visited-style-name="Visited_20_Internet_20_Link"><text:span text:style-name="Definition"><text:span text:style-name="T7">https://woerterbuchnetz.de/?sigle=DWB&amp;lemid=S41753&amp;textid=36839650</text:span></text:span></text:a></text:p>
          </table:table-cell>
        </table:table-row>
        <table:table-row>
          <table:table-cell table:style-name="Table1.A2" office:value-type="string">
            <text:p text:style-name="Table_20_Contents"><text:span text:style-name="T12">S</text:span>tauner<text:span text:style-name="T12">, der</text:span></text:p>
          </table:table-cell>
          <table:table-cell table:style-name="Table1.B118" office:value-type="string">
            <text:p text:style-name="Table_20_Contents">m._ nomen agentis</text:p>
          </table:table-cell>
          <table:table-cell table:style-name="Table1.C118" office:value-type="string">
            <text:p text:style-name="Table_20_Contents">Nennwort-Machender, männlich</text:p>
          </table:table-cell>
          <table:table-cell table:style-name="Table1.D118" office:value-type="string">
            <text:p text:style-name="Table_20_Contents">»… stauner göttlich schien. <text:span text:style-name="T3">Freiligrath</text:span><text:span text:style-name="T4">5</text:span> 6, 216. <text:span text:style-name="T1">els.</text:span> stuner (štýnər) '<text:span text:style-name="T1">in gedanken versunkener mensch</text:span>' <text:span text:style-name="T3">Martin</text:span> <text:span text:style-name="T3">Linhart</text:span> 2, 602<text:span text:style-name="T4">a</text:span>, <text:span text:style-name="T1">vgl.</text:span><text:span text:style-name="T2">staunen</text:span> 3, <text:span text:style-name="T1">daneben</text:span> stumer, <text:span text:style-name="T1">s. unter</text:span> staumen. «</text:p>
          </table:table-cell>
          <table:table-cell table:style-name="Table1.E118" office:value-type="string">
            <text:p text:style-name="Table_20_Contents"><text:a xlink:type="simple" xlink:href="https://woerterbuchnetz.de/?sigle=DWB&amp;lemid=S41753" text:style-name="Internet_20_link" text:visited-style-name="Visited_20_Internet_20_Link"><text:span text:style-name="Definition"><text:span text:style-name="T7">https://woerterbuchnetz.de/DWB/stauner</text:span></text:span></text:a></text:p>
          </table:table-cell>
          <table:table-cell table:style-name="Table1.F118" office:value-type="string">
            <text:p text:style-name="Table_20_Contents"><text:a xlink:type="simple" xlink:href="https://woerterbuchnetz.de/?sigle=DWB&amp;lemid=S41753&amp;textid=36839760" text:style-name="Internet_20_link" text:visited-style-name="Visited_20_Internet_20_Link"><text:span text:style-name="Definition"><text:span text:style-name="T7">https://woerterbuchnetz.de/?sigle=DWB&amp;lemid=S41753&amp;textid=36839760</text:span></text:span></text:a></text:p>
          </table:table-cell>
        </table:table-row>
        <table:table-row>
          <table:table-cell table:style-name="Table1.A2" office:value-type="string">
            <text:p text:style-name="Table_20_Contents">Gejauchze, das</text:p>
          </table:table-cell>
          <table:table-cell table:style-name="Table1.B119" office:value-type="string">
            <text:p text:style-name="Table_20_Contents">n.</text:p>
          </table:table-cell>
          <table:table-cell table:style-name="Table1.C119" office:value-type="string">
            <text:p text:style-name="Table_20_Contents">Nennwort, sächlich</text:p>
          </table:table-cell>
          <table:table-cell table:style-name="Table1.D119" office:value-type="string">
            <text:p text:style-name="Table_20_Contents">», gejauchtze <text:span text:style-name="T3">Rädlein</text:span> 340<text:span text:style-name="T4">b</text:span>: ein gelächter und gejauchze von anfang bis zu ende. <text:span text:style-name="T3">Göthe</text:span> 27, 149. <text:span text:style-name="T1">auch</text:span> gejauchz, <text:span text:style-name="T1">rhein.:</text:span> frohes <text:span text:style-name="T2">staunen,</text:span> zuruf, gejauchz der geschaffenen. <text:span text:style-name="T3">Fr.</text:span> <text:span text:style-name="T3">Müller</text:span> 1, 17. <text:span text:style-name="T1">vgl.</text:span>gejuchz. <text:span text:style-name="T1">nl.</text:span> gejuich. «</text:p>
          </table:table-cell>
          <table:table-cell table:style-name="Table1.E119" office:value-type="string">
            <text:p text:style-name="Table_20_Contents"><text:a xlink:type="simple" xlink:href="https://woerterbuchnetz.de/?sigle=DWB&amp;lemid=G06076" text:style-name="Internet_20_link" text:visited-style-name="Visited_20_Internet_20_Link"><text:span text:style-name="Definition"><text:span text:style-name="T7">https://woerterbuchnetz.de/DWB/gejauchze</text:span></text:span></text:a></text:p>
          </table:table-cell>
          <table:table-cell table:style-name="Table1.F119" office:value-type="string">
            <text:p text:style-name="Table_20_Contents"><text:a xlink:type="simple" xlink:href="https://woerterbuchnetz.de/?sigle=DWB&amp;lemid=G06076&amp;textid=8152317" text:style-name="Internet_20_link" text:visited-style-name="Visited_20_Internet_20_Link"><text:span text:style-name="Definition"><text:span text:style-name="T7">https://woerterbuchnetz.de/?sigle=DWB&amp;lemid=G06076&amp;textid=8152317</text:span></text:span></text:a></text:p>
          </table:table-cell>
        </table:table-row>
        <table:table-row>
          <table:table-cell table:style-name="Table1.A2" office:value-type="string">
            <text:p text:style-name="Table_20_Contents">Gemüt, das</text:p>
          </table:table-cell>
          <table:table-cell table:style-name="Table1.B120" office:value-type="string">
            <text:p text:style-name="Table_20_Contents">n.</text:p>
          </table:table-cell>
          <table:table-cell table:style-name="Table1.C120" office:value-type="string">
            <text:p text:style-name="Table_20_Contents">Nennwort, sächlich</text:p>
          </table:table-cell>
          <table:table-cell table:style-name="Table1.D120" office:value-type="string">
            <text:p text:style-name="Table_20_Contents">»… sinn anderst nicht als hund und katzen gegen einander geartet. <text:span text:style-name="T3">Moscherosch</text:span> <text:span text:style-name="T1">Phil.</text:span> 1644 678; wie begrüszt' ich so oft mit <text:span text:style-name="T2">staunen</text:span> die fluthen des Rheinstroms .. immer erschien er mir grosz und erhob mir sinn und gemüthe. <text:span text:style-name="T3">Göthe</text:span> 40, 242 (<text:span text:style-name="T1">Herm. u.</text:span>«</text:p>
          </table:table-cell>
          <table:table-cell table:style-name="Table1.E120" office:value-type="string">
            <text:p text:style-name="Table_20_Contents"><text:a xlink:type="simple" xlink:href="https://woerterbuchnetz.de/?sigle=DWB&amp;lemid=G07731" text:style-name="Internet_20_link" text:visited-style-name="Visited_20_Internet_20_Link"><text:span text:style-name="Definition"><text:span text:style-name="T7">https://woerterbuchnetz.de/DWB/gemüt</text:span></text:span></text:a></text:p>
          </table:table-cell>
          <table:table-cell table:style-name="Table1.F120" office:value-type="string">
            <text:p text:style-name="Table_20_Contents"><text:a xlink:type="simple" xlink:href="https://woerterbuchnetz.de/?sigle=DWB&amp;lemid=G07731&amp;textid=8628637" text:style-name="Internet_20_link" text:visited-style-name="Visited_20_Internet_20_Link"><text:span text:style-name="Definition"><text:span text:style-name="T7">https://woerterbuchnetz.de/?sigle=DWB&amp;lemid=G07731&amp;textid=8628637</text:span></text:span></text:a></text:p>
          </table:table-cell>
        </table:table-row>
        <table:table-row>
          <table:table-cell table:style-name="Table1.A2" office:value-type="string">
            <text:p text:style-name="Table_20_Contents">Gewühl, das</text:p>
          </table:table-cell>
          <table:table-cell table:style-name="Table1.B121" office:value-type="string">
            <text:p text:style-name="Table_20_Contents">n.</text:p>
          </table:table-cell>
          <table:table-cell table:style-name="Table1.C121" office:value-type="string">
            <text:p text:style-name="Table_20_Contents">Nennwort, sächlich</text:p>
          </table:table-cell>
          <table:table-cell table:style-name="Table1.D121" office:value-type="string">
            <text:p text:style-name="Table_20_Contents">»… <text:span text:style-name="T1">die vom sinnlichen in das geistige leben überführen:</text:span> träte ein Aegypter der zeit in eine griechische gallerie, er würde erschrecken, <text:span text:style-name="T2">staunen</text:span> und zuletzt vielleicht sich wegwenden und verachten. welch gewühl, würde er sagen, welche frechheit! <text:span text:style-name="T3">Herder</text:span> (<text:span text:style-name="T1">denkmahl Johann Winkelmanns</text:span>) 8, <text:span text:style-name="T1">s.</text:span>«</text:p>
          </table:table-cell>
          <table:table-cell table:style-name="Table1.E121" office:value-type="string">
            <text:p text:style-name="Table_20_Contents"><text:a xlink:type="simple" xlink:href="https://woerterbuchnetz.de/?sigle=DWB&amp;lemid=G15330" text:style-name="Internet_20_link" text:visited-style-name="Visited_20_Internet_20_Link"><text:span text:style-name="Definition"><text:span text:style-name="T7">https://woerterbuchnetz.de/DWB/gewühl</text:span></text:span></text:a></text:p>
          </table:table-cell>
          <table:table-cell table:style-name="Table1.F121" office:value-type="string">
            <text:p text:style-name="Table_20_Contents"><text:a xlink:type="simple" xlink:href="https://woerterbuchnetz.de/?sigle=DWB&amp;lemid=G15330&amp;textid=11771588" text:style-name="Internet_20_link" text:visited-style-name="Visited_20_Internet_20_Link"><text:span text:style-name="Definition"><text:span text:style-name="T7">https://woerterbuchnetz.de/?sigle=DWB&amp;lemid=G15330&amp;textid=11771588</text:span></text:span></text:a></text:p>
          </table:table-cell>
        </table:table-row>
        <table:table-row>
          <table:table-cell table:style-name="Table1.A2" office:value-type="string">
            <text:p text:style-name="Table_20_Contents">Gewitter, das</text:p>
          </table:table-cell>
          <table:table-cell table:style-name="Table1.B122" office:value-type="string">
            <text:p text:style-name="Table_20_Contents">n.</text:p>
          </table:table-cell>
          <table:table-cell table:style-name="Table1.C122" office:value-type="string">
            <text:p text:style-name="Table_20_Contents">Nennwort, sächlich</text:p>
          </table:table-cell>
          <table:table-cell table:style-name="Table1.D122" office:value-type="string">
            <text:p text:style-name="Table_20_Contents">»… strafender gewitter droht. <text:span text:style-name="T3">Bürger</text:span> (<text:span text:style-name="T1">d. hohe lied v. d. einzigen. variante</text:span>) 452 <text:span text:style-name="T1">Sauer;</text:span> dann sah und hörte er mit starrem <text:span text:style-name="T2">staunen</text:span> den evolutionen des erschrecklichen gewitters (<text:span text:style-name="T1">des schnupfens</text:span>) zu <text:span text:style-name="T3">Fr.</text:span> <text:span text:style-name="T3">Th.</text:span> <text:span text:style-name="T3">Vischer</text:span> <text:span text:style-name="T1">auch einer</text:span> 28. <text:span text:style-name="T1">bei der überordnung stehen auch hier</text:span>«</text:p>
          </table:table-cell>
          <table:table-cell table:style-name="Table1.E122" office:value-type="string">
            <text:p text:style-name="Table_20_Contents"><text:a xlink:type="simple" xlink:href="https://woerterbuchnetz.de/?sigle=DWB&amp;lemid=G14929" text:style-name="Internet_20_link" text:visited-style-name="Visited_20_Internet_20_Link"><text:span text:style-name="Definition"><text:span text:style-name="T7">https://woerterbuchnetz.de/DWB/gewitter</text:span></text:span></text:a></text:p>
          </table:table-cell>
          <table:table-cell table:style-name="Table1.F122" office:value-type="string">
            <text:p text:style-name="Table_20_Contents"><text:a xlink:type="simple" xlink:href="https://woerterbuchnetz.de/?sigle=DWB&amp;lemid=G14929&amp;textid=11464705" text:style-name="Internet_20_link" text:visited-style-name="Visited_20_Internet_20_Link"><text:span text:style-name="Definition"><text:span text:style-name="T7">https://woerterbuchnetz.de/?sigle=DWB&amp;lemid=G14929&amp;textid=11464705</text:span></text:span></text:a></text:p>
          </table:table-cell>
        </table:table-row>
        <table:table-row>
          <table:table-cell table:style-name="Table1.A2" office:value-type="string">
            <text:p text:style-name="Table_20_Contents">Gezelt, das</text:p>
          </table:table-cell>
          <table:table-cell table:style-name="Table1.B123" office:value-type="string">
            <text:p text:style-name="Table_20_Contents">n.</text:p>
          </table:table-cell>
          <table:table-cell table:style-name="Table1.C123" office:value-type="string">
            <text:p text:style-name="Table_20_Contents">Nennwort, sächlich</text:p>
          </table:table-cell>
          <table:table-cell table:style-name="Table1.D123" office:value-type="string">
            <text:p text:style-name="Table_20_Contents">»; so kommt z. b. bei Habakuk gott auf seinem streitwagen, das land zu erobern und auszutheilen. sonne und mond treten <text:span text:style-name="T2">staunen</text:span> in die thür ihrer gezelte <text:span text:style-name="T3">Herder</text:span> (<text:span text:style-name="T1">v. geist der ebräischen poesie</text:span> 1) 11, 273. <text:span text:style-name="T2">γ))</text:span> <text:span text:style-name="T1">auch die ausdrückliche beziehung auf</text:span>«</text:p>
          </table:table-cell>
          <table:table-cell table:style-name="Table1.E123" office:value-type="string">
            <text:p text:style-name="Table_20_Contents"><text:a xlink:type="simple" xlink:href="https://woerterbuchnetz.de/?sigle=DWB&amp;lemid=G15585" text:style-name="Internet_20_link" text:visited-style-name="Visited_20_Internet_20_Link"><text:span text:style-name="Definition"><text:span text:style-name="T7">https://woerterbuchnetz.de/DWB/gezelt</text:span></text:span></text:a></text:p>
          </table:table-cell>
          <table:table-cell table:style-name="Table1.F123" office:value-type="string">
            <text:p text:style-name="Table_20_Contents"><text:a xlink:type="simple" xlink:href="https://woerterbuchnetz.de/?sigle=DWB&amp;lemid=G15585&amp;textid=11942219" text:style-name="Internet_20_link" text:visited-style-name="Visited_20_Internet_20_Link"><text:span text:style-name="Definition"><text:span text:style-name="T7">https://woerterbuchnetz.de/?sigle=DWB&amp;lemid=G15585&amp;textid=11942219</text:span></text:span></text:a></text:p>
          </table:table-cell>
        </table:table-row>
        <table:table-row>
          <table:table-cell table:style-name="Table1.A2" office:value-type="string">
            <text:p text:style-name="Table_20_Contents">Leergerüst, das</text:p>
          </table:table-cell>
          <table:table-cell table:style-name="Table1.B124" office:value-type="string">
            <text:p text:style-name="Table_20_Contents">n.</text:p>
          </table:table-cell>
          <table:table-cell table:style-name="Table1.C124" office:value-type="string">
            <text:p text:style-name="Table_20_Contents">Nennwort, sächlich</text:p>
          </table:table-cell>
          <table:table-cell table:style-name="Table1.D124" office:value-type="string">
            <text:p text:style-name="Table_20_Contents">»… bei einheimischen und fremden allgemeines interesse erregt, welches sich nach wegnahme des leergerüstes durch den kühn gesprengten flachen bogen ... zu <text:span text:style-name="T2">staunen</text:span> und bewunderung steigerte. <text:span text:style-name="T3">Göthe</text:span> 45, 391. <text:span text:style-name="T1">vgl. dazu unter</text:span> leere 3, <text:span text:style-name="T1">aber auch unten</text:span> lehrbogen, lehrbrett <text:span text:style-name="T1">und</text:span> lehre. «</text:p>
          </table:table-cell>
          <table:table-cell table:style-name="Table1.E124" office:value-type="string">
            <text:p text:style-name="Table_20_Contents"><text:a xlink:type="simple" xlink:href="https://woerterbuchnetz.de/?sigle=DWB&amp;lemid=L03299" text:style-name="Internet_20_link" text:visited-style-name="Visited_20_Internet_20_Link"><text:span text:style-name="Definition"><text:span text:style-name="T7">https://woerterbuchnetz.de/DWB/leergerüst</text:span></text:span></text:a></text:p>
          </table:table-cell>
          <table:table-cell table:style-name="Table1.F124" office:value-type="string">
            <text:p text:style-name="Table_20_Contents"><text:a xlink:type="simple" xlink:href="https://woerterbuchnetz.de/?sigle=DWB&amp;lemid=L03299&amp;textid=22445986" text:style-name="Internet_20_link" text:visited-style-name="Visited_20_Internet_20_Link"><text:span text:style-name="Definition"><text:span text:style-name="T7">https://woerterbuchnetz.de/?sigle=DWB&amp;lemid=L03299&amp;textid=22445986</text:span></text:span></text:a></text:p>
          </table:table-cell>
        </table:table-row>
        <table:table-row>
          <table:table-cell table:style-name="Table1.A2" office:value-type="string">
            <text:p text:style-name="Table_20_Contents">Mitleben, das</text:p>
          </table:table-cell>
          <table:table-cell table:style-name="Table1.B125" office:value-type="string">
            <text:p text:style-name="Table_20_Contents">n.</text:p>
          </table:table-cell>
          <table:table-cell table:style-name="Table1.C125" office:value-type="string">
            <text:p text:style-name="Table_20_Contents">Nennwort, sächlich</text:p>
          </table:table-cell>
          <table:table-cell table:style-name="Table1.D125" office:value-type="string">
            <text:p text:style-name="Table_20_Contents">»… sogleich aus. 27, 222; ich fange nun schon an die besten sachen zum zweitenmal zu sehen, wo denn das erste <text:span text:style-name="T2">staunen</text:span> sich in ein mitleben und reineres gefühl des werthes der sache auflöst. 244. «</text:p>
          </table:table-cell>
          <table:table-cell table:style-name="Table1.E125" office:value-type="string">
            <text:p text:style-name="Table_20_Contents"><text:a xlink:type="simple" xlink:href="https://woerterbuchnetz.de/?sigle=DWB&amp;lemid=M05863" text:style-name="Internet_20_link" text:visited-style-name="Visited_20_Internet_20_Link"><text:span text:style-name="Definition"><text:span text:style-name="T7">https://woerterbuchnetz.de/DWB/mitleben</text:span></text:span></text:a></text:p>
          </table:table-cell>
          <table:table-cell table:style-name="Table1.F125" office:value-type="string">
            <text:p text:style-name="Table_20_Contents"><text:a xlink:type="simple" xlink:href="https://woerterbuchnetz.de/?sigle=DWB&amp;lemid=M05863&amp;textid=24253155" text:style-name="Internet_20_link" text:visited-style-name="Visited_20_Internet_20_Link"><text:span text:style-name="Definition"><text:span text:style-name="T7">https://woerterbuchnetz.de/?sigle=DWB&amp;lemid=M05863&amp;textid=24253155</text:span></text:span></text:a></text:p>
          </table:table-cell>
        </table:table-row>
        <table:table-row>
          <table:table-cell table:style-name="Table1.A2" office:value-type="string">
            <text:p text:style-name="Table_20_Contents">Riesenbild, das</text:p>
          </table:table-cell>
          <table:table-cell table:style-name="Table1.B126" office:value-type="string">
            <text:p text:style-name="Table_20_Contents">n.</text:p>
          </table:table-cell>
          <table:table-cell table:style-name="Table1.C126" office:value-type="string">
            <text:p text:style-name="Table_20_Contents">Nennwort, sächlich</text:p>
          </table:table-cell>
          <table:table-cell table:style-name="Table1.D126" office:value-type="string">
            <text:p text:style-name="Table_20_Contents">»… 3, 386; jene zeiten (<text:span text:style-name="T1">hervorragender, colossalischer menschen und erstaunenswürdiger thaten</text:span>) sind vorbey, jene menschen sind nicht mehr .. mit niedergeschlagener bewunderung <text:span text:style-name="T2">staunen</text:span> wir jetzt diese riesenbilder an, wie ein entnervter greis die mannhaften spiele der jugend. <text:span text:style-name="T3">Schiller</text:span> 7, 8; durch des crystalls«</text:p>
          </table:table-cell>
          <table:table-cell table:style-name="Table1.E126" office:value-type="string">
            <text:p text:style-name="Table_20_Contents"><text:a xlink:type="simple" xlink:href="https://woerterbuchnetz.de/?sigle=DWB&amp;lemid=R05433" text:style-name="Internet_20_link" text:visited-style-name="Visited_20_Internet_20_Link"><text:span text:style-name="Definition"><text:span text:style-name="T7">https://woerterbuchnetz.de/DWB/riesenbild</text:span></text:span></text:a></text:p>
          </table:table-cell>
          <table:table-cell table:style-name="Table1.F126" office:value-type="string">
            <text:p text:style-name="Table_20_Contents"><text:a xlink:type="simple" xlink:href="https://woerterbuchnetz.de/?sigle=DWB&amp;lemid=R05433&amp;textid=28184262" text:style-name="Internet_20_link" text:visited-style-name="Visited_20_Internet_20_Link"><text:span text:style-name="Definition"><text:span text:style-name="T7">https://woerterbuchnetz.de/?sigle=DWB&amp;lemid=R05433&amp;textid=28184262</text:span></text:span></text:a></text:p>
          </table:table-cell>
        </table:table-row>
        <table:table-row>
          <table:table-cell table:style-name="Table1.A2" office:value-type="string">
            <text:p text:style-name="Table_20_Contents">Rind, das</text:p>
          </table:table-cell>
          <table:table-cell table:style-name="Table1.B127" office:value-type="string">
            <text:p text:style-name="Table_20_Contents">n.</text:p>
          </table:table-cell>
          <table:table-cell table:style-name="Table1.C127" office:value-type="string">
            <text:p text:style-name="Table_20_Contents">Nennwort, sächlich</text:p>
          </table:table-cell>
          <table:table-cell table:style-name="Table1.D127" office:value-type="string">
            <text:p text:style-name="Table_20_Contents">»… du (<text:span text:style-name="T1">Myrons kuh</text:span>) die herrlichste bist, Admetos heerden ein schmuck wärst, selber des sonnengotts rindern entsprungene scheinst; alles reiszet zum <text:span text:style-name="T2">staunen</text:span> mich hin! <text:span text:style-name="T3">Göthe</text:span> 39, 291; denn ich habe wohl oft gesehn, dasz man rinder und pferde, so wie schafe, genau«</text:p>
          </table:table-cell>
          <table:table-cell table:style-name="Table1.E127" office:value-type="string">
            <text:p text:style-name="Table_20_Contents"><text:a xlink:type="simple" xlink:href="https://woerterbuchnetz.de/?sigle=DWB&amp;lemid=R05652" text:style-name="Internet_20_link" text:visited-style-name="Visited_20_Internet_20_Link"><text:span text:style-name="Definition"><text:span text:style-name="T7">https://woerterbuchnetz.de/DWB/rind</text:span></text:span></text:a></text:p>
          </table:table-cell>
          <table:table-cell table:style-name="Table1.F127" office:value-type="string">
            <text:p text:style-name="Table_20_Contents"><text:a xlink:type="simple" xlink:href="https://woerterbuchnetz.de/?sigle=DWB&amp;lemid=R05652&amp;textid=28201360" text:style-name="Internet_20_link" text:visited-style-name="Visited_20_Internet_20_Link"><text:span text:style-name="Definition"><text:span text:style-name="T7">https://woerterbuchnetz.de/?sigle=DWB&amp;lemid=R05652&amp;textid=28201360</text:span></text:span></text:a></text:p>
          </table:table-cell>
        </table:table-row>
        <table:table-row>
          <table:table-cell table:style-name="Table1.A2" office:value-type="string">
            <text:p text:style-name="Table_20_Contents">Staungesicht, das</text:p>
          </table:table-cell>
          <table:table-cell table:style-name="Table1.B128" office:value-type="string">
            <text:p text:style-name="Table_20_Contents">n.</text:p>
          </table:table-cell>
          <table:table-cell table:style-name="Table1.C128" office:value-type="string">
            <text:p text:style-name="Table_20_Contents">Nennwort, sächlich</text:p>
          </table:table-cell>
          <table:table-cell table:style-name="Table1.D128" office:value-type="string">
            <text:p text:style-name="Table_20_Contents">»staungesicht, <text:span text:style-name="T1">n.</text:span> <text:span text:style-name="T1">gesicht, das</text:span> (<text:span text:style-name="T1">er</text:span>)<text:span text:style-name="T2">staunen</text:span> <text:span text:style-name="T1">ausdrückt:</text:span> gewisz hab' ich darauf ein einfältiges staun-gesicht gemacht <text:span text:style-name="T3">J.</text:span> <text:span text:style-name="T3">Paul</text:span> 51, 51 (<text:span text:style-name="T1">Katzenb.</text:span> 1, 13). «</text:p>
          </table:table-cell>
          <table:table-cell table:style-name="Table1.E128" office:value-type="string">
            <text:p text:style-name="Table_20_Contents"><text:a xlink:type="simple" xlink:href="https://woerterbuchnetz.de/?sigle=DWB&amp;lemid=S41754" text:style-name="Internet_20_link" text:visited-style-name="Visited_20_Internet_20_Link"><text:span text:style-name="Definition"><text:span text:style-name="T7">https://woerterbuchnetz.de/DWB/staungesicht</text:span></text:span></text:a></text:p>
          </table:table-cell>
          <table:table-cell table:style-name="Table1.F128" office:value-type="string">
            <text:p text:style-name="Table_20_Contents"><text:a xlink:type="simple" xlink:href="https://woerterbuchnetz.de/?sigle=DWB&amp;lemid=S41754&amp;textid=36839781" text:style-name="Internet_20_link" text:visited-style-name="Visited_20_Internet_20_Link"><text:span text:style-name="Definition"><text:span text:style-name="T7">https://woerterbuchnetz.de/?sigle=DWB&amp;lemid=S41754&amp;textid=36839781</text:span></text:span></text:a></text:p>
          </table:table-cell>
        </table:table-row>
        <table:table-row>
          <table:table-cell table:style-name="Table1.A2" office:value-type="string">
            <text:p text:style-name="Table_20_Contents">Wunderkind, das</text:p>
          </table:table-cell>
          <table:table-cell table:style-name="Table1.B129" office:value-type="string">
            <text:p text:style-name="Table_20_Contents">n.</text:p>
          </table:table-cell>
          <table:table-cell table:style-name="Table1.C129" office:value-type="string">
            <text:p text:style-name="Table_20_Contents">Nennwort, sächlich</text:p>
          </table:table-cell>
          <table:table-cell table:style-name="Table1.D129" office:value-type="string">
            <text:p text:style-name="Table_20_Contents">»… (<text:span text:style-name="T1">ein uneheliches kind</text:span>) <text:span text:style-name="T3">O.</text:span> <text:span text:style-name="T3">Ludwig</text:span> <text:span text:style-name="T1">ges. schr.</text:span> (1891) 2, 621. <text:span text:style-name="T2">5)</text:span> <text:span text:style-name="T1">vor allem für ein nach gaben und fähigkeiten ungewöhnliches,</text:span> <text:span text:style-name="T2">staunen</text:span> <text:span text:style-name="T1">erregendes kind, in grundsätzlichem anschlusz an</text:span> wunder II E 6 b <text:span text:style-name="T1">α</text:span>. <text:span text:style-name="T1">so in singulärer verwendung schon früh:</text:span> recht schön«</text:p>
          </table:table-cell>
          <table:table-cell table:style-name="Table1.E129" office:value-type="string">
            <text:p text:style-name="Table_20_Contents"><text:a xlink:type="simple" xlink:href="https://woerterbuchnetz.de/?sigle=DWB&amp;lemid=W28408" text:style-name="Internet_20_link" text:visited-style-name="Visited_20_Internet_20_Link"><text:span text:style-name="Definition"><text:span text:style-name="T7">https://woerterbuchnetz.de/DWB/wunderkind</text:span></text:span></text:a></text:p>
          </table:table-cell>
          <table:table-cell table:style-name="Table1.F129" office:value-type="string">
            <text:p text:style-name="Table_20_Contents"><text:a xlink:type="simple" xlink:href="https://woerterbuchnetz.de/?sigle=DWB&amp;lemid=W28408&amp;textid=61170574" text:style-name="Internet_20_link" text:visited-style-name="Visited_20_Internet_20_Link"><text:span text:style-name="Definition"><text:span text:style-name="T7">https://woerterbuchnetz.de/?sigle=DWB&amp;lemid=W28408&amp;textid=61170574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0" office:value-type="string">
            <text:p text:style-name="Table_20_Contents">n._ m.</text:p>
          </table:table-cell>
          <table:table-cell table:style-name="Table1.C130" office:value-type="string">
            <text:p text:style-name="Table_20_Contents">Nennwort, sächlich o. männlich</text:p>
          </table:table-cell>
          <table:table-cell table:style-name="Table1.D130" office:value-type="string">
            <text:p text:style-name="Table_20_Contents">»… <text:span text:style-name="T1">m. wunder, verwunderung</text:span> <text:span text:style-name="T3">Regel</text:span> <text:span text:style-name="T1">Ruhla</text:span> 85 [<text:span text:style-name="T1">i. d. bedeutung</text:span> '<text:span text:style-name="T1">wunderbare sache</text:span>' <text:span text:style-name="T1">als n.</text:span>]). <text:span text:style-name="T1">auch innerhalb der objektiven bedeutung</text:span> II '<text:span text:style-name="T1">was</text:span> <text:span text:style-name="T2">staunen</text:span> <text:span text:style-name="T1">hervorruft</text:span>', <text:span text:style-name="T1">hier schon mhd.:</text:span> vil manicfalden wunder (tûn) <text:span text:style-name="T1">Straszburger Alexander</text:span> 2997 <text:span text:style-name="T1">Kinzel; vgl.</text:span> 7064; umb <text:soft-page-break/>den groszen wunder den er«</text:p>
          </table:table-cell>
          <table:table-cell table:style-name="Table1.E130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0" office:value-type="string">
            <text:p text:style-name="Table_20_Contents"><text:a xlink:type="simple" xlink:href="https://woerterbuchnetz.de/?sigle=DWB&amp;lemid=W27742&amp;textid=61073165" text:style-name="Internet_20_link" text:visited-style-name="Visited_20_Internet_20_Link"><text:span text:style-name="Definition"><text:span text:style-name="T7">https://woerterbuchnetz.de/?sigle=DWB&amp;lemid=W27742&amp;textid=61073165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1" office:value-type="string">
            <text:p text:style-name="Table_20_Contents">n._ m.</text:p>
          </table:table-cell>
          <table:table-cell table:style-name="Table1.C131" office:value-type="string">
            <text:p text:style-name="Table_20_Contents">Nennwort, sächlich o. männlich</text:p>
          </table:table-cell>
          <table:table-cell table:style-name="Table1.D131" office:value-type="string">
            <text:p text:style-name="Table_20_Contents">»… <text:span text:style-name="T1">in festen bindungen und geprägten formeln.</text:span> <text:span text:style-name="T2">a)</text:span> <text:span text:style-name="T1">in präpos itionaler fügung.</text:span> <text:span text:style-name="T2">α)</text:span> von, aus, für, vor wunder <text:span text:style-name="T1">durchweg kausal.</text:span> '<text:span text:style-name="T1">vor</text:span> <text:span text:style-name="T2">staunen,</text:span> <text:span text:style-name="T1">vor verwunderung</text:span>': und (<text:span text:style-name="T1">Simeon im tempel beim anblick des Jesusknaben</text:span>) erschrei von wunder in sinem herzen, daz der himeltrager so«</text:p>
          </table:table-cell>
          <table:table-cell table:style-name="Table1.E131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1" office:value-type="string">
            <text:p text:style-name="Table_20_Contents"><text:a xlink:type="simple" xlink:href="https://woerterbuchnetz.de/?sigle=DWB&amp;lemid=W27742&amp;textid=61074420" text:style-name="Internet_20_link" text:visited-style-name="Visited_20_Internet_20_Link"><text:span text:style-name="Definition"><text:span text:style-name="T7">https://woerterbuchnetz.de/?sigle=DWB&amp;lemid=W27742&amp;textid=61074420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2" office:value-type="string">
            <text:p text:style-name="Table_20_Contents">n._ m.</text:p>
          </table:table-cell>
          <table:table-cell table:style-name="Table1.C132" office:value-type="string">
            <text:p text:style-name="Table_20_Contents">Nennwort, sächlich o. männlich</text:p>
          </table:table-cell>
          <table:table-cell table:style-name="Table1.D132" office:value-type="string">
            <text:p text:style-name="Table_20_Contents">»… wunder bin', dachte Sixta unwillig <text:span text:style-name="T3">H.</text:span> <text:span text:style-name="T3">E.</text:span> <text:span text:style-name="T3">Busse</text:span> <text:span text:style-name="T1">bauernadel</text:span> (1943) 408. <text:span text:style-name="T2">II.</text:span> <text:span text:style-name="T1">objektiv als bezeichnung für etwas, was verwunderung und</text:span> <text:span text:style-name="T2">staunen</text:span> <text:span text:style-name="T1">hervorruft, auf ereignisse, gegebenheiten, gegenstände, aber auch auf lebewesen, insbesondere menschen, bezogen; von vornherein neben</text:span> I, <text:span text:style-name="T1">dessen geltungsbereich aber in</text:span>«</text:p>
          </table:table-cell>
          <table:table-cell table:style-name="Table1.E132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2" office:value-type="string">
            <text:p text:style-name="Table_20_Contents"><text:a xlink:type="simple" xlink:href="https://woerterbuchnetz.de/?sigle=DWB&amp;lemid=W27742&amp;textid=61080715" text:style-name="Internet_20_link" text:visited-style-name="Visited_20_Internet_20_Link"><text:span text:style-name="Definition"><text:span text:style-name="T7">https://woerterbuchnetz.de/?sigle=DWB&amp;lemid=W27742&amp;textid=61080715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3" office:value-type="string">
            <text:p text:style-name="Table_20_Contents">n._ m.</text:p>
          </table:table-cell>
          <table:table-cell table:style-name="Table1.C133" office:value-type="string">
            <text:p text:style-name="Table_20_Contents">Nennwort, sächlich o. männlich</text:p>
          </table:table-cell>
          <table:table-cell table:style-name="Table1.D133" office:value-type="string">
            <text:p text:style-name="Table_20_Contents">»… <text:span text:style-name="T1">bezeichnet wird, aber auch an einflusz der bedeutung</text:span> E 1 e <text:span text:style-name="T1">α</text:span> <text:span text:style-name="T1">gedacht werden könnte. im hebr. liegt</text:span> <text:span text:style-name="T1">ה</text:span> '<text:span text:style-name="T1">starren,</text:span> <text:span text:style-name="T2">staunen,</text:span> <text:span text:style-name="T1">entsetzen</text:span>', <text:span text:style-name="T1">in der vulgata meist stupor zugrunde:</text:span> ih pin manigen uuorten samoso uuunder (<text:span text:style-name="T1">tamquam prodigium factus sum multis</text:span>) <text:span text:style-name="T3">Notker</text:span> 2,«</text:p>
          </table:table-cell>
          <table:table-cell table:style-name="Table1.E133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3" office:value-type="string">
            <text:p text:style-name="Table_20_Contents"><text:a xlink:type="simple" xlink:href="https://woerterbuchnetz.de/?sigle=DWB&amp;lemid=W27742&amp;textid=61096347" text:style-name="Internet_20_link" text:visited-style-name="Visited_20_Internet_20_Link"><text:span text:style-name="Definition"><text:span text:style-name="T7">https://woerterbuchnetz.de/?sigle=DWB&amp;lemid=W27742&amp;textid=61096347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4" office:value-type="string">
            <text:p text:style-name="Table_20_Contents">n._ m.</text:p>
          </table:table-cell>
          <table:table-cell table:style-name="Table1.C134" office:value-type="string">
            <text:p text:style-name="Table_20_Contents">Nennwort, sächlich o. männlich</text:p>
          </table:table-cell>
          <table:table-cell table:style-name="Table1.D134" office:value-type="string">
            <text:p text:style-name="Table_20_Contents">»… <text:span text:style-name="T1">und reicht bis in die gegenwart.</text:span> <text:span text:style-name="T2">a)</text:span> <text:span text:style-name="T1">für die vom menschen geschaffenen güter und werte der kultur und zivilisation, die</text:span> <text:span text:style-name="T2">staunen</text:span> <text:span text:style-name="T1">und bewunderung verdienen, in gegenständlicher anwendung.</text:span> <text:span text:style-name="T2">α)</text:span> <text:span text:style-name="T1">vornehmlich im bereich der bildenden kunst, vor allem der baukunst und plastik, mit</text:span>«</text:p>
          </table:table-cell>
          <table:table-cell table:style-name="Table1.E134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4" office:value-type="string">
            <text:p text:style-name="Table_20_Contents"><text:a xlink:type="simple" xlink:href="https://woerterbuchnetz.de/?sigle=DWB&amp;lemid=W27742&amp;textid=61098872" text:style-name="Internet_20_link" text:visited-style-name="Visited_20_Internet_20_Link"><text:span text:style-name="Definition"><text:span text:style-name="T7">https://woerterbuchnetz.de/?sigle=DWB&amp;lemid=W27742&amp;textid=61098872</text:span></text:span></text:a></text:p>
          </table:table-cell>
        </table:table-row>
        <table:table-row>
          <table:table-cell table:style-name="Table1.A2" office:value-type="string">
            <text:p text:style-name="Table_20_Contents">Wunder, das o. der</text:p>
          </table:table-cell>
          <table:table-cell table:style-name="Table1.B135" office:value-type="string">
            <text:p text:style-name="Table_20_Contents">n._ m.</text:p>
          </table:table-cell>
          <table:table-cell table:style-name="Table1.C135" office:value-type="string">
            <text:p text:style-name="Table_20_Contents">Nennwort, sächlich o. männlich</text:p>
          </table:table-cell>
          <table:table-cell table:style-name="Table1.D135" office:value-type="string">
            <text:p text:style-name="Table_20_Contents">»… <text:span text:style-name="T1">wendung</text:span> jmd. zu wunder ansehen <text:span text:style-name="T1">ist, wie gelegentlich auch an anderen stellen, eine deutung sowohl von</text:span> I <text:span text:style-name="T1">her</text:span> '<text:span text:style-name="T1">jmd. mit</text:span> <text:span text:style-name="T2">staunen</text:span> <text:span text:style-name="T1">betrachten, anstaunen</text:span>' (<text:span text:style-name="T1">s. oben</text:span> I 2 a <text:span text:style-name="T1">γ</text:span>) <text:span text:style-name="T1">wie von</text:span> II <text:span text:style-name="T1">her</text:span> '<text:span text:style-name="T1">jmd. für ein wunder halten</text:span>' <text:span text:style-name="T1">möglich. im folgenden</text:span>«</text:p>
          </table:table-cell>
          <table:table-cell table:style-name="Table1.E135" office:value-type="string">
            <text:p text:style-name="Table_20_Contents"><text:a xlink:type="simple" xlink:href="https://woerterbuchnetz.de/?sigle=DWB&amp;lemid=W27742" text:style-name="Internet_20_link" text:visited-style-name="Visited_20_Internet_20_Link"><text:span text:style-name="Definition"><text:span text:style-name="T7">https://woerterbuchnetz.de/DWB/wunder</text:span></text:span></text:a></text:p>
          </table:table-cell>
          <table:table-cell table:style-name="Table1.F135" office:value-type="string">
            <text:p text:style-name="Table_20_Contents"><text:a xlink:type="simple" xlink:href="https://woerterbuchnetz.de/?sigle=DWB&amp;lemid=W27742&amp;textid=61101453" text:style-name="Internet_20_link" text:visited-style-name="Visited_20_Internet_20_Link"><text:span text:style-name="Definition"><text:span text:style-name="T7">https://woerterbuchnetz.de/?sigle=DWB&amp;lemid=W27742&amp;textid=61101453</text:span></text:span></text:a></text:p>
          </table:table-cell>
        </table:table-row>
        <table:table-row>
          <table:table-cell table:style-name="Table1.A2" office:value-type="string">
            <text:p text:style-name="Table_20_Contents">tiefanbetend</text:p>
          </table:table-cell>
          <table:table-cell table:style-name="Table1.B136" office:value-type="string">
            <text:p text:style-name="Table_20_Contents">partic.</text:p>
          </table:table-cell>
          <table:table-cell table:style-name="Table1.C136" office:value-type="string">
            <text:p text:style-name="Table_20_Contents">Mittelwort</text:p>
          </table:table-cell>
          <table:table-cell table:style-name="Table1.D136" office:value-type="string">
            <text:p text:style-name="Table_20_Contents">»tiefanbetend, <text:span text:style-name="T1">partic.</text:span>: lasz mich ihn tiefanbetend .. herunter rufen! <text:span text:style-name="T3">Klopstock</text:span> <text:span text:style-name="T1">od., krit. ausg.</text:span> 1, 124; mit tiefanbetendem <text:span text:style-name="T2">staunen</text:span> freu ich mich! 129; feierlich schwieg umher die tiefanbetende schöpfung. <text:span text:style-name="T3">Pyrker</text:span> <text:span text:style-name="T1">Tunisias</text:span> 11, 461. <text:span text:style-name="T1">passivisch</text:span> tiefangebetet <text:span text:style-name="T3">Klopstock</text:span> <text:span text:style-name="T1">Mess.</text:span> 8, 51«</text:p>
          </table:table-cell>
          <table:table-cell table:style-name="Table1.E136" office:value-type="string">
            <text:p text:style-name="Table_20_Contents"><text:a xlink:type="simple" xlink:href="https://woerterbuchnetz.de/?sigle=DWB&amp;lemid=T04315" text:style-name="Internet_20_link" text:visited-style-name="Visited_20_Internet_20_Link"><text:span text:style-name="Definition"><text:span text:style-name="T7">https://woerterbuchnetz.de/DWB/tiefanbetend</text:span></text:span></text:a></text:p>
          </table:table-cell>
          <table:table-cell table:style-name="Table1.F136" office:value-type="string">
            <text:p text:style-name="Table_20_Contents"><text:a xlink:type="simple" xlink:href="https://woerterbuchnetz.de/?sigle=DWB&amp;lemid=T04315&amp;textid=42103646" text:style-name="Internet_20_link" text:visited-style-name="Visited_20_Internet_20_Link"><text:span text:style-name="Definition"><text:span text:style-name="T7">https://woerterbuchnetz.de/?sigle=DWB&amp;lemid=T04315&amp;textid=42103646</text:span></text:span></text:a></text:p>
          </table:table-cell>
        </table:table-row>
        <table:table-row>
          <table:table-cell table:style-name="Table1.A2" office:value-type="string">
            <text:p text:style-name="Table_20_Contents">tiefsinnend</text:p>
          </table:table-cell>
          <table:table-cell table:style-name="Table1.B137" office:value-type="string">
            <text:p text:style-name="Table_20_Contents">partic.</text:p>
          </table:table-cell>
          <table:table-cell table:style-name="Table1.C137" office:value-type="string">
            <text:p text:style-name="Table_20_Contents">Mittelwort</text:p>
          </table:table-cell>
          <table:table-cell table:style-name="Table1.D137" office:value-type="string">
            <text:p text:style-name="Table_20_Contents">»tiefsinnend, <text:span text:style-name="T1">partic.</text:span>: ein tiefsinnender und tieffühlender mann, Varnhagen von Ense. <text:span text:style-name="T3">Göthe</text:span> 45, 307; in tiefsinnendes <text:span text:style-name="T2">staunen</text:span> versunken. <text:span text:style-name="T3">Klinger</text:span> 10, 126; tiefsinnend, <text:span text:style-name="T1">in tiefsinn</text:span> (2) <text:span text:style-name="T1">verloren</text:span> <text:span text:style-name="T3">Schiller</text:span> 2, 59. «</text:p>
          </table:table-cell>
          <table:table-cell table:style-name="Table1.E137" office:value-type="string">
            <text:p text:style-name="Table_20_Contents"><text:a xlink:type="simple" xlink:href="https://woerterbuchnetz.de/?sigle=DWB&amp;lemid=T04429" text:style-name="Internet_20_link" text:visited-style-name="Visited_20_Internet_20_Link"><text:span text:style-name="Definition"><text:span text:style-name="T7">https://woerterbuchnetz.de/DWB/tiefsinnend</text:span></text:span></text:a></text:p>
          </table:table-cell>
          <table:table-cell table:style-name="Table1.F137" office:value-type="string">
            <text:p text:style-name="Table_20_Contents"><text:a xlink:type="simple" xlink:href="https://woerterbuchnetz.de/?sigle=DWB&amp;lemid=T04429&amp;textid=42111185" text:style-name="Internet_20_link" text:visited-style-name="Visited_20_Internet_20_Link"><text:span text:style-name="Definition"><text:span text:style-name="T7">https://woerterbuchnetz.de/?sigle=DWB&amp;lemid=T04429&amp;textid=42111185</text:span></text:span></text:a></text:p>
          </table:table-cell>
        </table:table-row>
        <table:table-row>
          <table:table-cell table:style-name="Table1.A2" office:value-type="string">
            <text:p text:style-name="Table_20_Contents">gesunken</text:p>
          </table:table-cell>
          <table:table-cell table:style-name="Table1.B138" office:value-type="string">
            <text:p text:style-name="Table_20_Contents">particip. adject.</text:p>
          </table:table-cell>
          <table:table-cell table:style-name="Table1.C138" office:value-type="string">
            <text:p text:style-name="Table_20_Contents">?</text:p>
          </table:table-cell>
          <table:table-cell table:style-name="Table1.D138" office:value-type="string">
            <text:p text:style-name="Table_20_Contents">»… gebein, am unvollendeten werke. <text:span text:style-name="T3">Bürger</text:span> <text:span text:style-name="T1">Ilias</text:span> 4, 174 (<text:span text:style-name="T3">Voss:</text:span> <text:span text:style-name="T1">deine gebeine liegend in Trojas feld</text:span>); mit gesunkenem knie, mit tiefanbetendem <text:span text:style-name="T2">staunen</text:span> freu ich mich! ich werde gott schauen. <text:span text:style-name="T3">Klopstock</text:span> <text:span text:style-name="T1">oden</text:span> (<text:span text:style-name="T1">anschauen gottes</text:span>). <text:span text:style-name="T2">b)</text:span> <text:span text:style-name="T3">Herder</text:span> <text:span text:style-name="T1">übersetzt</text:span> les causes de la décadence et«</text:p>
          </table:table-cell>
          <table:table-cell table:style-name="Table1.E138" office:value-type="string">
            <text:p text:style-name="Table_20_Contents"><text:a xlink:type="simple" xlink:href="https://woerterbuchnetz.de/?sigle=DWB&amp;lemid=G12449" text:style-name="Internet_20_link" text:visited-style-name="Visited_20_Internet_20_Link"><text:span text:style-name="Definition"><text:span text:style-name="T7">https://woerterbuchnetz.de/DWB/gesunken</text:span></text:span></text:a></text:p>
          </table:table-cell>
          <table:table-cell table:style-name="Table1.F138" office:value-type="string">
            <text:p text:style-name="Table_20_Contents"><text:a xlink:type="simple" xlink:href="https://woerterbuchnetz.de/?sigle=DWB&amp;lemid=G12449&amp;textid=9666497" text:style-name="Internet_20_link" text:visited-style-name="Visited_20_Internet_20_Link"><text:span text:style-name="Definition"><text:span text:style-name="T7">https://woerterbuchnetz.de/?sigle=DWB&amp;lemid=G12449&amp;textid=9666497</text:span></text:span></text:a></text:p>
          </table:table-cell>
        </table:table-row>
        <table:table-row>
          <table:table-cell table:style-name="Table1.A2" office:value-type="string">
            <text:p text:style-name="Table_20_Contents">während</text:p>
          </table:table-cell>
          <table:table-cell table:style-name="Table1.B139" office:value-type="string">
            <text:p text:style-name="Table_20_Contents">präp.</text:p>
          </table:table-cell>
          <table:table-cell table:style-name="Table1.C139" office:value-type="string">
            <text:p text:style-name="Table_20_Contents">Vorwort</text:p>
          </table:table-cell>
          <table:table-cell table:style-name="Table1.D139" office:value-type="string">
            <text:p text:style-name="Table_20_Contents">»… seinem lächeln unter seinen füszen. 10, 239; weil der geist allein wirkt und seine verbindung mit dem herzen während dem <text:span text:style-name="T2">staunen</text:span> aufgelöst zu seyn scheint. 11, 109; während dem laufe des siebzehnten jahrhunderts. <text:span text:style-name="T3">Göthe</text:span> 29, 220 (<text:span text:style-name="T1">ital. reise</text:span> 3); während dem«</text:p>
          </table:table-cell>
          <table:table-cell table:style-name="Table1.E139" office:value-type="string">
            <text:p text:style-name="Table_20_Contents"><text:a xlink:type="simple" xlink:href="https://woerterbuchnetz.de/?sigle=DWB&amp;lemid=W02663" text:style-name="Internet_20_link" text:visited-style-name="Visited_20_Internet_20_Link"><text:span text:style-name="Definition"><text:span text:style-name="T7">https://woerterbuchnetz.de/DWB/während</text:span></text:span></text:a></text:p>
          </table:table-cell>
          <table:table-cell table:style-name="Table1.F139" office:value-type="string">
            <text:p text:style-name="Table_20_Contents"><text:a xlink:type="simple" xlink:href="https://woerterbuchnetz.de/?sigle=DWB&amp;lemid=W02663&amp;textid=54107844" text:style-name="Internet_20_link" text:visited-style-name="Visited_20_Internet_20_Link"><text:span text:style-name="Definition"><text:span text:style-name="T7">https://woerterbuchnetz.de/?sigle=DWB&amp;lemid=W02663&amp;textid=54107844</text:span></text:span></text:a></text:p>
          </table:table-cell>
        </table:table-row>
        <table:table-row>
          <table:table-cell table:style-name="Table1.A2" office:value-type="string">
            <text:p text:style-name="Table_20_Contents">gewöhnen</text:p>
          </table:table-cell>
          <table:table-cell table:style-name="Table1.B140" office:value-type="string">
            <text:p text:style-name="Table_20_Contents">schwaches verbum</text:p>
          </table:table-cell>
          <table:table-cell table:style-name="Table1.C140" office:value-type="string">
            <text:p text:style-name="Table_20_Contents">Zeitwort, Tätigkeitswort schwach</text:p>
          </table:table-cell>
          <table:table-cell table:style-name="Table1.D140" office:value-type="string">
            <text:p text:style-name="Table_20_Contents">»… <text:span text:style-name="T1">ab, sie wird nur unter dem einflusz von</text:span> gewohnt sein <text:span text:style-name="T1">gelegentlich zurückgedrängt:</text:span> oder werden wir gar gewöhnt, falsch zu configurieren; <text:span text:style-name="T2">staunen</text:span> wir schattenbilder an? <text:span text:style-name="T3">Herder</text:span> (<text:span text:style-name="T1">kl. schriften</text:span>) 18, 485; 'nicht alle sind so arg' tröstete der professor 'du wirst sie bald«</text:p>
          </table:table-cell>
          <table:table-cell table:style-name="Table1.E140" office:value-type="string">
            <text:p text:style-name="Table_20_Contents"><text:a xlink:type="simple" xlink:href="https://woerterbuchnetz.de/?sigle=DWB&amp;lemid=G15115" text:style-name="Internet_20_link" text:visited-style-name="Visited_20_Internet_20_Link"><text:span text:style-name="Definition"><text:span text:style-name="T7">https://woerterbuchnetz.de/DWB/gewöhnen</text:span></text:span></text:a></text:p>
          </table:table-cell>
          <table:table-cell table:style-name="Table1.F140" office:value-type="string">
            <text:p text:style-name="Table_20_Contents"><text:a xlink:type="simple" xlink:href="https://woerterbuchnetz.de/?sigle=DWB&amp;lemid=G15115&amp;textid=11570708" text:style-name="Internet_20_link" text:visited-style-name="Visited_20_Internet_20_Link"><text:span text:style-name="Definition"><text:span text:style-name="T7">https://woerterbuchnetz.de/?sigle=DWB&amp;lemid=G15115&amp;textid=11570708</text:span></text:span></text:a></text:p>
          </table:table-cell>
        </table:table-row>
        <table:table-row>
          <table:table-cell table:style-name="Table1.A2" office:value-type="string">
            <text:p text:style-name="Table_20_Contents">wiegen</text:p>
          </table:table-cell>
          <table:table-cell table:style-name="Table1.B141" office:value-type="string">
            <text:p text:style-name="Table_20_Contents">sw. vb.</text:p>
          </table:table-cell>
          <table:table-cell table:style-name="Table1.C141" office:value-type="string">
            <text:p text:style-name="Table_20_Contents">Zeitwort, Tätigkeitswort schwach</text:p>
          </table:table-cell>
          <table:table-cell table:style-name="Table1.D141" office:value-type="string">
            <text:p text:style-name="Table_20_Contents">»… <text:span text:style-name="T3">Bodmer</text:span> <text:span text:style-name="T1">vier krit. ged.</text:span> 9 <text:span text:style-name="T1">ndr.;</text:span> er liebte eine music, welche die leidenschaften besänftigte und die seele in ein angenehmes <text:span text:style-name="T2">staunen</text:span> wiegte <text:span text:style-name="T3">Wieland</text:span> <text:span text:style-name="T1">Agathon</text:span> (1766) 2, 52; das heitere schauspiel des herrlichen abends wiegte ihn in sanfte phantasien <text:span text:style-name="T3">Novalis</text:span> <text:span text:style-name="T1">schr.</text:span> 4,«</text:p>
          </table:table-cell>
          <table:table-cell table:style-name="Table1.E141" office:value-type="string">
            <text:p text:style-name="Table_20_Contents"><text:a xlink:type="simple" xlink:href="https://woerterbuchnetz.de/?sigle=DWB&amp;lemid=W20131" text:style-name="Internet_20_link" text:visited-style-name="Visited_20_Internet_20_Link"><text:span text:style-name="Definition"><text:span text:style-name="T7">https://woerterbuchnetz.de/DWB/wiegen</text:span></text:span></text:a></text:p>
          </table:table-cell>
          <table:table-cell table:style-name="Table1.F141" office:value-type="string">
            <text:p text:style-name="Table_20_Contents"><text:a xlink:type="simple" xlink:href="https://woerterbuchnetz.de/?sigle=DWB&amp;lemid=W20131&amp;textid=59333059" text:style-name="Internet_20_link" text:visited-style-name="Visited_20_Internet_20_Link"><text:span text:style-name="Definition"><text:span text:style-name="T7">https://woerterbuchnetz.de/?sigle=DWB&amp;lemid=W20131&amp;textid=59333059</text:span></text:span></text:a></text:p>
          </table:table-cell>
        </table:table-row>
        <table:table-row>
          <table:table-cell table:style-name="Table1.A2" office:value-type="string">
            <text:p text:style-name="Table_20_Contents">überfallen</text:p>
          </table:table-cell>
          <table:table-cell table:style-name="Table1.B142" office:value-type="string">
            <text:p text:style-name="Table_20_Contents">v.</text:p>
          </table:table-cell>
          <table:table-cell table:style-name="Table1.C142" office:value-type="string">
            <text:p text:style-name="Table_20_Contents">Zeitwort, Tätigkeitswort</text:p>
          </table:table-cell>
          <table:table-cell table:style-name="Table1.D142" office:value-type="string">
            <text:p text:style-name="Table_20_Contents">»… von der wir ... überfallen wurden <text:span text:style-name="T3">G.</text:span> <text:span text:style-name="T3">Forster</text:span> 2, 4; der eine schaut dem andern in's gesicht, und alle sind von <text:span text:style-name="T2">staunen</text:span> überfallen <text:span text:style-name="T3">Gries</text:span> <text:span text:style-name="T1">Bojardo's verliebter Roland</text:span> 1, 344. <text:span text:style-name="T2">γ)</text:span> <text:span text:style-name="T1">unpersönlich:</text:span> nun überfiel es mich so, dasz ich die feder liegen lassen«</text:p>
          </table:table-cell>
          <table:table-cell table:style-name="Table1.E142" office:value-type="string">
            <text:p text:style-name="Table_20_Contents"><text:a xlink:type="simple" xlink:href="https://woerterbuchnetz.de/?sigle=DWB&amp;lemid=U00496" text:style-name="Internet_20_link" text:visited-style-name="Visited_20_Internet_20_Link"><text:span text:style-name="Definition"><text:span text:style-name="T7">https://woerterbuchnetz.de/DWB/überfallen</text:span></text:span></text:a></text:p>
          </table:table-cell>
          <table:table-cell table:style-name="Table1.F142" office:value-type="string">
            <text:p text:style-name="Table_20_Contents"><text:a xlink:type="simple" xlink:href="https://woerterbuchnetz.de/?sigle=DWB&amp;lemid=U00496&amp;textid=45241285" text:style-name="Internet_20_link" text:visited-style-name="Visited_20_Internet_20_Link"><text:span text:style-name="Definition"><text:span text:style-name="T7">https://woerterbuchnetz.de/?sigle=DWB&amp;lemid=U00496&amp;textid=45241285</text:span></text:span></text:a></text:p>
          </table:table-cell>
        </table:table-row>
        <table:table-row>
          <table:table-cell table:style-name="Table1.A2" office:value-type="string">
            <text:p text:style-name="Table_20_Contents">verwandeln</text:p>
          </table:table-cell>
          <table:table-cell table:style-name="Table1.B143" office:value-type="string">
            <text:p text:style-name="Table_20_Contents">v.</text:p>
          </table:table-cell>
          <table:table-cell table:style-name="Table1.C143" office:value-type="string">
            <text:p text:style-name="Table_20_Contents">Zeitwort, Tätigkeitswort</text:p>
          </table:table-cell>
          <table:table-cell table:style-name="Table1.D143" office:value-type="string">
            <text:p text:style-name="Table_20_Contents">») sey ... gekreutziget und von ihm verwandelt worden, dasz man ihn vor Jesum angesehen <text:span text:style-name="T3">Arnold</text:span> <text:span text:style-name="T1">kirchen- und ketzerhist.</text:span> (1699) 66<text:span text:style-name="T4">b</text:span>; <text:span text:style-name="T2">staunen</text:span> ergreift mich, da dich der zaubertrank nicht verwandelt <text:span text:style-name="T3">J.</text:span> <text:span text:style-name="T3">H.</text:span> <text:span text:style-name="T3">Vosz</text:span> <text:span text:style-name="T1">Odyssee</text:span> 182 <text:span text:style-name="T1">B.</text:span> <text:span text:style-name="T1">von innerer verwandlung:</text:span> die aber noch«</text:p>
          </table:table-cell>
          <table:table-cell table:style-name="Table1.E143" office:value-type="string">
            <text:p text:style-name="Table_20_Contents"><text:a xlink:type="simple" xlink:href="https://woerterbuchnetz.de/?sigle=DWB&amp;lemid=V06059" text:style-name="Internet_20_link" text:visited-style-name="Visited_20_Internet_20_Link"><text:span text:style-name="Definition"><text:span text:style-name="T7">https://woerterbuchnetz.de/DWB/verwandeln</text:span></text:span></text:a></text:p>
          </table:table-cell>
          <table:table-cell table:style-name="Table1.F143" office:value-type="string">
            <text:p text:style-name="Table_20_Contents"><text:a xlink:type="simple" xlink:href="https://woerterbuchnetz.de/?sigle=DWB&amp;lemid=V06059&amp;textid=50938846" text:style-name="Internet_20_link" text:visited-style-name="Visited_20_Internet_20_Link"><text:span text:style-name="Definition"><text:span text:style-name="T7">https://woerterbuchnetz.de/?sigle=DWB&amp;lemid=V06059&amp;textid=50938846</text:span></text:span></text:a></text:p>
          </table:table-cell>
        </table:table-row>
        <text:soft-page-break/>
        <table:table-row>
          <table:table-cell table:style-name="Table1.A2" office:value-type="string">
            <text:p text:style-name="Table_20_Contents">verwirren</text:p>
          </table:table-cell>
          <table:table-cell table:style-name="Table1.B144" office:value-type="string">
            <text:p text:style-name="Table_20_Contents">v.</text:p>
          </table:table-cell>
          <table:table-cell table:style-name="Table1.C144" office:value-type="string">
            <text:p text:style-name="Table_20_Contents">Zeitwort, Tätigkeitswort</text:p>
          </table:table-cell>
          <table:table-cell table:style-name="Table1.D144" office:value-type="string">
            <text:p text:style-name="Table_20_Contents">»… über viele, viele bergesgipfel, in webendem sonnendufte schwebend <text:span text:style-name="T3">Stifter</text:span> <text:span text:style-name="T1">s. w.</text:span> 1 (1904) 216; er sah ... ein tiefes, noch verwirrtes <text:span text:style-name="T2">staunen</text:span> tief auf dem blassen grund (<text:span text:style-name="T1">der augen</text:span>) <text:span text:style-name="T3">Ernst</text:span> <text:span text:style-name="T3">Wiechert</text:span> <text:span text:style-name="T1">d. einfache leben</text:span> (1939) 185. <text:span text:style-name="T2">δ)</text:span> <text:span text:style-name="T1">von der menschlichen physiognomie als</text:span>«</text:p>
          </table:table-cell>
          <table:table-cell table:style-name="Table1.E144" office:value-type="string">
            <text:p text:style-name="Table_20_Contents"><text:a xlink:type="simple" xlink:href="https://woerterbuchnetz.de/?sigle=DWB&amp;lemid=V06467" text:style-name="Internet_20_link" text:visited-style-name="Visited_20_Internet_20_Link"><text:span text:style-name="Definition"><text:span text:style-name="T7">https://woerterbuchnetz.de/DWB/verwirren</text:span></text:span></text:a></text:p>
          </table:table-cell>
          <table:table-cell table:style-name="Table1.F144" office:value-type="string">
            <text:p text:style-name="Table_20_Contents"><text:a xlink:type="simple" xlink:href="https://woerterbuchnetz.de/?sigle=DWB&amp;lemid=V06467&amp;textid=51116758" text:style-name="Internet_20_link" text:visited-style-name="Visited_20_Internet_20_Link"><text:span text:style-name="Definition"><text:span text:style-name="T7">https://woerterbuchnetz.de/?sigle=DWB&amp;lemid=V06467&amp;textid=51116758</text:span></text:span></text:a></text:p>
          </table:table-cell>
        </table:table-row>
        <table:table-row>
          <table:table-cell table:style-name="Table1.A2" office:value-type="string">
            <text:p text:style-name="Table_20_Contents">zurückstaunen</text:p>
          </table:table-cell>
          <table:table-cell table:style-name="Table1.B145" office:value-type="string">
            <text:p text:style-name="Table_20_Contents">v.</text:p>
          </table:table-cell>
          <table:table-cell table:style-name="Table1.C145" office:value-type="string">
            <text:p text:style-name="Table_20_Contents">Zeitwort, Tätigkeitswort</text:p>
          </table:table-cell>
          <table:table-cell table:style-name="Table1.D145" office:value-type="string">
            <text:p text:style-name="Table_20_Contents">»… <text:span text:style-name="T2">-staunen</text:span>, <text:span text:style-name="T1">v.</text:span>: die wenigen, die ... mit nachdruck schilderten die szenen, vor welchen jedes gefühl z. muszte <text:span text:style-name="T3">G.</text:span> <text:span text:style-name="T3">Fr.</text:span> <text:span text:style-name="T3">Rebmann</text:span> <text:span text:style-name="T1">ministerium der</text:span>«</text:p>
          </table:table-cell>
          <table:table-cell table:style-name="Table1.E145" office:value-type="string">
            <text:p text:style-name="Table_20_Contents"><text:a xlink:type="simple" xlink:href="https://woerterbuchnetz.de/?sigle=DWB&amp;lemid=Z11107" text:style-name="Internet_20_link" text:visited-style-name="Visited_20_Internet_20_Link"><text:span text:style-name="Definition"><text:span text:style-name="T7">https://woerterbuchnetz.de/DWB/zurückstaunen</text:span></text:span></text:a></text:p>
          </table:table-cell>
          <table:table-cell table:style-name="Table1.F145" office:value-type="string">
            <text:p text:style-name="Table_20_Contents"><text:a xlink:type="simple" xlink:href="https://woerterbuchnetz.de/?sigle=DWB&amp;lemid=Z11107&amp;textid=64152723" text:style-name="Internet_20_link" text:visited-style-name="Visited_20_Internet_20_Link"><text:span text:style-name="Definition"><text:span text:style-name="T7">https://woerterbuchnetz.de/?sigle=DWB&amp;lemid=Z11107&amp;textid=64152723</text:span></text:span></text:a></text:p>
          </table:table-cell>
        </table:table-row>
        <table:table-row>
          <table:table-cell table:style-name="Table1.A2" office:value-type="string">
            <text:p text:style-name="Table_20_Contents">gienen</text:p>
          </table:table-cell>
          <table:table-cell table:style-name="Table1.B146" office:value-type="string">
            <text:p text:style-name="Table_20_Contents">vb.</text:p>
          </table:table-cell>
          <table:table-cell table:style-name="Table1.C146" office:value-type="string">
            <text:p text:style-name="Table_20_Contents">Zeitwort, Tätigkeitswort</text:p>
          </table:table-cell>
          <table:table-cell table:style-name="Table1.D146" office:value-type="string">
            <text:p text:style-name="Table_20_Contents">»… auch verderbet, wenn mir die leut stünden darauff und gienten an den galgen nauff <text:span text:style-name="T3">Hans</text:span> <text:span text:style-name="T3">Sachs</text:span> 17, 98 <text:span text:style-name="T1">K.;</text:span> <text:span text:style-name="T1">vor</text:span> <text:span text:style-name="T2">staunen</text:span> <text:span text:style-name="T1">den mund aufreiszen:</text:span> dannach so kond ich (<text:span text:style-name="T1">ablaszkrämer</text:span>) aber erdenken mit sunderbaren listen und renken, wie etlich seelen wären erschinen.«</text:p>
          </table:table-cell>
          <table:table-cell table:style-name="Table1.E146" office:value-type="string">
            <text:p text:style-name="Table_20_Contents"><text:a xlink:type="simple" xlink:href="https://woerterbuchnetz.de/?sigle=DWB&amp;lemid=G16101" text:style-name="Internet_20_link" text:visited-style-name="Visited_20_Internet_20_Link"><text:span text:style-name="Definition"><text:span text:style-name="T7">https://woerterbuchnetz.de/DWB/gienen</text:span></text:span></text:a></text:p>
          </table:table-cell>
          <table:table-cell table:style-name="Table1.F146" office:value-type="string">
            <text:p text:style-name="Table_20_Contents"><text:a xlink:type="simple" xlink:href="https://woerterbuchnetz.de/?sigle=DWB&amp;lemid=G16101&amp;textid=12286588" text:style-name="Internet_20_link" text:visited-style-name="Visited_20_Internet_20_Link"><text:span text:style-name="Definition"><text:span text:style-name="T7">https://woerterbuchnetz.de/?sigle=DWB&amp;lemid=G16101&amp;textid=12286588</text:span></text:span></text:a></text:p>
          </table:table-cell>
        </table:table-row>
        <table:table-row>
          <table:table-cell table:style-name="Table1.A2" office:value-type="string">
            <text:p text:style-name="Table_20_Contents">glückwünschen</text:p>
          </table:table-cell>
          <table:table-cell table:style-name="Table1.B147" office:value-type="string">
            <text:p text:style-name="Table_20_Contents">vb.</text:p>
          </table:table-cell>
          <table:table-cell table:style-name="Table1.C147" office:value-type="string">
            <text:p text:style-name="Table_20_Contents">Zeitwort, Tätigkeitswort</text:p>
          </table:table-cell>
          <table:table-cell table:style-name="Table1.D147" office:value-type="string">
            <text:p text:style-name="Table_20_Contents">»… man vorher erwartet und drei tage nachher noch belacht <text:span text:style-name="T1">portraits</text:span> (1779) 159; es mag hierüber die unerfahrenheit in ein bewunderndes <text:span text:style-name="T2">staunen</text:span> gerathen, darin eine tiefe genialität verehren ... und sich selbst zu der geahndeten seelenverwandtschaft mit solchem herrlichen thun glückwünschen <text:span text:style-name="T3">Hegel</text:span> <text:span text:style-name="T1">w.</text:span>«</text:p>
          </table:table-cell>
          <table:table-cell table:style-name="Table1.E147" office:value-type="string">
            <text:p text:style-name="Table_20_Contents"><text:a xlink:type="simple" xlink:href="https://woerterbuchnetz.de/?sigle=DWB&amp;lemid=G20892" text:style-name="Internet_20_link" text:visited-style-name="Visited_20_Internet_20_Link"><text:span text:style-name="Definition"><text:span text:style-name="T7">https://woerterbuchnetz.de/DWB/glückwünschen</text:span></text:span></text:a></text:p>
          </table:table-cell>
          <table:table-cell table:style-name="Table1.F147" office:value-type="string">
            <text:p text:style-name="Table_20_Contents"><text:a xlink:type="simple" xlink:href="https://woerterbuchnetz.de/?sigle=DWB&amp;lemid=G20892&amp;textid=13568163" text:style-name="Internet_20_link" text:visited-style-name="Visited_20_Internet_20_Link"><text:span text:style-name="Definition"><text:span text:style-name="T7">https://woerterbuchnetz.de/?sigle=DWB&amp;lemid=G20892&amp;textid=13568163</text:span></text:span></text:a></text:p>
          </table:table-cell>
        </table:table-row>
        <table:table-row>
          <table:table-cell table:style-name="Table1.A2" office:value-type="string">
            <text:p text:style-name="Table_20_Contents">steunen</text:p>
          </table:table-cell>
          <table:table-cell table:style-name="Table1.B148" office:value-type="string">
            <text:p text:style-name="Table_20_Contents">vb.</text:p>
          </table:table-cell>
          <table:table-cell table:style-name="Table1.C148" office:value-type="string">
            <text:p text:style-name="Table_20_Contents">Zeitwort, Tätigkeitswort</text:p>
          </table:table-cell>
          <table:table-cell table:style-name="Table1.D148" office:value-type="string">
            <text:p text:style-name="Table_20_Contents">»steunen, <text:span text:style-name="T1">vb.</text:span>, '<text:span text:style-name="T2">staunen</text:span>', <text:span text:style-name="T1">wie</text:span> stäunen (<text:span text:style-name="T1">teil</text:span> 10, 2, 1176 <text:span text:style-name="T1">ff.</text:span>) <text:span text:style-name="T3">Lavater</text:span> in: <text:span text:style-name="T1">allg. deutsche bibliothek</text:span> 84, 48. «</text:p>
          </table:table-cell>
          <table:table-cell table:style-name="Table1.E148" office:value-type="string">
            <text:p text:style-name="Table_20_Contents"><text:a xlink:type="simple" xlink:href="https://woerterbuchnetz.de/?sigle=DWB&amp;lemid=S46339" text:style-name="Internet_20_link" text:visited-style-name="Visited_20_Internet_20_Link"><text:span text:style-name="Definition"><text:span text:style-name="T7">https://woerterbuchnetz.de/DWB/steunen</text:span></text:span></text:a></text:p>
          </table:table-cell>
          <table:table-cell table:style-name="Table1.F148" office:value-type="string">
            <text:p text:style-name="Table_20_Contents"><text:a xlink:type="simple" xlink:href="https://woerterbuchnetz.de/?sigle=DWB&amp;lemid=S46339&amp;textid=38234554" text:style-name="Internet_20_link" text:visited-style-name="Visited_20_Internet_20_Link"><text:span text:style-name="Definition"><text:span text:style-name="T7">https://woerterbuchnetz.de/?sigle=DWB&amp;lemid=S46339&amp;textid=38234554</text:span></text:span></text:a></text:p>
          </table:table-cell>
        </table:table-row>
        <table:table-row>
          <table:table-cell table:style-name="Table1.A2" office:value-type="string">
            <text:p text:style-name="Table_20_Contents">tröpfeln</text:p>
          </table:table-cell>
          <table:table-cell table:style-name="Table1.B149" office:value-type="string">
            <text:p text:style-name="Table_20_Contents">vb.</text:p>
          </table:table-cell>
          <table:table-cell table:style-name="Table1.C149" office:value-type="string">
            <text:p text:style-name="Table_20_Contents">Zeitwort, Tätigkeitswort</text:p>
          </table:table-cell>
          <table:table-cell table:style-name="Table1.D149" office:value-type="string">
            <text:p text:style-name="Table_20_Contents">»… <text:span text:style-name="T1">wird das sachte einsetzen des regens durch</text:span> tröpfeln <text:span text:style-name="T1">bezeichnet:</text:span> der regen, der schon zu tröpfeln anfieng, erweckte uns aus unserm <text:span text:style-name="T2">staunen</text:span> <text:span text:style-name="T3">Nicolai</text:span> <text:span text:style-name="T1">reise durch Deutschland</text:span> (1783) 1, 62; ich hörte dies plätschern ... mit dem entzücken, mit dem der landmann auf das«</text:p>
          </table:table-cell>
          <table:table-cell table:style-name="Table1.E149" office:value-type="string">
            <text:p text:style-name="Table_20_Contents"><text:a xlink:type="simple" xlink:href="https://woerterbuchnetz.de/?sigle=DWB&amp;lemid=T12411" text:style-name="Internet_20_link" text:visited-style-name="Visited_20_Internet_20_Link"><text:span text:style-name="Definition"><text:span text:style-name="T7">https://woerterbuchnetz.de/DWB/tröpfeln</text:span></text:span></text:a></text:p>
          </table:table-cell>
          <table:table-cell table:style-name="Table1.F149" office:value-type="string">
            <text:p text:style-name="Table_20_Contents"><text:a xlink:type="simple" xlink:href="https://woerterbuchnetz.de/?sigle=DWB&amp;lemid=T12411&amp;textid=44028397" text:style-name="Internet_20_link" text:visited-style-name="Visited_20_Internet_20_Link"><text:span text:style-name="Definition"><text:span text:style-name="T7">https://woerterbuchnetz.de/?sigle=DWB&amp;lemid=T12411&amp;textid=44028397</text:span></text:span></text:a></text:p>
          </table:table-cell>
        </table:table-row>
        <table:table-row>
          <table:table-cell table:style-name="Table1.A2" office:value-type="string">
            <text:p text:style-name="Table_20_Contents">trauen</text:p>
          </table:table-cell>
          <table:table-cell table:style-name="Table1.B150" office:value-type="string">
            <text:p text:style-name="Table_20_Contents">vb.</text:p>
          </table:table-cell>
          <table:table-cell table:style-name="Table1.C150" office:value-type="string">
            <text:p text:style-name="Table_20_Contents">Zeitwort, Tätigkeitswort</text:p>
          </table:table-cell>
          <table:table-cell table:style-name="Table1.D150" office:value-type="string">
            <text:p text:style-name="Table_20_Contents">»… hereingeführt ward <text:span text:style-name="T3">Hauff</text:span> <text:span text:style-name="T1">sämtl. w.</text:span> (1890) 1, 74; <text:span text:style-name="T1">das object sonst selten im singular, und dann mit besonderem klange:</text:span> da <text:span text:style-name="T2">staunen</text:span> wir und traun dem auge kaum <text:span text:style-name="T3">Göthe</text:span> 3, 98 <text:span text:style-name="T1">W.;</text:span> <text:span text:style-name="T1">die wendungen auch in den mundarten wie in der umgangssprache:</text:span>«</text:p>
          </table:table-cell>
          <table:table-cell table:style-name="Table1.E150" office:value-type="string">
            <text:p text:style-name="Table_20_Contents"><text:a xlink:type="simple" xlink:href="https://woerterbuchnetz.de/?sigle=DWB&amp;lemid=T08402" text:style-name="Internet_20_link" text:visited-style-name="Visited_20_Internet_20_Link"><text:span text:style-name="Definition"><text:span text:style-name="T7">https://woerterbuchnetz.de/DWB/trauen</text:span></text:span></text:a></text:p>
          </table:table-cell>
          <table:table-cell table:style-name="Table1.F150" office:value-type="string">
            <text:p text:style-name="Table_20_Contents"><text:a xlink:type="simple" xlink:href="https://woerterbuchnetz.de/?sigle=DWB&amp;lemid=T08402&amp;textid=42924865" text:style-name="Internet_20_link" text:visited-style-name="Visited_20_Internet_20_Link"><text:span text:style-name="Definition"><text:span text:style-name="T7">https://woerterbuchnetz.de/?sigle=DWB&amp;lemid=T08402&amp;textid=42924865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1" office:value-type="string">
            <text:p text:style-name="Table_20_Contents">vb.</text:p>
          </table:table-cell>
          <table:table-cell table:style-name="Table1.C151" office:value-type="string">
            <text:p text:style-name="Table_20_Contents">Zeitwort, Tätigkeitswort</text:p>
          </table:table-cell>
          <table:table-cell table:style-name="Table1.D151" office:value-type="string">
            <text:p text:style-name="Table_20_Contents">»… <text:span text:style-name="T3">Martin-Lienhart</text:span> <text:span text:style-name="T1">elsäss.</text:span> 2, 839; <text:span text:style-name="T3">Fischer</text:span> <text:span text:style-name="T1">schwäb.</text:span> 2, 1419; zum verwundere schön <text:span text:style-name="T1">wunderschön</text:span> <text:span text:style-name="T3">Seiler</text:span> <text:span text:style-name="T1">Basel</text:span> 115. <text:span text:style-name="T1">ob die bedeutung</text:span> '<text:span text:style-name="T1">bewundern</text:span>' <text:span text:style-name="T1">oder</text:span> '<text:span text:style-name="T2">staunen,</text:span> <text:span text:style-name="T1">sich wundern</text:span>' <text:span text:style-name="T1">vorliegt, ist in vielen einzelfällen zweifelhaft. wenn der gegenstand des verwunderns positiv gewertet wird, fallen die beiden grundbedeutungen</text:span>«</text:p>
          </table:table-cell>
          <table:table-cell table:style-name="Table1.E151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1" office:value-type="string">
            <text:p text:style-name="Table_20_Contents"><text:a xlink:type="simple" xlink:href="https://woerterbuchnetz.de/?sigle=DWB&amp;lemid=V06546&amp;textid=51168811" text:style-name="Internet_20_link" text:visited-style-name="Visited_20_Internet_20_Link"><text:span text:style-name="Definition"><text:span text:style-name="T7">https://woerterbuchnetz.de/?sigle=DWB&amp;lemid=V06546&amp;textid=51168811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2" office:value-type="string">
            <text:p text:style-name="Table_20_Contents">vb.</text:p>
          </table:table-cell>
          <table:table-cell table:style-name="Table1.C152" office:value-type="string">
            <text:p text:style-name="Table_20_Contents">Zeitwort, Tätigkeitswort</text:p>
          </table:table-cell>
          <table:table-cell table:style-name="Table1.D152" office:value-type="string">
            <text:p text:style-name="Table_20_Contents">»… <text:span text:style-name="T1">ergibt sich aus dem gesamten material, dasz im gegensatz zu</text:span> verwunderlich <text:span text:style-name="T1">bei</text:span> verwundern <text:span text:style-name="T1">in älterer und neuerer zeit der sinn</text:span> '<text:span text:style-name="T2">staunen,</text:span> <text:span text:style-name="T1">sich wundern</text:span>' <text:span text:style-name="T1">häufiger ist.</text:span> <text:span text:style-name="T2">I.</text:span> <text:span text:style-name="T1">die bedeutung</text:span> '<text:span text:style-name="T1">bewundern</text:span>' <text:span text:style-name="T1">ist deutlich oder liegt wenigstens näher.</text:span> <text:span text:style-name="T2">1)</text:span> <text:span text:style-name="T1">transitiv.</text:span> <text:span text:style-name="T2">a)</text:span> <text:span text:style-name="T1">im sinne von</text:span>«</text:p>
          </table:table-cell>
          <table:table-cell table:style-name="Table1.E152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2" office:value-type="string">
            <text:p text:style-name="Table_20_Contents"><text:a xlink:type="simple" xlink:href="https://woerterbuchnetz.de/?sigle=DWB&amp;lemid=V06546&amp;textid=51168866" text:style-name="Internet_20_link" text:visited-style-name="Visited_20_Internet_20_Link"><text:span text:style-name="Definition"><text:span text:style-name="T7">https://woerterbuchnetz.de/?sigle=DWB&amp;lemid=V06546&amp;textid=51168866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3" office:value-type="string">
            <text:p text:style-name="Table_20_Contents">vb.</text:p>
          </table:table-cell>
          <table:table-cell table:style-name="Table1.C153" office:value-type="string">
            <text:p text:style-name="Table_20_Contents">Zeitwort, Tätigkeitswort</text:p>
          </table:table-cell>
          <table:table-cell table:style-name="Table1.D153" office:value-type="string">
            <text:p text:style-name="Table_20_Contents">»… vnd mchtig zu der frist <text:span text:style-name="T3">Spreng</text:span> <text:span text:style-name="T1">Ilias</text:span> (1610) 33<text:span text:style-name="T4">a</text:span>. <text:span text:style-name="T1">belege aus späterer zeit lassen mehr und mehr die bedeutung</text:span> '<text:span text:style-name="T2">staunen,</text:span> <text:span text:style-name="T1">sich wundern</text:span>' <text:span text:style-name="T1">anklingen:</text:span> es sind fast die meisten so geartet, dasz sie vor einheimischen dingen einen eckel haben, sich ber«</text:p>
          </table:table-cell>
          <table:table-cell table:style-name="Table1.E153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3" office:value-type="string">
            <text:p text:style-name="Table_20_Contents"><text:a xlink:type="simple" xlink:href="https://woerterbuchnetz.de/?sigle=DWB&amp;lemid=V06546&amp;textid=51169446" text:style-name="Internet_20_link" text:visited-style-name="Visited_20_Internet_20_Link"><text:span text:style-name="Definition"><text:span text:style-name="T7">https://woerterbuchnetz.de/?sigle=DWB&amp;lemid=V06546&amp;textid=51169446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4" office:value-type="string">
            <text:p text:style-name="Table_20_Contents">vb.</text:p>
          </table:table-cell>
          <table:table-cell table:style-name="Table1.C154" office:value-type="string">
            <text:p text:style-name="Table_20_Contents">Zeitwort, Tätigkeitswort</text:p>
          </table:table-cell>
          <table:table-cell table:style-name="Table1.D154" office:value-type="string">
            <text:p text:style-name="Table_20_Contents">»… tugenden nicht weniger als sein hohes alter verwunderens und aller ehren würdig <text:span text:style-name="T3">Grimmelshausen</text:span> 2, 836 <text:span text:style-name="T1">Keller.</text:span> <text:span text:style-name="T2">II.</text:span> <text:span text:style-name="T1">mit der grundbedeutung</text:span> '<text:span text:style-name="T2">staunen,</text:span> <text:span text:style-name="T1">sich wundern</text:span>'. <text:span text:style-name="T2">A.</text:span> <text:span text:style-name="T1">mit perfektiver funktion der vorsilbe</text:span> '<text:span text:style-name="T1">zu ende, vollkommen, ausreichend</text:span> (<text:span text:style-name="T1">sich</text:span>) <text:span text:style-name="T1">wundern</text:span>'<text:span text:style-name="T1">; besonders mhd. und durchweg in negativem</text:span>«</text:p>
          </table:table-cell>
          <table:table-cell table:style-name="Table1.E154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4" office:value-type="string">
            <text:p text:style-name="Table_20_Contents"><text:a xlink:type="simple" xlink:href="https://woerterbuchnetz.de/?sigle=DWB&amp;lemid=V06546&amp;textid=51169606" text:style-name="Internet_20_link" text:visited-style-name="Visited_20_Internet_20_Link"><text:span text:style-name="Definition"><text:span text:style-name="T7">https://woerterbuchnetz.de/?sigle=DWB&amp;lemid=V06546&amp;textid=51169606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5" office:value-type="string">
            <text:p text:style-name="Table_20_Contents">vb.</text:p>
          </table:table-cell>
          <table:table-cell table:style-name="Table1.C155" office:value-type="string">
            <text:p text:style-name="Table_20_Contents">Zeitwort, Tätigkeitswort</text:p>
          </table:table-cell>
          <table:table-cell table:style-name="Table1.D155" office:value-type="string">
            <text:p text:style-name="Table_20_Contents">»… '<text:span text:style-name="T1">zu ende, vollkommen, ausreichend</text:span> (<text:span text:style-name="T1">sich</text:span>) <text:span text:style-name="T1">wundern</text:span>'<text:span text:style-name="T1">; besonders mhd. und durchweg in negativem zusammenhang.</text:span> <text:span text:style-name="T2">1)</text:span> <text:span text:style-name="T1">unpers.</text:span> einen nicht verwundern '<text:span text:style-name="T1">ihn mit</text:span> <text:span text:style-name="T2">staunen</text:span> <text:span text:style-name="T1">nicht fertig werden lassen</text:span>': wie ir mugt belîben ein also wætlîcher man, swie mich des niht verwundern kan <text:span text:style-name="T3">Hartmann</text:span> <text:span text:style-name="T3">v.</text:span>«</text:p>
          </table:table-cell>
          <table:table-cell table:style-name="Table1.E155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5" office:value-type="string">
            <text:p text:style-name="Table_20_Contents"><text:a xlink:type="simple" xlink:href="https://woerterbuchnetz.de/?sigle=DWB&amp;lemid=V06546&amp;textid=51169647" text:style-name="Internet_20_link" text:visited-style-name="Visited_20_Internet_20_Link"><text:span text:style-name="Definition"><text:span text:style-name="T7">https://woerterbuchnetz.de/?sigle=DWB&amp;lemid=V06546&amp;textid=51169647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6" office:value-type="string">
            <text:p text:style-name="Table_20_Contents">vb.</text:p>
          </table:table-cell>
          <table:table-cell table:style-name="Table1.C156" office:value-type="string">
            <text:p text:style-name="Table_20_Contents">Zeitwort, Tätigkeitswort</text:p>
          </table:table-cell>
          <table:table-cell table:style-name="Table1.D156" office:value-type="string">
            <text:p text:style-name="Table_20_Contents">»… verwundern nimmer, wie der mensche den wîn müge immer verdöuwen <text:span text:style-name="T3">Hugo</text:span> <text:span text:style-name="T3">v.</text:span> <text:span text:style-name="T3">Trimberg</text:span> <text:span text:style-name="T1">renner</text:span> 10023 <text:span text:style-name="T1">E.</text:span> <text:span text:style-name="T2">2)</text:span> <text:span text:style-name="T1">reflexiv,</text:span> '<text:span text:style-name="T1">mit dem</text:span> <text:span text:style-name="T2">staunen</text:span> <text:span text:style-name="T1">gar nicht fertig werden, sich nicht genug wundern können</text:span>': ez ist ein wunderlich geschiht, ichn kan mich sîn verwundern niht«</text:p>
          </table:table-cell>
          <table:table-cell table:style-name="Table1.E156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6" office:value-type="string">
            <text:p text:style-name="Table_20_Contents"><text:a xlink:type="simple" xlink:href="https://woerterbuchnetz.de/?sigle=DWB&amp;lemid=V06546&amp;textid=51169810" text:style-name="Internet_20_link" text:visited-style-name="Visited_20_Internet_20_Link"><text:span text:style-name="Definition"><text:span text:style-name="T7">https://woerterbuchnetz.de/?sigle=DWB&amp;lemid=V06546&amp;textid=51169810</text:span></text:span></text:a></text:p>
          </table:table-cell>
        </table:table-row>
        <table:table-row>
          <table:table-cell table:style-name="Table1.A2" office:value-type="string">
            <text:p text:style-name="Table_20_Contents">verwundern</text:p>
          </table:table-cell>
          <table:table-cell table:style-name="Table1.B157" office:value-type="string">
            <text:p text:style-name="Table_20_Contents">vb.</text:p>
          </table:table-cell>
          <table:table-cell table:style-name="Table1.C157" office:value-type="string">
            <text:p text:style-name="Table_20_Contents">Zeitwort, Tätigkeitswort</text:p>
          </table:table-cell>
          <table:table-cell table:style-name="Table1.D157" office:value-type="string">
            <text:p text:style-name="Table_20_Contents">»… '(<text:span text:style-name="T1">sich</text:span>) <text:span text:style-name="T1">wundern</text:span>', <text:span text:style-name="T1">doch von diesem durch bestimmte gebrauchsweisen unterschieden</text:span> (<text:span text:style-name="T1">vgl.</text:span> wundern). <text:span text:style-name="T1">s. auch</text:span> verwunderung 2. <text:span text:style-name="T2">1)</text:span> <text:span text:style-name="T1">transitiv.</text:span> <text:span text:style-name="T2">a)</text:span> <text:span text:style-name="T1">einen zum</text:span> <text:span text:style-name="T2">staunen</text:span> <text:span text:style-name="T1">bringen, in </text:span><text:soft-page-break/><text:span text:style-name="T1">verwunderung versetzen.</text:span> <text:span text:style-name="T2">α)</text:span> <text:span text:style-name="T1">nicht sehr häufig mit inhaltlich bestimmtem subjekt:</text:span> die zil verwunderte den hôhen adelar Johannes <text:span text:style-name="T3">meister</text:span>«</text:p>
          </table:table-cell>
          <table:table-cell table:style-name="Table1.E157" office:value-type="string">
            <text:p text:style-name="Table_20_Contents"><text:a xlink:type="simple" xlink:href="https://woerterbuchnetz.de/?sigle=DWB&amp;lemid=V06546" text:style-name="Internet_20_link" text:visited-style-name="Visited_20_Internet_20_Link"><text:span text:style-name="Definition"><text:span text:style-name="T7">https://woerterbuchnetz.de/DWB/verwundern</text:span></text:span></text:a></text:p>
          </table:table-cell>
          <table:table-cell table:style-name="Table1.F157" office:value-type="string">
            <text:p text:style-name="Table_20_Contents"><text:a xlink:type="simple" xlink:href="https://woerterbuchnetz.de/?sigle=DWB&amp;lemid=V06546&amp;textid=51170191" text:style-name="Internet_20_link" text:visited-style-name="Visited_20_Internet_20_Link"><text:span text:style-name="Definition"><text:span text:style-name="T7">https://woerterbuchnetz.de/?sigle=DWB&amp;lemid=V06546&amp;textid=51170</text:span></text:span></text:a><text:soft-page-break/><text:a xlink:type="simple" xlink:href="https://woerterbuchnetz.de/?sigle=DWB&amp;lemid=V06546&amp;textid=51170191" text:style-name="Internet_20_link" text:visited-style-name="Visited_20_Internet_20_Link"><text:span text:style-name="Definition"><text:span text:style-name="T7">191</text:span></text:span></text:a></text:p>
          </table:table-cell>
        </table:table-row>
        <table:table-row>
          <table:table-cell table:style-name="Table1.A2" office:value-type="string">
            <text:p text:style-name="Table_20_Contents">verzaubern</text:p>
          </table:table-cell>
          <table:table-cell table:style-name="Table1.B158" office:value-type="string">
            <text:p text:style-name="Table_20_Contents">vb.</text:p>
          </table:table-cell>
          <table:table-cell table:style-name="Table1.C158" office:value-type="string">
            <text:p text:style-name="Table_20_Contents">Zeitwort, Tätigkeitswort</text:p>
          </table:table-cell>
          <table:table-cell table:style-name="Table1.D158" office:value-type="string">
            <text:p text:style-name="Table_20_Contents">»… prächtig märchen aus dem morgenland <text:span text:style-name="T3">Geibel</text:span> <text:span text:style-name="T1">ges. w.</text:span> (1883) 3, 187. <text:span text:style-name="T1">im dichterischen stil</text:span> '<text:span text:style-name="T1">hineingegeben, hineinprojiziert</text:span>': er (<text:span text:style-name="T1">der mondmann</text:span>) würde <text:span text:style-name="T2">staunen,</text:span> lachen, weinen, zittern da hinter dieser schrift gestabten gittern die ganze welt in ihrem blinden drang verkleinert ihm erschiene, in«</text:p>
          </table:table-cell>
          <table:table-cell table:style-name="Table1.E158" office:value-type="string">
            <text:p text:style-name="Table_20_Contents"><text:a xlink:type="simple" xlink:href="https://woerterbuchnetz.de/?sigle=DWB&amp;lemid=V06634" text:style-name="Internet_20_link" text:visited-style-name="Visited_20_Internet_20_Link"><text:span text:style-name="Definition"><text:span text:style-name="T7">https://woerterbuchnetz.de/DWB/verzaubern</text:span></text:span></text:a></text:p>
          </table:table-cell>
          <table:table-cell table:style-name="Table1.F158" office:value-type="string">
            <text:p text:style-name="Table_20_Contents"><text:a xlink:type="simple" xlink:href="https://woerterbuchnetz.de/?sigle=DWB&amp;lemid=V06634&amp;textid=51238886" text:style-name="Internet_20_link" text:visited-style-name="Visited_20_Internet_20_Link"><text:span text:style-name="Definition"><text:span text:style-name="T7">https://woerterbuchnetz.de/?sigle=DWB&amp;lemid=V06634&amp;textid=51238886</text:span></text:span></text:a></text:p>
          </table:table-cell>
        </table:table-row>
        <table:table-row>
          <table:table-cell table:style-name="Table1.A2" office:value-type="string">
            <text:p text:style-name="Table_20_Contents">verzwergen</text:p>
          </table:table-cell>
          <table:table-cell table:style-name="Table1.B159" office:value-type="string">
            <text:p text:style-name="Table_20_Contents">vb.</text:p>
          </table:table-cell>
          <table:table-cell table:style-name="Table1.C159" office:value-type="string">
            <text:p text:style-name="Table_20_Contents">Zeitwort, Tätigkeitswort</text:p>
          </table:table-cell>
          <table:table-cell table:style-name="Table1.D159" office:value-type="string">
            <text:p text:style-name="Table_20_Contents">»… <text:span text:style-name="T3">J.</text:span> <text:span text:style-name="T3">Bayer</text:span> <text:span text:style-name="T1">studien</text:span> (1908) 169. <text:span text:style-name="T1">dichterisch mit anlehnung an die vorstellung einer mikrokosmischen verkleinerung:</text:span> er (<text:span text:style-name="T1">der wilde, der mondbewohner</text:span>) würde <text:span text:style-name="T2">staunen,</text:span> lachen, weinen, zittern, da hinter dieser schrift gestabten gittern die ganze welt in ihrem blinden drang verkleinert ihm erschiene, in«</text:p>
          </table:table-cell>
          <table:table-cell table:style-name="Table1.E159" office:value-type="string">
            <text:p text:style-name="Table_20_Contents"><text:a xlink:type="simple" xlink:href="https://woerterbuchnetz.de/?sigle=DWB&amp;lemid=V06895" text:style-name="Internet_20_link" text:visited-style-name="Visited_20_Internet_20_Link"><text:span text:style-name="Definition"><text:span text:style-name="T7">https://woerterbuchnetz.de/DWB/verzwergen</text:span></text:span></text:a></text:p>
          </table:table-cell>
          <table:table-cell table:style-name="Table1.F159" office:value-type="string">
            <text:p text:style-name="Table_20_Contents"><text:a xlink:type="simple" xlink:href="https://woerterbuchnetz.de/?sigle=DWB&amp;lemid=V06895&amp;textid=51456684" text:style-name="Internet_20_link" text:visited-style-name="Visited_20_Internet_20_Link"><text:span text:style-name="Definition"><text:span text:style-name="T7">https://woerterbuchnetz.de/?sigle=DWB&amp;lemid=V06895&amp;textid=51456684</text:span></text:span></text:a></text:p>
          </table:table-cell>
        </table:table-row>
        <table:table-row>
          <table:table-cell table:style-name="Table1.A2" office:value-type="string">
            <text:p text:style-name="Table_20_Contents">wundern</text:p>
          </table:table-cell>
          <table:table-cell table:style-name="Table1.B160" office:value-type="string">
            <text:p text:style-name="Table_20_Contents">vb.</text:p>
          </table:table-cell>
          <table:table-cell table:style-name="Table1.C160" office:value-type="string">
            <text:p text:style-name="Table_20_Contents">Zeitwort, Tätigkeitswort</text:p>
          </table:table-cell>
          <table:table-cell table:style-name="Table1.D160" office:value-type="string">
            <text:p text:style-name="Table_20_Contents">»… der mann. <text:span text:style-name="T1">Pickelhering</text:span> sihet ihn an, und wundert sich (1658) <text:span text:style-name="T3">Schoch</text:span> <text:span text:style-name="T1">com. v. stud. leben</text:span> 46 <text:span text:style-name="T1">Fabricius.</text:span> '<text:span text:style-name="T1">erstaunt blicken, vor</text:span> <text:span text:style-name="T2">staunen</text:span> <text:span text:style-name="T1">erstarren</text:span>': sîniu zeîchen gesehendo uuunderôton sîe sih. ketruôbet unde iruueget uuurden siê, unde forhta cham sie ana (<text:span text:style-name="T1">ipsi uidentes sic</text:span>«</text:p>
          </table:table-cell>
          <table:table-cell table:style-name="Table1.E160" office:value-type="string">
            <text:p text:style-name="Table_20_Contents"><text:a xlink:type="simple" xlink:href="https://woerterbuchnetz.de/?sigle=DWB&amp;lemid=W28447" text:style-name="Internet_20_link" text:visited-style-name="Visited_20_Internet_20_Link"><text:span text:style-name="Definition"><text:span text:style-name="T7">https://woerterbuchnetz.de/DWB/wundern</text:span></text:span></text:a></text:p>
          </table:table-cell>
          <table:table-cell table:style-name="Table1.F160" office:value-type="string">
            <text:p text:style-name="Table_20_Contents"><text:a xlink:type="simple" xlink:href="https://woerterbuchnetz.de/?sigle=DWB&amp;lemid=W28447&amp;textid=61207904" text:style-name="Internet_20_link" text:visited-style-name="Visited_20_Internet_20_Link"><text:span text:style-name="Definition"><text:span text:style-name="T7">https://woerterbuchnetz.de/?sigle=DWB&amp;lemid=W28447&amp;textid=61207904</text:span></text:span></text:a></text:p>
          </table:table-cell>
        </table:table-row>
        <table:table-row>
          <table:table-cell table:style-name="Table1.A2" office:value-type="string">
            <text:p text:style-name="Table_20_Contents">hinhalten</text:p>
          </table:table-cell>
          <table:table-cell table:style-name="Table1.B161" office:value-type="string">
            <text:p text:style-name="Table_20_Contents">verb.</text:p>
          </table:table-cell>
          <table:table-cell table:style-name="Table1.C161" office:value-type="string">
            <text:p text:style-name="Table_20_Contents">Zeitwort, Tätigkeitswort</text:p>
          </table:table-cell>
          <table:table-cell table:style-name="Table1.D161" office:value-type="string">
            <text:p text:style-name="Table_20_Contents">»… einzigen aussicht uns in einem schleppenden, geistlosen, bürgerlichen leben hinhalten zu müssen. 26, 219; dasz nach gespannter erwartung ein stummes <text:span text:style-name="T2">staunen,</text:span> ein wortloses stumpfes verwundern die sinne hinhält. <text:span text:style-name="T3">Tieck</text:span> <text:span text:style-name="T1">ges. nov.</text:span> 10, 231. <text:span text:style-name="T1">abhalten, fernhalten:</text:span> abtragung alter schulden, die sich nicht«</text:p>
          </table:table-cell>
          <table:table-cell table:style-name="Table1.E161" office:value-type="string">
            <text:p text:style-name="Table_20_Contents"><text:a xlink:type="simple" xlink:href="https://woerterbuchnetz.de/?sigle=DWB&amp;lemid=H09039" text:style-name="Internet_20_link" text:visited-style-name="Visited_20_Internet_20_Link"><text:span text:style-name="Definition"><text:span text:style-name="T7">https://woerterbuchnetz.de/DWB/hinhalten</text:span></text:span></text:a></text:p>
          </table:table-cell>
          <table:table-cell table:style-name="Table1.F161" office:value-type="string">
            <text:p text:style-name="Table_20_Contents"><text:a xlink:type="simple" xlink:href="https://woerterbuchnetz.de/?sigle=DWB&amp;lemid=H09039&amp;textid=17978161" text:style-name="Internet_20_link" text:visited-style-name="Visited_20_Internet_20_Link"><text:span text:style-name="Definition"><text:span text:style-name="T7">https://woerterbuchnetz.de/?sigle=DWB&amp;lemid=H09039&amp;textid=17978161</text:span></text:span></text:a></text:p>
          </table:table-cell>
        </table:table-row>
        <table:table-row>
          <table:table-cell table:style-name="Table1.A2" office:value-type="string">
            <text:p text:style-name="Table_20_Contents">lassen</text:p>
          </table:table-cell>
          <table:table-cell table:style-name="Table1.B162" office:value-type="string">
            <text:p text:style-name="Table_20_Contents">verb.</text:p>
          </table:table-cell>
          <table:table-cell table:style-name="Table1.C162" office:value-type="string">
            <text:p text:style-name="Table_20_Contents">Zeitwort, Tätigkeitswort</text:p>
          </table:table-cell>
          <table:table-cell table:style-name="Table1.D162" office:value-type="string">
            <text:p text:style-name="Table_20_Contents">»… <text:span text:style-name="T1">construction geht von dem einfachen zu</text:span> lassen <text:span text:style-name="T1">tretenden objectsaccusativ aus, dem ein näher bestimmender infinitiv zugesetzt wird</text:span> (ich lasse ihn <text:span text:style-name="T2">staunen</text:span> = <text:span text:style-name="T1">ich lasse ihn im zustande des staunens</text:span>); <text:span text:style-name="T1">man könnte eher statt der infinitivfügung ein particip des präsens erwarten</text:span> (ich lasse«</text:p>
          </table:table-cell>
          <table:table-cell table:style-name="Table1.E162" office:value-type="string">
            <text:p text:style-name="Table_20_Contents"><text:a xlink:type="simple" xlink:href="https://woerterbuchnetz.de/?sigle=DWB&amp;lemid=L01735" text:style-name="Internet_20_link" text:visited-style-name="Visited_20_Internet_20_Link"><text:span text:style-name="Definition"><text:span text:style-name="T7">https://woerterbuchnetz.de/DWB/lassen</text:span></text:span></text:a></text:p>
          </table:table-cell>
          <table:table-cell table:style-name="Table1.F162" office:value-type="string">
            <text:p text:style-name="Table_20_Contents"><text:a xlink:type="simple" xlink:href="https://woerterbuchnetz.de/?sigle=DWB&amp;lemid=L01735&amp;textid=22163515" text:style-name="Internet_20_link" text:visited-style-name="Visited_20_Internet_20_Link"><text:span text:style-name="Definition"><text:span text:style-name="T7">https://woerterbuchnetz.de/?sigle=DWB&amp;lemid=L01735&amp;textid=22163515</text:span></text:span></text:a></text:p>
          </table:table-cell>
        </table:table-row>
        <table:table-row>
          <table:table-cell table:style-name="Table1.A2" office:value-type="string">
            <text:p text:style-name="Table_20_Contents">lassen</text:p>
          </table:table-cell>
          <table:table-cell table:style-name="Table1.B163" office:value-type="string">
            <text:p text:style-name="Table_20_Contents">verb.</text:p>
          </table:table-cell>
          <table:table-cell table:style-name="Table1.C163" office:value-type="string">
            <text:p text:style-name="Table_20_Contents">Zeitwort, Tätigkeitswort</text:p>
          </table:table-cell>
          <table:table-cell table:style-name="Table1.D163" office:value-type="string">
            <text:p text:style-name="Table_20_Contents">»… tod an allem ort, mit aller stimm und zungen, gar frölich lassen singen. <text:span text:style-name="T3">Luther</text:span> 8; 371<text:span text:style-name="T4">a</text:span>; ha! wie er <text:span text:style-name="T2">staunen</text:span> wird! nicht lange lässest du, mein kind, ihn staunen. <text:span text:style-name="T3">Schiller</text:span> <text:span text:style-name="T1">Semele v.</text:span> 216; lasz, herr, des opfers düfte steigen. <text:span text:style-name="T1">ring</text:span>«</text:p>
          </table:table-cell>
          <table:table-cell table:style-name="Table1.E163" office:value-type="string">
            <text:p text:style-name="Table_20_Contents"><text:a xlink:type="simple" xlink:href="https://woerterbuchnetz.de/?sigle=DWB&amp;lemid=L01735" text:style-name="Internet_20_link" text:visited-style-name="Visited_20_Internet_20_Link"><text:span text:style-name="Definition"><text:span text:style-name="T7">https://woerterbuchnetz.de/DWB/lassen</text:span></text:span></text:a></text:p>
          </table:table-cell>
          <table:table-cell table:style-name="Table1.F163" office:value-type="string">
            <text:p text:style-name="Table_20_Contents"><text:a xlink:type="simple" xlink:href="https://woerterbuchnetz.de/?sigle=DWB&amp;lemid=L01735&amp;textid=22163958" text:style-name="Internet_20_link" text:visited-style-name="Visited_20_Internet_20_Link"><text:span text:style-name="Definition"><text:span text:style-name="T7">https://woerterbuchnetz.de/?sigle=DWB&amp;lemid=L01735&amp;textid=22163958</text:span></text:span></text:a></text:p>
          </table:table-cell>
        </table:table-row>
        <table:table-row>
          <table:table-cell table:style-name="Table1.A2" office:value-type="string">
            <text:p text:style-name="Table_20_Contents">lassen</text:p>
          </table:table-cell>
          <table:table-cell table:style-name="Table1.B164" office:value-type="string">
            <text:p text:style-name="Table_20_Contents">verb.</text:p>
          </table:table-cell>
          <table:table-cell table:style-name="Table1.C164" office:value-type="string">
            <text:p text:style-name="Table_20_Contents">Zeitwort, Tätigkeitswort</text:p>
          </table:table-cell>
          <table:table-cell table:style-name="Table1.D164" office:value-type="string">
            <text:p text:style-name="Table_20_Contents">»… gar frölich lassen singen. <text:span text:style-name="T3">Luther</text:span> 8; 371<text:span text:style-name="T4">a</text:span>; ha! wie er staunen wird! nicht lange lässest du, mein kind, ihn <text:span text:style-name="T2">staunen.</text:span> <text:span text:style-name="T3">Schiller</text:span> <text:span text:style-name="T1">Semele v.</text:span> 216; lasz, herr, des opfers düfte steigen. <text:span text:style-name="T1">ring des Polykrates;</text:span> gepriesen sei die allmacht, die es gelingen«</text:p>
          </table:table-cell>
          <table:table-cell table:style-name="Table1.E164" office:value-type="string">
            <text:p text:style-name="Table_20_Contents"><text:a xlink:type="simple" xlink:href="https://woerterbuchnetz.de/?sigle=DWB&amp;lemid=L01735" text:style-name="Internet_20_link" text:visited-style-name="Visited_20_Internet_20_Link"><text:span text:style-name="Definition"><text:span text:style-name="T7">https://woerterbuchnetz.de/DWB/lassen</text:span></text:span></text:a></text:p>
          </table:table-cell>
          <table:table-cell table:style-name="Table1.F164" office:value-type="string">
            <text:p text:style-name="Table_20_Contents"><text:a xlink:type="simple" xlink:href="https://woerterbuchnetz.de/?sigle=DWB&amp;lemid=L01735&amp;textid=22163970" text:style-name="Internet_20_link" text:visited-style-name="Visited_20_Internet_20_Link"><text:span text:style-name="Definition"><text:span text:style-name="T7">https://woerterbuchnetz.de/?sigle=DWB&amp;lemid=L01735&amp;textid=22163970</text:span></text:span></text:a></text:p>
          </table:table-cell>
        </table:table-row>
        <table:table-row>
          <table:table-cell table:style-name="Table1.A2" office:value-type="string">
            <text:p text:style-name="Table_20_Contents">laufen</text:p>
          </table:table-cell>
          <table:table-cell table:style-name="Table1.B165" office:value-type="string">
            <text:p text:style-name="Table_20_Contents">verb.</text:p>
          </table:table-cell>
          <table:table-cell table:style-name="Table1.C165" office:value-type="string">
            <text:p text:style-name="Table_20_Contents">Zeitwort, Tätigkeitswort</text:p>
          </table:table-cell>
          <table:table-cell table:style-name="Table1.D165" office:value-type="string">
            <text:p text:style-name="Table_20_Contents">»… 389; Moor tritt herein in wilder bewegung, und läuft heftig im zimmer auf und nieder. <text:span text:style-name="T3">Schiller</text:span> <text:span text:style-name="T1">räuber</text:span> 1, 2; voll <text:span text:style-name="T2">staunen</text:span> lief er heim, erzählte was geschehen war. <text:span text:style-name="T3">Hebel</text:span> 2, 23; das mag alles gut sein, denkt wohl mancher, wenn sie«</text:p>
          </table:table-cell>
          <table:table-cell table:style-name="Table1.E165" office:value-type="string">
            <text:p text:style-name="Table_20_Contents"><text:a xlink:type="simple" xlink:href="https://woerterbuchnetz.de/?sigle=DWB&amp;lemid=L02194" text:style-name="Internet_20_link" text:visited-style-name="Visited_20_Internet_20_Link"><text:span text:style-name="Definition"><text:span text:style-name="T7">https://woerterbuchnetz.de/DWB/laufen</text:span></text:span></text:a></text:p>
          </table:table-cell>
          <table:table-cell table:style-name="Table1.F165" office:value-type="string">
            <text:p text:style-name="Table_20_Contents"><text:a xlink:type="simple" xlink:href="https://woerterbuchnetz.de/?sigle=DWB&amp;lemid=L02194&amp;textid=22251846" text:style-name="Internet_20_link" text:visited-style-name="Visited_20_Internet_20_Link"><text:span text:style-name="Definition"><text:span text:style-name="T7">https://woerterbuchnetz.de/?sigle=DWB&amp;lemid=L02194&amp;textid=22251846</text:span></text:span></text:a></text:p>
          </table:table-cell>
        </table:table-row>
        <table:table-row>
          <table:table-cell table:style-name="Table1.A2" office:value-type="string">
            <text:p text:style-name="Table_20_Contents">machen</text:p>
          </table:table-cell>
          <table:table-cell table:style-name="Table1.B166" office:value-type="string">
            <text:p text:style-name="Table_20_Contents">verb.</text:p>
          </table:table-cell>
          <table:table-cell table:style-name="Table1.C166" office:value-type="string">
            <text:p text:style-name="Table_20_Contents">Zeitwort, Tätigkeitswort</text:p>
          </table:table-cell>
          <table:table-cell table:style-name="Table1.D166" office:value-type="string">
            <text:p text:style-name="Table_20_Contents">»… eine puppe nur, die trillert, hüpft und lacht. <text:span text:style-name="T3">Wieland</text:span> 9, 23; und in der that ist einer schönen nacht zum <text:span text:style-name="T2">staunen,</text:span> zum filosofieren, nichts anders gleich! sie ist dazu gemacht die seelen unvermerkt den leibern zu entführen. 10, 288; er ist«</text:p>
          </table:table-cell>
          <table:table-cell table:style-name="Table1.E166" office:value-type="string">
            <text:p text:style-name="Table_20_Contents"><text:a xlink:type="simple" xlink:href="https://woerterbuchnetz.de/?sigle=DWB&amp;lemid=M00007" text:style-name="Internet_20_link" text:visited-style-name="Visited_20_Internet_20_Link"><text:span text:style-name="Definition"><text:span text:style-name="T7">https://woerterbuchnetz.de/DWB/machen</text:span></text:span></text:a></text:p>
          </table:table-cell>
          <table:table-cell table:style-name="Table1.F166" office:value-type="string">
            <text:p text:style-name="Table_20_Contents"><text:a xlink:type="simple" xlink:href="https://woerterbuchnetz.de/?sigle=DWB&amp;lemid=M00007&amp;textid=23315087" text:style-name="Internet_20_link" text:visited-style-name="Visited_20_Internet_20_Link"><text:span text:style-name="Definition"><text:span text:style-name="T7">https://woerterbuchnetz.de/?sigle=DWB&amp;lemid=M00007&amp;textid=23315087</text:span></text:span></text:a></text:p>
          </table:table-cell>
        </table:table-row>
        <table:table-row>
          <table:table-cell table:style-name="Table1.A2" office:value-type="string">
            <text:p text:style-name="Table_20_Contents">neigen</text:p>
          </table:table-cell>
          <table:table-cell table:style-name="Table1.B167" office:value-type="string">
            <text:p text:style-name="Table_20_Contents">verb.</text:p>
          </table:table-cell>
          <table:table-cell table:style-name="Table1.C167" office:value-type="string">
            <text:p text:style-name="Table_20_Contents">Zeitwort, Tätigkeitswort</text:p>
          </table:table-cell>
          <table:table-cell table:style-name="Table1.D167" office:value-type="string">
            <text:p text:style-name="Table_20_Contents">»… bahn. <text:span text:style-name="T3">Kant</text:span> 8, 293; gesetzt aber, man könnte diesen sich neigenden berg durch einen andern unterstützen. <text:span text:style-name="T3">Schiller</text:span> 10, 183; das <text:span text:style-name="T2">staunen</text:span> seiner zeit, das stolze Jovisbild (<text:span text:style-name="T1">musz</text:span>) im tempel zu Olympia sich neigen. 6, 272, <text:span text:style-name="T1">sich unterordnen, aber auch wirklich</text:span> '<text:span text:style-name="T1">gebückt</text:span>«</text:p>
          </table:table-cell>
          <table:table-cell table:style-name="Table1.E167" office:value-type="string">
            <text:p text:style-name="Table_20_Contents"><text:a xlink:type="simple" xlink:href="https://woerterbuchnetz.de/?sigle=DWB&amp;lemid=N04141" text:style-name="Internet_20_link" text:visited-style-name="Visited_20_Internet_20_Link"><text:span text:style-name="Definition"><text:span text:style-name="T7">https://woerterbuchnetz.de/DWB/neigen</text:span></text:span></text:a></text:p>
          </table:table-cell>
          <table:table-cell table:style-name="Table1.F167" office:value-type="string">
            <text:p text:style-name="Table_20_Contents"><text:a xlink:type="simple" xlink:href="https://woerterbuchnetz.de/?sigle=DWB&amp;lemid=N04141&amp;textid=25331078" text:style-name="Internet_20_link" text:visited-style-name="Visited_20_Internet_20_Link"><text:span text:style-name="Definition"><text:span text:style-name="T7">https://woerterbuchnetz.de/?sigle=DWB&amp;lemid=N04141&amp;textid=25331078</text:span></text:span></text:a></text:p>
          </table:table-cell>
        </table:table-row>
        <table:table-row>
          <table:table-cell table:style-name="Table1.A2" office:value-type="string">
            <text:p text:style-name="Table_20_Contents">niederschlagen</text:p>
          </table:table-cell>
          <table:table-cell table:style-name="Table1.B168" office:value-type="string">
            <text:p text:style-name="Table_20_Contents">verb.</text:p>
          </table:table-cell>
          <table:table-cell table:style-name="Table1.C168" office:value-type="string">
            <text:p text:style-name="Table_20_Contents">Zeitwort, Tätigkeitswort</text:p>
          </table:table-cell>
          <table:table-cell table:style-name="Table1.D168" office:value-type="string">
            <text:p text:style-name="Table_20_Contents">»… 96; tief gedemüthigt und niedergeschlagen kam Uli heim. <text:span text:style-name="T3">Gotthelf</text:span> <text:span text:style-name="T1">Uli d. pächter</text:span> (1859) 346; mit niedergeschlagener (<text:span text:style-name="T1">von niedergeschlagenheit erfüllter</text:span>) bewunderung <text:span text:style-name="T2">staunen</text:span> wir jetzt diese riesenbilder an. <text:span text:style-name="T3">Schiller</text:span> 7, 8. <text:span text:style-name="T2">b)</text:span> <text:span text:style-name="T1">herabmindern, dämpfen, mildern:</text:span> was seinen (<text:span text:style-name="T1">des edelmannes</text:span>) stolz ein wenig niederschlug,«</text:p>
          </table:table-cell>
          <table:table-cell table:style-name="Table1.E168" office:value-type="string">
            <text:p text:style-name="Table_20_Contents"><text:a xlink:type="simple" xlink:href="https://woerterbuchnetz.de/?sigle=DWB&amp;lemid=N05335" text:style-name="Internet_20_link" text:visited-style-name="Visited_20_Internet_20_Link"><text:span text:style-name="Definition"><text:span text:style-name="T7">https://woerterbuchnetz.de/DWB/niederschlagen</text:span></text:span></text:a></text:p>
          </table:table-cell>
          <table:table-cell table:style-name="Table1.F168" office:value-type="string">
            <text:p text:style-name="Table_20_Contents"><text:a xlink:type="simple" xlink:href="https://woerterbuchnetz.de/?sigle=DWB&amp;lemid=N05335&amp;textid=25558997" text:style-name="Internet_20_link" text:visited-style-name="Visited_20_Internet_20_Link"><text:span text:style-name="Definition"><text:span text:style-name="T7">https://woerterbuchnetz.de/?sigle=DWB&amp;lemid=N05335&amp;textid=25558997</text:span></text:span></text:a></text:p>
          </table:table-cell>
        </table:table-row>
        <table:table-row>
          <table:table-cell table:style-name="Table1.A2" office:value-type="string">
            <text:p text:style-name="Table_20_Contents">rasen</text:p>
          </table:table-cell>
          <table:table-cell table:style-name="Table1.B169" office:value-type="string">
            <text:p text:style-name="Table_20_Contents">verb.</text:p>
          </table:table-cell>
          <table:table-cell table:style-name="Table1.C169" office:value-type="string">
            <text:p text:style-name="Table_20_Contents">Zeitwort, Tätigkeitswort</text:p>
          </table:table-cell>
          <table:table-cell table:style-name="Table1.D169" office:value-type="string">
            <text:p text:style-name="Table_20_Contents">»… ein wunder? fort wächst der flötenton (<text:span text:style-name="T1">des Cupido</text:span>), schall der posaunen (<text:span text:style-name="T1">des Mavors</text:span>), ich irre, rase schon; ist das zu <text:span text:style-name="T2">staunen?</text:span> <text:span text:style-name="T3">Göthe</text:span> 5, 17; sie tanzt mich rasend — ich werde toll — sprich, weib, was ich dir schenken soll? <text:span text:style-name="T3">H.</text:span> <text:span text:style-name="T3">Heine</text:span> 18,«</text:p>
          </table:table-cell>
          <table:table-cell table:style-name="Table1.E169" office:value-type="string">
            <text:p text:style-name="Table_20_Contents"><text:a xlink:type="simple" xlink:href="https://woerterbuchnetz.de/?sigle=DWB&amp;lemid=R00809" text:style-name="Internet_20_link" text:visited-style-name="Visited_20_Internet_20_Link"><text:span text:style-name="Definition"><text:span text:style-name="T7">https://woerterbuchnetz.de/DWB/rasen</text:span></text:span></text:a></text:p>
          </table:table-cell>
          <table:table-cell table:style-name="Table1.F169" office:value-type="string">
            <text:p text:style-name="Table_20_Contents"><text:a xlink:type="simple" xlink:href="https://woerterbuchnetz.de/?sigle=DWB&amp;lemid=R00809&amp;textid=27394002" text:style-name="Internet_20_link" text:visited-style-name="Visited_20_Internet_20_Link"><text:span text:style-name="Definition"><text:span text:style-name="T7">https://woerterbuchnetz.de/?sigle=DWB&amp;lemid=R00809&amp;textid=27394002</text:span></text:span></text:a></text:p>
          </table:table-cell>
        </table:table-row>
        <table:table-row>
          <table:table-cell table:style-name="Table1.A2" office:value-type="string">
            <text:p text:style-name="Table_20_Contents">reisen</text:p>
          </table:table-cell>
          <table:table-cell table:style-name="Table1.B170" office:value-type="string">
            <text:p text:style-name="Table_20_Contents">verb.</text:p>
          </table:table-cell>
          <table:table-cell table:style-name="Table1.C170" office:value-type="string">
            <text:p text:style-name="Table_20_Contents">Zeitwort, Tätigkeitswort</text:p>
          </table:table-cell>
          <table:table-cell table:style-name="Table1.D170" office:value-type="string">
            <text:p text:style-name="Table_20_Contents">»… 147<text:span text:style-name="T4">b</text:span>. <text:span text:style-name="T1">frei:</text:span> als wir von Mecca wallfahrt reiseten. <text:span text:style-name="T1">pers. rosenth.</text:span> 5, 17. <text:span text:style-name="T1">ungewöhnlich:</text:span> wie begrüszt' ich so oft mit <text:span text:style-name="T2">staunen</text:span> die fluthen des Rheinstroms, wenn ich, reisend nach meinem geschäft, ihm wieder mich nahte! <text:span text:style-name="T3">Göthe</text:span> 40, 242. <text:span text:style-name="T1">in besonderem sinne</text:span>«</text:p>
          </table:table-cell>
          <table:table-cell table:style-name="Table1.E170" office:value-type="string">
            <text:p text:style-name="Table_20_Contents"><text:a xlink:type="simple" xlink:href="https://woerterbuchnetz.de/?sigle=DWB&amp;lemid=R04036" text:style-name="Internet_20_link" text:visited-style-name="Visited_20_Internet_20_Link"><text:span text:style-name="Definition"><text:span text:style-name="T7">https://woerterbuchnetz.de/DWB/reisen</text:span></text:span></text:a></text:p>
          </table:table-cell>
          <table:table-cell table:style-name="Table1.F170" office:value-type="string">
            <text:p text:style-name="Table_20_Contents"><text:a xlink:type="simple" xlink:href="https://woerterbuchnetz.de/?sigle=DWB&amp;lemid=R04036&amp;textid=27984569" text:style-name="Internet_20_link" text:visited-style-name="Visited_20_Internet_20_Link"><text:span text:style-name="Definition"><text:span text:style-name="T7">https://woerterbuchnetz.de/?sigle=DWB&amp;lemid=R04036&amp;textid=27984569</text:span></text:span></text:a></text:p>
          </table:table-cell>
        </table:table-row>
        <table:table-row>
          <table:table-cell table:style-name="Table1.A2" office:value-type="string">
            <text:p text:style-name="Table_20_Contents">säugen</text:p>
          </table:table-cell>
          <table:table-cell table:style-name="Table1.B171" office:value-type="string">
            <text:p text:style-name="Table_20_Contents">verb.</text:p>
          </table:table-cell>
          <table:table-cell table:style-name="Table1.C171" office:value-type="string">
            <text:p text:style-name="Table_20_Contents">Zeitwort, Tätigkeitswort</text:p>
          </table:table-cell>
          <table:table-cell table:style-name="Table1.D171" office:value-type="string">
            <text:p text:style-name="Table_20_Contents">»… selbst. <text:span text:style-name="T3">Schuppius</text:span> 478; wahrscheinlich ist sie es, die den knaben der säugenden hinde untergelegt. <text:span text:style-name="T3">Göthe</text:span> 39, 69; das starre bewusztlose <text:span text:style-name="T2">staunen</text:span> des säugenden geschöpfes, die <text:soft-page-break/>bewegliche bewuszte thätigkeit des gesäugten stehen in dem herrlichsten contrast. 286; solch ein tier war barmherziger«</text:p>
          </table:table-cell>
          <table:table-cell table:style-name="Table1.E171" office:value-type="string">
            <text:p text:style-name="Table_20_Contents"><text:a xlink:type="simple" xlink:href="https://woerterbuchnetz.de/?sigle=DWB&amp;lemid=S02688" text:style-name="Internet_20_link" text:visited-style-name="Visited_20_Internet_20_Link"><text:span text:style-name="Definition"><text:span text:style-name="T7">https://woerterbuchnetz.de/DWB/säugen</text:span></text:span></text:a></text:p>
          </table:table-cell>
          <table:table-cell table:style-name="Table1.F171" office:value-type="string">
            <text:p text:style-name="Table_20_Contents"><text:a xlink:type="simple" xlink:href="https://woerterbuchnetz.de/?sigle=DWB&amp;lemid=S02688&amp;textid=29141504" text:style-name="Internet_20_link" text:visited-style-name="Visited_20_Internet_20_Link"><text:span text:style-name="Definition"><text:span text:style-name="T7">https://woerterbuchnetz.de/?sigle=DWB&amp;lemid=S02688&amp;textid=29141</text:span></text:span></text:a><text:soft-page-break/><text:a xlink:type="simple" xlink:href="https://woerterbuchnetz.de/?sigle=DWB&amp;lemid=S02688&amp;textid=29141504" text:style-name="Internet_20_link" text:visited-style-name="Visited_20_Internet_20_Link"><text:span text:style-name="Definition"><text:span text:style-name="T7">504</text:span></text:span></text:a></text:p>
          </table:table-cell>
        </table:table-row>
        <table:table-row>
          <table:table-cell table:style-name="Table1.A2" office:value-type="string">
            <text:p text:style-name="Table_20_Contents">schlingen</text:p>
          </table:table-cell>
          <table:table-cell table:style-name="Table1.B172" office:value-type="string">
            <text:p text:style-name="Table_20_Contents">verb.</text:p>
          </table:table-cell>
          <table:table-cell table:style-name="Table1.C172" office:value-type="string">
            <text:p text:style-name="Table_20_Contents">Zeitwort, Tätigkeitswort</text:p>
          </table:table-cell>
          <table:table-cell table:style-name="Table1.D172" office:value-type="string">
            <text:p text:style-name="Table_20_Contents">»… leben zu einem lieblichen spiel. <text:span text:style-name="T3">Schlichtegroll</text:span> <text:span text:style-name="T1">bei</text:span> <text:span text:style-name="T3">Gotter</text:span> 3, <text:span text:style-name="T3">xiv;</text:span> während er sie unterhielt, beobachtete er Gustavs beobachten oder erröthendes <text:span text:style-name="T2">staunen,</text:span> der noch in seinem leben vor keiner solchen frau gestanden war, um welche sich alle reize herumschlangen, verdoppelten, einander verloren,«</text:p>
          </table:table-cell>
          <table:table-cell table:style-name="Table1.E172" office:value-type="string">
            <text:p text:style-name="Table_20_Contents"><text:a xlink:type="simple" xlink:href="https://woerterbuchnetz.de/?sigle=DWB&amp;lemid=S11804" text:style-name="Internet_20_link" text:visited-style-name="Visited_20_Internet_20_Link"><text:span text:style-name="Definition"><text:span text:style-name="T7">https://woerterbuchnetz.de/DWB/schlingen</text:span></text:span></text:a></text:p>
          </table:table-cell>
          <table:table-cell table:style-name="Table1.F172" office:value-type="string">
            <text:p text:style-name="Table_20_Contents"><text:a xlink:type="simple" xlink:href="https://woerterbuchnetz.de/?sigle=DWB&amp;lemid=S11804&amp;textid=30674325" text:style-name="Internet_20_link" text:visited-style-name="Visited_20_Internet_20_Link"><text:span text:style-name="Definition"><text:span text:style-name="T7">https://woerterbuchnetz.de/?sigle=DWB&amp;lemid=S11804&amp;textid=30674325</text:span></text:span></text:a></text:p>
          </table:table-cell>
        </table:table-row>
        <table:table-row>
          <table:table-cell table:style-name="Table1.A2" office:value-type="string">
            <text:p text:style-name="Table_20_Contents">schmatzen</text:p>
          </table:table-cell>
          <table:table-cell table:style-name="Table1.B173" office:value-type="string">
            <text:p text:style-name="Table_20_Contents">verb.</text:p>
          </table:table-cell>
          <table:table-cell table:style-name="Table1.C173" office:value-type="string">
            <text:p text:style-name="Table_20_Contents">Zeitwort, Tätigkeitswort</text:p>
          </table:table-cell>
          <table:table-cell table:style-name="Table1.D173" office:value-type="string">
            <text:p text:style-name="Table_20_Contents">»… was jm angelegen were, hat er jhm seinen groszen durst angezeygt. <text:span text:style-name="T1">rollwagenb.</text:span> 112, 20 <text:span text:style-name="T1">Kurz.</text:span> <text:span text:style-name="T2">δ)</text:span> für andacht, <text:span text:style-name="T1">vor andächtigem</text:span> <text:span text:style-name="T2">staunen:</text:span> wer jn ansahe (<text:span text:style-name="T1">einen fürstlichen barfüszermönch</text:span>), der schmatz(t?) für andacht, und muszte sich seines weltlichen standes schemen. <text:span text:style-name="T3">Luther</text:span> 6, 10«</text:p>
          </table:table-cell>
          <table:table-cell table:style-name="Table1.E173" office:value-type="string">
            <text:p text:style-name="Table_20_Contents"><text:a xlink:type="simple" xlink:href="https://woerterbuchnetz.de/?sigle=DWB&amp;lemid=S13224" text:style-name="Internet_20_link" text:visited-style-name="Visited_20_Internet_20_Link"><text:span text:style-name="Definition"><text:span text:style-name="T7">https://woerterbuchnetz.de/DWB/schmatzen</text:span></text:span></text:a></text:p>
          </table:table-cell>
          <table:table-cell table:style-name="Table1.F173" office:value-type="string">
            <text:p text:style-name="Table_20_Contents"><text:a xlink:type="simple" xlink:href="https://woerterbuchnetz.de/?sigle=DWB&amp;lemid=S13224&amp;textid=30889129" text:style-name="Internet_20_link" text:visited-style-name="Visited_20_Internet_20_Link"><text:span text:style-name="Definition"><text:span text:style-name="T7">https://woerterbuchnetz.de/?sigle=DWB&amp;lemid=S13224&amp;textid=30889129</text:span></text:span></text:a></text:p>
          </table:table-cell>
        </table:table-row>
        <table:table-row>
          <table:table-cell table:style-name="Table1.A2" office:value-type="string">
            <text:p text:style-name="Table_20_Contents">schwögen</text:p>
          </table:table-cell>
          <table:table-cell table:style-name="Table1.B174" office:value-type="string">
            <text:p text:style-name="Table_20_Contents">verb.</text:p>
          </table:table-cell>
          <table:table-cell table:style-name="Table1.C174" office:value-type="string">
            <text:p text:style-name="Table_20_Contents">Zeitwort, Tätigkeitswort</text:p>
          </table:table-cell>
          <table:table-cell table:style-name="Table1.D174" office:value-type="string">
            <text:p text:style-name="Table_20_Contents">»schwögen, <text:span text:style-name="T1">verb.</text:span>, <text:span text:style-name="T1">nd.</text:span> swögen, <text:span text:style-name="T1">stöhnen, seufzen, klagen,</text:span> <text:span text:style-name="T2">staunen,</text:span> <text:span text:style-name="T1">bestürzt sein, kläglich oder weitschweifig reden.</text:span> <text:span text:style-name="T3">Richey</text:span> 302. <text:span text:style-name="T3">Strodtmann</text:span> 239. <text:span text:style-name="T1">brem. wörterb.</text:span> 4, 1126. <text:span text:style-name="T3">Schütze</text:span> 4, 239. <text:span text:style-name="T3">Dähnert</text:span> 480<text:span text:style-name="T4">b</text:span>«</text:p>
          </table:table-cell>
          <table:table-cell table:style-name="Table1.E174" office:value-type="string">
            <text:p text:style-name="Table_20_Contents"><text:a xlink:type="simple" xlink:href="https://woerterbuchnetz.de/?sigle=DWB&amp;lemid=S22773" text:style-name="Internet_20_link" text:visited-style-name="Visited_20_Internet_20_Link"><text:span text:style-name="Definition"><text:span text:style-name="T7">https://woerterbuchnetz.de/DWB/schwögen</text:span></text:span></text:a></text:p>
          </table:table-cell>
          <table:table-cell table:style-name="Table1.F174" office:value-type="string">
            <text:p text:style-name="Table_20_Contents"><text:a xlink:type="simple" xlink:href="https://woerterbuchnetz.de/?sigle=DWB&amp;lemid=S22773&amp;textid=32679804" text:style-name="Internet_20_link" text:visited-style-name="Visited_20_Internet_20_Link"><text:span text:style-name="Definition"><text:span text:style-name="T7">https://woerterbuchnetz.de/?sigle=DWB&amp;lemid=S22773&amp;textid=32679804</text:span></text:span></text:a></text:p>
          </table:table-cell>
        </table:table-row>
        <table:table-row>
          <table:table-cell table:style-name="Table1.A2" office:value-type="string">
            <text:p text:style-name="Table_20_Contents">schwindeln</text:p>
          </table:table-cell>
          <table:table-cell table:style-name="Table1.B175" office:value-type="string">
            <text:p text:style-name="Table_20_Contents">verb.</text:p>
          </table:table-cell>
          <table:table-cell table:style-name="Table1.C175" office:value-type="string">
            <text:p text:style-name="Table_20_Contents">Zeitwort, Tätigkeitswort</text:p>
          </table:table-cell>
          <table:table-cell table:style-name="Table1.D175" office:value-type="string">
            <text:p text:style-name="Table_20_Contents">»… ach es schwindelt meinen blicken vor der wunderbaren bahn. <text:span text:style-name="T3">Ludwig</text:span> 1, 19. <text:span text:style-name="T2">d)</text:span> <text:span text:style-name="T1">sonst als äuszerung einer heftigen empfindung, besonders</text:span> <text:span text:style-name="T2">staunen,</text:span> <text:span text:style-name="T1">stolz, übermuth:</text:span> staunst du? schwindelt dir? ja wahrhaftig, der gedanke ist auch so schmeichelnd erhaben, dasz er selbst den stolz«</text:p>
          </table:table-cell>
          <table:table-cell table:style-name="Table1.E175" office:value-type="string">
            <text:p text:style-name="Table_20_Contents"><text:a xlink:type="simple" xlink:href="https://woerterbuchnetz.de/?sigle=DWB&amp;lemid=S22543" text:style-name="Internet_20_link" text:visited-style-name="Visited_20_Internet_20_Link"><text:span text:style-name="Definition"><text:span text:style-name="T7">https://woerterbuchnetz.de/DWB/schwindeln</text:span></text:span></text:a></text:p>
          </table:table-cell>
          <table:table-cell table:style-name="Table1.F175" office:value-type="string">
            <text:p text:style-name="Table_20_Contents"><text:a xlink:type="simple" xlink:href="https://woerterbuchnetz.de/?sigle=DWB&amp;lemid=S22543&amp;textid=32609695" text:style-name="Internet_20_link" text:visited-style-name="Visited_20_Internet_20_Link"><text:span text:style-name="Definition"><text:span text:style-name="T7">https://woerterbuchnetz.de/?sigle=DWB&amp;lemid=S22543&amp;textid=32609695</text:span></text:span></text:a></text:p>
          </table:table-cell>
        </table:table-row>
        <table:table-row>
          <table:table-cell table:style-name="Table1.A2" office:value-type="string">
            <text:p text:style-name="Table_20_Contents">schwindeln</text:p>
          </table:table-cell>
          <table:table-cell table:style-name="Table1.B176" office:value-type="string">
            <text:p text:style-name="Table_20_Contents">verb.</text:p>
          </table:table-cell>
          <table:table-cell table:style-name="Table1.C176" office:value-type="string">
            <text:p text:style-name="Table_20_Contents">Zeitwort, Tätigkeitswort</text:p>
          </table:table-cell>
          <table:table-cell table:style-name="Table1.D176" office:value-type="string">
            <text:p text:style-name="Table_20_Contents">»… schweigen, mein auge schwindelt; freund, gewissenhaft, ich kann nicht folgen; meine sehn' erschlafft. <text:span text:style-name="T3">Seume</text:span> <text:span text:style-name="T1">ged.</text:span> (1826) 230; <text:span text:style-name="T1">freier:</text:span> ha! was <text:span text:style-name="T2">staunen</text:span> meine blicke! ha! wie schwindeln meine blicke! <text:span text:style-name="T1">Göttinger musenalm.</text:span> 1775, 223. <text:span text:style-name="T2">e)</text:span> <text:span text:style-name="T1">der infinitiv substantiviert:</text:span> das schwindlen, ein vertüncklung der«</text:p>
          </table:table-cell>
          <table:table-cell table:style-name="Table1.E176" office:value-type="string">
            <text:p text:style-name="Table_20_Contents"><text:a xlink:type="simple" xlink:href="https://woerterbuchnetz.de/?sigle=DWB&amp;lemid=S22543" text:style-name="Internet_20_link" text:visited-style-name="Visited_20_Internet_20_Link"><text:span text:style-name="Definition"><text:span text:style-name="T7">https://woerterbuchnetz.de/DWB/schwindeln</text:span></text:span></text:a></text:p>
          </table:table-cell>
          <table:table-cell table:style-name="Table1.F176" office:value-type="string">
            <text:p text:style-name="Table_20_Contents"><text:a xlink:type="simple" xlink:href="https://woerterbuchnetz.de/?sigle=DWB&amp;lemid=S22543&amp;textid=32612224" text:style-name="Internet_20_link" text:visited-style-name="Visited_20_Internet_20_Link"><text:span text:style-name="Definition"><text:span text:style-name="T7">https://woerterbuchnetz.de/?sigle=DWB&amp;lemid=S22543&amp;textid=32612224</text:span></text:span></text:a></text:p>
          </table:table-cell>
        </table:table-row>
        <table:table-row>
          <table:table-cell table:style-name="Table1.A2" office:value-type="string">
            <text:p text:style-name="Table_20_Contents">spitzen</text:p>
          </table:table-cell>
          <table:table-cell table:style-name="Table1.B177" office:value-type="string">
            <text:p text:style-name="Table_20_Contents">verb.</text:p>
          </table:table-cell>
          <table:table-cell table:style-name="Table1.C177" office:value-type="string">
            <text:p text:style-name="Table_20_Contents">Zeitwort, Tätigkeitswort</text:p>
          </table:table-cell>
          <table:table-cell table:style-name="Table1.D177" office:value-type="string">
            <text:p text:style-name="Table_20_Contents">»… <text:span text:style-name="T1">in der das</text:span> g <text:span text:style-name="T1">als</text:span> j <text:span text:style-name="T1">aufzufassen ist</text:span>). <text:span text:style-name="T1">vgl. tirol.</text:span> spatzgen <text:span text:style-name="T1">unter</text:span> II, 2). <text:span text:style-name="T3">Hunziker</text:span> 247. <text:span text:style-name="T1">ähnl. österr.</text:span> spizen, <text:span text:style-name="T1">aufhorchen,</text:span> <text:span text:style-name="T2">staunen</text:span> (<text:span text:style-name="T1">sc.</text:span> die ohren spitzen). <text:span text:style-name="T3">Hügel</text:span> 153<text:span text:style-name="T4">a</text:span>. <text:span text:style-name="T1">vgl.</text:span>spannen B, 4 <text:span text:style-name="T1">oben sp.</text:span> 1907. 1908. <text:span text:style-name="T2">3)</text:span> <text:span text:style-name="T1">beiszende reden führen, spotten,</text:span>«</text:p>
          </table:table-cell>
          <table:table-cell table:style-name="Table1.E177" office:value-type="string">
            <text:p text:style-name="Table_20_Contents"><text:a xlink:type="simple" xlink:href="https://woerterbuchnetz.de/?sigle=DWB&amp;lemid=S35593" text:style-name="Internet_20_link" text:visited-style-name="Visited_20_Internet_20_Link"><text:span text:style-name="Definition"><text:span text:style-name="T7">https://woerterbuchnetz.de/DWB/spitzen</text:span></text:span></text:a></text:p>
          </table:table-cell>
          <table:table-cell table:style-name="Table1.F177" office:value-type="string">
            <text:p text:style-name="Table_20_Contents"><text:a xlink:type="simple" xlink:href="https://woerterbuchnetz.de/?sigle=DWB&amp;lemid=S35593&amp;textid=35496785" text:style-name="Internet_20_link" text:visited-style-name="Visited_20_Internet_20_Link"><text:span text:style-name="Definition"><text:span text:style-name="T7">https://woerterbuchnetz.de/?sigle=DWB&amp;lemid=S35593&amp;textid=35496785</text:span></text:span></text:a></text:p>
          </table:table-cell>
        </table:table-row>
        <table:table-row>
          <table:table-cell table:style-name="Table1.A2" office:value-type="string">
            <text:p text:style-name="Table_20_Contents">stäumen</text:p>
          </table:table-cell>
          <table:table-cell table:style-name="Table1.B178" office:value-type="string">
            <text:p text:style-name="Table_20_Contents">verb.</text:p>
          </table:table-cell>
          <table:table-cell table:style-name="Table1.C178" office:value-type="string">
            <text:p text:style-name="Table_20_Contents">Zeitwort, Tätigkeitswort</text:p>
          </table:table-cell>
          <table:table-cell table:style-name="Table1.D178" office:value-type="string">
            <text:p text:style-name="Table_20_Contents">»… <text:span text:style-name="T1">und dem peitschen des dünensandes durch den wind, s. nd. korrespondenzbl.</text:span> 15, 75. 16, 14.) — <text:span text:style-name="T1">els.</text:span> stume (štýmə, štymə) <text:span text:style-name="T1">für</text:span> <text:span text:style-name="T2">staunen;</text:span> <text:span text:style-name="T1">schwermütig oder nachdenklich über etwas sinnen; gedankenlos ins leere schauen. dazu</text:span> stumer (štýmər), <text:span text:style-name="T1">m. nachdenklicher mensch, und</text:span> stumerei (štýmərèi) <text:span text:style-name="T1">nachdenken</text:span>«</text:p>
          </table:table-cell>
          <table:table-cell table:style-name="Table1.E178" office:value-type="string">
            <text:p text:style-name="Table_20_Contents"><text:a xlink:type="simple" xlink:href="https://woerterbuchnetz.de/?sigle=DWB&amp;lemid=S41740" text:style-name="Internet_20_link" text:visited-style-name="Visited_20_Internet_20_Link"><text:span text:style-name="Definition"><text:span text:style-name="T7">https://woerterbuchnetz.de/DWB/stäumen</text:span></text:span></text:a></text:p>
          </table:table-cell>
          <table:table-cell table:style-name="Table1.F178" office:value-type="string">
            <text:p text:style-name="Table_20_Contents"><text:a xlink:type="simple" xlink:href="https://woerterbuchnetz.de/?sigle=DWB&amp;lemid=S41740&amp;textid=36824362" text:style-name="Internet_20_link" text:visited-style-name="Visited_20_Internet_20_Link"><text:span text:style-name="Definition"><text:span text:style-name="T7">https://woerterbuchnetz.de/?sigle=DWB&amp;lemid=S41740&amp;textid=36824362</text:span></text:span></text:a></text:p>
          </table:table-cell>
        </table:table-row>
        <table:table-row>
          <table:table-cell table:style-name="Table1.A2" office:value-type="string">
            <text:p text:style-name="Table_20_Contents">stäumen</text:p>
          </table:table-cell>
          <table:table-cell table:style-name="Table1.B179" office:value-type="string">
            <text:p text:style-name="Table_20_Contents">verb.</text:p>
          </table:table-cell>
          <table:table-cell table:style-name="Table1.C179" office:value-type="string">
            <text:p text:style-name="Table_20_Contents">Zeitwort, Tätigkeitswort</text:p>
          </table:table-cell>
          <table:table-cell table:style-name="Table1.D179" office:value-type="string">
            <text:p text:style-name="Table_20_Contents">»… <text:span text:style-name="T1">ins leere schauen. dazu</text:span> stumer (štýmər), <text:span text:style-name="T1">m. nachdenklicher mensch, und</text:span> stumerei (štýmərèi) <text:span text:style-name="T1">nachdenken</text:span> <text:span text:style-name="T3">Martin</text:span> <text:span text:style-name="T3">-</text:span> <text:span text:style-name="T3">Lienhart</text:span> 2, 595<text:span text:style-name="T4">b</text:span>. <text:span text:style-name="T1">vgl. dazu</text:span> <text:span text:style-name="T2">staunen,</text:span> <text:span text:style-name="T1">besonders</text:span> 2, <text:span text:style-name="T1">d und</text:span> 3. «</text:p>
          </table:table-cell>
          <table:table-cell table:style-name="Table1.E179" office:value-type="string">
            <text:p text:style-name="Table_20_Contents"><text:a xlink:type="simple" xlink:href="https://woerterbuchnetz.de/?sigle=DWB&amp;lemid=S41740" text:style-name="Internet_20_link" text:visited-style-name="Visited_20_Internet_20_Link"><text:span text:style-name="Definition"><text:span text:style-name="T7">https://woerterbuchnetz.de/DWB/stäumen</text:span></text:span></text:a></text:p>
          </table:table-cell>
          <table:table-cell table:style-name="Table1.F179" office:value-type="string">
            <text:p text:style-name="Table_20_Contents"><text:a xlink:type="simple" xlink:href="https://woerterbuchnetz.de/?sigle=DWB&amp;lemid=S41740&amp;textid=36824401" text:style-name="Internet_20_link" text:visited-style-name="Visited_20_Internet_20_Link"><text:span text:style-name="Definition"><text:span text:style-name="T7">https://woerterbuchnetz.de/?sigle=DWB&amp;lemid=S41740&amp;textid=36824401</text:span></text:span></text:a></text:p>
          </table:table-cell>
        </table:table-row>
        <table:table-row>
          <table:table-cell table:style-name="Table1.A2" office:value-type="string">
            <text:p text:style-name="Table_20_Contents">starren</text:p>
          </table:table-cell>
          <table:table-cell table:style-name="Table1.B180" office:value-type="string">
            <text:p text:style-name="Table_20_Contents">verb.</text:p>
          </table:table-cell>
          <table:table-cell table:style-name="Table1.C180" office:value-type="string">
            <text:p text:style-name="Table_20_Contents">Zeitwort, Tätigkeitswort</text:p>
          </table:table-cell>
          <table:table-cell table:style-name="Table1.D180" office:value-type="string">
            <text:p text:style-name="Table_20_Contents">»… die thiere, und was bei katzen, hunden unwillkürliches starren, ist bei den menschen anbetung. <text:span text:style-name="T1">schriften</text:span> 1, 191; so ging ihr <text:span text:style-name="T2">staunen</text:span> ... in dumpfes starren über. <text:span text:style-name="T3">Wildenbruch</text:span> <text:span text:style-name="T1">nov.</text:span> 13. <text:span text:style-name="T2">5)</text:span> <text:span text:style-name="T1">mit acc. der wirkung; vgl. auch die zweifelhaften fälle oben unter</text:span> I,«</text:p>
          </table:table-cell>
          <table:table-cell table:style-name="Table1.E180" office:value-type="string">
            <text:p text:style-name="Table_20_Contents"><text:a xlink:type="simple" xlink:href="https://woerterbuchnetz.de/?sigle=DWB&amp;lemid=S41108" text:style-name="Internet_20_link" text:visited-style-name="Visited_20_Internet_20_Link"><text:span text:style-name="Definition"><text:span text:style-name="T7">https://woerterbuchnetz.de/DWB/starren</text:span></text:span></text:a></text:p>
          </table:table-cell>
          <table:table-cell table:style-name="Table1.F180" office:value-type="string">
            <text:p text:style-name="Table_20_Contents"><text:a xlink:type="simple" xlink:href="https://woerterbuchnetz.de/?sigle=DWB&amp;lemid=S41108&amp;textid=36593595" text:style-name="Internet_20_link" text:visited-style-name="Visited_20_Internet_20_Link"><text:span text:style-name="Definition"><text:span text:style-name="T7">https://woerterbuchnetz.de/?sigle=DWB&amp;lemid=S41108&amp;textid=36593595</text:span></text:span></text:a></text:p>
          </table:table-cell>
        </table:table-row>
        <table:table-row>
          <table:table-cell table:style-name="Table1.A2" office:value-type="string">
            <text:p text:style-name="Table_20_Contents">staunen</text:p>
          </table:table-cell>
          <table:table-cell table:style-name="Table1.B181" office:value-type="string">
            <text:p text:style-name="Table_20_Contents">verb.</text:p>
          </table:table-cell>
          <table:table-cell table:style-name="Table1.C181" office:value-type="string">
            <text:p text:style-name="Table_20_Contents">Zeitwort, Tätigkeitswort</text:p>
          </table:table-cell>
          <table:table-cell table:style-name="Table1.D181" office:value-type="string">
            <text:p text:style-name="Table_20_Contents">»<text:span text:style-name="T2">staunen</text:span>, <text:span text:style-name="T1">verb.</text:span> <text:span text:style-name="T1">stupere.</text:span> <text:span text:style-name="T2">1)</text:span> <text:span text:style-name="T1">herkunft.</text:span> staunen <text:span text:style-name="T1">ist erst im nhd. nachzuweisen und geht vom oberd. gebiete aus. daher nimmt</text:span> <text:span text:style-name="T3">Kluge</text:span><text:span text:style-name="T4">6</text:span>«</text:p>
          </table:table-cell>
          <table:table-cell table:style-name="Table1.E181" office:value-type="string">
            <text:p text:style-name="Table_20_Contents"><text:a xlink:type="simple" xlink:href="https://woerterbuchnetz.de/?sigle=DWB&amp;lemid=S41742" text:style-name="Internet_20_link" text:visited-style-name="Visited_20_Internet_20_Link"><text:span text:style-name="Definition"><text:span text:style-name="T7">https://woerterbuchnetz.de/DWB/staunen</text:span></text:span></text:a></text:p>
          </table:table-cell>
          <table:table-cell table:style-name="Table1.F181" office:value-type="string">
            <text:p text:style-name="Table_20_Contents"><text:a xlink:type="simple" xlink:href="https://woerterbuchnetz.de/?sigle=DWB&amp;lemid=S41742&amp;textid=36824495" text:style-name="Internet_20_link" text:visited-style-name="Visited_20_Internet_20_Link"><text:span text:style-name="Definition"><text:span text:style-name="T7">https://woerterbuchnetz.de/?sigle=DWB&amp;lemid=S41742&amp;textid=36824495</text:span></text:span></text:a></text:p>
          </table:table-cell>
        </table:table-row>
        <table:table-row>
          <table:table-cell table:style-name="Table1.A2" office:value-type="string">
            <text:p text:style-name="Table_20_Contents">vergaffen</text:p>
          </table:table-cell>
          <table:table-cell table:style-name="Table1.B182" office:value-type="string">
            <text:p text:style-name="Table_20_Contents">verb.</text:p>
          </table:table-cell>
          <table:table-cell table:style-name="Table1.C182" office:value-type="string">
            <text:p text:style-name="Table_20_Contents">Zeitwort, Tätigkeitswort</text:p>
          </table:table-cell>
          <table:table-cell table:style-name="Table1.D182" office:value-type="string">
            <text:p text:style-name="Table_20_Contents">»… <text:span text:style-name="T1">beschauung einer sache in maszlose verwunderung gerathen. der gegenstand, der das gaffen verursacht, tritt mittels präposition an.</text:span> <text:span text:style-name="T2">1)</text:span> <text:span text:style-name="T1">allgemein, das</text:span> <text:span text:style-name="T2">staunen</text:span> <text:span text:style-name="T1">bezeichnend:</text:span> vergafft und verwundert sich allein ab gottes angsicht und güte. <text:span text:style-name="T3">Frank</text:span> <text:span text:style-name="T1">weltb.</text:span> 125<text:span text:style-name="T4">a</text:span>; sich an dem so auff«</text:p>
          </table:table-cell>
          <table:table-cell table:style-name="Table1.E182" office:value-type="string">
            <text:p text:style-name="Table_20_Contents"><text:a xlink:type="simple" xlink:href="https://woerterbuchnetz.de/?sigle=DWB&amp;lemid=V01318" text:style-name="Internet_20_link" text:visited-style-name="Visited_20_Internet_20_Link"><text:span text:style-name="Definition"><text:span text:style-name="T7">https://woerterbuchnetz.de/DWB/vergaffen</text:span></text:span></text:a></text:p>
          </table:table-cell>
          <table:table-cell table:style-name="Table1.F182" office:value-type="string">
            <text:p text:style-name="Table_20_Contents"><text:a xlink:type="simple" xlink:href="https://woerterbuchnetz.de/?sigle=DWB&amp;lemid=V01318&amp;textid=49333411" text:style-name="Internet_20_link" text:visited-style-name="Visited_20_Internet_20_Link"><text:span text:style-name="Definition"><text:span text:style-name="T7">https://woerterbuchnetz.de/?sigle=DWB&amp;lemid=V01318&amp;textid=49333411</text:span></text:span></text:a></text:p>
          </table:table-cell>
        </table:table-row>
        <table:table-row>
          <table:table-cell table:style-name="Table1.A2" office:value-type="string">
            <text:p text:style-name="Table_20_Contents">verirren</text:p>
          </table:table-cell>
          <table:table-cell table:style-name="Table1.B183" office:value-type="string">
            <text:p text:style-name="Table_20_Contents">verb.</text:p>
          </table:table-cell>
          <table:table-cell table:style-name="Table1.C183" office:value-type="string">
            <text:p text:style-name="Table_20_Contents">Zeitwort, Tätigkeitswort</text:p>
          </table:table-cell>
          <table:table-cell table:style-name="Table1.D183" office:value-type="string">
            <text:p text:style-name="Table_20_Contents">»… mein herr; lassen sie sehen, wo wir sind, ehe wir uns weiter verirren. <text:span text:style-name="T3">Lessing</text:span> 1, 541 (<text:span text:style-name="T1">Minna</text:span> 2, 9); wir <text:span text:style-name="T2">staunen</text:span> sie (<text:span text:style-name="T1">die frau, welche aus kaltem stolze frevelthaten verübt</text:span>) an, wie wir ein monstrum anstaunen; und wenn wir unsre neugierde«</text:p>
          </table:table-cell>
          <table:table-cell table:style-name="Table1.E183" office:value-type="string">
            <text:p text:style-name="Table_20_Contents"><text:a xlink:type="simple" xlink:href="https://woerterbuchnetz.de/?sigle=DWB&amp;lemid=V01943" text:style-name="Internet_20_link" text:visited-style-name="Visited_20_Internet_20_Link"><text:span text:style-name="Definition"><text:span text:style-name="T7">https://woerterbuchnetz.de/DWB/verirren</text:span></text:span></text:a></text:p>
          </table:table-cell>
          <table:table-cell table:style-name="Table1.F183" office:value-type="string">
            <text:p text:style-name="Table_20_Contents"><text:a xlink:type="simple" xlink:href="https://woerterbuchnetz.de/?sigle=DWB&amp;lemid=V01943&amp;textid=49548792" text:style-name="Internet_20_link" text:visited-style-name="Visited_20_Internet_20_Link"><text:span text:style-name="Definition"><text:span text:style-name="T7">https://woerterbuchnetz.de/?sigle=DWB&amp;lemid=V01943&amp;textid=49548792</text:span></text:span></text:a></text:p>
          </table:table-cell>
        </table:table-row>
        <table:table-row>
          <table:table-cell table:style-name="Table1.A2" office:value-type="string">
            <text:p text:style-name="Table_20_Contents">verkaufen</text:p>
          </table:table-cell>
          <table:table-cell table:style-name="Table1.B184" office:value-type="string">
            <text:p text:style-name="Table_20_Contents">verb.</text:p>
          </table:table-cell>
          <table:table-cell table:style-name="Table1.C184" office:value-type="string">
            <text:p text:style-name="Table_20_Contents">Zeitwort, Tätigkeitswort</text:p>
          </table:table-cell>
          <table:table-cell table:style-name="Table1.D184" office:value-type="string">
            <text:p text:style-name="Table_20_Contents">»… welcher einem unwissenden pöbel das seltene für das göttliche, und das künstliche für das wunderbare verkauft. <text:span text:style-name="T3">Lessing</text:span> 4, 54; wir <text:span text:style-name="T2">staunen</text:span> sie an, wie wir ein monstrum anstaunen und wenn wir unsere neugierde gesättigt haben, so .. ärgern (<text:span text:style-name="T1">wir</text:span>) uns über den«</text:p>
          </table:table-cell>
          <table:table-cell table:style-name="Table1.E184" office:value-type="string">
            <text:p text:style-name="Table_20_Contents"><text:a xlink:type="simple" xlink:href="https://woerterbuchnetz.de/?sigle=DWB&amp;lemid=V02020" text:style-name="Internet_20_link" text:visited-style-name="Visited_20_Internet_20_Link"><text:span text:style-name="Definition"><text:span text:style-name="T7">https://woerterbuchnetz.de/DWB/verkaufen</text:span></text:span></text:a></text:p>
          </table:table-cell>
          <table:table-cell table:style-name="Table1.F184" office:value-type="string">
            <text:p text:style-name="Table_20_Contents"><text:a xlink:type="simple" xlink:href="https://woerterbuchnetz.de/?sigle=DWB&amp;lemid=V02020&amp;textid=49569995" text:style-name="Internet_20_link" text:visited-style-name="Visited_20_Internet_20_Link"><text:span text:style-name="Definition"><text:span text:style-name="T7">https://woerterbuchnetz.de/?sigle=DWB&amp;lemid=V02020&amp;textid=49569995</text:span></text:span></text:a></text:p>
          </table:table-cell>
        </table:table-row>
        <table:table-row>
          <table:table-cell table:style-name="Table1.A2" office:value-type="string">
            <text:p text:style-name="Table_20_Contents">verkehren</text:p>
          </table:table-cell>
          <table:table-cell table:style-name="Table1.B185" office:value-type="string">
            <text:p text:style-name="Table_20_Contents">verb.</text:p>
          </table:table-cell>
          <table:table-cell table:style-name="Table1.C185" office:value-type="string">
            <text:p text:style-name="Table_20_Contents">Zeitwort, Tätigkeitswort</text:p>
          </table:table-cell>
          <table:table-cell table:style-name="Table1.D185" office:value-type="string">
            <text:p text:style-name="Table_20_Contents">»… mit <text:span text:style-name="T1">beigefügt:</text:span> muszt ich nicht mit der welt verkehren? das leere lernen, leeres lehren? <text:span text:style-name="T3">Göthe</text:span> 41, 74; du machst mich <text:span text:style-name="T2">staunen,</text:span> doch bist du wochenlang mit ihr verkehrt. <text:soft-page-break/><text:span text:style-name="T3">Geibel</text:span> <text:span text:style-name="T1">Brunhild</text:span> 8. <text:span text:style-name="T1">bildlich:</text:span> wie mit den fernen höh'n die strahlen dort verkehren,«</text:p>
          </table:table-cell>
          <table:table-cell table:style-name="Table1.E185" office:value-type="string">
            <text:p text:style-name="Table_20_Contents"><text:a xlink:type="simple" xlink:href="https://woerterbuchnetz.de/?sigle=DWB&amp;lemid=V02050" text:style-name="Internet_20_link" text:visited-style-name="Visited_20_Internet_20_Link"><text:span text:style-name="Definition"><text:span text:style-name="T7">https://woerterbuchnetz.de/DWB/verkehren</text:span></text:span></text:a></text:p>
          </table:table-cell>
          <table:table-cell table:style-name="Table1.F185" office:value-type="string">
            <text:p text:style-name="Table_20_Contents"><text:a xlink:type="simple" xlink:href="https://woerterbuchnetz.de/?sigle=DWB&amp;lemid=V02050&amp;textid=49575451" text:style-name="Internet_20_link" text:visited-style-name="Visited_20_Internet_20_Link"><text:span text:style-name="Definition"><text:span text:style-name="T7">https://woerterbuchnetz.de/?sigle=DWB&amp;lemid=V02050&amp;textid=49575451</text:span></text:span></text:a></text:p>
          </table:table-cell>
        </table:table-row>
        <table:table-row>
          <table:table-cell table:style-name="Table1.A2" office:value-type="string">
            <text:p text:style-name="Table_20_Contents">versenken</text:p>
          </table:table-cell>
          <table:table-cell table:style-name="Table1.B186" office:value-type="string">
            <text:p text:style-name="Table_20_Contents">verb.</text:p>
          </table:table-cell>
          <table:table-cell table:style-name="Table1.C186" office:value-type="string">
            <text:p text:style-name="Table_20_Contents">Zeitwort, Tätigkeitswort</text:p>
          </table:table-cell>
          <table:table-cell table:style-name="Table1.D186" office:value-type="string">
            <text:p text:style-name="Table_20_Contents">»… gelegen. <text:span text:style-name="T1">Hesperus</text:span> 1, 273; hier war, tief in gedanken versenket, der gottversöhner eingeschlafen. <text:span text:style-name="T3">Klopstock</text:span> <text:span text:style-name="T1">Messias</text:span> 1, 532; versenkt in ängstliches <text:span text:style-name="T2">staunen,</text:span> höret sie von den pallästen der Römer herüber ein dumpfes tief aufsteigend getöse. 7, 267; sie glaubt, bey mondeslicht, in«</text:p>
          </table:table-cell>
          <table:table-cell table:style-name="Table1.E186" office:value-type="string">
            <text:p text:style-name="Table_20_Contents"><text:a xlink:type="simple" xlink:href="https://woerterbuchnetz.de/?sigle=DWB&amp;lemid=V04064" text:style-name="Internet_20_link" text:visited-style-name="Visited_20_Internet_20_Link"><text:span text:style-name="Definition"><text:span text:style-name="T7">https://woerterbuchnetz.de/DWB/versenken</text:span></text:span></text:a></text:p>
          </table:table-cell>
          <table:table-cell table:style-name="Table1.F186" office:value-type="string">
            <text:p text:style-name="Table_20_Contents"><text:a xlink:type="simple" xlink:href="https://woerterbuchnetz.de/?sigle=DWB&amp;lemid=V04064&amp;textid=50191109" text:style-name="Internet_20_link" text:visited-style-name="Visited_20_Internet_20_Link"><text:span text:style-name="Definition"><text:span text:style-name="T7">https://woerterbuchnetz.de/?sigle=DWB&amp;lemid=V04064&amp;textid=50191109</text:span></text:span></text:a></text:p>
          </table:table-cell>
        </table:table-row>
        <table:table-row>
          <table:table-cell table:style-name="Table1.A2" office:value-type="string">
            <text:p text:style-name="Table_20_Contents">verspotten</text:p>
          </table:table-cell>
          <table:table-cell table:style-name="Table1.B187" office:value-type="string">
            <text:p text:style-name="Table_20_Contents">verb.</text:p>
          </table:table-cell>
          <table:table-cell table:style-name="Table1.C187" office:value-type="string">
            <text:p text:style-name="Table_20_Contents">Zeitwort, Tätigkeitswort</text:p>
          </table:table-cell>
          <table:table-cell table:style-name="Table1.D187" office:value-type="string">
            <text:p text:style-name="Table_20_Contents">»… gehnet vnd verspottet werden <text:span text:style-name="T3">Hutten</text:span> <text:span text:style-name="T1">opera</text:span> 1, 383 <text:span text:style-name="T1">Böcking;</text:span> daher rühren jene wunder, die die dichtkunst geleistet, über die wir <text:span text:style-name="T2">staunen</text:span> und fast zweifeln, die aber unsre süsze herren verspotten und närrisch finden <text:span text:style-name="T3">Herder</text:span> <text:span text:style-name="T1">werke</text:span> 1, 396; der komödienschreiber scheut sich«</text:p>
          </table:table-cell>
          <table:table-cell table:style-name="Table1.E187" office:value-type="string">
            <text:p text:style-name="Table_20_Contents"><text:a xlink:type="simple" xlink:href="https://woerterbuchnetz.de/?sigle=DWB&amp;lemid=V04455" text:style-name="Internet_20_link" text:visited-style-name="Visited_20_Internet_20_Link"><text:span text:style-name="Definition"><text:span text:style-name="T7">https://woerterbuchnetz.de/DWB/verspotten</text:span></text:span></text:a></text:p>
          </table:table-cell>
          <table:table-cell table:style-name="Table1.F187" office:value-type="string">
            <text:p text:style-name="Table_20_Contents"><text:a xlink:type="simple" xlink:href="https://woerterbuchnetz.de/?sigle=DWB&amp;lemid=V04455&amp;textid=50342553" text:style-name="Internet_20_link" text:visited-style-name="Visited_20_Internet_20_Link"><text:span text:style-name="Definition"><text:span text:style-name="T7">https://woerterbuchnetz.de/?sigle=DWB&amp;lemid=V04455&amp;textid=50342553</text:span></text:span></text:a></text:p>
          </table:table-cell>
        </table:table-row>
        <table:table-row>
          <table:table-cell table:style-name="Table1.A2" office:value-type="string">
            <text:p text:style-name="Table_20_Contents">verstarren</text:p>
          </table:table-cell>
          <table:table-cell table:style-name="Table1.B188" office:value-type="string">
            <text:p text:style-name="Table_20_Contents">verb.</text:p>
          </table:table-cell>
          <table:table-cell table:style-name="Table1.C188" office:value-type="string">
            <text:p text:style-name="Table_20_Contents">Zeitwort, Tätigkeitswort</text:p>
          </table:table-cell>
          <table:table-cell table:style-name="Table1.D188" office:value-type="string">
            <text:p text:style-name="Table_20_Contents">»… sine ogen weren om verstarret van older <text:span text:style-name="T1">quelle bei</text:span> <text:span text:style-name="T3">Schiller-Lübben</text:span> 5, 461<text:span text:style-name="T4">a</text:span>. <text:span text:style-name="T2">b)</text:span> <text:span text:style-name="T1">von personen,</text:span> '<text:span text:style-name="T1">starr vor angst, schreck,</text:span> <text:span text:style-name="T2">staunen</text:span>'<text:span text:style-name="T1">: rigidus, exanimatus</text:span> <text:span text:style-name="T3">Kirsch</text:span> 2, 313<text:span text:style-name="T4">b</text:span>; aber di man di mit ime (<text:span text:style-name="T1">Paulus</text:span>) volgeten stunden verstarret hôrende di stimme und«</text:p>
          </table:table-cell>
          <table:table-cell table:style-name="Table1.E188" office:value-type="string">
            <text:p text:style-name="Table_20_Contents"><text:a xlink:type="simple" xlink:href="https://woerterbuchnetz.de/?sigle=DWB&amp;lemid=V04871" text:style-name="Internet_20_link" text:visited-style-name="Visited_20_Internet_20_Link"><text:span text:style-name="Definition"><text:span text:style-name="T7">https://woerterbuchnetz.de/DWB/verstarren</text:span></text:span></text:a></text:p>
          </table:table-cell>
          <table:table-cell table:style-name="Table1.F188" office:value-type="string">
            <text:p text:style-name="Table_20_Contents"><text:a xlink:type="simple" xlink:href="https://woerterbuchnetz.de/?sigle=DWB&amp;lemid=V04871&amp;textid=50497803" text:style-name="Internet_20_link" text:visited-style-name="Visited_20_Internet_20_Link"><text:span text:style-name="Definition"><text:span text:style-name="T7">https://woerterbuchnetz.de/?sigle=DWB&amp;lemid=V04871&amp;textid=50497803</text:span></text:span></text:a></text:p>
          </table:table-cell>
        </table:table-row>
        <table:table-row>
          <table:table-cell table:style-name="Table1.A2" office:value-type="string">
            <text:p text:style-name="Table_20_Contents">verstaunen</text:p>
          </table:table-cell>
          <table:table-cell table:style-name="Table1.B189" office:value-type="string">
            <text:p text:style-name="Table_20_Contents">verb.</text:p>
          </table:table-cell>
          <table:table-cell table:style-name="Table1.C189" office:value-type="string">
            <text:p text:style-name="Table_20_Contents">Zeitwort, Tätigkeitswort</text:p>
          </table:table-cell>
          <table:table-cell table:style-name="Table1.D189" office:value-type="string">
            <text:p text:style-name="Table_20_Contents">»verstaunen, <text:span text:style-name="T1">verb.</text:span> , <text:span text:style-name="T1">taucht wie das simplex</text:span> <text:span text:style-name="T2">staunen</text:span> (<text:span text:style-name="T1">th.</text:span> 10, 2, 1176) <text:span text:style-name="T1">im</text:span> 17. <text:span text:style-name="T1">jh. auf, wird in der heutigen literatur nur in der form</text:span> verstaunt <text:span text:style-name="T1">von obd.</text:span>«</text:p>
          </table:table-cell>
          <table:table-cell table:style-name="Table1.E189" office:value-type="string">
            <text:p text:style-name="Table_20_Contents"><text:a xlink:type="simple" xlink:href="https://woerterbuchnetz.de/?sigle=DWB&amp;lemid=V04888" text:style-name="Internet_20_link" text:visited-style-name="Visited_20_Internet_20_Link"><text:span text:style-name="Definition"><text:span text:style-name="T7">https://woerterbuchnetz.de/DWB/verstaunen</text:span></text:span></text:a></text:p>
          </table:table-cell>
          <table:table-cell table:style-name="Table1.F189" office:value-type="string">
            <text:p text:style-name="Table_20_Contents"><text:a xlink:type="simple" xlink:href="https://woerterbuchnetz.de/?sigle=DWB&amp;lemid=V04888&amp;textid=50508960" text:style-name="Internet_20_link" text:visited-style-name="Visited_20_Internet_20_Link"><text:span text:style-name="Definition"><text:span text:style-name="T7">https://woerterbuchnetz.de/?sigle=DWB&amp;lemid=V04888&amp;textid=50508960</text:span></text:span></text:a></text:p>
          </table:table-cell>
        </table:table-row>
        <table:table-row>
          <table:table-cell table:style-name="Table1.A2" office:value-type="string">
            <text:p text:style-name="Table_20_Contents">verstaunen</text:p>
          </table:table-cell>
          <table:table-cell table:style-name="Table1.B190" office:value-type="string">
            <text:p text:style-name="Table_20_Contents">verb.</text:p>
          </table:table-cell>
          <table:table-cell table:style-name="Table1.C190" office:value-type="string">
            <text:p text:style-name="Table_20_Contents">Zeitwort, Tätigkeitswort</text:p>
          </table:table-cell>
          <table:table-cell table:style-name="Table1.D190" office:value-type="string">
            <text:p text:style-name="Table_20_Contents">»… <text:span text:style-name="T1">sich versenkt</text:span> <text:span text:style-name="T3">Hunziker</text:span> <text:span text:style-name="T1">Aargau</text:span> 264; ferstune, <text:span text:style-name="T1">intr., erstaunen;</text:span> ganz ferstuunt isch er derbi <text:span text:style-name="T3">Seiler</text:span> <text:span text:style-name="T1">Basel</text:span> 113; <text:span text:style-name="T1">elsäss.</text:span> verstune<text:span text:style-name="T4">n</text:span>, <text:span text:style-name="T1">vor</text:span> <text:span text:style-name="T2">staunen</text:span> <text:span text:style-name="T1">und verwunderung kein wort hervorbringen, intr. reflex.;</text:span> verstunt, <text:span text:style-name="T1">gedankenlos oder nachdenklich, in gedanken versenkt</text:span> <text:span text:style-name="T3">Martin-Lienhart</text:span> 2, 602<text:span text:style-name="T4">a</text:span>; <text:span text:style-name="T1">schwäb.</text:span> verstaune«</text:p>
          </table:table-cell>
          <table:table-cell table:style-name="Table1.E190" office:value-type="string">
            <text:p text:style-name="Table_20_Contents"><text:a xlink:type="simple" xlink:href="https://woerterbuchnetz.de/?sigle=DWB&amp;lemid=V04888" text:style-name="Internet_20_link" text:visited-style-name="Visited_20_Internet_20_Link"><text:span text:style-name="Definition"><text:span text:style-name="T7">https://woerterbuchnetz.de/DWB/verstaunen</text:span></text:span></text:a></text:p>
          </table:table-cell>
          <table:table-cell table:style-name="Table1.F190" office:value-type="string">
            <text:p text:style-name="Table_20_Contents"><text:a xlink:type="simple" xlink:href="https://woerterbuchnetz.de/?sigle=DWB&amp;lemid=V04888&amp;textid=50509053" text:style-name="Internet_20_link" text:visited-style-name="Visited_20_Internet_20_Link"><text:span text:style-name="Definition"><text:span text:style-name="T7">https://woerterbuchnetz.de/?sigle=DWB&amp;lemid=V04888&amp;textid=50509053</text:span></text:span></text:a></text:p>
          </table:table-cell>
        </table:table-row>
        <table:table-row>
          <table:table-cell table:style-name="Table1.A2" office:value-type="string">
            <text:p text:style-name="Table_20_Contents">verstaunen</text:p>
          </table:table-cell>
          <table:table-cell table:style-name="Table1.B191" office:value-type="string">
            <text:p text:style-name="Table_20_Contents">verb.</text:p>
          </table:table-cell>
          <table:table-cell table:style-name="Table1.C191" office:value-type="string">
            <text:p text:style-name="Table_20_Contents">Zeitwort, Tätigkeitswort</text:p>
          </table:table-cell>
          <table:table-cell table:style-name="Table1.D191" office:value-type="string">
            <text:p text:style-name="Table_20_Contents">»… <text:span text:style-name="T1">form des part. prät., zu dem wie in den mundarten ein intr. oder refl. verb. ergänzt werden kann;</text:span> '<text:span text:style-name="T1">starr vor</text:span> <text:span text:style-name="T2">staunen</text:span>': als ich so verstaunet dort sasze <text:span text:style-name="T3">Grimmelshausen</text:span> 2, 484, 30 <text:span text:style-name="T1">Keller;</text:span> verstaunt, gantz auszer mir, verblaszt und sonder kräfte lieg«</text:p>
          </table:table-cell>
          <table:table-cell table:style-name="Table1.E191" office:value-type="string">
            <text:p text:style-name="Table_20_Contents"><text:a xlink:type="simple" xlink:href="https://woerterbuchnetz.de/?sigle=DWB&amp;lemid=V04888" text:style-name="Internet_20_link" text:visited-style-name="Visited_20_Internet_20_Link"><text:span text:style-name="Definition"><text:span text:style-name="T7">https://woerterbuchnetz.de/DWB/verstaunen</text:span></text:span></text:a></text:p>
          </table:table-cell>
          <table:table-cell table:style-name="Table1.F191" office:value-type="string">
            <text:p text:style-name="Table_20_Contents"><text:a xlink:type="simple" xlink:href="https://woerterbuchnetz.de/?sigle=DWB&amp;lemid=V04888&amp;textid=50509308" text:style-name="Internet_20_link" text:visited-style-name="Visited_20_Internet_20_Link"><text:span text:style-name="Definition"><text:span text:style-name="T7">https://woerterbuchnetz.de/?sigle=DWB&amp;lemid=V04888&amp;textid=50509308</text:span></text:span></text:a></text:p>
          </table:table-cell>
        </table:table-row>
        <table:table-row>
          <table:table-cell table:style-name="Table1.A2" office:value-type="string">
            <text:p text:style-name="Table_20_Contents">versteinern</text:p>
          </table:table-cell>
          <table:table-cell table:style-name="Table1.B192" office:value-type="string">
            <text:p text:style-name="Table_20_Contents">verb.</text:p>
          </table:table-cell>
          <table:table-cell table:style-name="Table1.C192" office:value-type="string">
            <text:p text:style-name="Table_20_Contents">Zeitwort, Tätigkeitswort</text:p>
          </table:table-cell>
          <table:table-cell table:style-name="Table1.D192" office:value-type="string">
            <text:p text:style-name="Table_20_Contents">»… zwang die frau, den zauber aufzuheben <text:span text:style-name="T3">Grimm</text:span> <text:span text:style-name="T1">hausmärchen</text:span> 1, 347. <text:span text:style-name="T1">gleich einer bildsäule starr sein, stehen bleiben, vor schreck, angst,</text:span> <text:span text:style-name="T2">staunen,</text:span> <text:span text:style-name="T1">überraschung:</text:span> da meine begleiter versteinert wie Loths weib zurückschaun <text:span text:style-name="T3">Schiller</text:span> 2, 92 (<text:span text:style-name="T1">räuber</text:span> 2, 3); Balacin aber stund unbeweglich vor«</text:p>
          </table:table-cell>
          <table:table-cell table:style-name="Table1.E192" office:value-type="string">
            <text:p text:style-name="Table_20_Contents"><text:a xlink:type="simple" xlink:href="https://woerterbuchnetz.de/?sigle=DWB&amp;lemid=V04940" text:style-name="Internet_20_link" text:visited-style-name="Visited_20_Internet_20_Link"><text:span text:style-name="Definition"><text:span text:style-name="T7">https://woerterbuchnetz.de/DWB/versteinern</text:span></text:span></text:a></text:p>
          </table:table-cell>
          <table:table-cell table:style-name="Table1.F192" office:value-type="string">
            <text:p text:style-name="Table_20_Contents"><text:a xlink:type="simple" xlink:href="https://woerterbuchnetz.de/?sigle=DWB&amp;lemid=V04940&amp;textid=50584755" text:style-name="Internet_20_link" text:visited-style-name="Visited_20_Internet_20_Link"><text:span text:style-name="Definition"><text:span text:style-name="T7">https://woerterbuchnetz.de/?sigle=DWB&amp;lemid=V04940&amp;textid=50584755</text:span></text:span></text:a></text:p>
          </table:table-cell>
        </table:table-row>
        <table:table-row>
          <table:table-cell table:style-name="Table1.A2" office:value-type="string">
            <text:p text:style-name="Table_20_Contents">versteinern</text:p>
          </table:table-cell>
          <table:table-cell table:style-name="Table1.B193" office:value-type="string">
            <text:p text:style-name="Table_20_Contents">verb.</text:p>
          </table:table-cell>
          <table:table-cell table:style-name="Table1.C193" office:value-type="string">
            <text:p text:style-name="Table_20_Contents">Zeitwort, Tätigkeitswort</text:p>
          </table:table-cell>
          <table:table-cell table:style-name="Table1.D193" office:value-type="string">
            <text:p text:style-name="Table_20_Contents">»… welcher mich durch anmuthigste geberden versteinerte <text:span text:style-name="T3">Ziegler</text:span> <text:span text:style-name="T1">Banise</text:span> 91. <text:span text:style-name="T1">unbeweglich machen durch heftige gemüthsbewegungen</text:span> <text:span text:style-name="T3">Campe</text:span>; versteinert werden vor schrecken und <text:span text:style-name="T2">staunen,</text:span> <text:span text:style-name="T1">unbeweglich da stehen</text:span> <text:span text:style-name="T3">Adelung</text:span>; o könig! — das schrecken hat ihn versteinert! — könig! <text:span text:style-name="T3">Lessing</text:span> 2, 375 (<text:span text:style-name="T1">Philotas</text:span> 8); dieses »nun?« in«</text:p>
          </table:table-cell>
          <table:table-cell table:style-name="Table1.E193" office:value-type="string">
            <text:p text:style-name="Table_20_Contents"><text:a xlink:type="simple" xlink:href="https://woerterbuchnetz.de/?sigle=DWB&amp;lemid=V04940" text:style-name="Internet_20_link" text:visited-style-name="Visited_20_Internet_20_Link"><text:span text:style-name="Definition"><text:span text:style-name="T7">https://woerterbuchnetz.de/DWB/versteinern</text:span></text:span></text:a></text:p>
          </table:table-cell>
          <table:table-cell table:style-name="Table1.F193" office:value-type="string">
            <text:p text:style-name="Table_20_Contents"><text:a xlink:type="simple" xlink:href="https://woerterbuchnetz.de/?sigle=DWB&amp;lemid=V04940&amp;textid=50585703" text:style-name="Internet_20_link" text:visited-style-name="Visited_20_Internet_20_Link"><text:span text:style-name="Definition"><text:span text:style-name="T7">https://woerterbuchnetz.de/?sigle=DWB&amp;lemid=V04940&amp;textid=50585703</text:span></text:span></text:a></text:p>
          </table:table-cell>
        </table:table-row>
        <table:table-row>
          <table:table-cell table:style-name="Table1.A2" office:value-type="string">
            <text:p text:style-name="Table_20_Contents">verstummen</text:p>
          </table:table-cell>
          <table:table-cell table:style-name="Table1.B194" office:value-type="string">
            <text:p text:style-name="Table_20_Contents">verb.</text:p>
          </table:table-cell>
          <table:table-cell table:style-name="Table1.C194" office:value-type="string">
            <text:p text:style-name="Table_20_Contents">Zeitwort, Tätigkeitswort</text:p>
          </table:table-cell>
          <table:table-cell table:style-name="Table1.D194" office:value-type="string">
            <text:p text:style-name="Table_20_Contents">»… <text:span text:style-name="T1">Weim. selten</text:span> '<text:span text:style-name="T1">starr werden, stocken</text:span>': dasz ich dir .. sage was so lange stockt und verstummt IV 8, 206. '<text:span text:style-name="T1">starr vor</text:span> <text:span text:style-name="T2">staunen</text:span>': die pharisei sind verstumpt in der ler des herren und haben sich gewundert <text:span text:style-name="T1">erste d. bibel</text:span> 3, 10, 40 <text:span text:style-name="T1">Kurrelmeyer.</text:span>«</text:p>
          </table:table-cell>
          <table:table-cell table:style-name="Table1.E194" office:value-type="string">
            <text:p text:style-name="Table_20_Contents"><text:a xlink:type="simple" xlink:href="https://woerterbuchnetz.de/?sigle=DWB&amp;lemid=V05095" text:style-name="Internet_20_link" text:visited-style-name="Visited_20_Internet_20_Link"><text:span text:style-name="Definition"><text:span text:style-name="T7">https://woerterbuchnetz.de/DWB/verstummen</text:span></text:span></text:a></text:p>
          </table:table-cell>
          <table:table-cell table:style-name="Table1.F194" office:value-type="string">
            <text:p text:style-name="Table_20_Contents"><text:a xlink:type="simple" xlink:href="https://woerterbuchnetz.de/?sigle=DWB&amp;lemid=V05095&amp;textid=50669588" text:style-name="Internet_20_link" text:visited-style-name="Visited_20_Internet_20_Link"><text:span text:style-name="Definition"><text:span text:style-name="T7">https://woerterbuchnetz.de/?sigle=DWB&amp;lemid=V05095&amp;textid=50669588</text:span></text:span></text:a></text:p>
          </table:table-cell>
        </table:table-row>
        <table:table-row>
          <table:table-cell table:style-name="Table1.A2" office:value-type="string">
            <text:p text:style-name="Table_20_Contents">wabben</text:p>
          </table:table-cell>
          <table:table-cell table:style-name="Table1.B195" office:value-type="string">
            <text:p text:style-name="Table_20_Contents">verb.</text:p>
          </table:table-cell>
          <table:table-cell table:style-name="Table1.C195" office:value-type="string">
            <text:p text:style-name="Table_20_Contents">Zeitwort, Tätigkeitswort</text:p>
          </table:table-cell>
          <table:table-cell table:style-name="Table1.D195" office:value-type="string">
            <text:p text:style-name="Table_20_Contents">»… <text:span text:style-name="T1">mit umsetzung des</text:span> bb <text:span text:style-name="T1">in</text:span> pp wappen. <text:span text:style-name="T1">auch die verwandten dialecte bieten mehrere formen. ags.</text:span> wafian <text:span text:style-name="T3">Bosworth-Toller</text:span> 1162. 63 <text:span text:style-name="T1">schwanken,</text:span> <text:span text:style-name="T2">staunen,</text:span> <text:span text:style-name="T1">sich wundern, altengl.</text:span> waven <text:span text:style-name="T3">Stratmann-Bradley</text:span> 672, <text:span text:style-name="T1">engl.</text:span> wave <text:span text:style-name="T1">schwanken, schweben, flattern, fluten und altnord.</text:span> (<text:span text:style-name="T1">mit abweichendem vocal</text:span>) váfa <text:span text:style-name="T3">Fritzner</text:span> 3,«</text:p>
          </table:table-cell>
          <table:table-cell table:style-name="Table1.E195" office:value-type="string">
            <text:p text:style-name="Table_20_Contents"><text:a xlink:type="simple" xlink:href="https://woerterbuchnetz.de/?sigle=DWB&amp;lemid=W00015" text:style-name="Internet_20_link" text:visited-style-name="Visited_20_Internet_20_Link"><text:span text:style-name="Definition"><text:span text:style-name="T7">https://woerterbuchnetz.de/DWB/wabben</text:span></text:span></text:a></text:p>
          </table:table-cell>
          <table:table-cell table:style-name="Table1.F195" office:value-type="string">
            <text:p text:style-name="Table_20_Contents"><text:a xlink:type="simple" xlink:href="https://woerterbuchnetz.de/?sigle=DWB&amp;lemid=W00015&amp;textid=53334046" text:style-name="Internet_20_link" text:visited-style-name="Visited_20_Internet_20_Link"><text:span text:style-name="Definition"><text:span text:style-name="T7">https://woerterbuchnetz.de/?sigle=DWB&amp;lemid=W00015&amp;textid=53334046</text:span></text:span></text:a></text:p>
          </table:table-cell>
        </table:table-row>
      </table:table>
      <text:p text:style-name="P11">Für die Techniker: Die Abfrage wurde mit <text:a xlink:type="simple" xlink:href="https://github.com/infinite-dao/werkzeuge-woerterbuchnetz-de/tree/main/DWB1#dwb-pss_volltext_abfragen-und-ausgebensh" text:style-name="Internet_20_link" text:visited-style-name="Visited_20_Internet_20_Link"><text:span text:style-name="T9">DWB-PSS_volltext_abfragen-und-ausgeben.sh (siehe github.com)</text:span></text:a> duchgeführt. </text:p>
      <text:h text:style-name="Heading_20_1" text:outline-level="1"><text:bookmark-start text:name="sec-GRIMM_Abkuerzungen"/>Abkürzungen (Grimm-Nacharbeitung DWB2)<text:bookmark-end text:name="sec-GRIMM_Abkuerzungen"/></text:h>
      <text:p text:style-name="First_20_paragraph">[Vorbemerkungen AP: Manche Abkürzungen im DWB1, und diese hier aufgelisteten vom DWB2, scheinen nicht übereinzustimmen, daher bitte mit Bedacht und nicht zu streng lesen. Diese Abkürzungen befinden sich in <text:a xlink:type="simple" xlink:href="https://woerterbuchnetz.de/DWB2/" text:style-name="Internet_20_link" text:visited-style-name="Visited_20_Internet_20_Link"><text:span text:style-name="Definition">https://woerterbuchnetz.de/DWB2</text:span></text:a> → Vorwort, Verzeichnisse → Abkürzungen oder siehe <text:a xlink:type="simple" xlink:href="https://woerterbuchnetz.de/Woerterbuecher/DWB2/2dwb_1_abkürzungsverzeichnis.html" text:style-name="Internet_20_link" text:visited-style-name="Visited_20_Internet_20_Link"><text:span text:style-name="Definition">https://woerterbuchnetz.de/Woerterbuecher/DWB2/2dwb_1_abkürzungsverzeichnis.html</text:span></text:a> (abgerufen am 22. Nebelmonat (November) 2022).]</text:p>
      <text:p text:style-name="Text_20_body">Die Abkürzungen gelten auch für alle flektierten Formen einschließlich der Pluralformen, wenn dafür keine eigenen Abkürzungen aufgeführt sind. Abkürzungen für deutsche und lateinische Bezeichnungen biblischer Bücher s. S. 15.</text:p>
      <text:p text:style-name="Text_20_body">Für Abkürzungen, die im Abkürzungsverzeichnis nicht nachgewiesen sind, gelten folgende Regeln: Mit <text:span text:style-name="T1">-isch </text:span>gebildete Adjektive werden auf den letzten Konsonanten vor dem Suffix abgekürzt. Die Abkürzungen für Sprachbezeichnungen auf <text:span text:style-name="T1">-isch </text:span>gelten auch für die gleichen Sprachbezeichnungen mit abweichender Bildungs­weise, z. B. auf <text:span text:style-name="T1">-er</text:span>.</text:p>
      <text:p text:style-name="Text_20_body"><text:soft-page-break/>Das Part. Perf. von starken Verben wird auf den Wortstamm abgekürzt.</text:p>
      <text:p text:style-name="Text_20_body">Von geographischen Eigennamen abgeleitete lateinische Adjektive werden auf den Wortstamm abgekürzt <text:span text:style-name="T1">(austr., bavar., bohem., lusat., pruss., pruten., siles., vienn., zoller.). </text:span>Für weitere, seltener vorkommende Sprach­bezeichnungen gelten die von Pokorny, Indogermanisches etymologisches Wörterbuch, 1959/69, verwendeten Abkürzungen.</text:p>
      <text:section text:style-name="Sect1" text:name="Bereich1_4spaltig"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8">Abk.</text:p>
            </table:table-cell>
            <table:table-cell table:style-name="Tabelle1.A1" office:value-type="string">
              <text:p text:style-name="P8">Erklärungen</text:p>
            </table:table-cell>
          </table:table-row>
          <table:table-row>
            <table:table-cell table:style-name="Tabelle1.A2" office:value-type="string">
              <text:p text:style-name="P7">A</text:p>
            </table:table-cell>
            <table:table-cell table:style-name="Tabelle1.B2" office:value-type="string">
              <text:p text:style-name="P7">Anfang (vor Belegdatum)</text:p>
            </table:table-cell>
          </table:table-row>
          <table:table-row>
            <table:table-cell table:style-name="Tabelle1.A2" office:value-type="string">
              <text:p text:style-name="P4">a.</text:p>
            </table:table-cell>
            <table:table-cell table:style-name="Tabelle1.B3" office:value-type="string">
              <text:p text:style-name="P7">Akkusativ (in kombinierten Angaben zur Flexion)</text:p>
            </table:table-cell>
          </table:table-row>
          <table:table-row>
            <table:table-cell table:style-name="Tabelle1.A2" office:value-type="string">
              <text:p text:style-name="P4">a. a. o.</text:p>
            </table:table-cell>
            <table:table-cell table:style-name="Tabelle1.B4" office:value-type="string">
              <text:p text:style-name="P7">am angegebenen Ort</text:p>
            </table:table-cell>
          </table:table-row>
          <table:table-row>
            <table:table-cell table:style-name="Tabelle1.A2" office:value-type="string">
              <text:p text:style-name="P4">abh.</text:p>
            </table:table-cell>
            <table:table-cell table:style-name="Tabelle1.B5" office:value-type="string">
              <text:p text:style-name="P7">Abhandlung</text:p>
            </table:table-cell>
          </table:table-row>
          <table:table-row>
            <table:table-cell table:style-name="Tabelle1.A2" office:value-type="string">
              <text:p text:style-name="P4">abl.</text:p>
            </table:table-cell>
            <table:table-cell table:style-name="Tabelle1.B6" office:value-type="string">
              <text:p text:style-name="P7">Ablativ</text:p>
            </table:table-cell>
          </table:table-row>
          <table:table-row>
            <table:table-cell table:style-name="Tabelle1.A2" office:value-type="string">
              <text:p text:style-name="P4">abl.</text:p>
            </table:table-cell>
            <table:table-cell table:style-name="Tabelle1.B7" office:value-type="string">
              <text:p text:style-name="P7">Ableitung</text:p>
            </table:table-cell>
          </table:table-row>
          <table:table-row>
            <table:table-cell table:style-name="Tabelle1.A2" office:value-type="string">
              <text:p text:style-name="P4">adän.</text:p>
            </table:table-cell>
            <table:table-cell table:style-name="Tabelle1.B8" office:value-type="string">
              <text:p text:style-name="P7">altdänisch</text:p>
            </table:table-cell>
          </table:table-row>
          <table:table-row>
            <table:table-cell table:style-name="Tabelle1.A2" office:value-type="string">
              <text:p text:style-name="P4">adj.</text:p>
            </table:table-cell>
            <table:table-cell table:style-name="Tabelle1.B9" office:value-type="string">
              <text:p text:style-name="P7">Adjektiv</text:p>
            </table:table-cell>
          </table:table-row>
          <table:table-row>
            <table:table-cell table:style-name="Tabelle1.A2" office:value-type="string">
              <text:p text:style-name="P4">adv.</text:p>
            </table:table-cell>
            <table:table-cell table:style-name="Tabelle1.B10" office:value-type="string">
              <text:p text:style-name="P7">Adverb</text:p>
            </table:table-cell>
          </table:table-row>
          <table:table-row>
            <table:table-cell table:style-name="Tabelle1.A2" office:value-type="string">
              <text:p text:style-name="P4">ae.</text:p>
            </table:table-cell>
            <table:table-cell table:style-name="Tabelle1.B11" office:value-type="string">
              <text:p text:style-name="P7">altenglisch</text:p>
            </table:table-cell>
          </table:table-row>
          <table:table-row>
            <table:table-cell table:style-name="Tabelle1.A2" office:value-type="string">
              <text:p text:style-name="P4">afda.</text:p>
            </table:table-cell>
            <table:table-cell table:style-name="Tabelle1.B12" office:value-type="string">
              <text:p text:style-name="P7">Anzeiger für deutsches Altertum</text:p>
            </table:table-cell>
          </table:table-row>
          <table:table-row>
            <table:table-cell table:style-name="Tabelle1.A2" office:value-type="string">
              <text:p text:style-name="P4">afrs.</text:p>
            </table:table-cell>
            <table:table-cell table:style-name="Tabelle1.B13" office:value-type="string">
              <text:p text:style-name="P7">altfriesisch</text:p>
            </table:table-cell>
          </table:table-row>
          <table:table-row>
            <table:table-cell table:style-name="Tabelle1.A2" office:value-type="string">
              <text:p text:style-name="P4">afrz.</text:p>
            </table:table-cell>
            <table:table-cell table:style-name="Tabelle1.B14" office:value-type="string">
              <text:p text:style-name="P7">altfranzösisch</text:p>
            </table:table-cell>
          </table:table-row>
          <table:table-row>
            <table:table-cell table:style-name="Tabelle1.A2" office:value-type="string">
              <text:p text:style-name="P4">agerm.</text:p>
            </table:table-cell>
            <table:table-cell table:style-name="Tabelle1.B15" office:value-type="string">
              <text:p text:style-name="P7">altgermanisch</text:p>
            </table:table-cell>
          </table:table-row>
          <table:table-row>
            <table:table-cell table:style-name="Tabelle1.A2" office:value-type="string">
              <text:p text:style-name="P4">ags.</text:p>
            </table:table-cell>
            <table:table-cell table:style-name="Tabelle1.B16" office:value-type="string">
              <text:p text:style-name="P7">angelsächsisch</text:p>
            </table:table-cell>
          </table:table-row>
          <table:table-row>
            <table:table-cell table:style-name="Tabelle1.A2" office:value-type="string">
              <text:p text:style-name="P4">ahd.</text:p>
            </table:table-cell>
            <table:table-cell table:style-name="Tabelle1.B17" office:value-type="string">
              <text:p text:style-name="P7">althochdeutsch</text:p>
            </table:table-cell>
          </table:table-row>
          <table:table-row>
            <table:table-cell table:style-name="Tabelle1.A2" office:value-type="string">
              <text:p text:style-name="P4">ai.</text:p>
            </table:table-cell>
            <table:table-cell table:style-name="Tabelle1.B18" office:value-type="string">
              <text:p text:style-name="P7">altindisch</text:p>
            </table:table-cell>
          </table:table-row>
          <table:table-row>
            <table:table-cell table:style-name="Tabelle1.A2" office:value-type="string">
              <text:p text:style-name="P4">air.</text:p>
            </table:table-cell>
            <table:table-cell table:style-name="Tabelle1.B19" office:value-type="string">
              <text:p text:style-name="P7">altirisch</text:p>
            </table:table-cell>
          </table:table-row>
          <table:table-row>
            <table:table-cell table:style-name="Tabelle1.A2" office:value-type="string">
              <text:p text:style-name="P4">aisl.</text:p>
            </table:table-cell>
            <table:table-cell table:style-name="Tabelle1.B20" office:value-type="string">
              <text:p text:style-name="P7">altisländisch</text:p>
            </table:table-cell>
          </table:table-row>
          <table:table-row>
            <table:table-cell table:style-name="Tabelle1.A2" office:value-type="string">
              <text:p text:style-name="P4">ak.</text:p>
            </table:table-cell>
            <table:table-cell table:style-name="Tabelle1.B21" office:value-type="string">
              <text:p text:style-name="P7">Akademie (als Ausgabenkennzeichnung)</text:p>
            </table:table-cell>
          </table:table-row>
          <table:table-row>
            <table:table-cell table:style-name="Tabelle1.A2" office:value-type="string">
              <text:p text:style-name="P4">akk.</text:p>
            </table:table-cell>
            <table:table-cell table:style-name="Tabelle1.B22" office:value-type="string">
              <text:p text:style-name="P7">Akkusativ</text:p>
            </table:table-cell>
          </table:table-row>
          <table:table-row>
            <table:table-cell table:style-name="Tabelle1.A2" office:value-type="string">
              <text:p text:style-name="P4">aksl.</text:p>
            </table:table-cell>
            <table:table-cell table:style-name="Tabelle1.B23" office:value-type="string">
              <text:p text:style-name="P7">altkirchenslawisch</text:p>
            </table:table-cell>
          </table:table-row>
          <table:table-row>
            <table:table-cell table:style-name="Tabelle1.A2" office:value-type="string">
              <text:p text:style-name="P4">akt.</text:p>
            </table:table-cell>
            <table:table-cell table:style-name="Tabelle1.B24" office:value-type="string">
              <text:p text:style-name="P7">Aktiv</text:p>
            </table:table-cell>
          </table:table-row>
          <table:table-row>
            <table:table-cell table:style-name="Tabelle1.A2" office:value-type="string">
              <text:p text:style-name="P4">al(em).</text:p>
            </table:table-cell>
            <table:table-cell table:style-name="Tabelle1.B25" office:value-type="string">
              <text:p text:style-name="P7">alemannisch</text:p>
            </table:table-cell>
          </table:table-row>
          <table:table-row>
            <table:table-cell table:style-name="Tabelle1.A2" office:value-type="string">
              <text:p text:style-name="P4">alat.</text:p>
            </table:table-cell>
            <table:table-cell table:style-name="Tabelle1.B26" office:value-type="string">
              <text:p text:style-name="P7">altlateinisch</text:p>
            </table:table-cell>
          </table:table-row>
          <table:table-row>
            <table:table-cell table:style-name="Tabelle1.A2" office:value-type="string">
              <text:p text:style-name="P4">alb.</text:p>
            </table:table-cell>
            <table:table-cell table:style-name="Tabelle1.B27" office:value-type="string">
              <text:p text:style-name="P7">albanisch</text:p>
            </table:table-cell>
          </table:table-row>
          <table:table-row>
            <table:table-cell table:style-name="Tabelle1.A2" office:value-type="string">
              <text:p text:style-name="P4">allg.</text:p>
            </table:table-cell>
            <table:table-cell table:style-name="Tabelle1.B28" office:value-type="string">
              <text:p text:style-name="P7">allgemein</text:p>
            </table:table-cell>
          </table:table-row>
          <table:table-row>
            <table:table-cell table:style-name="Tabelle1.A2" office:value-type="string">
              <text:p text:style-name="P4">alm.</text:p>
            </table:table-cell>
            <table:table-cell table:style-name="Tabelle1.B29" office:value-type="string">
              <text:p text:style-name="P7">Almanach</text:p>
            </table:table-cell>
          </table:table-row>
          <table:table-row>
            <table:table-cell table:style-name="Tabelle1.A2" office:value-type="string">
              <text:p text:style-name="P4">ält.</text:p>
            </table:table-cell>
            <table:table-cell table:style-name="Tabelle1.B30" office:value-type="string">
              <text:p text:style-name="P7">älter</text:p>
            </table:table-cell>
          </table:table-row>
          <table:table-row>
            <table:table-cell table:style-name="Tabelle1.A2" office:value-type="string">
              <text:p text:style-name="P4">amer.</text:p>
            </table:table-cell>
            <table:table-cell table:style-name="Tabelle1.B31" office:value-type="string">
              <text:p text:style-name="P7">amerikanisch</text:p>
            </table:table-cell>
          </table:table-row>
          <table:table-row>
            <table:table-cell table:style-name="Tabelle1.A2" office:value-type="string">
              <text:p text:style-name="P4">an.</text:p>
            </table:table-cell>
            <table:table-cell table:style-name="Tabelle1.B32" office:value-type="string">
              <text:p text:style-name="P7">altnordisch</text:p>
            </table:table-cell>
          </table:table-row>
          <table:table-row>
            <table:table-cell table:style-name="Tabelle1.A2" office:value-type="string">
              <text:p text:style-name="P4">anfrk.</text:p>
            </table:table-cell>
            <table:table-cell table:style-name="Tabelle1.B33" office:value-type="string">
              <text:p text:style-name="P7">altniederfränkisch</text:p>
            </table:table-cell>
          </table:table-row>
          <table:table-row>
            <table:table-cell table:style-name="Tabelle1.A2" office:value-type="string">
              <text:p text:style-name="P4">anh.</text:p>
            </table:table-cell>
            <table:table-cell table:style-name="Tabelle1.B34" office:value-type="string">
              <text:p text:style-name="P7">Anhang</text:p>
            </table:table-cell>
          </table:table-row>
          <table:table-row>
            <table:table-cell table:style-name="Tabelle1.A2" office:value-type="string">
              <text:p text:style-name="P4">anm.</text:p>
            </table:table-cell>
            <table:table-cell table:style-name="Tabelle1.B35" office:value-type="string">
              <text:p text:style-name="P7">Anmerkung</text:p>
            </table:table-cell>
          </table:table-row>
          <table:table-row>
            <table:table-cell table:style-name="Tabelle1.A2" office:value-type="string">
              <text:p text:style-name="P4">anorw.</text:p>
            </table:table-cell>
            <table:table-cell table:style-name="Tabelle1.B36" office:value-type="string">
              <text:p text:style-name="P7">altnorwegisch</text:p>
            </table:table-cell>
          </table:table-row>
          <table:table-row>
            <table:table-cell table:style-name="Tabelle1.A2" office:value-type="string">
              <text:p text:style-name="P4">anz.</text:p>
            </table:table-cell>
            <table:table-cell table:style-name="Tabelle1.B37" office:value-type="string">
              <text:p text:style-name="P7">Anzeiger</text:p>
            </table:table-cell>
          </table:table-row>
          <table:table-row>
            <table:table-cell table:style-name="Tabelle1.A2" office:value-type="string">
              <text:p text:style-name="P4">app.</text:p>
            </table:table-cell>
            <table:table-cell table:style-name="Tabelle1.B38" office:value-type="string">
              <text:p text:style-name="P7">Appendix</text:p>
            </table:table-cell>
          </table:table-row>
          <table:table-row>
            <table:table-cell table:style-name="Tabelle1.A2" office:value-type="string">
              <text:p text:style-name="P4">arab.</text:p>
            </table:table-cell>
            <table:table-cell table:style-name="Tabelle1.B39" office:value-type="string">
              <text:p text:style-name="P7">arabisch</text:p>
            </table:table-cell>
          </table:table-row>
          <table:table-row>
            <table:table-cell table:style-name="Tabelle1.A2" office:value-type="string">
              <text:p text:style-name="P4">arch.</text:p>
            </table:table-cell>
            <table:table-cell table:style-name="Tabelle1.B40" office:value-type="string">
              <text:p text:style-name="P7">Archiv</text:p>
            </table:table-cell>
          </table:table-row>
          <table:table-row>
            <table:table-cell table:style-name="Tabelle1.A2" office:value-type="string">
              <text:p text:style-name="P4">archäol.</text:p>
            </table:table-cell>
            <table:table-cell table:style-name="Tabelle1.B41" office:value-type="string">
              <text:p text:style-name="P7">Archäologie, archäologisch</text:p>
            </table:table-cell>
          </table:table-row>
          <table:table-row>
            <table:table-cell table:style-name="Tabelle1.A2" office:value-type="string">
              <text:p text:style-name="P4">art.</text:p>
            </table:table-cell>
            <table:table-cell table:style-name="Tabelle1.B42" office:value-type="string">
              <text:p text:style-name="P7">Artikel</text:p>
            </table:table-cell>
          </table:table-row>
          <table:table-row>
            <table:table-cell table:style-name="Tabelle1.A2" office:value-type="string">
              <text:p text:style-name="P4">as.</text:p>
            </table:table-cell>
            <table:table-cell table:style-name="Tabelle1.B43" office:value-type="string">
              <text:p text:style-name="P7">altsächsisch</text:p>
            </table:table-cell>
          </table:table-row>
          <table:table-row>
            <table:table-cell table:style-name="Tabelle1.A2" office:value-type="string">
              <text:p text:style-name="P4">aschwed.</text:p>
            </table:table-cell>
            <table:table-cell table:style-name="Tabelle1.B44" office:value-type="string">
              <text:p text:style-name="P7">altschwedisch</text:p>
            </table:table-cell>
          </table:table-row>
          <table:table-row>
            <table:table-cell table:style-name="Tabelle1.A2" office:value-type="string">
              <text:p text:style-name="P4">aslaw.</text:p>
            </table:table-cell>
            <table:table-cell table:style-name="Tabelle1.B45" office:value-type="string">
              <text:p text:style-name="P7">altslawisch</text:p>
            </table:table-cell>
          </table:table-row>
          <table:table-row>
            <table:table-cell table:style-name="Tabelle1.A2" office:value-type="string">
              <text:p text:style-name="P4">AT</text:p>
            </table:table-cell>
            <table:table-cell table:style-name="Tabelle1.B46" office:value-type="string">
              <text:p text:style-name="P7">Altdeutsche Texte</text:p>
            </table:table-cell>
          </table:table-row>
          <table:table-row>
            <table:table-cell table:style-name="Tabelle1.A2" office:value-type="string">
              <text:p text:style-name="P4">ATB</text:p>
            </table:table-cell>
            <table:table-cell table:style-name="Tabelle1.B47" office:value-type="string">
              <text:p text:style-name="P7">Altdeutsche Textbibliothek</text:p>
            </table:table-cell>
          </table:table-row>
          <table:table-row>
            <table:table-cell table:style-name="Tabelle1.A2" office:value-type="string">
              <text:p text:style-name="P4">attr.</text:p>
            </table:table-cell>
            <table:table-cell table:style-name="Tabelle1.B48" office:value-type="string">
              <text:p text:style-name="P7">Attribut, attributiv</text:p>
            </table:table-cell>
          </table:table-row>
          <table:table-row>
            <table:table-cell table:style-name="Tabelle1.A2" office:value-type="string">
              <text:p text:style-name="P4">aufl.</text:p>
            </table:table-cell>
            <table:table-cell table:style-name="Tabelle1.B49" office:value-type="string">
              <text:p text:style-name="P7">Auflage</text:p>
            </table:table-cell>
          </table:table-row>
          <table:table-row>
            <table:table-cell table:style-name="Tabelle1.A2" office:value-type="string">
              <text:p text:style-name="P4">aufs.</text:p>
            </table:table-cell>
            <table:table-cell table:style-name="Tabelle1.B50" office:value-type="string">
              <text:p text:style-name="P7">Aufsatz</text:p>
            </table:table-cell>
          </table:table-row>
          <table:table-row>
            <table:table-cell table:style-name="Tabelle1.A2" office:value-type="string">
              <text:p text:style-name="P4">ausg.</text:p>
            </table:table-cell>
            <table:table-cell table:style-name="Tabelle1.B51" office:value-type="string">
              <text:p text:style-name="P7">Ausgabe</text:p>
            </table:table-cell>
          </table:table-row>
          <table:table-row>
            <table:table-cell table:style-name="Tabelle1.A2" office:value-type="string">
              <text:p text:style-name="P4">ausgew.</text:p>
            </table:table-cell>
            <table:table-cell table:style-name="Tabelle1.B52" office:value-type="string">
              <text:p text:style-name="P7">ausgewählt</text:p>
            </table:table-cell>
          </table:table-row>
          <table:table-row>
            <table:table-cell table:style-name="Tabelle1.A2" office:value-type="string">
              <text:p text:style-name="P4">-b.</text:p>
            </table:table-cell>
            <table:table-cell table:style-name="Tabelle1.B53" office:value-type="string">
              <text:p text:style-name="P7">-bar</text:p>
            </table:table-cell>
          </table:table-row>
          <table:table-row>
            <table:table-cell table:style-name="Tabelle1.A2" office:value-type="string">
              <text:p text:style-name="P4">-b.</text:p>
            </table:table-cell>
            <table:table-cell table:style-name="Tabelle1.B54" office:value-type="string">
              <text:p text:style-name="P7">-berg, -burg (in Ortsnamen)</text:p>
            </table:table-cell>
          </table:table-row>
          <table:table-row>
            <table:table-cell table:style-name="Tabelle1.A2" office:value-type="string">
              <text:p text:style-name="P4">b.</text:p>
            </table:table-cell>
            <table:table-cell table:style-name="Tabelle1.B55" office:value-type="string">
              <text:p text:style-name="P7">Buch</text:p>
            </table:table-cell>
          </table:table-row>
          <table:table-row>
            <table:table-cell table:style-name="Tabelle1.A2" office:value-type="string">
              <text:p text:style-name="P4">bad.</text:p>
            </table:table-cell>
            <table:table-cell table:style-name="Tabelle1.B56" office:value-type="string">
              <text:p text:style-name="P7">badisch</text:p>
            </table:table-cell>
          </table:table-row>
          <table:table-row>
            <table:table-cell table:style-name="Tabelle1.A2" office:value-type="string">
              <text:p text:style-name="P4">bair.</text:p>
            </table:table-cell>
            <table:table-cell table:style-name="Tabelle1.B57" office:value-type="string">
              <text:p text:style-name="P7">bairisch</text:p>
            </table:table-cell>
          </table:table-row>
          <table:table-row>
            <table:table-cell table:style-name="Tabelle1.A2" office:value-type="string">
              <text:p text:style-name="P4">balt.</text:p>
            </table:table-cell>
            <table:table-cell table:style-name="Tabelle1.B58" office:value-type="string">
              <text:p text:style-name="P7">baltisch</text:p>
            </table:table-cell>
          </table:table-row>
          <table:table-row>
            <table:table-cell table:style-name="Tabelle1.A2" office:value-type="string">
              <text:p text:style-name="P4">bd., bde.</text:p>
            </table:table-cell>
            <table:table-cell table:style-name="Tabelle1.B59" office:value-type="string">
              <text:p text:style-name="P7">Band, Bände</text:p>
            </table:table-cell>
          </table:table-row>
          <table:table-row>
            <table:table-cell table:style-name="Tabelle1.A2" office:value-type="string">
              <text:p text:style-name="P4">bed.</text:p>
            </table:table-cell>
            <table:table-cell table:style-name="Tabelle1.B60" office:value-type="string">
              <text:p text:style-name="P7">Bedeutung</text:p>
            </table:table-cell>
          </table:table-row>
          <table:table-row>
            <table:table-cell table:style-name="Tabelle1.A2" office:value-type="string">
              <text:p text:style-name="P4">beil.</text:p>
            </table:table-cell>
            <table:table-cell table:style-name="Tabelle1.B61" office:value-type="string">
              <text:p text:style-name="P7">Beilage</text:p>
            </table:table-cell>
          </table:table-row>
          <table:table-row>
            <table:table-cell table:style-name="Tabelle1.A2" office:value-type="string">
              <text:p text:style-name="P4">beitr.</text:p>
            </table:table-cell>
            <table:table-cell table:style-name="Tabelle1.B62" office:value-type="string">
              <text:p text:style-name="P7">Beitrag</text:p>
            </table:table-cell>
          </table:table-row>
          <table:table-row>
            <table:table-cell table:style-name="Tabelle1.A2" office:value-type="string">
              <text:p text:style-name="P4">beob.</text:p>
            </table:table-cell>
            <table:table-cell table:style-name="Tabelle1.B63" office:value-type="string">
              <text:p text:style-name="P7">Beobachtung</text:p>
            </table:table-cell>
          </table:table-row>
          <table:table-row>
            <table:table-cell table:style-name="Tabelle1.A2" office:value-type="string">
              <text:p text:style-name="P4">ber.</text:p>
            </table:table-cell>
            <table:table-cell table:style-name="Tabelle1.B64" office:value-type="string">
              <text:p text:style-name="P7">Bericht</text:p>
            </table:table-cell>
          </table:table-row>
          <table:table-row>
            <table:table-cell table:style-name="Tabelle1.A2" office:value-type="string">
              <text:p text:style-name="P4">Berl.</text:p>
            </table:table-cell>
            <table:table-cell table:style-name="Tabelle1.B65" office:value-type="string">
              <text:p text:style-name="P7">Berlin</text:p>
            </table:table-cell>
          </table:table-row>
          <table:table-row>
            <table:table-cell table:style-name="Tabelle1.A2" office:value-type="string">
              <text:p text:style-name="P4">berl.</text:p>
            </table:table-cell>
            <table:table-cell table:style-name="Tabelle1.B66" office:value-type="string">
              <text:p text:style-name="P7">berlinisch</text:p>
            </table:table-cell>
          </table:table-row>
          <table:table-row>
            <table:table-cell table:style-name="Tabelle1.A2" office:value-type="string">
              <text:p text:style-name="P4">BES</text:p>
            </table:table-cell>
            <table:table-cell table:style-name="Tabelle1.B67" office:value-type="string">
              <text:p text:style-name="P7">Beiträge zur Erforschung der deutschen Sprache</text:p>
            </table:table-cell>
          </table:table-row>
          <table:table-row>
            <table:table-cell table:style-name="Tabelle1.A2" office:value-type="string">
              <text:p text:style-name="P4">bes.</text:p>
            </table:table-cell>
            <table:table-cell table:style-name="Tabelle1.B68" office:value-type="string">
              <text:p text:style-name="P7">besonders</text:p>
            </table:table-cell>
          </table:table-row>
          <table:table-row>
            <table:table-cell table:style-name="Tabelle1.A2" office:value-type="string">
              <text:p text:style-name="P4">beschr.</text:p>
            </table:table-cell>
            <table:table-cell table:style-name="Tabelle1.B69" office:value-type="string">
              <text:p text:style-name="P7">Beschreibung</text:p>
            </table:table-cell>
          </table:table-row>
          <table:table-row>
            <table:table-cell table:style-name="Tabelle1.A2" office:value-type="string">
              <text:p text:style-name="P4">best. art.</text:p>
            </table:table-cell>
            <table:table-cell table:style-name="Tabelle1.B70" office:value-type="string">
              <text:p text:style-name="P7">bestimmter Artikel</text:p>
            </table:table-cell>
          </table:table-row>
          <table:table-row>
            <table:table-cell table:style-name="Tabelle1.A2" office:value-type="string">
              <text:p text:style-name="P4">bibl.</text:p>
            </table:table-cell>
            <table:table-cell table:style-name="Tabelle1.B71" office:value-type="string">
              <text:p text:style-name="P7">Bibliothek</text:p>
            </table:table-cell>
          </table:table-row>
          <table:table-row>
            <table:table-cell table:style-name="Tabelle1.A2" office:value-type="string">
              <text:p text:style-name="P4">biogr.</text:p>
            </table:table-cell>
            <table:table-cell table:style-name="Tabelle1.B72" office:value-type="string">
              <text:p text:style-name="P7">Biographie, biographisch</text:p>
            </table:table-cell>
          </table:table-row>
          <table:table-row>
            <table:table-cell table:style-name="Tabelle1.A2" office:value-type="string">
              <text:p text:style-name="P4">biol.</text:p>
            </table:table-cell>
            <table:table-cell table:style-name="Tabelle1.B73" office:value-type="string">
              <text:p text:style-name="P7">Biologie, biologisch</text:p>
            </table:table-cell>
          </table:table-row>
          <table:table-row>
            <table:table-cell table:style-name="Tabelle1.A2" office:value-type="string">
              <text:p text:style-name="P4">bl.</text:p>
            </table:table-cell>
            <table:table-cell table:style-name="Tabelle1.B74" office:value-type="string">
              <text:p text:style-name="P7">Blatt</text:p>
            </table:table-cell>
          </table:table-row>
          <table:table-row>
            <table:table-cell table:style-name="Tabelle1.A2" office:value-type="string">
              <text:p text:style-name="P4">BMZ</text:p>
            </table:table-cell>
            <table:table-cell table:style-name="Tabelle1.B75" office:value-type="string">
              <text:p text:style-name="P7">Mittelhochdeutsches Wörterbuch von Benecke, Müller, Zarncke</text:p>
            </table:table-cell>
          </table:table-row>
          <table:table-row>
            <table:table-cell table:style-name="Tabelle1.A2" office:value-type="string">
              <text:p text:style-name="P4">böhm.</text:p>
            </table:table-cell>
            <table:table-cell table:style-name="Tabelle1.B76" office:value-type="string">
              <text:p text:style-name="P7">böhmisch</text:p>
            </table:table-cell>
          </table:table-row>
          <table:table-row>
            <table:table-cell table:style-name="Tabelle1.A2" office:value-type="string">
              <text:p text:style-name="P4">br.</text:p>
            </table:table-cell>
            <table:table-cell table:style-name="Tabelle1.B77" office:value-type="string">
              <text:p text:style-name="P7">Brief</text:p>
            </table:table-cell>
          </table:table-row>
          <table:table-row>
            <table:table-cell table:style-name="Tabelle1.A2" office:value-type="string">
              <text:p text:style-name="P4">brand.</text:p>
            </table:table-cell>
            <table:table-cell table:style-name="Tabelle1.B78" office:value-type="string">
              <text:p text:style-name="P7">brandenburgisch</text:p>
            </table:table-cell>
          </table:table-row>
          <table:table-row>
            <table:table-cell table:style-name="Tabelle1.A2" office:value-type="string">
              <text:p text:style-name="P4">Braunschw.</text:p>
            </table:table-cell>
            <table:table-cell table:style-name="Tabelle1.B79" office:value-type="string">
              <text:p text:style-name="P7">Braunschweig</text:p>
            </table:table-cell>
          </table:table-row>
          <table:table-row>
            <table:table-cell table:style-name="Tabelle1.A2" office:value-type="string">
              <text:p text:style-name="P4">Bresl.</text:p>
            </table:table-cell>
            <table:table-cell table:style-name="Tabelle1.B80" office:value-type="string">
              <text:p text:style-name="P7">Breslau</text:p>
            </table:table-cell>
          </table:table-row>
          <table:table-row>
            <table:table-cell table:style-name="Tabelle1.A2" office:value-type="string">
              <text:p text:style-name="P4">brw.</text:p>
            </table:table-cell>
            <table:table-cell table:style-name="Tabelle1.B81" office:value-type="string">
              <text:p text:style-name="P7">Briefwechsel</text:p>
            </table:table-cell>
          </table:table-row>
          <table:table-row>
            <table:table-cell table:style-name="Tabelle1.A2" office:value-type="string">
              <text:p text:style-name="P4">BSB</text:p>
            </table:table-cell>
            <table:table-cell table:style-name="Tabelle1.B82" office:value-type="string">
              <text:p text:style-name="P7">Sitzungsberichte der Deutschen (früher: Preußischen) Akademie der Wissenschaften zu Berlin, philosophisch-historische Klasse</text:p>
            </table:table-cell>
          </table:table-row>
          <table:table-row>
            <table:table-cell table:style-name="Tabelle1.A2" office:value-type="string">
              <text:p text:style-name="P4">büchl.</text:p>
            </table:table-cell>
            <table:table-cell table:style-name="Tabelle1.B83" office:value-type="string">
              <text:p text:style-name="P7">Büchlein</text:p>
            </table:table-cell>
          </table:table-row>
          <table:table-row>
            <table:table-cell table:style-name="Tabelle1.A2" office:value-type="string">
              <text:p text:style-name="P4">bulg.</text:p>
            </table:table-cell>
            <table:table-cell table:style-name="Tabelle1.B84" office:value-type="string">
              <text:p text:style-name="P7">bulgarisch</text:p>
            </table:table-cell>
          </table:table-row>
          <table:table-row>
            <table:table-cell table:style-name="Tabelle1.A2" office:value-type="string">
              <text:p text:style-name="P4">bzw.</text:p>
            </table:table-cell>
            <table:table-cell table:style-name="Tabelle1.B85" office:value-type="string">
              <text:p text:style-name="P7">beziehungsweise</text:p>
            </table:table-cell>
          </table:table-row>
          <table:table-row>
            <table:table-cell table:style-name="Tabelle1.A2" office:value-type="string">
              <text:p text:style-name="P4">Chemn.</text:p>
            </table:table-cell>
            <table:table-cell table:style-name="Tabelle1.B86" office:value-type="string">
              <text:p text:style-name="P7">Chemnitz</text:p>
            </table:table-cell>
          </table:table-row>
          <table:table-row>
            <table:table-cell table:style-name="Tabelle1.A2" office:value-type="string">
              <text:p text:style-name="P4">chr.</text:p>
            </table:table-cell>
            <table:table-cell table:style-name="Tabelle1.B87" office:value-type="string">
              <text:p text:style-name="P7">Chronica, Chronicon, Chronik</text:p>
            </table:table-cell>
          </table:table-row>
          <table:table-row>
            <table:table-cell table:style-name="Tabelle1.A2" office:value-type="string">
              <text:p text:style-name="P4">cod.</text:p>
            </table:table-cell>
            <table:table-cell table:style-name="Tabelle1.B88" office:value-type="string">
              <text:p text:style-name="P7">Codex</text:p>
            </table:table-cell>
          </table:table-row>
          <table:table-row>
            <table:table-cell table:style-name="Tabelle1.A2" office:value-type="string">
              <text:p text:style-name="P4">const.</text:p>
            </table:table-cell>
            <table:table-cell table:style-name="Tabelle1.B89" office:value-type="string">
              <text:p text:style-name="P7">Constitutio</text:p>
            </table:table-cell>
          </table:table-row>
          <table:table-row>
            <table:table-cell table:style-name="Tabelle1.A2" office:value-type="string">
              <text:p text:style-name="P4">conv.-lex.</text:p>
            </table:table-cell>
            <table:table-cell table:style-name="Tabelle1.B90" office:value-type="string">
              <text:p text:style-name="P7">Conversations-Lexikon</text:p>
            </table:table-cell>
          </table:table-row>
          <table:table-row>
            <table:table-cell table:style-name="Tabelle1.A2" office:value-type="string">
              <text:p text:style-name="P4">corp.</text:p>
            </table:table-cell>
            <table:table-cell table:style-name="Tabelle1.B91" office:value-type="string">
              <text:p text:style-name="P7">Corpus</text:p>
            </table:table-cell>
          </table:table-row>
          <table:table-row>
            <table:table-cell table:style-name="Tabelle1.A2" office:value-type="string">
              <text:p text:style-name="P4">corr.</text:p>
            </table:table-cell>
            <table:table-cell table:style-name="Tabelle1.B92" office:value-type="string">
              <text:p text:style-name="P7">Correspondenz</text:p>
            </table:table-cell>
          </table:table-row>
          <table:table-row>
            <table:table-cell table:style-name="Tabelle1.A2" office:value-type="string">
              <text:p text:style-name="P4">d.</text:p>
            </table:table-cell>
            <table:table-cell table:style-name="Tabelle1.B93" office:value-type="string">
              <text:p text:style-name="P7">Dativ (in kombinierten Angaben zur Flexion)</text:p>
            </table:table-cell>
          </table:table-row>
          <table:table-row>
            <table:table-cell table:style-name="Tabelle1.A2" office:value-type="string">
              <text:p text:style-name="P4">d.</text:p>
            </table:table-cell>
            <table:table-cell table:style-name="Tabelle1.B94" office:value-type="string">
              <text:p text:style-name="P7">der, die, das</text:p>
            </table:table-cell>
          </table:table-row>
          <table:table-row>
            <table:table-cell table:style-name="Tabelle1.A2" office:value-type="string">
              <text:p text:style-name="P4">dän.</text:p>
            </table:table-cell>
            <table:table-cell table:style-name="Tabelle1.B95" office:value-type="string">
              <text:p text:style-name="P7">dänisch</text:p>
            </table:table-cell>
          </table:table-row>
          <table:table-row>
            <table:table-cell table:style-name="Tabelle1.A2" office:value-type="string">
              <text:p text:style-name="P4">darst.</text:p>
            </table:table-cell>
            <table:table-cell table:style-name="Tabelle1.B96" office:value-type="string">
              <text:p text:style-name="P7">Darstellung</text:p>
            </table:table-cell>
          </table:table-row>
          <table:table-row>
            <table:table-cell table:style-name="Tabelle1.A2" office:value-type="string">
              <text:p text:style-name="P4">dat.</text:p>
            </table:table-cell>
            <table:table-cell table:style-name="Tabelle1.B97" office:value-type="string">
              <text:p text:style-name="P7">Dativ</text:p>
            </table:table-cell>
          </table:table-row>
          <table:table-row>
            <table:table-cell table:style-name="Tabelle1.A2" office:value-type="string">
              <text:p text:style-name="P4">dem. pron.</text:p>
            </table:table-cell>
            <table:table-cell table:style-name="Tabelle1.B98" office:value-type="string">
              <text:p text:style-name="P7">Demonstrativpronomen</text:p>
            </table:table-cell>
          </table:table-row>
          <table:table-row>
            <table:table-cell table:style-name="Tabelle1.A2" office:value-type="string">
              <text:p text:style-name="P4">denkm.</text:p>
            </table:table-cell>
            <table:table-cell table:style-name="Tabelle1.B99" office:value-type="string">
              <text:p text:style-name="P7">Denkmal</text:p>
            </table:table-cell>
          </table:table-row>
          <table:table-row>
            <table:table-cell table:style-name="Tabelle1.A2" office:value-type="string">
              <text:p text:style-name="P4">denkw.</text:p>
            </table:table-cell>
            <table:table-cell table:style-name="Tabelle1.B100" office:value-type="string">
              <text:p text:style-name="P7">Denkwürdigkeit</text:p>
            </table:table-cell>
          </table:table-row>
          <table:table-row>
            <table:table-cell table:style-name="Tabelle1.A2" office:value-type="string">
              <text:p text:style-name="P4">ders.</text:p>
            </table:table-cell>
            <table:table-cell table:style-name="Tabelle1.B101" office:value-type="string">
              <text:p text:style-name="P7">derselbe</text:p>
            </table:table-cell>
          </table:table-row>
          <table:table-row>
            <table:table-cell table:style-name="Tabelle1.A2" office:value-type="string">
              <text:p text:style-name="P4">d. h.</text:p>
            </table:table-cell>
            <table:table-cell table:style-name="Tabelle1.B102" office:value-type="string">
              <text:p text:style-name="P7">das heißt</text:p>
            </table:table-cell>
          </table:table-row>
          <table:table-row>
            <table:table-cell table:style-name="Tabelle1.A2" office:value-type="string">
              <text:p text:style-name="P4">d. i.</text:p>
            </table:table-cell>
            <table:table-cell table:style-name="Tabelle1.B103" office:value-type="string">
              <text:p text:style-name="P7">das ist</text:p>
            </table:table-cell>
          </table:table-row>
          <table:table-row>
            <table:table-cell table:style-name="Tabelle1.A2" office:value-type="string">
              <text:p text:style-name="P4">dicht.</text:p>
            </table:table-cell>
            <table:table-cell table:style-name="Tabelle1.B104" office:value-type="string">
              <text:p text:style-name="P7">Dichtung</text:p>
            </table:table-cell>
          </table:table-row>
          <table:table-row>
            <table:table-cell table:style-name="Tabelle1.A2" office:value-type="string">
              <text:p text:style-name="P4">dict.</text:p>
            </table:table-cell>
            <table:table-cell table:style-name="Tabelle1.B105" office:value-type="string">
              <text:p text:style-name="P7">Dictionarium</text:p>
            </table:table-cell>
          </table:table-row>
          <table:table-row>
            <table:table-cell table:style-name="Tabelle1.A2" office:value-type="string">
              <text:p text:style-name="P4">dim.</text:p>
            </table:table-cell>
            <table:table-cell table:style-name="Tabelle1.B106" office:value-type="string">
              <text:p text:style-name="P7">Diminutiv</text:p>
            </table:table-cell>
          </table:table-row>
          <table:table-row>
            <table:table-cell table:style-name="Tabelle1.A2" office:value-type="string">
              <text:p text:style-name="P4">dipl.</text:p>
            </table:table-cell>
            <table:table-cell table:style-name="Tabelle1.B107" office:value-type="string">
              <text:p text:style-name="P7">Diploma, diplomaticus, diplomatisch</text:p>
            </table:table-cell>
          </table:table-row>
          <table:table-row>
            <table:table-cell table:style-name="Tabelle1.A2" office:value-type="string">
              <text:p text:style-name="P4">diss.</text:p>
            </table:table-cell>
            <table:table-cell table:style-name="Tabelle1.B108" office:value-type="string">
              <text:p text:style-name="P7">Dissertation</text:p>
            </table:table-cell>
          </table:table-row>
          <table:table-row>
            <table:table-cell table:style-name="Tabelle1.A2" office:value-type="string">
              <text:p text:style-name="P4">DLD</text:p>
            </table:table-cell>
            <table:table-cell table:style-name="Tabelle1.B109" office:value-type="string">
              <text:p text:style-name="P7">Deutsche Literaturdenkmale des 18. und 19. Jahrhunderts</text:p>
            </table:table-cell>
          </table:table-row>
          <table:table-row>
            <table:table-cell table:style-name="Tabelle1.A2" office:value-type="string">
              <text:p text:style-name="P4">DLE</text:p>
            </table:table-cell>
            <table:table-cell table:style-name="Tabelle1.B110" office:value-type="string">
              <text:p text:style-name="P7">Deutsche Literatur. Sammlung literarischer Kunst- und Kulturdenkmäler in Entwicklungsreihen</text:p>
            </table:table-cell>
          </table:table-row>
          <table:table-row>
            <table:table-cell table:style-name="Tabelle1.A2" office:value-type="string">
              <text:p text:style-name="P4">DNL</text:p>
            </table:table-cell>
            <table:table-cell table:style-name="Tabelle1.B111" office:value-type="string">
              <text:p text:style-name="P7">Deutsche National-Litteratur, hg. v. Kürschner</text:p>
            </table:table-cell>
          </table:table-row>
          <table:table-row>
            <table:table-cell table:style-name="Tabelle1.A2" office:value-type="string">
              <text:p text:style-name="P4">doc., dok.</text:p>
            </table:table-cell>
            <table:table-cell table:style-name="Tabelle1.B112" office:value-type="string">
              <text:p text:style-name="P7">Documentum, Dokument</text:p>
            </table:table-cell>
          </table:table-row>
          <table:table-row>
            <table:table-cell table:style-name="Tabelle1.A2" office:value-type="string">
              <text:p text:style-name="P4">Dortm.</text:p>
            </table:table-cell>
            <table:table-cell table:style-name="Tabelle1.B113" office:value-type="string">
              <text:p text:style-name="P7">Dortmund</text:p>
            </table:table-cell>
          </table:table-row>
          <table:table-row>
            <table:table-cell table:style-name="Tabelle1.A2" office:value-type="string">
              <text:p text:style-name="P4">dr.</text:p>
            </table:table-cell>
            <table:table-cell table:style-name="Tabelle1.B114" office:value-type="string">
              <text:p text:style-name="P7">Drama, dramatisch</text:p>
            </table:table-cell>
          </table:table-row>
          <table:table-row>
            <table:table-cell table:style-name="Tabelle1.A2" office:value-type="string">
              <text:p text:style-name="P4">-dr.</text:p>
            </table:table-cell>
            <table:table-cell table:style-name="Tabelle1.B115" office:value-type="string">
              <text:p text:style-name="P7">-druck</text:p>
            </table:table-cell>
          </table:table-row>
          <table:table-row>
            <table:table-cell table:style-name="Tabelle1.A2" office:value-type="string">
              <text:p text:style-name="P7">dr.</text:p>
            </table:table-cell>
            <table:table-cell table:style-name="Tabelle1.B116" office:value-type="string">
              <text:p text:style-name="P7">Druck (vor Belegdatum)</text:p>
            </table:table-cell>
          </table:table-row>
          <table:table-row>
            <table:table-cell table:style-name="Tabelle1.A2" office:value-type="string">
              <text:p text:style-name="P4">Dresd.</text:p>
            </table:table-cell>
            <table:table-cell table:style-name="Tabelle1.B117" office:value-type="string">
              <text:p text:style-name="P7">Dresden</text:p>
            </table:table-cell>
          </table:table-row>
          <table:table-row>
            <table:table-cell table:style-name="Tabelle1.A2" office:value-type="string">
              <text:p text:style-name="P4">DRW</text:p>
            </table:table-cell>
            <table:table-cell table:style-name="Tabelle1.B118" office:value-type="string">
              <text:p text:style-name="P7">Deutsches Rechtswörterbuch</text:p>
            </table:table-cell>
          </table:table-row>
          <table:table-row>
            <table:table-cell table:style-name="Tabelle1.A2" office:value-type="string">
              <text:p text:style-name="P4">dt.</text:p>
            </table:table-cell>
            <table:table-cell table:style-name="Tabelle1.B119" office:value-type="string">
              <text:p text:style-name="P7">deutsch</text:p>
            </table:table-cell>
          </table:table-row>
          <table:table-row>
            <table:table-cell table:style-name="Tabelle1.A2" office:value-type="string">
              <text:p text:style-name="P4">Dtld.</text:p>
            </table:table-cell>
            <table:table-cell table:style-name="Tabelle1.B120" office:value-type="string">
              <text:p text:style-name="P7">Deutschland</text:p>
            </table:table-cell>
          </table:table-row>
          <table:table-row>
            <table:table-cell table:style-name="Tabelle1.A2" office:value-type="string">
              <text:p text:style-name="P4">DTM</text:p>
            </table:table-cell>
            <table:table-cell table:style-name="Tabelle1.B121" office:value-type="string">
              <text:p text:style-name="P7">Deutsche Texte des Mittelalters</text:p>
            </table:table-cell>
          </table:table-row>
          <table:table-row>
            <table:table-cell table:style-name="Tabelle1.A2" office:value-type="string">
              <text:p text:style-name="P4">DTV</text:p>
            </table:table-cell>
            <table:table-cell table:style-name="Tabelle1.B122" office:value-type="string">
              <text:p text:style-name="P7">Deutscher Taschenbuchverlag</text:p>
            </table:table-cell>
          </table:table-row>
          <table:table-row>
            <table:table-cell table:style-name="Tabelle1.A2" office:value-type="string">
              <text:p text:style-name="P4">Düsseld.</text:p>
            </table:table-cell>
            <table:table-cell table:style-name="Tabelle1.B123" office:value-type="string">
              <text:p text:style-name="P7">Düsseldorf</text:p>
            </table:table-cell>
          </table:table-row>
          <table:table-row>
            <table:table-cell table:style-name="Tabelle1.A2" office:value-type="string">
              <text:p text:style-name="P4">DVS</text:p>
            </table:table-cell>
            <table:table-cell table:style-name="Tabelle1.B124" office:value-type="string">
              <text:p text:style-name="P7">Deutsche Vierteljahrsschrift für Literaturwissenschaft und Geistesgeschichte</text:p>
            </table:table-cell>
          </table:table-row>
          <table:table-row>
            <table:table-cell table:style-name="Tabelle1.A2" office:value-type="string">
              <text:p text:style-name="P7"><text:span text:style-name="T5">1</text:span><text:span text:style-name="T1">DWB, </text:span><text:span text:style-name="T5">2</text:span><text:span text:style-name="T1">DWB</text:span></text:p>
            </table:table-cell>
            <table:table-cell table:style-name="Tabelle1.B125" office:value-type="string">
              <text:p text:style-name="P7">Deutsches Wörterbuch von J. Grimm und W. Grimm</text:p>
            </table:table-cell>
          </table:table-row>
          <table:table-row>
            <table:table-cell table:style-name="Tabelle1.A2" office:value-type="string">
              <text:p text:style-name="P7">E</text:p>
            </table:table-cell>
            <table:table-cell table:style-name="Tabelle1.B126" office:value-type="string">
              <text:p text:style-name="P7">Ende (vor Belegdatum)</text:p>
            </table:table-cell>
          </table:table-row>
          <table:table-row>
            <table:table-cell table:style-name="Tabelle1.A2" office:value-type="string">
              <text:p text:style-name="P4">ebd.</text:p>
            </table:table-cell>
            <table:table-cell table:style-name="Tabelle1.B127" office:value-type="string">
              <text:p text:style-name="P7">ebenda</text:p>
            </table:table-cell>
          </table:table-row>
          <table:table-row>
            <table:table-cell table:style-name="Tabelle1.A2" office:value-type="string">
              <text:p text:style-name="P4">einl.</text:p>
            </table:table-cell>
            <table:table-cell table:style-name="Tabelle1.B128" office:value-type="string">
              <text:p text:style-name="P7">Einleitung</text:p>
            </table:table-cell>
          </table:table-row>
          <table:table-row>
            <table:table-cell table:style-name="Tabelle1.A2" office:value-type="string">
              <text:p text:style-name="P4">els.</text:p>
            </table:table-cell>
            <table:table-cell table:style-name="Tabelle1.B129" office:value-type="string">
              <text:p text:style-name="P7">elsässisch</text:p>
            </table:table-cell>
          </table:table-row>
          <table:table-row>
            <table:table-cell table:style-name="Tabelle1.A2" office:value-type="string">
              <text:p text:style-name="P4">encycl., enzykl.</text:p>
            </table:table-cell>
            <table:table-cell table:style-name="Tabelle1.B130" office:value-type="string">
              <text:p text:style-name="P7">Enzyklopädie</text:p>
            </table:table-cell>
          </table:table-row>
          <table:table-row>
            <table:table-cell table:style-name="Tabelle1.A2" office:value-type="string">
              <text:p text:style-name="P4">engl.</text:p>
            </table:table-cell>
            <table:table-cell table:style-name="Tabelle1.B131" office:value-type="string">
              <text:p text:style-name="P7">englisch</text:p>
            </table:table-cell>
          </table:table-row>
          <table:table-row>
            <table:table-cell table:style-name="Tabelle1.A2" office:value-type="string">
              <text:p text:style-name="P4">entscheid.</text:p>
            </table:table-cell>
            <table:table-cell table:style-name="Tabelle1.B132" office:value-type="string">
              <text:p text:style-name="P7">Entscheidung</text:p>
            </table:table-cell>
          </table:table-row>
          <table:table-row>
            <table:table-cell table:style-name="Tabelle1.A2" office:value-type="string">
              <text:p text:style-name="P4">epigr.</text:p>
            </table:table-cell>
            <table:table-cell table:style-name="Tabelle1.B133" office:value-type="string">
              <text:p text:style-name="P7">Epigramm</text:p>
            </table:table-cell>
          </table:table-row>
          <table:table-row>
            <table:table-cell table:style-name="Tabelle1.A2" office:value-type="string">
              <text:p text:style-name="P4">Erf.</text:p>
            </table:table-cell>
            <table:table-cell table:style-name="Tabelle1.B134" office:value-type="string">
              <text:p text:style-name="P7">Erfurt</text:p>
            </table:table-cell>
          </table:table-row>
          <table:table-row>
            <table:table-cell table:style-name="Tabelle1.A2" office:value-type="string">
              <text:p text:style-name="P4">erg.</text:p>
            </table:table-cell>
            <table:table-cell table:style-name="Tabelle1.B135" office:value-type="string">
              <text:p text:style-name="P7">Ergänzung</text:p>
            </table:table-cell>
          </table:table-row>
          <table:table-row>
            <table:table-cell table:style-name="Tabelle1.A2" office:value-type="string">
              <text:p text:style-name="P4">ergbd.</text:p>
            </table:table-cell>
            <table:table-cell table:style-name="Tabelle1.B136" office:value-type="string">
              <text:p text:style-name="P7">Ergänzungsband</text:p>
            </table:table-cell>
          </table:table-row>
          <table:table-row>
            <table:table-cell table:style-name="Tabelle1.A2" office:value-type="string">
              <text:p text:style-name="P4">ergh.</text:p>
            </table:table-cell>
            <table:table-cell table:style-name="Tabelle1.B137" office:value-type="string">
              <text:p text:style-name="P7">Ergänzungsheft</text:p>
            </table:table-cell>
          </table:table-row>
          <table:table-row>
            <table:table-cell table:style-name="Tabelle1.A2" office:value-type="string">
              <text:p text:style-name="P4">ergwb.</text:p>
            </table:table-cell>
            <table:table-cell table:style-name="Tabelle1.B138" office:value-type="string">
              <text:p text:style-name="P7">Ergänzungswörterbuch</text:p>
            </table:table-cell>
          </table:table-row>
          <table:table-row>
            <table:table-cell table:style-name="Tabelle1.A2" office:value-type="string">
              <text:p text:style-name="P4">erinn.</text:p>
            </table:table-cell>
            <table:table-cell table:style-name="Tabelle1.B139" office:value-type="string">
              <text:p text:style-name="P7">Erinnerung</text:p>
            </table:table-cell>
          </table:table-row>
          <table:table-row>
            <table:table-cell table:style-name="Tabelle1.A2" office:value-type="string">
              <text:p text:style-name="P4">Erl.</text:p>
            </table:table-cell>
            <table:table-cell table:style-name="Tabelle1.B140" office:value-type="string">
              <text:p text:style-name="P7">Erlangen</text:p>
            </table:table-cell>
          </table:table-row>
          <table:table-row>
            <table:table-cell table:style-name="Tabelle1.A2" office:value-type="string">
              <text:p text:style-name="P4">erz.</text:p>
            </table:table-cell>
            <table:table-cell table:style-name="Tabelle1.B141" office:value-type="string">
              <text:p text:style-name="P7">Erzählung, erzählend</text:p>
            </table:table-cell>
          </table:table-row>
          <table:table-row>
            <table:table-cell table:style-name="Tabelle1.A2" office:value-type="string">
              <text:p text:style-name="P4">estn.</text:p>
            </table:table-cell>
            <table:table-cell table:style-name="Tabelle1.B142" office:value-type="string">
              <text:p text:style-name="P7">estnisch</text:p>
            </table:table-cell>
          </table:table-row>
          <table:table-row>
            <table:table-cell table:style-name="Tabelle1.A2" office:value-type="string">
              <text:p text:style-name="P4">et.</text:p>
            </table:table-cell>
            <table:table-cell table:style-name="Tabelle1.B143" office:value-type="string">
              <text:p text:style-name="P7">etymologisch</text:p>
            </table:table-cell>
          </table:table-row>
          <table:table-row>
            <table:table-cell table:style-name="Tabelle1.A2" office:value-type="string">
              <text:p text:style-name="P4">europ.</text:p>
            </table:table-cell>
            <table:table-cell table:style-name="Tabelle1.B144" office:value-type="string">
              <text:p text:style-name="P7">europäisch</text:p>
            </table:table-cell>
          </table:table-row>
          <table:table-row>
            <table:table-cell table:style-name="Tabelle1.A2" office:value-type="string">
              <text:p text:style-name="P4">ev.</text:p>
            </table:table-cell>
            <table:table-cell table:style-name="Tabelle1.B145" office:value-type="string">
              <text:p text:style-name="P7">evangelisch</text:p>
            </table:table-cell>
          </table:table-row>
          <table:table-row>
            <table:table-cell table:style-name="Tabelle1.A2" office:value-type="string">
              <text:p text:style-name="P4">f.</text:p>
            </table:table-cell>
            <table:table-cell table:style-name="Tabelle1.B146" office:value-type="string">
              <text:p text:style-name="P7">Femininum (in Stellung hinter dem Substantiv)</text:p>
            </table:table-cell>
          </table:table-row>
          <table:table-row>
            <table:table-cell table:style-name="Tabelle1.A2" office:value-type="string">
              <text:p text:style-name="P4">f., ff.</text:p>
            </table:table-cell>
            <table:table-cell table:style-name="Tabelle1.B147" office:value-type="string">
              <text:p text:style-name="P7">folgende (in Stellenangabe)</text:p>
            </table:table-cell>
          </table:table-row>
          <table:table-row>
            <table:table-cell table:style-name="Tabelle1.A2" office:value-type="string">
              <text:p text:style-name="P4">f.</text:p>
            </table:table-cell>
            <table:table-cell table:style-name="Tabelle1.B148" office:value-type="string">
              <text:p text:style-name="P7">für</text:p>
            </table:table-cell>
          </table:table-row>
          <table:table-row>
            <table:table-cell table:style-name="Tabelle1.A2" office:value-type="string">
              <text:p text:style-name="P4">fab.</text:p>
            </table:table-cell>
            <table:table-cell table:style-name="Tabelle1.B149" office:value-type="string">
              <text:p text:style-name="P7">Fabel</text:p>
            </table:table-cell>
          </table:table-row>
          <table:table-row>
            <table:table-cell table:style-name="Tabelle1.A2" office:value-type="string">
              <text:p text:style-name="P4">faks.</text:p>
            </table:table-cell>
            <table:table-cell table:style-name="Tabelle1.B150" office:value-type="string">
              <text:p text:style-name="P7">Faksimile (als Ausgabenkennzeichnung)</text:p>
            </table:table-cell>
          </table:table-row>
          <table:table-row>
            <table:table-cell table:style-name="Tabelle1.A2" office:value-type="string">
              <text:p text:style-name="P4">fem.</text:p>
            </table:table-cell>
            <table:table-cell table:style-name="Tabelle1.B151" office:value-type="string">
              <text:p text:style-name="P7">Femininum</text:p>
            </table:table-cell>
          </table:table-row>
          <table:table-row>
            <table:table-cell table:style-name="Tabelle1.A2" office:value-type="string">
              <text:p text:style-name="P4">FEW</text:p>
            </table:table-cell>
            <table:table-cell table:style-name="Tabelle1.B152" office:value-type="string">
              <text:p text:style-name="P7">Französisches Etymologisches Wörterbuch, hg. v. W. v. Wartburg</text:p>
            </table:table-cell>
          </table:table-row>
          <table:table-row>
            <table:table-cell table:style-name="Tabelle1.A2" office:value-type="string">
              <text:p text:style-name="P4">finn.</text:p>
            </table:table-cell>
            <table:table-cell table:style-name="Tabelle1.B153" office:value-type="string">
              <text:p text:style-name="P7">finnisch</text:p>
            </table:table-cell>
          </table:table-row>
          <table:table-row>
            <table:table-cell table:style-name="Tabelle1.A2" office:value-type="string">
              <text:p text:style-name="P4">font. rer.</text:p>
            </table:table-cell>
            <table:table-cell table:style-name="Tabelle1.B154" office:value-type="string">
              <text:p text:style-name="P7">Fontes rerum</text:p>
            </table:table-cell>
          </table:table-row>
          <table:table-row>
            <table:table-cell table:style-name="Tabelle1.A2" office:value-type="string">
              <text:p text:style-name="P4">forsch.</text:p>
            </table:table-cell>
            <table:table-cell table:style-name="Tabelle1.B155" office:value-type="string">
              <text:p text:style-name="P7">Forschung</text:p>
            </table:table-cell>
          </table:table-row>
          <table:table-row>
            <table:table-cell table:style-name="Tabelle1.A2" office:value-type="string">
              <text:p text:style-name="P4">forts.</text:p>
            </table:table-cell>
            <table:table-cell table:style-name="Tabelle1.B156" office:value-type="string">
              <text:p text:style-name="P7">Fortsetzung</text:p>
            </table:table-cell>
          </table:table-row>
          <table:table-row>
            <table:table-cell table:style-name="Tabelle1.A2" office:value-type="string">
              <text:p text:style-name="P4">fragm.</text:p>
            </table:table-cell>
            <table:table-cell table:style-name="Tabelle1.B157" office:value-type="string">
              <text:p text:style-name="P7">Fragment</text:p>
            </table:table-cell>
          </table:table-row>
          <table:table-row>
            <table:table-cell table:style-name="Tabelle1.A2" office:value-type="string">
              <text:p text:style-name="P4">Frankf. (/M., /O.)</text:p>
            </table:table-cell>
            <table:table-cell table:style-name="Tabelle1.B158" office:value-type="string">
              <text:p text:style-name="P7">Frankfurt (a. Main, a. d. Oder)</text:p>
            </table:table-cell>
          </table:table-row>
          <table:table-row>
            <table:table-cell table:style-name="Tabelle1.A2" office:value-type="string">
              <text:p text:style-name="P4">frk.</text:p>
            </table:table-cell>
            <table:table-cell table:style-name="Tabelle1.B159" office:value-type="string">
              <text:p text:style-name="P7">fränkisch</text:p>
            </table:table-cell>
          </table:table-row>
          <table:table-row>
            <table:table-cell table:style-name="Tabelle1.A2" office:value-type="string">
              <text:p text:style-name="P4">frmhd.</text:p>
            </table:table-cell>
            <table:table-cell table:style-name="Tabelle1.B160" office:value-type="string">
              <text:p text:style-name="P7">frühmittelhochdeutsch</text:p>
            </table:table-cell>
          </table:table-row>
          <table:table-row>
            <table:table-cell table:style-name="Tabelle1.A2" office:value-type="string">
              <text:p text:style-name="P4">frnhd.</text:p>
            </table:table-cell>
            <table:table-cell table:style-name="Tabelle1.B161" office:value-type="string">
              <text:p text:style-name="P7">frühneuhochdeutsch</text:p>
            </table:table-cell>
          </table:table-row>
          <table:table-row>
            <table:table-cell table:style-name="Tabelle1.A2" office:value-type="string">
              <text:p text:style-name="P4">frs.</text:p>
            </table:table-cell>
            <table:table-cell table:style-name="Tabelle1.B162" office:value-type="string">
              <text:p text:style-name="P7">friesisch</text:p>
            </table:table-cell>
          </table:table-row>
          <table:table-row>
            <table:table-cell table:style-name="Tabelle1.A2" office:value-type="string">
              <text:p text:style-name="P4">frz.</text:p>
            </table:table-cell>
            <table:table-cell table:style-name="Tabelle1.B163" office:value-type="string">
              <text:p text:style-name="P7">französisch</text:p>
            </table:table-cell>
          </table:table-row>
          <table:table-row>
            <table:table-cell table:style-name="Tabelle1.A2" office:value-type="string">
              <text:p text:style-name="P4">fut.</text:p>
            </table:table-cell>
            <table:table-cell table:style-name="Tabelle1.B164" office:value-type="string">
              <text:p text:style-name="P7">Futur</text:p>
            </table:table-cell>
          </table:table-row>
          <table:table-row>
            <table:table-cell table:style-name="Tabelle1.A2" office:value-type="string">
              <text:p text:style-name="P4">g.</text:p>
            </table:table-cell>
            <table:table-cell table:style-name="Tabelle1.B165" office:value-type="string">
              <text:p text:style-name="P7">Genitiv (in kombinierten Angaben zur Flexion)</text:p>
            </table:table-cell>
          </table:table-row>
          <table:table-row>
            <table:table-cell table:style-name="Tabelle1.A2" office:value-type="string">
              <text:p text:style-name="P4">ged.</text:p>
            </table:table-cell>
            <table:table-cell table:style-name="Tabelle1.B166" office:value-type="string">
              <text:p text:style-name="P7">Gedicht</text:p>
            </table:table-cell>
          </table:table-row>
          <text:soft-page-break/>
          <table:table-row>
            <table:table-cell table:style-name="Tabelle1.A2" office:value-type="string">
              <text:p text:style-name="P4">gel.</text:p>
            </table:table-cell>
            <table:table-cell table:style-name="Tabelle1.B167" office:value-type="string">
              <text:p text:style-name="P7">gelehrt</text:p>
            </table:table-cell>
          </table:table-row>
          <table:table-row>
            <table:table-cell table:style-name="Tabelle1.A2" office:value-type="string">
              <text:p text:style-name="P4">gemd.</text:p>
            </table:table-cell>
            <table:table-cell table:style-name="Tabelle1.B168" office:value-type="string">
              <text:p text:style-name="P7">gemeindeutsch</text:p>
            </table:table-cell>
          </table:table-row>
          <table:table-row>
            <table:table-cell table:style-name="Tabelle1.A2" office:value-type="string">
              <text:p text:style-name="P4">gemobd.</text:p>
            </table:table-cell>
            <table:table-cell table:style-name="Tabelle1.B169" office:value-type="string">
              <text:p text:style-name="P7">gemeinoberdeutsch</text:p>
            </table:table-cell>
          </table:table-row>
          <table:table-row>
            <table:table-cell table:style-name="Tabelle1.A2" office:value-type="string">
              <text:p text:style-name="P4">gen.</text:p>
            </table:table-cell>
            <table:table-cell table:style-name="Tabelle1.B170" office:value-type="string">
              <text:p text:style-name="P7">Genitiv</text:p>
            </table:table-cell>
          </table:table-row>
          <table:table-row>
            <table:table-cell table:style-name="Tabelle1.A2" office:value-type="string">
              <text:p text:style-name="P4">geogr.</text:p>
            </table:table-cell>
            <table:table-cell table:style-name="Tabelle1.B171" office:value-type="string">
              <text:p text:style-name="P7">Geographie, geographisch</text:p>
            </table:table-cell>
          </table:table-row>
          <table:table-row>
            <table:table-cell table:style-name="Tabelle1.A2" office:value-type="string">
              <text:p text:style-name="P4">geol.</text:p>
            </table:table-cell>
            <table:table-cell table:style-name="Tabelle1.B172" office:value-type="string">
              <text:p text:style-name="P7">Geologie, geologisch</text:p>
            </table:table-cell>
          </table:table-row>
          <table:table-row>
            <table:table-cell table:style-name="Tabelle1.A2" office:value-type="string">
              <text:p text:style-name="P4">germ.</text:p>
            </table:table-cell>
            <table:table-cell table:style-name="Tabelle1.B173" office:value-type="string">
              <text:p text:style-name="P7">germanisch</text:p>
            </table:table-cell>
          </table:table-row>
          <table:table-row>
            <table:table-cell table:style-name="Tabelle1.A2" office:value-type="string">
              <text:p text:style-name="P4">ges.</text:p>
            </table:table-cell>
            <table:table-cell table:style-name="Tabelle1.B174" office:value-type="string">
              <text:p text:style-name="P7">gesammelt, gesamt</text:p>
            </table:table-cell>
          </table:table-row>
          <table:table-row>
            <table:table-cell table:style-name="Tabelle1.A2" office:value-type="string">
              <text:p text:style-name="P4">ges.</text:p>
            </table:table-cell>
            <table:table-cell table:style-name="Tabelle1.B175" office:value-type="string">
              <text:p text:style-name="P7">Gesellschaft</text:p>
            </table:table-cell>
          </table:table-row>
          <table:table-row>
            <table:table-cell table:style-name="Tabelle1.A2" office:value-type="string">
              <text:p text:style-name="P4">gesch.</text:p>
            </table:table-cell>
            <table:table-cell table:style-name="Tabelle1.B176" office:value-type="string">
              <text:p text:style-name="P7">Geschichte</text:p>
            </table:table-cell>
          </table:table-row>
          <table:table-row>
            <table:table-cell table:style-name="Tabelle1.A2" office:value-type="string">
              <text:p text:style-name="P4">ggs.</text:p>
            </table:table-cell>
            <table:table-cell table:style-name="Tabelle1.B177" office:value-type="string">
              <text:p text:style-name="P7">Gegensatz</text:p>
            </table:table-cell>
          </table:table-row>
          <table:table-row>
            <table:table-cell table:style-name="Tabelle1.A2" office:value-type="string">
              <text:p text:style-name="P4">gl.</text:p>
            </table:table-cell>
            <table:table-cell table:style-name="Tabelle1.B178" office:value-type="string">
              <text:p text:style-name="P7">Glossar(ium), Glosse</text:p>
            </table:table-cell>
          </table:table-row>
          <table:table-row>
            <table:table-cell table:style-name="Tabelle1.A2" office:value-type="string">
              <text:p text:style-name="P4">gleichbed.</text:p>
            </table:table-cell>
            <table:table-cell table:style-name="Tabelle1.B179" office:value-type="string">
              <text:p text:style-name="P7">gleichbedeutend</text:p>
            </table:table-cell>
          </table:table-row>
          <table:table-row>
            <table:table-cell table:style-name="Tabelle1.A2" office:value-type="string">
              <text:p text:style-name="P4">got.</text:p>
            </table:table-cell>
            <table:table-cell table:style-name="Tabelle1.B180" office:value-type="string">
              <text:p text:style-name="P7">gotisch</text:p>
            </table:table-cell>
          </table:table-row>
          <table:table-row>
            <table:table-cell table:style-name="Tabelle1.A2" office:value-type="string">
              <text:p text:style-name="P4">Gött.</text:p>
            </table:table-cell>
            <table:table-cell table:style-name="Tabelle1.B181" office:value-type="string">
              <text:p text:style-name="P7">Göttingen</text:p>
            </table:table-cell>
          </table:table-row>
          <table:table-row>
            <table:table-cell table:style-name="Tabelle1.A2" office:value-type="string">
              <text:p text:style-name="P4">gr(ch).</text:p>
            </table:table-cell>
            <table:table-cell table:style-name="Tabelle1.B182" office:value-type="string">
              <text:p text:style-name="P7">griechisch</text:p>
            </table:table-cell>
          </table:table-row>
          <table:table-row>
            <table:table-cell table:style-name="Tabelle1.A2" office:value-type="string">
              <text:p text:style-name="P4">gramm.</text:p>
            </table:table-cell>
            <table:table-cell table:style-name="Tabelle1.B183" office:value-type="string">
              <text:p text:style-name="P7">Grammatik, grammatisch</text:p>
            </table:table-cell>
          </table:table-row>
          <table:table-row>
            <table:table-cell table:style-name="Tabelle1.A2" office:value-type="string">
              <text:p text:style-name="P4">Greifsw.</text:p>
            </table:table-cell>
            <table:table-cell table:style-name="Tabelle1.B184" office:value-type="string">
              <text:p text:style-name="P7">Greifswald</text:p>
            </table:table-cell>
          </table:table-row>
          <table:table-row>
            <table:table-cell table:style-name="Tabelle1.A2" office:value-type="string">
              <text:p text:style-name="P4">GRM</text:p>
            </table:table-cell>
            <table:table-cell table:style-name="Tabelle1.B185" office:value-type="string">
              <text:p text:style-name="P7">Germanisch-Romanische Monatsschrift</text:p>
            </table:table-cell>
          </table:table-row>
          <table:table-row>
            <table:table-cell table:style-name="Tabelle1.A2" office:value-type="string">
              <text:p text:style-name="P4">GWB</text:p>
            </table:table-cell>
            <table:table-cell table:style-name="Tabelle1.B186" office:value-type="string">
              <text:p text:style-name="P7">Goethe-Wörterbuch</text:p>
            </table:table-cell>
          </table:table-row>
          <table:table-row>
            <table:table-cell table:style-name="Tabelle1.A2" office:value-type="string">
              <text:p text:style-name="P4">-h.</text:p>
            </table:table-cell>
            <table:table-cell table:style-name="Tabelle1.B187" office:value-type="string">
              <text:p text:style-name="P7">-haft</text:p>
            </table:table-cell>
          </table:table-row>
          <table:table-row>
            <table:table-cell table:style-name="Tabelle1.A2" office:value-type="string">
              <text:p text:style-name="P4">-h.</text:p>
            </table:table-cell>
            <table:table-cell table:style-name="Tabelle1.B188" office:value-type="string">
              <text:p text:style-name="P7">-heim (in Ortsnamen)</text:p>
            </table:table-cell>
          </table:table-row>
          <table:table-row>
            <table:table-cell table:style-name="Tabelle1.A2" office:value-type="string">
              <text:p text:style-name="P7">h</text:p>
            </table:table-cell>
            <table:table-cell table:style-name="Tabelle1.B189" office:value-type="string">
              <text:p text:style-name="P7">Jahrhunderthälfte (vor Belegdatum)</text:p>
            </table:table-cell>
          </table:table-row>
          <table:table-row>
            <table:table-cell table:style-name="Tabelle1.A2" office:value-type="string">
              <text:p text:style-name="P4">h.</text:p>
            </table:table-cell>
            <table:table-cell table:style-name="Tabelle1.B190" office:value-type="string">
              <text:p text:style-name="P7">Heft</text:p>
            </table:table-cell>
          </table:table-row>
          <table:table-row>
            <table:table-cell table:style-name="Tabelle1.A2" office:value-type="string">
              <text:p text:style-name="P4">Hann.</text:p>
            </table:table-cell>
            <table:table-cell table:style-name="Tabelle1.B191" office:value-type="string">
              <text:p text:style-name="P7">Hannover</text:p>
            </table:table-cell>
          </table:table-row>
          <table:table-row>
            <table:table-cell table:style-name="Tabelle1.A2" office:value-type="string">
              <text:p text:style-name="P4">hd.</text:p>
            </table:table-cell>
            <table:table-cell table:style-name="Tabelle1.B192" office:value-type="string">
              <text:p text:style-name="P7">hochdeutsch</text:p>
            </table:table-cell>
          </table:table-row>
          <table:table-row>
            <table:table-cell table:style-name="Tabelle1.A2" office:value-type="string">
              <text:p text:style-name="P4">hdb.</text:p>
            </table:table-cell>
            <table:table-cell table:style-name="Tabelle1.B193" office:value-type="string">
              <text:p text:style-name="P7">Handbuch</text:p>
            </table:table-cell>
          </table:table-row>
          <table:table-row>
            <table:table-cell table:style-name="Tabelle1.A2" office:value-type="string">
              <text:p text:style-name="P4">hdlex.</text:p>
            </table:table-cell>
            <table:table-cell table:style-name="Tabelle1.B194" office:value-type="string">
              <text:p text:style-name="P7">Handlexikon</text:p>
            </table:table-cell>
          </table:table-row>
          <table:table-row>
            <table:table-cell table:style-name="Tabelle1.A2" office:value-type="string">
              <text:p text:style-name="P4">hdwb.</text:p>
            </table:table-cell>
            <table:table-cell table:style-name="Tabelle1.B195" office:value-type="string">
              <text:p text:style-name="P7">Handwörterbuch</text:p>
            </table:table-cell>
          </table:table-row>
          <table:table-row>
            <table:table-cell table:style-name="Tabelle1.A2" office:value-type="string">
              <text:p text:style-name="P4">hebr.</text:p>
            </table:table-cell>
            <table:table-cell table:style-name="Tabelle1.B196" office:value-type="string">
              <text:p text:style-name="P7">hebräisch</text:p>
            </table:table-cell>
          </table:table-row>
          <table:table-row>
            <table:table-cell table:style-name="Tabelle1.A2" office:value-type="string">
              <text:p text:style-name="P4">hess.</text:p>
            </table:table-cell>
            <table:table-cell table:style-name="Tabelle1.B197" office:value-type="string">
              <text:p text:style-name="P7">hessisch</text:p>
            </table:table-cell>
          </table:table-row>
          <table:table-row>
            <table:table-cell table:style-name="Tabelle1.A2" office:value-type="string">
              <text:p text:style-name="P4">hg.</text:p>
            </table:table-cell>
            <table:table-cell table:style-name="Tabelle1.B198" office:value-type="string">
              <text:p text:style-name="P7">Herausgeber, herausgegeben</text:p>
            </table:table-cell>
          </table:table-row>
          <table:table-row>
            <table:table-cell table:style-name="Tabelle1.A2" office:value-type="string">
              <text:p text:style-name="P4">hist.</text:p>
            </table:table-cell>
            <table:table-cell table:style-name="Tabelle1.B199" office:value-type="string">
              <text:p text:style-name="P7">Historia, Historie, historisch</text:p>
            </table:table-cell>
          </table:table-row>
          <table:table-row>
            <table:table-cell table:style-name="Tabelle1.A2" office:value-type="string">
              <text:p text:style-name="P4">hl.</text:p>
            </table:table-cell>
            <table:table-cell table:style-name="Tabelle1.B200" office:value-type="string">
              <text:p text:style-name="P7">heilig</text:p>
            </table:table-cell>
          </table:table-row>
          <table:table-row>
            <table:table-cell table:style-name="Tabelle1.A2" office:value-type="string">
              <text:p text:style-name="P4">HND</text:p>
            </table:table-cell>
            <table:table-cell table:style-name="Tabelle1.B201" office:value-type="string">
              <text:p text:style-name="P7">Neudrucke deutscher Literaturwerke des XVI. und XVII. Jahrhunderts (Halle)</text:p>
            </table:table-cell>
          </table:table-row>
          <table:table-row>
            <table:table-cell table:style-name="Tabelle1.A2" office:value-type="string">
              <text:p text:style-name="P4">holst.</text:p>
            </table:table-cell>
            <table:table-cell table:style-name="Tabelle1.B202" office:value-type="string">
              <text:p text:style-name="P7">holsteinisch</text:p>
            </table:table-cell>
          </table:table-row>
          <table:table-row>
            <table:table-cell table:style-name="Tabelle1.A2" office:value-type="string">
              <text:p text:style-name="P4">HRG</text:p>
            </table:table-cell>
            <table:table-cell table:style-name="Tabelle1.B203" office:value-type="string">
              <text:p text:style-name="P7">Handwörterbuch zur deutschen Rechtsgeschichte</text:p>
            </table:table-cell>
          </table:table-row>
          <table:table-row>
            <table:table-cell table:style-name="Tabelle1.A2" office:value-type="string">
              <text:p text:style-name="P4">hs., hss.</text:p>
            </table:table-cell>
            <table:table-cell table:style-name="Tabelle1.B204" office:value-type="string">
              <text:p text:style-name="P7">Handschrift, Handschriften</text:p>
            </table:table-cell>
          </table:table-row>
          <table:table-row>
            <table:table-cell table:style-name="Tabelle1.A2" office:value-type="string">
              <text:p text:style-name="P4">HSB</text:p>
            </table:table-cell>
            <table:table-cell table:style-name="Tabelle1.B205" office:value-type="string">
              <text:p text:style-name="P7">Sitzungsberichte der Heidelberger Akademie der Wissenschaften, philosophisch-historische Klasse</text:p>
            </table:table-cell>
          </table:table-row>
          <table:table-row>
            <table:table-cell table:style-name="Tabelle1.A2" office:value-type="string">
              <text:p text:style-name="P4">hzgt.</text:p>
            </table:table-cell>
            <table:table-cell table:style-name="Tabelle1.B206" office:value-type="string">
              <text:p text:style-name="P7">Herzogtum</text:p>
            </table:table-cell>
          </table:table-row>
          <table:table-row>
            <table:table-cell table:style-name="Tabelle1.A2" office:value-type="string">
              <text:p text:style-name="P4">id.</text:p>
            </table:table-cell>
            <table:table-cell table:style-name="Tabelle1.B207" office:value-type="string">
              <text:p text:style-name="P7">Idiotikon</text:p>
            </table:table-cell>
          </table:table-row>
          <table:table-row>
            <table:table-cell table:style-name="Tabelle1.A2" office:value-type="string">
              <text:p text:style-name="P4">idg.</text:p>
            </table:table-cell>
            <table:table-cell table:style-name="Tabelle1.B208" office:value-type="string">
              <text:p text:style-name="P7">indogermanisch</text:p>
            </table:table-cell>
          </table:table-row>
          <table:table-row>
            <table:table-cell table:style-name="Tabelle1.A2" office:value-type="string">
              <text:p text:style-name="P4">i. e. s.</text:p>
            </table:table-cell>
            <table:table-cell table:style-name="Tabelle1.B209" office:value-type="string">
              <text:p text:style-name="P7">im engeren Sinne</text:p>
            </table:table-cell>
          </table:table-row>
          <table:table-row>
            <table:table-cell table:style-name="Tabelle1.A2" office:value-type="string">
              <text:p text:style-name="P4">IF</text:p>
            </table:table-cell>
            <table:table-cell table:style-name="Tabelle1.B210" office:value-type="string">
              <text:p text:style-name="P7">Indogermanische Forschungen</text:p>
            </table:table-cell>
          </table:table-row>
          <table:table-row>
            <table:table-cell table:style-name="Tabelle1.A2" office:value-type="string">
              <text:p text:style-name="P4">imp.</text:p>
            </table:table-cell>
            <table:table-cell table:style-name="Tabelle1.B211" office:value-type="string">
              <text:p text:style-name="P7">Imperativ</text:p>
            </table:table-cell>
          </table:table-row>
          <table:table-row>
            <table:table-cell table:style-name="Tabelle1.A2" office:value-type="string">
              <text:p text:style-name="P4">imperf.</text:p>
            </table:table-cell>
            <table:table-cell table:style-name="Tabelle1.B212" office:value-type="string">
              <text:p text:style-name="P7">Imperfekt</text:p>
            </table:table-cell>
          </table:table-row>
          <table:table-row>
            <table:table-cell table:style-name="Tabelle1.A2" office:value-type="string">
              <text:p text:style-name="P4">ind.</text:p>
            </table:table-cell>
            <table:table-cell table:style-name="Tabelle1.B213" office:value-type="string">
              <text:p text:style-name="P7">Indikativ</text:p>
            </table:table-cell>
          </table:table-row>
          <table:table-row>
            <table:table-cell table:style-name="Tabelle1.A2" office:value-type="string">
              <text:p text:style-name="P4">indef.pron.</text:p>
            </table:table-cell>
            <table:table-cell table:style-name="Tabelle1.B214" office:value-type="string">
              <text:p text:style-name="P7">Indefinitpronomen</text:p>
            </table:table-cell>
          </table:table-row>
          <table:table-row>
            <table:table-cell table:style-name="Tabelle1.A2" office:value-type="string">
              <text:p text:style-name="P4">inf.</text:p>
            </table:table-cell>
            <table:table-cell table:style-name="Tabelle1.B215" office:value-type="string">
              <text:p text:style-name="P7">Infinitiv</text:p>
            </table:table-cell>
          </table:table-row>
          <table:table-row>
            <table:table-cell table:style-name="Tabelle1.A2" office:value-type="string">
              <text:p text:style-name="P4">Innsbr.</text:p>
            </table:table-cell>
            <table:table-cell table:style-name="Tabelle1.B216" office:value-type="string">
              <text:p text:style-name="P7">Innsbruck</text:p>
            </table:table-cell>
          </table:table-row>
          <table:table-row>
            <table:table-cell table:style-name="Tabelle1.A2" office:value-type="string">
              <text:p text:style-name="P4">insbes.</text:p>
            </table:table-cell>
            <table:table-cell table:style-name="Tabelle1.B217" office:value-type="string">
              <text:p text:style-name="P7">insbesondere</text:p>
            </table:table-cell>
          </table:table-row>
          <table:table-row>
            <table:table-cell table:style-name="Tabelle1.A2" office:value-type="string">
              <text:p text:style-name="P4">instr.</text:p>
            </table:table-cell>
            <table:table-cell table:style-name="Tabelle1.B218" office:value-type="string">
              <text:p text:style-name="P7">Instrumental</text:p>
            </table:table-cell>
          </table:table-row>
          <table:table-row>
            <table:table-cell table:style-name="Tabelle1.A2" office:value-type="string">
              <text:p text:style-name="P4">interj.</text:p>
            </table:table-cell>
            <table:table-cell table:style-name="Tabelle1.B219" office:value-type="string">
              <text:p text:style-name="P7">Interjektion</text:p>
            </table:table-cell>
          </table:table-row>
          <table:table-row>
            <table:table-cell table:style-name="Tabelle1.A2" office:value-type="string">
              <text:p text:style-name="P4">interr. pron.</text:p>
            </table:table-cell>
            <table:table-cell table:style-name="Tabelle1.B220" office:value-type="string">
              <text:p text:style-name="P7">Interrogativpronomen</text:p>
            </table:table-cell>
          </table:table-row>
          <table:table-row>
            <table:table-cell table:style-name="Tabelle1.A2" office:value-type="string">
              <text:p text:style-name="P4">intrans.</text:p>
            </table:table-cell>
            <table:table-cell table:style-name="Tabelle1.B221" office:value-type="string">
              <text:p text:style-name="P7">intransitiv</text:p>
            </table:table-cell>
          </table:table-row>
          <table:table-row>
            <table:table-cell table:style-name="Tabelle1.A2" office:value-type="string">
              <text:p text:style-name="P4">ir.</text:p>
            </table:table-cell>
            <table:table-cell table:style-name="Tabelle1.B222" office:value-type="string">
              <text:p text:style-name="P7">irisch</text:p>
            </table:table-cell>
          </table:table-row>
          <table:table-row>
            <table:table-cell table:style-name="Tabelle1.A2" office:value-type="string">
              <text:p text:style-name="P4">isl.</text:p>
            </table:table-cell>
            <table:table-cell table:style-name="Tabelle1.B223" office:value-type="string">
              <text:p text:style-name="P7">isländisch</text:p>
            </table:table-cell>
          </table:table-row>
          <table:table-row>
            <table:table-cell table:style-name="Tabelle1.A2" office:value-type="string">
              <text:p text:style-name="P4">i. s. v.</text:p>
            </table:table-cell>
            <table:table-cell table:style-name="Tabelle1.B224" office:value-type="string">
              <text:p text:style-name="P7">im Sinne von</text:p>
            </table:table-cell>
          </table:table-row>
          <table:table-row>
            <table:table-cell table:style-name="Tabelle1.A2" office:value-type="string">
              <text:p text:style-name="P4">it.</text:p>
            </table:table-cell>
            <table:table-cell table:style-name="Tabelle1.B225" office:value-type="string">
              <text:p text:style-name="P7">italienisch</text:p>
            </table:table-cell>
          </table:table-row>
          <table:table-row>
            <table:table-cell table:style-name="Tabelle1.A2" office:value-type="string">
              <text:p text:style-name="P4">iur.</text:p>
            </table:table-cell>
            <table:table-cell table:style-name="Tabelle1.B226" office:value-type="string">
              <text:p text:style-name="P7">iuris</text:p>
            </table:table-cell>
          </table:table-row>
          <table:table-row>
            <table:table-cell table:style-name="Tabelle1.A2" office:value-type="string">
              <text:p text:style-name="P4">i. w. s.</text:p>
            </table:table-cell>
            <table:table-cell table:style-name="Tabelle1.B227" office:value-type="string">
              <text:p text:style-name="P7">im weiteren Sinne</text:p>
            </table:table-cell>
          </table:table-row>
          <table:table-row>
            <table:table-cell table:style-name="Tabelle1.A2" office:value-type="string">
              <text:p text:style-name="P4">-j.</text:p>
            </table:table-cell>
            <table:table-cell table:style-name="Tabelle1.B228" office:value-type="string">
              <text:p text:style-name="P7">-jährig</text:p>
            </table:table-cell>
          </table:table-row>
          <table:table-row>
            <table:table-cell table:style-name="Tabelle1.A2" office:value-type="string">
              <text:p text:style-name="P4">jb.</text:p>
            </table:table-cell>
            <table:table-cell table:style-name="Tabelle1.B229" office:value-type="string">
              <text:p text:style-name="P7">Jahrbuch</text:p>
            </table:table-cell>
          </table:table-row>
          <table:table-row>
            <table:table-cell table:style-name="Tabelle1.A2" office:value-type="string">
              <text:p text:style-name="P4">jber.</text:p>
            </table:table-cell>
            <table:table-cell table:style-name="Tabelle1.B230" office:value-type="string">
              <text:p text:style-name="P7">Jahresbericht</text:p>
            </table:table-cell>
          </table:table-row>
          <table:table-row>
            <table:table-cell table:style-name="Tabelle1.A2" office:value-type="string">
              <text:p text:style-name="P4">jg.</text:p>
            </table:table-cell>
            <table:table-cell table:style-name="Tabelle1.B231" office:value-type="string">
              <text:p text:style-name="P7">Jahrgang</text:p>
            </table:table-cell>
          </table:table-row>
          <table:table-row>
            <table:table-cell table:style-name="Tabelle1.A2" office:value-type="string">
              <text:p text:style-name="P4">jh.,-e.,-en., -s.</text:p>
            </table:table-cell>
            <table:table-cell table:style-name="Tabelle1.B232" office:value-type="string">
              <text:p text:style-name="P7">Jahrhundert, -e, -en, -s</text:p>
            </table:table-cell>
          </table:table-row>
          <table:table-row>
            <table:table-cell table:style-name="Tabelle1.A2" office:value-type="string">
              <text:p text:style-name="P4">jidd.</text:p>
            </table:table-cell>
            <table:table-cell table:style-name="Tabelle1.B233" office:value-type="string">
              <text:p text:style-name="P7">jiddisch</text:p>
            </table:table-cell>
          </table:table-row>
          <table:table-row>
            <table:table-cell table:style-name="Tabelle1.A2" office:value-type="string">
              <text:p text:style-name="P4">jmd., -m., -n., -s.</text:p>
            </table:table-cell>
            <table:table-cell table:style-name="Tabelle1.B234" office:value-type="string">
              <text:p text:style-name="P7">jemand, -em, -en, -es</text:p>
            </table:table-cell>
          </table:table-row>
          <table:table-row>
            <table:table-cell table:style-name="Tabelle1.A2" office:value-type="string">
              <text:p text:style-name="P4">jub.</text:p>
            </table:table-cell>
            <table:table-cell table:style-name="Tabelle1.B235" office:value-type="string">
              <text:p text:style-name="P7">Jubiläumsausgabe (als Ausgabenkennzeichnung)</text:p>
            </table:table-cell>
          </table:table-row>
          <table:table-row>
            <table:table-cell table:style-name="Tabelle1.A2" office:value-type="string">
              <text:p text:style-name="P4">jüng.</text:p>
            </table:table-cell>
            <table:table-cell table:style-name="Tabelle1.B236" office:value-type="string">
              <text:p text:style-name="P7">jünger</text:p>
            </table:table-cell>
          </table:table-row>
          <table:table-row>
            <table:table-cell table:style-name="Tabelle1.A2" office:value-type="string">
              <text:p text:style-name="P4">jur.</text:p>
            </table:table-cell>
            <table:table-cell table:style-name="Tabelle1.B237" office:value-type="string">
              <text:p text:style-name="P7">juris, juristisch</text:p>
            </table:table-cell>
          </table:table-row>
          <table:table-row>
            <table:table-cell table:style-name="Tabelle1.A2" office:value-type="string">
              <text:p text:style-name="P4">kal.</text:p>
            </table:table-cell>
            <table:table-cell table:style-name="Tabelle1.B238" office:value-type="string">
              <text:p text:style-name="P7">Kalender</text:p>
            </table:table-cell>
          </table:table-row>
          <table:table-row>
            <table:table-cell table:style-name="Tabelle1.A2" office:value-type="string">
              <text:p text:style-name="P4">kap.</text:p>
            </table:table-cell>
            <table:table-cell table:style-name="Tabelle1.B239" office:value-type="string">
              <text:p text:style-name="P7">Kapitel</text:p>
            </table:table-cell>
          </table:table-row>
          <table:table-row>
            <table:table-cell table:style-name="Tabelle1.A2" office:value-type="string">
              <text:p text:style-name="P4">kärnt.</text:p>
            </table:table-cell>
            <table:table-cell table:style-name="Tabelle1.B240" office:value-type="string">
              <text:p text:style-name="P7">kärntisch</text:p>
            </table:table-cell>
          </table:table-row>
          <table:table-row>
            <table:table-cell table:style-name="Tabelle1.A2" office:value-type="string">
              <text:p text:style-name="P4">kath.</text:p>
            </table:table-cell>
            <table:table-cell table:style-name="Tabelle1.B241" office:value-type="string">
              <text:p text:style-name="P7">katholisch</text:p>
            </table:table-cell>
          </table:table-row>
          <table:table-row>
            <table:table-cell table:style-name="Tabelle1.A2" office:value-type="string">
              <text:p text:style-name="P4">kde.</text:p>
            </table:table-cell>
            <table:table-cell table:style-name="Tabelle1.B242" office:value-type="string">
              <text:p text:style-name="P7">Kunde</text:p>
            </table:table-cell>
          </table:table-row>
          <table:table-row>
            <table:table-cell table:style-name="Tabelle1.A2" office:value-type="string">
              <text:p text:style-name="P4">kelt.</text:p>
            </table:table-cell>
            <table:table-cell table:style-name="Tabelle1.B243" office:value-type="string">
              <text:p text:style-name="P7">keltisch</text:p>
            </table:table-cell>
          </table:table-row>
          <table:table-row>
            <table:table-cell table:style-name="Tabelle1.A2" office:value-type="string">
              <text:p text:style-name="P4">kl.</text:p>
            </table:table-cell>
            <table:table-cell table:style-name="Tabelle1.B244" office:value-type="string">
              <text:p text:style-name="P7">klein</text:p>
            </table:table-cell>
          </table:table-row>
          <table:table-row>
            <table:table-cell table:style-name="Tabelle1.A2" office:value-type="string">
              <text:p text:style-name="P4">komp.</text:p>
            </table:table-cell>
            <table:table-cell table:style-name="Tabelle1.B245" office:value-type="string">
              <text:p text:style-name="P7">Komparativ</text:p>
            </table:table-cell>
          </table:table-row>
          <table:table-row>
            <table:table-cell table:style-name="Tabelle1.A2" office:value-type="string">
              <text:p text:style-name="P4">konj.</text:p>
            </table:table-cell>
            <table:table-cell table:style-name="Tabelle1.B246" office:value-type="string">
              <text:p text:style-name="P7">Konjunktion</text:p>
            </table:table-cell>
          </table:table-row>
          <table:table-row>
            <table:table-cell table:style-name="Tabelle1.A2" office:value-type="string">
              <text:p text:style-name="P4">konj.</text:p>
            </table:table-cell>
            <table:table-cell table:style-name="Tabelle1.B247" office:value-type="string">
              <text:p text:style-name="P7">Konjunktiv</text:p>
            </table:table-cell>
          </table:table-row>
          <table:table-row>
            <table:table-cell table:style-name="Tabelle1.A2" office:value-type="string">
              <text:p text:style-name="P4">Konst.</text:p>
            </table:table-cell>
            <table:table-cell table:style-name="Tabelle1.B248" office:value-type="string">
              <text:p text:style-name="P7">Konstanz</text:p>
            </table:table-cell>
          </table:table-row>
          <table:table-row>
            <table:table-cell table:style-name="Tabelle1.A2" office:value-type="string">
              <text:p text:style-name="P4">konv.(-)lex.</text:p>
            </table:table-cell>
            <table:table-cell table:style-name="Tabelle1.B249" office:value-type="string">
              <text:p text:style-name="P7">Konversationslexikon</text:p>
            </table:table-cell>
          </table:table-row>
          <table:table-row>
            <table:table-cell table:style-name="Tabelle1.A2" office:value-type="string">
              <text:p text:style-name="P4">korr.</text:p>
            </table:table-cell>
            <table:table-cell table:style-name="Tabelle1.B250" office:value-type="string">
              <text:p text:style-name="P7">Korrespondenz</text:p>
            </table:table-cell>
          </table:table-row>
          <table:table-row>
            <table:table-cell table:style-name="Tabelle1.A2" office:value-type="string">
              <text:p text:style-name="P4">1.</text:p>
            </table:table-cell>
            <table:table-cell table:style-name="Tabelle1.B251" office:value-type="string">
              <text:p text:style-name="P7">lies</text:p>
            </table:table-cell>
          </table:table-row>
          <table:table-row>
            <table:table-cell table:style-name="Tabelle1.A2" office:value-type="string">
              <text:p text:style-name="P4">-1.</text:p>
            </table:table-cell>
            <table:table-cell table:style-name="Tabelle1.B252" office:value-type="string">
              <text:p text:style-name="P7">-lich</text:p>
            </table:table-cell>
          </table:table-row>
          <table:table-row>
            <table:table-cell table:style-name="Tabelle1.A2" office:value-type="string">
              <text:p text:style-name="P4">la., laa.</text:p>
            </table:table-cell>
            <table:table-cell table:style-name="Tabelle1.B253" office:value-type="string">
              <text:p text:style-name="P7">Lesart, Lesarten</text:p>
            </table:table-cell>
          </table:table-row>
          <table:table-row>
            <table:table-cell table:style-name="Tabelle1.A2" office:value-type="string">
              <text:p text:style-name="P4">langob.</text:p>
            </table:table-cell>
            <table:table-cell table:style-name="Tabelle1.B254" office:value-type="string">
              <text:p text:style-name="P7">langobardisch</text:p>
            </table:table-cell>
          </table:table-row>
          <table:table-row>
            <table:table-cell table:style-name="Tabelle1.A2" office:value-type="string">
              <text:p text:style-name="P4">lat.</text:p>
            </table:table-cell>
            <table:table-cell table:style-name="Tabelle1.B255" office:value-type="string">
              <text:p text:style-name="P7">lateinisch</text:p>
            </table:table-cell>
          </table:table-row>
          <table:table-row>
            <table:table-cell table:style-name="Tabelle1.A2" office:value-type="string">
              <text:p text:style-name="P4">Leipz.</text:p>
            </table:table-cell>
            <table:table-cell table:style-name="Tabelle1.B256" office:value-type="string">
              <text:p text:style-name="P7">Leipzig</text:p>
            </table:table-cell>
          </table:table-row>
          <table:table-row>
            <table:table-cell table:style-name="Tabelle1.A2" office:value-type="string">
              <text:p text:style-name="P4">lett.</text:p>
            </table:table-cell>
            <table:table-cell table:style-name="Tabelle1.B257" office:value-type="string">
              <text:p text:style-name="P7">lettisch</text:p>
            </table:table-cell>
          </table:table-row>
          <table:table-row>
            <table:table-cell table:style-name="Tabelle1.A2" office:value-type="string">
              <text:p text:style-name="P4">lex.</text:p>
            </table:table-cell>
            <table:table-cell table:style-name="Tabelle1.B258" office:value-type="string">
              <text:p text:style-name="P7">Lexikon</text:p>
            </table:table-cell>
          </table:table-row>
          <table:table-row>
            <table:table-cell table:style-name="Tabelle1.A2" office:value-type="string">
              <text:p text:style-name="P4">lfg.</text:p>
            </table:table-cell>
            <table:table-cell table:style-name="Tabelle1.B259" office:value-type="string">
              <text:p text:style-name="P7">Lieferung</text:p>
            </table:table-cell>
          </table:table-row>
          <table:table-row>
            <table:table-cell table:style-name="Tabelle1.A2" office:value-type="string">
              <text:p text:style-name="P4">LGF</text:p>
            </table:table-cell>
            <table:table-cell table:style-name="Tabelle1.B260" office:value-type="string">
              <text:p text:style-name="P7">Lunder germanistische Forschungen</text:p>
            </table:table-cell>
          </table:table-row>
          <table:table-row>
            <table:table-cell table:style-name="Tabelle1.A2" office:value-type="string">
              <text:p text:style-name="P4">ling.</text:p>
            </table:table-cell>
            <table:table-cell table:style-name="Tabelle1.B261" office:value-type="string">
              <text:p text:style-name="P7">Linguistik, linguistisch</text:p>
            </table:table-cell>
          </table:table-row>
          <table:table-row>
            <table:table-cell table:style-name="Tabelle1.A2" office:value-type="string">
              <text:p text:style-name="P4">lit.</text:p>
            </table:table-cell>
            <table:table-cell table:style-name="Tabelle1.B262" office:value-type="string">
              <text:p text:style-name="P7">litauisch</text:p>
            </table:table-cell>
          </table:table-row>
          <table:table-row>
            <table:table-cell table:style-name="Tabelle1.A2" office:value-type="string">
              <text:p text:style-name="P4">lit., litt.</text:p>
            </table:table-cell>
            <table:table-cell table:style-name="Tabelle1.B263" office:value-type="string">
              <text:p text:style-name="P7">Lit(t)eratur, lit(t)erarisch</text:p>
            </table:table-cell>
          </table:table-row>
          <table:table-row>
            <table:table-cell table:style-name="Tabelle1.A2" office:value-type="string">
              <text:p text:style-name="P4">lok.</text:p>
            </table:table-cell>
            <table:table-cell table:style-name="Tabelle1.B264" office:value-type="string">
              <text:p text:style-name="P7">Lokativ</text:p>
            </table:table-cell>
          </table:table-row>
          <table:table-row>
            <table:table-cell table:style-name="Tabelle1.A2" office:value-type="string">
              <text:p text:style-name="P4">lothr.</text:p>
            </table:table-cell>
            <table:table-cell table:style-name="Tabelle1.B265" office:value-type="string">
              <text:p text:style-name="P7">lothringisch</text:p>
            </table:table-cell>
          </table:table-row>
          <table:table-row>
            <table:table-cell table:style-name="Tabelle1.A2" office:value-type="string">
              <text:p text:style-name="P4">LSB</text:p>
            </table:table-cell>
            <table:table-cell table:style-name="Tabelle1.B266" office:value-type="string">
              <text:p text:style-name="P7">Sitzungsberichte der Sächsischen Akademie der Wissenschaften zu Leipzig (früher: Berichte über die Verhandlungen der Sächsischen Gesellschaft [bzw. Akademie] der Wissenschaften zu Leipzig), philologisch-historische Klasse</text:p>
            </table:table-cell>
          </table:table-row>
          <table:table-row>
            <table:table-cell table:style-name="Tabelle1.A2" office:value-type="string">
              <text:p text:style-name="P4">Lüb.</text:p>
            </table:table-cell>
            <table:table-cell table:style-name="Tabelle1.B267" office:value-type="string">
              <text:p text:style-name="P7">Lübeck</text:p>
            </table:table-cell>
          </table:table-row>
          <table:table-row>
            <table:table-cell table:style-name="Tabelle1.A2" office:value-type="string">
              <text:p text:style-name="P4">lux.</text:p>
            </table:table-cell>
            <table:table-cell table:style-name="Tabelle1.B268" office:value-type="string">
              <text:p text:style-name="P7">luxemburgisch</text:p>
            </table:table-cell>
          </table:table-row>
          <table:table-row>
            <table:table-cell table:style-name="Tabelle1.A2" office:value-type="string">
              <text:p text:style-name="P4">LV</text:p>
            </table:table-cell>
            <table:table-cell table:style-name="Tabelle1.B269" office:value-type="string">
              <text:p text:style-name="P7">Bibliothek des Literarischen Vereins in Stuttgart</text:p>
            </table:table-cell>
          </table:table-row>
          <table:table-row>
            <table:table-cell table:style-name="Tabelle1.A2" office:value-type="string">
              <text:p text:style-name="P7">M</text:p>
            </table:table-cell>
            <table:table-cell table:style-name="Tabelle1.B270" office:value-type="string">
              <text:p text:style-name="P7">Mitte (vor Belegdatum)</text:p>
            </table:table-cell>
          </table:table-row>
          <table:table-row>
            <table:table-cell table:style-name="Tabelle1.A2" office:value-type="string">
              <text:p text:style-name="P4">m-</text:p>
            </table:table-cell>
            <table:table-cell table:style-name="Tabelle1.B271" office:value-type="string">
              <text:p text:style-name="P7">mittel- (bei Sprachbezeichnungen)</text:p>
            </table:table-cell>
          </table:table-row>
          <table:table-row>
            <table:table-cell table:style-name="Tabelle1.A2" office:value-type="string">
              <text:p text:style-name="P4">m.</text:p>
            </table:table-cell>
            <table:table-cell table:style-name="Tabelle1.B272" office:value-type="string">
              <text:p text:style-name="P7">Maskulinum (in Stellung hinter dem Substantiv)</text:p>
            </table:table-cell>
          </table:table-row>
          <table:table-row>
            <table:table-cell table:style-name="Tabelle1.A2" office:value-type="string">
              <text:p text:style-name="P4">ma.</text:p>
            </table:table-cell>
            <table:table-cell table:style-name="Tabelle1.B273" office:value-type="string">
              <text:p text:style-name="P7">Mittelalter</text:p>
            </table:table-cell>
          </table:table-row>
          <table:table-row>
            <table:table-cell table:style-name="Tabelle1.A2" office:value-type="string">
              <text:p text:style-name="P4">mähr.</text:p>
            </table:table-cell>
            <table:table-cell table:style-name="Tabelle1.B274" office:value-type="string">
              <text:p text:style-name="P7">mährisch</text:p>
            </table:table-cell>
          </table:table-row>
          <table:table-row>
            <table:table-cell table:style-name="Tabelle1.A2" office:value-type="string">
              <text:p text:style-name="P4">mal.</text:p>
            </table:table-cell>
            <table:table-cell table:style-name="Tabelle1.B275" office:value-type="string">
              <text:p text:style-name="P7">mittelalterlich</text:p>
            </table:table-cell>
          </table:table-row>
          <table:table-row>
            <table:table-cell table:style-name="Tabelle1.A2" office:value-type="string">
              <text:p text:style-name="P4">mask.</text:p>
            </table:table-cell>
            <table:table-cell table:style-name="Tabelle1.B276" office:value-type="string">
              <text:p text:style-name="P7">Maskulinum</text:p>
            </table:table-cell>
          </table:table-row>
          <table:table-row>
            <table:table-cell table:style-name="Tabelle1.A2" office:value-type="string">
              <text:p text:style-name="P4">math.</text:p>
            </table:table-cell>
            <table:table-cell table:style-name="Tabelle1.B277" office:value-type="string">
              <text:p text:style-name="P7">Mathematik, mathematisch</text:p>
            </table:table-cell>
          </table:table-row>
          <table:table-row>
            <table:table-cell table:style-name="Tabelle1.A2" office:value-type="string">
              <text:p text:style-name="P4">md.</text:p>
            </table:table-cell>
            <table:table-cell table:style-name="Tabelle1.B278" office:value-type="string">
              <text:p text:style-name="P7">mitteldeutsch</text:p>
            </table:table-cell>
          </table:table-row>
          <table:table-row>
            <table:table-cell table:style-name="Tabelle1.A2" office:value-type="string">
              <text:p text:style-name="P4">mda.,mdaa.</text:p>
            </table:table-cell>
            <table:table-cell table:style-name="Tabelle1.B279" office:value-type="string">
              <text:p text:style-name="P7">Mundart, -en</text:p>
            </table:table-cell>
          </table:table-row>
          <table:table-row>
            <table:table-cell table:style-name="Tabelle1.A2" office:value-type="string">
              <text:p text:style-name="P4">mdal.</text:p>
            </table:table-cell>
            <table:table-cell table:style-name="Tabelle1.B280" office:value-type="string">
              <text:p text:style-name="P7">mundartlich</text:p>
            </table:table-cell>
          </table:table-row>
          <table:table-row>
            <table:table-cell table:style-name="Tabelle1.A2" office:value-type="string">
              <text:p text:style-name="P4">mdawb., mdawbb.</text:p>
            </table:table-cell>
            <table:table-cell table:style-name="Tabelle1.B281" office:value-type="string">
              <text:p text:style-name="P7">Mundartwörterbuch, -bücher</text:p>
            </table:table-cell>
          </table:table-row>
          <table:table-row>
            <table:table-cell table:style-name="Tabelle1.A2" office:value-type="string">
              <text:p text:style-name="P4">me.</text:p>
            </table:table-cell>
            <table:table-cell table:style-name="Tabelle1.B282" office:value-type="string">
              <text:p text:style-name="P7">mittelenglisch</text:p>
            </table:table-cell>
          </table:table-row>
          <table:table-row>
            <table:table-cell table:style-name="Tabelle1.A2" office:value-type="string">
              <text:p text:style-name="P4">meckl.</text:p>
            </table:table-cell>
            <table:table-cell table:style-name="Tabelle1.B283" office:value-type="string">
              <text:p text:style-name="P7">mecklenburgisch</text:p>
            </table:table-cell>
          </table:table-row>
          <table:table-row>
            <table:table-cell table:style-name="Tabelle1.A2" office:value-type="string">
              <text:p text:style-name="P4">med.</text:p>
            </table:table-cell>
            <table:table-cell table:style-name="Tabelle1.B284" office:value-type="string">
              <text:p text:style-name="P7">Medizin, medizinisch</text:p>
            </table:table-cell>
          </table:table-row>
          <table:table-row>
            <table:table-cell table:style-name="Tabelle1.A2" office:value-type="string">
              <text:p text:style-name="P4">MED</text:p>
            </table:table-cell>
            <table:table-cell table:style-name="Tabelle1.B285" office:value-type="string">
              <text:p text:style-name="P7">Middle English Dictionary</text:p>
            </table:table-cell>
          </table:table-row>
          <table:table-row>
            <table:table-cell table:style-name="Tabelle1.A2" office:value-type="string">
              <text:p text:style-name="P4">mem.</text:p>
            </table:table-cell>
            <table:table-cell table:style-name="Tabelle1.B286" office:value-type="string">
              <text:p text:style-name="P7">Memoiren</text:p>
            </table:table-cell>
          </table:table-row>
          <table:table-row>
            <table:table-cell table:style-name="Tabelle1.A2" office:value-type="string">
              <text:p text:style-name="P4">meteorol.</text:p>
            </table:table-cell>
            <table:table-cell table:style-name="Tabelle1.B287" office:value-type="string">
              <text:p text:style-name="P7">Meteorologie, meteorologisch</text:p>
            </table:table-cell>
          </table:table-row>
          <table:table-row>
            <table:table-cell table:style-name="Tabelle1.A2" office:value-type="string">
              <text:p text:style-name="P4">MF</text:p>
            </table:table-cell>
            <table:table-cell table:style-name="Tabelle1.B288" office:value-type="string">
              <text:p text:style-name="P7">Des Minnesangs Frühling</text:p>
            </table:table-cell>
          </table:table-row>
          <table:table-row>
            <table:table-cell table:style-name="Tabelle1.A2" office:value-type="string">
              <text:p text:style-name="P4">mfrk.</text:p>
            </table:table-cell>
            <table:table-cell table:style-name="Tabelle1.B289" office:value-type="string">
              <text:p text:style-name="P7">mittelfränkisch</text:p>
            </table:table-cell>
          </table:table-row>
          <table:table-row>
            <table:table-cell table:style-name="Tabelle1.A2" office:value-type="string">
              <text:p text:style-name="P4">MGH</text:p>
            </table:table-cell>
            <table:table-cell table:style-name="Tabelle1.B290" office:value-type="string">
              <text:p text:style-name="P7">Monumenta Germaniae historica</text:p>
            </table:table-cell>
          </table:table-row>
          <table:table-row>
            <table:table-cell table:style-name="Tabelle1.A2" office:value-type="string">
              <text:p text:style-name="P4">MGP</text:p>
            </table:table-cell>
            <table:table-cell table:style-name="Tabelle1.B291" office:value-type="string">
              <text:p text:style-name="P7">Monumenta Germaniae paedagogica</text:p>
            </table:table-cell>
          </table:table-row>
          <table:table-row>
            <table:table-cell table:style-name="Tabelle1.A2" office:value-type="string">
              <text:p text:style-name="P4">mhd.</text:p>
            </table:table-cell>
            <table:table-cell table:style-name="Tabelle1.B292" office:value-type="string">
              <text:p text:style-name="P7">mittelhochdeutsch</text:p>
            </table:table-cell>
          </table:table-row>
          <table:table-row>
            <table:table-cell table:style-name="Tabelle1.A2" office:value-type="string">
              <text:p text:style-name="P4">mitt.</text:p>
            </table:table-cell>
            <table:table-cell table:style-name="Tabelle1.B293" office:value-type="string">
              <text:p text:style-name="P7">Mitteilung</text:p>
            </table:table-cell>
          </table:table-row>
          <table:table-row>
            <table:table-cell table:style-name="Tabelle1.A2" office:value-type="string">
              <text:p text:style-name="P4">mlat.</text:p>
            </table:table-cell>
            <table:table-cell table:style-name="Tabelle1.B294" office:value-type="string">
              <text:p text:style-name="P7">mittellateinisch</text:p>
            </table:table-cell>
          </table:table-row>
          <table:table-row>
            <table:table-cell table:style-name="Tabelle1.A2" office:value-type="string">
              <text:p text:style-name="P4">mnd.</text:p>
            </table:table-cell>
            <table:table-cell table:style-name="Tabelle1.B295" office:value-type="string">
              <text:p text:style-name="P7">mittelniederdeutsch</text:p>
            </table:table-cell>
          </table:table-row>
          <table:table-row>
            <table:table-cell table:style-name="Tabelle1.A2" office:value-type="string">
              <text:p text:style-name="P4">mnl.</text:p>
            </table:table-cell>
            <table:table-cell table:style-name="Tabelle1.B296" office:value-type="string">
              <text:p text:style-name="P7">mittelniederländisch</text:p>
            </table:table-cell>
          </table:table-row>
          <table:table-row>
            <table:table-cell table:style-name="Tabelle1.A2" office:value-type="string">
              <text:p text:style-name="P4">mod.</text:p>
            </table:table-cell>
            <table:table-cell table:style-name="Tabelle1.B297" office:value-type="string">
              <text:p text:style-name="P7">modern</text:p>
            </table:table-cell>
          </table:table-row>
          <table:table-row>
            <table:table-cell table:style-name="Tabelle1.A2" office:value-type="string">
              <text:p text:style-name="P4">mon.</text:p>
            </table:table-cell>
            <table:table-cell table:style-name="Tabelle1.B298" office:value-type="string">
              <text:p text:style-name="P7">Monument(um)</text:p>
            </table:table-cell>
          </table:table-row>
          <table:table-row>
            <table:table-cell table:style-name="Tabelle1.A2" office:value-type="string">
              <text:p text:style-name="P4">mosfrk.</text:p>
            </table:table-cell>
            <table:table-cell table:style-name="Tabelle1.B299" office:value-type="string">
              <text:p text:style-name="P7">moselfränkisch</text:p>
            </table:table-cell>
          </table:table-row>
          <table:table-row>
            <table:table-cell table:style-name="Tabelle1.A2" office:value-type="string">
              <text:p text:style-name="P4">MSB</text:p>
            </table:table-cell>
            <table:table-cell table:style-name="Tabelle1.B300" office:value-type="string">
              <text:p text:style-name="P7">Sitzungsberichte der Bayerischen Akademie der Wissenschaften (München), philosophisch-historische Klasse</text:p>
            </table:table-cell>
          </table:table-row>
          <table:table-row>
            <table:table-cell table:style-name="Tabelle1.A2" office:value-type="string">
              <text:p text:style-name="P4">MSD</text:p>
            </table:table-cell>
            <table:table-cell table:style-name="Tabelle1.B301" office:value-type="string">
              <text:p text:style-name="P7">Denkmäler deutscher Poesie und Prosa, hg. v. Müllenhoff und Scherer</text:p>
            </table:table-cell>
          </table:table-row>
          <table:table-row>
            <table:table-cell table:style-name="Tabelle1.A2" office:value-type="string">
              <text:p text:style-name="P4">Münch.</text:p>
            </table:table-cell>
            <table:table-cell table:style-name="Tabelle1.B302" office:value-type="string">
              <text:p text:style-name="P7">München</text:p>
            </table:table-cell>
          </table:table-row>
          <table:table-row>
            <table:table-cell table:style-name="Tabelle1.A2" office:value-type="string">
              <text:p text:style-name="P4">mythol.</text:p>
            </table:table-cell>
            <table:table-cell table:style-name="Tabelle1.B303" office:value-type="string">
              <text:p text:style-name="P7">Mythologie, mythologisch</text:p>
            </table:table-cell>
          </table:table-row>
          <table:table-row>
            <table:table-cell table:style-name="Tabelle1.A2" office:value-type="string">
              <text:p text:style-name="P7">n</text:p>
            </table:table-cell>
            <table:table-cell table:style-name="Tabelle1.B304" office:value-type="string">
              <text:p text:style-name="P7">nach (vor Belegdatum)</text:p>
            </table:table-cell>
          </table:table-row>
          <table:table-row>
            <table:table-cell table:style-name="Tabelle1.A2" office:value-type="string">
              <text:p text:style-name="P4">n.</text:p>
            </table:table-cell>
            <table:table-cell table:style-name="Tabelle1.B305" office:value-type="string">
              <text:p text:style-name="P7">neu, novus</text:p>
            </table:table-cell>
          </table:table-row>
          <table:table-row>
            <table:table-cell table:style-name="Tabelle1.A2" office:value-type="string">
              <text:p text:style-name="P4">n.</text:p>
            </table:table-cell>
            <table:table-cell table:style-name="Tabelle1.B306" office:value-type="string">
              <text:p text:style-name="P7">Neutrum (in Stellung hinter dem Substantiv)</text:p>
            </table:table-cell>
          </table:table-row>
          <table:table-row>
            <table:table-cell table:style-name="Tabelle1.A2" office:value-type="string">
              <text:p text:style-name="P4">n.</text:p>
            </table:table-cell>
            <table:table-cell table:style-name="Tabelle1.B307" office:value-type="string">
              <text:p text:style-name="P7">Nominativ (in kombinierten Angaben z Flexion)</text:p>
            </table:table-cell>
          </table:table-row>
          <table:table-row>
            <table:table-cell table:style-name="Tabelle1.A2" office:value-type="string">
              <text:p text:style-name="P4">nachtr.</text:p>
            </table:table-cell>
            <table:table-cell table:style-name="Tabelle1.B308" office:value-type="string">
              <text:p text:style-name="P7">Nachtrag</text:p>
            </table:table-cell>
          </table:table-row>
          <table:table-row>
            <table:table-cell table:style-name="Tabelle1.A2" office:value-type="string">
              <text:p text:style-name="P4">nat.</text:p>
            </table:table-cell>
            <table:table-cell table:style-name="Tabelle1.B309" office:value-type="string">
              <text:p text:style-name="P7">Nationalausgabe</text:p>
            </table:table-cell>
          </table:table-row>
          <table:table-row>
            <table:table-cell table:style-name="Tabelle1.A2" office:value-type="string">
              <text:p text:style-name="P4">nbf.</text:p>
            </table:table-cell>
            <table:table-cell table:style-name="Tabelle1.B310" office:value-type="string">
              <text:p text:style-name="P7">Nebenform</text:p>
            </table:table-cell>
          </table:table-row>
          <table:table-row>
            <table:table-cell table:style-name="Tabelle1.A2" office:value-type="string">
              <text:p text:style-name="P4">ncl.</text:p>
            </table:table-cell>
            <table:table-cell table:style-name="Tabelle1.B311" office:value-type="string">
              <text:p text:style-name="P7">Nomenclator</text:p>
            </table:table-cell>
          </table:table-row>
          <table:table-row>
            <table:table-cell table:style-name="Tabelle1.A2" office:value-type="string">
              <text:p text:style-name="P4">nd-</text:p>
            </table:table-cell>
            <table:table-cell table:style-name="Tabelle1.B312" office:value-type="string">
              <text:p text:style-name="P7">nieder- (bei Sprachbezeichnungen)</text:p>
            </table:table-cell>
          </table:table-row>
          <table:table-row>
            <table:table-cell table:style-name="Tabelle1.A2" office:value-type="string">
              <text:p text:style-name="P4">nd.</text:p>
            </table:table-cell>
            <table:table-cell table:style-name="Tabelle1.B313" office:value-type="string">
              <text:p text:style-name="P7">niederdeutsch</text:p>
            </table:table-cell>
          </table:table-row>
          <table:table-row>
            <table:table-cell table:style-name="Tabelle1.A2" office:value-type="string">
              <text:p text:style-name="P4">ndän.</text:p>
            </table:table-cell>
            <table:table-cell table:style-name="Tabelle1.B314" office:value-type="string">
              <text:p text:style-name="P7">neudänisch</text:p>
            </table:table-cell>
          </table:table-row>
          <table:table-row>
            <table:table-cell table:style-name="Tabelle1.A2" office:value-type="string">
              <text:p text:style-name="P4">ndr.</text:p>
            </table:table-cell>
            <table:table-cell table:style-name="Tabelle1.B315" office:value-type="string">
              <text:p text:style-name="P7">Neudruck</text:p>
            </table:table-cell>
          </table:table-row>
          <table:table-row>
            <table:table-cell table:style-name="Tabelle1.A2" office:value-type="string">
              <text:p text:style-name="P4">ne.</text:p>
            </table:table-cell>
            <table:table-cell table:style-name="Tabelle1.B316" office:value-type="string">
              <text:p text:style-name="P7">neuenglisch</text:p>
            </table:table-cell>
          </table:table-row>
          <table:table-row>
            <table:table-cell table:style-name="Tabelle1.A2" office:value-type="string">
              <text:p text:style-name="P4">NED</text:p>
            </table:table-cell>
            <table:table-cell table:style-name="Tabelle1.B317" office:value-type="string">
              <text:p text:style-name="P7">A New English Dictionary (Murray)</text:p>
            </table:table-cell>
          </table:table-row>
          <table:table-row>
            <table:table-cell table:style-name="Tabelle1.A2" office:value-type="string">
              <text:p text:style-name="P4">neutr.</text:p>
            </table:table-cell>
            <table:table-cell table:style-name="Tabelle1.B318" office:value-type="string">
              <text:p text:style-name="P7">Neutrum</text:p>
            </table:table-cell>
          </table:table-row>
          <table:table-row>
            <table:table-cell table:style-name="Tabelle1.A2" office:value-type="string">
              <text:p text:style-name="P4">n. f.</text:p>
            </table:table-cell>
            <table:table-cell table:style-name="Tabelle1.B319" office:value-type="string">
              <text:p text:style-name="P7">neue Folge</text:p>
            </table:table-cell>
          </table:table-row>
          <table:table-row>
            <table:table-cell table:style-name="Tabelle1.A2" office:value-type="string">
              <text:p text:style-name="P4">nfrz.</text:p>
            </table:table-cell>
            <table:table-cell table:style-name="Tabelle1.B320" office:value-type="string">
              <text:p text:style-name="P7">neufranzösisch</text:p>
            </table:table-cell>
          </table:table-row>
          <table:table-row>
            <table:table-cell table:style-name="Tabelle1.A2" office:value-type="string">
              <text:p text:style-name="P4">ngr(ch).</text:p>
            </table:table-cell>
            <table:table-cell table:style-name="Tabelle1.B321" office:value-type="string">
              <text:p text:style-name="P7">neugriechisch</text:p>
            </table:table-cell>
          </table:table-row>
          <table:table-row>
            <table:table-cell table:style-name="Tabelle1.A2" office:value-type="string">
              <text:p text:style-name="P4">nhd.</text:p>
            </table:table-cell>
            <table:table-cell table:style-name="Tabelle1.B322" office:value-type="string">
              <text:p text:style-name="P7">neuhochdeutsch</text:p>
            </table:table-cell>
          </table:table-row>
          <table:table-row>
            <table:table-cell table:style-name="Tabelle1.A2" office:value-type="string">
              <text:p text:style-name="P4">nl.</text:p>
            </table:table-cell>
            <table:table-cell table:style-name="Tabelle1.B323" office:value-type="string">
              <text:p text:style-name="P7">niederländisch</text:p>
            </table:table-cell>
          </table:table-row>
          <table:table-row>
            <table:table-cell table:style-name="Tabelle1.A2" office:value-type="string">
              <text:p text:style-name="P4">nlat.</text:p>
            </table:table-cell>
            <table:table-cell table:style-name="Tabelle1.B324" office:value-type="string">
              <text:p text:style-name="P7">neulateinisch</text:p>
            </table:table-cell>
          </table:table-row>
          <table:table-row>
            <table:table-cell table:style-name="Tabelle1.A2" office:value-type="string">
              <text:p text:style-name="P4">nnd.</text:p>
            </table:table-cell>
            <table:table-cell table:style-name="Tabelle1.B325" office:value-type="string">
              <text:p text:style-name="P7">neuniederdeutsch</text:p>
            </table:table-cell>
          </table:table-row>
          <table:table-row>
            <table:table-cell table:style-name="Tabelle1.A2" office:value-type="string">
              <text:p text:style-name="P4">nnl.</text:p>
            </table:table-cell>
            <table:table-cell table:style-name="Tabelle1.B326" office:value-type="string">
              <text:p text:style-name="P7">neuniederländisch</text:p>
            </table:table-cell>
          </table:table-row>
          <table:table-row>
            <table:table-cell table:style-name="Tabelle1.A2" office:value-type="string">
              <text:p text:style-name="P4">nnorw.</text:p>
            </table:table-cell>
            <table:table-cell table:style-name="Tabelle1.B327" office:value-type="string">
              <text:p text:style-name="P7">neunorwegisch</text:p>
            </table:table-cell>
          </table:table-row>
          <table:table-row>
            <table:table-cell table:style-name="Tabelle1.A2" office:value-type="string">
              <text:p text:style-name="P4">nom.</text:p>
            </table:table-cell>
            <table:table-cell table:style-name="Tabelle1.B328" office:value-type="string">
              <text:p text:style-name="P7">Nominativ</text:p>
            </table:table-cell>
          </table:table-row>
          <table:table-row>
            <table:table-cell table:style-name="Tabelle1.A2" office:value-type="string">
              <text:p text:style-name="P4">norw.</text:p>
            </table:table-cell>
            <table:table-cell table:style-name="Tabelle1.B329" office:value-type="string">
              <text:p text:style-name="P7">norwegisch</text:p>
            </table:table-cell>
          </table:table-row>
          <table:table-row>
            <table:table-cell table:style-name="Tabelle1.A2" office:value-type="string">
              <text:p text:style-name="P4">nov.</text:p>
            </table:table-cell>
            <table:table-cell table:style-name="Tabelle1.B330" office:value-type="string">
              <text:p text:style-name="P7">Novelle</text:p>
            </table:table-cell>
          </table:table-row>
          <table:table-row>
            <table:table-cell table:style-name="Tabelle1.A2" office:value-type="string">
              <text:p text:style-name="P4">ns.</text:p>
            </table:table-cell>
            <table:table-cell table:style-name="Tabelle1.B331" office:value-type="string">
              <text:p text:style-name="P7">niedersächsisch</text:p>
            </table:table-cell>
          </table:table-row>
          <table:table-row>
            <table:table-cell table:style-name="Tabelle1.A2" office:value-type="string">
              <text:p text:style-name="P4">nschwed.</text:p>
            </table:table-cell>
            <table:table-cell table:style-name="Tabelle1.B332" office:value-type="string">
              <text:p text:style-name="P7">neuschwedisch</text:p>
            </table:table-cell>
          </table:table-row>
          <table:table-row>
            <table:table-cell table:style-name="Tabelle1.A2" office:value-type="string">
              <text:p text:style-name="P4">num.</text:p>
            </table:table-cell>
            <table:table-cell table:style-name="Tabelle1.B333" office:value-type="string">
              <text:p text:style-name="P7">Numerale</text:p>
            </table:table-cell>
          </table:table-row>
          <table:table-row>
            <table:table-cell table:style-name="Tabelle1.A2" office:value-type="string">
              <text:p text:style-name="P4">ob-</text:p>
            </table:table-cell>
            <table:table-cell table:style-name="Tabelle1.B334" office:value-type="string">
              <text:p text:style-name="P7">ober- (bei Sprachbezeichnungen)</text:p>
            </table:table-cell>
          </table:table-row>
          <table:table-row>
            <table:table-cell table:style-name="Tabelle1.A2" office:value-type="string">
              <text:p text:style-name="P4">obd.</text:p>
            </table:table-cell>
            <table:table-cell table:style-name="Tabelle1.B335" office:value-type="string">
              <text:p text:style-name="P7">oberdeutsch</text:p>
            </table:table-cell>
          </table:table-row>
          <table:table-row>
            <table:table-cell table:style-name="Tabelle1.A2" office:value-type="string">
              <text:p text:style-name="P4">obfrk.</text:p>
            </table:table-cell>
            <table:table-cell table:style-name="Tabelle1.B336" office:value-type="string">
              <text:p text:style-name="P7">oberfränkisch</text:p>
            </table:table-cell>
          </table:table-row>
          <table:table-row>
            <table:table-cell table:style-name="Tabelle1.A2" office:value-type="string">
              <text:p text:style-name="P4">obs.</text:p>
            </table:table-cell>
            <table:table-cell table:style-name="Tabelle1.B337" office:value-type="string">
              <text:p text:style-name="P7">obersächsisch</text:p>
            </table:table-cell>
          </table:table-row>
          <table:table-row>
            <table:table-cell table:style-name="Tabelle1.A2" office:value-type="string">
              <text:p text:style-name="P4">oecon.</text:p>
            </table:table-cell>
            <table:table-cell table:style-name="Tabelle1.B338" office:value-type="string">
              <text:p text:style-name="P7">Oeconomia</text:p>
            </table:table-cell>
          </table:table-row>
          <table:table-row>
            <table:table-cell table:style-name="Tabelle1.A2" office:value-type="string">
              <text:p text:style-name="P4">ODS</text:p>
            </table:table-cell>
            <table:table-cell table:style-name="Tabelle1.B339" office:value-type="string">
              <text:p text:style-name="P7">Ordbog over det danske sprog</text:p>
            </table:table-cell>
          </table:table-row>
          <table:table-row>
            <table:table-cell table:style-name="Tabelle1.A2" office:value-type="string">
              <text:p text:style-name="P4">ökon.</text:p>
            </table:table-cell>
            <table:table-cell table:style-name="Tabelle1.B340" office:value-type="string">
              <text:p text:style-name="P7">Ökonomie, ökonomisch</text:p>
            </table:table-cell>
          </table:table-row>
          <table:table-row>
            <table:table-cell table:style-name="Tabelle1.A2" office:value-type="string">
              <text:p text:style-name="P4">ofrk.</text:p>
            </table:table-cell>
            <table:table-cell table:style-name="Tabelle1.B341" office:value-type="string">
              <text:p text:style-name="P7">ostfränkisch</text:p>
            </table:table-cell>
          </table:table-row>
          <table:table-row>
            <table:table-cell table:style-name="Tabelle1.A2" office:value-type="string">
              <text:p text:style-name="P4">ofrs.</text:p>
            </table:table-cell>
            <table:table-cell table:style-name="Tabelle1.B342" office:value-type="string">
              <text:p text:style-name="P7">ostfriesisch</text:p>
            </table:table-cell>
          </table:table-row>
          <text:soft-page-break/>
          <table:table-row>
            <table:table-cell table:style-name="Tabelle1.A2" office:value-type="string">
              <text:p text:style-name="P4">o.j.</text:p>
            </table:table-cell>
            <table:table-cell table:style-name="Tabelle1.B343" office:value-type="string">
              <text:p text:style-name="P7">ohne Jahr</text:p>
            </table:table-cell>
          </table:table-row>
          <table:table-row>
            <table:table-cell table:style-name="Tabelle1.A2" office:value-type="string">
              <text:p text:style-name="P4">omd.</text:p>
            </table:table-cell>
            <table:table-cell table:style-name="Tabelle1.B344" office:value-type="string">
              <text:p text:style-name="P7">ostmitteldeutsch</text:p>
            </table:table-cell>
          </table:table-row>
          <table:table-row>
            <table:table-cell table:style-name="Tabelle1.A2" office:value-type="string">
              <text:p text:style-name="P4">o. o. (u. j.)</text:p>
            </table:table-cell>
            <table:table-cell table:style-name="Tabelle1.B345" office:value-type="string">
              <text:p text:style-name="P7">ohne Ort (und Jahr)</text:p>
            </table:table-cell>
          </table:table-row>
          <table:table-row>
            <table:table-cell table:style-name="Tabelle1.A2" office:value-type="string">
              <text:p text:style-name="P4">op.</text:p>
            </table:table-cell>
            <table:table-cell table:style-name="Tabelle1.B346" office:value-type="string">
              <text:p text:style-name="P7">Opus, Opera</text:p>
            </table:table-cell>
          </table:table-row>
          <table:table-row>
            <table:table-cell table:style-name="Tabelle1.A2" office:value-type="string">
              <text:p text:style-name="P4">or.</text:p>
            </table:table-cell>
            <table:table-cell table:style-name="Tabelle1.B347" office:value-type="string">
              <text:p text:style-name="P7">Original</text:p>
            </table:table-cell>
          </table:table-row>
          <table:table-row>
            <table:table-cell table:style-name="Tabelle1.A2" office:value-type="string">
              <text:p text:style-name="P4">ordb.</text:p>
            </table:table-cell>
            <table:table-cell table:style-name="Tabelle1.B348" office:value-type="string">
              <text:p text:style-name="P7">Ordbok</text:p>
            </table:table-cell>
          </table:table-row>
          <table:table-row>
            <table:table-cell table:style-name="Tabelle1.A2" office:value-type="string">
              <text:p text:style-name="P4">ordn.</text:p>
            </table:table-cell>
            <table:table-cell table:style-name="Tabelle1.B349" office:value-type="string">
              <text:p text:style-name="P7">Ordnung</text:p>
            </table:table-cell>
          </table:table-row>
          <table:table-row>
            <table:table-cell table:style-name="Tabelle1.A2" office:value-type="string">
              <text:p text:style-name="P4">OSS</text:p>
            </table:table-cell>
            <table:table-cell table:style-name="Tabelle1.B350" office:value-type="string">
              <text:p text:style-name="P7">Ordbok över svenska språket</text:p>
            </table:table-cell>
          </table:table-row>
          <table:table-row>
            <table:table-cell table:style-name="Tabelle1.A2" office:value-type="string">
              <text:p text:style-name="P4">öst.</text:p>
            </table:table-cell>
            <table:table-cell table:style-name="Tabelle1.B351" office:value-type="string">
              <text:p text:style-name="P7">österreichisch</text:p>
            </table:table-cell>
          </table:table-row>
          <table:table-row>
            <table:table-cell table:style-name="Tabelle1.A2" office:value-type="string">
              <text:p text:style-name="P4">päd.</text:p>
            </table:table-cell>
            <table:table-cell table:style-name="Tabelle1.B352" office:value-type="string">
              <text:p text:style-name="P7">Pädagogik, pädagogisch</text:p>
            </table:table-cell>
          </table:table-row>
          <table:table-row>
            <table:table-cell table:style-name="Tabelle1.A2" office:value-type="string">
              <text:p text:style-name="P4">part.</text:p>
            </table:table-cell>
            <table:table-cell table:style-name="Tabelle1.B353" office:value-type="string">
              <text:p text:style-name="P7">Partizip</text:p>
            </table:table-cell>
          </table:table-row>
          <table:table-row>
            <table:table-cell table:style-name="Tabelle1.A2" office:value-type="string">
              <text:p text:style-name="P4">part.adj.</text:p>
            </table:table-cell>
            <table:table-cell table:style-name="Tabelle1.B354" office:value-type="string">
              <text:p text:style-name="P7">Partizipialadjektiv</text:p>
            </table:table-cell>
          </table:table-row>
          <table:table-row>
            <table:table-cell table:style-name="Tabelle1.A2" office:value-type="string">
              <text:p text:style-name="P4">pass.</text:p>
            </table:table-cell>
            <table:table-cell table:style-name="Tabelle1.B355" office:value-type="string">
              <text:p text:style-name="P7">Passiv</text:p>
            </table:table-cell>
          </table:table-row>
          <table:table-row>
            <table:table-cell table:style-name="Tabelle1.A2" office:value-type="string">
              <text:p text:style-name="P4">PBB (H.), (T.)</text:p>
            </table:table-cell>
            <table:table-cell table:style-name="Tabelle1.B356" office:value-type="string">
              <text:p text:style-name="P7">Beiträge zur Geschichte der deutschen Sprache und Literatur, begründet von Paul und Braune (Halle), (Tübingen)</text:p>
            </table:table-cell>
          </table:table-row>
          <table:table-row>
            <table:table-cell table:style-name="Tabelle1.A2" office:value-type="string">
              <text:p text:style-name="P4">perf.</text:p>
            </table:table-cell>
            <table:table-cell table:style-name="Tabelle1.B357" office:value-type="string">
              <text:p text:style-name="P7">Perfekt</text:p>
            </table:table-cell>
          </table:table-row>
          <table:table-row>
            <table:table-cell table:style-name="Tabelle1.A2" office:value-type="string">
              <text:p text:style-name="P4">pers.</text:p>
            </table:table-cell>
            <table:table-cell table:style-name="Tabelle1.B358" office:value-type="string">
              <text:p text:style-name="P7">Person</text:p>
            </table:table-cell>
          </table:table-row>
          <table:table-row>
            <table:table-cell table:style-name="Tabelle1.A2" office:value-type="string">
              <text:p text:style-name="P4">pers.pron.</text:p>
            </table:table-cell>
            <table:table-cell table:style-name="Tabelle1.B359" office:value-type="string">
              <text:p text:style-name="P7">Personalpronomen</text:p>
            </table:table-cell>
          </table:table-row>
          <table:table-row>
            <table:table-cell table:style-name="Tabelle1.A2" office:value-type="string">
              <text:p text:style-name="P4">phänomenol.</text:p>
            </table:table-cell>
            <table:table-cell table:style-name="Tabelle1.B360" office:value-type="string">
              <text:p text:style-name="P7">Phänomenologie</text:p>
            </table:table-cell>
          </table:table-row>
          <table:table-row>
            <table:table-cell table:style-name="Tabelle1.A2" office:value-type="string">
              <text:p text:style-name="P4">philol.</text:p>
            </table:table-cell>
            <table:table-cell table:style-name="Tabelle1.B361" office:value-type="string">
              <text:p text:style-name="P7">Philologie, philologisch</text:p>
            </table:table-cell>
          </table:table-row>
          <table:table-row>
            <table:table-cell table:style-name="Tabelle1.A2" office:value-type="string">
              <text:p text:style-name="P4">philos.</text:p>
            </table:table-cell>
            <table:table-cell table:style-name="Tabelle1.B362" office:value-type="string">
              <text:p text:style-name="P7">Philosophie, philosophisch</text:p>
            </table:table-cell>
          </table:table-row>
          <table:table-row>
            <table:table-cell table:style-name="Tabelle1.A2" office:value-type="string">
              <text:p text:style-name="P4">phraseol.</text:p>
            </table:table-cell>
            <table:table-cell table:style-name="Tabelle1.B363" office:value-type="string">
              <text:p text:style-name="P7">Phraseologie, phraseologisch</text:p>
            </table:table-cell>
          </table:table-row>
          <table:table-row>
            <table:table-cell table:style-name="Tabelle1.A2" office:value-type="string">
              <text:p text:style-name="P4">physiol.</text:p>
            </table:table-cell>
            <table:table-cell table:style-name="Tabelle1.B364" office:value-type="string">
              <text:p text:style-name="P7">Physiologie, physiologisch</text:p>
            </table:table-cell>
          </table:table-row>
          <table:table-row>
            <table:table-cell table:style-name="Tabelle1.A2" office:value-type="string">
              <text:p text:style-name="P4">pl.</text:p>
            </table:table-cell>
            <table:table-cell table:style-name="Tabelle1.B365" office:value-type="string">
              <text:p text:style-name="P7">Plural (in kombinierten Angaben zur Flexion)</text:p>
            </table:table-cell>
          </table:table-row>
          <table:table-row>
            <table:table-cell table:style-name="Tabelle1.A2" office:value-type="string">
              <text:p text:style-name="P4">plur.</text:p>
            </table:table-cell>
            <table:table-cell table:style-name="Tabelle1.B366" office:value-type="string">
              <text:p text:style-name="P7">Plural</text:p>
            </table:table-cell>
          </table:table-row>
          <table:table-row>
            <table:table-cell table:style-name="Tabelle1.A2" office:value-type="string">
              <text:p text:style-name="P4">poln.</text:p>
            </table:table-cell>
            <table:table-cell table:style-name="Tabelle1.B367" office:value-type="string">
              <text:p text:style-name="P7">polnisch</text:p>
            </table:table-cell>
          </table:table-row>
          <table:table-row>
            <table:table-cell table:style-name="Tabelle1.A2" office:value-type="string">
              <text:p text:style-name="P4">pomm.</text:p>
            </table:table-cell>
            <table:table-cell table:style-name="Tabelle1.B368" office:value-type="string">
              <text:p text:style-name="P7">pommerisch</text:p>
            </table:table-cell>
          </table:table-row>
          <table:table-row>
            <table:table-cell table:style-name="Tabelle1.A2" office:value-type="string">
              <text:p text:style-name="P4">port.</text:p>
            </table:table-cell>
            <table:table-cell table:style-name="Tabelle1.B369" office:value-type="string">
              <text:p text:style-name="P7">portugiesisch</text:p>
            </table:table-cell>
          </table:table-row>
          <table:table-row>
            <table:table-cell table:style-name="Tabelle1.A2" office:value-type="string">
              <text:p text:style-name="P4">poss.pron.</text:p>
            </table:table-cell>
            <table:table-cell table:style-name="Tabelle1.B370" office:value-type="string">
              <text:p text:style-name="P7">Possessivpronomen</text:p>
            </table:table-cell>
          </table:table-row>
          <table:table-row>
            <table:table-cell table:style-name="Tabelle1.A2" office:value-type="string">
              <text:p text:style-name="P4">präd.</text:p>
            </table:table-cell>
            <table:table-cell table:style-name="Tabelle1.B371" office:value-type="string">
              <text:p text:style-name="P7">Prädikat, prädikativ</text:p>
            </table:table-cell>
          </table:table-row>
          <table:table-row>
            <table:table-cell table:style-name="Tabelle1.A2" office:value-type="string">
              <text:p text:style-name="P4">präp.</text:p>
            </table:table-cell>
            <table:table-cell table:style-name="Tabelle1.B372" office:value-type="string">
              <text:p text:style-name="P7">Präposition</text:p>
            </table:table-cell>
          </table:table-row>
          <table:table-row>
            <table:table-cell table:style-name="Tabelle1.A2" office:value-type="string">
              <text:p text:style-name="P4">präs.</text:p>
            </table:table-cell>
            <table:table-cell table:style-name="Tabelle1.B373" office:value-type="string">
              <text:p text:style-name="P7">Präsens</text:p>
            </table:table-cell>
          </table:table-row>
          <table:table-row>
            <table:table-cell table:style-name="Tabelle1.A2" office:value-type="string">
              <text:p text:style-name="P4">prät.</text:p>
            </table:table-cell>
            <table:table-cell table:style-name="Tabelle1.B374" office:value-type="string">
              <text:p text:style-name="P7">Präteritum</text:p>
            </table:table-cell>
          </table:table-row>
          <table:table-row>
            <table:table-cell table:style-name="Tabelle1.A2" office:value-type="string">
              <text:p text:style-name="P4">pred.</text:p>
            </table:table-cell>
            <table:table-cell table:style-name="Tabelle1.B375" office:value-type="string">
              <text:p text:style-name="P7">Predigt</text:p>
            </table:table-cell>
          </table:table-row>
          <table:table-row>
            <table:table-cell table:style-name="Tabelle1.A2" office:value-type="string">
              <text:p text:style-name="P4">preuß.</text:p>
            </table:table-cell>
            <table:table-cell table:style-name="Tabelle1.B376" office:value-type="string">
              <text:p text:style-name="P7">preußisch</text:p>
            </table:table-cell>
          </table:table-row>
          <table:table-row>
            <table:table-cell table:style-name="Tabelle1.A2" office:value-type="string">
              <text:p text:style-name="P4">progr.</text:p>
            </table:table-cell>
            <table:table-cell table:style-name="Tabelle1.B377" office:value-type="string">
              <text:p text:style-name="P7">Programm</text:p>
            </table:table-cell>
          </table:table-row>
          <table:table-row>
            <table:table-cell table:style-name="Tabelle1.A2" office:value-type="string">
              <text:p text:style-name="P4">prom(p)t.</text:p>
            </table:table-cell>
            <table:table-cell table:style-name="Tabelle1.B378" office:value-type="string">
              <text:p text:style-name="P7">Prom(p)tuarium</text:p>
            </table:table-cell>
          </table:table-row>
          <table:table-row>
            <table:table-cell table:style-name="Tabelle1.A2" office:value-type="string">
              <text:p text:style-name="P4">pron.</text:p>
            </table:table-cell>
            <table:table-cell table:style-name="Tabelle1.B379" office:value-type="string">
              <text:p text:style-name="P7">Pronomen</text:p>
            </table:table-cell>
          </table:table-row>
          <table:table-row>
            <table:table-cell table:style-name="Tabelle1.A2" office:value-type="string">
              <text:p text:style-name="P4">prot.</text:p>
            </table:table-cell>
            <table:table-cell table:style-name="Tabelle1.B380" office:value-type="string">
              <text:p text:style-name="P7">protestantisch</text:p>
            </table:table-cell>
          </table:table-row>
          <table:table-row>
            <table:table-cell table:style-name="Tabelle1.A2" office:value-type="string">
              <text:p text:style-name="P4">prov.</text:p>
            </table:table-cell>
            <table:table-cell table:style-name="Tabelle1.B381" office:value-type="string">
              <text:p text:style-name="P7">provenzalisch</text:p>
            </table:table-cell>
          </table:table-row>
          <table:table-row>
            <table:table-cell table:style-name="Tabelle1.A2" office:value-type="string">
              <text:p text:style-name="P4">ps.</text:p>
            </table:table-cell>
            <table:table-cell table:style-name="Tabelle1.B382" office:value-type="string">
              <text:p text:style-name="P7">Psalm</text:p>
            </table:table-cell>
          </table:table-row>
          <table:table-row>
            <table:table-cell table:style-name="Tabelle1.A2" office:value-type="string">
              <text:p text:style-name="P4">psychol.</text:p>
            </table:table-cell>
            <table:table-cell table:style-name="Tabelle1.B383" office:value-type="string">
              <text:p text:style-name="P7">Psychologie, psychologisch</text:p>
            </table:table-cell>
          </table:table-row>
          <table:table-row>
            <table:table-cell table:style-name="Tabelle1.A2" office:value-type="string">
              <text:p text:style-name="P4">qu.</text:p>
            </table:table-cell>
            <table:table-cell table:style-name="Tabelle1.B384" office:value-type="string">
              <text:p text:style-name="P7">Quelle</text:p>
            </table:table-cell>
          </table:table-row>
          <table:table-row>
            <table:table-cell table:style-name="Tabelle1.A2" office:value-type="string">
              <text:p text:style-name="P4">ref.</text:p>
            </table:table-cell>
            <table:table-cell table:style-name="Tabelle1.B385" office:value-type="string">
              <text:p text:style-name="P7">Reform, Reformatio(n)</text:p>
            </table:table-cell>
          </table:table-row>
          <table:table-row>
            <table:table-cell table:style-name="Tabelle1.A2" office:value-type="string">
              <text:p text:style-name="P4">refl.</text:p>
            </table:table-cell>
            <table:table-cell table:style-name="Tabelle1.B386" office:value-type="string">
              <text:p text:style-name="P7">reflexiv</text:p>
            </table:table-cell>
          </table:table-row>
          <table:table-row>
            <table:table-cell table:style-name="Tabelle1.A2" office:value-type="string">
              <text:p text:style-name="P4">refl.pron.</text:p>
            </table:table-cell>
            <table:table-cell table:style-name="Tabelle1.B387" office:value-type="string">
              <text:p text:style-name="P7">Reflexivpronomen</text:p>
            </table:table-cell>
          </table:table-row>
          <table:table-row>
            <table:table-cell table:style-name="Tabelle1.A2" office:value-type="string">
              <text:p text:style-name="P4">reg.</text:p>
            </table:table-cell>
            <table:table-cell table:style-name="Tabelle1.B388" office:value-type="string">
              <text:p text:style-name="P7">Register</text:p>
            </table:table-cell>
          </table:table-row>
          <table:table-row>
            <table:table-cell table:style-name="Tabelle1.A2" office:value-type="string">
              <text:p text:style-name="P4">rel.</text:p>
            </table:table-cell>
            <table:table-cell table:style-name="Tabelle1.B389" office:value-type="string">
              <text:p text:style-name="P7">Religion, religiös</text:p>
            </table:table-cell>
          </table:table-row>
          <table:table-row>
            <table:table-cell table:style-name="Tabelle1.A2" office:value-type="string">
              <text:p text:style-name="P4">rel.pron.</text:p>
            </table:table-cell>
            <table:table-cell table:style-name="Tabelle1.B390" office:value-type="string">
              <text:p text:style-name="P7">Relativpronomen</text:p>
            </table:table-cell>
          </table:table-row>
          <table:table-row>
            <table:table-cell table:style-name="Tabelle1.A2" office:value-type="string">
              <text:p text:style-name="P4">rev.</text:p>
            </table:table-cell>
            <table:table-cell table:style-name="Tabelle1.B391" office:value-type="string">
              <text:p text:style-name="P7">Revolution</text:p>
            </table:table-cell>
          </table:table-row>
          <table:table-row>
            <table:table-cell table:style-name="Tabelle1.A2" office:value-type="string">
              <text:p text:style-name="P4">rhein.</text:p>
            </table:table-cell>
            <table:table-cell table:style-name="Tabelle1.B392" office:value-type="string">
              <text:p text:style-name="P7">rheinisch</text:p>
            </table:table-cell>
          </table:table-row>
          <table:table-row>
            <table:table-cell table:style-name="Tabelle1.A2" office:value-type="string">
              <text:p text:style-name="P4">rhfrk.</text:p>
            </table:table-cell>
            <table:table-cell table:style-name="Tabelle1.B393" office:value-type="string">
              <text:p text:style-name="P7">rheinfränkisch</text:p>
            </table:table-cell>
          </table:table-row>
          <table:table-row>
            <table:table-cell table:style-name="Tabelle1.A2" office:value-type="string">
              <text:p text:style-name="P4">rip.</text:p>
            </table:table-cell>
            <table:table-cell table:style-name="Tabelle1.B394" office:value-type="string">
              <text:p text:style-name="P7">ripuarisch</text:p>
            </table:table-cell>
          </table:table-row>
          <table:table-row>
            <table:table-cell table:style-name="Tabelle1.A2" office:value-type="string">
              <text:p text:style-name="P4">rom.</text:p>
            </table:table-cell>
            <table:table-cell table:style-name="Tabelle1.B395" office:value-type="string">
              <text:p text:style-name="P7">Roman</text:p>
            </table:table-cell>
          </table:table-row>
          <table:table-row>
            <table:table-cell table:style-name="Tabelle1.A2" office:value-type="string">
              <text:p text:style-name="P4">rom.</text:p>
            </table:table-cell>
            <table:table-cell table:style-name="Tabelle1.B396" office:value-type="string">
              <text:p text:style-name="P7">romanisch</text:p>
            </table:table-cell>
          </table:table-row>
          <table:table-row>
            <table:table-cell table:style-name="Tabelle1.A2" office:value-type="string">
              <text:p text:style-name="P4">Rost.</text:p>
            </table:table-cell>
            <table:table-cell table:style-name="Tabelle1.B397" office:value-type="string">
              <text:p text:style-name="P7">Rostock</text:p>
            </table:table-cell>
          </table:table-row>
          <table:table-row>
            <table:table-cell table:style-name="Tabelle1.A2" office:value-type="string">
              <text:p text:style-name="P4">rotw.</text:p>
            </table:table-cell>
            <table:table-cell table:style-name="Tabelle1.B398" office:value-type="string">
              <text:p text:style-name="P7">rotwelsch</text:p>
            </table:table-cell>
          </table:table-row>
          <table:table-row>
            <table:table-cell table:style-name="Tabelle1.A2" office:value-type="string">
              <text:p text:style-name="P4">rumän.</text:p>
            </table:table-cell>
            <table:table-cell table:style-name="Tabelle1.B399" office:value-type="string">
              <text:p text:style-name="P7">rumänisch</text:p>
            </table:table-cell>
          </table:table-row>
          <table:table-row>
            <table:table-cell table:style-name="Tabelle1.A2" office:value-type="string">
              <text:p text:style-name="P4">russ.</text:p>
            </table:table-cell>
            <table:table-cell table:style-name="Tabelle1.B400" office:value-type="string">
              <text:p text:style-name="P7">russisch</text:p>
            </table:table-cell>
          </table:table-row>
          <table:table-row>
            <table:table-cell table:style-name="Tabelle1.A2" office:value-type="string">
              <text:p text:style-name="P4">-s.</text:p>
            </table:table-cell>
            <table:table-cell table:style-name="Tabelle1.B401" office:value-type="string">
              <text:p text:style-name="P7">-sam</text:p>
            </table:table-cell>
          </table:table-row>
          <table:table-row>
            <table:table-cell table:style-name="Tabelle1.A2" office:value-type="string">
              <text:p text:style-name="P4">s.</text:p>
            </table:table-cell>
            <table:table-cell table:style-name="Tabelle1.B402" office:value-type="string">
              <text:p text:style-name="P7">sämtlich</text:p>
            </table:table-cell>
          </table:table-row>
          <table:table-row>
            <table:table-cell table:style-name="Tabelle1.A2" office:value-type="string">
              <text:p text:style-name="P4">s.</text:p>
            </table:table-cell>
            <table:table-cell table:style-name="Tabelle1.B403" office:value-type="string">
              <text:p text:style-name="P7">Seite</text:p>
            </table:table-cell>
          </table:table-row>
          <table:table-row>
            <table:table-cell table:style-name="Tabelle1.A2" office:value-type="string">
              <text:p text:style-name="P4">s.</text:p>
            </table:table-cell>
            <table:table-cell table:style-name="Tabelle1.B404" office:value-type="string">
              <text:p text:style-name="P7">siehe</text:p>
            </table:table-cell>
          </table:table-row>
          <table:table-row>
            <table:table-cell table:style-name="Tabelle1.A2" office:value-type="string">
              <text:p text:style-name="P4">s. a.</text:p>
            </table:table-cell>
            <table:table-cell table:style-name="Tabelle1.B405" office:value-type="string">
              <text:p text:style-name="P7">siehe auch</text:p>
            </table:table-cell>
          </table:table-row>
          <table:table-row>
            <table:table-cell table:style-name="Tabelle1.A2" office:value-type="string">
              <text:p text:style-name="P4">samml.</text:p>
            </table:table-cell>
            <table:table-cell table:style-name="Tabelle1.B406" office:value-type="string">
              <text:p text:style-name="P7">Sammlung</text:p>
            </table:table-cell>
          </table:table-row>
          <table:table-row>
            <table:table-cell table:style-name="Tabelle1.A2" office:value-type="string">
              <text:p text:style-name="P4">sanskr.</text:p>
            </table:table-cell>
            <table:table-cell table:style-name="Tabelle1.B407" office:value-type="string">
              <text:p text:style-name="P7">Sanskrit, sanskritisch</text:p>
            </table:table-cell>
          </table:table-row>
          <table:table-row>
            <table:table-cell table:style-name="Tabelle1.A2" office:value-type="string">
              <text:p text:style-name="P4">sat.</text:p>
            </table:table-cell>
            <table:table-cell table:style-name="Tabelle1.B408" office:value-type="string">
              <text:p text:style-name="P7">Satire, satirisch</text:p>
            </table:table-cell>
          </table:table-row>
          <table:table-row>
            <table:table-cell table:style-name="Tabelle1.A2" office:value-type="string">
              <text:p text:style-name="P4">schles.</text:p>
            </table:table-cell>
            <table:table-cell table:style-name="Tabelle1.B409" office:value-type="string">
              <text:p text:style-name="P7">schlesisch</text:p>
            </table:table-cell>
          </table:table-row>
          <table:table-row>
            <table:table-cell table:style-name="Tabelle1.A2" office:value-type="string">
              <text:p text:style-name="P4">schlesw.</text:p>
            </table:table-cell>
            <table:table-cell table:style-name="Tabelle1.B410" office:value-type="string">
              <text:p text:style-name="P7">schleswigisch</text:p>
            </table:table-cell>
          </table:table-row>
          <table:table-row>
            <table:table-cell table:style-name="Tabelle1.A2" office:value-type="string">
              <text:p text:style-name="P4">schr.</text:p>
            </table:table-cell>
            <table:table-cell table:style-name="Tabelle1.B411" office:value-type="string">
              <text:p text:style-name="P7">Schrift</text:p>
            </table:table-cell>
          </table:table-row>
          <table:table-row>
            <table:table-cell table:style-name="Tabelle1.A2" office:value-type="string">
              <text:p text:style-name="P4">schw.</text:p>
            </table:table-cell>
            <table:table-cell table:style-name="Tabelle1.B412" office:value-type="string">
              <text:p text:style-name="P7">schwach (vor grammatischem Terminus)</text:p>
            </table:table-cell>
          </table:table-row>
          <table:table-row>
            <table:table-cell table:style-name="Tabelle1.A2" office:value-type="string">
              <text:p text:style-name="P4">schwäb.</text:p>
            </table:table-cell>
            <table:table-cell table:style-name="Tabelle1.B413" office:value-type="string">
              <text:p text:style-name="P7">schwäbisch</text:p>
            </table:table-cell>
          </table:table-row>
          <table:table-row>
            <table:table-cell table:style-name="Tabelle1.A2" office:value-type="string">
              <text:p text:style-name="P4">schwed.</text:p>
            </table:table-cell>
            <table:table-cell table:style-name="Tabelle1.B414" office:value-type="string">
              <text:p text:style-name="P7">schwedisch</text:p>
            </table:table-cell>
          </table:table-row>
          <table:table-row>
            <table:table-cell table:style-name="Tabelle1.A2" office:value-type="string">
              <text:p text:style-name="P4">schweiz.</text:p>
            </table:table-cell>
            <table:table-cell table:style-name="Tabelle1.B415" office:value-type="string">
              <text:p text:style-name="P7">schweizerisch</text:p>
            </table:table-cell>
          </table:table-row>
          <table:table-row>
            <table:table-cell table:style-name="Tabelle1.A2" office:value-type="string">
              <text:p text:style-name="P4">script. rer.</text:p>
            </table:table-cell>
            <table:table-cell table:style-name="Tabelle1.B416" office:value-type="string">
              <text:p text:style-name="P7">Scriptores rerum</text:p>
            </table:table-cell>
          </table:table-row>
          <table:table-row>
            <table:table-cell table:style-name="Tabelle1.A2" office:value-type="string">
              <text:p text:style-name="P4">s. d.</text:p>
            </table:table-cell>
            <table:table-cell table:style-name="Tabelle1.B417" office:value-type="string">
              <text:p text:style-name="P7">siehe dort</text:p>
            </table:table-cell>
          </table:table-row>
          <table:table-row>
            <table:table-cell table:style-name="Tabelle1.A2" office:value-type="string">
              <text:p text:style-name="P4">serb.</text:p>
            </table:table-cell>
            <table:table-cell table:style-name="Tabelle1.B418" office:value-type="string">
              <text:p text:style-name="P7">serbisch</text:p>
            </table:table-cell>
          </table:table-row>
          <table:table-row>
            <table:table-cell table:style-name="Tabelle1.A2" office:value-type="string">
              <text:p text:style-name="P4">serbokr.</text:p>
            </table:table-cell>
            <table:table-cell table:style-name="Tabelle1.B419" office:value-type="string">
              <text:p text:style-name="P7">serbokroatisch</text:p>
            </table:table-cell>
          </table:table-row>
          <table:table-row>
            <table:table-cell table:style-name="Tabelle1.A2" office:value-type="string">
              <text:p text:style-name="P4">sg.</text:p>
            </table:table-cell>
            <table:table-cell table:style-name="Tabelle1.B420" office:value-type="string">
              <text:p text:style-name="P7">Singular (in kombinierten Angaben) zur Flexion</text:p>
            </table:table-cell>
          </table:table-row>
          <table:table-row>
            <table:table-cell table:style-name="Tabelle1.A2" office:value-type="string">
              <text:p text:style-name="P4">siebenb.</text:p>
            </table:table-cell>
            <table:table-cell table:style-name="Tabelle1.B421" office:value-type="string">
              <text:p text:style-name="P7">siebenbürgisch</text:p>
            </table:table-cell>
          </table:table-row>
          <table:table-row>
            <table:table-cell table:style-name="Tabelle1.A2" office:value-type="string">
              <text:p text:style-name="P4">sing.</text:p>
            </table:table-cell>
            <table:table-cell table:style-name="Tabelle1.B422" office:value-type="string">
              <text:p text:style-name="P7">Singular</text:p>
            </table:table-cell>
          </table:table-row>
          <table:table-row>
            <table:table-cell table:style-name="Tabelle1.A2" office:value-type="string">
              <text:p text:style-name="P4">skand.</text:p>
            </table:table-cell>
            <table:table-cell table:style-name="Tabelle1.B423" office:value-type="string">
              <text:p text:style-name="P7">skandinavisch</text:p>
            </table:table-cell>
          </table:table-row>
          <table:table-row>
            <table:table-cell table:style-name="Tabelle1.A2" office:value-type="string">
              <text:p text:style-name="P4">slaw.</text:p>
            </table:table-cell>
            <table:table-cell table:style-name="Tabelle1.B424" office:value-type="string">
              <text:p text:style-name="P7">slawisch</text:p>
            </table:table-cell>
          </table:table-row>
          <table:table-row>
            <table:table-cell table:style-name="Tabelle1.A2" office:value-type="string">
              <text:p text:style-name="P4">s. o.</text:p>
            </table:table-cell>
            <table:table-cell table:style-name="Tabelle1.B425" office:value-type="string">
              <text:p text:style-name="P7">siehe oben</text:p>
            </table:table-cell>
          </table:table-row>
          <table:table-row>
            <table:table-cell table:style-name="Tabelle1.A2" office:value-type="string">
              <text:p text:style-name="P4">son.</text:p>
            </table:table-cell>
            <table:table-cell table:style-name="Tabelle1.B426" office:value-type="string">
              <text:p text:style-name="P7">Sonett</text:p>
            </table:table-cell>
          </table:table-row>
          <table:table-row>
            <table:table-cell table:style-name="Tabelle1.A2" office:value-type="string">
              <text:p text:style-name="P4">sorb.</text:p>
            </table:table-cell>
            <table:table-cell table:style-name="Tabelle1.B427" office:value-type="string">
              <text:p text:style-name="P7">sorbisch</text:p>
            </table:table-cell>
          </table:table-row>
          <table:table-row>
            <table:table-cell table:style-name="Tabelle1.A2" office:value-type="string">
              <text:p text:style-name="P4">soz.</text:p>
            </table:table-cell>
            <table:table-cell table:style-name="Tabelle1.B428" office:value-type="string">
              <text:p text:style-name="P7">sozial</text:p>
            </table:table-cell>
          </table:table-row>
          <table:table-row>
            <table:table-cell table:style-name="Tabelle1.A2" office:value-type="string">
              <text:p text:style-name="P4">soziol.</text:p>
            </table:table-cell>
            <table:table-cell table:style-name="Tabelle1.B429" office:value-type="string">
              <text:p text:style-name="P7">Soziologie, soziologisch</text:p>
            </table:table-cell>
          </table:table-row>
          <table:table-row>
            <table:table-cell table:style-name="Tabelle1.A2" office:value-type="string">
              <text:p text:style-name="P4">sp.</text:p>
            </table:table-cell>
            <table:table-cell table:style-name="Tabelle1.B430" office:value-type="string">
              <text:p text:style-name="P7">Spalte</text:p>
            </table:table-cell>
          </table:table-row>
          <table:table-row>
            <table:table-cell table:style-name="Tabelle1.A2" office:value-type="string">
              <text:p text:style-name="P4">sp.</text:p>
            </table:table-cell>
            <table:table-cell table:style-name="Tabelle1.B431" office:value-type="string">
              <text:p text:style-name="P7">Spiel</text:p>
            </table:table-cell>
          </table:table-row>
          <table:table-row>
            <table:table-cell table:style-name="Tabelle1.A2" office:value-type="string">
              <text:p text:style-name="P4">span.</text:p>
            </table:table-cell>
            <table:table-cell table:style-name="Tabelle1.B432" office:value-type="string">
              <text:p text:style-name="P7">spanisch</text:p>
            </table:table-cell>
          </table:table-row>
          <table:table-row>
            <table:table-cell table:style-name="Tabelle1.A2" office:value-type="string">
              <text:p text:style-name="P4">spr.</text:p>
            </table:table-cell>
            <table:table-cell table:style-name="Tabelle1.B433" office:value-type="string">
              <text:p text:style-name="P7">Sprache</text:p>
            </table:table-cell>
          </table:table-row>
          <table:table-row>
            <table:table-cell table:style-name="Tabelle1.A2" office:value-type="string">
              <text:p text:style-name="P4">sprichw.</text:p>
            </table:table-cell>
            <table:table-cell table:style-name="Tabelle1.B434" office:value-type="string">
              <text:p text:style-name="P7">Sprichwort</text:p>
            </table:table-cell>
          </table:table-row>
          <table:table-row>
            <table:table-cell table:style-name="Tabelle1.A2" office:value-type="string">
              <text:p text:style-name="P4">-sprl.</text:p>
            </table:table-cell>
            <table:table-cell table:style-name="Tabelle1.B435" office:value-type="string">
              <text:p text:style-name="P7">-sprachlich</text:p>
            </table:table-cell>
          </table:table-row>
          <table:table-row>
            <table:table-cell table:style-name="Tabelle1.A2" office:value-type="string">
              <text:p text:style-name="P4">-st.</text:p>
            </table:table-cell>
            <table:table-cell table:style-name="Tabelle1.B436" office:value-type="string">
              <text:p text:style-name="P7">-stadt, -stätt, -stedt (in Ortsnamen)</text:p>
            </table:table-cell>
          </table:table-row>
          <table:table-row>
            <table:table-cell table:style-name="Tabelle1.A2" office:value-type="string">
              <text:p text:style-name="P4">st.</text:p>
            </table:table-cell>
            <table:table-cell table:style-name="Tabelle1.B437" office:value-type="string">
              <text:p text:style-name="P7">sanct, sanctus, sankt</text:p>
            </table:table-cell>
          </table:table-row>
          <table:table-row>
            <table:table-cell table:style-name="Tabelle1.A2" office:value-type="string">
              <text:p text:style-name="P4">st.</text:p>
            </table:table-cell>
            <table:table-cell table:style-name="Tabelle1.B438" office:value-type="string">
              <text:p text:style-name="P7">stark (vor grammatischem Terminus)</text:p>
            </table:table-cell>
          </table:table-row>
          <table:table-row>
            <table:table-cell table:style-name="Tabelle1.A2" office:value-type="string">
              <text:p text:style-name="P4">stud.</text:p>
            </table:table-cell>
            <table:table-cell table:style-name="Tabelle1.B439" office:value-type="string">
              <text:p text:style-name="P7">Studie, Studium</text:p>
            </table:table-cell>
          </table:table-row>
          <table:table-row>
            <table:table-cell table:style-name="Tabelle1.A2" office:value-type="string">
              <text:p text:style-name="P4">Stuttg.</text:p>
            </table:table-cell>
            <table:table-cell table:style-name="Tabelle1.B440" office:value-type="string">
              <text:p text:style-name="P7">Stuttgart</text:p>
            </table:table-cell>
          </table:table-row>
          <table:table-row>
            <table:table-cell table:style-name="Tabelle1.A2" office:value-type="string">
              <text:p text:style-name="P4">s. u.</text:p>
            </table:table-cell>
            <table:table-cell table:style-name="Tabelle1.B441" office:value-type="string">
              <text:p text:style-name="P7">siehe unten</text:p>
            </table:table-cell>
          </table:table-row>
          <table:table-row>
            <table:table-cell table:style-name="Tabelle1.A2" office:value-type="string">
              <text:p text:style-name="P4">subst.</text:p>
            </table:table-cell>
            <table:table-cell table:style-name="Tabelle1.B442" office:value-type="string">
              <text:p text:style-name="P7">Substantiv</text:p>
            </table:table-cell>
          </table:table-row>
          <table:table-row>
            <table:table-cell table:style-name="Tabelle1.A2" office:value-type="string">
              <text:p text:style-name="P4">superl.</text:p>
            </table:table-cell>
            <table:table-cell table:style-name="Tabelle1.B443" office:value-type="string">
              <text:p text:style-name="P7">Superlativ</text:p>
            </table:table-cell>
          </table:table-row>
          <table:table-row>
            <table:table-cell table:style-name="Tabelle1.A2" office:value-type="string">
              <text:p text:style-name="P4">suppl.</text:p>
            </table:table-cell>
            <table:table-cell table:style-name="Tabelle1.B444" office:value-type="string">
              <text:p text:style-name="P7">Supplement</text:p>
            </table:table-cell>
          </table:table-row>
          <table:table-row>
            <table:table-cell table:style-name="Tabelle1.A2" office:value-type="string">
              <text:p text:style-name="P4">s. v.</text:p>
            </table:table-cell>
            <table:table-cell table:style-name="Tabelle1.B445" office:value-type="string">
              <text:p text:style-name="P7">sub voce</text:p>
            </table:table-cell>
          </table:table-row>
          <table:table-row>
            <table:table-cell table:style-name="Tabelle1.A2" office:value-type="string">
              <text:p text:style-name="P4">svw.</text:p>
            </table:table-cell>
            <table:table-cell table:style-name="Tabelle1.B446" office:value-type="string">
              <text:p text:style-name="P7">soviel wie</text:p>
            </table:table-cell>
          </table:table-row>
          <table:table-row>
            <table:table-cell table:style-name="Tabelle1.A2" office:value-type="string">
              <text:p text:style-name="P4">syn.</text:p>
            </table:table-cell>
            <table:table-cell table:style-name="Tabelle1.B447" office:value-type="string">
              <text:p text:style-name="P7">Synonym, synonym</text:p>
            </table:table-cell>
          </table:table-row>
          <table:table-row>
            <table:table-cell table:style-name="Tabelle1.A2" office:value-type="string">
              <text:p text:style-name="P4">t.</text:p>
            </table:table-cell>
            <table:table-cell table:style-name="Tabelle1.B448" office:value-type="string">
              <text:p text:style-name="P7">teutsch</text:p>
            </table:table-cell>
          </table:table-row>
          <table:table-row>
            <table:table-cell table:style-name="Tabelle1.A2" office:value-type="string">
              <text:p text:style-name="P4">terminol.</text:p>
            </table:table-cell>
            <table:table-cell table:style-name="Tabelle1.B449" office:value-type="string">
              <text:p text:style-name="P7">Terminologie, terminologisch</text:p>
            </table:table-cell>
          </table:table-row>
          <table:table-row>
            <table:table-cell table:style-name="Tabelle1.A2" office:value-type="string">
              <text:p text:style-name="P4">technol.</text:p>
            </table:table-cell>
            <table:table-cell table:style-name="Tabelle1.B450" office:value-type="string">
              <text:p text:style-name="P7">Technologie, technologisch</text:p>
            </table:table-cell>
          </table:table-row>
          <table:table-row>
            <table:table-cell table:style-name="Tabelle1.A2" office:value-type="string">
              <text:p text:style-name="P4">term. techn.</text:p>
            </table:table-cell>
            <table:table-cell table:style-name="Tabelle1.B451" office:value-type="string">
              <text:p text:style-name="P7">Terminus technicus</text:p>
            </table:table-cell>
          </table:table-row>
          <table:table-row>
            <table:table-cell table:style-name="Tabelle1.A2" office:value-type="string">
              <text:p text:style-name="P4">tgb.</text:p>
            </table:table-cell>
            <table:table-cell table:style-name="Tabelle1.B452" office:value-type="string">
              <text:p text:style-name="P7">Tagebuch</text:p>
            </table:table-cell>
          </table:table-row>
          <table:table-row>
            <table:table-cell table:style-name="Tabelle1.A2" office:value-type="string">
              <text:p text:style-name="P4">theol.</text:p>
            </table:table-cell>
            <table:table-cell table:style-name="Tabelle1.B453" office:value-type="string">
              <text:p text:style-name="P7">Theologia, Theologie, theologisch</text:p>
            </table:table-cell>
          </table:table-row>
          <table:table-row>
            <table:table-cell table:style-name="Tabelle1.A2" office:value-type="string">
              <text:p text:style-name="P4">thes.</text:p>
            </table:table-cell>
            <table:table-cell table:style-name="Tabelle1.B454" office:value-type="string">
              <text:p text:style-name="P7">Thesaurus</text:p>
            </table:table-cell>
          </table:table-row>
          <table:table-row>
            <table:table-cell table:style-name="Tabelle1.A2" office:value-type="string">
              <text:p text:style-name="P4">thür.</text:p>
            </table:table-cell>
            <table:table-cell table:style-name="Tabelle1.B455" office:value-type="string">
              <text:p text:style-name="P7">thüringisch</text:p>
            </table:table-cell>
          </table:table-row>
          <table:table-row>
            <table:table-cell table:style-name="Tabelle1.A2" office:value-type="string">
              <text:p text:style-name="P4">tirol.</text:p>
            </table:table-cell>
            <table:table-cell table:style-name="Tabelle1.B456" office:value-type="string">
              <text:p text:style-name="P7">tirolisch</text:p>
            </table:table-cell>
          </table:table-row>
          <table:table-row>
            <table:table-cell table:style-name="Tabelle1.A2" office:value-type="string">
              <text:p text:style-name="P4">TND</text:p>
            </table:table-cell>
            <table:table-cell table:style-name="Tabelle1.B457" office:value-type="string">
              <text:p text:style-name="P7">Neudrucke deutscher Literaturwerke (Tübingen)</text:p>
            </table:table-cell>
          </table:table-row>
          <table:table-row>
            <table:table-cell table:style-name="Tabelle1.A2" office:value-type="string">
              <text:p text:style-name="P4">trans.</text:p>
            </table:table-cell>
            <table:table-cell table:style-name="Tabelle1.B458" office:value-type="string">
              <text:p text:style-name="P7">transitiv</text:p>
            </table:table-cell>
          </table:table-row>
          <table:table-row>
            <table:table-cell table:style-name="Tabelle1.A2" office:value-type="string">
              <text:p text:style-name="P4">tschech.</text:p>
            </table:table-cell>
            <table:table-cell table:style-name="Tabelle1.B459" office:value-type="string">
              <text:p text:style-name="P7">tschechisch</text:p>
            </table:table-cell>
          </table:table-row>
          <table:table-row>
            <table:table-cell table:style-name="Tabelle1.A2" office:value-type="string">
              <text:p text:style-name="P4">TSM</text:p>
            </table:table-cell>
            <table:table-cell table:style-name="Tabelle1.B460" office:value-type="string">
              <text:p text:style-name="P7">Texte des späten Mittelalters</text:p>
            </table:table-cell>
          </table:table-row>
          <table:table-row>
            <table:table-cell table:style-name="Tabelle1.A2" office:value-type="string">
              <text:p text:style-name="P4">Tüb.</text:p>
            </table:table-cell>
            <table:table-cell table:style-name="Tabelle1.B461" office:value-type="string">
              <text:p text:style-name="P7">Tübingen</text:p>
            </table:table-cell>
          </table:table-row>
          <table:table-row>
            <table:table-cell table:style-name="Tabelle1.A2" office:value-type="string">
              <text:p text:style-name="P4">türk.</text:p>
            </table:table-cell>
            <table:table-cell table:style-name="Tabelle1.B462" office:value-type="string">
              <text:p text:style-name="P7">türkisch</text:p>
            </table:table-cell>
          </table:table-row>
          <table:table-row>
            <table:table-cell table:style-name="Tabelle1.A2" office:value-type="string">
              <text:p text:style-name="P7">u</text:p>
            </table:table-cell>
            <table:table-cell table:style-name="Tabelle1.B463" office:value-type="string">
              <text:p text:style-name="P7">um (vor Belegdatum)</text:p>
            </table:table-cell>
          </table:table-row>
          <table:table-row>
            <table:table-cell table:style-name="Tabelle1.A2" office:value-type="string">
              <text:p text:style-name="P4">u-</text:p>
            </table:table-cell>
            <table:table-cell table:style-name="Tabelle1.B464" office:value-type="string">
              <text:p text:style-name="P7">unter- (bei Sprachbezeichnungen)</text:p>
            </table:table-cell>
          </table:table-row>
          <table:table-row>
            <table:table-cell table:style-name="Tabelle1.A2" office:value-type="string">
              <text:p text:style-name="P4">u.</text:p>
            </table:table-cell>
            <table:table-cell table:style-name="Tabelle1.B465" office:value-type="string">
              <text:p text:style-name="P7">und</text:p>
            </table:table-cell>
          </table:table-row>
          <table:table-row>
            <table:table-cell table:style-name="Tabelle1.A2" office:value-type="string">
              <text:p text:style-name="P4">u. a.</text:p>
            </table:table-cell>
            <table:table-cell table:style-name="Tabelle1.B466" office:value-type="string">
              <text:p text:style-name="P7">und andere</text:p>
            </table:table-cell>
          </table:table-row>
          <table:table-row>
            <table:table-cell table:style-name="Tabelle1.A2" office:value-type="string">
              <text:p text:style-name="P4">u. ä.</text:p>
            </table:table-cell>
            <table:table-cell table:style-name="Tabelle1.B467" office:value-type="string">
              <text:p text:style-name="P7">und ähnlich</text:p>
            </table:table-cell>
          </table:table-row>
          <table:table-row>
            <table:table-cell table:style-name="Tabelle1.A2" office:value-type="string">
              <text:p text:style-name="P4">übertr.</text:p>
            </table:table-cell>
            <table:table-cell table:style-name="Tabelle1.B468" office:value-type="string">
              <text:p text:style-name="P7">übertragen</text:p>
            </table:table-cell>
          </table:table-row>
          <table:table-row>
            <table:table-cell table:style-name="Tabelle1.A2" office:value-type="string">
              <text:p text:style-name="P4">u. dgl.</text:p>
            </table:table-cell>
            <table:table-cell table:style-name="Tabelle1.B469" office:value-type="string">
              <text:p text:style-name="P7">und dergleichen</text:p>
            </table:table-cell>
          </table:table-row>
          <table:table-row>
            <table:table-cell table:style-name="Tabelle1.A2" office:value-type="string">
              <text:p text:style-name="P4">ukrain.</text:p>
            </table:table-cell>
            <table:table-cell table:style-name="Tabelle1.B470" office:value-type="string">
              <text:p text:style-name="P7">ukrainisch</text:p>
            </table:table-cell>
          </table:table-row>
          <table:table-row>
            <table:table-cell table:style-name="Tabelle1.A2" office:value-type="string">
              <text:p text:style-name="P4">unbest. art.</text:p>
            </table:table-cell>
            <table:table-cell table:style-name="Tabelle1.B471" office:value-type="string">
              <text:p text:style-name="P7">unbestimmter Artikel</text:p>
            </table:table-cell>
          </table:table-row>
          <table:table-row>
            <table:table-cell table:style-name="Tabelle1.A2" office:value-type="string">
              <text:p text:style-name="P4">ungar.</text:p>
            </table:table-cell>
            <table:table-cell table:style-name="Tabelle1.B472" office:value-type="string">
              <text:p text:style-name="P7">ungarisch</text:p>
            </table:table-cell>
          </table:table-row>
          <table:table-row>
            <table:table-cell table:style-name="Tabelle1.A2" office:value-type="string">
              <text:p text:style-name="P4">unterr.</text:p>
            </table:table-cell>
            <table:table-cell table:style-name="Tabelle1.B473" office:value-type="string">
              <text:p text:style-name="P7">Unterricht</text:p>
            </table:table-cell>
          </table:table-row>
          <table:table-row>
            <table:table-cell table:style-name="Tabelle1.A2" office:value-type="string">
              <text:p text:style-name="P4">unters.</text:p>
            </table:table-cell>
            <table:table-cell table:style-name="Tabelle1.B474" office:value-type="string">
              <text:p text:style-name="P7">Untersuchung</text:p>
            </table:table-cell>
          </table:table-row>
          <table:table-row>
            <table:table-cell table:style-name="Tabelle1.A2" office:value-type="string">
              <text:p text:style-name="P4">u. ö.</text:p>
            </table:table-cell>
            <table:table-cell table:style-name="Tabelle1.B475" office:value-type="string">
              <text:p text:style-name="P7">und öfter</text:p>
            </table:table-cell>
          </table:table-row>
          <table:table-row>
            <table:table-cell table:style-name="Tabelle1.A2" office:value-type="string">
              <text:p text:style-name="P4">urgerm.</text:p>
            </table:table-cell>
            <table:table-cell table:style-name="Tabelle1.B476" office:value-type="string">
              <text:p text:style-name="P7">urgermanisch</text:p>
            </table:table-cell>
          </table:table-row>
          <table:table-row>
            <table:table-cell table:style-name="Tabelle1.A2" office:value-type="string">
              <text:p text:style-name="P4">urk.</text:p>
            </table:table-cell>
            <table:table-cell table:style-name="Tabelle1.B477" office:value-type="string">
              <text:p text:style-name="P7">Urkunde</text:p>
            </table:table-cell>
          </table:table-row>
          <table:table-row>
            <table:table-cell table:style-name="Tabelle1.A2" office:value-type="string">
              <text:p text:style-name="P4">urkb.</text:p>
            </table:table-cell>
            <table:table-cell table:style-name="Tabelle1.B478" office:value-type="string">
              <text:p text:style-name="P7">Urkundenbuch</text:p>
            </table:table-cell>
          </table:table-row>
          <table:table-row>
            <table:table-cell table:style-name="Tabelle1.A2" office:value-type="string">
              <text:p text:style-name="P4">usw.</text:p>
            </table:table-cell>
            <table:table-cell table:style-name="Tabelle1.B479" office:value-type="string">
              <text:p text:style-name="P7">und so weiter</text:p>
            </table:table-cell>
          </table:table-row>
          <table:table-row>
            <table:table-cell table:style-name="Tabelle1.A2" office:value-type="string">
              <text:p text:style-name="P4">u. z.</text:p>
            </table:table-cell>
            <table:table-cell table:style-name="Tabelle1.B480" office:value-type="string">
              <text:p text:style-name="P7">unserer Zeitrechnung</text:p>
            </table:table-cell>
          </table:table-row>
          <table:table-row>
            <table:table-cell table:style-name="Tabelle1.A2" office:value-type="string">
              <text:p text:style-name="P7">v</text:p>
            </table:table-cell>
            <table:table-cell table:style-name="Tabelle1.B481" office:value-type="string">
              <text:p text:style-name="P7">vor (vor Belegdatum)</text:p>
            </table:table-cell>
          </table:table-row>
          <table:table-row>
            <table:table-cell table:style-name="Tabelle1.A2" office:value-type="string">
              <text:p text:style-name="P4">v.</text:p>
            </table:table-cell>
            <table:table-cell table:style-name="Tabelle1.B482" office:value-type="string">
              <text:p text:style-name="P7">Vers</text:p>
            </table:table-cell>
          </table:table-row>
          <table:table-row>
            <table:table-cell table:style-name="Tabelle1.A2" office:value-type="string">
              <text:p text:style-name="P4">v.</text:p>
            </table:table-cell>
            <table:table-cell table:style-name="Tabelle1.B483" office:value-type="string">
              <text:p text:style-name="P7">von</text:p>
            </table:table-cell>
          </table:table-row>
          <table:table-row>
            <table:table-cell table:style-name="Tabelle1.A2" office:value-type="string">
              <text:p text:style-name="P4">va.</text:p>
            </table:table-cell>
            <table:table-cell table:style-name="Tabelle1.B484" office:value-type="string">
              <text:p text:style-name="P7">Volksausgabe (als Ausgabenkennzeichnung)</text:p>
            </table:table-cell>
          </table:table-row>
          <table:table-row>
            <table:table-cell table:style-name="Tabelle1.A2" office:value-type="string">
              <text:p text:style-name="P4">var.</text:p>
            </table:table-cell>
            <table:table-cell table:style-name="Tabelle1.B485" office:value-type="string">
              <text:p text:style-name="P7">Variante</text:p>
            </table:table-cell>
          </table:table-row>
          <table:table-row>
            <table:table-cell table:style-name="Tabelle1.A2" office:value-type="string">
              <text:p text:style-name="P4">vb.</text:p>
            </table:table-cell>
            <table:table-cell table:style-name="Tabelle1.B486" office:value-type="string">
              <text:p text:style-name="P7">Verb</text:p>
            </table:table-cell>
          </table:table-row>
          <table:table-row>
            <table:table-cell table:style-name="Tabelle1.A2" office:value-type="string">
              <text:p text:style-name="P4">ver.</text:p>
            </table:table-cell>
            <table:table-cell table:style-name="Tabelle1.B487" office:value-type="string">
              <text:p text:style-name="P7">Verein</text:p>
            </table:table-cell>
          </table:table-row>
          <table:table-row>
            <table:table-cell table:style-name="Tabelle1.A2" office:value-type="string">
              <text:p text:style-name="P4">verf.</text:p>
            </table:table-cell>
            <table:table-cell table:style-name="Tabelle1.B488" office:value-type="string">
              <text:p text:style-name="P7">Verfassung</text:p>
            </table:table-cell>
          </table:table-row>
          <table:table-row>
            <table:table-cell table:style-name="Tabelle1.A2" office:value-type="string">
              <text:p text:style-name="P4">verh.</text:p>
            </table:table-cell>
            <table:table-cell table:style-name="Tabelle1.B489" office:value-type="string">
              <text:p text:style-name="P7">Verhandlung</text:p>
            </table:table-cell>
          </table:table-row>
          <table:table-row>
            <table:table-cell table:style-name="Tabelle1.A2" office:value-type="string">
              <text:p text:style-name="P4">verm.</text:p>
            </table:table-cell>
            <table:table-cell table:style-name="Tabelle1.B490" office:value-type="string">
              <text:p text:style-name="P7">vermischt</text:p>
            </table:table-cell>
          </table:table-row>
          <table:table-row>
            <table:table-cell table:style-name="Tabelle1.A2" office:value-type="string">
              <text:p text:style-name="P4">veröff.</text:p>
            </table:table-cell>
            <table:table-cell table:style-name="Tabelle1.B491" office:value-type="string">
              <text:p text:style-name="P7">Veröffentlichung</text:p>
            </table:table-cell>
          </table:table-row>
          <table:table-row>
            <table:table-cell table:style-name="Tabelle1.A2" office:value-type="string">
              <text:p text:style-name="P4">verordn.</text:p>
            </table:table-cell>
            <table:table-cell table:style-name="Tabelle1.B492" office:value-type="string">
              <text:p text:style-name="P7">Verordnung</text:p>
            </table:table-cell>
          </table:table-row>
          <table:table-row>
            <table:table-cell table:style-name="Tabelle1.A2" office:value-type="string">
              <text:p text:style-name="P4">vers.</text:p>
            </table:table-cell>
            <table:table-cell table:style-name="Tabelle1.B493" office:value-type="string">
              <text:p text:style-name="P7">Versuch</text:p>
            </table:table-cell>
          </table:table-row>
          <table:table-row>
            <table:table-cell table:style-name="Tabelle1.A2" office:value-type="string">
              <text:p text:style-name="P4">vgl.</text:p>
            </table:table-cell>
            <table:table-cell table:style-name="Tabelle1.B494" office:value-type="string">
              <text:p text:style-name="P7">vergleiche</text:p>
            </table:table-cell>
          </table:table-row>
          <table:table-row>
            <table:table-cell table:style-name="Tabelle1.A2" office:value-type="string">
              <text:p text:style-name="P4">voc.</text:p>
            </table:table-cell>
            <table:table-cell table:style-name="Tabelle1.B495" office:value-type="string">
              <text:p text:style-name="P7">Vocabularius</text:p>
            </table:table-cell>
          </table:table-row>
          <table:table-row>
            <table:table-cell table:style-name="Tabelle1.A2" office:value-type="string">
              <text:p text:style-name="P4">voc. opt.</text:p>
            </table:table-cell>
            <table:table-cell table:style-name="Tabelle1.B496" office:value-type="string">
              <text:p text:style-name="P7">Vocabularius optimus</text:p>
            </table:table-cell>
          </table:table-row>
          <table:table-row>
            <table:table-cell table:style-name="Tabelle1.A2" office:value-type="string">
              <text:p text:style-name="P4">voc. rer.</text:p>
            </table:table-cell>
            <table:table-cell table:style-name="Tabelle1.B497" office:value-type="string">
              <text:p text:style-name="P7">Vocabularius rerum</text:p>
            </table:table-cell>
          </table:table-row>
          <table:table-row>
            <table:table-cell table:style-name="Tabelle1.A2" office:value-type="string">
              <text:p text:style-name="P4">vok.</text:p>
            </table:table-cell>
            <table:table-cell table:style-name="Tabelle1.B498" office:value-type="string">
              <text:p text:style-name="P7">Vokabular</text:p>
            </table:table-cell>
          </table:table-row>
          <table:table-row>
            <table:table-cell table:style-name="Tabelle1.A2" office:value-type="string">
              <text:p text:style-name="P4">vok.</text:p>
            </table:table-cell>
            <table:table-cell table:style-name="Tabelle1.B499" office:value-type="string">
              <text:p text:style-name="P7">Vokativ</text:p>
            </table:table-cell>
          </table:table-row>
          <table:table-row>
            <table:table-cell table:style-name="Tabelle1.A2" office:value-type="string">
              <text:p text:style-name="P4">vorr.</text:p>
            </table:table-cell>
            <table:table-cell table:style-name="Tabelle1.B500" office:value-type="string">
              <text:p text:style-name="P7">Vorrede</text:p>
            </table:table-cell>
          </table:table-row>
          <table:table-row>
            <table:table-cell table:style-name="Tabelle1.A2" office:value-type="string">
              <text:p text:style-name="P4">vortr.</text:p>
            </table:table-cell>
            <table:table-cell table:style-name="Tabelle1.B501" office:value-type="string">
              <text:p text:style-name="P7">Vortrag</text:p>
            </table:table-cell>
          </table:table-row>
          <table:table-row>
            <table:table-cell table:style-name="Tabelle1.A2" office:value-type="string">
              <text:p text:style-name="P4">vorw.</text:p>
            </table:table-cell>
            <table:table-cell table:style-name="Tabelle1.B502" office:value-type="string">
              <text:p text:style-name="P7">Vorwort</text:p>
            </table:table-cell>
          </table:table-row>
          <table:table-row>
            <table:table-cell table:style-name="Tabelle1.A2" office:value-type="string">
              <text:p text:style-name="P4">vulg.</text:p>
            </table:table-cell>
            <table:table-cell table:style-name="Tabelle1.B503" office:value-type="string">
              <text:p text:style-name="P7">Vulgata</text:p>
            </table:table-cell>
          </table:table-row>
          <table:table-row>
            <table:table-cell table:style-name="Tabelle1.A2" office:value-type="string">
              <text:p text:style-name="P4">vulglat.</text:p>
            </table:table-cell>
            <table:table-cell table:style-name="Tabelle1.B504" office:value-type="string">
              <text:p text:style-name="P7">vulgärlateinisch</text:p>
            </table:table-cell>
          </table:table-row>
          <table:table-row>
            <table:table-cell table:style-name="Tabelle1.A2" office:value-type="string">
              <text:p text:style-name="P4">v. u. z.</text:p>
            </table:table-cell>
            <table:table-cell table:style-name="Tabelle1.B505" office:value-type="string">
              <text:p text:style-name="P7">vor unserer Zeitrechnung</text:p>
            </table:table-cell>
          </table:table-row>
          <table:table-row>
            <table:table-cell table:style-name="Tabelle1.A2" office:value-type="string">
              <text:p text:style-name="P4">W.</text:p>
            </table:table-cell>
            <table:table-cell table:style-name="Tabelle1.B506" office:value-type="string">
              <text:p text:style-name="P7">Weimar (als Ausgabenkennzeichnung)</text:p>
            </table:table-cell>
          </table:table-row>
          <table:table-row>
            <table:table-cell table:style-name="Tabelle1.A2" office:value-type="string">
              <text:p text:style-name="P4">w.</text:p>
            </table:table-cell>
            <table:table-cell table:style-name="Tabelle1.B507" office:value-type="string">
              <text:p text:style-name="P7">Werk</text:p>
            </table:table-cell>
          </table:table-row>
          <table:table-row>
            <table:table-cell table:style-name="Tabelle1.A2" office:value-type="string">
              <text:p text:style-name="P4">wb., wbb.</text:p>
            </table:table-cell>
            <table:table-cell table:style-name="Tabelle1.B508" office:value-type="string">
              <text:p text:style-name="P7">Wörterbuch, -bücher</text:p>
            </table:table-cell>
          </table:table-row>
          <table:table-row>
            <table:table-cell table:style-name="Tabelle1.A2" office:value-type="string">
              <text:p text:style-name="P4">WDG</text:p>
            </table:table-cell>
            <table:table-cell table:style-name="Tabelle1.B509" office:value-type="string">
              <text:p text:style-name="P7">Wörterbuch der deutschen Gegenwartssprache</text:p>
            </table:table-cell>
          </table:table-row>
          <table:table-row>
            <table:table-cell table:style-name="Tabelle1.A2" office:value-type="string">
              <text:p text:style-name="P4">weist.</text:p>
            </table:table-cell>
            <table:table-cell table:style-name="Tabelle1.B510" office:value-type="string">
              <text:p text:style-name="P7">Weistum</text:p>
            </table:table-cell>
          </table:table-row>
          <table:table-row>
            <table:table-cell table:style-name="Tabelle1.A2" office:value-type="string">
              <text:p text:style-name="P4">westf.</text:p>
            </table:table-cell>
            <table:table-cell table:style-name="Tabelle1.B511" office:value-type="string">
              <text:p text:style-name="P7">westfälisch</text:p>
            </table:table-cell>
          </table:table-row>
          <table:table-row>
            <table:table-cell table:style-name="Tabelle1.A2" office:value-type="string">
              <text:p text:style-name="P4">Wiesb.</text:p>
            </table:table-cell>
            <table:table-cell table:style-name="Tabelle1.B512" office:value-type="string">
              <text:p text:style-name="P7">Wiesbaden</text:p>
            </table:table-cell>
          </table:table-row>
          <table:table-row>
            <table:table-cell table:style-name="Tabelle1.A2" office:value-type="string">
              <text:p text:style-name="P4">wiss.</text:p>
            </table:table-cell>
            <table:table-cell table:style-name="Tabelle1.B513" office:value-type="string">
              <text:p text:style-name="P7">Wissenschaft, wissenschaftlich</text:p>
            </table:table-cell>
          </table:table-row>
          <table:table-row>
            <table:table-cell table:style-name="Tabelle1.A2" office:value-type="string">
              <text:p text:style-name="P4">WLV</text:p>
            </table:table-cell>
            <table:table-cell table:style-name="Tabelle1.B514" office:value-type="string">
              <text:p text:style-name="P7">Schriften des Literarischen Vereins in Wien</text:p>
            </table:table-cell>
          </table:table-row>
          <table:table-row>
            <table:table-cell table:style-name="Tabelle1.A2" office:value-type="string">
              <text:p text:style-name="P4">wmd.</text:p>
            </table:table-cell>
            <table:table-cell table:style-name="Tabelle1.B515" office:value-type="string">
              <text:p text:style-name="P7">westmitteldeutsch</text:p>
            </table:table-cell>
          </table:table-row>
          <table:table-row>
            <table:table-cell table:style-name="Tabelle1.A2" office:value-type="string">
              <text:p text:style-name="P4">WND</text:p>
            </table:table-cell>
            <table:table-cell table:style-name="Tabelle1.B516" office:value-type="string">
              <text:p text:style-name="P7">Wiener Neudrucke</text:p>
            </table:table-cell>
          </table:table-row>
          <table:table-row>
            <table:table-cell table:style-name="Tabelle1.A2" office:value-type="string">
              <text:p text:style-name="P4">WNT</text:p>
            </table:table-cell>
            <table:table-cell table:style-name="Tabelle1.B517" office:value-type="string">
              <text:p text:style-name="P7">Woordenboek der Nederlandsche Taal</text:p>
            </table:table-cell>
          </table:table-row>
          <table:table-row>
            <table:table-cell table:style-name="Tabelle1.A2" office:value-type="string">
              <text:p text:style-name="P4">WSB</text:p>
            </table:table-cell>
            <table:table-cell table:style-name="Tabelle1.B518" office:value-type="string">
              <text:p text:style-name="P7">Sitzungsberichte der (österreichischen) Akademie der Wissenschaften in Wien, philosophisch-historische Klasse</text:p>
            </table:table-cell>
          </table:table-row>
          <table:table-row>
            <table:table-cell table:style-name="Tabelle1.A2" office:value-type="string">
              <text:p text:style-name="P4">württ.</text:p>
            </table:table-cell>
            <table:table-cell table:style-name="Tabelle1.B519" office:value-type="string">
              <text:p text:style-name="P7">württembergisch</text:p>
            </table:table-cell>
          </table:table-row>
          <table:table-row>
            <table:table-cell table:style-name="Tabelle1.A2" office:value-type="string">
              <text:p text:style-name="P4">wz.</text:p>
            </table:table-cell>
            <table:table-cell table:style-name="Tabelle1.B520" office:value-type="string">
              <text:p text:style-name="P7">Wurzel (als sprachwissenschaftlicher Terminus)</text:p>
            </table:table-cell>
          </table:table-row>
          <table:table-row>
            <table:table-cell table:style-name="Tabelle1.A2" office:value-type="string">
              <text:p text:style-name="P4">z.</text:p>
            </table:table-cell>
            <table:table-cell table:style-name="Tabelle1.B521" office:value-type="string">
              <text:p text:style-name="P7">Zeile</text:p>
            </table:table-cell>
          </table:table-row>
          <table:table-row>
            <table:table-cell table:style-name="Tabelle1.A2" office:value-type="string">
              <text:p text:style-name="P4">z.</text:p>
            </table:table-cell>
            <table:table-cell table:style-name="Tabelle1.B522" office:value-type="string">
              <text:p text:style-name="P7">zu, zum, zur</text:p>
            </table:table-cell>
          </table:table-row>
          <table:table-row>
            <table:table-cell table:style-name="Tabelle1.A2" office:value-type="string">
              <text:p text:style-name="P4">z. b.</text:p>
            </table:table-cell>
            <table:table-cell table:style-name="Tabelle1.B523" office:value-type="string">
              <text:p text:style-name="P7">zum Beispiel</text:p>
            </table:table-cell>
          </table:table-row>
          <table:table-row>
            <table:table-cell table:style-name="Tabelle1.A2" office:value-type="string">
              <text:p text:style-name="P4">ZDL</text:p>
            </table:table-cell>
            <table:table-cell table:style-name="Tabelle1.B524" office:value-type="string">
              <text:p text:style-name="P7">Zeitschrift für Dialektologie und Linguistik</text:p>
            </table:table-cell>
          </table:table-row>
          <table:table-row>
            <table:table-cell table:style-name="Tabelle1.A2" office:value-type="string">
              <text:p text:style-name="P4">zfda.</text:p>
            </table:table-cell>
            <table:table-cell table:style-name="Tabelle1.B525" office:value-type="string">
              <text:p text:style-name="P7">Zeitschrift für deutsches Altertum</text:p>
            </table:table-cell>
          </table:table-row>
          <table:table-row>
            <table:table-cell table:style-name="Tabelle1.A2" office:value-type="string">
              <text:p text:style-name="P4">zfdph.</text:p>
            </table:table-cell>
            <table:table-cell table:style-name="Tabelle1.B526" office:value-type="string">
              <text:p text:style-name="P7">Zeitschrift für deutsche Philologie</text:p>
            </table:table-cell>
          </table:table-row>
          <text:soft-page-break/>
          <table:table-row>
            <table:table-cell table:style-name="Tabelle1.A2" office:value-type="string">
              <text:p text:style-name="P4">zfdspr.</text:p>
            </table:table-cell>
            <table:table-cell table:style-name="Tabelle1.B527" office:value-type="string">
              <text:p text:style-name="P7">Zeitschrift für deutsche Sprache</text:p>
            </table:table-cell>
          </table:table-row>
          <table:table-row>
            <table:table-cell table:style-name="Tabelle1.A2" office:value-type="string">
              <text:p text:style-name="P4">zfdwf.</text:p>
            </table:table-cell>
            <table:table-cell table:style-name="Tabelle1.B528" office:value-type="string">
              <text:p text:style-name="P7">Zeitschrift für deutsche Wortforschung</text:p>
            </table:table-cell>
          </table:table-row>
          <table:table-row>
            <table:table-cell table:style-name="Tabelle1.A2" office:value-type="string">
              <text:p text:style-name="P4">zfgObrh.</text:p>
            </table:table-cell>
            <table:table-cell table:style-name="Tabelle1.B529" office:value-type="string">
              <text:p text:style-name="P7">Zeitschrift für die Geschichte des Oberrheins</text:p>
            </table:table-cell>
          </table:table-row>
          <table:table-row>
            <table:table-cell table:style-name="Tabelle1.A2" office:value-type="string">
              <text:p text:style-name="P4">zf(h)dmdaa.</text:p>
            </table:table-cell>
            <table:table-cell table:style-name="Tabelle1.B530" office:value-type="string">
              <text:p text:style-name="P7">Zeitschrift für (hoch)deutsche Mundarten</text:p>
            </table:table-cell>
          </table:table-row>
          <table:table-row>
            <table:table-cell table:style-name="Tabelle1.A2" office:value-type="string">
              <text:p text:style-name="P4">zfmdaf.</text:p>
            </table:table-cell>
            <table:table-cell table:style-name="Tabelle1.B531" office:value-type="string">
              <text:p text:style-name="P7">Zeitschrift für Mundartforschung</text:p>
            </table:table-cell>
          </table:table-row>
          <table:table-row>
            <table:table-cell table:style-name="Tabelle1.A2" office:value-type="string">
              <text:p text:style-name="P7">zj.</text:p>
            </table:table-cell>
            <table:table-cell table:style-name="Tabelle1.B532" office:value-type="string">
              <text:p text:style-name="P7">zum Jahre (vor Belegdatum)</text:p>
            </table:table-cell>
          </table:table-row>
          <table:table-row>
            <table:table-cell table:style-name="Tabelle1.A2" office:value-type="string">
              <text:p text:style-name="P4">zool.</text:p>
            </table:table-cell>
            <table:table-cell table:style-name="Tabelle1.B533" office:value-type="string">
              <text:p text:style-name="P7">Zoologie, zoologisch</text:p>
            </table:table-cell>
          </table:table-row>
          <table:table-row>
            <table:table-cell table:style-name="Tabelle1.A2" office:value-type="string">
              <text:p text:style-name="P4">zs.</text:p>
            </table:table-cell>
            <table:table-cell table:style-name="Tabelle1.B534" office:value-type="string">
              <text:p text:style-name="P7">Zeitschrift</text:p>
            </table:table-cell>
          </table:table-row>
          <table:table-row>
            <table:table-cell table:style-name="Tabelle1.A2" office:value-type="string">
              <text:p text:style-name="P4">z. t.</text:p>
            </table:table-cell>
            <table:table-cell table:style-name="Tabelle1.B535" office:value-type="string">
              <text:p text:style-name="P7">zum Teil</text:p>
            </table:table-cell>
          </table:table-row>
          <table:table-row>
            <table:table-cell table:style-name="Tabelle1.A2" office:value-type="string">
              <text:p text:style-name="P4">ztg.</text:p>
            </table:table-cell>
            <table:table-cell table:style-name="Tabelle1.B536" office:value-type="string">
              <text:p text:style-name="P7">Zeitung</text:p>
            </table:table-cell>
          </table:table-row>
          <table:table-row>
            <table:table-cell table:style-name="Tabelle1.A2" office:value-type="string">
              <text:p text:style-name="P4">Zür.</text:p>
            </table:table-cell>
            <table:table-cell table:style-name="Tabelle1.B537" office:value-type="string">
              <text:p text:style-name="P7">Zürich</text:p>
            </table:table-cell>
          </table:table-row>
          <table:table-row>
            <table:table-cell table:style-name="Tabelle1.A2" office:value-type="string">
              <text:p text:style-name="P4">zusb.</text:p>
            </table:table-cell>
            <table:table-cell table:style-name="Tabelle1.B538" office:value-type="string">
              <text:p text:style-name="P7">Zusammenbildung</text:p>
            </table:table-cell>
          </table:table-row>
          <table:table-row>
            <table:table-cell table:style-name="Tabelle1.A2" office:value-type="string">
              <text:p text:style-name="P4">zusr.</text:p>
            </table:table-cell>
            <table:table-cell table:style-name="Tabelle1.B539" office:value-type="string">
              <text:p text:style-name="P7">Zusammenrückung</text:p>
            </table:table-cell>
          </table:table-row>
          <table:table-row>
            <table:table-cell table:style-name="Tabelle1.A2" office:value-type="string">
              <text:p text:style-name="P4">zuss.</text:p>
            </table:table-cell>
            <table:table-cell table:style-name="Tabelle1.B540" office:value-type="string">
              <text:p text:style-name="P7">Zusammensetzung</text:p>
            </table:table-cell>
          </table:table-row>
          <table:table-row>
            <table:table-cell table:style-name="Tabelle1.A2" office:value-type="string">
              <text:p text:style-name="P4">zw.</text:p>
            </table:table-cell>
            <table:table-cell table:style-name="Tabelle1.B541" office:value-type="string">
              <text:p text:style-name="P7">zwischen</text:p>
            </table:table-cell>
          </table:table-row>
        </table:table>
        <text:p text:style-name="P2"/>
      </text:section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erif" svg:font-family="'Liberation Serif'" style:font-adornments="Standard" style:font-family-generic="roman" style:font-pitch="variable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none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style-name="Standard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42cm" fo:page-height="29.7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text:s text:c="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Volltextsuche „staunen“ aus Grimm-Wörterbuch (27. Nebelmonat (November) 2022)</dc:title>
    <dc:description/>
    <dc:subject/>
    <meta:keyword/>
    <dc:language>de</dc:language>
    <meta:initial-creator/>
    <dc:creator>Andreas Plank</dc:creator>
    <meta:creation-date>2022-11-26T23:13:52Z</meta:creation-date>
    <dc:date>2022-11-27T01:23:37.041587776</dc:date>
    <meta:editing-duration>PT45M21S</meta:editing-duration>
    <meta:editing-cycles>8</meta:editing-cycles>
    <meta:document-statistic meta:table-count="2" meta:image-count="0" meta:object-count="0" meta:page-count="18" meta:paragraph-count="2205" meta:word-count="10660" meta:character-count="89420" meta:non-whitespace-character-count="80970"/>
    <meta:user-defined meta:name="generator">HTML Tidy for HTML5 for Linux version 5.4.0</meta:user-defined>
  </office:meta>
</office:document-meta>
</file>